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02cm" svg:height="15.194cm" svg:x="12.945cm" svg:y="0.425cm">
            <draw:object draw:notify-on-update-of-ranges="LOGGER00.B1:LOGGER00.B1 LOGGER00.B2:LOGGER00.B2008 LOGGER00.C1:LOGGER00.C1 LOGGER00.C2:LOGGER00.C2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6" calcext:value-type="float">
            <text:p>1.36</text:p>
          </table:table-cell>
          <table:table-cell office:value-type="float" office:value="268.5" calcext:value-type="float">
            <text:p>268.5</text:p>
          </table:table-cell>
          <table:table-cell office:value-type="float" office:value="364.85" calcext:value-type="float">
            <text:p>364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table:formula="of:=[.A3]/1000/(60*60*24)" office:value-type="time" office:time-value="PT00H00M15.46S" calcext:value-type="time">
            <text:p>00:00:15</text:p>
          </table:table-cell>
          <table:table-cell office:value-type="float" office:value="1.35" calcext:value-type="float">
            <text:p>1.35</text:p>
          </table:table-cell>
          <table:table-cell office:value-type="float" office:value="268" calcext:value-type="float">
            <text:p>268</text:p>
          </table:table-cell>
          <table:table-cell office:value-type="float" office:value="363.08" calcext:value-type="float">
            <text:p>363.08</text:p>
          </table:table-cell>
          <table:table-cell office:value-type="float" office:value="1.15" calcext:value-type="float">
            <text:p>1.1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1461" calcext:value-type="float">
            <text:p>31461</text:p>
          </table:table-cell>
          <table:table-cell table:formula="of:=[.A4]/1000/(60*60*24)" office:value-type="time" office:time-value="PT00H00M31.461S" calcext:value-type="time">
            <text:p>00:00:31</text:p>
          </table:table-cell>
          <table:table-cell office:value-type="float" office:value="1.35" calcext:value-type="float">
            <text:p>1.35</text:p>
          </table:table-cell>
          <table:table-cell office:value-type="float" office:value="267.6" calcext:value-type="float">
            <text:p>267.6</text:p>
          </table:table-cell>
          <table:table-cell office:value-type="float" office:value="362.53" calcext:value-type="float">
            <text:p>362.53</text:p>
          </table:table-cell>
          <table:table-cell office:value-type="float" office:value="2.34" calcext:value-type="float">
            <text:p>2.3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7461" calcext:value-type="float">
            <text:p>47461</text:p>
          </table:table-cell>
          <table:table-cell table:formula="of:=[.A5]/1000/(60*60*24)" office:value-type="time" office:time-value="PT00H00M47.461S" calcext:value-type="time">
            <text:p>00:00:47</text:p>
          </table:table-cell>
          <table:table-cell office:value-type="float" office:value="1.35" calcext:value-type="float">
            <text:p>1.35</text:p>
          </table:table-cell>
          <table:table-cell office:value-type="float" office:value="267.2" calcext:value-type="float">
            <text:p>267.2</text:p>
          </table:table-cell>
          <table:table-cell office:value-type="float" office:value="360.91" calcext:value-type="float">
            <text:p>360.91</text:p>
          </table:table-cell>
          <table:table-cell office:value-type="float" office:value="3.53" calcext:value-type="float">
            <text:p>3.53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63461" calcext:value-type="float">
            <text:p>63461</text:p>
          </table:table-cell>
          <table:table-cell table:formula="of:=[.A6]/1000/(60*60*24)" office:value-type="time" office:time-value="PT00H01M03.461S" calcext:value-type="time">
            <text:p>00:01:03</text:p>
          </table:table-cell>
          <table:table-cell office:value-type="float" office:value="1.35" calcext:value-type="float">
            <text:p>1.35</text:p>
          </table:table-cell>
          <table:table-cell office:value-type="float" office:value="266.9" calcext:value-type="float">
            <text:p>266.9</text:p>
          </table:table-cell>
          <table:table-cell office:value-type="float" office:value="360.5" calcext:value-type="float">
            <text:p>360.5</text:p>
          </table:table-cell>
          <table:table-cell office:value-type="float" office:value="4.72" calcext:value-type="float">
            <text:p>4.72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79461" calcext:value-type="float">
            <text:p>79461</text:p>
          </table:table-cell>
          <table:table-cell table:formula="of:=[.A7]/1000/(60*60*24)" office:value-type="time" office:time-value="PT00H01M19.461S" calcext:value-type="time">
            <text:p>00:01:19</text:p>
          </table:table-cell>
          <table:table-cell office:value-type="float" office:value="1.35" calcext:value-type="float">
            <text:p>1.35</text:p>
          </table:table-cell>
          <table:table-cell office:value-type="float" office:value="266.6" calcext:value-type="float">
            <text:p>266.6</text:p>
          </table:table-cell>
          <table:table-cell office:value-type="float" office:value="359.02" calcext:value-type="float">
            <text:p>359.02</text:p>
          </table:table-cell>
          <table:table-cell office:value-type="float" office:value="5.9" calcext:value-type="float">
            <text:p>5.9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95461" calcext:value-type="float">
            <text:p>95461</text:p>
          </table:table-cell>
          <table:table-cell table:formula="of:=[.A8]/1000/(60*60*24)" office:value-type="time" office:time-value="PT00H01M35.461S" calcext:value-type="time">
            <text:p>00:01:35</text:p>
          </table:table-cell>
          <table:table-cell office:value-type="float" office:value="1.35" calcext:value-type="float">
            <text:p>1.35</text:p>
          </table:table-cell>
          <table:table-cell office:value-type="float" office:value="266.3" calcext:value-type="float">
            <text:p>266.3</text:p>
          </table:table-cell>
          <table:table-cell office:value-type="float" office:value="358.61" calcext:value-type="float">
            <text:p>358.61</text:p>
          </table:table-cell>
          <table:table-cell office:value-type="float" office:value="7.09" calcext:value-type="float">
            <text:p>7.09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111461" calcext:value-type="float">
            <text:p>111461</text:p>
          </table:table-cell>
          <table:table-cell table:formula="of:=[.A9]/1000/(60*60*24)" office:value-type="time" office:time-value="PT00H01M51.461S" calcext:value-type="time">
            <text:p>00:01:51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3" calcext:value-type="float">
            <text:p>358.33</text:p>
          </table:table-cell>
          <table:table-cell office:value-type="float" office:value="8.27" calcext:value-type="float">
            <text:p>8.27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127461" calcext:value-type="float">
            <text:p>127461</text:p>
          </table:table-cell>
          <table:table-cell table:formula="of:=[.A10]/1000/(60*60*24)" office:value-type="time" office:time-value="PT00H02M07.461S" calcext:value-type="time">
            <text:p>00:02:07</text:p>
          </table:table-cell>
          <table:table-cell office:value-type="float" office:value="1.34" calcext:value-type="float">
            <text:p>1.34</text:p>
          </table:table-cell>
          <table:table-cell office:value-type="float" office:value="265.8" calcext:value-type="float">
            <text:p>265.8</text:p>
          </table:table-cell>
          <table:table-cell office:value-type="float" office:value="356.86" calcext:value-type="float">
            <text:p>356.86</text:p>
          </table:table-cell>
          <table:table-cell office:value-type="float" office:value="9.45" calcext:value-type="float">
            <text:p>9.45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43461" calcext:value-type="float">
            <text:p>143461</text:p>
          </table:table-cell>
          <table:table-cell table:formula="of:=[.A11]/1000/(60*60*24)" office:value-type="time" office:time-value="PT00H02M23.461S" calcext:value-type="time">
            <text:p>00:02:23</text:p>
          </table:table-cell>
          <table:table-cell office:value-type="float" office:value="1.34" calcext:value-type="float">
            <text:p>1.34</text:p>
          </table:table-cell>
          <table:table-cell office:value-type="float" office:value="265.6" calcext:value-type="float">
            <text:p>265.6</text:p>
          </table:table-cell>
          <table:table-cell office:value-type="float" office:value="356.58" calcext:value-type="float">
            <text:p>356.58</text:p>
          </table:table-cell>
          <table:table-cell office:value-type="float" office:value="10.63" calcext:value-type="float">
            <text:p>10.63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float" office:value="159461" calcext:value-type="float">
            <text:p>159461</text:p>
          </table:table-cell>
          <table:table-cell table:formula="of:=[.A12]/1000/(60*60*24)" office:value-type="time" office:time-value="PT00H02M39.461S" calcext:value-type="time">
            <text:p>00:02:39</text:p>
          </table:table-cell>
          <table:table-cell office:value-type="float" office:value="1.34" calcext:value-type="float">
            <text:p>1.34</text:p>
          </table:table-cell>
          <table:table-cell office:value-type="float" office:value="265.4" calcext:value-type="float">
            <text:p>265.4</text:p>
          </table:table-cell>
          <table:table-cell office:value-type="float" office:value="356.31" calcext:value-type="float">
            <text:p>356.31</text:p>
          </table:table-cell>
          <table:table-cell office:value-type="float" office:value="11.81" calcext:value-type="float">
            <text:p>11.81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175460" calcext:value-type="float">
            <text:p>175460</text:p>
          </table:table-cell>
          <table:table-cell table:formula="of:=[.A13]/1000/(60*60*24)" office:value-type="time" office:time-value="PT00H02M55.46S" calcext:value-type="time">
            <text:p>00:02:55</text:p>
          </table:table-cell>
          <table:table-cell office:value-type="float" office:value="1.34" calcext:value-type="float">
            <text:p>1.34</text:p>
          </table:table-cell>
          <table:table-cell office:value-type="float" office:value="265.1" calcext:value-type="float">
            <text:p>265.1</text:p>
          </table:table-cell>
          <table:table-cell office:value-type="float" office:value="355.9" calcext:value-type="float">
            <text:p>355.9</text:p>
          </table:table-cell>
          <table:table-cell office:value-type="float" office:value="12.99" calcext:value-type="float">
            <text:p>12.9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91461" calcext:value-type="float">
            <text:p>191461</text:p>
          </table:table-cell>
          <table:table-cell table:formula="of:=[.A14]/1000/(60*60*24)" office:value-type="time" office:time-value="PT00H03M11.461S" calcext:value-type="time">
            <text:p>00:03:11</text:p>
          </table:table-cell>
          <table:table-cell office:value-type="float" office:value="1.34" calcext:value-type="float">
            <text:p>1.34</text:p>
          </table:table-cell>
          <table:table-cell office:value-type="float" office:value="264.9" calcext:value-type="float">
            <text:p>264.9</text:p>
          </table:table-cell>
          <table:table-cell office:value-type="float" office:value="354.57" calcext:value-type="float">
            <text:p>354.57</text:p>
          </table:table-cell>
          <table:table-cell office:value-type="float" office:value="14.17" calcext:value-type="float">
            <text:p>14.17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207461" calcext:value-type="float">
            <text:p>207461</text:p>
          </table:table-cell>
          <table:table-cell table:formula="of:=[.A15]/1000/(60*60*24)" office:value-type="time" office:time-value="PT00H03M27.461S" calcext:value-type="time">
            <text:p>00:03:27</text:p>
          </table:table-cell>
          <table:table-cell office:value-type="float" office:value="1.34" calcext:value-type="float">
            <text:p>1.34</text:p>
          </table:table-cell>
          <table:table-cell office:value-type="float" office:value="264.7" calcext:value-type="float">
            <text:p>264.7</text:p>
          </table:table-cell>
          <table:table-cell office:value-type="float" office:value="354.3" calcext:value-type="float">
            <text:p>354.3</text:p>
          </table:table-cell>
          <table:table-cell office:value-type="float" office:value="15.35" calcext:value-type="float">
            <text:p>15.35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3461" calcext:value-type="float">
            <text:p>223461</text:p>
          </table:table-cell>
          <table:table-cell table:formula="of:=[.A16]/1000/(60*60*24)" office:value-type="time" office:time-value="PT00H03M43.461S" calcext:value-type="time">
            <text:p>00:03:43</text:p>
          </table:table-cell>
          <table:table-cell office:value-type="float" office:value="1.34" calcext:value-type="float">
            <text:p>1.34</text:p>
          </table:table-cell>
          <table:table-cell office:value-type="float" office:value="264.5" calcext:value-type="float">
            <text:p>264.5</text:p>
          </table:table-cell>
          <table:table-cell office:value-type="float" office:value="354.02" calcext:value-type="float">
            <text:p>354.02</text:p>
          </table:table-cell>
          <table:table-cell office:value-type="float" office:value="16.52" calcext:value-type="float">
            <text:p>16.52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239461" calcext:value-type="float">
            <text:p>239461</text:p>
          </table:table-cell>
          <table:table-cell table:formula="of:=[.A17]/1000/(60*60*24)" office:value-type="time" office:time-value="PT00H03M59.461S" calcext:value-type="time">
            <text:p>00:03:59</text:p>
          </table:table-cell>
          <table:table-cell office:value-type="float" office:value="1.33" calcext:value-type="float">
            <text:p>1.33</text:p>
          </table:table-cell>
          <table:table-cell office:value-type="float" office:value="264.4" calcext:value-type="float">
            <text:p>264.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.7" calcext:value-type="float">
            <text:p>17.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55461" calcext:value-type="float">
            <text:p>255461</text:p>
          </table:table-cell>
          <table:table-cell table:formula="of:=[.A18]/1000/(60*60*24)" office:value-type="time" office:time-value="PT00H04M15.461S" calcext:value-type="time">
            <text:p>00:04:15</text:p>
          </table:table-cell>
          <table:table-cell office:value-type="float" office:value="1.33" calcext:value-type="float">
            <text:p>1.33</text:p>
          </table:table-cell>
          <table:table-cell office:value-type="float" office:value="264.2" calcext:value-type="float">
            <text:p>264.2</text:p>
          </table:table-cell>
          <table:table-cell office:value-type="float" office:value="352.55" calcext:value-type="float">
            <text:p>352.55</text:p>
          </table:table-cell>
          <table:table-cell office:value-type="float" office:value="18.87" calcext:value-type="float">
            <text:p>18.87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float" office:value="271461" calcext:value-type="float">
            <text:p>271461</text:p>
          </table:table-cell>
          <table:table-cell table:formula="of:=[.A19]/1000/(60*60*24)" office:value-type="time" office:time-value="PT00H04M31.461S" calcext:value-type="time">
            <text:p>00:04:31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20.05" calcext:value-type="float">
            <text:p>20.05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87461" calcext:value-type="float">
            <text:p>287461</text:p>
          </table:table-cell>
          <table:table-cell table:formula="of:=[.A20]/1000/(60*60*24)" office:value-type="time" office:time-value="PT00H04M47.461S" calcext:value-type="time">
            <text:p>00:04:47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2.01" calcext:value-type="float">
            <text:p>352.01</text:p>
          </table:table-cell>
          <table:table-cell office:value-type="float" office:value="21.22" calcext:value-type="float">
            <text:p>21.2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03461" calcext:value-type="float">
            <text:p>303461</text:p>
          </table:table-cell>
          <table:table-cell table:formula="of:=[.A21]/1000/(60*60*24)" office:value-type="time" office:time-value="PT00H05M03.461S" calcext:value-type="time">
            <text:p>00:05:03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1.74" calcext:value-type="float">
            <text:p>351.74</text:p>
          </table:table-cell>
          <table:table-cell office:value-type="float" office:value="22.39" calcext:value-type="float">
            <text:p>22.39</text:p>
          </table:table-cell>
          <table:table-cell office:value-type="float" office:value="30.07" calcext:value-type="float">
            <text:p>30.07</text:p>
          </table:table-cell>
        </table:table-row>
        <table:table-row table:style-name="ro1">
          <table:table-cell office:value-type="float" office:value="319461" calcext:value-type="float">
            <text:p>319461</text:p>
          </table:table-cell>
          <table:table-cell table:formula="of:=[.A22]/1000/(60*60*24)" office:value-type="time" office:time-value="PT00H05M19.461S" calcext:value-type="time">
            <text:p>00:05:19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0.55" calcext:value-type="float">
            <text:p>350.55</text:p>
          </table:table-cell>
          <table:table-cell office:value-type="float" office:value="23.56" calcext:value-type="float">
            <text:p>23.56</text:p>
          </table:table-cell>
          <table:table-cell office:value-type="float" office:value="31.63" calcext:value-type="float">
            <text:p>31.63</text:p>
          </table:table-cell>
        </table:table-row>
        <table:table-row table:style-name="ro1">
          <table:table-cell office:value-type="float" office:value="335461" calcext:value-type="float">
            <text:p>335461</text:p>
          </table:table-cell>
          <table:table-cell table:formula="of:=[.A23]/1000/(60*60*24)" office:value-type="time" office:time-value="PT00H05M35.461S" calcext:value-type="time">
            <text:p>00:05:35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24.73" calcext:value-type="float">
            <text:p>24.73</text:p>
          </table:table-cell>
          <table:table-cell office:value-type="float" office:value="33.19" calcext:value-type="float">
            <text:p>33.19</text:p>
          </table:table-cell>
        </table:table-row>
        <table:table-row table:style-name="ro1">
          <table:table-cell office:value-type="float" office:value="351461" calcext:value-type="float">
            <text:p>351461</text:p>
          </table:table-cell>
          <table:table-cell table:formula="of:=[.A24]/1000/(60*60*24)" office:value-type="time" office:time-value="PT00H05M51.461S" calcext:value-type="time">
            <text:p>00:05:51</text:p>
          </table:table-cell>
          <table:table-cell office:value-type="float" office:value="1.33" calcext:value-type="float">
            <text:p>1.33</text:p>
          </table:table-cell>
          <table:table-cell office:value-type="float" office:value="263.3" calcext:value-type="float">
            <text:p>263.3</text:p>
          </table:table-cell>
          <table:table-cell office:value-type="float" office:value="350.27" calcext:value-type="float">
            <text:p>350.27</text:p>
          </table:table-cell>
          <table:table-cell office:value-type="float" office:value="25.9" calcext:value-type="float">
            <text:p>25.9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float" office:value="367461" calcext:value-type="float">
            <text:p>367461</text:p>
          </table:table-cell>
          <table:table-cell table:formula="of:=[.A25]/1000/(60*60*24)" office:value-type="time" office:time-value="PT00H06M07.461S" calcext:value-type="time">
            <text:p>00:06:07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27.07" calcext:value-type="float">
            <text:p>27.07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383461" calcext:value-type="float">
            <text:p>383461</text:p>
          </table:table-cell>
          <table:table-cell table:formula="of:=[.A26]/1000/(60*60*24)" office:value-type="time" office:time-value="PT00H06M23.461S" calcext:value-type="time">
            <text:p>00:06:23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8.68" calcext:value-type="float">
            <text:p>348.68</text:p>
          </table:table-cell>
          <table:table-cell office:value-type="float" office:value="28.24" calcext:value-type="float">
            <text:p>28.24</text:p>
          </table:table-cell>
          <table:table-cell office:value-type="float" office:value="37.85" calcext:value-type="float">
            <text:p>37.85</text:p>
          </table:table-cell>
        </table:table-row>
        <table:table-row table:style-name="ro1">
          <table:table-cell office:value-type="float" office:value="399461" calcext:value-type="float">
            <text:p>399461</text:p>
          </table:table-cell>
          <table:table-cell table:formula="of:=[.A27]/1000/(60*60*24)" office:value-type="time" office:time-value="PT00H06M39.461S" calcext:value-type="time">
            <text:p>00:06:39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9.46" calcext:value-type="float">
            <text:p>349.46</text:p>
          </table:table-cell>
          <table:table-cell office:value-type="float" office:value="29.41" calcext:value-type="float">
            <text:p>29.41</text:p>
          </table:table-cell>
          <table:table-cell office:value-type="float" office:value="39.41" calcext:value-type="float">
            <text:p>39.41</text:p>
          </table:table-cell>
        </table:table-row>
        <table:table-row table:style-name="ro1">
          <table:table-cell office:value-type="float" office:value="415461" calcext:value-type="float">
            <text:p>415461</text:p>
          </table:table-cell>
          <table:table-cell table:formula="of:=[.A28]/1000/(60*60*24)" office:value-type="time" office:time-value="PT00H06M55.461S" calcext:value-type="time">
            <text:p>00:06:55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office:value-type="float" office:value="30.58" calcext:value-type="float">
            <text:p>30.58</text:p>
          </table:table-cell>
          <table:table-cell office:value-type="float" office:value="40.96" calcext:value-type="float">
            <text:p>40.96</text:p>
          </table:table-cell>
        </table:table-row>
        <table:table-row table:style-name="ro1">
          <table:table-cell office:value-type="float" office:value="431461" calcext:value-type="float">
            <text:p>431461</text:p>
          </table:table-cell>
          <table:table-cell table:formula="of:=[.A29]/1000/(60*60*24)" office:value-type="time" office:time-value="PT00H07M11.461S" calcext:value-type="time">
            <text:p>00:07:11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31.74" calcext:value-type="float">
            <text:p>31.74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447461" calcext:value-type="float">
            <text:p>447461</text:p>
          </table:table-cell>
          <table:table-cell table:formula="of:=[.A30]/1000/(60*60*24)" office:value-type="time" office:time-value="PT00H07M27.461S" calcext:value-type="time">
            <text:p>00:07:27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2.91" calcext:value-type="float">
            <text:p>32.91</text:p>
          </table:table-cell>
          <table:table-cell office:value-type="float" office:value="44.05" calcext:value-type="float">
            <text:p>44.05</text:p>
          </table:table-cell>
        </table:table-row>
        <table:table-row table:style-name="ro1">
          <table:table-cell office:value-type="float" office:value="463461" calcext:value-type="float">
            <text:p>463461</text:p>
          </table:table-cell>
          <table:table-cell table:formula="of:=[.A31]/1000/(60*60*24)" office:value-type="time" office:time-value="PT00H07M43.461S" calcext:value-type="time">
            <text:p>00:07:43</text:p>
          </table:table-cell>
          <table:table-cell office:value-type="float" office:value="1.32" calcext:value-type="float">
            <text:p>1.32</text:p>
          </table:table-cell>
          <table:table-cell office:value-type="float" office:value="262.2" calcext:value-type="float">
            <text:p>262.2</text:p>
          </table:table-cell>
          <table:table-cell office:value-type="float" office:value="346.69" calcext:value-type="float">
            <text:p>346.69</text:p>
          </table:table-cell>
          <table:table-cell office:value-type="float" office:value="34.08" calcext:value-type="float">
            <text:p>34.08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479461" calcext:value-type="float">
            <text:p>479461</text:p>
          </table:table-cell>
          <table:table-cell table:formula="of:=[.A32]/1000/(60*60*24)" office:value-type="time" office:time-value="PT00H07M59.461S" calcext:value-type="time">
            <text:p>00:07:59</text:p>
          </table:table-cell>
          <table:table-cell office:value-type="float" office:value="1.32" calcext:value-type="float">
            <text:p>1.32</text:p>
          </table:table-cell>
          <table:table-cell office:value-type="float" office:value="262" calcext:value-type="float">
            <text:p>262</text:p>
          </table:table-cell>
          <table:table-cell office:value-type="float" office:value="346.42" calcext:value-type="float">
            <text:p>346.42</text:p>
          </table:table-cell>
          <table:table-cell office:value-type="float" office:value="35.24" calcext:value-type="float">
            <text:p>35.24</text:p>
          </table:table-cell>
          <table:table-cell office:value-type="float" office:value="47.14" calcext:value-type="float">
            <text:p>47.14</text:p>
          </table:table-cell>
        </table:table-row>
        <table:table-row table:style-name="ro1">
          <table:table-cell office:value-type="float" office:value="495461" calcext:value-type="float">
            <text:p>495461</text:p>
          </table:table-cell>
          <table:table-cell table:formula="of:=[.A33]/1000/(60*60*24)" office:value-type="time" office:time-value="PT00H08M15.461S" calcext:value-type="time">
            <text:p>00:08:15</text:p>
          </table:table-cell>
          <table:table-cell office:value-type="float" office:value="1.32" calcext:value-type="float">
            <text:p>1.32</text:p>
          </table:table-cell>
          <table:table-cell office:value-type="float" office:value="261.9" calcext:value-type="float">
            <text:p>261.9</text:p>
          </table:table-cell>
          <table:table-cell office:value-type="float" office:value="346.28" calcext:value-type="float">
            <text:p>346.28</text:p>
          </table:table-cell>
          <table:table-cell office:value-type="float" office:value="36.41" calcext:value-type="float">
            <text:p>36.41</text:p>
          </table:table-cell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511461" calcext:value-type="float">
            <text:p>511461</text:p>
          </table:table-cell>
          <table:table-cell table:formula="of:=[.A34]/1000/(60*60*24)" office:value-type="time" office:time-value="PT00H08M31.461S" calcext:value-type="time">
            <text:p>00:08:31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37.57" calcext:value-type="float">
            <text:p>37.57</text:p>
          </table:table-cell>
          <table:table-cell office:value-type="float" office:value="50.22" calcext:value-type="float">
            <text:p>50.22</text:p>
          </table:table-cell>
        </table:table-row>
        <table:table-row table:style-name="ro1">
          <table:table-cell office:value-type="float" office:value="527461" calcext:value-type="float">
            <text:p>527461</text:p>
          </table:table-cell>
          <table:table-cell table:formula="of:=[.A35]/1000/(60*60*24)" office:value-type="time" office:time-value="PT00H08M47.461S" calcext:value-type="time">
            <text:p>00:08:47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38.73" calcext:value-type="float">
            <text:p>38.7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float" office:value="543461" calcext:value-type="float">
            <text:p>543461</text:p>
          </table:table-cell>
          <table:table-cell table:formula="of:=[.A36]/1000/(60*60*24)" office:value-type="time" office:time-value="PT00H09M03.461S" calcext:value-type="time">
            <text:p>00:09:03</text:p>
          </table:table-cell>
          <table:table-cell office:value-type="float" office:value="1.32" calcext:value-type="float">
            <text:p>1.32</text:p>
          </table:table-cell>
          <table:table-cell office:value-type="float" office:value="261.5" calcext:value-type="float">
            <text:p>261.5</text:p>
          </table:table-cell>
          <table:table-cell office:value-type="float" office:value="345.74" calcext:value-type="float">
            <text:p>345.74</text:p>
          </table:table-cell>
          <table:table-cell office:value-type="float" office:value="39.89" calcext:value-type="float">
            <text:p>39.89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1">
          <table:table-cell office:value-type="float" office:value="559461" calcext:value-type="float">
            <text:p>559461</text:p>
          </table:table-cell>
          <table:table-cell table:formula="of:=[.A37]/1000/(60*60*24)" office:value-type="time" office:time-value="PT00H09M19.461S" calcext:value-type="time">
            <text:p>00:09:19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1" calcext:value-type="float">
            <text:p>345.61</text:p>
          </table:table-cell>
          <table:table-cell office:value-type="float" office:value="41.06" calcext:value-type="float">
            <text:p>41.06</text:p>
          </table:table-cell>
          <table:table-cell office:value-type="float" office:value="54.83" calcext:value-type="float">
            <text:p>54.83</text:p>
          </table:table-cell>
        </table:table-row>
        <table:table-row table:style-name="ro1">
          <table:table-cell office:value-type="float" office:value="575461" calcext:value-type="float">
            <text:p>575461</text:p>
          </table:table-cell>
          <table:table-cell table:formula="of:=[.A38]/1000/(60*60*24)" office:value-type="time" office:time-value="PT00H09M35.461S" calcext:value-type="time">
            <text:p>00:09:35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4.42" calcext:value-type="float">
            <text:p>344.42</text:p>
          </table:table-cell>
          <table:table-cell office:value-type="float" office:value="42.22" calcext:value-type="float">
            <text:p>42.22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float" office:value="591461" calcext:value-type="float">
            <text:p>591461</text:p>
          </table:table-cell>
          <table:table-cell table:formula="of:=[.A39]/1000/(60*60*24)" office:value-type="time" office:time-value="PT00H09M51.461S" calcext:value-type="time">
            <text:p>00:09:51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4.29" calcext:value-type="float">
            <text:p>344.29</text:p>
          </table:table-cell>
          <table:table-cell office:value-type="float" office:value="43.38" calcext:value-type="float">
            <text:p>43.38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607461" calcext:value-type="float">
            <text:p>607461</text:p>
          </table:table-cell>
          <table:table-cell table:formula="of:=[.A40]/1000/(60*60*24)" office:value-type="time" office:time-value="PT00H10M07.461S" calcext:value-type="time">
            <text:p>00:10:07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44.54" calcext:value-type="float">
            <text:p>44.54</text:p>
          </table:table-cell>
          <table:table-cell office:value-type="float" office:value="59.42" calcext:value-type="float">
            <text:p>59.42</text:p>
          </table:table-cell>
        </table:table-row>
        <table:table-row table:style-name="ro1">
          <table:table-cell office:value-type="float" office:value="623461" calcext:value-type="float">
            <text:p>623461</text:p>
          </table:table-cell>
          <table:table-cell table:formula="of:=[.A41]/1000/(60*60*24)" office:value-type="time" office:time-value="PT00H10M23.461S" calcext:value-type="time">
            <text:p>00:10:23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45.7" calcext:value-type="float">
            <text:p>45.7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639461" calcext:value-type="float">
            <text:p>639461</text:p>
          </table:table-cell>
          <table:table-cell table:formula="of:=[.A42]/1000/(60*60*24)" office:value-type="time" office:time-value="PT00H10M39.461S" calcext:value-type="time">
            <text:p>00:10:39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46.86" calcext:value-type="float">
            <text:p>46.86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655461" calcext:value-type="float">
            <text:p>655461</text:p>
          </table:table-cell>
          <table:table-cell table:formula="of:=[.A43]/1000/(60*60*24)" office:value-type="time" office:time-value="PT00H10M55.461S" calcext:value-type="time">
            <text:p>00:10:55</text:p>
          </table:table-cell>
          <table:table-cell office:value-type="float" office:value="1.32" calcext:value-type="float">
            <text:p>1.32</text:p>
          </table:table-cell>
          <table:table-cell office:value-type="float" office:value="260.6" calcext:value-type="float">
            <text:p>260.6</text:p>
          </table:table-cell>
          <table:table-cell office:value-type="float" office:value="343.49" calcext:value-type="float">
            <text:p>343.49</text:p>
          </table:table-cell>
          <table:table-cell office:value-type="float" office:value="48.02" calcext:value-type="float">
            <text:p>48.02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671461" calcext:value-type="float">
            <text:p>671461</text:p>
          </table:table-cell>
          <table:table-cell table:formula="of:=[.A44]/1000/(60*60*24)" office:value-type="time" office:time-value="PT00H11M11.461S" calcext:value-type="time">
            <text:p>00:11:11</text:p>
          </table:table-cell>
          <table:table-cell office:value-type="float" office:value="1.32" calcext:value-type="float">
            <text:p>1.32</text:p>
          </table:table-cell>
          <table:table-cell office:value-type="float" office:value="260.5" calcext:value-type="float">
            <text:p>260.5</text:p>
          </table:table-cell>
          <table:table-cell office:value-type="float" office:value="343.35" calcext:value-type="float">
            <text:p>343.35</text:p>
          </table:table-cell>
          <table:table-cell office:value-type="float" office:value="49.17" calcext:value-type="float">
            <text:p>49.17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float" office:value="687461" calcext:value-type="float">
            <text:p>687461</text:p>
          </table:table-cell>
          <table:table-cell table:formula="of:=[.A45]/1000/(60*60*24)" office:value-type="time" office:time-value="PT00H11M27.461S" calcext:value-type="time">
            <text:p>00:11:27</text:p>
          </table:table-cell>
          <table:table-cell office:value-type="float" office:value="1.31" calcext:value-type="float">
            <text:p>1.31</text:p>
          </table:table-cell>
          <table:table-cell office:value-type="float" office:value="260.5" calcext:value-type="float">
            <text:p>260.5</text:p>
          </table:table-cell>
          <table:table-cell office:value-type="float" office:value="342.31" calcext:value-type="float">
            <text:p>342.31</text:p>
          </table:table-cell>
          <table:table-cell office:value-type="float" office:value="50.33" calcext:value-type="float">
            <text:p>50.33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703461" calcext:value-type="float">
            <text:p>703461</text:p>
          </table:table-cell>
          <table:table-cell table:formula="of:=[.A46]/1000/(60*60*24)" office:value-type="time" office:time-value="PT00H11M43.461S" calcext:value-type="time">
            <text:p>00:11:43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51.49" calcext:value-type="float">
            <text:p>51.49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office:value-type="float" office:value="719461" calcext:value-type="float">
            <text:p>719461</text:p>
          </table:table-cell>
          <table:table-cell table:formula="of:=[.A47]/1000/(60*60*24)" office:value-type="time" office:time-value="PT00H11M59.461S" calcext:value-type="time">
            <text:p>00:11:59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52.64" calcext:value-type="float">
            <text:p>52.64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735461" calcext:value-type="float">
            <text:p>735461</text:p>
          </table:table-cell>
          <table:table-cell table:formula="of:=[.A48]/1000/(60*60*24)" office:value-type="time" office:time-value="PT00H12M15.461S" calcext:value-type="time">
            <text:p>00:12:15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53.8" calcext:value-type="float">
            <text:p>53.8</text:p>
          </table:table-cell>
          <table:table-cell office:value-type="float" office:value="71.61" calcext:value-type="float">
            <text:p>71.61</text:p>
          </table:table-cell>
        </table:table-row>
        <table:table-row table:style-name="ro1">
          <table:table-cell office:value-type="float" office:value="751461" calcext:value-type="float">
            <text:p>751461</text:p>
          </table:table-cell>
          <table:table-cell table:formula="of:=[.A49]/1000/(60*60*24)" office:value-type="time" office:time-value="PT00H12M31.461S" calcext:value-type="time">
            <text:p>00:12:31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54.96" calcext:value-type="float">
            <text:p>54.96</text:p>
          </table:table-cell>
          <table:table-cell office:value-type="float" office:value="73.13" calcext:value-type="float">
            <text:p>73.13</text:p>
          </table:table-cell>
        </table:table-row>
        <table:table-row table:style-name="ro1">
          <table:table-cell office:value-type="float" office:value="767461" calcext:value-type="float">
            <text:p>767461</text:p>
          </table:table-cell>
          <table:table-cell table:formula="of:=[.A50]/1000/(60*60*24)" office:value-type="time" office:time-value="PT00H12M47.461S" calcext:value-type="time">
            <text:p>00:12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56.11" calcext:value-type="float">
            <text:p>56.11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783461" calcext:value-type="float">
            <text:p>783461</text:p>
          </table:table-cell>
          <table:table-cell table:formula="of:=[.A51]/1000/(60*60*24)" office:value-type="time" office:time-value="PT00H13M03.461S" calcext:value-type="time">
            <text:p>00:13:03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57.27" calcext:value-type="float">
            <text:p>57.27</text:p>
          </table:table-cell>
          <table:table-cell office:value-type="float" office:value="76.16" calcext:value-type="float">
            <text:p>76.16</text:p>
          </table:table-cell>
        </table:table-row>
        <table:table-row table:style-name="ro1">
          <table:table-cell office:value-type="float" office:value="799461" calcext:value-type="float">
            <text:p>799461</text:p>
          </table:table-cell>
          <table:table-cell table:formula="of:=[.A52]/1000/(60*60*24)" office:value-type="time" office:time-value="PT00H13M19.461S" calcext:value-type="time">
            <text:p>00:13:19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0.06" calcext:value-type="float">
            <text:p>340.06</text:p>
          </table:table-cell>
          <table:table-cell office:value-type="float" office:value="58.42" calcext:value-type="float">
            <text:p>58.42</text:p>
          </table:table-cell>
          <table:table-cell office:value-type="float" office:value="77.68" calcext:value-type="float">
            <text:p>77.68</text:p>
          </table:table-cell>
        </table:table-row>
        <table:table-row table:style-name="ro1">
          <table:table-cell office:value-type="float" office:value="815461" calcext:value-type="float">
            <text:p>815461</text:p>
          </table:table-cell>
          <table:table-cell table:formula="of:=[.A53]/1000/(60*60*24)" office:value-type="time" office:time-value="PT00H13M35.461S" calcext:value-type="time">
            <text:p>00:13:35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9.93" calcext:value-type="float">
            <text:p>339.93</text:p>
          </table:table-cell>
          <table:table-cell office:value-type="float" office:value="59.57" calcext:value-type="float">
            <text:p>59.57</text:p>
          </table:table-cell>
          <table:table-cell office:value-type="float" office:value="79.19" calcext:value-type="float">
            <text:p>79.19</text:p>
          </table:table-cell>
        </table:table-row>
        <table:table-row table:style-name="ro1">
          <table:table-cell office:value-type="float" office:value="831461" calcext:value-type="float">
            <text:p>831461</text:p>
          </table:table-cell>
          <table:table-cell table:formula="of:=[.A54]/1000/(60*60*24)" office:value-type="time" office:time-value="PT00H13M51.461S" calcext:value-type="time">
            <text:p>00:13:51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40.7" calcext:value-type="float">
            <text:p>340.7</text:p>
          </table:table-cell>
          <table:table-cell office:value-type="float" office:value="60.72" calcext:value-type="float">
            <text:p>60.72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847461" calcext:value-type="float">
            <text:p>847461</text:p>
          </table:table-cell>
          <table:table-cell table:formula="of:=[.A55]/1000/(60*60*24)" office:value-type="time" office:time-value="PT00H14M07.461S" calcext:value-type="time">
            <text:p>00:14:07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61.88" calcext:value-type="float">
            <text:p>61.88</text:p>
          </table:table-cell>
          <table:table-cell office:value-type="float" office:value="82.21" calcext:value-type="float">
            <text:p>82.21</text:p>
          </table:table-cell>
        </table:table-row>
        <table:table-row table:style-name="ro1">
          <table:table-cell office:value-type="float" office:value="863461" calcext:value-type="float">
            <text:p>863461</text:p>
          </table:table-cell>
          <table:table-cell table:formula="of:=[.A56]/1000/(60*60*24)" office:value-type="time" office:time-value="PT00H14M23.461S" calcext:value-type="time">
            <text:p>00:14:23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63.03" calcext:value-type="float">
            <text:p>63.03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879461" calcext:value-type="float">
            <text:p>879461</text:p>
          </table:table-cell>
          <table:table-cell table:formula="of:=[.A57]/1000/(60*60*24)" office:value-type="time" office:time-value="PT00H14M39.461S" calcext:value-type="time">
            <text:p>00:14:39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64.18" calcext:value-type="float">
            <text:p>64.18</text:p>
          </table:table-cell>
          <table:table-cell office:value-type="float" office:value="85.22" calcext:value-type="float">
            <text:p>85.22</text:p>
          </table:table-cell>
        </table:table-row>
        <table:table-row table:style-name="ro1">
          <table:table-cell office:value-type="float" office:value="895461" calcext:value-type="float">
            <text:p>895461</text:p>
          </table:table-cell>
          <table:table-cell table:formula="of:=[.A58]/1000/(60*60*24)" office:value-type="time" office:time-value="PT00H14M55.461S" calcext:value-type="time">
            <text:p>00:14:55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7.96" calcext:value-type="float">
            <text:p>337.96</text:p>
          </table:table-cell>
          <table:table-cell office:value-type="float" office:value="65.33" calcext:value-type="float">
            <text:p>65.33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911461" calcext:value-type="float">
            <text:p>911461</text:p>
          </table:table-cell>
          <table:table-cell table:formula="of:=[.A59]/1000/(60*60*24)" office:value-type="time" office:time-value="PT00H15M11.461S" calcext:value-type="time">
            <text:p>00:15:11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8.86" calcext:value-type="float">
            <text:p>338.86</text:p>
          </table:table-cell>
          <table:table-cell office:value-type="float" office:value="66.48" calcext:value-type="float">
            <text:p>66.48</text:p>
          </table:table-cell>
          <table:table-cell office:value-type="float" office:value="88.24" calcext:value-type="float">
            <text:p>88.24</text:p>
          </table:table-cell>
        </table:table-row>
        <table:table-row table:style-name="ro1">
          <table:table-cell office:value-type="float" office:value="927461" calcext:value-type="float">
            <text:p>927461</text:p>
          </table:table-cell>
          <table:table-cell table:formula="of:=[.A60]/1000/(60*60*24)" office:value-type="time" office:time-value="PT00H15M27.461S" calcext:value-type="time">
            <text:p>00:15:27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67.63" calcext:value-type="float">
            <text:p>67.63</text:p>
          </table:table-cell>
          <table:table-cell office:value-type="float" office:value="89.74" calcext:value-type="float">
            <text:p>89.74</text:p>
          </table:table-cell>
        </table:table-row>
        <table:table-row table:style-name="ro1">
          <table:table-cell office:value-type="float" office:value="943461" calcext:value-type="float">
            <text:p>943461</text:p>
          </table:table-cell>
          <table:table-cell table:formula="of:=[.A61]/1000/(60*60*24)" office:value-type="time" office:time-value="PT00H15M43.461S" calcext:value-type="time">
            <text:p>00:15:43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68.78" calcext:value-type="float">
            <text:p>68.78</text:p>
          </table:table-cell>
          <table:table-cell office:value-type="float" office:value="91.24" calcext:value-type="float">
            <text:p>91.24</text:p>
          </table:table-cell>
        </table:table-row>
        <table:table-row table:style-name="ro1">
          <table:table-cell office:value-type="float" office:value="959461" calcext:value-type="float">
            <text:p>959461</text:p>
          </table:table-cell>
          <table:table-cell table:formula="of:=[.A62]/1000/(60*60*24)" office:value-type="time" office:time-value="PT00H15M59.461S" calcext:value-type="time">
            <text:p>00:15:59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69.93" calcext:value-type="float">
            <text:p>69.93</text:p>
          </table:table-cell>
          <table:table-cell office:value-type="float" office:value="92.74" calcext:value-type="float">
            <text:p>92.74</text:p>
          </table:table-cell>
        </table:table-row>
        <table:table-row table:style-name="ro1">
          <table:table-cell office:value-type="float" office:value="975461" calcext:value-type="float">
            <text:p>975461</text:p>
          </table:table-cell>
          <table:table-cell table:formula="of:=[.A63]/1000/(60*60*24)" office:value-type="time" office:time-value="PT00H16M15.461S" calcext:value-type="time">
            <text:p>00:16:15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71.08" calcext:value-type="float">
            <text:p>71.08</text:p>
          </table:table-cell>
          <table:table-cell office:value-type="float" office:value="94.24" calcext:value-type="float">
            <text:p>94.24</text:p>
          </table:table-cell>
        </table:table-row>
        <table:table-row table:style-name="ro1">
          <table:table-cell office:value-type="float" office:value="991461" calcext:value-type="float">
            <text:p>991461</text:p>
          </table:table-cell>
          <table:table-cell table:formula="of:=[.A64]/1000/(60*60*24)" office:value-type="time" office:time-value="PT00H16M31.461S" calcext:value-type="time">
            <text:p>00:16:31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6" calcext:value-type="float">
            <text:p>337.16</text:p>
          </table:table-cell>
          <table:table-cell office:value-type="float" office:value="72.22" calcext:value-type="float">
            <text:p>72.22</text:p>
          </table:table-cell>
          <table:table-cell office:value-type="float" office:value="95.74" calcext:value-type="float">
            <text:p>95.74</text:p>
          </table:table-cell>
        </table:table-row>
        <table:table-row table:style-name="ro1">
          <table:table-cell office:value-type="float" office:value="1007461" calcext:value-type="float">
            <text:p>1007461</text:p>
          </table:table-cell>
          <table:table-cell table:formula="of:=[.A65]/1000/(60*60*24)" office:value-type="time" office:time-value="PT00H16M47.461S" calcext:value-type="time">
            <text:p>00:16:47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6" calcext:value-type="float">
            <text:p>336</text:p>
          </table:table-cell>
          <table:table-cell office:value-type="float" office:value="73.37" calcext:value-type="float">
            <text:p>73.37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1023461" calcext:value-type="float">
            <text:p>1023461</text:p>
          </table:table-cell>
          <table:table-cell table:formula="of:=[.A66]/1000/(60*60*24)" office:value-type="time" office:time-value="PT00H17M03.461S" calcext:value-type="time">
            <text:p>00:17:03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6" calcext:value-type="float">
            <text:p>335.86</text:p>
          </table:table-cell>
          <table:table-cell office:value-type="float" office:value="74.52" calcext:value-type="float">
            <text:p>74.52</text:p>
          </table:table-cell>
          <table:table-cell office:value-type="float" office:value="98.73" calcext:value-type="float">
            <text:p>98.73</text:p>
          </table:table-cell>
        </table:table-row>
        <table:table-row table:style-name="ro1">
          <table:table-cell office:value-type="float" office:value="1039461" calcext:value-type="float">
            <text:p>1039461</text:p>
          </table:table-cell>
          <table:table-cell table:formula="of:=[.A67]/1000/(60*60*24)" office:value-type="time" office:time-value="PT00H17M19.461S" calcext:value-type="time">
            <text:p>00:17:19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75.66" calcext:value-type="float">
            <text:p>75.66</text:p>
          </table:table-cell>
          <table:table-cell office:value-type="float" office:value="100.22" calcext:value-type="float">
            <text:p>100.22</text:p>
          </table:table-cell>
        </table:table-row>
        <table:table-row table:style-name="ro1">
          <table:table-cell office:value-type="float" office:value="1055461" calcext:value-type="float">
            <text:p>1055461</text:p>
          </table:table-cell>
          <table:table-cell table:formula="of:=[.A68]/1000/(60*60*24)" office:value-type="time" office:time-value="PT00H17M35.461S" calcext:value-type="time">
            <text:p>00:17:35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76.81" calcext:value-type="float">
            <text:p>76.81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float" office:value="1071461" calcext:value-type="float">
            <text:p>1071461</text:p>
          </table:table-cell>
          <table:table-cell table:formula="of:=[.A69]/1000/(60*60*24)" office:value-type="time" office:time-value="PT00H17M51.461S" calcext:value-type="time">
            <text:p>00:17:51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77.96" calcext:value-type="float">
            <text:p>77.96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1087461" calcext:value-type="float">
            <text:p>1087461</text:p>
          </table:table-cell>
          <table:table-cell table:formula="of:=[.A70]/1000/(60*60*24)" office:value-type="time" office:time-value="PT00H18M07.461S" calcext:value-type="time">
            <text:p>00:18:07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79.1" calcext:value-type="float">
            <text:p>79.1</text:p>
          </table:table-cell>
          <table:table-cell office:value-type="float" office:value="104.69" calcext:value-type="float">
            <text:p>104.69</text:p>
          </table:table-cell>
        </table:table-row>
        <table:table-row table:style-name="ro1">
          <table:table-cell office:value-type="float" office:value="1103461" calcext:value-type="float">
            <text:p>1103461</text:p>
          </table:table-cell>
          <table:table-cell table:formula="of:=[.A71]/1000/(60*60*24)" office:value-type="time" office:time-value="PT00H18M23.461S" calcext:value-type="time">
            <text:p>00:18:23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80.25" calcext:value-type="float">
            <text:p>80.25</text:p>
          </table:table-cell>
          <table:table-cell office:value-type="float" office:value="106.18" calcext:value-type="float">
            <text:p>106.18</text:p>
          </table:table-cell>
        </table:table-row>
        <table:table-row table:style-name="ro1">
          <table:table-cell office:value-type="float" office:value="1119461" calcext:value-type="float">
            <text:p>1119461</text:p>
          </table:table-cell>
          <table:table-cell table:formula="of:=[.A72]/1000/(60*60*24)" office:value-type="time" office:time-value="PT00H18M39.461S" calcext:value-type="time">
            <text:p>00:18:39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81.39" calcext:value-type="float">
            <text:p>81.39</text:p>
          </table:table-cell>
          <table:table-cell office:value-type="float" office:value="107.67" calcext:value-type="float">
            <text:p>107.67</text:p>
          </table:table-cell>
        </table:table-row>
        <table:table-row table:style-name="ro1">
          <table:table-cell office:value-type="float" office:value="1135461" calcext:value-type="float">
            <text:p>1135461</text:p>
          </table:table-cell>
          <table:table-cell table:formula="of:=[.A73]/1000/(60*60*24)" office:value-type="time" office:time-value="PT00H18M55.461S" calcext:value-type="time">
            <text:p>00:18:55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" calcext:value-type="float">
            <text:p>333.9</text:p>
          </table:table-cell>
          <table:table-cell office:value-type="float" office:value="82.53" calcext:value-type="float">
            <text:p>82.53</text:p>
          </table:table-cell>
          <table:table-cell office:value-type="float" office:value="109.15" calcext:value-type="float">
            <text:p>109.15</text:p>
          </table:table-cell>
        </table:table-row>
        <table:table-row table:style-name="ro1">
          <table:table-cell office:value-type="float" office:value="1151461" calcext:value-type="float">
            <text:p>1151461</text:p>
          </table:table-cell>
          <table:table-cell table:formula="of:=[.A74]/1000/(60*60*24)" office:value-type="time" office:time-value="PT00H19M11.461S" calcext:value-type="time">
            <text:p>00:19:11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83.68" calcext:value-type="float">
            <text:p>83.68</text:p>
          </table:table-cell>
          <table:table-cell office:value-type="float" office:value="110.64" calcext:value-type="float">
            <text:p>110.64</text:p>
          </table:table-cell>
        </table:table-row>
        <table:table-row table:style-name="ro1">
          <table:table-cell office:value-type="float" office:value="1167461" calcext:value-type="float">
            <text:p>1167461</text:p>
          </table:table-cell>
          <table:table-cell table:formula="of:=[.A75]/1000/(60*60*24)" office:value-type="time" office:time-value="PT00H19M27.461S" calcext:value-type="time">
            <text:p>00:19:27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84.82" calcext:value-type="float">
            <text:p>84.82</text:p>
          </table:table-cell>
          <table:table-cell office:value-type="float" office:value="112.12" calcext:value-type="float">
            <text:p>112.12</text:p>
          </table:table-cell>
        </table:table-row>
        <table:table-row table:style-name="ro1">
          <table:table-cell office:value-type="float" office:value="1183460" calcext:value-type="float">
            <text:p>1183460</text:p>
          </table:table-cell>
          <table:table-cell table:formula="of:=[.A76]/1000/(60*60*24)" office:value-type="time" office:time-value="PT00H19M43.46S" calcext:value-type="time">
            <text:p>00:19:43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85.96" calcext:value-type="float">
            <text:p>85.96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1199461" calcext:value-type="float">
            <text:p>1199461</text:p>
          </table:table-cell>
          <table:table-cell table:formula="of:=[.A77]/1000/(60*60*24)" office:value-type="time" office:time-value="PT00H19M59.461S" calcext:value-type="time">
            <text:p>00:19:59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87.1" calcext:value-type="float">
            <text:p>87.1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215461" calcext:value-type="float">
            <text:p>1215461</text:p>
          </table:table-cell>
          <table:table-cell table:formula="of:=[.A78]/1000/(60*60*24)" office:value-type="time" office:time-value="PT00H20M15.461S" calcext:value-type="time">
            <text:p>00:20:15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88.24" calcext:value-type="float">
            <text:p>88.24</text:p>
          </table:table-cell>
          <table:table-cell office:value-type="float" office:value="116.57" calcext:value-type="float">
            <text:p>116.57</text:p>
          </table:table-cell>
        </table:table-row>
        <table:table-row table:style-name="ro1">
          <table:table-cell office:value-type="float" office:value="1231461" calcext:value-type="float">
            <text:p>1231461</text:p>
          </table:table-cell>
          <table:table-cell table:formula="of:=[.A79]/1000/(60*60*24)" office:value-type="time" office:time-value="PT00H20M31.461S" calcext:value-type="time">
            <text:p>00:20:31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89.39" calcext:value-type="float">
            <text:p>89.39</text:p>
          </table:table-cell>
          <table:table-cell office:value-type="float" office:value="118.05" calcext:value-type="float">
            <text:p>118.05</text:p>
          </table:table-cell>
        </table:table-row>
        <table:table-row table:style-name="ro1">
          <table:table-cell office:value-type="float" office:value="1247461" calcext:value-type="float">
            <text:p>1247461</text:p>
          </table:table-cell>
          <table:table-cell table:formula="of:=[.A80]/1000/(60*60*24)" office:value-type="time" office:time-value="PT00H20M47.461S" calcext:value-type="time">
            <text:p>00:20:47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90.53" calcext:value-type="float">
            <text:p>90.53</text:p>
          </table:table-cell>
          <table:table-cell office:value-type="float" office:value="119.53" calcext:value-type="float">
            <text:p>119.53</text:p>
          </table:table-cell>
        </table:table-row>
        <table:table-row table:style-name="ro1">
          <table:table-cell office:value-type="float" office:value="1263460" calcext:value-type="float">
            <text:p>1263460</text:p>
          </table:table-cell>
          <table:table-cell table:formula="of:=[.A81]/1000/(60*60*24)" office:value-type="time" office:time-value="PT00H21M03.46S" calcext:value-type="time">
            <text:p>00:21:03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91.67" calcext:value-type="float">
            <text:p>91.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79460" calcext:value-type="float">
            <text:p>1279460</text:p>
          </table:table-cell>
          <table:table-cell table:formula="of:=[.A82]/1000/(60*60*24)" office:value-type="time" office:time-value="PT00H21M19.46S" calcext:value-type="time">
            <text:p>00:21:19</text:p>
          </table:table-cell>
          <table:table-cell office:value-type="float" office:value="1.3" calcext:value-type="float">
            <text:p>1.3</text:p>
          </table:table-cell>
          <table:table-cell office:value-type="float" office:value="256.4" calcext:value-type="float">
            <text:p>256.4</text:p>
          </table:table-cell>
          <table:table-cell office:value-type="float" office:value="332.71" calcext:value-type="float">
            <text:p>332.71</text:p>
          </table:table-cell>
          <table:table-cell office:value-type="float" office:value="92.81" calcext:value-type="float">
            <text:p>92.81</text:p>
          </table:table-cell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float" office:value="1295461" calcext:value-type="float">
            <text:p>1295461</text:p>
          </table:table-cell>
          <table:table-cell table:formula="of:=[.A83]/1000/(60*60*24)" office:value-type="time" office:time-value="PT00H21M35.461S" calcext:value-type="time">
            <text:p>00:21:35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93.94" calcext:value-type="float">
            <text:p>93.94</text:p>
          </table:table-cell>
          <table:table-cell office:value-type="float" office:value="123.95" calcext:value-type="float">
            <text:p>123.95</text:p>
          </table:table-cell>
        </table:table-row>
        <table:table-row table:style-name="ro1">
          <table:table-cell office:value-type="float" office:value="1311461" calcext:value-type="float">
            <text:p>1311461</text:p>
          </table:table-cell>
          <table:table-cell table:formula="of:=[.A84]/1000/(60*60*24)" office:value-type="time" office:time-value="PT00H21M51.461S" calcext:value-type="time">
            <text:p>00:21:51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95.08" calcext:value-type="float">
            <text:p>95.08</text:p>
          </table:table-cell>
          <table:table-cell office:value-type="float" office:value="125.43" calcext:value-type="float">
            <text:p>125.43</text:p>
          </table:table-cell>
        </table:table-row>
        <table:table-row table:style-name="ro1">
          <table:table-cell office:value-type="float" office:value="1327461" calcext:value-type="float">
            <text:p>1327461</text:p>
          </table:table-cell>
          <table:table-cell table:formula="of:=[.A85]/1000/(60*60*24)" office:value-type="time" office:time-value="PT00H22M07.461S" calcext:value-type="time">
            <text:p>00:22:07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96.22" calcext:value-type="float">
            <text:p>96.22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1343461" calcext:value-type="float">
            <text:p>1343461</text:p>
          </table:table-cell>
          <table:table-cell table:formula="of:=[.A86]/1000/(60*60*24)" office:value-type="time" office:time-value="PT00H22M23.461S" calcext:value-type="time">
            <text:p>00:22:23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97.36" calcext:value-type="float">
            <text:p>97.36</text:p>
          </table:table-cell>
          <table:table-cell office:value-type="float" office:value="128.37" calcext:value-type="float">
            <text:p>128.37</text:p>
          </table:table-cell>
        </table:table-row>
        <table:table-row table:style-name="ro1">
          <table:table-cell office:value-type="float" office:value="1359461" calcext:value-type="float">
            <text:p>1359461</text:p>
          </table:table-cell>
          <table:table-cell table:formula="of:=[.A87]/1000/(60*60*24)" office:value-type="time" office:time-value="PT00H22M39.461S" calcext:value-type="time">
            <text:p>00:22:39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8.5" calcext:value-type="float">
            <text:p>98.5</text:p>
          </table:table-cell>
          <table:table-cell office:value-type="float" office:value="129.84" calcext:value-type="float">
            <text:p>129.84</text:p>
          </table:table-cell>
        </table:table-row>
        <table:table-row table:style-name="ro1">
          <table:table-cell office:value-type="float" office:value="1375461" calcext:value-type="float">
            <text:p>1375461</text:p>
          </table:table-cell>
          <table:table-cell table:formula="of:=[.A88]/1000/(60*60*24)" office:value-type="time" office:time-value="PT00H22M55.461S" calcext:value-type="time">
            <text:p>00:22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9.63" calcext:value-type="float">
            <text:p>99.63</text:p>
          </table:table-cell>
          <table:table-cell office:value-type="float" office:value="131.32" calcext:value-type="float">
            <text:p>131.32</text:p>
          </table:table-cell>
        </table:table-row>
        <table:table-row table:style-name="ro1">
          <table:table-cell office:value-type="float" office:value="1391461" calcext:value-type="float">
            <text:p>1391461</text:p>
          </table:table-cell>
          <table:table-cell table:formula="of:=[.A89]/1000/(60*60*24)" office:value-type="time" office:time-value="PT00H23M11.461S" calcext:value-type="time">
            <text:p>00:23:11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100.77" calcext:value-type="float">
            <text:p>100.77</text:p>
          </table:table-cell>
          <table:table-cell office:value-type="float" office:value="132.78" calcext:value-type="float">
            <text:p>132.78</text:p>
          </table:table-cell>
        </table:table-row>
        <table:table-row table:style-name="ro1">
          <table:table-cell office:value-type="float" office:value="1407461" calcext:value-type="float">
            <text:p>1407461</text:p>
          </table:table-cell>
          <table:table-cell table:formula="of:=[.A90]/1000/(60*60*24)" office:value-type="time" office:time-value="PT00H23M27.461S" calcext:value-type="time">
            <text:p>00:23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9" calcext:value-type="float">
            <text:p>329.49</text:p>
          </table:table-cell>
          <table:table-cell office:value-type="float" office:value="101.91" calcext:value-type="float">
            <text:p>101.91</text:p>
          </table:table-cell>
          <table:table-cell office:value-type="float" office:value="134.25" calcext:value-type="float">
            <text:p>134.25</text:p>
          </table:table-cell>
        </table:table-row>
        <table:table-row table:style-name="ro1">
          <table:table-cell office:value-type="float" office:value="1423461" calcext:value-type="float">
            <text:p>1423461</text:p>
          </table:table-cell>
          <table:table-cell table:formula="of:=[.A91]/1000/(60*60*24)" office:value-type="time" office:time-value="PT00H23M43.461S" calcext:value-type="time">
            <text:p>00:23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103.04" calcext:value-type="float">
            <text:p>103.04</text:p>
          </table:table-cell>
          <table:table-cell office:value-type="float" office:value="135.72" calcext:value-type="float">
            <text:p>135.72</text:p>
          </table:table-cell>
        </table:table-row>
        <table:table-row table:style-name="ro1">
          <table:table-cell office:value-type="float" office:value="1439461" calcext:value-type="float">
            <text:p>1439461</text:p>
          </table:table-cell>
          <table:table-cell table:formula="of:=[.A92]/1000/(60*60*24)" office:value-type="time" office:time-value="PT00H23M59.461S" calcext:value-type="time">
            <text:p>00:23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104.18" calcext:value-type="float">
            <text:p>104.18</text:p>
          </table:table-cell>
          <table:table-cell office:value-type="float" office:value="137.18" calcext:value-type="float">
            <text:p>137.18</text:p>
          </table:table-cell>
        </table:table-row>
        <table:table-row table:style-name="ro1">
          <table:table-cell office:value-type="float" office:value="1455461" calcext:value-type="float">
            <text:p>1455461</text:p>
          </table:table-cell>
          <table:table-cell table:formula="of:=[.A93]/1000/(60*60*24)" office:value-type="time" office:time-value="PT00H24M15.461S" calcext:value-type="time">
            <text:p>00:24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38.65" calcext:value-type="float">
            <text:p>138.65</text:p>
          </table:table-cell>
        </table:table-row>
        <table:table-row table:style-name="ro1">
          <table:table-cell office:value-type="float" office:value="1471460" calcext:value-type="float">
            <text:p>1471460</text:p>
          </table:table-cell>
          <table:table-cell table:formula="of:=[.A94]/1000/(60*60*24)" office:value-type="time" office:time-value="PT00H24M31.46S" calcext:value-type="time">
            <text:p>00:24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106.45" calcext:value-type="float">
            <text:p>106.45</text:p>
          </table:table-cell>
          <table:table-cell office:value-type="float" office:value="140.11" calcext:value-type="float">
            <text:p>140.11</text:p>
          </table:table-cell>
        </table:table-row>
        <table:table-row table:style-name="ro1">
          <table:table-cell office:value-type="float" office:value="1487461" calcext:value-type="float">
            <text:p>1487461</text:p>
          </table:table-cell>
          <table:table-cell table:formula="of:=[.A95]/1000/(60*60*24)" office:value-type="time" office:time-value="PT00H24M47.461S" calcext:value-type="time">
            <text:p>00:24:47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6" calcext:value-type="float">
            <text:p>328.06</text:p>
          </table:table-cell>
          <table:table-cell office:value-type="float" office:value="107.58" calcext:value-type="float">
            <text:p>107.58</text:p>
          </table:table-cell>
          <table:table-cell office:value-type="float" office:value="141.57" calcext:value-type="float">
            <text:p>141.57</text:p>
          </table:table-cell>
        </table:table-row>
        <table:table-row table:style-name="ro1">
          <table:table-cell office:value-type="float" office:value="1503461" calcext:value-type="float">
            <text:p>1503461</text:p>
          </table:table-cell>
          <table:table-cell table:formula="of:=[.A96]/1000/(60*60*24)" office:value-type="time" office:time-value="PT00H25M03.461S" calcext:value-type="time">
            <text:p>00:25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8" calcext:value-type="float">
            <text:p>329.08</text:p>
          </table:table-cell>
          <table:table-cell office:value-type="float" office:value="108.72" calcext:value-type="float">
            <text:p>108.72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1519461" calcext:value-type="float">
            <text:p>1519461</text:p>
          </table:table-cell>
          <table:table-cell table:formula="of:=[.A97]/1000/(60*60*24)" office:value-type="time" office:time-value="PT00H25M19.461S" calcext:value-type="time">
            <text:p>00:25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109.85" calcext:value-type="float">
            <text:p>109.85</text:p>
          </table:table-cell>
          <table:table-cell office:value-type="float" office:value="144.49" calcext:value-type="float">
            <text:p>144.49</text:p>
          </table:table-cell>
        </table:table-row>
        <table:table-row table:style-name="ro1">
          <table:table-cell office:value-type="float" office:value="1535461" calcext:value-type="float">
            <text:p>1535461</text:p>
          </table:table-cell>
          <table:table-cell table:formula="of:=[.A98]/1000/(60*60*24)" office:value-type="time" office:time-value="PT00H25M35.461S" calcext:value-type="time">
            <text:p>00:25:35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110.98" calcext:value-type="float">
            <text:p>110.98</text:p>
          </table:table-cell>
          <table:table-cell office:value-type="float" office:value="145.95" calcext:value-type="float">
            <text:p>145.95</text:p>
          </table:table-cell>
        </table:table-row>
        <table:table-row table:style-name="ro1">
          <table:table-cell office:value-type="float" office:value="1551461" calcext:value-type="float">
            <text:p>1551461</text:p>
          </table:table-cell>
          <table:table-cell table:formula="of:=[.A99]/1000/(60*60*24)" office:value-type="time" office:time-value="PT00H25M51.461S" calcext:value-type="time">
            <text:p>00:25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12.12" calcext:value-type="float">
            <text:p>112.12</text:p>
          </table:table-cell>
          <table:table-cell office:value-type="float" office:value="147.41" calcext:value-type="float">
            <text:p>147.41</text:p>
          </table:table-cell>
        </table:table-row>
        <table:table-row table:style-name="ro1">
          <table:table-cell office:value-type="float" office:value="1567461" calcext:value-type="float">
            <text:p>1567461</text:p>
          </table:table-cell>
          <table:table-cell table:formula="of:=[.A100]/1000/(60*60*24)" office:value-type="time" office:time-value="PT00H26M07.461S" calcext:value-type="time">
            <text:p>00:26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13.25" calcext:value-type="float">
            <text:p>113.25</text:p>
          </table:table-cell>
          <table:table-cell office:value-type="float" office:value="148.87" calcext:value-type="float">
            <text:p>148.87</text:p>
          </table:table-cell>
        </table:table-row>
        <table:table-row table:style-name="ro1">
          <table:table-cell office:value-type="float" office:value="1583461" calcext:value-type="float">
            <text:p>1583461</text:p>
          </table:table-cell>
          <table:table-cell table:formula="of:=[.A101]/1000/(60*60*24)" office:value-type="time" office:time-value="PT00H26M23.461S" calcext:value-type="time">
            <text:p>00:26:23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14.38" calcext:value-type="float">
            <text:p>114.38</text:p>
          </table:table-cell>
          <table:table-cell office:value-type="float" office:value="150.32" calcext:value-type="float">
            <text:p>150.32</text:p>
          </table:table-cell>
        </table:table-row>
        <table:table-row table:style-name="ro1">
          <table:table-cell office:value-type="float" office:value="1599461" calcext:value-type="float">
            <text:p>1599461</text:p>
          </table:table-cell>
          <table:table-cell table:formula="of:=[.A102]/1000/(60*60*24)" office:value-type="time" office:time-value="PT00H26M39.461S" calcext:value-type="time">
            <text:p>00:26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15.51" calcext:value-type="float">
            <text:p>115.51</text:p>
          </table:table-cell>
          <table:table-cell office:value-type="float" office:value="151.78" calcext:value-type="float">
            <text:p>151.78</text:p>
          </table:table-cell>
        </table:table-row>
        <table:table-row table:style-name="ro1">
          <table:table-cell office:value-type="float" office:value="1615461" calcext:value-type="float">
            <text:p>1615461</text:p>
          </table:table-cell>
          <table:table-cell table:formula="of:=[.A103]/1000/(60*60*24)" office:value-type="time" office:time-value="PT00H26M55.461S" calcext:value-type="time">
            <text:p>00:26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16.64" calcext:value-type="float">
            <text:p>116.64</text:p>
          </table:table-cell>
          <table:table-cell office:value-type="float" office:value="153.23" calcext:value-type="float">
            <text:p>153.23</text:p>
          </table:table-cell>
        </table:table-row>
        <table:table-row table:style-name="ro1">
          <table:table-cell office:value-type="float" office:value="1631461" calcext:value-type="float">
            <text:p>1631461</text:p>
          </table:table-cell>
          <table:table-cell table:formula="of:=[.A104]/1000/(60*60*24)" office:value-type="time" office:time-value="PT00H27M11.461S" calcext:value-type="time">
            <text:p>00:27:11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17.77" calcext:value-type="float">
            <text:p>117.77</text:p>
          </table:table-cell>
          <table:table-cell office:value-type="float" office:value="154.68" calcext:value-type="float">
            <text:p>154.68</text:p>
          </table:table-cell>
        </table:table-row>
        <table:table-row table:style-name="ro1">
          <table:table-cell office:value-type="float" office:value="1647461" calcext:value-type="float">
            <text:p>1647461</text:p>
          </table:table-cell>
          <table:table-cell table:formula="of:=[.A105]/1000/(60*60*24)" office:value-type="time" office:time-value="PT00H27M27.461S" calcext:value-type="time">
            <text:p>00:27:27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9" calcext:value-type="float">
            <text:p>326.89</text:p>
          </table:table-cell>
          <table:table-cell office:value-type="float" office:value="118.9" calcext:value-type="float">
            <text:p>118.9</text:p>
          </table:table-cell>
          <table:table-cell office:value-type="float" office:value="156.14" calcext:value-type="float">
            <text:p>156.14</text:p>
          </table:table-cell>
        </table:table-row>
        <table:table-row table:style-name="ro1">
          <table:table-cell office:value-type="float" office:value="1663461" calcext:value-type="float">
            <text:p>1663461</text:p>
          </table:table-cell>
          <table:table-cell table:formula="of:=[.A106]/1000/(60*60*24)" office:value-type="time" office:time-value="PT00H27M43.461S" calcext:value-type="time">
            <text:p>00:27:43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20.04" calcext:value-type="float">
            <text:p>120.04</text:p>
          </table:table-cell>
          <table:table-cell office:value-type="float" office:value="157.59" calcext:value-type="float">
            <text:p>157.59</text:p>
          </table:table-cell>
        </table:table-row>
        <table:table-row table:style-name="ro1">
          <table:table-cell office:value-type="float" office:value="1679461" calcext:value-type="float">
            <text:p>1679461</text:p>
          </table:table-cell>
          <table:table-cell table:formula="of:=[.A107]/1000/(60*60*24)" office:value-type="time" office:time-value="PT00H27M59.461S" calcext:value-type="time">
            <text:p>00:27:59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3" calcext:value-type="float">
            <text:p>325.73</text:p>
          </table:table-cell>
          <table:table-cell office:value-type="float" office:value="121.16" calcext:value-type="float">
            <text:p>121.16</text:p>
          </table:table-cell>
          <table:table-cell office:value-type="float" office:value="159.04" calcext:value-type="float">
            <text:p>159.04</text:p>
          </table:table-cell>
        </table:table-row>
        <table:table-row table:style-name="ro1">
          <table:table-cell office:value-type="float" office:value="1695461" calcext:value-type="float">
            <text:p>1695461</text:p>
          </table:table-cell>
          <table:table-cell table:formula="of:=[.A108]/1000/(60*60*24)" office:value-type="time" office:time-value="PT00H28M15.461S" calcext:value-type="time">
            <text:p>00:28:15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122.29" calcext:value-type="float">
            <text:p>122.29</text:p>
          </table:table-cell>
          <table:table-cell office:value-type="float" office:value="160.48" calcext:value-type="float">
            <text:p>160.48</text:p>
          </table:table-cell>
        </table:table-row>
        <table:table-row table:style-name="ro1">
          <table:table-cell office:value-type="float" office:value="1711461" calcext:value-type="float">
            <text:p>1711461</text:p>
          </table:table-cell>
          <table:table-cell table:formula="of:=[.A109]/1000/(60*60*24)" office:value-type="time" office:time-value="PT00H28M31.461S" calcext:value-type="time">
            <text:p>00:28:31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123.42" calcext:value-type="float">
            <text:p>123.42</text:p>
          </table:table-cell>
          <table:table-cell office:value-type="float" office:value="161.93" calcext:value-type="float">
            <text:p>161.93</text:p>
          </table:table-cell>
        </table:table-row>
        <table:table-row table:style-name="ro1">
          <table:table-cell office:value-type="float" office:value="1727461" calcext:value-type="float">
            <text:p>1727461</text:p>
          </table:table-cell>
          <table:table-cell table:formula="of:=[.A110]/1000/(60*60*24)" office:value-type="time" office:time-value="PT00H28M47.461S" calcext:value-type="time">
            <text:p>00:28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24.55" calcext:value-type="float">
            <text:p>124.55</text:p>
          </table:table-cell>
          <table:table-cell office:value-type="float" office:value="163.38" calcext:value-type="float">
            <text:p>163.38</text:p>
          </table:table-cell>
        </table:table-row>
        <table:table-row table:style-name="ro1">
          <table:table-cell office:value-type="float" office:value="1743461" calcext:value-type="float">
            <text:p>1743461</text:p>
          </table:table-cell>
          <table:table-cell table:formula="of:=[.A111]/1000/(60*60*24)" office:value-type="time" office:time-value="PT00H29M03.461S" calcext:value-type="time">
            <text:p>00:29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25.68" calcext:value-type="float">
            <text:p>125.68</text:p>
          </table:table-cell>
          <table:table-cell office:value-type="float" office:value="164.83" calcext:value-type="float">
            <text:p>164.83</text:p>
          </table:table-cell>
        </table:table-row>
        <table:table-row table:style-name="ro1">
          <table:table-cell office:value-type="float" office:value="1759461" calcext:value-type="float">
            <text:p>1759461</text:p>
          </table:table-cell>
          <table:table-cell table:formula="of:=[.A112]/1000/(60*60*24)" office:value-type="time" office:time-value="PT00H29M19.461S" calcext:value-type="time">
            <text:p>00:29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126.81" calcext:value-type="float">
            <text:p>126.81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float" office:value="1775461" calcext:value-type="float">
            <text:p>1775461</text:p>
          </table:table-cell>
          <table:table-cell table:formula="of:=[.A113]/1000/(60*60*24)" office:value-type="time" office:time-value="PT00H29M35.461S" calcext:value-type="time">
            <text:p>00:29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27.94" calcext:value-type="float">
            <text:p>127.94</text:p>
          </table:table-cell>
          <table:table-cell office:value-type="float" office:value="167.72" calcext:value-type="float">
            <text:p>167.72</text:p>
          </table:table-cell>
        </table:table-row>
        <table:table-row table:style-name="ro1">
          <table:table-cell office:value-type="float" office:value="1791461" calcext:value-type="float">
            <text:p>1791461</text:p>
          </table:table-cell>
          <table:table-cell table:formula="of:=[.A114]/1000/(60*60*24)" office:value-type="time" office:time-value="PT00H29M51.461S" calcext:value-type="time">
            <text:p>00:29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29.06" calcext:value-type="float">
            <text:p>129.06</text:p>
          </table:table-cell>
          <table:table-cell office:value-type="float" office:value="169.16" calcext:value-type="float">
            <text:p>169.16</text:p>
          </table:table-cell>
        </table:table-row>
        <table:table-row table:style-name="ro1">
          <table:table-cell office:value-type="float" office:value="1807461" calcext:value-type="float">
            <text:p>1807461</text:p>
          </table:table-cell>
          <table:table-cell table:formula="of:=[.A115]/1000/(60*60*24)" office:value-type="time" office:time-value="PT00H30M07.461S" calcext:value-type="time">
            <text:p>00:30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30.19" calcext:value-type="float">
            <text:p>130.19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1823461" calcext:value-type="float">
            <text:p>1823461</text:p>
          </table:table-cell>
          <table:table-cell table:formula="of:=[.A116]/1000/(60*60*24)" office:value-type="time" office:time-value="PT00H30M23.461S" calcext:value-type="time">
            <text:p>00:30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31.32" calcext:value-type="float">
            <text:p>131.32</text:p>
          </table:table-cell>
          <table:table-cell office:value-type="float" office:value="172.05" calcext:value-type="float">
            <text:p>172.05</text:p>
          </table:table-cell>
        </table:table-row>
        <table:table-row table:style-name="ro1">
          <table:table-cell office:value-type="float" office:value="1839461" calcext:value-type="float">
            <text:p>1839461</text:p>
          </table:table-cell>
          <table:table-cell table:formula="of:=[.A117]/1000/(60*60*24)" office:value-type="time" office:time-value="PT00H30M39.461S" calcext:value-type="time">
            <text:p>00:30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32.44" calcext:value-type="float">
            <text:p>132.44</text:p>
          </table:table-cell>
          <table:table-cell office:value-type="float" office:value="173.49" calcext:value-type="float">
            <text:p>173.49</text:p>
          </table:table-cell>
        </table:table-row>
        <table:table-row table:style-name="ro1">
          <table:table-cell office:value-type="float" office:value="1855461" calcext:value-type="float">
            <text:p>1855461</text:p>
          </table:table-cell>
          <table:table-cell table:formula="of:=[.A118]/1000/(60*60*24)" office:value-type="time" office:time-value="PT00H30M55.461S" calcext:value-type="time">
            <text:p>00:30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33.57" calcext:value-type="float">
            <text:p>133.57</text:p>
          </table:table-cell>
          <table:table-cell office:value-type="float" office:value="174.93" calcext:value-type="float">
            <text:p>174.93</text:p>
          </table:table-cell>
        </table:table-row>
        <table:table-row table:style-name="ro1">
          <table:table-cell office:value-type="float" office:value="1871461" calcext:value-type="float">
            <text:p>1871461</text:p>
          </table:table-cell>
          <table:table-cell table:formula="of:=[.A119]/1000/(60*60*24)" office:value-type="time" office:time-value="PT00H31M11.461S" calcext:value-type="time">
            <text:p>00:31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4.43" calcext:value-type="float">
            <text:p>324.43</text:p>
          </table:table-cell>
          <table:table-cell office:value-type="float" office:value="134.7" calcext:value-type="float">
            <text:p>134.7</text:p>
          </table:table-cell>
          <table:table-cell office:value-type="float" office:value="176.37" calcext:value-type="float">
            <text:p>176.37</text:p>
          </table:table-cell>
        </table:table-row>
        <table:table-row table:style-name="ro1">
          <table:table-cell office:value-type="float" office:value="1887461" calcext:value-type="float">
            <text:p>1887461</text:p>
          </table:table-cell>
          <table:table-cell table:formula="of:=[.A120]/1000/(60*60*24)" office:value-type="time" office:time-value="PT00H31M27.461S" calcext:value-type="time">
            <text:p>00:31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1" calcext:value-type="float">
            <text:p>323.41</text:p>
          </table:table-cell>
          <table:table-cell office:value-type="float" office:value="135.82" calcext:value-type="float">
            <text:p>135.82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float" office:value="1903461" calcext:value-type="float">
            <text:p>1903461</text:p>
          </table:table-cell>
          <table:table-cell table:formula="of:=[.A121]/1000/(60*60*24)" office:value-type="time" office:time-value="PT00H31M43.461S" calcext:value-type="time">
            <text:p>00:31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136.95" calcext:value-type="float">
            <text:p>136.95</text:p>
          </table:table-cell>
          <table:table-cell office:value-type="float" office:value="179.24" calcext:value-type="float">
            <text:p>179.24</text:p>
          </table:table-cell>
        </table:table-row>
        <table:table-row table:style-name="ro1">
          <table:table-cell office:value-type="float" office:value="1919461" calcext:value-type="float">
            <text:p>1919461</text:p>
          </table:table-cell>
          <table:table-cell table:formula="of:=[.A122]/1000/(60*60*24)" office:value-type="time" office:time-value="PT00H31M59.461S" calcext:value-type="time">
            <text:p>00:31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38.07" calcext:value-type="float">
            <text:p>138.07</text:p>
          </table:table-cell>
          <table:table-cell office:value-type="float" office:value="180.68" calcext:value-type="float">
            <text:p>180.68</text:p>
          </table:table-cell>
        </table:table-row>
        <table:table-row table:style-name="ro1">
          <table:table-cell office:value-type="float" office:value="1935460" calcext:value-type="float">
            <text:p>1935460</text:p>
          </table:table-cell>
          <table:table-cell table:formula="of:=[.A123]/1000/(60*60*24)" office:value-type="time" office:time-value="PT00H32M15.46S" calcext:value-type="time">
            <text:p>00:32:15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39.19" calcext:value-type="float">
            <text:p>139.19</text:p>
          </table:table-cell>
          <table:table-cell office:value-type="float" office:value="182.11" calcext:value-type="float">
            <text:p>182.11</text:p>
          </table:table-cell>
        </table:table-row>
        <table:table-row table:style-name="ro1">
          <table:table-cell office:value-type="float" office:value="1951461" calcext:value-type="float">
            <text:p>1951461</text:p>
          </table:table-cell>
          <table:table-cell table:formula="of:=[.A124]/1000/(60*60*24)" office:value-type="time" office:time-value="PT00H32M31.461S" calcext:value-type="time">
            <text:p>00:32:31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40.32" calcext:value-type="float">
            <text:p>140.32</text:p>
          </table:table-cell>
          <table:table-cell office:value-type="float" office:value="183.55" calcext:value-type="float">
            <text:p>183.55</text:p>
          </table:table-cell>
        </table:table-row>
        <table:table-row table:style-name="ro1">
          <table:table-cell office:value-type="float" office:value="1967461" calcext:value-type="float">
            <text:p>1967461</text:p>
          </table:table-cell>
          <table:table-cell table:formula="of:=[.A125]/1000/(60*60*24)" office:value-type="time" office:time-value="PT00H32M47.461S" calcext:value-type="time">
            <text:p>00:3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141.44" calcext:value-type="float">
            <text:p>141.44</text:p>
          </table:table-cell>
          <table:table-cell office:value-type="float" office:value="184.98" calcext:value-type="float">
            <text:p>184.98</text:p>
          </table:table-cell>
        </table:table-row>
        <table:table-row table:style-name="ro1">
          <table:table-cell office:value-type="float" office:value="1983461" calcext:value-type="float">
            <text:p>1983461</text:p>
          </table:table-cell>
          <table:table-cell table:formula="of:=[.A126]/1000/(60*60*24)" office:value-type="time" office:time-value="PT00H33M03.461S" calcext:value-type="time">
            <text:p>00:33:03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42.57" calcext:value-type="float">
            <text:p>142.57</text:p>
          </table:table-cell>
          <table:table-cell office:value-type="float" office:value="186.42" calcext:value-type="float">
            <text:p>186.42</text:p>
          </table:table-cell>
        </table:table-row>
        <table:table-row table:style-name="ro1">
          <table:table-cell office:value-type="float" office:value="1999461" calcext:value-type="float">
            <text:p>1999461</text:p>
          </table:table-cell>
          <table:table-cell table:formula="of:=[.A127]/1000/(60*60*24)" office:value-type="time" office:time-value="PT00H33M19.461S" calcext:value-type="time">
            <text:p>00:3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5" calcext:value-type="float">
            <text:p>321.75</text:p>
          </table:table-cell>
          <table:table-cell office:value-type="float" office:value="143.69" calcext:value-type="float">
            <text:p>143.69</text:p>
          </table:table-cell>
          <table:table-cell office:value-type="float" office:value="187.85" calcext:value-type="float">
            <text:p>187.85</text:p>
          </table:table-cell>
        </table:table-row>
        <table:table-row table:style-name="ro1">
          <table:table-cell office:value-type="float" office:value="2015461" calcext:value-type="float">
            <text:p>2015461</text:p>
          </table:table-cell>
          <table:table-cell table:formula="of:=[.A128]/1000/(60*60*24)" office:value-type="time" office:time-value="PT00H33M35.461S" calcext:value-type="time">
            <text:p>00:33:35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144.81" calcext:value-type="float">
            <text:p>144.81</text:p>
          </table:table-cell>
          <table:table-cell office:value-type="float" office:value="189.28" calcext:value-type="float">
            <text:p>189.28</text:p>
          </table:table-cell>
        </table:table-row>
        <table:table-row table:style-name="ro1">
          <table:table-cell office:value-type="float" office:value="2031461" calcext:value-type="float">
            <text:p>2031461</text:p>
          </table:table-cell>
          <table:table-cell table:formula="of:=[.A129]/1000/(60*60*24)" office:value-type="time" office:time-value="PT00H33M51.461S" calcext:value-type="time">
            <text:p>00:3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45.93" calcext:value-type="float">
            <text:p>145.93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>
          <table:table-cell office:value-type="float" office:value="2047461" calcext:value-type="float">
            <text:p>2047461</text:p>
          </table:table-cell>
          <table:table-cell table:formula="of:=[.A130]/1000/(60*60*24)" office:value-type="time" office:time-value="PT00H34M07.461S" calcext:value-type="time">
            <text:p>00:3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47.06" calcext:value-type="float">
            <text:p>147.06</text:p>
          </table:table-cell>
          <table:table-cell office:value-type="float" office:value="192.14" calcext:value-type="float">
            <text:p>192.14</text:p>
          </table:table-cell>
        </table:table-row>
        <table:table-row table:style-name="ro1">
          <table:table-cell office:value-type="float" office:value="2063461" calcext:value-type="float">
            <text:p>2063461</text:p>
          </table:table-cell>
          <table:table-cell table:formula="of:=[.A131]/1000/(60*60*24)" office:value-type="time" office:time-value="PT00H34M23.461S" calcext:value-type="time">
            <text:p>00:3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48.18" calcext:value-type="float">
            <text:p>148.18</text:p>
          </table:table-cell>
          <table:table-cell office:value-type="float" office:value="193.57" calcext:value-type="float">
            <text:p>193.57</text:p>
          </table:table-cell>
        </table:table-row>
        <table:table-row table:style-name="ro1">
          <table:table-cell office:value-type="float" office:value="2079461" calcext:value-type="float">
            <text:p>2079461</text:p>
          </table:table-cell>
          <table:table-cell table:formula="of:=[.A132]/1000/(60*60*24)" office:value-type="time" office:time-value="PT00H34M39.461S" calcext:value-type="time">
            <text:p>00:3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49.3" calcext:value-type="float">
            <text:p>149.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95461" calcext:value-type="float">
            <text:p>2095461</text:p>
          </table:table-cell>
          <table:table-cell table:formula="of:=[.A133]/1000/(60*60*24)" office:value-type="time" office:time-value="PT00H34M55.461S" calcext:value-type="time">
            <text:p>00:3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50.42" calcext:value-type="float">
            <text:p>150.42</text:p>
          </table:table-cell>
          <table:table-cell office:value-type="float" office:value="196.42" calcext:value-type="float">
            <text:p>196.42</text:p>
          </table:table-cell>
        </table:table-row>
        <table:table-row table:style-name="ro1">
          <table:table-cell office:value-type="float" office:value="2111461" calcext:value-type="float">
            <text:p>2111461</text:p>
          </table:table-cell>
          <table:table-cell table:formula="of:=[.A134]/1000/(60*60*24)" office:value-type="time" office:time-value="PT00H35M11.461S" calcext:value-type="time">
            <text:p>00:3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" calcext:value-type="float">
            <text:p>321.1</text:p>
          </table:table-cell>
          <table:table-cell office:value-type="float" office:value="151.54" calcext:value-type="float">
            <text:p>151.54</text:p>
          </table:table-cell>
          <table:table-cell office:value-type="float" office:value="197.85" calcext:value-type="float">
            <text:p>197.85</text:p>
          </table:table-cell>
        </table:table-row>
        <table:table-row table:style-name="ro1">
          <table:table-cell office:value-type="float" office:value="2127461" calcext:value-type="float">
            <text:p>2127461</text:p>
          </table:table-cell>
          <table:table-cell table:formula="of:=[.A135]/1000/(60*60*24)" office:value-type="time" office:time-value="PT00H35M27.461S" calcext:value-type="time">
            <text:p>00:3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52.66" calcext:value-type="float">
            <text:p>152.66</text:p>
          </table:table-cell>
          <table:table-cell office:value-type="float" office:value="199.28" calcext:value-type="float">
            <text:p>199.28</text:p>
          </table:table-cell>
        </table:table-row>
        <table:table-row table:style-name="ro1">
          <table:table-cell office:value-type="float" office:value="2143461" calcext:value-type="float">
            <text:p>2143461</text:p>
          </table:table-cell>
          <table:table-cell table:formula="of:=[.A136]/1000/(60*60*24)" office:value-type="time" office:time-value="PT00H35M43.461S" calcext:value-type="time">
            <text:p>00:3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53.78" calcext:value-type="float">
            <text:p>153.78</text:p>
          </table:table-cell>
          <table:table-cell office:value-type="float" office:value="200.7" calcext:value-type="float">
            <text:p>200.7</text:p>
          </table:table-cell>
        </table:table-row>
        <table:table-row table:style-name="ro1">
          <table:table-cell office:value-type="float" office:value="2159461" calcext:value-type="float">
            <text:p>2159461</text:p>
          </table:table-cell>
          <table:table-cell table:formula="of:=[.A137]/1000/(60*60*24)" office:value-type="time" office:time-value="PT00H35M59.461S" calcext:value-type="time">
            <text:p>00:3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154.9" calcext:value-type="float">
            <text:p>154.9</text:p>
          </table:table-cell>
          <table:table-cell office:value-type="float" office:value="202.13" calcext:value-type="float">
            <text:p>202.13</text:p>
          </table:table-cell>
        </table:table-row>
        <table:table-row table:style-name="ro1">
          <table:table-cell office:value-type="float" office:value="2175461" calcext:value-type="float">
            <text:p>2175461</text:p>
          </table:table-cell>
          <table:table-cell table:formula="of:=[.A138]/1000/(60*60*24)" office:value-type="time" office:time-value="PT00H36M15.461S" calcext:value-type="time">
            <text:p>00:3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156.02" calcext:value-type="float">
            <text:p>156.02</text:p>
          </table:table-cell>
          <table:table-cell office:value-type="float" office:value="203.55" calcext:value-type="float">
            <text:p>203.55</text:p>
          </table:table-cell>
        </table:table-row>
        <table:table-row table:style-name="ro1">
          <table:table-cell office:value-type="float" office:value="2191461" calcext:value-type="float">
            <text:p>2191461</text:p>
          </table:table-cell>
          <table:table-cell table:formula="of:=[.A139]/1000/(60*60*24)" office:value-type="time" office:time-value="PT00H36M31.461S" calcext:value-type="time">
            <text:p>00:3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1" calcext:value-type="float">
            <text:p>320.71</text:p>
          </table:table-cell>
          <table:table-cell office:value-type="float" office:value="157.14" calcext:value-type="float">
            <text:p>157.14</text:p>
          </table:table-cell>
          <table:table-cell office:value-type="float" office:value="204.98" calcext:value-type="float">
            <text:p>204.98</text:p>
          </table:table-cell>
        </table:table-row>
        <table:table-row table:style-name="ro1">
          <table:table-cell office:value-type="float" office:value="2207461" calcext:value-type="float">
            <text:p>2207461</text:p>
          </table:table-cell>
          <table:table-cell table:formula="of:=[.A140]/1000/(60*60*24)" office:value-type="time" office:time-value="PT00H36M47.461S" calcext:value-type="time">
            <text:p>00:3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58.26" calcext:value-type="float">
            <text:p>158.26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2223461" calcext:value-type="float">
            <text:p>2223461</text:p>
          </table:table-cell>
          <table:table-cell table:formula="of:=[.A141]/1000/(60*60*24)" office:value-type="time" office:time-value="PT00H37M03.461S" calcext:value-type="time">
            <text:p>00:3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6" calcext:value-type="float">
            <text:p>320.46</text:p>
          </table:table-cell>
          <table:table-cell office:value-type="float" office:value="159.38" calcext:value-type="float">
            <text:p>159.38</text:p>
          </table:table-cell>
          <table:table-cell office:value-type="float" office:value="207.82" calcext:value-type="float">
            <text:p>207.82</text:p>
          </table:table-cell>
        </table:table-row>
        <table:table-row table:style-name="ro1">
          <table:table-cell office:value-type="float" office:value="2239461" calcext:value-type="float">
            <text:p>2239461</text:p>
          </table:table-cell>
          <table:table-cell table:formula="of:=[.A142]/1000/(60*60*24)" office:value-type="time" office:time-value="PT00H37M19.461S" calcext:value-type="time">
            <text:p>00:3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60.5" calcext:value-type="float">
            <text:p>160.5</text:p>
          </table:table-cell>
          <table:table-cell office:value-type="float" office:value="209.24" calcext:value-type="float">
            <text:p>209.24</text:p>
          </table:table-cell>
        </table:table-row>
        <table:table-row table:style-name="ro1">
          <table:table-cell office:value-type="float" office:value="2255461" calcext:value-type="float">
            <text:p>2255461</text:p>
          </table:table-cell>
          <table:table-cell table:formula="of:=[.A143]/1000/(60*60*24)" office:value-type="time" office:time-value="PT00H37M35.461S" calcext:value-type="time">
            <text:p>00:3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61.61" calcext:value-type="float">
            <text:p>161.61</text:p>
          </table:table-cell>
          <table:table-cell office:value-type="float" office:value="210.66" calcext:value-type="float">
            <text:p>210.66</text:p>
          </table:table-cell>
        </table:table-row>
        <table:table-row table:style-name="ro1">
          <table:table-cell office:value-type="float" office:value="2271461" calcext:value-type="float">
            <text:p>2271461</text:p>
          </table:table-cell>
          <table:table-cell table:formula="of:=[.A144]/1000/(60*60*24)" office:value-type="time" office:time-value="PT00H37M51.461S" calcext:value-type="time">
            <text:p>00:3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62.73" calcext:value-type="float">
            <text:p>162.73</text:p>
          </table:table-cell>
          <table:table-cell office:value-type="float" office:value="212.07" calcext:value-type="float">
            <text:p>212.07</text:p>
          </table:table-cell>
        </table:table-row>
        <table:table-row table:style-name="ro1">
          <table:table-cell office:value-type="float" office:value="2287461" calcext:value-type="float">
            <text:p>2287461</text:p>
          </table:table-cell>
          <table:table-cell table:formula="of:=[.A145]/1000/(60*60*24)" office:value-type="time" office:time-value="PT00H38M07.461S" calcext:value-type="time">
            <text:p>00:3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63.85" calcext:value-type="float">
            <text:p>163.85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float" office:value="2303461" calcext:value-type="float">
            <text:p>2303461</text:p>
          </table:table-cell>
          <table:table-cell table:formula="of:=[.A146]/1000/(60*60*24)" office:value-type="time" office:time-value="PT00H38M23.461S" calcext:value-type="time">
            <text:p>00:3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5" calcext:value-type="float">
            <text:p>318.05</text:p>
          </table:table-cell>
          <table:table-cell office:value-type="float" office:value="164.97" calcext:value-type="float">
            <text:p>164.97</text:p>
          </table:table-cell>
          <table:table-cell office:value-type="float" office:value="214.91" calcext:value-type="float">
            <text:p>214.91</text:p>
          </table:table-cell>
        </table:table-row>
        <table:table-row table:style-name="ro1">
          <table:table-cell office:value-type="float" office:value="2319461" calcext:value-type="float">
            <text:p>2319461</text:p>
          </table:table-cell>
          <table:table-cell table:formula="of:=[.A147]/1000/(60*60*24)" office:value-type="time" office:time-value="PT00H38M39.461S" calcext:value-type="time">
            <text:p>00:3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66.08" calcext:value-type="float">
            <text:p>166.08</text:p>
          </table:table-cell>
          <table:table-cell office:value-type="float" office:value="216.33" calcext:value-type="float">
            <text:p>216.33</text:p>
          </table:table-cell>
        </table:table-row>
        <table:table-row table:style-name="ro1">
          <table:table-cell office:value-type="float" office:value="2335461" calcext:value-type="float">
            <text:p>2335461</text:p>
          </table:table-cell>
          <table:table-cell table:formula="of:=[.A148]/1000/(60*60*24)" office:value-type="time" office:time-value="PT00H38M55.461S" calcext:value-type="time">
            <text:p>00:3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1" calcext:value-type="float">
            <text:p>318.81</text:p>
          </table:table-cell>
          <table:table-cell office:value-type="float" office:value="167.2" calcext:value-type="float">
            <text:p>167.2</text:p>
          </table:table-cell>
          <table:table-cell office:value-type="float" office:value="217.74" calcext:value-type="float">
            <text:p>217.74</text:p>
          </table:table-cell>
        </table:table-row>
        <table:table-row table:style-name="ro1">
          <table:table-cell office:value-type="float" office:value="2351461" calcext:value-type="float">
            <text:p>2351461</text:p>
          </table:table-cell>
          <table:table-cell table:formula="of:=[.A149]/1000/(60*60*24)" office:value-type="time" office:time-value="PT00H39M11.461S" calcext:value-type="time">
            <text:p>00:3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68.32" calcext:value-type="float">
            <text:p>168.32</text:p>
          </table:table-cell>
          <table:table-cell office:value-type="float" office:value="219.16" calcext:value-type="float">
            <text:p>219.16</text:p>
          </table:table-cell>
        </table:table-row>
        <table:table-row table:style-name="ro1">
          <table:table-cell office:value-type="float" office:value="2367461" calcext:value-type="float">
            <text:p>2367461</text:p>
          </table:table-cell>
          <table:table-cell table:formula="of:=[.A150]/1000/(60*60*24)" office:value-type="time" office:time-value="PT00H39M27.461S" calcext:value-type="time">
            <text:p>00:3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69.43" calcext:value-type="float">
            <text:p>169.43</text:p>
          </table:table-cell>
          <table:table-cell office:value-type="float" office:value="220.58" calcext:value-type="float">
            <text:p>220.58</text:p>
          </table:table-cell>
        </table:table-row>
        <table:table-row table:style-name="ro1">
          <table:table-cell office:value-type="float" office:value="2383461" calcext:value-type="float">
            <text:p>2383461</text:p>
          </table:table-cell>
          <table:table-cell table:formula="of:=[.A151]/1000/(60*60*24)" office:value-type="time" office:time-value="PT00H39M43.461S" calcext:value-type="time">
            <text:p>00:3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70.55" calcext:value-type="float">
            <text:p>170.55</text:p>
          </table:table-cell>
          <table:table-cell office:value-type="float" office:value="221.99" calcext:value-type="float">
            <text:p>221.99</text:p>
          </table:table-cell>
        </table:table-row>
        <table:table-row table:style-name="ro1">
          <table:table-cell office:value-type="float" office:value="2399461" calcext:value-type="float">
            <text:p>2399461</text:p>
          </table:table-cell>
          <table:table-cell table:formula="of:=[.A152]/1000/(60*60*24)" office:value-type="time" office:time-value="PT00H39M59.461S" calcext:value-type="time">
            <text:p>00:39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71.66" calcext:value-type="float">
            <text:p>171.66</text:p>
          </table:table-cell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2415461" calcext:value-type="float">
            <text:p>2415461</text:p>
          </table:table-cell>
          <table:table-cell table:formula="of:=[.A153]/1000/(60*60*24)" office:value-type="time" office:time-value="PT00H40M15.461S" calcext:value-type="time">
            <text:p>00:40:15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172.78" calcext:value-type="float">
            <text:p>172.78</text:p>
          </table:table-cell>
          <table:table-cell office:value-type="float" office:value="224.81" calcext:value-type="float">
            <text:p>224.81</text:p>
          </table:table-cell>
        </table:table-row>
        <table:table-row table:style-name="ro1">
          <table:table-cell office:value-type="float" office:value="2431460" calcext:value-type="float">
            <text:p>2431460</text:p>
          </table:table-cell>
          <table:table-cell table:formula="of:=[.A154]/1000/(60*60*24)" office:value-type="time" office:time-value="PT00H40M31.46S" calcext:value-type="time">
            <text:p>00:4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173.9" calcext:value-type="float">
            <text:p>173.9</text:p>
          </table:table-cell>
          <table:table-cell office:value-type="float" office:value="226.23" calcext:value-type="float">
            <text:p>226.23</text:p>
          </table:table-cell>
        </table:table-row>
        <table:table-row table:style-name="ro1">
          <table:table-cell office:value-type="float" office:value="2447461" calcext:value-type="float">
            <text:p>2447461</text:p>
          </table:table-cell>
          <table:table-cell table:formula="of:=[.A155]/1000/(60*60*24)" office:value-type="time" office:time-value="PT00H40M47.461S" calcext:value-type="time">
            <text:p>00:40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175.01" calcext:value-type="float">
            <text:p>175.01</text:p>
          </table:table-cell>
          <table:table-cell office:value-type="float" office:value="227.64" calcext:value-type="float">
            <text:p>227.64</text:p>
          </table:table-cell>
        </table:table-row>
        <table:table-row table:style-name="ro1">
          <table:table-cell office:value-type="float" office:value="2463461" calcext:value-type="float">
            <text:p>2463461</text:p>
          </table:table-cell>
          <table:table-cell table:formula="of:=[.A156]/1000/(60*60*24)" office:value-type="time" office:time-value="PT00H41M03.461S" calcext:value-type="time">
            <text:p>00:41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6.12" calcext:value-type="float">
            <text:p>176.12</text:p>
          </table:table-cell>
          <table:table-cell office:value-type="float" office:value="229.05" calcext:value-type="float">
            <text:p>229.05</text:p>
          </table:table-cell>
        </table:table-row>
        <table:table-row table:style-name="ro1">
          <table:table-cell office:value-type="float" office:value="2479461" calcext:value-type="float">
            <text:p>2479461</text:p>
          </table:table-cell>
          <table:table-cell table:formula="of:=[.A157]/1000/(60*60*24)" office:value-type="time" office:time-value="PT00H41M19.461S" calcext:value-type="time">
            <text:p>00:41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7.24" calcext:value-type="float">
            <text:p>177.24</text:p>
          </table:table-cell>
          <table:table-cell office:value-type="float" office:value="230.46" calcext:value-type="float">
            <text:p>230.46</text:p>
          </table:table-cell>
        </table:table-row>
        <table:table-row table:style-name="ro1">
          <table:table-cell office:value-type="float" office:value="2495461" calcext:value-type="float">
            <text:p>2495461</text:p>
          </table:table-cell>
          <table:table-cell table:formula="of:=[.A158]/1000/(60*60*24)" office:value-type="time" office:time-value="PT00H41M35.461S" calcext:value-type="time">
            <text:p>00:41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8.35" calcext:value-type="float">
            <text:p>178.35</text:p>
          </table:table-cell>
          <table:table-cell office:value-type="float" office:value="231.87" calcext:value-type="float">
            <text:p>231.87</text:p>
          </table:table-cell>
        </table:table-row>
        <table:table-row table:style-name="ro1">
          <table:table-cell office:value-type="float" office:value="2511461" calcext:value-type="float">
            <text:p>2511461</text:p>
          </table:table-cell>
          <table:table-cell table:formula="of:=[.A159]/1000/(60*60*24)" office:value-type="time" office:time-value="PT00H41M51.461S" calcext:value-type="time">
            <text:p>00:41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9.47" calcext:value-type="float">
            <text:p>179.47</text:p>
          </table:table-cell>
          <table:table-cell office:value-type="float" office:value="233.27" calcext:value-type="float">
            <text:p>233.27</text:p>
          </table:table-cell>
        </table:table-row>
        <table:table-row table:style-name="ro1">
          <table:table-cell office:value-type="float" office:value="2527461" calcext:value-type="float">
            <text:p>2527461</text:p>
          </table:table-cell>
          <table:table-cell table:formula="of:=[.A160]/1000/(60*60*24)" office:value-type="time" office:time-value="PT00H42M07.461S" calcext:value-type="time">
            <text:p>00:4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80.58" calcext:value-type="float">
            <text:p>180.58</text:p>
          </table:table-cell>
          <table:table-cell office:value-type="float" office:value="234.68" calcext:value-type="float">
            <text:p>234.68</text:p>
          </table:table-cell>
        </table:table-row>
        <table:table-row table:style-name="ro1">
          <table:table-cell office:value-type="float" office:value="2543461" calcext:value-type="float">
            <text:p>2543461</text:p>
          </table:table-cell>
          <table:table-cell table:formula="of:=[.A161]/1000/(60*60*24)" office:value-type="time" office:time-value="PT00H42M23.461S" calcext:value-type="time">
            <text:p>00:42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1.69" calcext:value-type="float">
            <text:p>181.69</text:p>
          </table:table-cell>
          <table:table-cell office:value-type="float" office:value="236.09" calcext:value-type="float">
            <text:p>236.09</text:p>
          </table:table-cell>
        </table:table-row>
        <table:table-row table:style-name="ro1">
          <table:table-cell office:value-type="float" office:value="2559461" calcext:value-type="float">
            <text:p>2559461</text:p>
          </table:table-cell>
          <table:table-cell table:formula="of:=[.A162]/1000/(60*60*24)" office:value-type="time" office:time-value="PT00H42M39.461S" calcext:value-type="time">
            <text:p>00:4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82.81" calcext:value-type="float">
            <text:p>182.81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float" office:value="2575461" calcext:value-type="float">
            <text:p>2575461</text:p>
          </table:table-cell>
          <table:table-cell table:formula="of:=[.A163]/1000/(60*60*24)" office:value-type="time" office:time-value="PT00H42M55.461S" calcext:value-type="time">
            <text:p>00:42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83.92" calcext:value-type="float">
            <text:p>183.92</text:p>
          </table:table-cell>
          <table:table-cell office:value-type="float" office:value="238.91" calcext:value-type="float">
            <text:p>238.91</text:p>
          </table:table-cell>
        </table:table-row>
        <table:table-row table:style-name="ro1">
          <table:table-cell office:value-type="float" office:value="2591461" calcext:value-type="float">
            <text:p>2591461</text:p>
          </table:table-cell>
          <table:table-cell table:formula="of:=[.A164]/1000/(60*60*24)" office:value-type="time" office:time-value="PT00H43M11.461S" calcext:value-type="time">
            <text:p>00:43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85.03" calcext:value-type="float">
            <text:p>185.03</text:p>
          </table:table-cell>
          <table:table-cell office:value-type="float" office:value="240.31" calcext:value-type="float">
            <text:p>240.31</text:p>
          </table:table-cell>
        </table:table-row>
        <table:table-row table:style-name="ro1">
          <table:table-cell office:value-type="float" office:value="2607461" calcext:value-type="float">
            <text:p>2607461</text:p>
          </table:table-cell>
          <table:table-cell table:formula="of:=[.A165]/1000/(60*60*24)" office:value-type="time" office:time-value="PT00H43M27.461S" calcext:value-type="time">
            <text:p>00:43:27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86.14" calcext:value-type="float">
            <text:p>186.14</text:p>
          </table:table-cell>
          <table:table-cell office:value-type="float" office:value="241.72" calcext:value-type="float">
            <text:p>241.72</text:p>
          </table:table-cell>
        </table:table-row>
        <table:table-row table:style-name="ro1">
          <table:table-cell office:value-type="float" office:value="2623461" calcext:value-type="float">
            <text:p>2623461</text:p>
          </table:table-cell>
          <table:table-cell table:formula="of:=[.A166]/1000/(60*60*24)" office:value-type="time" office:time-value="PT00H43M43.461S" calcext:value-type="time">
            <text:p>00:43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87.25" calcext:value-type="float">
            <text:p>187.25</text:p>
          </table:table-cell>
          <table:table-cell office:value-type="float" office:value="243.12" calcext:value-type="float">
            <text:p>243.12</text:p>
          </table:table-cell>
        </table:table-row>
        <table:table-row table:style-name="ro1">
          <table:table-cell office:value-type="float" office:value="2639461" calcext:value-type="float">
            <text:p>2639461</text:p>
          </table:table-cell>
          <table:table-cell table:formula="of:=[.A167]/1000/(60*60*24)" office:value-type="time" office:time-value="PT00H43M59.461S" calcext:value-type="time">
            <text:p>00:43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88.37" calcext:value-type="float">
            <text:p>188.37</text:p>
          </table:table-cell>
          <table:table-cell office:value-type="float" office:value="244.52" calcext:value-type="float">
            <text:p>244.52</text:p>
          </table:table-cell>
        </table:table-row>
        <table:table-row table:style-name="ro1">
          <table:table-cell office:value-type="float" office:value="2655461" calcext:value-type="float">
            <text:p>2655461</text:p>
          </table:table-cell>
          <table:table-cell table:formula="of:=[.A168]/1000/(60*60*24)" office:value-type="time" office:time-value="PT00H44M15.461S" calcext:value-type="time">
            <text:p>00:44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89.48" calcext:value-type="float">
            <text:p>189.48</text:p>
          </table:table-cell>
          <table:table-cell office:value-type="float" office:value="245.92" calcext:value-type="float">
            <text:p>245.92</text:p>
          </table:table-cell>
        </table:table-row>
        <table:table-row table:style-name="ro1">
          <table:table-cell office:value-type="float" office:value="2671461" calcext:value-type="float">
            <text:p>2671461</text:p>
          </table:table-cell>
          <table:table-cell table:formula="of:=[.A169]/1000/(60*60*24)" office:value-type="time" office:time-value="PT00H44M31.461S" calcext:value-type="time">
            <text:p>00:44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90.59" calcext:value-type="float">
            <text:p>190.59</text:p>
          </table:table-cell>
          <table:table-cell office:value-type="float" office:value="247.32" calcext:value-type="float">
            <text:p>247.32</text:p>
          </table:table-cell>
        </table:table-row>
        <table:table-row table:style-name="ro1">
          <table:table-cell office:value-type="float" office:value="2687461" calcext:value-type="float">
            <text:p>2687461</text:p>
          </table:table-cell>
          <table:table-cell table:formula="of:=[.A170]/1000/(60*60*24)" office:value-type="time" office:time-value="PT00H44M47.461S" calcext:value-type="time">
            <text:p>00:44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91.7" calcext:value-type="float">
            <text:p>191.7</text:p>
          </table:table-cell>
          <table:table-cell office:value-type="float" office:value="248.73" calcext:value-type="float">
            <text:p>248.73</text:p>
          </table:table-cell>
        </table:table-row>
        <table:table-row table:style-name="ro1">
          <table:table-cell office:value-type="float" office:value="2703461" calcext:value-type="float">
            <text:p>2703461</text:p>
          </table:table-cell>
          <table:table-cell table:formula="of:=[.A171]/1000/(60*60*24)" office:value-type="time" office:time-value="PT00H45M03.461S" calcext:value-type="time">
            <text:p>00:4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5.99" calcext:value-type="float">
            <text:p>315.99</text:p>
          </table:table-cell>
          <table:table-cell office:value-type="float" office:value="192.81" calcext:value-type="float">
            <text:p>192.81</text:p>
          </table:table-cell>
          <table:table-cell office:value-type="float" office:value="250.13" calcext:value-type="float">
            <text:p>250.13</text:p>
          </table:table-cell>
        </table:table-row>
        <table:table-row table:style-name="ro1">
          <table:table-cell office:value-type="float" office:value="2719460" calcext:value-type="float">
            <text:p>2719460</text:p>
          </table:table-cell>
          <table:table-cell table:formula="of:=[.A172]/1000/(60*60*24)" office:value-type="time" office:time-value="PT00H45M19.46S" calcext:value-type="time">
            <text:p>00:45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5.99" calcext:value-type="float">
            <text:p>315.99</text:p>
          </table:table-cell>
          <table:table-cell office:value-type="float" office:value="193.92" calcext:value-type="float">
            <text:p>193.92</text:p>
          </table:table-cell>
          <table:table-cell office:value-type="float" office:value="251.53" calcext:value-type="float">
            <text:p>251.53</text:p>
          </table:table-cell>
        </table:table-row>
        <table:table-row table:style-name="ro1">
          <table:table-cell office:value-type="float" office:value="2735461" calcext:value-type="float">
            <text:p>2735461</text:p>
          </table:table-cell>
          <table:table-cell table:formula="of:=[.A173]/1000/(60*60*24)" office:value-type="time" office:time-value="PT00H45M35.461S" calcext:value-type="time">
            <text:p>00:45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5.86" calcext:value-type="float">
            <text:p>315.86</text:p>
          </table:table-cell>
          <table:table-cell office:value-type="float" office:value="195.03" calcext:value-type="float">
            <text:p>195.03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>
          <table:table-cell office:value-type="float" office:value="2751461" calcext:value-type="float">
            <text:p>2751461</text:p>
          </table:table-cell>
          <table:table-cell table:formula="of:=[.A174]/1000/(60*60*24)" office:value-type="time" office:time-value="PT00H45M51.461S" calcext:value-type="time">
            <text:p>00:45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96.14" calcext:value-type="float">
            <text:p>196.14</text:p>
          </table:table-cell>
          <table:table-cell office:value-type="float" office:value="254.33" calcext:value-type="float">
            <text:p>254.33</text:p>
          </table:table-cell>
        </table:table-row>
        <table:table-row table:style-name="ro1">
          <table:table-cell office:value-type="float" office:value="2767461" calcext:value-type="float">
            <text:p>2767461</text:p>
          </table:table-cell>
          <table:table-cell table:formula="of:=[.A175]/1000/(60*60*24)" office:value-type="time" office:time-value="PT00H46M07.461S" calcext:value-type="time">
            <text:p>00:46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97.25" calcext:value-type="float">
            <text:p>197.25</text:p>
          </table:table-cell>
          <table:table-cell office:value-type="float" office:value="255.73" calcext:value-type="float">
            <text:p>255.73</text:p>
          </table:table-cell>
        </table:table-row>
        <table:table-row table:style-name="ro1">
          <table:table-cell office:value-type="float" office:value="2783461" calcext:value-type="float">
            <text:p>2783461</text:p>
          </table:table-cell>
          <table:table-cell table:formula="of:=[.A176]/1000/(60*60*24)" office:value-type="time" office:time-value="PT00H46M23.461S" calcext:value-type="time">
            <text:p>00:46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98.36" calcext:value-type="float">
            <text:p>198.36</text:p>
          </table:table-cell>
          <table:table-cell office:value-type="float" office:value="257.12" calcext:value-type="float">
            <text:p>257.12</text:p>
          </table:table-cell>
        </table:table-row>
        <table:table-row table:style-name="ro1">
          <table:table-cell office:value-type="float" office:value="2799461" calcext:value-type="float">
            <text:p>2799461</text:p>
          </table:table-cell>
          <table:table-cell table:formula="of:=[.A177]/1000/(60*60*24)" office:value-type="time" office:time-value="PT00H46M39.461S" calcext:value-type="time">
            <text:p>00:46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99.47" calcext:value-type="float">
            <text:p>199.47</text:p>
          </table:table-cell>
          <table:table-cell office:value-type="float" office:value="258.52" calcext:value-type="float">
            <text:p>258.52</text:p>
          </table:table-cell>
        </table:table-row>
        <table:table-row table:style-name="ro1">
          <table:table-cell office:value-type="float" office:value="2815461" calcext:value-type="float">
            <text:p>2815461</text:p>
          </table:table-cell>
          <table:table-cell table:formula="of:=[.A178]/1000/(60*60*24)" office:value-type="time" office:time-value="PT00H46M55.461S" calcext:value-type="time">
            <text:p>00:46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200.58" calcext:value-type="float">
            <text:p>200.58</text:p>
          </table:table-cell>
          <table:table-cell office:value-type="float" office:value="259.92" calcext:value-type="float">
            <text:p>259.92</text:p>
          </table:table-cell>
        </table:table-row>
        <table:table-row table:style-name="ro1">
          <table:table-cell office:value-type="float" office:value="2831461" calcext:value-type="float">
            <text:p>2831461</text:p>
          </table:table-cell>
          <table:table-cell table:formula="of:=[.A179]/1000/(60*60*24)" office:value-type="time" office:time-value="PT00H47M11.461S" calcext:value-type="time">
            <text:p>00:47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01.69" calcext:value-type="float">
            <text:p>201.69</text:p>
          </table:table-cell>
          <table:table-cell office:value-type="float" office:value="261.32" calcext:value-type="float">
            <text:p>261.32</text:p>
          </table:table-cell>
        </table:table-row>
        <table:table-row table:style-name="ro1">
          <table:table-cell office:value-type="float" office:value="2847461" calcext:value-type="float">
            <text:p>2847461</text:p>
          </table:table-cell>
          <table:table-cell table:formula="of:=[.A180]/1000/(60*60*24)" office:value-type="time" office:time-value="PT00H47M27.461S" calcext:value-type="time">
            <text:p>00:47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202.79" calcext:value-type="float">
            <text:p>202.79</text:p>
          </table:table-cell>
          <table:table-cell office:value-type="float" office:value="262.71" calcext:value-type="float">
            <text:p>262.71</text:p>
          </table:table-cell>
        </table:table-row>
        <table:table-row table:style-name="ro1">
          <table:table-cell office:value-type="float" office:value="2863461" calcext:value-type="float">
            <text:p>2863461</text:p>
          </table:table-cell>
          <table:table-cell table:formula="of:=[.A181]/1000/(60*60*24)" office:value-type="time" office:time-value="PT00H47M43.461S" calcext:value-type="time">
            <text:p>00:47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203.9" calcext:value-type="float">
            <text:p>203.9</text:p>
          </table:table-cell>
          <table:table-cell office:value-type="float" office:value="264.11" calcext:value-type="float">
            <text:p>264.11</text:p>
          </table:table-cell>
        </table:table-row>
        <table:table-row table:style-name="ro1">
          <table:table-cell office:value-type="float" office:value="2879461" calcext:value-type="float">
            <text:p>2879461</text:p>
          </table:table-cell>
          <table:table-cell table:formula="of:=[.A182]/1000/(60*60*24)" office:value-type="time" office:time-value="PT00H47M59.461S" calcext:value-type="time">
            <text:p>00:47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3" calcext:value-type="float">
            <text:p>313.23</text:p>
          </table:table-cell>
          <table:table-cell office:value-type="float" office:value="205.01" calcext:value-type="float">
            <text:p>205.0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2895461" calcext:value-type="float">
            <text:p>2895461</text:p>
          </table:table-cell>
          <table:table-cell table:formula="of:=[.A183]/1000/(60*60*24)" office:value-type="time" office:time-value="PT00H48M15.461S" calcext:value-type="time">
            <text:p>00:48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06.12" calcext:value-type="float">
            <text:p>206.12</text:p>
          </table:table-cell>
          <table:table-cell office:value-type="float" office:value="266.9" calcext:value-type="float">
            <text:p>266.9</text:p>
          </table:table-cell>
        </table:table-row>
        <table:table-row table:style-name="ro1">
          <table:table-cell office:value-type="float" office:value="2911461" calcext:value-type="float">
            <text:p>2911461</text:p>
          </table:table-cell>
          <table:table-cell table:formula="of:=[.A184]/1000/(60*60*24)" office:value-type="time" office:time-value="PT00H48M31.461S" calcext:value-type="time">
            <text:p>00:48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07.23" calcext:value-type="float">
            <text:p>207.23</text:p>
          </table:table-cell>
          <table:table-cell office:value-type="float" office:value="268.29" calcext:value-type="float">
            <text:p>268.29</text:p>
          </table:table-cell>
        </table:table-row>
        <table:table-row table:style-name="ro1">
          <table:table-cell office:value-type="float" office:value="2927461" calcext:value-type="float">
            <text:p>2927461</text:p>
          </table:table-cell>
          <table:table-cell table:formula="of:=[.A185]/1000/(60*60*24)" office:value-type="time" office:time-value="PT00H48M47.461S" calcext:value-type="time">
            <text:p>00:48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08.33" calcext:value-type="float">
            <text:p>208.33</text:p>
          </table:table-cell>
          <table:table-cell office:value-type="float" office:value="269.68" calcext:value-type="float">
            <text:p>269.68</text:p>
          </table:table-cell>
        </table:table-row>
        <table:table-row table:style-name="ro1">
          <table:table-cell office:value-type="float" office:value="2943461" calcext:value-type="float">
            <text:p>2943461</text:p>
          </table:table-cell>
          <table:table-cell table:formula="of:=[.A186]/1000/(60*60*24)" office:value-type="time" office:time-value="PT00H49M03.461S" calcext:value-type="time">
            <text:p>00:49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209.44" calcext:value-type="float">
            <text:p>209.44</text:p>
          </table:table-cell>
          <table:table-cell office:value-type="float" office:value="271.07" calcext:value-type="float">
            <text:p>271.07</text:p>
          </table:table-cell>
        </table:table-row>
        <table:table-row table:style-name="ro1">
          <table:table-cell office:value-type="float" office:value="2959461" calcext:value-type="float">
            <text:p>2959461</text:p>
          </table:table-cell>
          <table:table-cell table:formula="of:=[.A187]/1000/(60*60*24)" office:value-type="time" office:time-value="PT00H49M19.461S" calcext:value-type="time">
            <text:p>00:49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10.55" calcext:value-type="float">
            <text:p>210.55</text:p>
          </table:table-cell>
          <table:table-cell office:value-type="float" office:value="272.46" calcext:value-type="float">
            <text:p>272.46</text:p>
          </table:table-cell>
        </table:table-row>
        <table:table-row table:style-name="ro1">
          <table:table-cell office:value-type="float" office:value="2975461" calcext:value-type="float">
            <text:p>2975461</text:p>
          </table:table-cell>
          <table:table-cell table:formula="of:=[.A188]/1000/(60*60*24)" office:value-type="time" office:time-value="PT00H49M35.461S" calcext:value-type="time">
            <text:p>00:49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11.65" calcext:value-type="float">
            <text:p>211.65</text:p>
          </table:table-cell>
          <table:table-cell office:value-type="float" office:value="273.85" calcext:value-type="float">
            <text:p>273.85</text:p>
          </table:table-cell>
        </table:table-row>
        <table:table-row table:style-name="ro1">
          <table:table-cell office:value-type="float" office:value="2991461" calcext:value-type="float">
            <text:p>2991461</text:p>
          </table:table-cell>
          <table:table-cell table:formula="of:=[.A189]/1000/(60*60*24)" office:value-type="time" office:time-value="PT00H49M51.461S" calcext:value-type="time">
            <text:p>00:49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12.76" calcext:value-type="float">
            <text:p>212.76</text:p>
          </table:table-cell>
          <table:table-cell office:value-type="float" office:value="275.24" calcext:value-type="float">
            <text:p>275.24</text:p>
          </table:table-cell>
        </table:table-row>
        <table:table-row table:style-name="ro1">
          <table:table-cell office:value-type="float" office:value="3007461" calcext:value-type="float">
            <text:p>3007461</text:p>
          </table:table-cell>
          <table:table-cell table:formula="of:=[.A190]/1000/(60*60*24)" office:value-type="time" office:time-value="PT00H50M07.461S" calcext:value-type="time">
            <text:p>00:50:07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13.87" calcext:value-type="float">
            <text:p>213.87</text:p>
          </table:table-cell>
          <table:table-cell office:value-type="float" office:value="276.63" calcext:value-type="float">
            <text:p>276.63</text:p>
          </table:table-cell>
        </table:table-row>
        <table:table-row table:style-name="ro1">
          <table:table-cell office:value-type="float" office:value="3023461" calcext:value-type="float">
            <text:p>3023461</text:p>
          </table:table-cell>
          <table:table-cell table:formula="of:=[.A191]/1000/(60*60*24)" office:value-type="time" office:time-value="PT00H50M23.461S" calcext:value-type="time">
            <text:p>00:50:23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14.97" calcext:value-type="float">
            <text:p>214.97</text:p>
          </table:table-cell>
          <table:table-cell office:value-type="float" office:value="278.02" calcext:value-type="float">
            <text:p>278.02</text:p>
          </table:table-cell>
        </table:table-row>
        <table:table-row table:style-name="ro1">
          <table:table-cell office:value-type="float" office:value="3039461" calcext:value-type="float">
            <text:p>3039461</text:p>
          </table:table-cell>
          <table:table-cell table:formula="of:=[.A192]/1000/(60*60*24)" office:value-type="time" office:time-value="PT00H50M39.461S" calcext:value-type="time">
            <text:p>00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16.08" calcext:value-type="float">
            <text:p>216.08</text:p>
          </table:table-cell>
          <table:table-cell office:value-type="float" office:value="279.41" calcext:value-type="float">
            <text:p>279.41</text:p>
          </table:table-cell>
        </table:table-row>
        <table:table-row table:style-name="ro1">
          <table:table-cell office:value-type="float" office:value="3055461" calcext:value-type="float">
            <text:p>3055461</text:p>
          </table:table-cell>
          <table:table-cell table:formula="of:=[.A193]/1000/(60*60*24)" office:value-type="time" office:time-value="PT00H50M55.461S" calcext:value-type="time">
            <text:p>00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17.18" calcext:value-type="float">
            <text:p>217.18</text:p>
          </table:table-cell>
          <table:table-cell office:value-type="float" office:value="280.8" calcext:value-type="float">
            <text:p>280.8</text:p>
          </table:table-cell>
        </table:table-row>
        <table:table-row table:style-name="ro1">
          <table:table-cell office:value-type="float" office:value="3071461" calcext:value-type="float">
            <text:p>3071461</text:p>
          </table:table-cell>
          <table:table-cell table:formula="of:=[.A194]/1000/(60*60*24)" office:value-type="time" office:time-value="PT00H51M11.461S" calcext:value-type="time">
            <text:p>00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18.29" calcext:value-type="float">
            <text:p>218.29</text:p>
          </table:table-cell>
          <table:table-cell office:value-type="float" office:value="282.19" calcext:value-type="float">
            <text:p>282.19</text:p>
          </table:table-cell>
        </table:table-row>
        <table:table-row table:style-name="ro1">
          <table:table-cell office:value-type="float" office:value="3087461" calcext:value-type="float">
            <text:p>3087461</text:p>
          </table:table-cell>
          <table:table-cell table:formula="of:=[.A195]/1000/(60*60*24)" office:value-type="time" office:time-value="PT00H51M27.461S" calcext:value-type="time">
            <text:p>00:51:27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19.39" calcext:value-type="float">
            <text:p>219.39</text:p>
          </table:table-cell>
          <table:table-cell office:value-type="float" office:value="283.58" calcext:value-type="float">
            <text:p>283.58</text:p>
          </table:table-cell>
        </table:table-row>
        <table:table-row table:style-name="ro1">
          <table:table-cell office:value-type="float" office:value="3103461" calcext:value-type="float">
            <text:p>3103461</text:p>
          </table:table-cell>
          <table:table-cell table:formula="of:=[.A196]/1000/(60*60*24)" office:value-type="time" office:time-value="PT00H51M43.461S" calcext:value-type="time">
            <text:p>00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220.5" calcext:value-type="float">
            <text:p>220.5</text:p>
          </table:table-cell>
          <table:table-cell office:value-type="float" office:value="284.96" calcext:value-type="float">
            <text:p>284.96</text:p>
          </table:table-cell>
        </table:table-row>
        <table:table-row table:style-name="ro1">
          <table:table-cell office:value-type="float" office:value="3119461" calcext:value-type="float">
            <text:p>3119461</text:p>
          </table:table-cell>
          <table:table-cell table:formula="of:=[.A197]/1000/(60*60*24)" office:value-type="time" office:time-value="PT00H51M59.461S" calcext:value-type="time">
            <text:p>00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221.6" calcext:value-type="float">
            <text:p>221.6</text:p>
          </table:table-cell>
          <table:table-cell office:value-type="float" office:value="286.35" calcext:value-type="float">
            <text:p>286.35</text:p>
          </table:table-cell>
        </table:table-row>
        <table:table-row table:style-name="ro1">
          <table:table-cell office:value-type="float" office:value="3135461" calcext:value-type="float">
            <text:p>3135461</text:p>
          </table:table-cell>
          <table:table-cell table:formula="of:=[.A198]/1000/(60*60*24)" office:value-type="time" office:time-value="PT00H52M15.461S" calcext:value-type="time">
            <text:p>00:52:15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222.71" calcext:value-type="float">
            <text:p>222.71</text:p>
          </table:table-cell>
          <table:table-cell office:value-type="float" office:value="287.73" calcext:value-type="float">
            <text:p>287.73</text:p>
          </table:table-cell>
        </table:table-row>
        <table:table-row table:style-name="ro1">
          <table:table-cell office:value-type="float" office:value="3151461" calcext:value-type="float">
            <text:p>3151461</text:p>
          </table:table-cell>
          <table:table-cell table:formula="of:=[.A199]/1000/(60*60*24)" office:value-type="time" office:time-value="PT00H52M31.461S" calcext:value-type="time">
            <text:p>00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23.81" calcext:value-type="float">
            <text:p>223.81</text:p>
          </table:table-cell>
          <table:table-cell office:value-type="float" office:value="289.12" calcext:value-type="float">
            <text:p>289.12</text:p>
          </table:table-cell>
        </table:table-row>
        <table:table-row table:style-name="ro1">
          <table:table-cell office:value-type="float" office:value="3167461" calcext:value-type="float">
            <text:p>3167461</text:p>
          </table:table-cell>
          <table:table-cell table:formula="of:=[.A200]/1000/(60*60*24)" office:value-type="time" office:time-value="PT00H52M47.461S" calcext:value-type="time">
            <text:p>00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24.92" calcext:value-type="float">
            <text:p>224.92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3183461" calcext:value-type="float">
            <text:p>3183461</text:p>
          </table:table-cell>
          <table:table-cell table:formula="of:=[.A201]/1000/(60*60*24)" office:value-type="time" office:time-value="PT00H53M03.461S" calcext:value-type="time">
            <text:p>00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26.02" calcext:value-type="float">
            <text:p>226.02</text:p>
          </table:table-cell>
          <table:table-cell office:value-type="float" office:value="291.89" calcext:value-type="float">
            <text:p>291.89</text:p>
          </table:table-cell>
        </table:table-row>
        <table:table-row table:style-name="ro1">
          <table:table-cell office:value-type="float" office:value="3199461" calcext:value-type="float">
            <text:p>3199461</text:p>
          </table:table-cell>
          <table:table-cell table:formula="of:=[.A202]/1000/(60*60*24)" office:value-type="time" office:time-value="PT00H53M19.461S" calcext:value-type="time">
            <text:p>00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27.12" calcext:value-type="float">
            <text:p>227.12</text:p>
          </table:table-cell>
          <table:table-cell office:value-type="float" office:value="293.27" calcext:value-type="float">
            <text:p>293.27</text:p>
          </table:table-cell>
        </table:table-row>
        <table:table-row table:style-name="ro1">
          <table:table-cell office:value-type="float" office:value="3215461" calcext:value-type="float">
            <text:p>3215461</text:p>
          </table:table-cell>
          <table:table-cell table:formula="of:=[.A203]/1000/(60*60*24)" office:value-type="time" office:time-value="PT00H53M35.461S" calcext:value-type="time">
            <text:p>00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28.23" calcext:value-type="float">
            <text:p>228.23</text:p>
          </table:table-cell>
          <table:table-cell office:value-type="float" office:value="294.65" calcext:value-type="float">
            <text:p>294.65</text:p>
          </table:table-cell>
        </table:table-row>
        <table:table-row table:style-name="ro1">
          <table:table-cell office:value-type="float" office:value="3231461" calcext:value-type="float">
            <text:p>3231461</text:p>
          </table:table-cell>
          <table:table-cell table:formula="of:=[.A204]/1000/(60*60*24)" office:value-type="time" office:time-value="PT00H53M51.461S" calcext:value-type="time">
            <text:p>00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29.33" calcext:value-type="float">
            <text:p>229.33</text:p>
          </table:table-cell>
          <table:table-cell office:value-type="float" office:value="296.03" calcext:value-type="float">
            <text:p>296.03</text:p>
          </table:table-cell>
        </table:table-row>
        <table:table-row table:style-name="ro1">
          <table:table-cell office:value-type="float" office:value="3247461" calcext:value-type="float">
            <text:p>3247461</text:p>
          </table:table-cell>
          <table:table-cell table:formula="of:=[.A205]/1000/(60*60*24)" office:value-type="time" office:time-value="PT00H54M07.461S" calcext:value-type="time">
            <text:p>00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30.43" calcext:value-type="float">
            <text:p>230.43</text:p>
          </table:table-cell>
          <table:table-cell office:value-type="float" office:value="297.42" calcext:value-type="float">
            <text:p>297.42</text:p>
          </table:table-cell>
        </table:table-row>
        <table:table-row table:style-name="ro1">
          <table:table-cell office:value-type="float" office:value="3263461" calcext:value-type="float">
            <text:p>3263461</text:p>
          </table:table-cell>
          <table:table-cell table:formula="of:=[.A206]/1000/(60*60*24)" office:value-type="time" office:time-value="PT00H54M23.461S" calcext:value-type="time">
            <text:p>00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31.54" calcext:value-type="float">
            <text:p>231.54</text:p>
          </table:table-cell>
          <table:table-cell office:value-type="float" office:value="298.8" calcext:value-type="float">
            <text:p>298.8</text:p>
          </table:table-cell>
        </table:table-row>
        <table:table-row table:style-name="ro1">
          <table:table-cell office:value-type="float" office:value="3279461" calcext:value-type="float">
            <text:p>3279461</text:p>
          </table:table-cell>
          <table:table-cell table:formula="of:=[.A207]/1000/(60*60*24)" office:value-type="time" office:time-value="PT00H54M39.461S" calcext:value-type="time">
            <text:p>00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32.64" calcext:value-type="float">
            <text:p>232.64</text:p>
          </table:table-cell>
          <table:table-cell office:value-type="float" office:value="300.18" calcext:value-type="float">
            <text:p>300.18</text:p>
          </table:table-cell>
        </table:table-row>
        <table:table-row table:style-name="ro1">
          <table:table-cell office:value-type="float" office:value="3295461" calcext:value-type="float">
            <text:p>3295461</text:p>
          </table:table-cell>
          <table:table-cell table:formula="of:=[.A208]/1000/(60*60*24)" office:value-type="time" office:time-value="PT00H54M55.461S" calcext:value-type="time">
            <text:p>00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33.74" calcext:value-type="float">
            <text:p>233.74</text:p>
          </table:table-cell>
          <table:table-cell office:value-type="float" office:value="301.56" calcext:value-type="float">
            <text:p>301.56</text:p>
          </table:table-cell>
        </table:table-row>
        <table:table-row table:style-name="ro1">
          <table:table-cell office:value-type="float" office:value="3311461" calcext:value-type="float">
            <text:p>3311461</text:p>
          </table:table-cell>
          <table:table-cell table:formula="of:=[.A209]/1000/(60*60*24)" office:value-type="time" office:time-value="PT00H55M11.461S" calcext:value-type="time">
            <text:p>00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34.84" calcext:value-type="float">
            <text:p>234.84</text:p>
          </table:table-cell>
          <table:table-cell office:value-type="float" office:value="302.94" calcext:value-type="float">
            <text:p>302.94</text:p>
          </table:table-cell>
        </table:table-row>
        <table:table-row table:style-name="ro1">
          <table:table-cell office:value-type="float" office:value="3327461" calcext:value-type="float">
            <text:p>3327461</text:p>
          </table:table-cell>
          <table:table-cell table:formula="of:=[.A210]/1000/(60*60*24)" office:value-type="time" office:time-value="PT00H55M27.461S" calcext:value-type="time">
            <text:p>00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35.95" calcext:value-type="float">
            <text:p>235.95</text:p>
          </table:table-cell>
          <table:table-cell office:value-type="float" office:value="304.32" calcext:value-type="float">
            <text:p>304.32</text:p>
          </table:table-cell>
        </table:table-row>
        <table:table-row table:style-name="ro1">
          <table:table-cell office:value-type="float" office:value="3343461" calcext:value-type="float">
            <text:p>3343461</text:p>
          </table:table-cell>
          <table:table-cell table:formula="of:=[.A211]/1000/(60*60*24)" office:value-type="time" office:time-value="PT00H55M43.461S" calcext:value-type="time">
            <text:p>00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237.05" calcext:value-type="float">
            <text:p>237.05</text:p>
          </table:table-cell>
          <table:table-cell office:value-type="float" office:value="305.7" calcext:value-type="float">
            <text:p>305.7</text:p>
          </table:table-cell>
        </table:table-row>
        <table:table-row table:style-name="ro1">
          <table:table-cell office:value-type="float" office:value="3359461" calcext:value-type="float">
            <text:p>3359461</text:p>
          </table:table-cell>
          <table:table-cell table:formula="of:=[.A212]/1000/(60*60*24)" office:value-type="time" office:time-value="PT00H55M59.461S" calcext:value-type="time">
            <text:p>00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38.15" calcext:value-type="float">
            <text:p>238.15</text:p>
          </table:table-cell>
          <table:table-cell office:value-type="float" office:value="307.08" calcext:value-type="float">
            <text:p>307.08</text:p>
          </table:table-cell>
        </table:table-row>
        <table:table-row table:style-name="ro1">
          <table:table-cell office:value-type="float" office:value="3375461" calcext:value-type="float">
            <text:p>3375461</text:p>
          </table:table-cell>
          <table:table-cell table:formula="of:=[.A213]/1000/(60*60*24)" office:value-type="time" office:time-value="PT00H56M15.461S" calcext:value-type="time">
            <text:p>00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239.25" calcext:value-type="float">
            <text:p>239.25</text:p>
          </table:table-cell>
          <table:table-cell office:value-type="float" office:value="308.46" calcext:value-type="float">
            <text:p>308.46</text:p>
          </table:table-cell>
        </table:table-row>
        <table:table-row table:style-name="ro1">
          <table:table-cell office:value-type="float" office:value="3391461" calcext:value-type="float">
            <text:p>3391461</text:p>
          </table:table-cell>
          <table:table-cell table:formula="of:=[.A214]/1000/(60*60*24)" office:value-type="time" office:time-value="PT00H56M31.461S" calcext:value-type="time">
            <text:p>00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40.35" calcext:value-type="float">
            <text:p>240.35</text:p>
          </table:table-cell>
          <table:table-cell office:value-type="float" office:value="309.83" calcext:value-type="float">
            <text:p>309.83</text:p>
          </table:table-cell>
        </table:table-row>
        <table:table-row table:style-name="ro1">
          <table:table-cell office:value-type="float" office:value="3407461" calcext:value-type="float">
            <text:p>3407461</text:p>
          </table:table-cell>
          <table:table-cell table:formula="of:=[.A215]/1000/(60*60*24)" office:value-type="time" office:time-value="PT00H56M47.461S" calcext:value-type="time">
            <text:p>00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41.45" calcext:value-type="float">
            <text:p>241.45</text:p>
          </table:table-cell>
          <table:table-cell office:value-type="float" office:value="311.21" calcext:value-type="float">
            <text:p>311.21</text:p>
          </table:table-cell>
        </table:table-row>
        <table:table-row table:style-name="ro1">
          <table:table-cell office:value-type="float" office:value="3423461" calcext:value-type="float">
            <text:p>3423461</text:p>
          </table:table-cell>
          <table:table-cell table:formula="of:=[.A216]/1000/(60*60*24)" office:value-type="time" office:time-value="PT00H57M03.461S" calcext:value-type="time">
            <text:p>00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42.55" calcext:value-type="float">
            <text:p>242.55</text:p>
          </table:table-cell>
          <table:table-cell office:value-type="float" office:value="312.58" calcext:value-type="float">
            <text:p>312.58</text:p>
          </table:table-cell>
        </table:table-row>
        <table:table-row table:style-name="ro1">
          <table:table-cell office:value-type="float" office:value="3439461" calcext:value-type="float">
            <text:p>3439461</text:p>
          </table:table-cell>
          <table:table-cell table:formula="of:=[.A217]/1000/(60*60*24)" office:value-type="time" office:time-value="PT00H57M19.461S" calcext:value-type="time">
            <text:p>00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3.65" calcext:value-type="float">
            <text:p>243.65</text:p>
          </table:table-cell>
          <table:table-cell office:value-type="float" office:value="313.96" calcext:value-type="float">
            <text:p>313.96</text:p>
          </table:table-cell>
        </table:table-row>
        <table:table-row table:style-name="ro1">
          <table:table-cell office:value-type="float" office:value="3455461" calcext:value-type="float">
            <text:p>3455461</text:p>
          </table:table-cell>
          <table:table-cell table:formula="of:=[.A218]/1000/(60*60*24)" office:value-type="time" office:time-value="PT00H57M35.461S" calcext:value-type="time">
            <text:p>00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4.75" calcext:value-type="float">
            <text:p>244.75</text:p>
          </table:table-cell>
          <table:table-cell office:value-type="float" office:value="315.33" calcext:value-type="float">
            <text:p>315.33</text:p>
          </table:table-cell>
        </table:table-row>
        <table:table-row table:style-name="ro1">
          <table:table-cell office:value-type="float" office:value="3471461" calcext:value-type="float">
            <text:p>3471461</text:p>
          </table:table-cell>
          <table:table-cell table:formula="of:=[.A219]/1000/(60*60*24)" office:value-type="time" office:time-value="PT00H57M51.461S" calcext:value-type="time">
            <text:p>00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5.86" calcext:value-type="float">
            <text:p>245.86</text:p>
          </table:table-cell>
          <table:table-cell office:value-type="float" office:value="316.71" calcext:value-type="float">
            <text:p>316.71</text:p>
          </table:table-cell>
        </table:table-row>
        <table:table-row table:style-name="ro1">
          <table:table-cell office:value-type="float" office:value="3487461" calcext:value-type="float">
            <text:p>3487461</text:p>
          </table:table-cell>
          <table:table-cell table:formula="of:=[.A220]/1000/(60*60*24)" office:value-type="time" office:time-value="PT00H58M07.461S" calcext:value-type="time">
            <text:p>00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10.06" calcext:value-type="float">
            <text:p>310.06</text:p>
          </table:table-cell>
          <table:table-cell office:value-type="float" office:value="246.96" calcext:value-type="float">
            <text:p>246.96</text:p>
          </table:table-cell>
          <table:table-cell office:value-type="float" office:value="318.08" calcext:value-type="float">
            <text:p>318.08</text:p>
          </table:table-cell>
        </table:table-row>
        <table:table-row table:style-name="ro1">
          <table:table-cell office:value-type="float" office:value="3503461" calcext:value-type="float">
            <text:p>3503461</text:p>
          </table:table-cell>
          <table:table-cell table:formula="of:=[.A221]/1000/(60*60*24)" office:value-type="time" office:time-value="PT00H58M23.461S" calcext:value-type="time">
            <text:p>00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8.06" calcext:value-type="float">
            <text:p>248.06</text:p>
          </table:table-cell>
          <table:table-cell office:value-type="float" office:value="319.45" calcext:value-type="float">
            <text:p>319.45</text:p>
          </table:table-cell>
        </table:table-row>
        <table:table-row table:style-name="ro1">
          <table:table-cell office:value-type="float" office:value="3519461" calcext:value-type="float">
            <text:p>3519461</text:p>
          </table:table-cell>
          <table:table-cell table:formula="of:=[.A222]/1000/(60*60*24)" office:value-type="time" office:time-value="PT00H58M39.461S" calcext:value-type="time">
            <text:p>00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9.16" calcext:value-type="float">
            <text:p>249.16</text:p>
          </table:table-cell>
          <table:table-cell office:value-type="float" office:value="320.83" calcext:value-type="float">
            <text:p>320.83</text:p>
          </table:table-cell>
        </table:table-row>
        <table:table-row table:style-name="ro1">
          <table:table-cell office:value-type="float" office:value="3535461" calcext:value-type="float">
            <text:p>3535461</text:p>
          </table:table-cell>
          <table:table-cell table:formula="of:=[.A223]/1000/(60*60*24)" office:value-type="time" office:time-value="PT00H58M55.461S" calcext:value-type="time">
            <text:p>00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50.25" calcext:value-type="float">
            <text:p>250.25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551461" calcext:value-type="float">
            <text:p>3551461</text:p>
          </table:table-cell>
          <table:table-cell table:formula="of:=[.A224]/1000/(60*60*24)" office:value-type="time" office:time-value="PT00H59M11.461S" calcext:value-type="time">
            <text:p>00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51.35" calcext:value-type="float">
            <text:p>251.35</text:p>
          </table:table-cell>
          <table:table-cell office:value-type="float" office:value="323.57" calcext:value-type="float">
            <text:p>323.57</text:p>
          </table:table-cell>
        </table:table-row>
        <table:table-row table:style-name="ro1">
          <table:table-cell office:value-type="float" office:value="3567461" calcext:value-type="float">
            <text:p>3567461</text:p>
          </table:table-cell>
          <table:table-cell table:formula="of:=[.A225]/1000/(60*60*24)" office:value-type="time" office:time-value="PT00H59M27.461S" calcext:value-type="time">
            <text:p>00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252.45" calcext:value-type="float">
            <text:p>252.45</text:p>
          </table:table-cell>
          <table:table-cell office:value-type="float" office:value="324.95" calcext:value-type="float">
            <text:p>324.95</text:p>
          </table:table-cell>
        </table:table-row>
        <table:table-row table:style-name="ro1">
          <table:table-cell office:value-type="float" office:value="3583461" calcext:value-type="float">
            <text:p>3583461</text:p>
          </table:table-cell>
          <table:table-cell table:formula="of:=[.A226]/1000/(60*60*24)" office:value-type="time" office:time-value="PT00H59M43.461S" calcext:value-type="time">
            <text:p>00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53.55" calcext:value-type="float">
            <text:p>253.55</text:p>
          </table:table-cell>
          <table:table-cell office:value-type="float" office:value="326.32" calcext:value-type="float">
            <text:p>326.32</text:p>
          </table:table-cell>
        </table:table-row>
        <table:table-row table:style-name="ro1">
          <table:table-cell office:value-type="float" office:value="3599461" calcext:value-type="float">
            <text:p>3599461</text:p>
          </table:table-cell>
          <table:table-cell table:formula="of:=[.A227]/1000/(60*60*24)" office:value-type="time" office:time-value="PT00H59M59.461S" calcext:value-type="time">
            <text:p>00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4.65" calcext:value-type="float">
            <text:p>254.65</text:p>
          </table:table-cell>
          <table:table-cell office:value-type="float" office:value="327.69" calcext:value-type="float">
            <text:p>327.69</text:p>
          </table:table-cell>
        </table:table-row>
        <table:table-row table:style-name="ro1">
          <table:table-cell office:value-type="float" office:value="3615461" calcext:value-type="float">
            <text:p>3615461</text:p>
          </table:table-cell>
          <table:table-cell table:formula="of:=[.A228]/1000/(60*60*24)" office:value-type="time" office:time-value="PT01H00M15.461S" calcext:value-type="time">
            <text:p>01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7" calcext:value-type="float">
            <text:p>307.7</text:p>
          </table:table-cell>
          <table:table-cell office:value-type="float" office:value="255.75" calcext:value-type="float">
            <text:p>255.75</text:p>
          </table:table-cell>
          <table:table-cell office:value-type="float" office:value="329.06" calcext:value-type="float">
            <text:p>329.06</text:p>
          </table:table-cell>
        </table:table-row>
        <table:table-row table:style-name="ro1">
          <table:table-cell office:value-type="float" office:value="3631461" calcext:value-type="float">
            <text:p>3631461</text:p>
          </table:table-cell>
          <table:table-cell table:formula="of:=[.A229]/1000/(60*60*24)" office:value-type="time" office:time-value="PT01H00M31.461S" calcext:value-type="time">
            <text:p>01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56.85" calcext:value-type="float">
            <text:p>256.85</text:p>
          </table:table-cell>
          <table:table-cell office:value-type="float" office:value="330.43" calcext:value-type="float">
            <text:p>330.43</text:p>
          </table:table-cell>
        </table:table-row>
        <table:table-row table:style-name="ro1">
          <table:table-cell office:value-type="float" office:value="3647461" calcext:value-type="float">
            <text:p>3647461</text:p>
          </table:table-cell>
          <table:table-cell table:formula="of:=[.A230]/1000/(60*60*24)" office:value-type="time" office:time-value="PT01H00M47.461S" calcext:value-type="time">
            <text:p>01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257.95" calcext:value-type="float">
            <text:p>257.95</text:p>
          </table:table-cell>
          <table:table-cell office:value-type="float" office:value="331.8" calcext:value-type="float">
            <text:p>331.8</text:p>
          </table:table-cell>
        </table:table-row>
        <table:table-row table:style-name="ro1">
          <table:table-cell office:value-type="float" office:value="3663461" calcext:value-type="float">
            <text:p>3663461</text:p>
          </table:table-cell>
          <table:table-cell table:formula="of:=[.A231]/1000/(60*60*24)" office:value-type="time" office:time-value="PT01H01M03.461S" calcext:value-type="time">
            <text:p>01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5" calcext:value-type="float">
            <text:p>308.55</text:p>
          </table:table-cell>
          <table:table-cell office:value-type="float" office:value="259.04" calcext:value-type="float">
            <text:p>259.04</text:p>
          </table:table-cell>
          <table:table-cell office:value-type="float" office:value="333.17" calcext:value-type="float">
            <text:p>333.17</text:p>
          </table:table-cell>
        </table:table-row>
        <table:table-row table:style-name="ro1">
          <table:table-cell office:value-type="float" office:value="3679461" calcext:value-type="float">
            <text:p>3679461</text:p>
          </table:table-cell>
          <table:table-cell table:formula="of:=[.A232]/1000/(60*60*24)" office:value-type="time" office:time-value="PT01H01M19.461S" calcext:value-type="time">
            <text:p>01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60.14" calcext:value-type="float">
            <text:p>260.14</text:p>
          </table:table-cell>
          <table:table-cell office:value-type="float" office:value="334.54" calcext:value-type="float">
            <text:p>334.54</text:p>
          </table:table-cell>
        </table:table-row>
        <table:table-row table:style-name="ro1">
          <table:table-cell office:value-type="float" office:value="3695461" calcext:value-type="float">
            <text:p>3695461</text:p>
          </table:table-cell>
          <table:table-cell table:formula="of:=[.A233]/1000/(60*60*24)" office:value-type="time" office:time-value="PT01H01M35.461S" calcext:value-type="time">
            <text:p>01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61.24" calcext:value-type="float">
            <text:p>261.24</text:p>
          </table:table-cell>
          <table:table-cell office:value-type="float" office:value="335.91" calcext:value-type="float">
            <text:p>335.91</text:p>
          </table:table-cell>
        </table:table-row>
        <table:table-row table:style-name="ro1">
          <table:table-cell office:value-type="float" office:value="3711461" calcext:value-type="float">
            <text:p>3711461</text:p>
          </table:table-cell>
          <table:table-cell table:formula="of:=[.A234]/1000/(60*60*24)" office:value-type="time" office:time-value="PT01H01M51.461S" calcext:value-type="time">
            <text:p>01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262.34" calcext:value-type="float">
            <text:p>262.34</text:p>
          </table:table-cell>
          <table:table-cell office:value-type="float" office:value="337.28" calcext:value-type="float">
            <text:p>337.28</text:p>
          </table:table-cell>
        </table:table-row>
        <table:table-row table:style-name="ro1">
          <table:table-cell office:value-type="float" office:value="3727461" calcext:value-type="float">
            <text:p>3727461</text:p>
          </table:table-cell>
          <table:table-cell table:formula="of:=[.A235]/1000/(60*60*24)" office:value-type="time" office:time-value="PT01H02M07.461S" calcext:value-type="time">
            <text:p>01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63.43" calcext:value-type="float">
            <text:p>263.43</text:p>
          </table:table-cell>
          <table:table-cell office:value-type="float" office:value="338.65" calcext:value-type="float">
            <text:p>338.65</text:p>
          </table:table-cell>
        </table:table-row>
        <table:table-row table:style-name="ro1">
          <table:table-cell office:value-type="float" office:value="3743461" calcext:value-type="float">
            <text:p>3743461</text:p>
          </table:table-cell>
          <table:table-cell table:formula="of:=[.A236]/1000/(60*60*24)" office:value-type="time" office:time-value="PT01H02M23.461S" calcext:value-type="time">
            <text:p>01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64.53" calcext:value-type="float">
            <text:p>264.53</text:p>
          </table:table-cell>
          <table:table-cell office:value-type="float" office:value="340.01" calcext:value-type="float">
            <text:p>340.01</text:p>
          </table:table-cell>
        </table:table-row>
        <table:table-row table:style-name="ro1">
          <table:table-cell office:value-type="float" office:value="3759460" calcext:value-type="float">
            <text:p>3759460</text:p>
          </table:table-cell>
          <table:table-cell table:formula="of:=[.A237]/1000/(60*60*24)" office:value-type="time" office:time-value="PT01H02M39.46S" calcext:value-type="time">
            <text:p>01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5.63" calcext:value-type="float">
            <text:p>265.63</text:p>
          </table:table-cell>
          <table:table-cell office:value-type="float" office:value="341.38" calcext:value-type="float">
            <text:p>341.38</text:p>
          </table:table-cell>
        </table:table-row>
        <table:table-row table:style-name="ro1">
          <table:table-cell office:value-type="float" office:value="3775461" calcext:value-type="float">
            <text:p>3775461</text:p>
          </table:table-cell>
          <table:table-cell table:formula="of:=[.A238]/1000/(60*60*24)" office:value-type="time" office:time-value="PT01H02M55.461S" calcext:value-type="time">
            <text:p>01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6.73" calcext:value-type="float">
            <text:p>266.73</text:p>
          </table:table-cell>
          <table:table-cell office:value-type="float" office:value="342.74" calcext:value-type="float">
            <text:p>342.74</text:p>
          </table:table-cell>
        </table:table-row>
        <table:table-row table:style-name="ro1">
          <table:table-cell office:value-type="float" office:value="3791461" calcext:value-type="float">
            <text:p>3791461</text:p>
          </table:table-cell>
          <table:table-cell table:formula="of:=[.A239]/1000/(60*60*24)" office:value-type="time" office:time-value="PT01H03M11.461S" calcext:value-type="time">
            <text:p>01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7.82" calcext:value-type="float">
            <text:p>267.82</text:p>
          </table:table-cell>
          <table:table-cell office:value-type="float" office:value="344.11" calcext:value-type="float">
            <text:p>344.11</text:p>
          </table:table-cell>
        </table:table-row>
        <table:table-row table:style-name="ro1">
          <table:table-cell office:value-type="float" office:value="3807461" calcext:value-type="float">
            <text:p>3807461</text:p>
          </table:table-cell>
          <table:table-cell table:formula="of:=[.A240]/1000/(60*60*24)" office:value-type="time" office:time-value="PT01H03M27.461S" calcext:value-type="time">
            <text:p>01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68.92" calcext:value-type="float">
            <text:p>268.92</text:p>
          </table:table-cell>
          <table:table-cell office:value-type="float" office:value="345.47" calcext:value-type="float">
            <text:p>345.47</text:p>
          </table:table-cell>
        </table:table-row>
        <table:table-row table:style-name="ro1">
          <table:table-cell office:value-type="float" office:value="3823461" calcext:value-type="float">
            <text:p>3823461</text:p>
          </table:table-cell>
          <table:table-cell table:formula="of:=[.A241]/1000/(60*60*24)" office:value-type="time" office:time-value="PT01H03M43.461S" calcext:value-type="time">
            <text:p>01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70.02" calcext:value-type="float">
            <text:p>270.02</text:p>
          </table:table-cell>
          <table:table-cell office:value-type="float" office:value="346.84" calcext:value-type="float">
            <text:p>346.84</text:p>
          </table:table-cell>
        </table:table-row>
        <table:table-row table:style-name="ro1">
          <table:table-cell office:value-type="float" office:value="3839461" calcext:value-type="float">
            <text:p>3839461</text:p>
          </table:table-cell>
          <table:table-cell table:formula="of:=[.A242]/1000/(60*60*24)" office:value-type="time" office:time-value="PT01H03M59.461S" calcext:value-type="time">
            <text:p>01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71.11" calcext:value-type="float">
            <text:p>271.11</text:p>
          </table:table-cell>
          <table:table-cell office:value-type="float" office:value="348.2" calcext:value-type="float">
            <text:p>348.2</text:p>
          </table:table-cell>
        </table:table-row>
        <table:table-row table:style-name="ro1">
          <table:table-cell office:value-type="float" office:value="3855461" calcext:value-type="float">
            <text:p>3855461</text:p>
          </table:table-cell>
          <table:table-cell table:formula="of:=[.A243]/1000/(60*60*24)" office:value-type="time" office:time-value="PT01H04M15.461S" calcext:value-type="time">
            <text:p>01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72.21" calcext:value-type="float">
            <text:p>272.21</text:p>
          </table:table-cell>
          <table:table-cell office:value-type="float" office:value="349.57" calcext:value-type="float">
            <text:p>349.57</text:p>
          </table:table-cell>
        </table:table-row>
        <table:table-row table:style-name="ro1">
          <table:table-cell office:value-type="float" office:value="3871461" calcext:value-type="float">
            <text:p>3871461</text:p>
          </table:table-cell>
          <table:table-cell table:formula="of:=[.A244]/1000/(60*60*24)" office:value-type="time" office:time-value="PT01H04M31.461S" calcext:value-type="time">
            <text:p>01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73.31" calcext:value-type="float">
            <text:p>273.31</text:p>
          </table:table-cell>
          <table:table-cell office:value-type="float" office:value="350.93" calcext:value-type="float">
            <text:p>350.93</text:p>
          </table:table-cell>
        </table:table-row>
        <table:table-row table:style-name="ro1">
          <table:table-cell office:value-type="float" office:value="3887461" calcext:value-type="float">
            <text:p>3887461</text:p>
          </table:table-cell>
          <table:table-cell table:formula="of:=[.A245]/1000/(60*60*24)" office:value-type="time" office:time-value="PT01H04M47.461S" calcext:value-type="time">
            <text:p>01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4.4" calcext:value-type="float">
            <text:p>274.4</text:p>
          </table:table-cell>
          <table:table-cell office:value-type="float" office:value="352.3" calcext:value-type="float">
            <text:p>352.3</text:p>
          </table:table-cell>
        </table:table-row>
        <table:table-row table:style-name="ro1">
          <table:table-cell office:value-type="float" office:value="3903461" calcext:value-type="float">
            <text:p>3903461</text:p>
          </table:table-cell>
          <table:table-cell table:formula="of:=[.A246]/1000/(60*60*24)" office:value-type="time" office:time-value="PT01H05M03.461S" calcext:value-type="time">
            <text:p>01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5.5" calcext:value-type="float">
            <text:p>275.5</text:p>
          </table:table-cell>
          <table:table-cell office:value-type="float" office:value="353.66" calcext:value-type="float">
            <text:p>353.66</text:p>
          </table:table-cell>
        </table:table-row>
        <table:table-row table:style-name="ro1">
          <table:table-cell office:value-type="float" office:value="3919461" calcext:value-type="float">
            <text:p>3919461</text:p>
          </table:table-cell>
          <table:table-cell table:formula="of:=[.A247]/1000/(60*60*24)" office:value-type="time" office:time-value="PT01H05M19.461S" calcext:value-type="time">
            <text:p>01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6.59" calcext:value-type="float">
            <text:p>276.59</text:p>
          </table:table-cell>
          <table:table-cell office:value-type="float" office:value="355.02" calcext:value-type="float">
            <text:p>355.02</text:p>
          </table:table-cell>
        </table:table-row>
        <table:table-row table:style-name="ro1">
          <table:table-cell office:value-type="float" office:value="3935461" calcext:value-type="float">
            <text:p>3935461</text:p>
          </table:table-cell>
          <table:table-cell table:formula="of:=[.A248]/1000/(60*60*24)" office:value-type="time" office:time-value="PT01H05M35.461S" calcext:value-type="time">
            <text:p>01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77.69" calcext:value-type="float">
            <text:p>277.69</text:p>
          </table:table-cell>
          <table:table-cell office:value-type="float" office:value="356.39" calcext:value-type="float">
            <text:p>356.39</text:p>
          </table:table-cell>
        </table:table-row>
        <table:table-row table:style-name="ro1">
          <table:table-cell office:value-type="float" office:value="3951461" calcext:value-type="float">
            <text:p>3951461</text:p>
          </table:table-cell>
          <table:table-cell table:formula="of:=[.A249]/1000/(60*60*24)" office:value-type="time" office:time-value="PT01H05M51.461S" calcext:value-type="time">
            <text:p>01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78.78" calcext:value-type="float">
            <text:p>278.78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3967461" calcext:value-type="float">
            <text:p>3967461</text:p>
          </table:table-cell>
          <table:table-cell table:formula="of:=[.A250]/1000/(60*60*24)" office:value-type="time" office:time-value="PT01H06M07.461S" calcext:value-type="time">
            <text:p>01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79.88" calcext:value-type="float">
            <text:p>279.88</text:p>
          </table:table-cell>
          <table:table-cell office:value-type="float" office:value="359.11" calcext:value-type="float">
            <text:p>359.11</text:p>
          </table:table-cell>
        </table:table-row>
        <table:table-row table:style-name="ro1">
          <table:table-cell office:value-type="float" office:value="3983461" calcext:value-type="float">
            <text:p>3983461</text:p>
          </table:table-cell>
          <table:table-cell table:formula="of:=[.A251]/1000/(60*60*24)" office:value-type="time" office:time-value="PT01H06M23.461S" calcext:value-type="time">
            <text:p>01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80.97" calcext:value-type="float">
            <text:p>280.97</text:p>
          </table:table-cell>
          <table:table-cell office:value-type="float" office:value="360.47" calcext:value-type="float">
            <text:p>360.47</text:p>
          </table:table-cell>
        </table:table-row>
        <table:table-row table:style-name="ro1">
          <table:table-cell office:value-type="float" office:value="3999460" calcext:value-type="float">
            <text:p>3999460</text:p>
          </table:table-cell>
          <table:table-cell table:formula="of:=[.A252]/1000/(60*60*24)" office:value-type="time" office:time-value="PT01H06M39.46S" calcext:value-type="time">
            <text:p>01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82.07" calcext:value-type="float">
            <text:p>282.07</text:p>
          </table:table-cell>
          <table:table-cell office:value-type="float" office:value="361.83" calcext:value-type="float">
            <text:p>361.83</text:p>
          </table:table-cell>
        </table:table-row>
        <table:table-row table:style-name="ro1">
          <table:table-cell office:value-type="float" office:value="4015461" calcext:value-type="float">
            <text:p>4015461</text:p>
          </table:table-cell>
          <table:table-cell table:formula="of:=[.A253]/1000/(60*60*24)" office:value-type="time" office:time-value="PT01H06M55.461S" calcext:value-type="time">
            <text:p>01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283.16" calcext:value-type="float">
            <text:p>283.16</text:p>
          </table:table-cell>
          <table:table-cell office:value-type="float" office:value="363.19" calcext:value-type="float">
            <text:p>363.19</text:p>
          </table:table-cell>
        </table:table-row>
        <table:table-row table:style-name="ro1">
          <table:table-cell office:value-type="float" office:value="4031461" calcext:value-type="float">
            <text:p>4031461</text:p>
          </table:table-cell>
          <table:table-cell table:formula="of:=[.A254]/1000/(60*60*24)" office:value-type="time" office:time-value="PT01H07M11.461S" calcext:value-type="time">
            <text:p>01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284.26" calcext:value-type="float">
            <text:p>284.26</text:p>
          </table:table-cell>
          <table:table-cell office:value-type="float" office:value="364.55" calcext:value-type="float">
            <text:p>364.55</text:p>
          </table:table-cell>
        </table:table-row>
        <table:table-row table:style-name="ro1">
          <table:table-cell office:value-type="float" office:value="4047461" calcext:value-type="float">
            <text:p>4047461</text:p>
          </table:table-cell>
          <table:table-cell table:formula="of:=[.A255]/1000/(60*60*24)" office:value-type="time" office:time-value="PT01H07M27.461S" calcext:value-type="time">
            <text:p>01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85.35" calcext:value-type="float">
            <text:p>285.35</text:p>
          </table:table-cell>
          <table:table-cell office:value-type="float" office:value="365.91" calcext:value-type="float">
            <text:p>365.91</text:p>
          </table:table-cell>
        </table:table-row>
        <table:table-row table:style-name="ro1">
          <table:table-cell office:value-type="float" office:value="4063461" calcext:value-type="float">
            <text:p>4063461</text:p>
          </table:table-cell>
          <table:table-cell table:formula="of:=[.A256]/1000/(60*60*24)" office:value-type="time" office:time-value="PT01H07M43.461S" calcext:value-type="time">
            <text:p>01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2" calcext:value-type="float">
            <text:p>306.42</text:p>
          </table:table-cell>
          <table:table-cell office:value-type="float" office:value="286.45" calcext:value-type="float">
            <text:p>286.45</text:p>
          </table:table-cell>
          <table:table-cell office:value-type="float" office:value="367.27" calcext:value-type="float">
            <text:p>367.27</text:p>
          </table:table-cell>
        </table:table-row>
        <table:table-row table:style-name="ro1">
          <table:table-cell office:value-type="float" office:value="4079461" calcext:value-type="float">
            <text:p>4079461</text:p>
          </table:table-cell>
          <table:table-cell table:formula="of:=[.A257]/1000/(60*60*24)" office:value-type="time" office:time-value="PT01H07M59.461S" calcext:value-type="time">
            <text:p>01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287.54" calcext:value-type="float">
            <text:p>287.54</text:p>
          </table:table-cell>
          <table:table-cell office:value-type="float" office:value="368.63" calcext:value-type="float">
            <text:p>368.63</text:p>
          </table:table-cell>
        </table:table-row>
        <table:table-row table:style-name="ro1">
          <table:table-cell office:value-type="float" office:value="4095461" calcext:value-type="float">
            <text:p>4095461</text:p>
          </table:table-cell>
          <table:table-cell table:formula="of:=[.A258]/1000/(60*60*24)" office:value-type="time" office:time-value="PT01H08M15.461S" calcext:value-type="time">
            <text:p>01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88.63" calcext:value-type="float">
            <text:p>288.63</text:p>
          </table:table-cell>
          <table:table-cell office:value-type="float" office:value="369.99" calcext:value-type="float">
            <text:p>369.99</text:p>
          </table:table-cell>
        </table:table-row>
        <table:table-row table:style-name="ro1">
          <table:table-cell office:value-type="float" office:value="4111461" calcext:value-type="float">
            <text:p>4111461</text:p>
          </table:table-cell>
          <table:table-cell table:formula="of:=[.A259]/1000/(60*60*24)" office:value-type="time" office:time-value="PT01H08M31.461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89.73" calcext:value-type="float">
            <text:p>289.73</text:p>
          </table:table-cell>
          <table:table-cell office:value-type="float" office:value="371.35" calcext:value-type="float">
            <text:p>371.35</text:p>
          </table:table-cell>
        </table:table-row>
        <table:table-row table:style-name="ro1">
          <table:table-cell office:value-type="float" office:value="4127461" calcext:value-type="float">
            <text:p>4127461</text:p>
          </table:table-cell>
          <table:table-cell table:formula="of:=[.A260]/1000/(60*60*24)" office:value-type="time" office:time-value="PT01H08M47.461S" calcext:value-type="time">
            <text:p>01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90.82" calcext:value-type="float">
            <text:p>290.82</text:p>
          </table:table-cell>
          <table:table-cell office:value-type="float" office:value="372.7" calcext:value-type="float">
            <text:p>372.7</text:p>
          </table:table-cell>
        </table:table-row>
        <table:table-row table:style-name="ro1">
          <table:table-cell office:value-type="float" office:value="4143461" calcext:value-type="float">
            <text:p>4143461</text:p>
          </table:table-cell>
          <table:table-cell table:formula="of:=[.A261]/1000/(60*60*24)" office:value-type="time" office:time-value="PT01H09M03.461S" calcext:value-type="time">
            <text:p>01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1.92" calcext:value-type="float">
            <text:p>291.92</text:p>
          </table:table-cell>
          <table:table-cell office:value-type="float" office:value="374.06" calcext:value-type="float">
            <text:p>374.06</text:p>
          </table:table-cell>
        </table:table-row>
        <table:table-row table:style-name="ro1">
          <table:table-cell office:value-type="float" office:value="4159461" calcext:value-type="float">
            <text:p>4159461</text:p>
          </table:table-cell>
          <table:table-cell table:formula="of:=[.A262]/1000/(60*60*24)" office:value-type="time" office:time-value="PT01H09M19.461S" calcext:value-type="time">
            <text:p>01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3.01" calcext:value-type="float">
            <text:p>293.01</text:p>
          </table:table-cell>
          <table:table-cell office:value-type="float" office:value="375.42" calcext:value-type="float">
            <text:p>375.42</text:p>
          </table:table-cell>
        </table:table-row>
        <table:table-row table:style-name="ro1">
          <table:table-cell office:value-type="float" office:value="4175461" calcext:value-type="float">
            <text:p>4175461</text:p>
          </table:table-cell>
          <table:table-cell table:formula="of:=[.A263]/1000/(60*60*24)" office:value-type="time" office:time-value="PT01H09M35.461S" calcext:value-type="time">
            <text:p>01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4.1" calcext:value-type="float">
            <text:p>294.1</text:p>
          </table:table-cell>
          <table:table-cell office:value-type="float" office:value="376.77" calcext:value-type="float">
            <text:p>376.77</text:p>
          </table:table-cell>
        </table:table-row>
        <table:table-row table:style-name="ro1">
          <table:table-cell office:value-type="float" office:value="4191461" calcext:value-type="float">
            <text:p>4191461</text:p>
          </table:table-cell>
          <table:table-cell table:formula="of:=[.A264]/1000/(60*60*24)" office:value-type="time" office:time-value="PT01H09M51.461S" calcext:value-type="time">
            <text:p>01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5.19" calcext:value-type="float">
            <text:p>295.19</text:p>
          </table:table-cell>
          <table:table-cell office:value-type="float" office:value="378.13" calcext:value-type="float">
            <text:p>378.13</text:p>
          </table:table-cell>
        </table:table-row>
        <table:table-row table:style-name="ro1">
          <table:table-cell office:value-type="float" office:value="4207461" calcext:value-type="float">
            <text:p>4207461</text:p>
          </table:table-cell>
          <table:table-cell table:formula="of:=[.A265]/1000/(60*60*24)" office:value-type="time" office:time-value="PT01H10M07.461S" calcext:value-type="time">
            <text:p>01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6.29" calcext:value-type="float">
            <text:p>296.29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float" office:value="4223461" calcext:value-type="float">
            <text:p>4223461</text:p>
          </table:table-cell>
          <table:table-cell table:formula="of:=[.A266]/1000/(60*60*24)" office:value-type="time" office:time-value="PT01H10M23.461S" calcext:value-type="time">
            <text:p>01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7.38" calcext:value-type="float">
            <text:p>297.38</text:p>
          </table:table-cell>
          <table:table-cell office:value-type="float" office:value="380.84" calcext:value-type="float">
            <text:p>380.84</text:p>
          </table:table-cell>
        </table:table-row>
        <table:table-row table:style-name="ro1">
          <table:table-cell office:value-type="float" office:value="4239460" calcext:value-type="float">
            <text:p>4239460</text:p>
          </table:table-cell>
          <table:table-cell table:formula="of:=[.A267]/1000/(60*60*24)" office:value-type="time" office:time-value="PT01H10M39.46S" calcext:value-type="time">
            <text:p>01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298.47" calcext:value-type="float">
            <text:p>298.47</text:p>
          </table:table-cell>
          <table:table-cell office:value-type="float" office:value="382.2" calcext:value-type="float">
            <text:p>382.2</text:p>
          </table:table-cell>
        </table:table-row>
        <table:table-row table:style-name="ro1">
          <table:table-cell office:value-type="float" office:value="4255461" calcext:value-type="float">
            <text:p>4255461</text:p>
          </table:table-cell>
          <table:table-cell table:formula="of:=[.A268]/1000/(60*60*24)" office:value-type="time" office:time-value="PT01H10M55.461S" calcext:value-type="time">
            <text:p>01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99.56" calcext:value-type="float">
            <text:p>299.56</text:p>
          </table:table-cell>
          <table:table-cell office:value-type="float" office:value="383.55" calcext:value-type="float">
            <text:p>383.55</text:p>
          </table:table-cell>
        </table:table-row>
        <table:table-row table:style-name="ro1">
          <table:table-cell office:value-type="float" office:value="4271461" calcext:value-type="float">
            <text:p>4271461</text:p>
          </table:table-cell>
          <table:table-cell table:formula="of:=[.A269]/1000/(60*60*24)" office:value-type="time" office:time-value="PT01H11M11.461S" calcext:value-type="time">
            <text:p>01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0.66" calcext:value-type="float">
            <text:p>300.66</text:p>
          </table:table-cell>
          <table:table-cell office:value-type="float" office:value="384.91" calcext:value-type="float">
            <text:p>384.91</text:p>
          </table:table-cell>
        </table:table-row>
        <table:table-row table:style-name="ro1">
          <table:table-cell office:value-type="float" office:value="4287461" calcext:value-type="float">
            <text:p>4287461</text:p>
          </table:table-cell>
          <table:table-cell table:formula="of:=[.A270]/1000/(60*60*24)" office:value-type="time" office:time-value="PT01H11M27.461S" calcext:value-type="time">
            <text:p>01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1.75" calcext:value-type="float">
            <text:p>301.75</text:p>
          </table:table-cell>
          <table:table-cell office:value-type="float" office:value="386.26" calcext:value-type="float">
            <text:p>386.26</text:p>
          </table:table-cell>
        </table:table-row>
        <table:table-row table:style-name="ro1">
          <table:table-cell office:value-type="float" office:value="4303461" calcext:value-type="float">
            <text:p>4303461</text:p>
          </table:table-cell>
          <table:table-cell table:formula="of:=[.A271]/1000/(60*60*24)" office:value-type="time" office:time-value="PT01H11M43.461S" calcext:value-type="time">
            <text:p>01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2.84" calcext:value-type="float">
            <text:p>302.84</text:p>
          </table:table-cell>
          <table:table-cell office:value-type="float" office:value="387.62" calcext:value-type="float">
            <text:p>387.62</text:p>
          </table:table-cell>
        </table:table-row>
        <table:table-row table:style-name="ro1">
          <table:table-cell office:value-type="float" office:value="4319461" calcext:value-type="float">
            <text:p>4319461</text:p>
          </table:table-cell>
          <table:table-cell table:formula="of:=[.A272]/1000/(60*60*24)" office:value-type="time" office:time-value="PT01H11M59.461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3.93" calcext:value-type="float">
            <text:p>303.93</text:p>
          </table:table-cell>
          <table:table-cell office:value-type="float" office:value="388.97" calcext:value-type="float">
            <text:p>388.97</text:p>
          </table:table-cell>
        </table:table-row>
        <table:table-row table:style-name="ro1">
          <table:table-cell office:value-type="float" office:value="4335461" calcext:value-type="float">
            <text:p>4335461</text:p>
          </table:table-cell>
          <table:table-cell table:formula="of:=[.A273]/1000/(60*60*24)" office:value-type="time" office:time-value="PT01H12M15.461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5.03" calcext:value-type="float">
            <text:p>305.03</text:p>
          </table:table-cell>
          <table:table-cell office:value-type="float" office:value="390.33" calcext:value-type="float">
            <text:p>390.33</text:p>
          </table:table-cell>
        </table:table-row>
        <table:table-row table:style-name="ro1">
          <table:table-cell office:value-type="float" office:value="4351461" calcext:value-type="float">
            <text:p>4351461</text:p>
          </table:table-cell>
          <table:table-cell table:formula="of:=[.A274]/1000/(60*60*24)" office:value-type="time" office:time-value="PT01H12M31.461S" calcext:value-type="time">
            <text:p>01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6.12" calcext:value-type="float">
            <text:p>306.12</text:p>
          </table:table-cell>
          <table:table-cell office:value-type="float" office:value="391.68" calcext:value-type="float">
            <text:p>391.68</text:p>
          </table:table-cell>
        </table:table-row>
        <table:table-row table:style-name="ro1">
          <table:table-cell office:value-type="float" office:value="4367461" calcext:value-type="float">
            <text:p>4367461</text:p>
          </table:table-cell>
          <table:table-cell table:formula="of:=[.A275]/1000/(60*60*24)" office:value-type="time" office:time-value="PT01H12M47.461S" calcext:value-type="time">
            <text:p>01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7.21" calcext:value-type="float">
            <text:p>307.21</text:p>
          </table:table-cell>
          <table:table-cell office:value-type="float" office:value="393.03" calcext:value-type="float">
            <text:p>393.03</text:p>
          </table:table-cell>
        </table:table-row>
        <table:table-row table:style-name="ro1">
          <table:table-cell office:value-type="float" office:value="4383461" calcext:value-type="float">
            <text:p>4383461</text:p>
          </table:table-cell>
          <table:table-cell table:formula="of:=[.A276]/1000/(60*60*24)" office:value-type="time" office:time-value="PT01H13M03.461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8.3" calcext:value-type="float">
            <text:p>308.3</text:p>
          </table:table-cell>
          <table:table-cell office:value-type="float" office:value="394.39" calcext:value-type="float">
            <text:p>394.39</text:p>
          </table:table-cell>
        </table:table-row>
        <table:table-row table:style-name="ro1">
          <table:table-cell office:value-type="float" office:value="4399461" calcext:value-type="float">
            <text:p>4399461</text:p>
          </table:table-cell>
          <table:table-cell table:formula="of:=[.A277]/1000/(60*60*24)" office:value-type="time" office:time-value="PT01H13M19.461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9.39" calcext:value-type="float">
            <text:p>309.39</text:p>
          </table:table-cell>
          <table:table-cell office:value-type="float" office:value="395.74" calcext:value-type="float">
            <text:p>395.74</text:p>
          </table:table-cell>
        </table:table-row>
        <table:table-row table:style-name="ro1">
          <table:table-cell office:value-type="float" office:value="4415461" calcext:value-type="float">
            <text:p>4415461</text:p>
          </table:table-cell>
          <table:table-cell table:formula="of:=[.A278]/1000/(60*60*24)" office:value-type="time" office:time-value="PT01H13M35.461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0.48" calcext:value-type="float">
            <text:p>310.48</text:p>
          </table:table-cell>
          <table:table-cell office:value-type="float" office:value="397.09" calcext:value-type="float">
            <text:p>397.09</text:p>
          </table:table-cell>
        </table:table-row>
        <table:table-row table:style-name="ro1">
          <table:table-cell office:value-type="float" office:value="4431461" calcext:value-type="float">
            <text:p>4431461</text:p>
          </table:table-cell>
          <table:table-cell table:formula="of:=[.A279]/1000/(60*60*24)" office:value-type="time" office:time-value="PT01H13M51.461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11.57" calcext:value-type="float">
            <text:p>311.57</text:p>
          </table:table-cell>
          <table:table-cell office:value-type="float" office:value="398.44" calcext:value-type="float">
            <text:p>398.44</text:p>
          </table:table-cell>
        </table:table-row>
        <table:table-row table:style-name="ro1">
          <table:table-cell office:value-type="float" office:value="4447461" calcext:value-type="float">
            <text:p>4447461</text:p>
          </table:table-cell>
          <table:table-cell table:formula="of:=[.A280]/1000/(60*60*24)" office:value-type="time" office:time-value="PT01H14M07.461S" calcext:value-type="time">
            <text:p>01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12.67" calcext:value-type="float">
            <text:p>312.67</text:p>
          </table:table-cell>
          <table:table-cell office:value-type="float" office:value="399.79" calcext:value-type="float">
            <text:p>399.79</text:p>
          </table:table-cell>
        </table:table-row>
        <table:table-row table:style-name="ro1">
          <table:table-cell office:value-type="float" office:value="4463461" calcext:value-type="float">
            <text:p>4463461</text:p>
          </table:table-cell>
          <table:table-cell table:formula="of:=[.A281]/1000/(60*60*24)" office:value-type="time" office:time-value="PT01H14M23.461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3.76" calcext:value-type="float">
            <text:p>313.76</text:p>
          </table:table-cell>
          <table:table-cell office:value-type="float" office:value="401.14" calcext:value-type="float">
            <text:p>401.14</text:p>
          </table:table-cell>
        </table:table-row>
        <table:table-row table:style-name="ro1">
          <table:table-cell office:value-type="float" office:value="4479461" calcext:value-type="float">
            <text:p>4479461</text:p>
          </table:table-cell>
          <table:table-cell table:formula="of:=[.A282]/1000/(60*60*24)" office:value-type="time" office:time-value="PT01H14M39.461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4.85" calcext:value-type="float">
            <text:p>314.85</text:p>
          </table:table-cell>
          <table:table-cell office:value-type="float" office:value="402.49" calcext:value-type="float">
            <text:p>402.49</text:p>
          </table:table-cell>
        </table:table-row>
        <table:table-row table:style-name="ro1">
          <table:table-cell office:value-type="float" office:value="4495461" calcext:value-type="float">
            <text:p>4495461</text:p>
          </table:table-cell>
          <table:table-cell table:formula="of:=[.A283]/1000/(60*60*24)" office:value-type="time" office:time-value="PT01H14M55.461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315.94" calcext:value-type="float">
            <text:p>315.94</text:p>
          </table:table-cell>
          <table:table-cell office:value-type="float" office:value="403.84" calcext:value-type="float">
            <text:p>403.84</text:p>
          </table:table-cell>
        </table:table-row>
        <table:table-row table:style-name="ro1">
          <table:table-cell office:value-type="float" office:value="4511461" calcext:value-type="float">
            <text:p>4511461</text:p>
          </table:table-cell>
          <table:table-cell table:formula="of:=[.A284]/1000/(60*60*24)" office:value-type="time" office:time-value="PT01H15M11.461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17.03" calcext:value-type="float">
            <text:p>317.03</text:p>
          </table:table-cell>
          <table:table-cell office:value-type="float" office:value="405.19" calcext:value-type="float">
            <text:p>405.19</text:p>
          </table:table-cell>
        </table:table-row>
        <table:table-row table:style-name="ro1">
          <table:table-cell office:value-type="float" office:value="4527461" calcext:value-type="float">
            <text:p>4527461</text:p>
          </table:table-cell>
          <table:table-cell table:formula="of:=[.A285]/1000/(60*60*24)" office:value-type="time" office:time-value="PT01H15M27.461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18.12" calcext:value-type="float">
            <text:p>318.12</text:p>
          </table:table-cell>
          <table:table-cell office:value-type="float" office:value="406.54" calcext:value-type="float">
            <text:p>406.54</text:p>
          </table:table-cell>
        </table:table-row>
        <table:table-row table:style-name="ro1">
          <table:table-cell office:value-type="float" office:value="4543461" calcext:value-type="float">
            <text:p>4543461</text:p>
          </table:table-cell>
          <table:table-cell table:formula="of:=[.A286]/1000/(60*60*24)" office:value-type="time" office:time-value="PT01H15M43.461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19.21" calcext:value-type="float">
            <text:p>319.21</text:p>
          </table:table-cell>
          <table:table-cell office:value-type="float" office:value="407.89" calcext:value-type="float">
            <text:p>407.89</text:p>
          </table:table-cell>
        </table:table-row>
        <table:table-row table:style-name="ro1">
          <table:table-cell office:value-type="float" office:value="4559461" calcext:value-type="float">
            <text:p>4559461</text:p>
          </table:table-cell>
          <table:table-cell table:formula="of:=[.A287]/1000/(60*60*24)" office:value-type="time" office:time-value="PT01H15M59.461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320.3" calcext:value-type="float">
            <text:p>320.3</text:p>
          </table:table-cell>
          <table:table-cell office:value-type="float" office:value="409.24" calcext:value-type="float">
            <text:p>409.24</text:p>
          </table:table-cell>
        </table:table-row>
        <table:table-row table:style-name="ro1">
          <table:table-cell office:value-type="float" office:value="4575461" calcext:value-type="float">
            <text:p>4575461</text:p>
          </table:table-cell>
          <table:table-cell table:formula="of:=[.A288]/1000/(60*60*24)" office:value-type="time" office:time-value="PT01H16M15.461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21.39" calcext:value-type="float">
            <text:p>321.39</text:p>
          </table:table-cell>
          <table:table-cell office:value-type="float" office:value="410.59" calcext:value-type="float">
            <text:p>410.59</text:p>
          </table:table-cell>
        </table:table-row>
        <table:table-row table:style-name="ro1">
          <table:table-cell office:value-type="float" office:value="4591461" calcext:value-type="float">
            <text:p>4591461</text:p>
          </table:table-cell>
          <table:table-cell table:formula="of:=[.A289]/1000/(60*60*24)" office:value-type="time" office:time-value="PT01H16M31.461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22.48" calcext:value-type="float">
            <text:p>322.48</text:p>
          </table:table-cell>
          <table:table-cell office:value-type="float" office:value="411.94" calcext:value-type="float">
            <text:p>411.94</text:p>
          </table:table-cell>
        </table:table-row>
        <table:table-row table:style-name="ro1">
          <table:table-cell office:value-type="float" office:value="4607461" calcext:value-type="float">
            <text:p>4607461</text:p>
          </table:table-cell>
          <table:table-cell table:formula="of:=[.A290]/1000/(60*60*24)" office:value-type="time" office:time-value="PT01H16M47.461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23.57" calcext:value-type="float">
            <text:p>323.57</text:p>
          </table:table-cell>
          <table:table-cell office:value-type="float" office:value="413.28" calcext:value-type="float">
            <text:p>413.28</text:p>
          </table:table-cell>
        </table:table-row>
        <table:table-row table:style-name="ro1">
          <table:table-cell office:value-type="float" office:value="4623461" calcext:value-type="float">
            <text:p>4623461</text:p>
          </table:table-cell>
          <table:table-cell table:formula="of:=[.A291]/1000/(60*60*24)" office:value-type="time" office:time-value="PT01H17M03.461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324.66" calcext:value-type="float">
            <text:p>324.66</text:p>
          </table:table-cell>
          <table:table-cell office:value-type="float" office:value="414.63" calcext:value-type="float">
            <text:p>414.63</text:p>
          </table:table-cell>
        </table:table-row>
        <table:table-row table:style-name="ro1">
          <table:table-cell office:value-type="float" office:value="4639461" calcext:value-type="float">
            <text:p>4639461</text:p>
          </table:table-cell>
          <table:table-cell table:formula="of:=[.A292]/1000/(60*60*24)" office:value-type="time" office:time-value="PT01H17M19.461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5.75" calcext:value-type="float">
            <text:p>325.75</text:p>
          </table:table-cell>
          <table:table-cell office:value-type="float" office:value="415.98" calcext:value-type="float">
            <text:p>415.98</text:p>
          </table:table-cell>
        </table:table-row>
        <table:table-row table:style-name="ro1">
          <table:table-cell office:value-type="float" office:value="4655461" calcext:value-type="float">
            <text:p>4655461</text:p>
          </table:table-cell>
          <table:table-cell table:formula="of:=[.A293]/1000/(60*60*24)" office:value-type="time" office:time-value="PT01H17M35.461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6.84" calcext:value-type="float">
            <text:p>326.84</text:p>
          </table:table-cell>
          <table:table-cell office:value-type="float" office:value="417.33" calcext:value-type="float">
            <text:p>417.33</text:p>
          </table:table-cell>
        </table:table-row>
        <table:table-row table:style-name="ro1">
          <table:table-cell office:value-type="float" office:value="4671461" calcext:value-type="float">
            <text:p>4671461</text:p>
          </table:table-cell>
          <table:table-cell table:formula="of:=[.A294]/1000/(60*60*24)" office:value-type="time" office:time-value="PT01H17M51.461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7.93" calcext:value-type="float">
            <text:p>327.93</text:p>
          </table:table-cell>
          <table:table-cell office:value-type="float" office:value="418.67" calcext:value-type="float">
            <text:p>418.67</text:p>
          </table:table-cell>
        </table:table-row>
        <table:table-row table:style-name="ro1">
          <table:table-cell office:value-type="float" office:value="4687461" calcext:value-type="float">
            <text:p>4687461</text:p>
          </table:table-cell>
          <table:table-cell table:formula="of:=[.A295]/1000/(60*60*24)" office:value-type="time" office:time-value="PT01H18M07.461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9.02" calcext:value-type="float">
            <text:p>329.02</text:p>
          </table:table-cell>
          <table:table-cell office:value-type="float" office:value="420.02" calcext:value-type="float">
            <text:p>420.02</text:p>
          </table:table-cell>
        </table:table-row>
        <table:table-row table:style-name="ro1">
          <table:table-cell office:value-type="float" office:value="4703461" calcext:value-type="float">
            <text:p>4703461</text:p>
          </table:table-cell>
          <table:table-cell table:formula="of:=[.A296]/1000/(60*60*24)" office:value-type="time" office:time-value="PT01H18M23.461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0.11" calcext:value-type="float">
            <text:p>330.11</text:p>
          </table:table-cell>
          <table:table-cell office:value-type="float" office:value="421.37" calcext:value-type="float">
            <text:p>421.37</text:p>
          </table:table-cell>
        </table:table-row>
        <table:table-row table:style-name="ro1">
          <table:table-cell office:value-type="float" office:value="4719461" calcext:value-type="float">
            <text:p>4719461</text:p>
          </table:table-cell>
          <table:table-cell table:formula="of:=[.A297]/1000/(60*60*24)" office:value-type="time" office:time-value="PT01H18M39.461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1.2" calcext:value-type="float">
            <text:p>331.2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4735461" calcext:value-type="float">
            <text:p>4735461</text:p>
          </table:table-cell>
          <table:table-cell table:formula="of:=[.A298]/1000/(60*60*24)" office:value-type="time" office:time-value="PT01H18M55.461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2.28" calcext:value-type="float">
            <text:p>332.28</text:p>
          </table:table-cell>
          <table:table-cell office:value-type="float" office:value="424.06" calcext:value-type="float">
            <text:p>424.06</text:p>
          </table:table-cell>
        </table:table-row>
        <table:table-row table:style-name="ro1">
          <table:table-cell office:value-type="float" office:value="4751461" calcext:value-type="float">
            <text:p>4751461</text:p>
          </table:table-cell>
          <table:table-cell table:formula="of:=[.A299]/1000/(60*60*24)" office:value-type="time" office:time-value="PT01H19M11.461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3.37" calcext:value-type="float">
            <text:p>333.37</text:p>
          </table:table-cell>
          <table:table-cell office:value-type="float" office:value="425.41" calcext:value-type="float">
            <text:p>425.41</text:p>
          </table:table-cell>
        </table:table-row>
        <table:table-row table:style-name="ro1">
          <table:table-cell office:value-type="float" office:value="4767461" calcext:value-type="float">
            <text:p>4767461</text:p>
          </table:table-cell>
          <table:table-cell table:formula="of:=[.A300]/1000/(60*60*24)" office:value-type="time" office:time-value="PT01H19M27.461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4.46" calcext:value-type="float">
            <text:p>334.46</text:p>
          </table:table-cell>
          <table:table-cell office:value-type="float" office:value="426.75" calcext:value-type="float">
            <text:p>426.75</text:p>
          </table:table-cell>
        </table:table-row>
        <table:table-row table:style-name="ro1">
          <table:table-cell office:value-type="float" office:value="4783461" calcext:value-type="float">
            <text:p>4783461</text:p>
          </table:table-cell>
          <table:table-cell table:formula="of:=[.A301]/1000/(60*60*24)" office:value-type="time" office:time-value="PT01H19M43.461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5.55" calcext:value-type="float">
            <text:p>335.55</text:p>
          </table:table-cell>
          <table:table-cell office:value-type="float" office:value="428.1" calcext:value-type="float">
            <text:p>428.1</text:p>
          </table:table-cell>
        </table:table-row>
        <table:table-row table:style-name="ro1">
          <table:table-cell office:value-type="float" office:value="4799461" calcext:value-type="float">
            <text:p>4799461</text:p>
          </table:table-cell>
          <table:table-cell table:formula="of:=[.A302]/1000/(60*60*24)" office:value-type="time" office:time-value="PT01H19M59.461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6.64" calcext:value-type="float">
            <text:p>336.64</text:p>
          </table:table-cell>
          <table:table-cell office:value-type="float" office:value="429.44" calcext:value-type="float">
            <text:p>429.44</text:p>
          </table:table-cell>
        </table:table-row>
        <table:table-row table:style-name="ro1">
          <table:table-cell office:value-type="float" office:value="4815461" calcext:value-type="float">
            <text:p>4815461</text:p>
          </table:table-cell>
          <table:table-cell table:formula="of:=[.A303]/1000/(60*60*24)" office:value-type="time" office:time-value="PT01H20M15.461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7.73" calcext:value-type="float">
            <text:p>337.73</text:p>
          </table:table-cell>
          <table:table-cell office:value-type="float" office:value="430.79" calcext:value-type="float">
            <text:p>430.79</text:p>
          </table:table-cell>
        </table:table-row>
        <table:table-row table:style-name="ro1">
          <table:table-cell office:value-type="float" office:value="4831461" calcext:value-type="float">
            <text:p>4831461</text:p>
          </table:table-cell>
          <table:table-cell table:formula="of:=[.A304]/1000/(60*60*24)" office:value-type="time" office:time-value="PT01H20M31.461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8.81" calcext:value-type="float">
            <text:p>338.81</text:p>
          </table:table-cell>
          <table:table-cell office:value-type="float" office:value="432.13" calcext:value-type="float">
            <text:p>432.13</text:p>
          </table:table-cell>
        </table:table-row>
        <table:table-row table:style-name="ro1">
          <table:table-cell office:value-type="float" office:value="4847461" calcext:value-type="float">
            <text:p>4847461</text:p>
          </table:table-cell>
          <table:table-cell table:formula="of:=[.A305]/1000/(60*60*24)" office:value-type="time" office:time-value="PT01H20M47.461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39.9" calcext:value-type="float">
            <text:p>339.9</text:p>
          </table:table-cell>
          <table:table-cell office:value-type="float" office:value="433.48" calcext:value-type="float">
            <text:p>433.48</text:p>
          </table:table-cell>
        </table:table-row>
        <table:table-row table:style-name="ro1">
          <table:table-cell office:value-type="float" office:value="4863461" calcext:value-type="float">
            <text:p>4863461</text:p>
          </table:table-cell>
          <table:table-cell table:formula="of:=[.A306]/1000/(60*60*24)" office:value-type="time" office:time-value="PT01H21M03.461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0.99" calcext:value-type="float">
            <text:p>340.99</text:p>
          </table:table-cell>
          <table:table-cell office:value-type="float" office:value="434.82" calcext:value-type="float">
            <text:p>434.82</text:p>
          </table:table-cell>
        </table:table-row>
        <table:table-row table:style-name="ro1">
          <table:table-cell office:value-type="float" office:value="4879461" calcext:value-type="float">
            <text:p>4879461</text:p>
          </table:table-cell>
          <table:table-cell table:formula="of:=[.A307]/1000/(60*60*24)" office:value-type="time" office:time-value="PT01H21M19.461S" calcext:value-type="time">
            <text:p>01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42.08" calcext:value-type="float">
            <text:p>342.08</text:p>
          </table:table-cell>
          <table:table-cell office:value-type="float" office:value="436.17" calcext:value-type="float">
            <text:p>436.17</text:p>
          </table:table-cell>
        </table:table-row>
        <table:table-row table:style-name="ro1">
          <table:table-cell office:value-type="float" office:value="4895461" calcext:value-type="float">
            <text:p>4895461</text:p>
          </table:table-cell>
          <table:table-cell table:formula="of:=[.A308]/1000/(60*60*24)" office:value-type="time" office:time-value="PT01H21M35.461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3.17" calcext:value-type="float">
            <text:p>343.17</text:p>
          </table:table-cell>
          <table:table-cell office:value-type="float" office:value="437.51" calcext:value-type="float">
            <text:p>437.51</text:p>
          </table:table-cell>
        </table:table-row>
        <table:table-row table:style-name="ro1">
          <table:table-cell office:value-type="float" office:value="4911461" calcext:value-type="float">
            <text:p>4911461</text:p>
          </table:table-cell>
          <table:table-cell table:formula="of:=[.A309]/1000/(60*60*24)" office:value-type="time" office:time-value="PT01H21M51.461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44.25" calcext:value-type="float">
            <text:p>344.25</text:p>
          </table:table-cell>
          <table:table-cell office:value-type="float" office:value="438.86" calcext:value-type="float">
            <text:p>438.86</text:p>
          </table:table-cell>
        </table:table-row>
        <table:table-row table:style-name="ro1">
          <table:table-cell office:value-type="float" office:value="4927461" calcext:value-type="float">
            <text:p>4927461</text:p>
          </table:table-cell>
          <table:table-cell table:formula="of:=[.A310]/1000/(60*60*24)" office:value-type="time" office:time-value="PT01H22M07.461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45.34" calcext:value-type="float">
            <text:p>345.34</text:p>
          </table:table-cell>
          <table:table-cell office:value-type="float" office:value="440.2" calcext:value-type="float">
            <text:p>440.2</text:p>
          </table:table-cell>
        </table:table-row>
        <table:table-row table:style-name="ro1">
          <table:table-cell office:value-type="float" office:value="4943461" calcext:value-type="float">
            <text:p>4943461</text:p>
          </table:table-cell>
          <table:table-cell table:formula="of:=[.A311]/1000/(60*60*24)" office:value-type="time" office:time-value="PT01H22M23.461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46.43" calcext:value-type="float">
            <text:p>346.43</text:p>
          </table:table-cell>
          <table:table-cell office:value-type="float" office:value="441.54" calcext:value-type="float">
            <text:p>441.54</text:p>
          </table:table-cell>
        </table:table-row>
        <table:table-row table:style-name="ro1">
          <table:table-cell office:value-type="float" office:value="4959461" calcext:value-type="float">
            <text:p>4959461</text:p>
          </table:table-cell>
          <table:table-cell table:formula="of:=[.A312]/1000/(60*60*24)" office:value-type="time" office:time-value="PT01H22M39.461S" calcext:value-type="time">
            <text:p>01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347.52" calcext:value-type="float">
            <text:p>347.52</text:p>
          </table:table-cell>
          <table:table-cell office:value-type="float" office:value="442.89" calcext:value-type="float">
            <text:p>442.89</text:p>
          </table:table-cell>
        </table:table-row>
        <table:table-row table:style-name="ro1">
          <table:table-cell office:value-type="float" office:value="4975461" calcext:value-type="float">
            <text:p>4975461</text:p>
          </table:table-cell>
          <table:table-cell table:formula="of:=[.A313]/1000/(60*60*24)" office:value-type="time" office:time-value="PT01H22M55.461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48.6" calcext:value-type="float">
            <text:p>348.6</text:p>
          </table:table-cell>
          <table:table-cell office:value-type="float" office:value="444.23" calcext:value-type="float">
            <text:p>444.23</text:p>
          </table:table-cell>
        </table:table-row>
        <table:table-row table:style-name="ro1">
          <table:table-cell office:value-type="float" office:value="4991461" calcext:value-type="float">
            <text:p>4991461</text:p>
          </table:table-cell>
          <table:table-cell table:formula="of:=[.A314]/1000/(60*60*24)" office:value-type="time" office:time-value="PT01H23M11.461S" calcext:value-type="time">
            <text:p>01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9.69" calcext:value-type="float">
            <text:p>349.69</text:p>
          </table:table-cell>
          <table:table-cell office:value-type="float" office:value="445.57" calcext:value-type="float">
            <text:p>445.57</text:p>
          </table:table-cell>
        </table:table-row>
        <table:table-row table:style-name="ro1">
          <table:table-cell office:value-type="float" office:value="5007461" calcext:value-type="float">
            <text:p>5007461</text:p>
          </table:table-cell>
          <table:table-cell table:formula="of:=[.A315]/1000/(60*60*24)" office:value-type="time" office:time-value="PT01H23M27.461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350.78" calcext:value-type="float">
            <text:p>350.78</text:p>
          </table:table-cell>
          <table:table-cell office:value-type="float" office:value="446.91" calcext:value-type="float">
            <text:p>446.91</text:p>
          </table:table-cell>
        </table:table-row>
        <table:table-row table:style-name="ro1">
          <table:table-cell office:value-type="float" office:value="5023461" calcext:value-type="float">
            <text:p>5023461</text:p>
          </table:table-cell>
          <table:table-cell table:formula="of:=[.A316]/1000/(60*60*24)" office:value-type="time" office:time-value="PT01H23M43.461S" calcext:value-type="time">
            <text:p>01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1.86" calcext:value-type="float">
            <text:p>351.86</text:p>
          </table:table-cell>
          <table:table-cell office:value-type="float" office:value="448.25" calcext:value-type="float">
            <text:p>448.25</text:p>
          </table:table-cell>
        </table:table-row>
        <table:table-row table:style-name="ro1">
          <table:table-cell office:value-type="float" office:value="5039461" calcext:value-type="float">
            <text:p>5039461</text:p>
          </table:table-cell>
          <table:table-cell table:formula="of:=[.A317]/1000/(60*60*24)" office:value-type="time" office:time-value="PT01H23M59.461S" calcext:value-type="time">
            <text:p>01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52.95" calcext:value-type="float">
            <text:p>352.95</text:p>
          </table:table-cell>
          <table:table-cell office:value-type="float" office:value="449.6" calcext:value-type="float">
            <text:p>449.6</text:p>
          </table:table-cell>
        </table:table-row>
        <table:table-row table:style-name="ro1">
          <table:table-cell office:value-type="float" office:value="5055460" calcext:value-type="float">
            <text:p>5055460</text:p>
          </table:table-cell>
          <table:table-cell table:formula="of:=[.A318]/1000/(60*60*24)" office:value-type="time" office:time-value="PT01H24M15.46S" calcext:value-type="time">
            <text:p>01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4.04" calcext:value-type="float">
            <text:p>354.04</text:p>
          </table:table-cell>
          <table:table-cell office:value-type="float" office:value="450.94" calcext:value-type="float">
            <text:p>450.94</text:p>
          </table:table-cell>
        </table:table-row>
        <table:table-row table:style-name="ro1">
          <table:table-cell office:value-type="float" office:value="5071461" calcext:value-type="float">
            <text:p>5071461</text:p>
          </table:table-cell>
          <table:table-cell table:formula="of:=[.A319]/1000/(60*60*24)" office:value-type="time" office:time-value="PT01H24M31.461S" calcext:value-type="time">
            <text:p>01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5.13" calcext:value-type="float">
            <text:p>355.13</text:p>
          </table:table-cell>
          <table:table-cell office:value-type="float" office:value="452.28" calcext:value-type="float">
            <text:p>452.28</text:p>
          </table:table-cell>
        </table:table-row>
        <table:table-row table:style-name="ro1">
          <table:table-cell office:value-type="float" office:value="5087461" calcext:value-type="float">
            <text:p>5087461</text:p>
          </table:table-cell>
          <table:table-cell table:formula="of:=[.A320]/1000/(60*60*24)" office:value-type="time" office:time-value="PT01H24M47.461S" calcext:value-type="time">
            <text:p>01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6.21" calcext:value-type="float">
            <text:p>356.21</text:p>
          </table:table-cell>
          <table:table-cell office:value-type="float" office:value="453.62" calcext:value-type="float">
            <text:p>453.62</text:p>
          </table:table-cell>
        </table:table-row>
        <table:table-row table:style-name="ro1">
          <table:table-cell office:value-type="float" office:value="5103461" calcext:value-type="float">
            <text:p>5103461</text:p>
          </table:table-cell>
          <table:table-cell table:formula="of:=[.A321]/1000/(60*60*24)" office:value-type="time" office:time-value="PT01H25M03.461S" calcext:value-type="time">
            <text:p>01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7.3" calcext:value-type="float">
            <text:p>357.3</text:p>
          </table:table-cell>
          <table:table-cell office:value-type="float" office:value="454.96" calcext:value-type="float">
            <text:p>454.96</text:p>
          </table:table-cell>
        </table:table-row>
        <table:table-row table:style-name="ro1">
          <table:table-cell office:value-type="float" office:value="5119461" calcext:value-type="float">
            <text:p>5119461</text:p>
          </table:table-cell>
          <table:table-cell table:formula="of:=[.A322]/1000/(60*60*24)" office:value-type="time" office:time-value="PT01H25M19.461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358.38" calcext:value-type="float">
            <text:p>358.38</text:p>
          </table:table-cell>
          <table:table-cell office:value-type="float" office:value="456.3" calcext:value-type="float">
            <text:p>456.3</text:p>
          </table:table-cell>
        </table:table-row>
        <table:table-row table:style-name="ro1">
          <table:table-cell office:value-type="float" office:value="5135461" calcext:value-type="float">
            <text:p>5135461</text:p>
          </table:table-cell>
          <table:table-cell table:formula="of:=[.A323]/1000/(60*60*24)" office:value-type="time" office:time-value="PT01H25M35.461S" calcext:value-type="time">
            <text:p>01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9.47" calcext:value-type="float">
            <text:p>359.47</text:p>
          </table:table-cell>
          <table:table-cell office:value-type="float" office:value="457.64" calcext:value-type="float">
            <text:p>457.64</text:p>
          </table:table-cell>
        </table:table-row>
        <table:table-row table:style-name="ro1">
          <table:table-cell office:value-type="float" office:value="5151461" calcext:value-type="float">
            <text:p>5151461</text:p>
          </table:table-cell>
          <table:table-cell table:formula="of:=[.A324]/1000/(60*60*24)" office:value-type="time" office:time-value="PT01H25M51.461S" calcext:value-type="time">
            <text:p>01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60.56" calcext:value-type="float">
            <text:p>360.56</text:p>
          </table:table-cell>
          <table:table-cell office:value-type="float" office:value="458.98" calcext:value-type="float">
            <text:p>458.98</text:p>
          </table:table-cell>
        </table:table-row>
        <table:table-row table:style-name="ro1">
          <table:table-cell office:value-type="float" office:value="5167461" calcext:value-type="float">
            <text:p>5167461</text:p>
          </table:table-cell>
          <table:table-cell table:formula="of:=[.A325]/1000/(60*60*24)" office:value-type="time" office:time-value="PT01H26M07.461S" calcext:value-type="time">
            <text:p>01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1.64" calcext:value-type="float">
            <text:p>361.64</text:p>
          </table:table-cell>
          <table:table-cell office:value-type="float" office:value="460.32" calcext:value-type="float">
            <text:p>460.32</text:p>
          </table:table-cell>
        </table:table-row>
        <table:table-row table:style-name="ro1">
          <table:table-cell office:value-type="float" office:value="5183461" calcext:value-type="float">
            <text:p>5183461</text:p>
          </table:table-cell>
          <table:table-cell table:formula="of:=[.A326]/1000/(60*60*24)" office:value-type="time" office:time-value="PT01H26M23.461S" calcext:value-type="time">
            <text:p>01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2.73" calcext:value-type="float">
            <text:p>362.73</text:p>
          </table:table-cell>
          <table:table-cell office:value-type="float" office:value="461.66" calcext:value-type="float">
            <text:p>461.66</text:p>
          </table:table-cell>
        </table:table-row>
        <table:table-row table:style-name="ro1">
          <table:table-cell office:value-type="float" office:value="5199461" calcext:value-type="float">
            <text:p>5199461</text:p>
          </table:table-cell>
          <table:table-cell table:formula="of:=[.A327]/1000/(60*60*24)" office:value-type="time" office:time-value="PT01H26M39.461S" calcext:value-type="time">
            <text:p>01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3.82" calcext:value-type="float">
            <text:p>363.8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215461" calcext:value-type="float">
            <text:p>5215461</text:p>
          </table:table-cell>
          <table:table-cell table:formula="of:=[.A328]/1000/(60*60*24)" office:value-type="time" office:time-value="PT01H26M55.461S" calcext:value-type="time">
            <text:p>01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4.9" calcext:value-type="float">
            <text:p>364.9</text:p>
          </table:table-cell>
          <table:table-cell office:value-type="float" office:value="464.33" calcext:value-type="float">
            <text:p>464.33</text:p>
          </table:table-cell>
        </table:table-row>
        <table:table-row table:style-name="ro1">
          <table:table-cell office:value-type="float" office:value="5231461" calcext:value-type="float">
            <text:p>5231461</text:p>
          </table:table-cell>
          <table:table-cell table:formula="of:=[.A329]/1000/(60*60*24)" office:value-type="time" office:time-value="PT01H27M11.461S" calcext:value-type="time">
            <text:p>01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65.99" calcext:value-type="float">
            <text:p>365.99</text:p>
          </table:table-cell>
          <table:table-cell office:value-type="float" office:value="465.67" calcext:value-type="float">
            <text:p>465.67</text:p>
          </table:table-cell>
        </table:table-row>
        <table:table-row table:style-name="ro1">
          <table:table-cell office:value-type="float" office:value="5247461" calcext:value-type="float">
            <text:p>5247461</text:p>
          </table:table-cell>
          <table:table-cell table:formula="of:=[.A330]/1000/(60*60*24)" office:value-type="time" office:time-value="PT01H27M27.461S" calcext:value-type="time">
            <text:p>01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67.07" calcext:value-type="float">
            <text:p>367.07</text:p>
          </table:table-cell>
          <table:table-cell office:value-type="float" office:value="467.01" calcext:value-type="float">
            <text:p>467.01</text:p>
          </table:table-cell>
        </table:table-row>
        <table:table-row table:style-name="ro1">
          <table:table-cell office:value-type="float" office:value="5263461" calcext:value-type="float">
            <text:p>5263461</text:p>
          </table:table-cell>
          <table:table-cell table:formula="of:=[.A331]/1000/(60*60*24)" office:value-type="time" office:time-value="PT01H27M43.461S" calcext:value-type="time">
            <text:p>01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68.16" calcext:value-type="float">
            <text:p>368.16</text:p>
          </table:table-cell>
          <table:table-cell office:value-type="float" office:value="468.35" calcext:value-type="float">
            <text:p>468.35</text:p>
          </table:table-cell>
        </table:table-row>
        <table:table-row table:style-name="ro1">
          <table:table-cell office:value-type="float" office:value="5279461" calcext:value-type="float">
            <text:p>5279461</text:p>
          </table:table-cell>
          <table:table-cell table:formula="of:=[.A332]/1000/(60*60*24)" office:value-type="time" office:time-value="PT01H27M59.461S" calcext:value-type="time">
            <text:p>01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69.25" calcext:value-type="float">
            <text:p>369.25</text:p>
          </table:table-cell>
          <table:table-cell office:value-type="float" office:value="469.69" calcext:value-type="float">
            <text:p>469.69</text:p>
          </table:table-cell>
        </table:table-row>
        <table:table-row table:style-name="ro1">
          <table:table-cell office:value-type="float" office:value="5295461" calcext:value-type="float">
            <text:p>5295461</text:p>
          </table:table-cell>
          <table:table-cell table:formula="of:=[.A333]/1000/(60*60*24)" office:value-type="time" office:time-value="PT01H28M15.461S" calcext:value-type="time">
            <text:p>01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70.33" calcext:value-type="float">
            <text:p>370.33</text:p>
          </table:table-cell>
          <table:table-cell office:value-type="float" office:value="471.02" calcext:value-type="float">
            <text:p>471.02</text:p>
          </table:table-cell>
        </table:table-row>
        <table:table-row table:style-name="ro1">
          <table:table-cell office:value-type="float" office:value="5311461" calcext:value-type="float">
            <text:p>5311461</text:p>
          </table:table-cell>
          <table:table-cell table:formula="of:=[.A334]/1000/(60*60*24)" office:value-type="time" office:time-value="PT01H28M31.461S" calcext:value-type="time">
            <text:p>01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71.42" calcext:value-type="float">
            <text:p>371.42</text:p>
          </table:table-cell>
          <table:table-cell office:value-type="float" office:value="472.36" calcext:value-type="float">
            <text:p>472.36</text:p>
          </table:table-cell>
        </table:table-row>
        <table:table-row table:style-name="ro1">
          <table:table-cell office:value-type="float" office:value="5327461" calcext:value-type="float">
            <text:p>5327461</text:p>
          </table:table-cell>
          <table:table-cell table:formula="of:=[.A335]/1000/(60*60*24)" office:value-type="time" office:time-value="PT01H28M47.461S" calcext:value-type="time">
            <text:p>01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72.5" calcext:value-type="float">
            <text:p>372.5</text:p>
          </table:table-cell>
          <table:table-cell office:value-type="float" office:value="473.7" calcext:value-type="float">
            <text:p>473.7</text:p>
          </table:table-cell>
        </table:table-row>
        <table:table-row table:style-name="ro1">
          <table:table-cell office:value-type="float" office:value="5343461" calcext:value-type="float">
            <text:p>5343461</text:p>
          </table:table-cell>
          <table:table-cell table:formula="of:=[.A336]/1000/(60*60*24)" office:value-type="time" office:time-value="PT01H29M03.461S" calcext:value-type="time">
            <text:p>01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73.59" calcext:value-type="float">
            <text:p>373.59</text:p>
          </table:table-cell>
          <table:table-cell office:value-type="float" office:value="475.04" calcext:value-type="float">
            <text:p>475.04</text:p>
          </table:table-cell>
        </table:table-row>
        <table:table-row table:style-name="ro1">
          <table:table-cell office:value-type="float" office:value="5359461" calcext:value-type="float">
            <text:p>5359461</text:p>
          </table:table-cell>
          <table:table-cell table:formula="of:=[.A337]/1000/(60*60*24)" office:value-type="time" office:time-value="PT01H29M19.461S" calcext:value-type="time">
            <text:p>01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374.67" calcext:value-type="float">
            <text:p>374.67</text:p>
          </table:table-cell>
          <table:table-cell office:value-type="float" office:value="476.37" calcext:value-type="float">
            <text:p>476.37</text:p>
          </table:table-cell>
        </table:table-row>
        <table:table-row table:style-name="ro1">
          <table:table-cell office:value-type="float" office:value="5375461" calcext:value-type="float">
            <text:p>5375461</text:p>
          </table:table-cell>
          <table:table-cell table:formula="of:=[.A338]/1000/(60*60*24)" office:value-type="time" office:time-value="PT01H29M35.461S" calcext:value-type="time">
            <text:p>01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75.76" calcext:value-type="float">
            <text:p>375.76</text:p>
          </table:table-cell>
          <table:table-cell office:value-type="float" office:value="477.71" calcext:value-type="float">
            <text:p>477.71</text:p>
          </table:table-cell>
        </table:table-row>
        <table:table-row table:style-name="ro1">
          <table:table-cell office:value-type="float" office:value="5391461" calcext:value-type="float">
            <text:p>5391461</text:p>
          </table:table-cell>
          <table:table-cell table:formula="of:=[.A339]/1000/(60*60*24)" office:value-type="time" office:time-value="PT01H29M51.461S" calcext:value-type="time">
            <text:p>01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76.84" calcext:value-type="float">
            <text:p>376.84</text:p>
          </table:table-cell>
          <table:table-cell office:value-type="float" office:value="479.05" calcext:value-type="float">
            <text:p>479.05</text:p>
          </table:table-cell>
        </table:table-row>
        <table:table-row table:style-name="ro1">
          <table:table-cell office:value-type="float" office:value="5407461" calcext:value-type="float">
            <text:p>5407461</text:p>
          </table:table-cell>
          <table:table-cell table:formula="of:=[.A340]/1000/(60*60*24)" office:value-type="time" office:time-value="PT01H30M07.461S" calcext:value-type="time">
            <text:p>01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77.93" calcext:value-type="float">
            <text:p>377.93</text:p>
          </table:table-cell>
          <table:table-cell office:value-type="float" office:value="480.38" calcext:value-type="float">
            <text:p>480.38</text:p>
          </table:table-cell>
        </table:table-row>
        <table:table-row table:style-name="ro1">
          <table:table-cell office:value-type="float" office:value="5423461" calcext:value-type="float">
            <text:p>5423461</text:p>
          </table:table-cell>
          <table:table-cell table:formula="of:=[.A341]/1000/(60*60*24)" office:value-type="time" office:time-value="PT01H30M23.461S" calcext:value-type="time">
            <text:p>01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79.01" calcext:value-type="float">
            <text:p>379.01</text:p>
          </table:table-cell>
          <table:table-cell office:value-type="float" office:value="481.72" calcext:value-type="float">
            <text:p>481.72</text:p>
          </table:table-cell>
        </table:table-row>
        <table:table-row table:style-name="ro1">
          <table:table-cell office:value-type="float" office:value="5439461" calcext:value-type="float">
            <text:p>5439461</text:p>
          </table:table-cell>
          <table:table-cell table:formula="of:=[.A342]/1000/(60*60*24)" office:value-type="time" office:time-value="PT01H30M39.461S" calcext:value-type="time">
            <text:p>01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80.1" calcext:value-type="float">
            <text:p>380.1</text:p>
          </table:table-cell>
          <table:table-cell office:value-type="float" office:value="483.06" calcext:value-type="float">
            <text:p>483.06</text:p>
          </table:table-cell>
        </table:table-row>
        <table:table-row table:style-name="ro1">
          <table:table-cell office:value-type="float" office:value="5455461" calcext:value-type="float">
            <text:p>5455461</text:p>
          </table:table-cell>
          <table:table-cell table:formula="of:=[.A343]/1000/(60*60*24)" office:value-type="time" office:time-value="PT01H30M55.461S" calcext:value-type="time">
            <text:p>01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81.18" calcext:value-type="float">
            <text:p>381.18</text:p>
          </table:table-cell>
          <table:table-cell office:value-type="float" office:value="484.39" calcext:value-type="float">
            <text:p>484.39</text:p>
          </table:table-cell>
        </table:table-row>
        <table:table-row table:style-name="ro1">
          <table:table-cell office:value-type="float" office:value="5471461" calcext:value-type="float">
            <text:p>5471461</text:p>
          </table:table-cell>
          <table:table-cell table:formula="of:=[.A344]/1000/(60*60*24)" office:value-type="time" office:time-value="PT01H31M11.461S" calcext:value-type="time">
            <text:p>01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82.27" calcext:value-type="float">
            <text:p>382.27</text:p>
          </table:table-cell>
          <table:table-cell office:value-type="float" office:value="485.73" calcext:value-type="float">
            <text:p>485.73</text:p>
          </table:table-cell>
        </table:table-row>
        <table:table-row table:style-name="ro1">
          <table:table-cell office:value-type="float" office:value="5487461" calcext:value-type="float">
            <text:p>5487461</text:p>
          </table:table-cell>
          <table:table-cell table:formula="of:=[.A345]/1000/(60*60*24)" office:value-type="time" office:time-value="PT01H31M27.461S" calcext:value-type="time">
            <text:p>01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83.35" calcext:value-type="float">
            <text:p>383.35</text:p>
          </table:table-cell>
          <table:table-cell office:value-type="float" office:value="487.07" calcext:value-type="float">
            <text:p>487.07</text:p>
          </table:table-cell>
        </table:table-row>
        <table:table-row table:style-name="ro1">
          <table:table-cell office:value-type="float" office:value="5503461" calcext:value-type="float">
            <text:p>5503461</text:p>
          </table:table-cell>
          <table:table-cell table:formula="of:=[.A346]/1000/(60*60*24)" office:value-type="time" office:time-value="PT01H31M43.461S" calcext:value-type="time">
            <text:p>01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84.44" calcext:value-type="float">
            <text:p>384.44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float" office:value="5519461" calcext:value-type="float">
            <text:p>5519461</text:p>
          </table:table-cell>
          <table:table-cell table:formula="of:=[.A347]/1000/(60*60*24)" office:value-type="time" office:time-value="PT01H31M59.461S" calcext:value-type="time">
            <text:p>01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85.52" calcext:value-type="float">
            <text:p>385.52</text:p>
          </table:table-cell>
          <table:table-cell office:value-type="float" office:value="489.74" calcext:value-type="float">
            <text:p>489.74</text:p>
          </table:table-cell>
        </table:table-row>
        <table:table-row table:style-name="ro1">
          <table:table-cell office:value-type="float" office:value="5535461" calcext:value-type="float">
            <text:p>5535461</text:p>
          </table:table-cell>
          <table:table-cell table:formula="of:=[.A348]/1000/(60*60*24)" office:value-type="time" office:time-value="PT01H32M15.461S" calcext:value-type="time">
            <text:p>01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386.61" calcext:value-type="float">
            <text:p>386.61</text:p>
          </table:table-cell>
          <table:table-cell office:value-type="float" office:value="491.07" calcext:value-type="float">
            <text:p>491.07</text:p>
          </table:table-cell>
        </table:table-row>
        <table:table-row table:style-name="ro1">
          <table:table-cell office:value-type="float" office:value="5551461" calcext:value-type="float">
            <text:p>5551461</text:p>
          </table:table-cell>
          <table:table-cell table:formula="of:=[.A349]/1000/(60*60*24)" office:value-type="time" office:time-value="PT01H32M31.461S" calcext:value-type="time">
            <text:p>01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87.69" calcext:value-type="float">
            <text:p>387.69</text:p>
          </table:table-cell>
          <table:table-cell office:value-type="float" office:value="492.41" calcext:value-type="float">
            <text:p>492.41</text:p>
          </table:table-cell>
        </table:table-row>
        <table:table-row table:style-name="ro1">
          <table:table-cell office:value-type="float" office:value="5567461" calcext:value-type="float">
            <text:p>5567461</text:p>
          </table:table-cell>
          <table:table-cell table:formula="of:=[.A350]/1000/(60*60*24)" office:value-type="time" office:time-value="PT01H32M47.461S" calcext:value-type="time">
            <text:p>01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88.77" calcext:value-type="float">
            <text:p>388.77</text:p>
          </table:table-cell>
          <table:table-cell office:value-type="float" office:value="493.74" calcext:value-type="float">
            <text:p>493.74</text:p>
          </table:table-cell>
        </table:table-row>
        <table:table-row table:style-name="ro1">
          <table:table-cell office:value-type="float" office:value="5583461" calcext:value-type="float">
            <text:p>5583461</text:p>
          </table:table-cell>
          <table:table-cell table:formula="of:=[.A351]/1000/(60*60*24)" office:value-type="time" office:time-value="PT01H33M03.461S" calcext:value-type="time">
            <text:p>01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89.86" calcext:value-type="float">
            <text:p>389.86</text:p>
          </table:table-cell>
          <table:table-cell office:value-type="float" office:value="495.07" calcext:value-type="float">
            <text:p>495.07</text:p>
          </table:table-cell>
        </table:table-row>
        <table:table-row table:style-name="ro1">
          <table:table-cell office:value-type="float" office:value="5599461" calcext:value-type="float">
            <text:p>5599461</text:p>
          </table:table-cell>
          <table:table-cell table:formula="of:=[.A352]/1000/(60*60*24)" office:value-type="time" office:time-value="PT01H33M19.461S" calcext:value-type="time">
            <text:p>01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390.94" calcext:value-type="float">
            <text:p>390.94</text:p>
          </table:table-cell>
          <table:table-cell office:value-type="float" office:value="496.41" calcext:value-type="float">
            <text:p>496.41</text:p>
          </table:table-cell>
        </table:table-row>
        <table:table-row table:style-name="ro1">
          <table:table-cell office:value-type="float" office:value="5615461" calcext:value-type="float">
            <text:p>5615461</text:p>
          </table:table-cell>
          <table:table-cell table:formula="of:=[.A353]/1000/(60*60*24)" office:value-type="time" office:time-value="PT01H33M35.461S" calcext:value-type="time">
            <text:p>01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92.02" calcext:value-type="float">
            <text:p>392.02</text:p>
          </table:table-cell>
          <table:table-cell office:value-type="float" office:value="497.74" calcext:value-type="float">
            <text:p>497.74</text:p>
          </table:table-cell>
        </table:table-row>
        <table:table-row table:style-name="ro1">
          <table:table-cell office:value-type="float" office:value="5631461" calcext:value-type="float">
            <text:p>5631461</text:p>
          </table:table-cell>
          <table:table-cell table:formula="of:=[.A354]/1000/(60*60*24)" office:value-type="time" office:time-value="PT01H33M51.461S" calcext:value-type="time">
            <text:p>01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393.11" calcext:value-type="float">
            <text:p>393.11</text:p>
          </table:table-cell>
          <table:table-cell office:value-type="float" office:value="499.08" calcext:value-type="float">
            <text:p>499.08</text:p>
          </table:table-cell>
        </table:table-row>
        <table:table-row table:style-name="ro1">
          <table:table-cell office:value-type="float" office:value="5647461" calcext:value-type="float">
            <text:p>5647461</text:p>
          </table:table-cell>
          <table:table-cell table:formula="of:=[.A355]/1000/(60*60*24)" office:value-type="time" office:time-value="PT01H34M07.461S" calcext:value-type="time">
            <text:p>01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94.19" calcext:value-type="float">
            <text:p>394.19</text:p>
          </table:table-cell>
          <table:table-cell office:value-type="float" office:value="500.41" calcext:value-type="float">
            <text:p>500.41</text:p>
          </table:table-cell>
        </table:table-row>
        <table:table-row table:style-name="ro1">
          <table:table-cell office:value-type="float" office:value="5663461" calcext:value-type="float">
            <text:p>5663461</text:p>
          </table:table-cell>
          <table:table-cell table:formula="of:=[.A356]/1000/(60*60*24)" office:value-type="time" office:time-value="PT01H34M23.461S" calcext:value-type="time">
            <text:p>01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95.28" calcext:value-type="float">
            <text:p>395.28</text:p>
          </table:table-cell>
          <table:table-cell office:value-type="float" office:value="501.74" calcext:value-type="float">
            <text:p>501.74</text:p>
          </table:table-cell>
        </table:table-row>
        <table:table-row table:style-name="ro1">
          <table:table-cell office:value-type="float" office:value="5679461" calcext:value-type="float">
            <text:p>5679461</text:p>
          </table:table-cell>
          <table:table-cell table:formula="of:=[.A357]/1000/(60*60*24)" office:value-type="time" office:time-value="PT01H34M39.461S" calcext:value-type="time">
            <text:p>01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396.36" calcext:value-type="float">
            <text:p>396.36</text:p>
          </table:table-cell>
          <table:table-cell office:value-type="float" office:value="503.07" calcext:value-type="float">
            <text:p>503.07</text:p>
          </table:table-cell>
        </table:table-row>
        <table:table-row table:style-name="ro1">
          <table:table-cell office:value-type="float" office:value="5695461" calcext:value-type="float">
            <text:p>5695461</text:p>
          </table:table-cell>
          <table:table-cell table:formula="of:=[.A358]/1000/(60*60*24)" office:value-type="time" office:time-value="PT01H34M55.461S" calcext:value-type="time">
            <text:p>01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397.44" calcext:value-type="float">
            <text:p>397.44</text:p>
          </table:table-cell>
          <table:table-cell office:value-type="float" office:value="504.4" calcext:value-type="float">
            <text:p>504.4</text:p>
          </table:table-cell>
        </table:table-row>
        <table:table-row table:style-name="ro1">
          <table:table-cell office:value-type="float" office:value="5711461" calcext:value-type="float">
            <text:p>5711461</text:p>
          </table:table-cell>
          <table:table-cell table:formula="of:=[.A359]/1000/(60*60*24)" office:value-type="time" office:time-value="PT01H35M11.461S" calcext:value-type="time">
            <text:p>01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398.53" calcext:value-type="float">
            <text:p>398.53</text:p>
          </table:table-cell>
          <table:table-cell office:value-type="float" office:value="505.73" calcext:value-type="float">
            <text:p>505.73</text:p>
          </table:table-cell>
        </table:table-row>
        <table:table-row table:style-name="ro1">
          <table:table-cell office:value-type="float" office:value="5727461" calcext:value-type="float">
            <text:p>5727461</text:p>
          </table:table-cell>
          <table:table-cell table:formula="of:=[.A360]/1000/(60*60*24)" office:value-type="time" office:time-value="PT01H35M27.461S" calcext:value-type="time">
            <text:p>01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399.61" calcext:value-type="float">
            <text:p>399.61</text:p>
          </table:table-cell>
          <table:table-cell office:value-type="float" office:value="507.06" calcext:value-type="float">
            <text:p>507.06</text:p>
          </table:table-cell>
        </table:table-row>
        <table:table-row table:style-name="ro1">
          <table:table-cell office:value-type="float" office:value="5743461" calcext:value-type="float">
            <text:p>5743461</text:p>
          </table:table-cell>
          <table:table-cell table:formula="of:=[.A361]/1000/(60*60*24)" office:value-type="time" office:time-value="PT01H35M43.461S" calcext:value-type="time">
            <text:p>01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00.69" calcext:value-type="float">
            <text:p>400.69</text:p>
          </table:table-cell>
          <table:table-cell office:value-type="float" office:value="508.4" calcext:value-type="float">
            <text:p>508.4</text:p>
          </table:table-cell>
        </table:table-row>
        <table:table-row table:style-name="ro1">
          <table:table-cell office:value-type="float" office:value="5759461" calcext:value-type="float">
            <text:p>5759461</text:p>
          </table:table-cell>
          <table:table-cell table:formula="of:=[.A362]/1000/(60*60*24)" office:value-type="time" office:time-value="PT01H35M59.461S" calcext:value-type="time">
            <text:p>01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01.78" calcext:value-type="float">
            <text:p>401.78</text:p>
          </table:table-cell>
          <table:table-cell office:value-type="float" office:value="509.73" calcext:value-type="float">
            <text:p>509.73</text:p>
          </table:table-cell>
        </table:table-row>
        <table:table-row table:style-name="ro1">
          <table:table-cell office:value-type="float" office:value="5775461" calcext:value-type="float">
            <text:p>5775461</text:p>
          </table:table-cell>
          <table:table-cell table:formula="of:=[.A363]/1000/(60*60*24)" office:value-type="time" office:time-value="PT01H36M15.461S" calcext:value-type="time">
            <text:p>01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02.86" calcext:value-type="float">
            <text:p>402.86</text:p>
          </table:table-cell>
          <table:table-cell office:value-type="float" office:value="511.06" calcext:value-type="float">
            <text:p>511.06</text:p>
          </table:table-cell>
        </table:table-row>
        <table:table-row table:style-name="ro1">
          <table:table-cell office:value-type="float" office:value="5791461" calcext:value-type="float">
            <text:p>5791461</text:p>
          </table:table-cell>
          <table:table-cell table:formula="of:=[.A364]/1000/(60*60*24)" office:value-type="time" office:time-value="PT01H36M31.461S" calcext:value-type="time">
            <text:p>01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03.94" calcext:value-type="float">
            <text:p>403.94</text:p>
          </table:table-cell>
          <table:table-cell office:value-type="float" office:value="512.39" calcext:value-type="float">
            <text:p>512.39</text:p>
          </table:table-cell>
        </table:table-row>
        <table:table-row table:style-name="ro1">
          <table:table-cell office:value-type="float" office:value="5807461" calcext:value-type="float">
            <text:p>5807461</text:p>
          </table:table-cell>
          <table:table-cell table:formula="of:=[.A365]/1000/(60*60*24)" office:value-type="time" office:time-value="PT01H36M47.461S" calcext:value-type="time">
            <text:p>01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05.02" calcext:value-type="float">
            <text:p>405.02</text:p>
          </table:table-cell>
          <table:table-cell office:value-type="float" office:value="513.72" calcext:value-type="float">
            <text:p>513.72</text:p>
          </table:table-cell>
        </table:table-row>
        <table:table-row table:style-name="ro1">
          <table:table-cell office:value-type="float" office:value="5823461" calcext:value-type="float">
            <text:p>5823461</text:p>
          </table:table-cell>
          <table:table-cell table:formula="of:=[.A366]/1000/(60*60*24)" office:value-type="time" office:time-value="PT01H37M03.461S" calcext:value-type="time">
            <text:p>01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06.11" calcext:value-type="float">
            <text:p>406.11</text:p>
          </table:table-cell>
          <table:table-cell office:value-type="float" office:value="515.05" calcext:value-type="float">
            <text:p>515.05</text:p>
          </table:table-cell>
        </table:table-row>
        <table:table-row table:style-name="ro1">
          <table:table-cell office:value-type="float" office:value="5839460" calcext:value-type="float">
            <text:p>5839460</text:p>
          </table:table-cell>
          <table:table-cell table:formula="of:=[.A367]/1000/(60*60*24)" office:value-type="time" office:time-value="PT01H37M19.46S" calcext:value-type="time">
            <text:p>01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07.19" calcext:value-type="float">
            <text:p>407.19</text:p>
          </table:table-cell>
          <table:table-cell office:value-type="float" office:value="516.38" calcext:value-type="float">
            <text:p>516.38</text:p>
          </table:table-cell>
        </table:table-row>
        <table:table-row table:style-name="ro1">
          <table:table-cell office:value-type="float" office:value="5855461" calcext:value-type="float">
            <text:p>5855461</text:p>
          </table:table-cell>
          <table:table-cell table:formula="of:=[.A368]/1000/(60*60*24)" office:value-type="time" office:time-value="PT01H37M35.461S" calcext:value-type="time">
            <text:p>01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08.27" calcext:value-type="float">
            <text:p>408.27</text:p>
          </table:table-cell>
          <table:table-cell office:value-type="float" office:value="517.71" calcext:value-type="float">
            <text:p>517.71</text:p>
          </table:table-cell>
        </table:table-row>
        <table:table-row table:style-name="ro1">
          <table:table-cell office:value-type="float" office:value="5871461" calcext:value-type="float">
            <text:p>5871461</text:p>
          </table:table-cell>
          <table:table-cell table:formula="of:=[.A369]/1000/(60*60*24)" office:value-type="time" office:time-value="PT01H37M51.461S" calcext:value-type="time">
            <text:p>01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409.35" calcext:value-type="float">
            <text:p>409.35</text:p>
          </table:table-cell>
          <table:table-cell office:value-type="float" office:value="519.04" calcext:value-type="float">
            <text:p>519.04</text:p>
          </table:table-cell>
        </table:table-row>
        <table:table-row table:style-name="ro1">
          <table:table-cell office:value-type="float" office:value="5887461" calcext:value-type="float">
            <text:p>5887461</text:p>
          </table:table-cell>
          <table:table-cell table:formula="of:=[.A370]/1000/(60*60*24)" office:value-type="time" office:time-value="PT01H38M07.461S" calcext:value-type="time">
            <text:p>01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10.44" calcext:value-type="float">
            <text:p>410.44</text:p>
          </table:table-cell>
          <table:table-cell office:value-type="float" office:value="520.37" calcext:value-type="float">
            <text:p>520.37</text:p>
          </table:table-cell>
        </table:table-row>
        <table:table-row table:style-name="ro1">
          <table:table-cell office:value-type="float" office:value="5903461" calcext:value-type="float">
            <text:p>5903461</text:p>
          </table:table-cell>
          <table:table-cell table:formula="of:=[.A371]/1000/(60*60*24)" office:value-type="time" office:time-value="PT01H38M23.461S" calcext:value-type="time">
            <text:p>01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411.52" calcext:value-type="float">
            <text:p>411.52</text:p>
          </table:table-cell>
          <table:table-cell office:value-type="float" office:value="521.7" calcext:value-type="float">
            <text:p>521.7</text:p>
          </table:table-cell>
        </table:table-row>
        <table:table-row table:style-name="ro1">
          <table:table-cell office:value-type="float" office:value="5919461" calcext:value-type="float">
            <text:p>5919461</text:p>
          </table:table-cell>
          <table:table-cell table:formula="of:=[.A372]/1000/(60*60*24)" office:value-type="time" office:time-value="PT01H38M39.461S" calcext:value-type="time">
            <text:p>01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12.6" calcext:value-type="float">
            <text:p>412.6</text:p>
          </table:table-cell>
          <table:table-cell office:value-type="float" office:value="523.03" calcext:value-type="float">
            <text:p>523.03</text:p>
          </table:table-cell>
        </table:table-row>
        <table:table-row table:style-name="ro1">
          <table:table-cell office:value-type="float" office:value="5935461" calcext:value-type="float">
            <text:p>5935461</text:p>
          </table:table-cell>
          <table:table-cell table:formula="of:=[.A373]/1000/(60*60*24)" office:value-type="time" office:time-value="PT01H38M55.461S" calcext:value-type="time">
            <text:p>01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13.68" calcext:value-type="float">
            <text:p>413.68</text:p>
          </table:table-cell>
          <table:table-cell office:value-type="float" office:value="524.36" calcext:value-type="float">
            <text:p>524.36</text:p>
          </table:table-cell>
        </table:table-row>
        <table:table-row table:style-name="ro1">
          <table:table-cell office:value-type="float" office:value="5951460" calcext:value-type="float">
            <text:p>5951460</text:p>
          </table:table-cell>
          <table:table-cell table:formula="of:=[.A374]/1000/(60*60*24)" office:value-type="time" office:time-value="PT01H39M11.46S" calcext:value-type="time">
            <text:p>01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14.77" calcext:value-type="float">
            <text:p>414.77</text:p>
          </table:table-cell>
          <table:table-cell office:value-type="float" office:value="525.69" calcext:value-type="float">
            <text:p>525.69</text:p>
          </table:table-cell>
        </table:table-row>
        <table:table-row table:style-name="ro1">
          <table:table-cell office:value-type="float" office:value="5967461" calcext:value-type="float">
            <text:p>5967461</text:p>
          </table:table-cell>
          <table:table-cell table:formula="of:=[.A375]/1000/(60*60*24)" office:value-type="time" office:time-value="PT01H39M27.461S" calcext:value-type="time">
            <text:p>01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15.85" calcext:value-type="float">
            <text:p>415.85</text:p>
          </table:table-cell>
          <table:table-cell office:value-type="float" office:value="527.02" calcext:value-type="float">
            <text:p>527.02</text:p>
          </table:table-cell>
        </table:table-row>
        <table:table-row table:style-name="ro1">
          <table:table-cell office:value-type="float" office:value="5983461" calcext:value-type="float">
            <text:p>5983461</text:p>
          </table:table-cell>
          <table:table-cell table:formula="of:=[.A376]/1000/(60*60*24)" office:value-type="time" office:time-value="PT01H39M43.461S" calcext:value-type="time">
            <text:p>01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16.93" calcext:value-type="float">
            <text:p>416.93</text:p>
          </table:table-cell>
          <table:table-cell office:value-type="float" office:value="528.35" calcext:value-type="float">
            <text:p>528.35</text:p>
          </table:table-cell>
        </table:table-row>
        <table:table-row table:style-name="ro1">
          <table:table-cell office:value-type="float" office:value="5999461" calcext:value-type="float">
            <text:p>5999461</text:p>
          </table:table-cell>
          <table:table-cell table:formula="of:=[.A377]/1000/(60*60*24)" office:value-type="time" office:time-value="PT01H39M59.461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418.01" calcext:value-type="float">
            <text:p>418.01</text:p>
          </table:table-cell>
          <table:table-cell office:value-type="float" office:value="529.68" calcext:value-type="float">
            <text:p>529.68</text:p>
          </table:table-cell>
        </table:table-row>
        <table:table-row table:style-name="ro1">
          <table:table-cell office:value-type="float" office:value="6015461" calcext:value-type="float">
            <text:p>6015461</text:p>
          </table:table-cell>
          <table:table-cell table:formula="of:=[.A378]/1000/(60*60*24)" office:value-type="time" office:time-value="PT01H40M15.461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19.09" calcext:value-type="float">
            <text:p>419.0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031461" calcext:value-type="float">
            <text:p>6031461</text:p>
          </table:table-cell>
          <table:table-cell table:formula="of:=[.A379]/1000/(60*60*24)" office:value-type="time" office:time-value="PT01H40M31.461S" calcext:value-type="time">
            <text:p>01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0.18" calcext:value-type="float">
            <text:p>420.18</text:p>
          </table:table-cell>
          <table:table-cell office:value-type="float" office:value="532.33" calcext:value-type="float">
            <text:p>532.33</text:p>
          </table:table-cell>
        </table:table-row>
        <table:table-row table:style-name="ro1">
          <table:table-cell office:value-type="float" office:value="6047461" calcext:value-type="float">
            <text:p>6047461</text:p>
          </table:table-cell>
          <table:table-cell table:formula="of:=[.A380]/1000/(60*60*24)" office:value-type="time" office:time-value="PT01H40M47.461S" calcext:value-type="time">
            <text:p>01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1.26" calcext:value-type="float">
            <text:p>421.26</text:p>
          </table:table-cell>
          <table:table-cell office:value-type="float" office:value="533.66" calcext:value-type="float">
            <text:p>533.66</text:p>
          </table:table-cell>
        </table:table-row>
        <table:table-row table:style-name="ro1">
          <table:table-cell office:value-type="float" office:value="6063461" calcext:value-type="float">
            <text:p>6063461</text:p>
          </table:table-cell>
          <table:table-cell table:formula="of:=[.A381]/1000/(60*60*24)" office:value-type="time" office:time-value="PT01H41M03.461S" calcext:value-type="time">
            <text:p>01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2.34" calcext:value-type="float">
            <text:p>422.34</text:p>
          </table:table-cell>
          <table:table-cell office:value-type="float" office:value="534.99" calcext:value-type="float">
            <text:p>534.99</text:p>
          </table:table-cell>
        </table:table-row>
        <table:table-row table:style-name="ro1">
          <table:table-cell office:value-type="float" office:value="6079461" calcext:value-type="float">
            <text:p>6079461</text:p>
          </table:table-cell>
          <table:table-cell table:formula="of:=[.A382]/1000/(60*60*24)" office:value-type="time" office:time-value="PT01H41M19.461S" calcext:value-type="time">
            <text:p>01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3.42" calcext:value-type="float">
            <text:p>423.42</text:p>
          </table:table-cell>
          <table:table-cell office:value-type="float" office:value="536.32" calcext:value-type="float">
            <text:p>536.32</text:p>
          </table:table-cell>
        </table:table-row>
        <table:table-row table:style-name="ro1">
          <table:table-cell office:value-type="float" office:value="6095461" calcext:value-type="float">
            <text:p>6095461</text:p>
          </table:table-cell>
          <table:table-cell table:formula="of:=[.A383]/1000/(60*60*24)" office:value-type="time" office:time-value="PT01H41M35.461S" calcext:value-type="time">
            <text:p>01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4.5" calcext:value-type="float">
            <text:p>424.5</text:p>
          </table:table-cell>
          <table:table-cell office:value-type="float" office:value="537.65" calcext:value-type="float">
            <text:p>537.65</text:p>
          </table:table-cell>
        </table:table-row>
        <table:table-row table:style-name="ro1">
          <table:table-cell office:value-type="float" office:value="6111461" calcext:value-type="float">
            <text:p>6111461</text:p>
          </table:table-cell>
          <table:table-cell table:formula="of:=[.A384]/1000/(60*60*24)" office:value-type="time" office:time-value="PT01H41M51.461S" calcext:value-type="time">
            <text:p>01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5.58" calcext:value-type="float">
            <text:p>425.58</text:p>
          </table:table-cell>
          <table:table-cell office:value-type="float" office:value="538.98" calcext:value-type="float">
            <text:p>538.98</text:p>
          </table:table-cell>
        </table:table-row>
        <table:table-row table:style-name="ro1">
          <table:table-cell office:value-type="float" office:value="6127461" calcext:value-type="float">
            <text:p>6127461</text:p>
          </table:table-cell>
          <table:table-cell table:formula="of:=[.A385]/1000/(60*60*24)" office:value-type="time" office:time-value="PT01H42M07.461S" calcext:value-type="time">
            <text:p>01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6.67" calcext:value-type="float">
            <text:p>426.67</text:p>
          </table:table-cell>
          <table:table-cell office:value-type="float" office:value="540.3" calcext:value-type="float">
            <text:p>540.3</text:p>
          </table:table-cell>
        </table:table-row>
        <table:table-row table:style-name="ro1">
          <table:table-cell office:value-type="float" office:value="6143461" calcext:value-type="float">
            <text:p>6143461</text:p>
          </table:table-cell>
          <table:table-cell table:formula="of:=[.A386]/1000/(60*60*24)" office:value-type="time" office:time-value="PT01H42M23.461S" calcext:value-type="time">
            <text:p>01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27.75" calcext:value-type="float">
            <text:p>427.75</text:p>
          </table:table-cell>
          <table:table-cell office:value-type="float" office:value="541.63" calcext:value-type="float">
            <text:p>541.63</text:p>
          </table:table-cell>
        </table:table-row>
        <table:table-row table:style-name="ro1">
          <table:table-cell office:value-type="float" office:value="6159461" calcext:value-type="float">
            <text:p>6159461</text:p>
          </table:table-cell>
          <table:table-cell table:formula="of:=[.A387]/1000/(60*60*24)" office:value-type="time" office:time-value="PT01H42M39.461S" calcext:value-type="time">
            <text:p>01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28.83" calcext:value-type="float">
            <text:p>428.83</text:p>
          </table:table-cell>
          <table:table-cell office:value-type="float" office:value="542.96" calcext:value-type="float">
            <text:p>542.96</text:p>
          </table:table-cell>
        </table:table-row>
        <table:table-row table:style-name="ro1">
          <table:table-cell office:value-type="float" office:value="6175461" calcext:value-type="float">
            <text:p>6175461</text:p>
          </table:table-cell>
          <table:table-cell table:formula="of:=[.A388]/1000/(60*60*24)" office:value-type="time" office:time-value="PT01H42M55.461S" calcext:value-type="time">
            <text:p>01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29.91" calcext:value-type="float">
            <text:p>429.91</text:p>
          </table:table-cell>
          <table:table-cell office:value-type="float" office:value="544.29" calcext:value-type="float">
            <text:p>544.29</text:p>
          </table:table-cell>
        </table:table-row>
        <table:table-row table:style-name="ro1">
          <table:table-cell office:value-type="float" office:value="6191461" calcext:value-type="float">
            <text:p>6191461</text:p>
          </table:table-cell>
          <table:table-cell table:formula="of:=[.A389]/1000/(60*60*24)" office:value-type="time" office:time-value="PT01H43M11.461S" calcext:value-type="time">
            <text:p>01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30.99" calcext:value-type="float">
            <text:p>430.99</text:p>
          </table:table-cell>
          <table:table-cell office:value-type="float" office:value="545.61" calcext:value-type="float">
            <text:p>545.61</text:p>
          </table:table-cell>
        </table:table-row>
        <table:table-row table:style-name="ro1">
          <table:table-cell office:value-type="float" office:value="6207461" calcext:value-type="float">
            <text:p>6207461</text:p>
          </table:table-cell>
          <table:table-cell table:formula="of:=[.A390]/1000/(60*60*24)" office:value-type="time" office:time-value="PT01H43M27.461S" calcext:value-type="time">
            <text:p>01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32.07" calcext:value-type="float">
            <text:p>432.07</text:p>
          </table:table-cell>
          <table:table-cell office:value-type="float" office:value="546.94" calcext:value-type="float">
            <text:p>546.94</text:p>
          </table:table-cell>
        </table:table-row>
        <table:table-row table:style-name="ro1">
          <table:table-cell office:value-type="float" office:value="6223461" calcext:value-type="float">
            <text:p>6223461</text:p>
          </table:table-cell>
          <table:table-cell table:formula="of:=[.A391]/1000/(60*60*24)" office:value-type="time" office:time-value="PT01H43M43.461S" calcext:value-type="time">
            <text:p>01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433.15" calcext:value-type="float">
            <text:p>433.15</text:p>
          </table:table-cell>
          <table:table-cell office:value-type="float" office:value="548.27" calcext:value-type="float">
            <text:p>548.27</text:p>
          </table:table-cell>
        </table:table-row>
        <table:table-row table:style-name="ro1">
          <table:table-cell office:value-type="float" office:value="6239461" calcext:value-type="float">
            <text:p>6239461</text:p>
          </table:table-cell>
          <table:table-cell table:formula="of:=[.A392]/1000/(60*60*24)" office:value-type="time" office:time-value="PT01H43M59.461S" calcext:value-type="time">
            <text:p>01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34.24" calcext:value-type="float">
            <text:p>434.24</text:p>
          </table:table-cell>
          <table:table-cell office:value-type="float" office:value="549.59" calcext:value-type="float">
            <text:p>549.59</text:p>
          </table:table-cell>
        </table:table-row>
        <table:table-row table:style-name="ro1">
          <table:table-cell office:value-type="float" office:value="6255461" calcext:value-type="float">
            <text:p>6255461</text:p>
          </table:table-cell>
          <table:table-cell table:formula="of:=[.A393]/1000/(60*60*24)" office:value-type="time" office:time-value="PT01H44M15.461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35.32" calcext:value-type="float">
            <text:p>435.32</text:p>
          </table:table-cell>
          <table:table-cell office:value-type="float" office:value="550.92" calcext:value-type="float">
            <text:p>550.92</text:p>
          </table:table-cell>
        </table:table-row>
        <table:table-row table:style-name="ro1">
          <table:table-cell office:value-type="float" office:value="6271461" calcext:value-type="float">
            <text:p>6271461</text:p>
          </table:table-cell>
          <table:table-cell table:formula="of:=[.A394]/1000/(60*60*24)" office:value-type="time" office:time-value="PT01H44M31.461S" calcext:value-type="time">
            <text:p>01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36.4" calcext:value-type="float">
            <text:p>436.4</text:p>
          </table:table-cell>
          <table:table-cell office:value-type="float" office:value="552.25" calcext:value-type="float">
            <text:p>552.25</text:p>
          </table:table-cell>
        </table:table-row>
        <table:table-row table:style-name="ro1">
          <table:table-cell office:value-type="float" office:value="6287461" calcext:value-type="float">
            <text:p>6287461</text:p>
          </table:table-cell>
          <table:table-cell table:formula="of:=[.A395]/1000/(60*60*24)" office:value-type="time" office:time-value="PT01H44M47.461S" calcext:value-type="time">
            <text:p>01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37.48" calcext:value-type="float">
            <text:p>437.48</text:p>
          </table:table-cell>
          <table:table-cell office:value-type="float" office:value="553.57" calcext:value-type="float">
            <text:p>553.57</text:p>
          </table:table-cell>
        </table:table-row>
        <table:table-row table:style-name="ro1">
          <table:table-cell office:value-type="float" office:value="6303461" calcext:value-type="float">
            <text:p>6303461</text:p>
          </table:table-cell>
          <table:table-cell table:formula="of:=[.A396]/1000/(60*60*24)" office:value-type="time" office:time-value="PT01H45M03.461S" calcext:value-type="time">
            <text:p>01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38.56" calcext:value-type="float">
            <text:p>438.56</text:p>
          </table:table-cell>
          <table:table-cell office:value-type="float" office:value="554.9" calcext:value-type="float">
            <text:p>554.9</text:p>
          </table:table-cell>
        </table:table-row>
        <table:table-row table:style-name="ro1">
          <table:table-cell office:value-type="float" office:value="6319461" calcext:value-type="float">
            <text:p>6319461</text:p>
          </table:table-cell>
          <table:table-cell table:formula="of:=[.A397]/1000/(60*60*24)" office:value-type="time" office:time-value="PT01H45M19.461S" calcext:value-type="time">
            <text:p>01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39.64" calcext:value-type="float">
            <text:p>439.64</text:p>
          </table:table-cell>
          <table:table-cell office:value-type="float" office:value="556.22" calcext:value-type="float">
            <text:p>556.22</text:p>
          </table:table-cell>
        </table:table-row>
        <table:table-row table:style-name="ro1">
          <table:table-cell office:value-type="float" office:value="6335461" calcext:value-type="float">
            <text:p>6335461</text:p>
          </table:table-cell>
          <table:table-cell table:formula="of:=[.A398]/1000/(60*60*24)" office:value-type="time" office:time-value="PT01H45M35.461S" calcext:value-type="time">
            <text:p>01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40.72" calcext:value-type="float">
            <text:p>440.72</text:p>
          </table:table-cell>
          <table:table-cell office:value-type="float" office:value="557.55" calcext:value-type="float">
            <text:p>557.55</text:p>
          </table:table-cell>
        </table:table-row>
        <table:table-row table:style-name="ro1">
          <table:table-cell office:value-type="float" office:value="6351461" calcext:value-type="float">
            <text:p>6351461</text:p>
          </table:table-cell>
          <table:table-cell table:formula="of:=[.A399]/1000/(60*60*24)" office:value-type="time" office:time-value="PT01H45M51.461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41.8" calcext:value-type="float">
            <text:p>441.8</text:p>
          </table:table-cell>
          <table:table-cell office:value-type="float" office:value="558.88" calcext:value-type="float">
            <text:p>558.88</text:p>
          </table:table-cell>
        </table:table-row>
        <table:table-row table:style-name="ro1">
          <table:table-cell office:value-type="float" office:value="6367461" calcext:value-type="float">
            <text:p>6367461</text:p>
          </table:table-cell>
          <table:table-cell table:formula="of:=[.A400]/1000/(60*60*24)" office:value-type="time" office:time-value="PT01H46M07.461S" calcext:value-type="time">
            <text:p>01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442.88" calcext:value-type="float">
            <text:p>442.88</text:p>
          </table:table-cell>
          <table:table-cell office:value-type="float" office:value="560.2" calcext:value-type="float">
            <text:p>560.2</text:p>
          </table:table-cell>
        </table:table-row>
        <table:table-row table:style-name="ro1">
          <table:table-cell office:value-type="float" office:value="6383461" calcext:value-type="float">
            <text:p>6383461</text:p>
          </table:table-cell>
          <table:table-cell table:formula="of:=[.A401]/1000/(60*60*24)" office:value-type="time" office:time-value="PT01H46M23.461S" calcext:value-type="time">
            <text:p>01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43.96" calcext:value-type="float">
            <text:p>443.96</text:p>
          </table:table-cell>
          <table:table-cell office:value-type="float" office:value="561.53" calcext:value-type="float">
            <text:p>561.53</text:p>
          </table:table-cell>
        </table:table-row>
        <table:table-row table:style-name="ro1">
          <table:table-cell office:value-type="float" office:value="6399461" calcext:value-type="float">
            <text:p>6399461</text:p>
          </table:table-cell>
          <table:table-cell table:formula="of:=[.A402]/1000/(60*60*24)" office:value-type="time" office:time-value="PT01H46M39.461S" calcext:value-type="time">
            <text:p>01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45.04" calcext:value-type="float">
            <text:p>445.04</text:p>
          </table:table-cell>
          <table:table-cell office:value-type="float" office:value="562.85" calcext:value-type="float">
            <text:p>562.85</text:p>
          </table:table-cell>
        </table:table-row>
        <table:table-row table:style-name="ro1">
          <table:table-cell office:value-type="float" office:value="6415461" calcext:value-type="float">
            <text:p>6415461</text:p>
          </table:table-cell>
          <table:table-cell table:formula="of:=[.A403]/1000/(60*60*24)" office:value-type="time" office:time-value="PT01H46M55.461S" calcext:value-type="time">
            <text:p>01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46.12" calcext:value-type="float">
            <text:p>446.12</text:p>
          </table:table-cell>
          <table:table-cell office:value-type="float" office:value="564.17" calcext:value-type="float">
            <text:p>564.17</text:p>
          </table:table-cell>
        </table:table-row>
        <table:table-row table:style-name="ro1">
          <table:table-cell office:value-type="float" office:value="6431461" calcext:value-type="float">
            <text:p>6431461</text:p>
          </table:table-cell>
          <table:table-cell table:formula="of:=[.A404]/1000/(60*60*24)" office:value-type="time" office:time-value="PT01H47M11.461S" calcext:value-type="time">
            <text:p>01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447.2" calcext:value-type="float">
            <text:p>447.2</text:p>
          </table:table-cell>
          <table:table-cell office:value-type="float" office:value="565.5" calcext:value-type="float">
            <text:p>565.5</text:p>
          </table:table-cell>
        </table:table-row>
        <table:table-row table:style-name="ro1">
          <table:table-cell office:value-type="float" office:value="6447461" calcext:value-type="float">
            <text:p>6447461</text:p>
          </table:table-cell>
          <table:table-cell table:formula="of:=[.A405]/1000/(60*60*24)" office:value-type="time" office:time-value="PT01H47M27.461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48.28" calcext:value-type="float">
            <text:p>448.28</text:p>
          </table:table-cell>
          <table:table-cell office:value-type="float" office:value="566.82" calcext:value-type="float">
            <text:p>566.82</text:p>
          </table:table-cell>
        </table:table-row>
        <table:table-row table:style-name="ro1">
          <table:table-cell office:value-type="float" office:value="6463461" calcext:value-type="float">
            <text:p>6463461</text:p>
          </table:table-cell>
          <table:table-cell table:formula="of:=[.A406]/1000/(60*60*24)" office:value-type="time" office:time-value="PT01H47M43.461S" calcext:value-type="time">
            <text:p>01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449.36" calcext:value-type="float">
            <text:p>449.36</text:p>
          </table:table-cell>
          <table:table-cell office:value-type="float" office:value="568.14" calcext:value-type="float">
            <text:p>568.14</text:p>
          </table:table-cell>
        </table:table-row>
        <table:table-row table:style-name="ro1">
          <table:table-cell office:value-type="float" office:value="6479461" calcext:value-type="float">
            <text:p>6479461</text:p>
          </table:table-cell>
          <table:table-cell table:formula="of:=[.A407]/1000/(60*60*24)" office:value-type="time" office:time-value="PT01H47M59.461S" calcext:value-type="time">
            <text:p>01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50.44" calcext:value-type="float">
            <text:p>450.44</text:p>
          </table:table-cell>
          <table:table-cell office:value-type="float" office:value="569.47" calcext:value-type="float">
            <text:p>569.47</text:p>
          </table:table-cell>
        </table:table-row>
        <table:table-row table:style-name="ro1">
          <table:table-cell office:value-type="float" office:value="6495461" calcext:value-type="float">
            <text:p>6495461</text:p>
          </table:table-cell>
          <table:table-cell table:formula="of:=[.A408]/1000/(60*60*24)" office:value-type="time" office:time-value="PT01H48M15.461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451.52" calcext:value-type="float">
            <text:p>451.52</text:p>
          </table:table-cell>
          <table:table-cell office:value-type="float" office:value="570.79" calcext:value-type="float">
            <text:p>570.79</text:p>
          </table:table-cell>
        </table:table-row>
        <table:table-row table:style-name="ro1">
          <table:table-cell office:value-type="float" office:value="6511461" calcext:value-type="float">
            <text:p>6511461</text:p>
          </table:table-cell>
          <table:table-cell table:formula="of:=[.A409]/1000/(60*60*24)" office:value-type="time" office:time-value="PT01H48M31.461S" calcext:value-type="time">
            <text:p>01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52.6" calcext:value-type="float">
            <text:p>452.6</text:p>
          </table:table-cell>
          <table:table-cell office:value-type="float" office:value="572.11" calcext:value-type="float">
            <text:p>572.11</text:p>
          </table:table-cell>
        </table:table-row>
        <table:table-row table:style-name="ro1">
          <table:table-cell office:value-type="float" office:value="6527461" calcext:value-type="float">
            <text:p>6527461</text:p>
          </table:table-cell>
          <table:table-cell table:formula="of:=[.A410]/1000/(60*60*24)" office:value-type="time" office:time-value="PT01H48M47.461S" calcext:value-type="time">
            <text:p>01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53.68" calcext:value-type="float">
            <text:p>453.68</text:p>
          </table:table-cell>
          <table:table-cell office:value-type="float" office:value="573.44" calcext:value-type="float">
            <text:p>573.44</text:p>
          </table:table-cell>
        </table:table-row>
        <table:table-row table:style-name="ro1">
          <table:table-cell office:value-type="float" office:value="6543461" calcext:value-type="float">
            <text:p>6543461</text:p>
          </table:table-cell>
          <table:table-cell table:formula="of:=[.A411]/1000/(60*60*24)" office:value-type="time" office:time-value="PT01H49M03.461S" calcext:value-type="time">
            <text:p>01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54.76" calcext:value-type="float">
            <text:p>454.76</text:p>
          </table:table-cell>
          <table:table-cell office:value-type="float" office:value="574.76" calcext:value-type="float">
            <text:p>574.76</text:p>
          </table:table-cell>
        </table:table-row>
        <table:table-row table:style-name="ro1">
          <table:table-cell office:value-type="float" office:value="6559461" calcext:value-type="float">
            <text:p>6559461</text:p>
          </table:table-cell>
          <table:table-cell table:formula="of:=[.A412]/1000/(60*60*24)" office:value-type="time" office:time-value="PT01H49M19.461S" calcext:value-type="time">
            <text:p>01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55.84" calcext:value-type="float">
            <text:p>455.84</text:p>
          </table:table-cell>
          <table:table-cell office:value-type="float" office:value="576.08" calcext:value-type="float">
            <text:p>576.08</text:p>
          </table:table-cell>
        </table:table-row>
        <table:table-row table:style-name="ro1">
          <table:table-cell office:value-type="float" office:value="6575461" calcext:value-type="float">
            <text:p>6575461</text:p>
          </table:table-cell>
          <table:table-cell table:formula="of:=[.A413]/1000/(60*60*24)" office:value-type="time" office:time-value="PT01H49M35.461S" calcext:value-type="time">
            <text:p>01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56.92" calcext:value-type="float">
            <text:p>456.92</text:p>
          </table:table-cell>
          <table:table-cell office:value-type="float" office:value="577.41" calcext:value-type="float">
            <text:p>577.41</text:p>
          </table:table-cell>
        </table:table-row>
        <table:table-row table:style-name="ro1">
          <table:table-cell office:value-type="float" office:value="6591461" calcext:value-type="float">
            <text:p>6591461</text:p>
          </table:table-cell>
          <table:table-cell table:formula="of:=[.A414]/1000/(60*60*24)" office:value-type="time" office:time-value="PT01H49M51.461S" calcext:value-type="time">
            <text:p>01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58" calcext:value-type="float">
            <text:p>458</text:p>
          </table:table-cell>
          <table:table-cell office:value-type="float" office:value="578.73" calcext:value-type="float">
            <text:p>578.73</text:p>
          </table:table-cell>
        </table:table-row>
        <table:table-row table:style-name="ro1">
          <table:table-cell office:value-type="float" office:value="6607460" calcext:value-type="float">
            <text:p>6607460</text:p>
          </table:table-cell>
          <table:table-cell table:formula="of:=[.A415]/1000/(60*60*24)" office:value-type="time" office:time-value="PT01H50M07.46S" calcext:value-type="time">
            <text:p>01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459.08" calcext:value-type="float">
            <text:p>459.08</text:p>
          </table:table-cell>
          <table:table-cell office:value-type="float" office:value="580.05" calcext:value-type="float">
            <text:p>580.05</text:p>
          </table:table-cell>
        </table:table-row>
        <table:table-row table:style-name="ro1">
          <table:table-cell office:value-type="float" office:value="6623461" calcext:value-type="float">
            <text:p>6623461</text:p>
          </table:table-cell>
          <table:table-cell table:formula="of:=[.A416]/1000/(60*60*24)" office:value-type="time" office:time-value="PT01H50M23.461S" calcext:value-type="time">
            <text:p>01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60.16" calcext:value-type="float">
            <text:p>460.16</text:p>
          </table:table-cell>
          <table:table-cell office:value-type="float" office:value="581.38" calcext:value-type="float">
            <text:p>581.38</text:p>
          </table:table-cell>
        </table:table-row>
        <table:table-row table:style-name="ro1">
          <table:table-cell office:value-type="float" office:value="6639461" calcext:value-type="float">
            <text:p>6639461</text:p>
          </table:table-cell>
          <table:table-cell table:formula="of:=[.A417]/1000/(60*60*24)" office:value-type="time" office:time-value="PT01H50M39.461S" calcext:value-type="time">
            <text:p>01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461.24" calcext:value-type="float">
            <text:p>461.24</text:p>
          </table:table-cell>
          <table:table-cell office:value-type="float" office:value="582.7" calcext:value-type="float">
            <text:p>582.7</text:p>
          </table:table-cell>
        </table:table-row>
        <table:table-row table:style-name="ro1">
          <table:table-cell office:value-type="float" office:value="6655461" calcext:value-type="float">
            <text:p>6655461</text:p>
          </table:table-cell>
          <table:table-cell table:formula="of:=[.A418]/1000/(60*60*24)" office:value-type="time" office:time-value="PT01H50M55.461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62.32" calcext:value-type="float">
            <text:p>462.32</text:p>
          </table:table-cell>
          <table:table-cell office:value-type="float" office:value="584.02" calcext:value-type="float">
            <text:p>584.02</text:p>
          </table:table-cell>
        </table:table-row>
        <table:table-row table:style-name="ro1">
          <table:table-cell office:value-type="float" office:value="6671461" calcext:value-type="float">
            <text:p>6671461</text:p>
          </table:table-cell>
          <table:table-cell table:formula="of:=[.A419]/1000/(60*60*24)" office:value-type="time" office:time-value="PT01H51M11.461S" calcext:value-type="time">
            <text:p>01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63.4" calcext:value-type="float">
            <text:p>463.4</text:p>
          </table:table-cell>
          <table:table-cell office:value-type="float" office:value="585.34" calcext:value-type="float">
            <text:p>585.34</text:p>
          </table:table-cell>
        </table:table-row>
        <table:table-row table:style-name="ro1">
          <table:table-cell office:value-type="float" office:value="6687461" calcext:value-type="float">
            <text:p>6687461</text:p>
          </table:table-cell>
          <table:table-cell table:formula="of:=[.A420]/1000/(60*60*24)" office:value-type="time" office:time-value="PT01H51M27.461S" calcext:value-type="time">
            <text:p>01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64.48" calcext:value-type="float">
            <text:p>464.48</text:p>
          </table:table-cell>
          <table:table-cell office:value-type="float" office:value="586.67" calcext:value-type="float">
            <text:p>586.67</text:p>
          </table:table-cell>
        </table:table-row>
        <table:table-row table:style-name="ro1">
          <table:table-cell office:value-type="float" office:value="6703461" calcext:value-type="float">
            <text:p>6703461</text:p>
          </table:table-cell>
          <table:table-cell table:formula="of:=[.A421]/1000/(60*60*24)" office:value-type="time" office:time-value="PT01H51M43.461S" calcext:value-type="time">
            <text:p>01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65.56" calcext:value-type="float">
            <text:p>465.56</text:p>
          </table:table-cell>
          <table:table-cell office:value-type="float" office:value="587.99" calcext:value-type="float">
            <text:p>587.99</text:p>
          </table:table-cell>
        </table:table-row>
        <table:table-row table:style-name="ro1">
          <table:table-cell office:value-type="float" office:value="6719461" calcext:value-type="float">
            <text:p>6719461</text:p>
          </table:table-cell>
          <table:table-cell table:formula="of:=[.A422]/1000/(60*60*24)" office:value-type="time" office:time-value="PT01H51M59.461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66.64" calcext:value-type="float">
            <text:p>466.64</text:p>
          </table:table-cell>
          <table:table-cell office:value-type="float" office:value="589.31" calcext:value-type="float">
            <text:p>589.31</text:p>
          </table:table-cell>
        </table:table-row>
        <table:table-row table:style-name="ro1">
          <table:table-cell office:value-type="float" office:value="6735461" calcext:value-type="float">
            <text:p>6735461</text:p>
          </table:table-cell>
          <table:table-cell table:formula="of:=[.A423]/1000/(60*60*24)" office:value-type="time" office:time-value="PT01H52M15.461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67.72" calcext:value-type="float">
            <text:p>467.72</text:p>
          </table:table-cell>
          <table:table-cell office:value-type="float" office:value="590.63" calcext:value-type="float">
            <text:p>590.63</text:p>
          </table:table-cell>
        </table:table-row>
        <table:table-row table:style-name="ro1">
          <table:table-cell office:value-type="float" office:value="6751461" calcext:value-type="float">
            <text:p>6751461</text:p>
          </table:table-cell>
          <table:table-cell table:formula="of:=[.A424]/1000/(60*60*24)" office:value-type="time" office:time-value="PT01H52M31.461S" calcext:value-type="time">
            <text:p>01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68.8" calcext:value-type="float">
            <text:p>468.8</text:p>
          </table:table-cell>
          <table:table-cell office:value-type="float" office:value="591.95" calcext:value-type="float">
            <text:p>591.95</text:p>
          </table:table-cell>
        </table:table-row>
        <table:table-row table:style-name="ro1">
          <table:table-cell office:value-type="float" office:value="6767461" calcext:value-type="float">
            <text:p>6767461</text:p>
          </table:table-cell>
          <table:table-cell table:formula="of:=[.A425]/1000/(60*60*24)" office:value-type="time" office:time-value="PT01H52M47.461S" calcext:value-type="time">
            <text:p>01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69.88" calcext:value-type="float">
            <text:p>469.88</text:p>
          </table:table-cell>
          <table:table-cell office:value-type="float" office:value="593.27" calcext:value-type="float">
            <text:p>593.27</text:p>
          </table:table-cell>
        </table:table-row>
        <table:table-row table:style-name="ro1">
          <table:table-cell office:value-type="float" office:value="6783461" calcext:value-type="float">
            <text:p>6783461</text:p>
          </table:table-cell>
          <table:table-cell table:formula="of:=[.A426]/1000/(60*60*24)" office:value-type="time" office:time-value="PT01H53M03.461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70.96" calcext:value-type="float">
            <text:p>470.96</text:p>
          </table:table-cell>
          <table:table-cell office:value-type="float" office:value="594.59" calcext:value-type="float">
            <text:p>594.59</text:p>
          </table:table-cell>
        </table:table-row>
        <table:table-row table:style-name="ro1">
          <table:table-cell office:value-type="float" office:value="6799461" calcext:value-type="float">
            <text:p>6799461</text:p>
          </table:table-cell>
          <table:table-cell table:formula="of:=[.A427]/1000/(60*60*24)" office:value-type="time" office:time-value="PT01H53M19.461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472.04" calcext:value-type="float">
            <text:p>472.04</text:p>
          </table:table-cell>
          <table:table-cell office:value-type="float" office:value="595.91" calcext:value-type="float">
            <text:p>595.91</text:p>
          </table:table-cell>
        </table:table-row>
        <table:table-row table:style-name="ro1">
          <table:table-cell office:value-type="float" office:value="6815461" calcext:value-type="float">
            <text:p>6815461</text:p>
          </table:table-cell>
          <table:table-cell table:formula="of:=[.A428]/1000/(60*60*24)" office:value-type="time" office:time-value="PT01H53M35.461S" calcext:value-type="time">
            <text:p>01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73.11" calcext:value-type="float">
            <text:p>473.11</text:p>
          </table:table-cell>
          <table:table-cell office:value-type="float" office:value="597.24" calcext:value-type="float">
            <text:p>597.24</text:p>
          </table:table-cell>
        </table:table-row>
        <table:table-row table:style-name="ro1">
          <table:table-cell office:value-type="float" office:value="6831461" calcext:value-type="float">
            <text:p>6831461</text:p>
          </table:table-cell>
          <table:table-cell table:formula="of:=[.A429]/1000/(60*60*24)" office:value-type="time" office:time-value="PT01H53M51.461S" calcext:value-type="time">
            <text:p>01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74.19" calcext:value-type="float">
            <text:p>474.19</text:p>
          </table:table-cell>
          <table:table-cell office:value-type="float" office:value="598.56" calcext:value-type="float">
            <text:p>598.56</text:p>
          </table:table-cell>
        </table:table-row>
        <table:table-row table:style-name="ro1">
          <table:table-cell office:value-type="float" office:value="6847461" calcext:value-type="float">
            <text:p>6847461</text:p>
          </table:table-cell>
          <table:table-cell table:formula="of:=[.A430]/1000/(60*60*24)" office:value-type="time" office:time-value="PT01H54M07.461S" calcext:value-type="time">
            <text:p>01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75.27" calcext:value-type="float">
            <text:p>475.27</text:p>
          </table:table-cell>
          <table:table-cell office:value-type="float" office:value="599.88" calcext:value-type="float">
            <text:p>599.88</text:p>
          </table:table-cell>
        </table:table-row>
        <table:table-row table:style-name="ro1">
          <table:table-cell office:value-type="float" office:value="6863461" calcext:value-type="float">
            <text:p>6863461</text:p>
          </table:table-cell>
          <table:table-cell table:formula="of:=[.A431]/1000/(60*60*24)" office:value-type="time" office:time-value="PT01H54M23.461S" calcext:value-type="time">
            <text:p>01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476.35" calcext:value-type="float">
            <text:p>476.35</text:p>
          </table:table-cell>
          <table:table-cell office:value-type="float" office:value="601.2" calcext:value-type="float">
            <text:p>601.2</text:p>
          </table:table-cell>
        </table:table-row>
        <table:table-row table:style-name="ro1">
          <table:table-cell office:value-type="float" office:value="6879461" calcext:value-type="float">
            <text:p>6879461</text:p>
          </table:table-cell>
          <table:table-cell table:formula="of:=[.A432]/1000/(60*60*24)" office:value-type="time" office:time-value="PT01H54M39.461S" calcext:value-type="time">
            <text:p>01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477.43" calcext:value-type="float">
            <text:p>477.43</text:p>
          </table:table-cell>
          <table:table-cell office:value-type="float" office:value="602.52" calcext:value-type="float">
            <text:p>602.52</text:p>
          </table:table-cell>
        </table:table-row>
        <table:table-row table:style-name="ro1">
          <table:table-cell office:value-type="float" office:value="6895461" calcext:value-type="float">
            <text:p>6895461</text:p>
          </table:table-cell>
          <table:table-cell table:formula="of:=[.A433]/1000/(60*60*24)" office:value-type="time" office:time-value="PT01H54M55.461S" calcext:value-type="time">
            <text:p>01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478.51" calcext:value-type="float">
            <text:p>478.51</text:p>
          </table:table-cell>
          <table:table-cell office:value-type="float" office:value="603.84" calcext:value-type="float">
            <text:p>603.84</text:p>
          </table:table-cell>
        </table:table-row>
        <table:table-row table:style-name="ro1">
          <table:table-cell office:value-type="float" office:value="6911461" calcext:value-type="float">
            <text:p>6911461</text:p>
          </table:table-cell>
          <table:table-cell table:formula="of:=[.A434]/1000/(60*60*24)" office:value-type="time" office:time-value="PT01H55M11.461S" calcext:value-type="time">
            <text:p>01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79.59" calcext:value-type="float">
            <text:p>479.59</text:p>
          </table:table-cell>
          <table:table-cell office:value-type="float" office:value="605.16" calcext:value-type="float">
            <text:p>605.16</text:p>
          </table:table-cell>
        </table:table-row>
        <table:table-row table:style-name="ro1">
          <table:table-cell office:value-type="float" office:value="6927461" calcext:value-type="float">
            <text:p>6927461</text:p>
          </table:table-cell>
          <table:table-cell table:formula="of:=[.A435]/1000/(60*60*24)" office:value-type="time" office:time-value="PT01H55M27.461S" calcext:value-type="time">
            <text:p>01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80.67" calcext:value-type="float">
            <text:p>480.67</text:p>
          </table:table-cell>
          <table:table-cell office:value-type="float" office:value="606.48" calcext:value-type="float">
            <text:p>606.48</text:p>
          </table:table-cell>
        </table:table-row>
        <table:table-row table:style-name="ro1">
          <table:table-cell office:value-type="float" office:value="6943461" calcext:value-type="float">
            <text:p>6943461</text:p>
          </table:table-cell>
          <table:table-cell table:formula="of:=[.A436]/1000/(60*60*24)" office:value-type="time" office:time-value="PT01H55M43.461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81.74" calcext:value-type="float">
            <text:p>481.74</text:p>
          </table:table-cell>
          <table:table-cell office:value-type="float" office:value="607.8" calcext:value-type="float">
            <text:p>607.8</text:p>
          </table:table-cell>
        </table:table-row>
        <table:table-row table:style-name="ro1">
          <table:table-cell office:value-type="float" office:value="6959461" calcext:value-type="float">
            <text:p>6959461</text:p>
          </table:table-cell>
          <table:table-cell table:formula="of:=[.A437]/1000/(60*60*24)" office:value-type="time" office:time-value="PT01H55M59.461S" calcext:value-type="time">
            <text:p>01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82.82" calcext:value-type="float">
            <text:p>482.82</text:p>
          </table:table-cell>
          <table:table-cell office:value-type="float" office:value="609.12" calcext:value-type="float">
            <text:p>609.12</text:p>
          </table:table-cell>
        </table:table-row>
        <table:table-row table:style-name="ro1">
          <table:table-cell office:value-type="float" office:value="6975461" calcext:value-type="float">
            <text:p>6975461</text:p>
          </table:table-cell>
          <table:table-cell table:formula="of:=[.A438]/1000/(60*60*24)" office:value-type="time" office:time-value="PT01H56M15.461S" calcext:value-type="time">
            <text:p>01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483.9" calcext:value-type="float">
            <text:p>483.9</text:p>
          </table:table-cell>
          <table:table-cell office:value-type="float" office:value="610.44" calcext:value-type="float">
            <text:p>610.44</text:p>
          </table:table-cell>
        </table:table-row>
        <table:table-row table:style-name="ro1">
          <table:table-cell office:value-type="float" office:value="6991461" calcext:value-type="float">
            <text:p>6991461</text:p>
          </table:table-cell>
          <table:table-cell table:formula="of:=[.A439]/1000/(60*60*24)" office:value-type="time" office:time-value="PT01H56M31.461S" calcext:value-type="time">
            <text:p>01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4.98" calcext:value-type="float">
            <text:p>484.98</text:p>
          </table:table-cell>
          <table:table-cell office:value-type="float" office:value="611.76" calcext:value-type="float">
            <text:p>611.76</text:p>
          </table:table-cell>
        </table:table-row>
        <table:table-row table:style-name="ro1">
          <table:table-cell office:value-type="float" office:value="7007461" calcext:value-type="float">
            <text:p>7007461</text:p>
          </table:table-cell>
          <table:table-cell table:formula="of:=[.A440]/1000/(60*60*24)" office:value-type="time" office:time-value="PT01H56M47.461S" calcext:value-type="time">
            <text:p>01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6.06" calcext:value-type="float">
            <text:p>486.06</text:p>
          </table:table-cell>
          <table:table-cell office:value-type="float" office:value="613.08" calcext:value-type="float">
            <text:p>613.08</text:p>
          </table:table-cell>
        </table:table-row>
        <table:table-row table:style-name="ro1">
          <table:table-cell office:value-type="float" office:value="7023461" calcext:value-type="float">
            <text:p>7023461</text:p>
          </table:table-cell>
          <table:table-cell table:formula="of:=[.A441]/1000/(60*60*24)" office:value-type="time" office:time-value="PT01H57M03.461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7.14" calcext:value-type="float">
            <text:p>487.14</text:p>
          </table:table-cell>
          <table:table-cell office:value-type="float" office:value="614.4" calcext:value-type="float">
            <text:p>614.4</text:p>
          </table:table-cell>
        </table:table-row>
        <table:table-row table:style-name="ro1">
          <table:table-cell office:value-type="float" office:value="7039461" calcext:value-type="float">
            <text:p>7039461</text:p>
          </table:table-cell>
          <table:table-cell table:formula="of:=[.A442]/1000/(60*60*24)" office:value-type="time" office:time-value="PT01H57M19.461S" calcext:value-type="time">
            <text:p>01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8.21" calcext:value-type="float">
            <text:p>488.21</text:p>
          </table:table-cell>
          <table:table-cell office:value-type="float" office:value="615.72" calcext:value-type="float">
            <text:p>615.72</text:p>
          </table:table-cell>
        </table:table-row>
        <table:table-row table:style-name="ro1">
          <table:table-cell office:value-type="float" office:value="7055461" calcext:value-type="float">
            <text:p>7055461</text:p>
          </table:table-cell>
          <table:table-cell table:formula="of:=[.A443]/1000/(60*60*24)" office:value-type="time" office:time-value="PT01H57M35.461S" calcext:value-type="time">
            <text:p>01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89.29" calcext:value-type="float">
            <text:p>489.29</text:p>
          </table:table-cell>
          <table:table-cell office:value-type="float" office:value="617.04" calcext:value-type="float">
            <text:p>617.04</text:p>
          </table:table-cell>
        </table:table-row>
        <table:table-row table:style-name="ro1">
          <table:table-cell office:value-type="float" office:value="7071461" calcext:value-type="float">
            <text:p>7071461</text:p>
          </table:table-cell>
          <table:table-cell table:formula="of:=[.A444]/1000/(60*60*24)" office:value-type="time" office:time-value="PT01H57M51.461S" calcext:value-type="time">
            <text:p>01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0.37" calcext:value-type="float">
            <text:p>490.37</text:p>
          </table:table-cell>
          <table:table-cell office:value-type="float" office:value="618.36" calcext:value-type="float">
            <text:p>618.36</text:p>
          </table:table-cell>
        </table:table-row>
        <table:table-row table:style-name="ro1">
          <table:table-cell office:value-type="float" office:value="7087461" calcext:value-type="float">
            <text:p>7087461</text:p>
          </table:table-cell>
          <table:table-cell table:formula="of:=[.A445]/1000/(60*60*24)" office:value-type="time" office:time-value="PT01H58M07.461S" calcext:value-type="time">
            <text:p>01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1.45" calcext:value-type="float">
            <text:p>491.45</text:p>
          </table:table-cell>
          <table:table-cell office:value-type="float" office:value="619.68" calcext:value-type="float">
            <text:p>619.68</text:p>
          </table:table-cell>
        </table:table-row>
        <table:table-row table:style-name="ro1">
          <table:table-cell office:value-type="float" office:value="7103461" calcext:value-type="float">
            <text:p>7103461</text:p>
          </table:table-cell>
          <table:table-cell table:formula="of:=[.A446]/1000/(60*60*24)" office:value-type="time" office:time-value="PT01H58M23.461S" calcext:value-type="time">
            <text:p>01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2.53" calcext:value-type="float">
            <text:p>492.5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7119461" calcext:value-type="float">
            <text:p>7119461</text:p>
          </table:table-cell>
          <table:table-cell table:formula="of:=[.A447]/1000/(60*60*24)" office:value-type="time" office:time-value="PT01H58M39.461S" calcext:value-type="time">
            <text:p>01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3.61" calcext:value-type="float">
            <text:p>493.61</text:p>
          </table:table-cell>
          <table:table-cell office:value-type="float" office:value="622.32" calcext:value-type="float">
            <text:p>622.32</text:p>
          </table:table-cell>
        </table:table-row>
        <table:table-row table:style-name="ro1">
          <table:table-cell office:value-type="float" office:value="7135461" calcext:value-type="float">
            <text:p>7135461</text:p>
          </table:table-cell>
          <table:table-cell table:formula="of:=[.A448]/1000/(60*60*24)" office:value-type="time" office:time-value="PT01H58M55.461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494.68" calcext:value-type="float">
            <text:p>494.68</text:p>
          </table:table-cell>
          <table:table-cell office:value-type="float" office:value="623.64" calcext:value-type="float">
            <text:p>623.64</text:p>
          </table:table-cell>
        </table:table-row>
        <table:table-row table:style-name="ro1">
          <table:table-cell office:value-type="float" office:value="7151461" calcext:value-type="float">
            <text:p>7151461</text:p>
          </table:table-cell>
          <table:table-cell table:formula="of:=[.A449]/1000/(60*60*24)" office:value-type="time" office:time-value="PT01H59M11.461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495.76" calcext:value-type="float">
            <text:p>495.76</text:p>
          </table:table-cell>
          <table:table-cell office:value-type="float" office:value="624.96" calcext:value-type="float">
            <text:p>624.96</text:p>
          </table:table-cell>
        </table:table-row>
        <table:table-row table:style-name="ro1">
          <table:table-cell office:value-type="float" office:value="7167461" calcext:value-type="float">
            <text:p>7167461</text:p>
          </table:table-cell>
          <table:table-cell table:formula="of:=[.A450]/1000/(60*60*24)" office:value-type="time" office:time-value="PT01H59M27.461S" calcext:value-type="time">
            <text:p>01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496.84" calcext:value-type="float">
            <text:p>496.84</text:p>
          </table:table-cell>
          <table:table-cell office:value-type="float" office:value="626.28" calcext:value-type="float">
            <text:p>626.28</text:p>
          </table:table-cell>
        </table:table-row>
        <table:table-row table:style-name="ro1">
          <table:table-cell office:value-type="float" office:value="7183461" calcext:value-type="float">
            <text:p>7183461</text:p>
          </table:table-cell>
          <table:table-cell table:formula="of:=[.A451]/1000/(60*60*24)" office:value-type="time" office:time-value="PT01H59M43.461S" calcext:value-type="time">
            <text:p>01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497.92" calcext:value-type="float">
            <text:p>497.92</text:p>
          </table:table-cell>
          <table:table-cell office:value-type="float" office:value="627.6" calcext:value-type="float">
            <text:p>627.6</text:p>
          </table:table-cell>
        </table:table-row>
        <table:table-row table:style-name="ro1">
          <table:table-cell office:value-type="float" office:value="7199461" calcext:value-type="float">
            <text:p>7199461</text:p>
          </table:table-cell>
          <table:table-cell table:formula="of:=[.A452]/1000/(60*60*24)" office:value-type="time" office:time-value="PT01H59M59.461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499" calcext:value-type="float">
            <text:p>499</text:p>
          </table:table-cell>
          <table:table-cell office:value-type="float" office:value="628.92" calcext:value-type="float">
            <text:p>628.92</text:p>
          </table:table-cell>
        </table:table-row>
        <table:table-row table:style-name="ro1">
          <table:table-cell office:value-type="float" office:value="7215461" calcext:value-type="float">
            <text:p>7215461</text:p>
          </table:table-cell>
          <table:table-cell table:formula="of:=[.A453]/1000/(60*60*24)" office:value-type="time" office:time-value="PT02H00M15.461S" calcext:value-type="time">
            <text:p>02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500.07" calcext:value-type="float">
            <text:p>500.07</text:p>
          </table:table-cell>
          <table:table-cell office:value-type="float" office:value="630.24" calcext:value-type="float">
            <text:p>630.24</text:p>
          </table:table-cell>
        </table:table-row>
        <table:table-row table:style-name="ro1">
          <table:table-cell office:value-type="float" office:value="7231461" calcext:value-type="float">
            <text:p>7231461</text:p>
          </table:table-cell>
          <table:table-cell table:formula="of:=[.A454]/1000/(60*60*24)" office:value-type="time" office:time-value="PT02H00M31.461S" calcext:value-type="time">
            <text:p>02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01.15" calcext:value-type="float">
            <text:p>501.15</text:p>
          </table:table-cell>
          <table:table-cell office:value-type="float" office:value="631.56" calcext:value-type="float">
            <text:p>631.56</text:p>
          </table:table-cell>
        </table:table-row>
        <table:table-row table:style-name="ro1">
          <table:table-cell office:value-type="float" office:value="7247461" calcext:value-type="float">
            <text:p>7247461</text:p>
          </table:table-cell>
          <table:table-cell table:formula="of:=[.A455]/1000/(60*60*24)" office:value-type="time" office:time-value="PT02H00M47.461S" calcext:value-type="time">
            <text:p>02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02.23" calcext:value-type="float">
            <text:p>502.23</text:p>
          </table:table-cell>
          <table:table-cell office:value-type="float" office:value="632.88" calcext:value-type="float">
            <text:p>632.88</text:p>
          </table:table-cell>
        </table:table-row>
        <table:table-row table:style-name="ro1">
          <table:table-cell office:value-type="float" office:value="7263461" calcext:value-type="float">
            <text:p>7263461</text:p>
          </table:table-cell>
          <table:table-cell table:formula="of:=[.A456]/1000/(60*60*24)" office:value-type="time" office:time-value="PT02H01M03.461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503.31" calcext:value-type="float">
            <text:p>503.31</text:p>
          </table:table-cell>
          <table:table-cell office:value-type="float" office:value="634.2" calcext:value-type="float">
            <text:p>634.2</text:p>
          </table:table-cell>
        </table:table-row>
        <table:table-row table:style-name="ro1">
          <table:table-cell office:value-type="float" office:value="7279461" calcext:value-type="float">
            <text:p>7279461</text:p>
          </table:table-cell>
          <table:table-cell table:formula="of:=[.A457]/1000/(60*60*24)" office:value-type="time" office:time-value="PT02H01M19.461S" calcext:value-type="time">
            <text:p>02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504.38" calcext:value-type="float">
            <text:p>504.38</text:p>
          </table:table-cell>
          <table:table-cell office:value-type="float" office:value="635.51" calcext:value-type="float">
            <text:p>635.51</text:p>
          </table:table-cell>
        </table:table-row>
        <table:table-row table:style-name="ro1">
          <table:table-cell office:value-type="float" office:value="7295461" calcext:value-type="float">
            <text:p>7295461</text:p>
          </table:table-cell>
          <table:table-cell table:formula="of:=[.A458]/1000/(60*60*24)" office:value-type="time" office:time-value="PT02H01M35.461S" calcext:value-type="time">
            <text:p>02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05.46" calcext:value-type="float">
            <text:p>505.46</text:p>
          </table:table-cell>
          <table:table-cell office:value-type="float" office:value="636.83" calcext:value-type="float">
            <text:p>636.83</text:p>
          </table:table-cell>
        </table:table-row>
        <table:table-row table:style-name="ro1">
          <table:table-cell office:value-type="float" office:value="7311461" calcext:value-type="float">
            <text:p>7311461</text:p>
          </table:table-cell>
          <table:table-cell table:formula="of:=[.A459]/1000/(60*60*24)" office:value-type="time" office:time-value="PT02H01M51.461S" calcext:value-type="time">
            <text:p>02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06.54" calcext:value-type="float">
            <text:p>506.54</text:p>
          </table:table-cell>
          <table:table-cell office:value-type="float" office:value="638.15" calcext:value-type="float">
            <text:p>638.15</text:p>
          </table:table-cell>
        </table:table-row>
        <table:table-row table:style-name="ro1">
          <table:table-cell office:value-type="float" office:value="7327461" calcext:value-type="float">
            <text:p>7327461</text:p>
          </table:table-cell>
          <table:table-cell table:formula="of:=[.A460]/1000/(60*60*24)" office:value-type="time" office:time-value="PT02H02M07.461S" calcext:value-type="time">
            <text:p>02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07.62" calcext:value-type="float">
            <text:p>507.62</text:p>
          </table:table-cell>
          <table:table-cell office:value-type="float" office:value="639.47" calcext:value-type="float">
            <text:p>639.47</text:p>
          </table:table-cell>
        </table:table-row>
        <table:table-row table:style-name="ro1">
          <table:table-cell office:value-type="float" office:value="7343461" calcext:value-type="float">
            <text:p>7343461</text:p>
          </table:table-cell>
          <table:table-cell table:formula="of:=[.A461]/1000/(60*60*24)" office:value-type="time" office:time-value="PT02H02M23.461S" calcext:value-type="time">
            <text:p>02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08.69" calcext:value-type="float">
            <text:p>508.69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>
          <table:table-cell office:value-type="float" office:value="7359461" calcext:value-type="float">
            <text:p>7359461</text:p>
          </table:table-cell>
          <table:table-cell table:formula="of:=[.A462]/1000/(60*60*24)" office:value-type="time" office:time-value="PT02H02M39.461S" calcext:value-type="time">
            <text:p>02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09.77" calcext:value-type="float">
            <text:p>509.77</text:p>
          </table:table-cell>
          <table:table-cell office:value-type="float" office:value="642.11" calcext:value-type="float">
            <text:p>642.11</text:p>
          </table:table-cell>
        </table:table-row>
        <table:table-row table:style-name="ro1">
          <table:table-cell office:value-type="float" office:value="7375461" calcext:value-type="float">
            <text:p>7375461</text:p>
          </table:table-cell>
          <table:table-cell table:formula="of:=[.A463]/1000/(60*60*24)" office:value-type="time" office:time-value="PT02H02M55.461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10.85" calcext:value-type="float">
            <text:p>510.85</text:p>
          </table:table-cell>
          <table:table-cell office:value-type="float" office:value="643.43" calcext:value-type="float">
            <text:p>643.43</text:p>
          </table:table-cell>
        </table:table-row>
        <table:table-row table:style-name="ro1">
          <table:table-cell office:value-type="float" office:value="7391461" calcext:value-type="float">
            <text:p>7391461</text:p>
          </table:table-cell>
          <table:table-cell table:formula="of:=[.A464]/1000/(60*60*24)" office:value-type="time" office:time-value="PT02H03M11.461S" calcext:value-type="time">
            <text:p>02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11.93" calcext:value-type="float">
            <text:p>511.93</text:p>
          </table:table-cell>
          <table:table-cell office:value-type="float" office:value="644.75" calcext:value-type="float">
            <text:p>644.75</text:p>
          </table:table-cell>
        </table:table-row>
        <table:table-row table:style-name="ro1">
          <table:table-cell office:value-type="float" office:value="7407461" calcext:value-type="float">
            <text:p>7407461</text:p>
          </table:table-cell>
          <table:table-cell table:formula="of:=[.A465]/1000/(60*60*24)" office:value-type="time" office:time-value="PT02H03M27.461S" calcext:value-type="time">
            <text:p>02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13" calcext:value-type="float">
            <text:p>513</text:p>
          </table:table-cell>
          <table:table-cell office:value-type="float" office:value="646.06" calcext:value-type="float">
            <text:p>646.06</text:p>
          </table:table-cell>
        </table:table-row>
        <table:table-row table:style-name="ro1">
          <table:table-cell office:value-type="float" office:value="7423461" calcext:value-type="float">
            <text:p>7423461</text:p>
          </table:table-cell>
          <table:table-cell table:formula="of:=[.A466]/1000/(60*60*24)" office:value-type="time" office:time-value="PT02H03M43.461S" calcext:value-type="time">
            <text:p>02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514.08" calcext:value-type="float">
            <text:p>514.08</text:p>
          </table:table-cell>
          <table:table-cell office:value-type="float" office:value="647.38" calcext:value-type="float">
            <text:p>647.38</text:p>
          </table:table-cell>
        </table:table-row>
        <table:table-row table:style-name="ro1">
          <table:table-cell office:value-type="float" office:value="7439461" calcext:value-type="float">
            <text:p>7439461</text:p>
          </table:table-cell>
          <table:table-cell table:formula="of:=[.A467]/1000/(60*60*24)" office:value-type="time" office:time-value="PT02H03M59.461S" calcext:value-type="time">
            <text:p>02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515.16" calcext:value-type="float">
            <text:p>515.16</text:p>
          </table:table-cell>
          <table:table-cell office:value-type="float" office:value="648.7" calcext:value-type="float">
            <text:p>648.7</text:p>
          </table:table-cell>
        </table:table-row>
        <table:table-row table:style-name="ro1">
          <table:table-cell office:value-type="float" office:value="7455461" calcext:value-type="float">
            <text:p>7455461</text:p>
          </table:table-cell>
          <table:table-cell table:formula="of:=[.A468]/1000/(60*60*24)" office:value-type="time" office:time-value="PT02H04M15.461S" calcext:value-type="time">
            <text:p>02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16.23" calcext:value-type="float">
            <text:p>516.23</text:p>
          </table:table-cell>
          <table:table-cell office:value-type="float" office:value="650.02" calcext:value-type="float">
            <text:p>650.02</text:p>
          </table:table-cell>
        </table:table-row>
        <table:table-row table:style-name="ro1">
          <table:table-cell office:value-type="float" office:value="7471461" calcext:value-type="float">
            <text:p>7471461</text:p>
          </table:table-cell>
          <table:table-cell table:formula="of:=[.A469]/1000/(60*60*24)" office:value-type="time" office:time-value="PT02H04M31.461S" calcext:value-type="time">
            <text:p>02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17.31" calcext:value-type="float">
            <text:p>517.31</text:p>
          </table:table-cell>
          <table:table-cell office:value-type="float" office:value="651.33" calcext:value-type="float">
            <text:p>651.33</text:p>
          </table:table-cell>
        </table:table-row>
        <table:table-row table:style-name="ro1">
          <table:table-cell office:value-type="float" office:value="7487461" calcext:value-type="float">
            <text:p>7487461</text:p>
          </table:table-cell>
          <table:table-cell table:formula="of:=[.A470]/1000/(60*60*24)" office:value-type="time" office:time-value="PT02H04M47.461S" calcext:value-type="time">
            <text:p>02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18.39" calcext:value-type="float">
            <text:p>518.39</text:p>
          </table:table-cell>
          <table:table-cell office:value-type="float" office:value="652.65" calcext:value-type="float">
            <text:p>652.65</text:p>
          </table:table-cell>
        </table:table-row>
        <table:table-row table:style-name="ro1">
          <table:table-cell office:value-type="float" office:value="7503461" calcext:value-type="float">
            <text:p>7503461</text:p>
          </table:table-cell>
          <table:table-cell table:formula="of:=[.A471]/1000/(60*60*24)" office:value-type="time" office:time-value="PT02H05M03.461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519.47" calcext:value-type="float">
            <text:p>519.47</text:p>
          </table:table-cell>
          <table:table-cell office:value-type="float" office:value="653.97" calcext:value-type="float">
            <text:p>653.97</text:p>
          </table:table-cell>
        </table:table-row>
        <table:table-row table:style-name="ro1">
          <table:table-cell office:value-type="float" office:value="7519461" calcext:value-type="float">
            <text:p>7519461</text:p>
          </table:table-cell>
          <table:table-cell table:formula="of:=[.A472]/1000/(60*60*24)" office:value-type="time" office:time-value="PT02H05M19.461S" calcext:value-type="time">
            <text:p>02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520.54" calcext:value-type="float">
            <text:p>520.54</text:p>
          </table:table-cell>
          <table:table-cell office:value-type="float" office:value="655.29" calcext:value-type="float">
            <text:p>655.29</text:p>
          </table:table-cell>
        </table:table-row>
        <table:table-row table:style-name="ro1">
          <table:table-cell office:value-type="float" office:value="7535460" calcext:value-type="float">
            <text:p>7535460</text:p>
          </table:table-cell>
          <table:table-cell table:formula="of:=[.A473]/1000/(60*60*24)" office:value-type="time" office:time-value="PT02H05M35.46S" calcext:value-type="time">
            <text:p>02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21.62" calcext:value-type="float">
            <text:p>521.62</text:p>
          </table:table-cell>
          <table:table-cell office:value-type="float" office:value="656.61" calcext:value-type="float">
            <text:p>656.61</text:p>
          </table:table-cell>
        </table:table-row>
        <table:table-row table:style-name="ro1">
          <table:table-cell office:value-type="float" office:value="7551461" calcext:value-type="float">
            <text:p>7551461</text:p>
          </table:table-cell>
          <table:table-cell table:formula="of:=[.A474]/1000/(60*60*24)" office:value-type="time" office:time-value="PT02H05M51.461S" calcext:value-type="time">
            <text:p>02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22.7" calcext:value-type="float">
            <text:p>522.7</text:p>
          </table:table-cell>
          <table:table-cell office:value-type="float" office:value="657.92" calcext:value-type="float">
            <text:p>657.92</text:p>
          </table:table-cell>
        </table:table-row>
        <table:table-row table:style-name="ro1">
          <table:table-cell office:value-type="float" office:value="7567461" calcext:value-type="float">
            <text:p>7567461</text:p>
          </table:table-cell>
          <table:table-cell table:formula="of:=[.A475]/1000/(60*60*24)" office:value-type="time" office:time-value="PT02H06M07.461S" calcext:value-type="time">
            <text:p>02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23.77" calcext:value-type="float">
            <text:p>523.77</text:p>
          </table:table-cell>
          <table:table-cell office:value-type="float" office:value="659.24" calcext:value-type="float">
            <text:p>659.24</text:p>
          </table:table-cell>
        </table:table-row>
        <table:table-row table:style-name="ro1">
          <table:table-cell office:value-type="float" office:value="7583461" calcext:value-type="float">
            <text:p>7583461</text:p>
          </table:table-cell>
          <table:table-cell table:formula="of:=[.A476]/1000/(60*60*24)" office:value-type="time" office:time-value="PT02H06M23.461S" calcext:value-type="time">
            <text:p>02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24.85" calcext:value-type="float">
            <text:p>524.85</text:p>
          </table:table-cell>
          <table:table-cell office:value-type="float" office:value="660.55" calcext:value-type="float">
            <text:p>660.55</text:p>
          </table:table-cell>
        </table:table-row>
        <table:table-row table:style-name="ro1">
          <table:table-cell office:value-type="float" office:value="7599461" calcext:value-type="float">
            <text:p>7599461</text:p>
          </table:table-cell>
          <table:table-cell table:formula="of:=[.A477]/1000/(60*60*24)" office:value-type="time" office:time-value="PT02H06M39.461S" calcext:value-type="time">
            <text:p>02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25.93" calcext:value-type="float">
            <text:p>525.93</text:p>
          </table:table-cell>
          <table:table-cell office:value-type="float" office:value="661.87" calcext:value-type="float">
            <text:p>661.87</text:p>
          </table:table-cell>
        </table:table-row>
        <table:table-row table:style-name="ro1">
          <table:table-cell office:value-type="float" office:value="7615461" calcext:value-type="float">
            <text:p>7615461</text:p>
          </table:table-cell>
          <table:table-cell table:formula="of:=[.A478]/1000/(60*60*24)" office:value-type="time" office:time-value="PT02H06M55.461S" calcext:value-type="time">
            <text:p>02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27.01" calcext:value-type="float">
            <text:p>527.01</text:p>
          </table:table-cell>
          <table:table-cell office:value-type="float" office:value="663.19" calcext:value-type="float">
            <text:p>663.19</text:p>
          </table:table-cell>
        </table:table-row>
        <table:table-row table:style-name="ro1">
          <table:table-cell office:value-type="float" office:value="7631461" calcext:value-type="float">
            <text:p>7631461</text:p>
          </table:table-cell>
          <table:table-cell table:formula="of:=[.A479]/1000/(60*60*24)" office:value-type="time" office:time-value="PT02H07M11.461S" calcext:value-type="time">
            <text:p>02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28.08" calcext:value-type="float">
            <text:p>528.08</text:p>
          </table:table-cell>
          <table:table-cell office:value-type="float" office:value="664.5" calcext:value-type="float">
            <text:p>664.5</text:p>
          </table:table-cell>
        </table:table-row>
        <table:table-row table:style-name="ro1">
          <table:table-cell office:value-type="float" office:value="7647461" calcext:value-type="float">
            <text:p>7647461</text:p>
          </table:table-cell>
          <table:table-cell table:formula="of:=[.A480]/1000/(60*60*24)" office:value-type="time" office:time-value="PT02H07M27.461S" calcext:value-type="time">
            <text:p>02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29.16" calcext:value-type="float">
            <text:p>529.16</text:p>
          </table:table-cell>
          <table:table-cell office:value-type="float" office:value="665.82" calcext:value-type="float">
            <text:p>665.82</text:p>
          </table:table-cell>
        </table:table-row>
        <table:table-row table:style-name="ro1">
          <table:table-cell office:value-type="float" office:value="7663461" calcext:value-type="float">
            <text:p>7663461</text:p>
          </table:table-cell>
          <table:table-cell table:formula="of:=[.A481]/1000/(60*60*24)" office:value-type="time" office:time-value="PT02H07M43.461S" calcext:value-type="time">
            <text:p>02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30.24" calcext:value-type="float">
            <text:p>530.24</text:p>
          </table:table-cell>
          <table:table-cell office:value-type="float" office:value="667.13" calcext:value-type="float">
            <text:p>667.13</text:p>
          </table:table-cell>
        </table:table-row>
        <table:table-row table:style-name="ro1">
          <table:table-cell office:value-type="float" office:value="7679461" calcext:value-type="float">
            <text:p>7679461</text:p>
          </table:table-cell>
          <table:table-cell table:formula="of:=[.A482]/1000/(60*60*24)" office:value-type="time" office:time-value="PT02H07M59.461S" calcext:value-type="time">
            <text:p>02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31.31" calcext:value-type="float">
            <text:p>531.31</text:p>
          </table:table-cell>
          <table:table-cell office:value-type="float" office:value="668.45" calcext:value-type="float">
            <text:p>668.45</text:p>
          </table:table-cell>
        </table:table-row>
        <table:table-row table:style-name="ro1">
          <table:table-cell office:value-type="float" office:value="7695461" calcext:value-type="float">
            <text:p>7695461</text:p>
          </table:table-cell>
          <table:table-cell table:formula="of:=[.A483]/1000/(60*60*24)" office:value-type="time" office:time-value="PT02H08M15.461S" calcext:value-type="time">
            <text:p>02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32.39" calcext:value-type="float">
            <text:p>532.39</text:p>
          </table:table-cell>
          <table:table-cell office:value-type="float" office:value="669.76" calcext:value-type="float">
            <text:p>669.76</text:p>
          </table:table-cell>
        </table:table-row>
        <table:table-row table:style-name="ro1">
          <table:table-cell office:value-type="float" office:value="7711461" calcext:value-type="float">
            <text:p>7711461</text:p>
          </table:table-cell>
          <table:table-cell table:formula="of:=[.A484]/1000/(60*60*24)" office:value-type="time" office:time-value="PT02H08M31.461S" calcext:value-type="time">
            <text:p>02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33.47" calcext:value-type="float">
            <text:p>533.47</text:p>
          </table:table-cell>
          <table:table-cell office:value-type="float" office:value="671.08" calcext:value-type="float">
            <text:p>671.08</text:p>
          </table:table-cell>
        </table:table-row>
        <table:table-row table:style-name="ro1">
          <table:table-cell office:value-type="float" office:value="7727461" calcext:value-type="float">
            <text:p>7727461</text:p>
          </table:table-cell>
          <table:table-cell table:formula="of:=[.A485]/1000/(60*60*24)" office:value-type="time" office:time-value="PT02H08M47.461S" calcext:value-type="time">
            <text:p>02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34.54" calcext:value-type="float">
            <text:p>534.54</text:p>
          </table:table-cell>
          <table:table-cell office:value-type="float" office:value="672.39" calcext:value-type="float">
            <text:p>672.39</text:p>
          </table:table-cell>
        </table:table-row>
        <table:table-row table:style-name="ro1">
          <table:table-cell office:value-type="float" office:value="7743461" calcext:value-type="float">
            <text:p>7743461</text:p>
          </table:table-cell>
          <table:table-cell table:formula="of:=[.A486]/1000/(60*60*24)" office:value-type="time" office:time-value="PT02H09M03.461S" calcext:value-type="time">
            <text:p>02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35.62" calcext:value-type="float">
            <text:p>535.62</text:p>
          </table:table-cell>
          <table:table-cell office:value-type="float" office:value="673.71" calcext:value-type="float">
            <text:p>673.71</text:p>
          </table:table-cell>
        </table:table-row>
        <table:table-row table:style-name="ro1">
          <table:table-cell office:value-type="float" office:value="7759461" calcext:value-type="float">
            <text:p>7759461</text:p>
          </table:table-cell>
          <table:table-cell table:formula="of:=[.A487]/1000/(60*60*24)" office:value-type="time" office:time-value="PT02H09M19.461S" calcext:value-type="time">
            <text:p>02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36.7" calcext:value-type="float">
            <text:p>536.7</text:p>
          </table:table-cell>
          <table:table-cell office:value-type="float" office:value="675.02" calcext:value-type="float">
            <text:p>675.02</text:p>
          </table:table-cell>
        </table:table-row>
        <table:table-row table:style-name="ro1">
          <table:table-cell office:value-type="float" office:value="7775461" calcext:value-type="float">
            <text:p>7775461</text:p>
          </table:table-cell>
          <table:table-cell table:formula="of:=[.A488]/1000/(60*60*24)" office:value-type="time" office:time-value="PT02H09M35.461S" calcext:value-type="time">
            <text:p>02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37.77" calcext:value-type="float">
            <text:p>537.77</text:p>
          </table:table-cell>
          <table:table-cell office:value-type="float" office:value="676.34" calcext:value-type="float">
            <text:p>676.34</text:p>
          </table:table-cell>
        </table:table-row>
        <table:table-row table:style-name="ro1">
          <table:table-cell office:value-type="float" office:value="7791461" calcext:value-type="float">
            <text:p>7791461</text:p>
          </table:table-cell>
          <table:table-cell table:formula="of:=[.A489]/1000/(60*60*24)" office:value-type="time" office:time-value="PT02H09M51.461S" calcext:value-type="time">
            <text:p>02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38.85" calcext:value-type="float">
            <text:p>538.85</text:p>
          </table:table-cell>
          <table:table-cell office:value-type="float" office:value="677.65" calcext:value-type="float">
            <text:p>677.65</text:p>
          </table:table-cell>
        </table:table-row>
        <table:table-row table:style-name="ro1">
          <table:table-cell office:value-type="float" office:value="7807461" calcext:value-type="float">
            <text:p>7807461</text:p>
          </table:table-cell>
          <table:table-cell table:formula="of:=[.A490]/1000/(60*60*24)" office:value-type="time" office:time-value="PT02H10M07.461S" calcext:value-type="time">
            <text:p>02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39.93" calcext:value-type="float">
            <text:p>539.93</text:p>
          </table:table-cell>
          <table:table-cell office:value-type="float" office:value="678.97" calcext:value-type="float">
            <text:p>678.97</text:p>
          </table:table-cell>
        </table:table-row>
        <table:table-row table:style-name="ro1">
          <table:table-cell office:value-type="float" office:value="7823461" calcext:value-type="float">
            <text:p>7823461</text:p>
          </table:table-cell>
          <table:table-cell table:formula="of:=[.A491]/1000/(60*60*24)" office:value-type="time" office:time-value="PT02H10M23.461S" calcext:value-type="time">
            <text:p>02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541" calcext:value-type="float">
            <text:p>541</text:p>
          </table:table-cell>
          <table:table-cell office:value-type="float" office:value="680.28" calcext:value-type="float">
            <text:p>680.28</text:p>
          </table:table-cell>
        </table:table-row>
        <table:table-row table:style-name="ro1">
          <table:table-cell office:value-type="float" office:value="7839461" calcext:value-type="float">
            <text:p>7839461</text:p>
          </table:table-cell>
          <table:table-cell table:formula="of:=[.A492]/1000/(60*60*24)" office:value-type="time" office:time-value="PT02H10M39.461S" calcext:value-type="time">
            <text:p>02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542.08" calcext:value-type="float">
            <text:p>542.08</text:p>
          </table:table-cell>
          <table:table-cell office:value-type="float" office:value="681.6" calcext:value-type="float">
            <text:p>681.6</text:p>
          </table:table-cell>
        </table:table-row>
        <table:table-row table:style-name="ro1">
          <table:table-cell office:value-type="float" office:value="7855461" calcext:value-type="float">
            <text:p>7855461</text:p>
          </table:table-cell>
          <table:table-cell table:formula="of:=[.A493]/1000/(60*60*24)" office:value-type="time" office:time-value="PT02H10M55.461S" calcext:value-type="time">
            <text:p>02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43.15" calcext:value-type="float">
            <text:p>543.15</text:p>
          </table:table-cell>
          <table:table-cell office:value-type="float" office:value="682.91" calcext:value-type="float">
            <text:p>682.91</text:p>
          </table:table-cell>
        </table:table-row>
        <table:table-row table:style-name="ro1">
          <table:table-cell office:value-type="float" office:value="7871461" calcext:value-type="float">
            <text:p>7871461</text:p>
          </table:table-cell>
          <table:table-cell table:formula="of:=[.A494]/1000/(60*60*24)" office:value-type="time" office:time-value="PT02H11M11.461S" calcext:value-type="time">
            <text:p>02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44.23" calcext:value-type="float">
            <text:p>544.23</text:p>
          </table:table-cell>
          <table:table-cell office:value-type="float" office:value="684.22" calcext:value-type="float">
            <text:p>684.22</text:p>
          </table:table-cell>
        </table:table-row>
        <table:table-row table:style-name="ro1">
          <table:table-cell office:value-type="float" office:value="7887461" calcext:value-type="float">
            <text:p>7887461</text:p>
          </table:table-cell>
          <table:table-cell table:formula="of:=[.A495]/1000/(60*60*24)" office:value-type="time" office:time-value="PT02H11M27.461S" calcext:value-type="time">
            <text:p>02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45.31" calcext:value-type="float">
            <text:p>545.31</text:p>
          </table:table-cell>
          <table:table-cell office:value-type="float" office:value="685.54" calcext:value-type="float">
            <text:p>685.54</text:p>
          </table:table-cell>
        </table:table-row>
        <table:table-row table:style-name="ro1">
          <table:table-cell office:value-type="float" office:value="7903461" calcext:value-type="float">
            <text:p>7903461</text:p>
          </table:table-cell>
          <table:table-cell table:formula="of:=[.A496]/1000/(60*60*24)" office:value-type="time" office:time-value="PT02H11M43.461S" calcext:value-type="time">
            <text:p>02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546.38" calcext:value-type="float">
            <text:p>546.38</text:p>
          </table:table-cell>
          <table:table-cell office:value-type="float" office:value="686.85" calcext:value-type="float">
            <text:p>686.85</text:p>
          </table:table-cell>
        </table:table-row>
        <table:table-row table:style-name="ro1">
          <table:table-cell office:value-type="float" office:value="7919461" calcext:value-type="float">
            <text:p>7919461</text:p>
          </table:table-cell>
          <table:table-cell table:formula="of:=[.A497]/1000/(60*60*24)" office:value-type="time" office:time-value="PT02H11M59.461S" calcext:value-type="time">
            <text:p>02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547.46" calcext:value-type="float">
            <text:p>547.46</text:p>
          </table:table-cell>
          <table:table-cell office:value-type="float" office:value="688.17" calcext:value-type="float">
            <text:p>688.17</text:p>
          </table:table-cell>
        </table:table-row>
        <table:table-row table:style-name="ro1">
          <table:table-cell office:value-type="float" office:value="7935461" calcext:value-type="float">
            <text:p>7935461</text:p>
          </table:table-cell>
          <table:table-cell table:formula="of:=[.A498]/1000/(60*60*24)" office:value-type="time" office:time-value="PT02H12M15.461S" calcext:value-type="time">
            <text:p>02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548.53" calcext:value-type="float">
            <text:p>548.53</text:p>
          </table:table-cell>
          <table:table-cell office:value-type="float" office:value="689.48" calcext:value-type="float">
            <text:p>689.48</text:p>
          </table:table-cell>
        </table:table-row>
        <table:table-row table:style-name="ro1">
          <table:table-cell office:value-type="float" office:value="7951461" calcext:value-type="float">
            <text:p>7951461</text:p>
          </table:table-cell>
          <table:table-cell table:formula="of:=[.A499]/1000/(60*60*24)" office:value-type="time" office:time-value="PT02H12M31.461S" calcext:value-type="time">
            <text:p>02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549.61" calcext:value-type="float">
            <text:p>549.61</text:p>
          </table:table-cell>
          <table:table-cell office:value-type="float" office:value="690.79" calcext:value-type="float">
            <text:p>690.79</text:p>
          </table:table-cell>
        </table:table-row>
        <table:table-row table:style-name="ro1">
          <table:table-cell office:value-type="float" office:value="7967461" calcext:value-type="float">
            <text:p>7967461</text:p>
          </table:table-cell>
          <table:table-cell table:formula="of:=[.A500]/1000/(60*60*24)" office:value-type="time" office:time-value="PT02H12M47.461S" calcext:value-type="time">
            <text:p>02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550.69" calcext:value-type="float">
            <text:p>550.69</text:p>
          </table:table-cell>
          <table:table-cell office:value-type="float" office:value="692.11" calcext:value-type="float">
            <text:p>692.11</text:p>
          </table:table-cell>
        </table:table-row>
        <table:table-row table:style-name="ro1">
          <table:table-cell office:value-type="float" office:value="7983461" calcext:value-type="float">
            <text:p>7983461</text:p>
          </table:table-cell>
          <table:table-cell table:formula="of:=[.A501]/1000/(60*60*24)" office:value-type="time" office:time-value="PT02H13M03.461S" calcext:value-type="time">
            <text:p>02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551.76" calcext:value-type="float">
            <text:p>551.76</text:p>
          </table:table-cell>
          <table:table-cell office:value-type="float" office:value="693.42" calcext:value-type="float">
            <text:p>693.42</text:p>
          </table:table-cell>
        </table:table-row>
        <table:table-row table:style-name="ro1">
          <table:table-cell office:value-type="float" office:value="7999461" calcext:value-type="float">
            <text:p>7999461</text:p>
          </table:table-cell>
          <table:table-cell table:formula="of:=[.A502]/1000/(60*60*24)" office:value-type="time" office:time-value="PT02H13M19.461S" calcext:value-type="time">
            <text:p>02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52.84" calcext:value-type="float">
            <text:p>552.84</text:p>
          </table:table-cell>
          <table:table-cell office:value-type="float" office:value="694.73" calcext:value-type="float">
            <text:p>694.73</text:p>
          </table:table-cell>
        </table:table-row>
        <table:table-row table:style-name="ro1">
          <table:table-cell office:value-type="float" office:value="8015461" calcext:value-type="float">
            <text:p>8015461</text:p>
          </table:table-cell>
          <table:table-cell table:formula="of:=[.A503]/1000/(60*60*24)" office:value-type="time" office:time-value="PT02H13M35.461S" calcext:value-type="time">
            <text:p>02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53.92" calcext:value-type="float">
            <text:p>553.92</text:p>
          </table:table-cell>
          <table:table-cell office:value-type="float" office:value="696.04" calcext:value-type="float">
            <text:p>696.04</text:p>
          </table:table-cell>
        </table:table-row>
        <table:table-row table:style-name="ro1">
          <table:table-cell office:value-type="float" office:value="8031461" calcext:value-type="float">
            <text:p>8031461</text:p>
          </table:table-cell>
          <table:table-cell table:formula="of:=[.A504]/1000/(60*60*24)" office:value-type="time" office:time-value="PT02H13M51.461S" calcext:value-type="time">
            <text:p>02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54.99" calcext:value-type="float">
            <text:p>554.99</text:p>
          </table:table-cell>
          <table:table-cell office:value-type="float" office:value="697.36" calcext:value-type="float">
            <text:p>697.36</text:p>
          </table:table-cell>
        </table:table-row>
        <table:table-row table:style-name="ro1">
          <table:table-cell office:value-type="float" office:value="8047461" calcext:value-type="float">
            <text:p>8047461</text:p>
          </table:table-cell>
          <table:table-cell table:formula="of:=[.A505]/1000/(60*60*24)" office:value-type="time" office:time-value="PT02H14M07.461S" calcext:value-type="time">
            <text:p>02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56.07" calcext:value-type="float">
            <text:p>556.07</text:p>
          </table:table-cell>
          <table:table-cell office:value-type="float" office:value="698.67" calcext:value-type="float">
            <text:p>698.67</text:p>
          </table:table-cell>
        </table:table-row>
        <table:table-row table:style-name="ro1">
          <table:table-cell office:value-type="float" office:value="8063461" calcext:value-type="float">
            <text:p>8063461</text:p>
          </table:table-cell>
          <table:table-cell table:formula="of:=[.A506]/1000/(60*60*24)" office:value-type="time" office:time-value="PT02H14M23.461S" calcext:value-type="time">
            <text:p>02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57.14" calcext:value-type="float">
            <text:p>557.14</text:p>
          </table:table-cell>
          <table:table-cell office:value-type="float" office:value="699.98" calcext:value-type="float">
            <text:p>699.98</text:p>
          </table:table-cell>
        </table:table-row>
        <table:table-row table:style-name="ro1">
          <table:table-cell office:value-type="float" office:value="8079461" calcext:value-type="float">
            <text:p>8079461</text:p>
          </table:table-cell>
          <table:table-cell table:formula="of:=[.A507]/1000/(60*60*24)" office:value-type="time" office:time-value="PT02H14M39.461S" calcext:value-type="time">
            <text:p>02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558.22" calcext:value-type="float">
            <text:p>558.22</text:p>
          </table:table-cell>
          <table:table-cell office:value-type="float" office:value="701.3" calcext:value-type="float">
            <text:p>701.3</text:p>
          </table:table-cell>
        </table:table-row>
        <table:table-row table:style-name="ro1">
          <table:table-cell office:value-type="float" office:value="8095461" calcext:value-type="float">
            <text:p>8095461</text:p>
          </table:table-cell>
          <table:table-cell table:formula="of:=[.A508]/1000/(60*60*24)" office:value-type="time" office:time-value="PT02H14M55.461S" calcext:value-type="time">
            <text:p>02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59.3" calcext:value-type="float">
            <text:p>559.3</text:p>
          </table:table-cell>
          <table:table-cell office:value-type="float" office:value="702.61" calcext:value-type="float">
            <text:p>702.61</text:p>
          </table:table-cell>
        </table:table-row>
        <table:table-row table:style-name="ro1">
          <table:table-cell office:value-type="float" office:value="8111461" calcext:value-type="float">
            <text:p>8111461</text:p>
          </table:table-cell>
          <table:table-cell table:formula="of:=[.A509]/1000/(60*60*24)" office:value-type="time" office:time-value="PT02H15M11.461S" calcext:value-type="time">
            <text:p>02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60.37" calcext:value-type="float">
            <text:p>560.37</text:p>
          </table:table-cell>
          <table:table-cell office:value-type="float" office:value="703.92" calcext:value-type="float">
            <text:p>703.92</text:p>
          </table:table-cell>
        </table:table-row>
        <table:table-row table:style-name="ro1">
          <table:table-cell office:value-type="float" office:value="8127461" calcext:value-type="float">
            <text:p>8127461</text:p>
          </table:table-cell>
          <table:table-cell table:formula="of:=[.A510]/1000/(60*60*24)" office:value-type="time" office:time-value="PT02H15M27.461S" calcext:value-type="time">
            <text:p>02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1.45" calcext:value-type="float">
            <text:p>561.45</text:p>
          </table:table-cell>
          <table:table-cell office:value-type="float" office:value="705.23" calcext:value-type="float">
            <text:p>705.23</text:p>
          </table:table-cell>
        </table:table-row>
        <table:table-row table:style-name="ro1">
          <table:table-cell office:value-type="float" office:value="8143461" calcext:value-type="float">
            <text:p>8143461</text:p>
          </table:table-cell>
          <table:table-cell table:formula="of:=[.A511]/1000/(60*60*24)" office:value-type="time" office:time-value="PT02H15M43.461S" calcext:value-type="time">
            <text:p>02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2.52" calcext:value-type="float">
            <text:p>562.52</text:p>
          </table:table-cell>
          <table:table-cell office:value-type="float" office:value="706.55" calcext:value-type="float">
            <text:p>706.55</text:p>
          </table:table-cell>
        </table:table-row>
        <table:table-row table:style-name="ro1">
          <table:table-cell office:value-type="float" office:value="8159461" calcext:value-type="float">
            <text:p>8159461</text:p>
          </table:table-cell>
          <table:table-cell table:formula="of:=[.A512]/1000/(60*60*24)" office:value-type="time" office:time-value="PT02H15M59.461S" calcext:value-type="time">
            <text:p>02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563.6" calcext:value-type="float">
            <text:p>563.6</text:p>
          </table:table-cell>
          <table:table-cell office:value-type="float" office:value="707.86" calcext:value-type="float">
            <text:p>707.86</text:p>
          </table:table-cell>
        </table:table-row>
        <table:table-row table:style-name="ro1">
          <table:table-cell office:value-type="float" office:value="8175461" calcext:value-type="float">
            <text:p>8175461</text:p>
          </table:table-cell>
          <table:table-cell table:formula="of:=[.A513]/1000/(60*60*24)" office:value-type="time" office:time-value="PT02H16M15.461S" calcext:value-type="time">
            <text:p>02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4.67" calcext:value-type="float">
            <text:p>564.67</text:p>
          </table:table-cell>
          <table:table-cell office:value-type="float" office:value="709.17" calcext:value-type="float">
            <text:p>709.17</text:p>
          </table:table-cell>
        </table:table-row>
        <table:table-row table:style-name="ro1">
          <table:table-cell office:value-type="float" office:value="8191461" calcext:value-type="float">
            <text:p>8191461</text:p>
          </table:table-cell>
          <table:table-cell table:formula="of:=[.A514]/1000/(60*60*24)" office:value-type="time" office:time-value="PT02H16M31.461S" calcext:value-type="time">
            <text:p>02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5.75" calcext:value-type="float">
            <text:p>565.75</text:p>
          </table:table-cell>
          <table:table-cell office:value-type="float" office:value="710.49" calcext:value-type="float">
            <text:p>710.49</text:p>
          </table:table-cell>
        </table:table-row>
        <table:table-row table:style-name="ro1">
          <table:table-cell office:value-type="float" office:value="8207461" calcext:value-type="float">
            <text:p>8207461</text:p>
          </table:table-cell>
          <table:table-cell table:formula="of:=[.A515]/1000/(60*60*24)" office:value-type="time" office:time-value="PT02H16M47.461S" calcext:value-type="time">
            <text:p>02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566.83" calcext:value-type="float">
            <text:p>566.83</text:p>
          </table:table-cell>
          <table:table-cell office:value-type="float" office:value="711.8" calcext:value-type="float">
            <text:p>711.8</text:p>
          </table:table-cell>
        </table:table-row>
        <table:table-row table:style-name="ro1">
          <table:table-cell office:value-type="float" office:value="8223461" calcext:value-type="float">
            <text:p>8223461</text:p>
          </table:table-cell>
          <table:table-cell table:formula="of:=[.A516]/1000/(60*60*24)" office:value-type="time" office:time-value="PT02H17M03.461S" calcext:value-type="time">
            <text:p>02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7.9" calcext:value-type="float">
            <text:p>567.9</text:p>
          </table:table-cell>
          <table:table-cell office:value-type="float" office:value="713.11" calcext:value-type="float">
            <text:p>713.11</text:p>
          </table:table-cell>
        </table:table-row>
        <table:table-row table:style-name="ro1">
          <table:table-cell office:value-type="float" office:value="8239461" calcext:value-type="float">
            <text:p>8239461</text:p>
          </table:table-cell>
          <table:table-cell table:formula="of:=[.A517]/1000/(60*60*24)" office:value-type="time" office:time-value="PT02H17M19.461S" calcext:value-type="time">
            <text:p>02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68.98" calcext:value-type="float">
            <text:p>568.98</text:p>
          </table:table-cell>
          <table:table-cell office:value-type="float" office:value="714.42" calcext:value-type="float">
            <text:p>714.42</text:p>
          </table:table-cell>
        </table:table-row>
        <table:table-row table:style-name="ro1">
          <table:table-cell office:value-type="float" office:value="8255461" calcext:value-type="float">
            <text:p>8255461</text:p>
          </table:table-cell>
          <table:table-cell table:formula="of:=[.A518]/1000/(60*60*24)" office:value-type="time" office:time-value="PT02H17M35.461S" calcext:value-type="time">
            <text:p>02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0.05" calcext:value-type="float">
            <text:p>570.05</text:p>
          </table:table-cell>
          <table:table-cell office:value-type="float" office:value="715.74" calcext:value-type="float">
            <text:p>715.74</text:p>
          </table:table-cell>
        </table:table-row>
        <table:table-row table:style-name="ro1">
          <table:table-cell office:value-type="float" office:value="8271461" calcext:value-type="float">
            <text:p>8271461</text:p>
          </table:table-cell>
          <table:table-cell table:formula="of:=[.A519]/1000/(60*60*24)" office:value-type="time" office:time-value="PT02H17M51.461S" calcext:value-type="time">
            <text:p>02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1.13" calcext:value-type="float">
            <text:p>571.13</text:p>
          </table:table-cell>
          <table:table-cell office:value-type="float" office:value="717.05" calcext:value-type="float">
            <text:p>717.05</text:p>
          </table:table-cell>
        </table:table-row>
        <table:table-row table:style-name="ro1">
          <table:table-cell office:value-type="float" office:value="8287461" calcext:value-type="float">
            <text:p>8287461</text:p>
          </table:table-cell>
          <table:table-cell table:formula="of:=[.A520]/1000/(60*60*24)" office:value-type="time" office:time-value="PT02H18M07.461S" calcext:value-type="time">
            <text:p>02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2.2" calcext:value-type="float">
            <text:p>572.2</text:p>
          </table:table-cell>
          <table:table-cell office:value-type="float" office:value="718.36" calcext:value-type="float">
            <text:p>718.36</text:p>
          </table:table-cell>
        </table:table-row>
        <table:table-row table:style-name="ro1">
          <table:table-cell office:value-type="float" office:value="8303461" calcext:value-type="float">
            <text:p>8303461</text:p>
          </table:table-cell>
          <table:table-cell table:formula="of:=[.A521]/1000/(60*60*24)" office:value-type="time" office:time-value="PT02H18M23.461S" calcext:value-type="time">
            <text:p>02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3.28" calcext:value-type="float">
            <text:p>573.28</text:p>
          </table:table-cell>
          <table:table-cell office:value-type="float" office:value="719.67" calcext:value-type="float">
            <text:p>719.67</text:p>
          </table:table-cell>
        </table:table-row>
        <table:table-row table:style-name="ro1">
          <table:table-cell office:value-type="float" office:value="8319461" calcext:value-type="float">
            <text:p>8319461</text:p>
          </table:table-cell>
          <table:table-cell table:formula="of:=[.A522]/1000/(60*60*24)" office:value-type="time" office:time-value="PT02H18M39.461S" calcext:value-type="time">
            <text:p>02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4.35" calcext:value-type="float">
            <text:p>574.35</text:p>
          </table:table-cell>
          <table:table-cell office:value-type="float" office:value="720.99" calcext:value-type="float">
            <text:p>720.99</text:p>
          </table:table-cell>
        </table:table-row>
        <table:table-row table:style-name="ro1">
          <table:table-cell office:value-type="float" office:value="8335461" calcext:value-type="float">
            <text:p>8335461</text:p>
          </table:table-cell>
          <table:table-cell table:formula="of:=[.A523]/1000/(60*60*24)" office:value-type="time" office:time-value="PT02H18M55.461S" calcext:value-type="time">
            <text:p>02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5.43" calcext:value-type="float">
            <text:p>575.43</text:p>
          </table:table-cell>
          <table:table-cell office:value-type="float" office:value="722.3" calcext:value-type="float">
            <text:p>722.3</text:p>
          </table:table-cell>
        </table:table-row>
        <table:table-row table:style-name="ro1">
          <table:table-cell office:value-type="float" office:value="8351461" calcext:value-type="float">
            <text:p>8351461</text:p>
          </table:table-cell>
          <table:table-cell table:formula="of:=[.A524]/1000/(60*60*24)" office:value-type="time" office:time-value="PT02H19M11.461S" calcext:value-type="time">
            <text:p>02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576.5" calcext:value-type="float">
            <text:p>576.5</text:p>
          </table:table-cell>
          <table:table-cell office:value-type="float" office:value="723.61" calcext:value-type="float">
            <text:p>723.61</text:p>
          </table:table-cell>
        </table:table-row>
        <table:table-row table:style-name="ro1">
          <table:table-cell office:value-type="float" office:value="8367461" calcext:value-type="float">
            <text:p>8367461</text:p>
          </table:table-cell>
          <table:table-cell table:formula="of:=[.A525]/1000/(60*60*24)" office:value-type="time" office:time-value="PT02H19M27.461S" calcext:value-type="time">
            <text:p>02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577.58" calcext:value-type="float">
            <text:p>577.58</text:p>
          </table:table-cell>
          <table:table-cell office:value-type="float" office:value="724.92" calcext:value-type="float">
            <text:p>724.92</text:p>
          </table:table-cell>
        </table:table-row>
        <table:table-row table:style-name="ro1">
          <table:table-cell office:value-type="float" office:value="8383461" calcext:value-type="float">
            <text:p>8383461</text:p>
          </table:table-cell>
          <table:table-cell table:formula="of:=[.A526]/1000/(60*60*24)" office:value-type="time" office:time-value="PT02H19M43.461S" calcext:value-type="time">
            <text:p>02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578.65" calcext:value-type="float">
            <text:p>578.65</text:p>
          </table:table-cell>
          <table:table-cell office:value-type="float" office:value="726.23" calcext:value-type="float">
            <text:p>726.23</text:p>
          </table:table-cell>
        </table:table-row>
        <table:table-row table:style-name="ro1">
          <table:table-cell office:value-type="float" office:value="8399461" calcext:value-type="float">
            <text:p>8399461</text:p>
          </table:table-cell>
          <table:table-cell table:formula="of:=[.A527]/1000/(60*60*24)" office:value-type="time" office:time-value="PT02H19M59.461S" calcext:value-type="time">
            <text:p>02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79.73" calcext:value-type="float">
            <text:p>579.73</text:p>
          </table:table-cell>
          <table:table-cell office:value-type="float" office:value="727.55" calcext:value-type="float">
            <text:p>727.55</text:p>
          </table:table-cell>
        </table:table-row>
        <table:table-row table:style-name="ro1">
          <table:table-cell office:value-type="float" office:value="8415461" calcext:value-type="float">
            <text:p>8415461</text:p>
          </table:table-cell>
          <table:table-cell table:formula="of:=[.A528]/1000/(60*60*24)" office:value-type="time" office:time-value="PT02H20M15.461S" calcext:value-type="time">
            <text:p>02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0.8" calcext:value-type="float">
            <text:p>580.8</text:p>
          </table:table-cell>
          <table:table-cell office:value-type="float" office:value="728.86" calcext:value-type="float">
            <text:p>728.86</text:p>
          </table:table-cell>
        </table:table-row>
        <table:table-row table:style-name="ro1">
          <table:table-cell office:value-type="float" office:value="8431461" calcext:value-type="float">
            <text:p>8431461</text:p>
          </table:table-cell>
          <table:table-cell table:formula="of:=[.A529]/1000/(60*60*24)" office:value-type="time" office:time-value="PT02H20M31.461S" calcext:value-type="time">
            <text:p>02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1.88" calcext:value-type="float">
            <text:p>581.88</text:p>
          </table:table-cell>
          <table:table-cell office:value-type="float" office:value="730.17" calcext:value-type="float">
            <text:p>730.17</text:p>
          </table:table-cell>
        </table:table-row>
        <table:table-row table:style-name="ro1">
          <table:table-cell office:value-type="float" office:value="8447461" calcext:value-type="float">
            <text:p>8447461</text:p>
          </table:table-cell>
          <table:table-cell table:formula="of:=[.A530]/1000/(60*60*24)" office:value-type="time" office:time-value="PT02H20M47.461S" calcext:value-type="time">
            <text:p>02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582.95" calcext:value-type="float">
            <text:p>582.95</text:p>
          </table:table-cell>
          <table:table-cell office:value-type="float" office:value="731.48" calcext:value-type="float">
            <text:p>731.48</text:p>
          </table:table-cell>
        </table:table-row>
        <table:table-row table:style-name="ro1">
          <table:table-cell office:value-type="float" office:value="8463461" calcext:value-type="float">
            <text:p>8463461</text:p>
          </table:table-cell>
          <table:table-cell table:formula="of:=[.A531]/1000/(60*60*24)" office:value-type="time" office:time-value="PT02H21M03.461S" calcext:value-type="time">
            <text:p>02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584.03" calcext:value-type="float">
            <text:p>584.03</text:p>
          </table:table-cell>
          <table:table-cell office:value-type="float" office:value="732.79" calcext:value-type="float">
            <text:p>732.79</text:p>
          </table:table-cell>
        </table:table-row>
        <table:table-row table:style-name="ro1">
          <table:table-cell office:value-type="float" office:value="8479461" calcext:value-type="float">
            <text:p>8479461</text:p>
          </table:table-cell>
          <table:table-cell table:formula="of:=[.A532]/1000/(60*60*24)" office:value-type="time" office:time-value="PT02H21M19.461S" calcext:value-type="time">
            <text:p>02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5.1" calcext:value-type="float">
            <text:p>585.1</text:p>
          </table:table-cell>
          <table:table-cell office:value-type="float" office:value="734.11" calcext:value-type="float">
            <text:p>734.11</text:p>
          </table:table-cell>
        </table:table-row>
        <table:table-row table:style-name="ro1">
          <table:table-cell office:value-type="float" office:value="8495461" calcext:value-type="float">
            <text:p>8495461</text:p>
          </table:table-cell>
          <table:table-cell table:formula="of:=[.A533]/1000/(60*60*24)" office:value-type="time" office:time-value="PT02H21M35.461S" calcext:value-type="time">
            <text:p>02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6.18" calcext:value-type="float">
            <text:p>586.18</text:p>
          </table:table-cell>
          <table:table-cell office:value-type="float" office:value="735.42" calcext:value-type="float">
            <text:p>735.42</text:p>
          </table:table-cell>
        </table:table-row>
        <table:table-row table:style-name="ro1">
          <table:table-cell office:value-type="float" office:value="8511461" calcext:value-type="float">
            <text:p>8511461</text:p>
          </table:table-cell>
          <table:table-cell table:formula="of:=[.A534]/1000/(60*60*24)" office:value-type="time" office:time-value="PT02H21M51.461S" calcext:value-type="time">
            <text:p>02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7.25" calcext:value-type="float">
            <text:p>587.25</text:p>
          </table:table-cell>
          <table:table-cell office:value-type="float" office:value="736.73" calcext:value-type="float">
            <text:p>736.73</text:p>
          </table:table-cell>
        </table:table-row>
        <table:table-row table:style-name="ro1">
          <table:table-cell office:value-type="float" office:value="8527461" calcext:value-type="float">
            <text:p>8527461</text:p>
          </table:table-cell>
          <table:table-cell table:formula="of:=[.A535]/1000/(60*60*24)" office:value-type="time" office:time-value="PT02H22M07.461S" calcext:value-type="time">
            <text:p>02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8.33" calcext:value-type="float">
            <text:p>588.33</text:p>
          </table:table-cell>
          <table:table-cell office:value-type="float" office:value="738.04" calcext:value-type="float">
            <text:p>738.04</text:p>
          </table:table-cell>
        </table:table-row>
        <table:table-row table:style-name="ro1">
          <table:table-cell office:value-type="float" office:value="8543461" calcext:value-type="float">
            <text:p>8543461</text:p>
          </table:table-cell>
          <table:table-cell table:formula="of:=[.A536]/1000/(60*60*24)" office:value-type="time" office:time-value="PT02H22M23.461S" calcext:value-type="time">
            <text:p>02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89.4" calcext:value-type="float">
            <text:p>589.4</text:p>
          </table:table-cell>
          <table:table-cell office:value-type="float" office:value="739.35" calcext:value-type="float">
            <text:p>739.35</text:p>
          </table:table-cell>
        </table:table-row>
        <table:table-row table:style-name="ro1">
          <table:table-cell office:value-type="float" office:value="8559461" calcext:value-type="float">
            <text:p>8559461</text:p>
          </table:table-cell>
          <table:table-cell table:formula="of:=[.A537]/1000/(60*60*24)" office:value-type="time" office:time-value="PT02H22M39.461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90.48" calcext:value-type="float">
            <text:p>590.48</text:p>
          </table:table-cell>
          <table:table-cell office:value-type="float" office:value="740.66" calcext:value-type="float">
            <text:p>740.66</text:p>
          </table:table-cell>
        </table:table-row>
        <table:table-row table:style-name="ro1">
          <table:table-cell office:value-type="float" office:value="8575461" calcext:value-type="float">
            <text:p>8575461</text:p>
          </table:table-cell>
          <table:table-cell table:formula="of:=[.A538]/1000/(60*60*24)" office:value-type="time" office:time-value="PT02H22M55.461S" calcext:value-type="time">
            <text:p>02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91.55" calcext:value-type="float">
            <text:p>591.55</text:p>
          </table:table-cell>
          <table:table-cell office:value-type="float" office:value="741.98" calcext:value-type="float">
            <text:p>741.98</text:p>
          </table:table-cell>
        </table:table-row>
        <table:table-row table:style-name="ro1">
          <table:table-cell office:value-type="float" office:value="8591461" calcext:value-type="float">
            <text:p>8591461</text:p>
          </table:table-cell>
          <table:table-cell table:formula="of:=[.A539]/1000/(60*60*24)" office:value-type="time" office:time-value="PT02H23M11.461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592.63" calcext:value-type="float">
            <text:p>592.63</text:p>
          </table:table-cell>
          <table:table-cell office:value-type="float" office:value="743.29" calcext:value-type="float">
            <text:p>743.29</text:p>
          </table:table-cell>
        </table:table-row>
        <table:table-row table:style-name="ro1">
          <table:table-cell office:value-type="float" office:value="8607461" calcext:value-type="float">
            <text:p>8607461</text:p>
          </table:table-cell>
          <table:table-cell table:formula="of:=[.A540]/1000/(60*60*24)" office:value-type="time" office:time-value="PT02H23M27.461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593.7" calcext:value-type="float">
            <text:p>593.7</text:p>
          </table:table-cell>
          <table:table-cell office:value-type="float" office:value="744.6" calcext:value-type="float">
            <text:p>744.6</text:p>
          </table:table-cell>
        </table:table-row>
        <table:table-row table:style-name="ro1">
          <table:table-cell office:value-type="float" office:value="8623461" calcext:value-type="float">
            <text:p>8623461</text:p>
          </table:table-cell>
          <table:table-cell table:formula="of:=[.A541]/1000/(60*60*24)" office:value-type="time" office:time-value="PT02H23M43.461S" calcext:value-type="time">
            <text:p>02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594.78" calcext:value-type="float">
            <text:p>594.78</text:p>
          </table:table-cell>
          <table:table-cell office:value-type="float" office:value="745.91" calcext:value-type="float">
            <text:p>745.91</text:p>
          </table:table-cell>
        </table:table-row>
        <table:table-row table:style-name="ro1">
          <table:table-cell office:value-type="float" office:value="8639461" calcext:value-type="float">
            <text:p>8639461</text:p>
          </table:table-cell>
          <table:table-cell table:formula="of:=[.A542]/1000/(60*60*24)" office:value-type="time" office:time-value="PT02H23M59.461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595.85" calcext:value-type="float">
            <text:p>595.85</text:p>
          </table:table-cell>
          <table:table-cell office:value-type="float" office:value="747.22" calcext:value-type="float">
            <text:p>747.22</text:p>
          </table:table-cell>
        </table:table-row>
        <table:table-row table:style-name="ro1">
          <table:table-cell office:value-type="float" office:value="8655461" calcext:value-type="float">
            <text:p>8655461</text:p>
          </table:table-cell>
          <table:table-cell table:formula="of:=[.A543]/1000/(60*60*24)" office:value-type="time" office:time-value="PT02H24M15.461S" calcext:value-type="time">
            <text:p>02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596.93" calcext:value-type="float">
            <text:p>596.93</text:p>
          </table:table-cell>
          <table:table-cell office:value-type="float" office:value="748.53" calcext:value-type="float">
            <text:p>748.53</text:p>
          </table:table-cell>
        </table:table-row>
        <table:table-row table:style-name="ro1">
          <table:table-cell office:value-type="float" office:value="8671461" calcext:value-type="float">
            <text:p>8671461</text:p>
          </table:table-cell>
          <table:table-cell table:formula="of:=[.A544]/1000/(60*60*24)" office:value-type="time" office:time-value="PT02H24M31.461S" calcext:value-type="time">
            <text:p>02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598" calcext:value-type="float">
            <text:p>598</text:p>
          </table:table-cell>
          <table:table-cell office:value-type="float" office:value="749.84" calcext:value-type="float">
            <text:p>749.84</text:p>
          </table:table-cell>
        </table:table-row>
        <table:table-row table:style-name="ro1">
          <table:table-cell office:value-type="float" office:value="8687461" calcext:value-type="float">
            <text:p>8687461</text:p>
          </table:table-cell>
          <table:table-cell table:formula="of:=[.A545]/1000/(60*60*24)" office:value-type="time" office:time-value="PT02H24M47.461S" calcext:value-type="time">
            <text:p>02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599.08" calcext:value-type="float">
            <text:p>599.08</text:p>
          </table:table-cell>
          <table:table-cell office:value-type="float" office:value="751.16" calcext:value-type="float">
            <text:p>751.16</text:p>
          </table:table-cell>
        </table:table-row>
        <table:table-row table:style-name="ro1">
          <table:table-cell office:value-type="float" office:value="8703461" calcext:value-type="float">
            <text:p>8703461</text:p>
          </table:table-cell>
          <table:table-cell table:formula="of:=[.A546]/1000/(60*60*24)" office:value-type="time" office:time-value="PT02H25M03.461S" calcext:value-type="time">
            <text:p>02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0.15" calcext:value-type="float">
            <text:p>600.15</text:p>
          </table:table-cell>
          <table:table-cell office:value-type="float" office:value="752.47" calcext:value-type="float">
            <text:p>752.47</text:p>
          </table:table-cell>
        </table:table-row>
        <table:table-row table:style-name="ro1">
          <table:table-cell office:value-type="float" office:value="8719461" calcext:value-type="float">
            <text:p>8719461</text:p>
          </table:table-cell>
          <table:table-cell table:formula="of:=[.A547]/1000/(60*60*24)" office:value-type="time" office:time-value="PT02H25M19.461S" calcext:value-type="time">
            <text:p>02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1.23" calcext:value-type="float">
            <text:p>601.23</text:p>
          </table:table-cell>
          <table:table-cell office:value-type="float" office:value="753.78" calcext:value-type="float">
            <text:p>753.78</text:p>
          </table:table-cell>
        </table:table-row>
        <table:table-row table:style-name="ro1">
          <table:table-cell office:value-type="float" office:value="8735461" calcext:value-type="float">
            <text:p>8735461</text:p>
          </table:table-cell>
          <table:table-cell table:formula="of:=[.A548]/1000/(60*60*24)" office:value-type="time" office:time-value="PT02H25M35.461S" calcext:value-type="time">
            <text:p>02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2.3" calcext:value-type="float">
            <text:p>602.3</text:p>
          </table:table-cell>
          <table:table-cell office:value-type="float" office:value="755.09" calcext:value-type="float">
            <text:p>755.09</text:p>
          </table:table-cell>
        </table:table-row>
        <table:table-row table:style-name="ro1">
          <table:table-cell office:value-type="float" office:value="8751461" calcext:value-type="float">
            <text:p>8751461</text:p>
          </table:table-cell>
          <table:table-cell table:formula="of:=[.A549]/1000/(60*60*24)" office:value-type="time" office:time-value="PT02H25M51.461S" calcext:value-type="time">
            <text:p>02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3.38" calcext:value-type="float">
            <text:p>603.38</text:p>
          </table:table-cell>
          <table:table-cell office:value-type="float" office:value="756.4" calcext:value-type="float">
            <text:p>756.4</text:p>
          </table:table-cell>
        </table:table-row>
        <table:table-row table:style-name="ro1">
          <table:table-cell office:value-type="float" office:value="8767461" calcext:value-type="float">
            <text:p>8767461</text:p>
          </table:table-cell>
          <table:table-cell table:formula="of:=[.A550]/1000/(60*60*24)" office:value-type="time" office:time-value="PT02H26M07.461S" calcext:value-type="time">
            <text:p>02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4.45" calcext:value-type="float">
            <text:p>604.45</text:p>
          </table:table-cell>
          <table:table-cell office:value-type="float" office:value="757.71" calcext:value-type="float">
            <text:p>757.71</text:p>
          </table:table-cell>
        </table:table-row>
        <table:table-row table:style-name="ro1">
          <table:table-cell office:value-type="float" office:value="8783461" calcext:value-type="float">
            <text:p>8783461</text:p>
          </table:table-cell>
          <table:table-cell table:formula="of:=[.A551]/1000/(60*60*24)" office:value-type="time" office:time-value="PT02H26M23.461S" calcext:value-type="time">
            <text:p>02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5.52" calcext:value-type="float">
            <text:p>605.52</text:p>
          </table:table-cell>
          <table:table-cell office:value-type="float" office:value="759.02" calcext:value-type="float">
            <text:p>759.02</text:p>
          </table:table-cell>
        </table:table-row>
        <table:table-row table:style-name="ro1">
          <table:table-cell office:value-type="float" office:value="8799461" calcext:value-type="float">
            <text:p>8799461</text:p>
          </table:table-cell>
          <table:table-cell table:formula="of:=[.A552]/1000/(60*60*24)" office:value-type="time" office:time-value="PT02H26M39.461S" calcext:value-type="time">
            <text:p>02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6.6" calcext:value-type="float">
            <text:p>606.6</text:p>
          </table:table-cell>
          <table:table-cell office:value-type="float" office:value="760.33" calcext:value-type="float">
            <text:p>760.33</text:p>
          </table:table-cell>
        </table:table-row>
        <table:table-row table:style-name="ro1">
          <table:table-cell office:value-type="float" office:value="8815461" calcext:value-type="float">
            <text:p>8815461</text:p>
          </table:table-cell>
          <table:table-cell table:formula="of:=[.A553]/1000/(60*60*24)" office:value-type="time" office:time-value="PT02H26M55.461S" calcext:value-type="time">
            <text:p>02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7.67" calcext:value-type="float">
            <text:p>607.67</text:p>
          </table:table-cell>
          <table:table-cell office:value-type="float" office:value="761.65" calcext:value-type="float">
            <text:p>761.65</text:p>
          </table:table-cell>
        </table:table-row>
        <table:table-row table:style-name="ro1">
          <table:table-cell office:value-type="float" office:value="8831461" calcext:value-type="float">
            <text:p>8831461</text:p>
          </table:table-cell>
          <table:table-cell table:formula="of:=[.A554]/1000/(60*60*24)" office:value-type="time" office:time-value="PT02H27M11.461S" calcext:value-type="time">
            <text:p>02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8.75" calcext:value-type="float">
            <text:p>608.75</text:p>
          </table:table-cell>
          <table:table-cell office:value-type="float" office:value="762.96" calcext:value-type="float">
            <text:p>762.96</text:p>
          </table:table-cell>
        </table:table-row>
        <table:table-row table:style-name="ro1">
          <table:table-cell office:value-type="float" office:value="8847461" calcext:value-type="float">
            <text:p>8847461</text:p>
          </table:table-cell>
          <table:table-cell table:formula="of:=[.A555]/1000/(60*60*24)" office:value-type="time" office:time-value="PT02H27M27.461S" calcext:value-type="time">
            <text:p>02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09.82" calcext:value-type="float">
            <text:p>609.82</text:p>
          </table:table-cell>
          <table:table-cell office:value-type="float" office:value="764.27" calcext:value-type="float">
            <text:p>764.27</text:p>
          </table:table-cell>
        </table:table-row>
        <table:table-row table:style-name="ro1">
          <table:table-cell office:value-type="float" office:value="8863461" calcext:value-type="float">
            <text:p>8863461</text:p>
          </table:table-cell>
          <table:table-cell table:formula="of:=[.A556]/1000/(60*60*24)" office:value-type="time" office:time-value="PT02H27M43.461S" calcext:value-type="time">
            <text:p>02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10.9" calcext:value-type="float">
            <text:p>610.9</text:p>
          </table:table-cell>
          <table:table-cell office:value-type="float" office:value="765.58" calcext:value-type="float">
            <text:p>765.58</text:p>
          </table:table-cell>
        </table:table-row>
        <table:table-row table:style-name="ro1">
          <table:table-cell office:value-type="float" office:value="8879461" calcext:value-type="float">
            <text:p>8879461</text:p>
          </table:table-cell>
          <table:table-cell table:formula="of:=[.A557]/1000/(60*60*24)" office:value-type="time" office:time-value="PT02H27M59.461S" calcext:value-type="time">
            <text:p>02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11.97" calcext:value-type="float">
            <text:p>611.97</text:p>
          </table:table-cell>
          <table:table-cell office:value-type="float" office:value="766.89" calcext:value-type="float">
            <text:p>766.89</text:p>
          </table:table-cell>
        </table:table-row>
        <table:table-row table:style-name="ro1">
          <table:table-cell office:value-type="float" office:value="8895461" calcext:value-type="float">
            <text:p>8895461</text:p>
          </table:table-cell>
          <table:table-cell table:formula="of:=[.A558]/1000/(60*60*24)" office:value-type="time" office:time-value="PT02H28M15.461S" calcext:value-type="time">
            <text:p>02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13.04" calcext:value-type="float">
            <text:p>613.04</text:p>
          </table:table-cell>
          <table:table-cell office:value-type="float" office:value="768.2" calcext:value-type="float">
            <text:p>768.2</text:p>
          </table:table-cell>
        </table:table-row>
        <table:table-row table:style-name="ro1">
          <table:table-cell office:value-type="float" office:value="8911461" calcext:value-type="float">
            <text:p>8911461</text:p>
          </table:table-cell>
          <table:table-cell table:formula="of:=[.A559]/1000/(60*60*24)" office:value-type="time" office:time-value="PT02H28M31.461S" calcext:value-type="time">
            <text:p>02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14.12" calcext:value-type="float">
            <text:p>614.12</text:p>
          </table:table-cell>
          <table:table-cell office:value-type="float" office:value="769.51" calcext:value-type="float">
            <text:p>769.51</text:p>
          </table:table-cell>
        </table:table-row>
        <table:table-row table:style-name="ro1">
          <table:table-cell office:value-type="float" office:value="8927461" calcext:value-type="float">
            <text:p>8927461</text:p>
          </table:table-cell>
          <table:table-cell table:formula="of:=[.A560]/1000/(60*60*24)" office:value-type="time" office:time-value="PT02H28M47.461S" calcext:value-type="time">
            <text:p>02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15.19" calcext:value-type="float">
            <text:p>615.19</text:p>
          </table:table-cell>
          <table:table-cell office:value-type="float" office:value="770.82" calcext:value-type="float">
            <text:p>770.82</text:p>
          </table:table-cell>
        </table:table-row>
        <table:table-row table:style-name="ro1">
          <table:table-cell office:value-type="float" office:value="8943461" calcext:value-type="float">
            <text:p>8943461</text:p>
          </table:table-cell>
          <table:table-cell table:formula="of:=[.A561]/1000/(60*60*24)" office:value-type="time" office:time-value="PT02H29M03.461S" calcext:value-type="time">
            <text:p>02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16.27" calcext:value-type="float">
            <text:p>616.27</text:p>
          </table:table-cell>
          <table:table-cell office:value-type="float" office:value="772.13" calcext:value-type="float">
            <text:p>772.13</text:p>
          </table:table-cell>
        </table:table-row>
        <table:table-row table:style-name="ro1">
          <table:table-cell office:value-type="float" office:value="8959461" calcext:value-type="float">
            <text:p>8959461</text:p>
          </table:table-cell>
          <table:table-cell table:formula="of:=[.A562]/1000/(60*60*24)" office:value-type="time" office:time-value="PT02H29M19.461S" calcext:value-type="time">
            <text:p>02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17.34" calcext:value-type="float">
            <text:p>617.34</text:p>
          </table:table-cell>
          <table:table-cell office:value-type="float" office:value="773.44" calcext:value-type="float">
            <text:p>773.44</text:p>
          </table:table-cell>
        </table:table-row>
        <table:table-row table:style-name="ro1">
          <table:table-cell office:value-type="float" office:value="8975461" calcext:value-type="float">
            <text:p>8975461</text:p>
          </table:table-cell>
          <table:table-cell table:formula="of:=[.A563]/1000/(60*60*24)" office:value-type="time" office:time-value="PT02H29M35.461S" calcext:value-type="time">
            <text:p>02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18.42" calcext:value-type="float">
            <text:p>618.42</text:p>
          </table:table-cell>
          <table:table-cell office:value-type="float" office:value="774.75" calcext:value-type="float">
            <text:p>774.75</text:p>
          </table:table-cell>
        </table:table-row>
        <table:table-row table:style-name="ro1">
          <table:table-cell office:value-type="float" office:value="8991461" calcext:value-type="float">
            <text:p>8991461</text:p>
          </table:table-cell>
          <table:table-cell table:formula="of:=[.A564]/1000/(60*60*24)" office:value-type="time" office:time-value="PT02H29M51.461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19.49" calcext:value-type="float">
            <text:p>619.49</text:p>
          </table:table-cell>
          <table:table-cell office:value-type="float" office:value="776.06" calcext:value-type="float">
            <text:p>776.06</text:p>
          </table:table-cell>
        </table:table-row>
        <table:table-row table:style-name="ro1">
          <table:table-cell office:value-type="float" office:value="9007461" calcext:value-type="float">
            <text:p>9007461</text:p>
          </table:table-cell>
          <table:table-cell table:formula="of:=[.A565]/1000/(60*60*24)" office:value-type="time" office:time-value="PT02H30M07.461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0.56" calcext:value-type="float">
            <text:p>620.56</text:p>
          </table:table-cell>
          <table:table-cell office:value-type="float" office:value="777.37" calcext:value-type="float">
            <text:p>777.37</text:p>
          </table:table-cell>
        </table:table-row>
        <table:table-row table:style-name="ro1">
          <table:table-cell office:value-type="float" office:value="9023461" calcext:value-type="float">
            <text:p>9023461</text:p>
          </table:table-cell>
          <table:table-cell table:formula="of:=[.A566]/1000/(60*60*24)" office:value-type="time" office:time-value="PT02H30M23.461S" calcext:value-type="time">
            <text:p>02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621.64" calcext:value-type="float">
            <text:p>621.64</text:p>
          </table:table-cell>
          <table:table-cell office:value-type="float" office:value="778.68" calcext:value-type="float">
            <text:p>778.68</text:p>
          </table:table-cell>
        </table:table-row>
        <table:table-row table:style-name="ro1">
          <table:table-cell office:value-type="float" office:value="9039461" calcext:value-type="float">
            <text:p>9039461</text:p>
          </table:table-cell>
          <table:table-cell table:formula="of:=[.A567]/1000/(60*60*24)" office:value-type="time" office:time-value="PT02H30M39.461S" calcext:value-type="time">
            <text:p>02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2.71" calcext:value-type="float">
            <text:p>622.71</text:p>
          </table:table-cell>
          <table:table-cell office:value-type="float" office:value="779.99" calcext:value-type="float">
            <text:p>779.99</text:p>
          </table:table-cell>
        </table:table-row>
        <table:table-row table:style-name="ro1">
          <table:table-cell office:value-type="float" office:value="9055461" calcext:value-type="float">
            <text:p>9055461</text:p>
          </table:table-cell>
          <table:table-cell table:formula="of:=[.A568]/1000/(60*60*24)" office:value-type="time" office:time-value="PT02H30M55.461S" calcext:value-type="time">
            <text:p>02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3.79" calcext:value-type="float">
            <text:p>623.79</text:p>
          </table:table-cell>
          <table:table-cell office:value-type="float" office:value="781.3" calcext:value-type="float">
            <text:p>781.3</text:p>
          </table:table-cell>
        </table:table-row>
        <table:table-row table:style-name="ro1">
          <table:table-cell office:value-type="float" office:value="9071461" calcext:value-type="float">
            <text:p>9071461</text:p>
          </table:table-cell>
          <table:table-cell table:formula="of:=[.A569]/1000/(60*60*24)" office:value-type="time" office:time-value="PT02H31M11.461S" calcext:value-type="time">
            <text:p>02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4.86" calcext:value-type="float">
            <text:p>624.86</text:p>
          </table:table-cell>
          <table:table-cell office:value-type="float" office:value="782.61" calcext:value-type="float">
            <text:p>782.61</text:p>
          </table:table-cell>
        </table:table-row>
        <table:table-row table:style-name="ro1">
          <table:table-cell office:value-type="float" office:value="9087461" calcext:value-type="float">
            <text:p>9087461</text:p>
          </table:table-cell>
          <table:table-cell table:formula="of:=[.A570]/1000/(60*60*24)" office:value-type="time" office:time-value="PT02H31M27.461S" calcext:value-type="time">
            <text:p>02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5.94" calcext:value-type="float">
            <text:p>625.94</text:p>
          </table:table-cell>
          <table:table-cell office:value-type="float" office:value="783.92" calcext:value-type="float">
            <text:p>783.92</text:p>
          </table:table-cell>
        </table:table-row>
        <table:table-row table:style-name="ro1">
          <table:table-cell office:value-type="float" office:value="9103461" calcext:value-type="float">
            <text:p>9103461</text:p>
          </table:table-cell>
          <table:table-cell table:formula="of:=[.A571]/1000/(60*60*24)" office:value-type="time" office:time-value="PT02H31M43.461S" calcext:value-type="time">
            <text:p>02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627.01" calcext:value-type="float">
            <text:p>627.01</text:p>
          </table:table-cell>
          <table:table-cell office:value-type="float" office:value="785.23" calcext:value-type="float">
            <text:p>785.23</text:p>
          </table:table-cell>
        </table:table-row>
        <table:table-row table:style-name="ro1">
          <table:table-cell office:value-type="float" office:value="9119461" calcext:value-type="float">
            <text:p>9119461</text:p>
          </table:table-cell>
          <table:table-cell table:formula="of:=[.A572]/1000/(60*60*24)" office:value-type="time" office:time-value="PT02H31M59.461S" calcext:value-type="time">
            <text:p>02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28.08" calcext:value-type="float">
            <text:p>628.08</text:p>
          </table:table-cell>
          <table:table-cell office:value-type="float" office:value="786.54" calcext:value-type="float">
            <text:p>786.54</text:p>
          </table:table-cell>
        </table:table-row>
        <table:table-row table:style-name="ro1">
          <table:table-cell office:value-type="float" office:value="9135461" calcext:value-type="float">
            <text:p>9135461</text:p>
          </table:table-cell>
          <table:table-cell table:formula="of:=[.A573]/1000/(60*60*24)" office:value-type="time" office:time-value="PT02H32M15.461S" calcext:value-type="time">
            <text:p>02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629.16" calcext:value-type="float">
            <text:p>629.16</text:p>
          </table:table-cell>
          <table:table-cell office:value-type="float" office:value="787.85" calcext:value-type="float">
            <text:p>787.85</text:p>
          </table:table-cell>
        </table:table-row>
        <table:table-row table:style-name="ro1">
          <table:table-cell office:value-type="float" office:value="9151461" calcext:value-type="float">
            <text:p>9151461</text:p>
          </table:table-cell>
          <table:table-cell table:formula="of:=[.A574]/1000/(60*60*24)" office:value-type="time" office:time-value="PT02H32M31.461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0.23" calcext:value-type="float">
            <text:p>630.23</text:p>
          </table:table-cell>
          <table:table-cell office:value-type="float" office:value="789.16" calcext:value-type="float">
            <text:p>789.16</text:p>
          </table:table-cell>
        </table:table-row>
        <table:table-row table:style-name="ro1">
          <table:table-cell office:value-type="float" office:value="9167461" calcext:value-type="float">
            <text:p>9167461</text:p>
          </table:table-cell>
          <table:table-cell table:formula="of:=[.A575]/1000/(60*60*24)" office:value-type="time" office:time-value="PT02H32M47.461S" calcext:value-type="time">
            <text:p>02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1.31" calcext:value-type="float">
            <text:p>631.31</text:p>
          </table:table-cell>
          <table:table-cell office:value-type="float" office:value="790.47" calcext:value-type="float">
            <text:p>790.47</text:p>
          </table:table-cell>
        </table:table-row>
        <table:table-row table:style-name="ro1">
          <table:table-cell office:value-type="float" office:value="9183461" calcext:value-type="float">
            <text:p>9183461</text:p>
          </table:table-cell>
          <table:table-cell table:formula="of:=[.A576]/1000/(60*60*24)" office:value-type="time" office:time-value="PT02H33M03.461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632.38" calcext:value-type="float">
            <text:p>632.38</text:p>
          </table:table-cell>
          <table:table-cell office:value-type="float" office:value="791.78" calcext:value-type="float">
            <text:p>791.78</text:p>
          </table:table-cell>
        </table:table-row>
        <table:table-row table:style-name="ro1">
          <table:table-cell office:value-type="float" office:value="9199461" calcext:value-type="float">
            <text:p>9199461</text:p>
          </table:table-cell>
          <table:table-cell table:formula="of:=[.A577]/1000/(60*60*24)" office:value-type="time" office:time-value="PT02H33M19.461S" calcext:value-type="time">
            <text:p>02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633.45" calcext:value-type="float">
            <text:p>633.45</text:p>
          </table:table-cell>
          <table:table-cell office:value-type="float" office:value="793.09" calcext:value-type="float">
            <text:p>793.09</text:p>
          </table:table-cell>
        </table:table-row>
        <table:table-row table:style-name="ro1">
          <table:table-cell office:value-type="float" office:value="9215461" calcext:value-type="float">
            <text:p>9215461</text:p>
          </table:table-cell>
          <table:table-cell table:formula="of:=[.A578]/1000/(60*60*24)" office:value-type="time" office:time-value="PT02H33M35.461S" calcext:value-type="time">
            <text:p>02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4.53" calcext:value-type="float">
            <text:p>634.53</text:p>
          </table:table-cell>
          <table:table-cell office:value-type="float" office:value="794.4" calcext:value-type="float">
            <text:p>794.4</text:p>
          </table:table-cell>
        </table:table-row>
        <table:table-row table:style-name="ro1">
          <table:table-cell office:value-type="float" office:value="9231461" calcext:value-type="float">
            <text:p>9231461</text:p>
          </table:table-cell>
          <table:table-cell table:formula="of:=[.A579]/1000/(60*60*24)" office:value-type="time" office:time-value="PT02H33M51.461S" calcext:value-type="time">
            <text:p>02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5.6" calcext:value-type="float">
            <text:p>635.6</text:p>
          </table:table-cell>
          <table:table-cell office:value-type="float" office:value="795.71" calcext:value-type="float">
            <text:p>795.71</text:p>
          </table:table-cell>
        </table:table-row>
        <table:table-row table:style-name="ro1">
          <table:table-cell office:value-type="float" office:value="9247461" calcext:value-type="float">
            <text:p>9247461</text:p>
          </table:table-cell>
          <table:table-cell table:formula="of:=[.A580]/1000/(60*60*24)" office:value-type="time" office:time-value="PT02H34M07.461S" calcext:value-type="time">
            <text:p>02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6.68" calcext:value-type="float">
            <text:p>636.68</text:p>
          </table:table-cell>
          <table:table-cell office:value-type="float" office:value="797.02" calcext:value-type="float">
            <text:p>797.02</text:p>
          </table:table-cell>
        </table:table-row>
        <table:table-row table:style-name="ro1">
          <table:table-cell office:value-type="float" office:value="9263461" calcext:value-type="float">
            <text:p>9263461</text:p>
          </table:table-cell>
          <table:table-cell table:formula="of:=[.A581]/1000/(60*60*24)" office:value-type="time" office:time-value="PT02H34M23.461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37.75" calcext:value-type="float">
            <text:p>637.75</text:p>
          </table:table-cell>
          <table:table-cell office:value-type="float" office:value="798.33" calcext:value-type="float">
            <text:p>798.33</text:p>
          </table:table-cell>
        </table:table-row>
        <table:table-row table:style-name="ro1">
          <table:table-cell office:value-type="float" office:value="9279461" calcext:value-type="float">
            <text:p>9279461</text:p>
          </table:table-cell>
          <table:table-cell table:formula="of:=[.A582]/1000/(60*60*24)" office:value-type="time" office:time-value="PT02H34M39.461S" calcext:value-type="time">
            <text:p>02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38.83" calcext:value-type="float">
            <text:p>638.83</text:p>
          </table:table-cell>
          <table:table-cell office:value-type="float" office:value="799.64" calcext:value-type="float">
            <text:p>799.64</text:p>
          </table:table-cell>
        </table:table-row>
        <table:table-row table:style-name="ro1">
          <table:table-cell office:value-type="float" office:value="9295461" calcext:value-type="float">
            <text:p>9295461</text:p>
          </table:table-cell>
          <table:table-cell table:formula="of:=[.A583]/1000/(60*60*24)" office:value-type="time" office:time-value="PT02H34M55.461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639.9" calcext:value-type="float">
            <text:p>639.9</text:p>
          </table:table-cell>
          <table:table-cell office:value-type="float" office:value="800.95" calcext:value-type="float">
            <text:p>800.95</text:p>
          </table:table-cell>
        </table:table-row>
        <table:table-row table:style-name="ro1">
          <table:table-cell office:value-type="float" office:value="9311461" calcext:value-type="float">
            <text:p>9311461</text:p>
          </table:table-cell>
          <table:table-cell table:formula="of:=[.A584]/1000/(60*60*24)" office:value-type="time" office:time-value="PT02H35M11.461S" calcext:value-type="time">
            <text:p>02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40.97" calcext:value-type="float">
            <text:p>640.97</text:p>
          </table:table-cell>
          <table:table-cell office:value-type="float" office:value="802.25" calcext:value-type="float">
            <text:p>802.25</text:p>
          </table:table-cell>
        </table:table-row>
        <table:table-row table:style-name="ro1">
          <table:table-cell office:value-type="float" office:value="9327461" calcext:value-type="float">
            <text:p>9327461</text:p>
          </table:table-cell>
          <table:table-cell table:formula="of:=[.A585]/1000/(60*60*24)" office:value-type="time" office:time-value="PT02H35M27.461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42.05" calcext:value-type="float">
            <text:p>642.05</text:p>
          </table:table-cell>
          <table:table-cell office:value-type="float" office:value="803.56" calcext:value-type="float">
            <text:p>803.56</text:p>
          </table:table-cell>
        </table:table-row>
        <table:table-row table:style-name="ro1">
          <table:table-cell office:value-type="float" office:value="9343461" calcext:value-type="float">
            <text:p>9343461</text:p>
          </table:table-cell>
          <table:table-cell table:formula="of:=[.A586]/1000/(60*60*24)" office:value-type="time" office:time-value="PT02H35M43.461S" calcext:value-type="time">
            <text:p>02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43.12" calcext:value-type="float">
            <text:p>643.12</text:p>
          </table:table-cell>
          <table:table-cell office:value-type="float" office:value="804.87" calcext:value-type="float">
            <text:p>804.87</text:p>
          </table:table-cell>
        </table:table-row>
        <table:table-row table:style-name="ro1">
          <table:table-cell office:value-type="float" office:value="9359461" calcext:value-type="float">
            <text:p>9359461</text:p>
          </table:table-cell>
          <table:table-cell table:formula="of:=[.A587]/1000/(60*60*24)" office:value-type="time" office:time-value="PT02H35M59.461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44.2" calcext:value-type="float">
            <text:p>644.2</text:p>
          </table:table-cell>
          <table:table-cell office:value-type="float" office:value="806.18" calcext:value-type="float">
            <text:p>806.18</text:p>
          </table:table-cell>
        </table:table-row>
        <table:table-row table:style-name="ro1">
          <table:table-cell office:value-type="float" office:value="9375461" calcext:value-type="float">
            <text:p>9375461</text:p>
          </table:table-cell>
          <table:table-cell table:formula="of:=[.A588]/1000/(60*60*24)" office:value-type="time" office:time-value="PT02H36M15.461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45.27" calcext:value-type="float">
            <text:p>645.27</text:p>
          </table:table-cell>
          <table:table-cell office:value-type="float" office:value="807.48" calcext:value-type="float">
            <text:p>807.48</text:p>
          </table:table-cell>
        </table:table-row>
        <table:table-row table:style-name="ro1">
          <table:table-cell office:value-type="float" office:value="9391461" calcext:value-type="float">
            <text:p>9391461</text:p>
          </table:table-cell>
          <table:table-cell table:formula="of:=[.A589]/1000/(60*60*24)" office:value-type="time" office:time-value="PT02H36M31.461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46.34" calcext:value-type="float">
            <text:p>646.34</text:p>
          </table:table-cell>
          <table:table-cell office:value-type="float" office:value="808.79" calcext:value-type="float">
            <text:p>808.79</text:p>
          </table:table-cell>
        </table:table-row>
        <table:table-row table:style-name="ro1">
          <table:table-cell office:value-type="float" office:value="9407461" calcext:value-type="float">
            <text:p>9407461</text:p>
          </table:table-cell>
          <table:table-cell table:formula="of:=[.A590]/1000/(60*60*24)" office:value-type="time" office:time-value="PT02H36M47.461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47.42" calcext:value-type="float">
            <text:p>647.42</text:p>
          </table:table-cell>
          <table:table-cell office:value-type="float" office:value="810.1" calcext:value-type="float">
            <text:p>810.1</text:p>
          </table:table-cell>
        </table:table-row>
        <table:table-row table:style-name="ro1">
          <table:table-cell office:value-type="float" office:value="9423461" calcext:value-type="float">
            <text:p>9423461</text:p>
          </table:table-cell>
          <table:table-cell table:formula="of:=[.A591]/1000/(60*60*24)" office:value-type="time" office:time-value="PT02H37M03.461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48.49" calcext:value-type="float">
            <text:p>648.49</text:p>
          </table:table-cell>
          <table:table-cell office:value-type="float" office:value="811.41" calcext:value-type="float">
            <text:p>811.41</text:p>
          </table:table-cell>
        </table:table-row>
        <table:table-row table:style-name="ro1">
          <table:table-cell office:value-type="float" office:value="9439461" calcext:value-type="float">
            <text:p>9439461</text:p>
          </table:table-cell>
          <table:table-cell table:formula="of:=[.A592]/1000/(60*60*24)" office:value-type="time" office:time-value="PT02H37M19.461S" calcext:value-type="time">
            <text:p>02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49.57" calcext:value-type="float">
            <text:p>649.57</text:p>
          </table:table-cell>
          <table:table-cell office:value-type="float" office:value="812.72" calcext:value-type="float">
            <text:p>812.72</text:p>
          </table:table-cell>
        </table:table-row>
        <table:table-row table:style-name="ro1">
          <table:table-cell office:value-type="float" office:value="9455461" calcext:value-type="float">
            <text:p>9455461</text:p>
          </table:table-cell>
          <table:table-cell table:formula="of:=[.A593]/1000/(60*60*24)" office:value-type="time" office:time-value="PT02H37M35.461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50.64" calcext:value-type="float">
            <text:p>650.64</text:p>
          </table:table-cell>
          <table:table-cell office:value-type="float" office:value="814.03" calcext:value-type="float">
            <text:p>814.03</text:p>
          </table:table-cell>
        </table:table-row>
        <table:table-row table:style-name="ro1">
          <table:table-cell office:value-type="float" office:value="9471461" calcext:value-type="float">
            <text:p>9471461</text:p>
          </table:table-cell>
          <table:table-cell table:formula="of:=[.A594]/1000/(60*60*24)" office:value-type="time" office:time-value="PT02H37M51.461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51.71" calcext:value-type="float">
            <text:p>651.71</text:p>
          </table:table-cell>
          <table:table-cell office:value-type="float" office:value="815.33" calcext:value-type="float">
            <text:p>815.33</text:p>
          </table:table-cell>
        </table:table-row>
        <table:table-row table:style-name="ro1">
          <table:table-cell office:value-type="float" office:value="9487461" calcext:value-type="float">
            <text:p>9487461</text:p>
          </table:table-cell>
          <table:table-cell table:formula="of:=[.A595]/1000/(60*60*24)" office:value-type="time" office:time-value="PT02H38M07.461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52.79" calcext:value-type="float">
            <text:p>652.79</text:p>
          </table:table-cell>
          <table:table-cell office:value-type="float" office:value="816.64" calcext:value-type="float">
            <text:p>816.64</text:p>
          </table:table-cell>
        </table:table-row>
        <table:table-row table:style-name="ro1">
          <table:table-cell office:value-type="float" office:value="9503461" calcext:value-type="float">
            <text:p>9503461</text:p>
          </table:table-cell>
          <table:table-cell table:formula="of:=[.A596]/1000/(60*60*24)" office:value-type="time" office:time-value="PT02H38M23.461S" calcext:value-type="time">
            <text:p>02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53.86" calcext:value-type="float">
            <text:p>653.86</text:p>
          </table:table-cell>
          <table:table-cell office:value-type="float" office:value="817.95" calcext:value-type="float">
            <text:p>817.95</text:p>
          </table:table-cell>
        </table:table-row>
        <table:table-row table:style-name="ro1">
          <table:table-cell office:value-type="float" office:value="9519461" calcext:value-type="float">
            <text:p>9519461</text:p>
          </table:table-cell>
          <table:table-cell table:formula="of:=[.A597]/1000/(60*60*24)" office:value-type="time" office:time-value="PT02H38M39.461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654.93" calcext:value-type="float">
            <text:p>654.93</text:p>
          </table:table-cell>
          <table:table-cell office:value-type="float" office:value="819.26" calcext:value-type="float">
            <text:p>819.26</text:p>
          </table:table-cell>
        </table:table-row>
        <table:table-row table:style-name="ro1">
          <table:table-cell office:value-type="float" office:value="9535461" calcext:value-type="float">
            <text:p>9535461</text:p>
          </table:table-cell>
          <table:table-cell table:formula="of:=[.A598]/1000/(60*60*24)" office:value-type="time" office:time-value="PT02H38M55.461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56.01" calcext:value-type="float">
            <text:p>656.01</text:p>
          </table:table-cell>
          <table:table-cell office:value-type="float" office:value="820.56" calcext:value-type="float">
            <text:p>820.56</text:p>
          </table:table-cell>
        </table:table-row>
        <table:table-row table:style-name="ro1">
          <table:table-cell office:value-type="float" office:value="9551461" calcext:value-type="float">
            <text:p>9551461</text:p>
          </table:table-cell>
          <table:table-cell table:formula="of:=[.A599]/1000/(60*60*24)" office:value-type="time" office:time-value="PT02H39M11.461S" calcext:value-type="time">
            <text:p>02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57.08" calcext:value-type="float">
            <text:p>657.08</text:p>
          </table:table-cell>
          <table:table-cell office:value-type="float" office:value="821.87" calcext:value-type="float">
            <text:p>821.87</text:p>
          </table:table-cell>
        </table:table-row>
        <table:table-row table:style-name="ro1">
          <table:table-cell office:value-type="float" office:value="9567461" calcext:value-type="float">
            <text:p>9567461</text:p>
          </table:table-cell>
          <table:table-cell table:formula="of:=[.A600]/1000/(60*60*24)" office:value-type="time" office:time-value="PT02H39M27.461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658.15" calcext:value-type="float">
            <text:p>658.15</text:p>
          </table:table-cell>
          <table:table-cell office:value-type="float" office:value="823.18" calcext:value-type="float">
            <text:p>823.18</text:p>
          </table:table-cell>
        </table:table-row>
        <table:table-row table:style-name="ro1">
          <table:table-cell office:value-type="float" office:value="9583461" calcext:value-type="float">
            <text:p>9583461</text:p>
          </table:table-cell>
          <table:table-cell table:formula="of:=[.A601]/1000/(60*60*24)" office:value-type="time" office:time-value="PT02H39M43.461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59.23" calcext:value-type="float">
            <text:p>659.23</text:p>
          </table:table-cell>
          <table:table-cell office:value-type="float" office:value="824.48" calcext:value-type="float">
            <text:p>824.48</text:p>
          </table:table-cell>
        </table:table-row>
        <table:table-row table:style-name="ro1">
          <table:table-cell office:value-type="float" office:value="9599461" calcext:value-type="float">
            <text:p>9599461</text:p>
          </table:table-cell>
          <table:table-cell table:formula="of:=[.A602]/1000/(60*60*24)" office:value-type="time" office:time-value="PT02H39M59.461S" calcext:value-type="time">
            <text:p>02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60.3" calcext:value-type="float">
            <text:p>660.3</text:p>
          </table:table-cell>
          <table:table-cell office:value-type="float" office:value="825.79" calcext:value-type="float">
            <text:p>825.79</text:p>
          </table:table-cell>
        </table:table-row>
        <table:table-row table:style-name="ro1">
          <table:table-cell office:value-type="float" office:value="9615461" calcext:value-type="float">
            <text:p>9615461</text:p>
          </table:table-cell>
          <table:table-cell table:formula="of:=[.A603]/1000/(60*60*24)" office:value-type="time" office:time-value="PT02H40M15.461S" calcext:value-type="time">
            <text:p>02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1.38" calcext:value-type="float">
            <text:p>661.38</text:p>
          </table:table-cell>
          <table:table-cell office:value-type="float" office:value="827.1" calcext:value-type="float">
            <text:p>827.1</text:p>
          </table:table-cell>
        </table:table-row>
        <table:table-row table:style-name="ro1">
          <table:table-cell office:value-type="float" office:value="9631461" calcext:value-type="float">
            <text:p>9631461</text:p>
          </table:table-cell>
          <table:table-cell table:formula="of:=[.A604]/1000/(60*60*24)" office:value-type="time" office:time-value="PT02H40M31.461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2.45" calcext:value-type="float">
            <text:p>662.45</text:p>
          </table:table-cell>
          <table:table-cell office:value-type="float" office:value="828.41" calcext:value-type="float">
            <text:p>828.41</text:p>
          </table:table-cell>
        </table:table-row>
        <table:table-row table:style-name="ro1">
          <table:table-cell office:value-type="float" office:value="9647461" calcext:value-type="float">
            <text:p>9647461</text:p>
          </table:table-cell>
          <table:table-cell table:formula="of:=[.A605]/1000/(60*60*24)" office:value-type="time" office:time-value="PT02H40M47.461S" calcext:value-type="time">
            <text:p>02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3.52" calcext:value-type="float">
            <text:p>663.52</text:p>
          </table:table-cell>
          <table:table-cell office:value-type="float" office:value="829.71" calcext:value-type="float">
            <text:p>829.71</text:p>
          </table:table-cell>
        </table:table-row>
        <table:table-row table:style-name="ro1">
          <table:table-cell office:value-type="float" office:value="9663461" calcext:value-type="float">
            <text:p>9663461</text:p>
          </table:table-cell>
          <table:table-cell table:formula="of:=[.A606]/1000/(60*60*24)" office:value-type="time" office:time-value="PT02H41M03.461S" calcext:value-type="time">
            <text:p>02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4.6" calcext:value-type="float">
            <text:p>664.6</text:p>
          </table:table-cell>
          <table:table-cell office:value-type="float" office:value="831.02" calcext:value-type="float">
            <text:p>831.02</text:p>
          </table:table-cell>
        </table:table-row>
        <table:table-row table:style-name="ro1">
          <table:table-cell office:value-type="float" office:value="9679461" calcext:value-type="float">
            <text:p>9679461</text:p>
          </table:table-cell>
          <table:table-cell table:formula="of:=[.A607]/1000/(60*60*24)" office:value-type="time" office:time-value="PT02H41M19.461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5.67" calcext:value-type="float">
            <text:p>665.67</text:p>
          </table:table-cell>
          <table:table-cell office:value-type="float" office:value="832.33" calcext:value-type="float">
            <text:p>832.33</text:p>
          </table:table-cell>
        </table:table-row>
        <table:table-row table:style-name="ro1">
          <table:table-cell office:value-type="float" office:value="9695461" calcext:value-type="float">
            <text:p>9695461</text:p>
          </table:table-cell>
          <table:table-cell table:formula="of:=[.A608]/1000/(60*60*24)" office:value-type="time" office:time-value="PT02H41M35.461S" calcext:value-type="time">
            <text:p>02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6.74" calcext:value-type="float">
            <text:p>666.74</text:p>
          </table:table-cell>
          <table:table-cell office:value-type="float" office:value="833.63" calcext:value-type="float">
            <text:p>833.63</text:p>
          </table:table-cell>
        </table:table-row>
        <table:table-row table:style-name="ro1">
          <table:table-cell office:value-type="float" office:value="9711461" calcext:value-type="float">
            <text:p>9711461</text:p>
          </table:table-cell>
          <table:table-cell table:formula="of:=[.A609]/1000/(60*60*24)" office:value-type="time" office:time-value="PT02H41M51.461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67.81" calcext:value-type="float">
            <text:p>667.81</text:p>
          </table:table-cell>
          <table:table-cell office:value-type="float" office:value="834.94" calcext:value-type="float">
            <text:p>834.94</text:p>
          </table:table-cell>
        </table:table-row>
        <table:table-row table:style-name="ro1">
          <table:table-cell office:value-type="float" office:value="9727461" calcext:value-type="float">
            <text:p>9727461</text:p>
          </table:table-cell>
          <table:table-cell table:formula="of:=[.A610]/1000/(60*60*24)" office:value-type="time" office:time-value="PT02H42M07.461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68.89" calcext:value-type="float">
            <text:p>668.89</text:p>
          </table:table-cell>
          <table:table-cell office:value-type="float" office:value="836.25" calcext:value-type="float">
            <text:p>836.25</text:p>
          </table:table-cell>
        </table:table-row>
        <table:table-row table:style-name="ro1">
          <table:table-cell office:value-type="float" office:value="9743461" calcext:value-type="float">
            <text:p>9743461</text:p>
          </table:table-cell>
          <table:table-cell table:formula="of:=[.A611]/1000/(60*60*24)" office:value-type="time" office:time-value="PT02H42M23.461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69.96" calcext:value-type="float">
            <text:p>669.96</text:p>
          </table:table-cell>
          <table:table-cell office:value-type="float" office:value="837.55" calcext:value-type="float">
            <text:p>837.55</text:p>
          </table:table-cell>
        </table:table-row>
        <table:table-row table:style-name="ro1">
          <table:table-cell office:value-type="float" office:value="9759461" calcext:value-type="float">
            <text:p>9759461</text:p>
          </table:table-cell>
          <table:table-cell table:formula="of:=[.A612]/1000/(60*60*24)" office:value-type="time" office:time-value="PT02H42M39.461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1.03" calcext:value-type="float">
            <text:p>671.03</text:p>
          </table:table-cell>
          <table:table-cell office:value-type="float" office:value="838.86" calcext:value-type="float">
            <text:p>838.86</text:p>
          </table:table-cell>
        </table:table-row>
        <table:table-row table:style-name="ro1">
          <table:table-cell office:value-type="float" office:value="9775461" calcext:value-type="float">
            <text:p>9775461</text:p>
          </table:table-cell>
          <table:table-cell table:formula="of:=[.A613]/1000/(60*60*24)" office:value-type="time" office:time-value="PT02H42M55.461S" calcext:value-type="time">
            <text:p>02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2.11" calcext:value-type="float">
            <text:p>672.11</text:p>
          </table:table-cell>
          <table:table-cell office:value-type="float" office:value="840.16" calcext:value-type="float">
            <text:p>840.16</text:p>
          </table:table-cell>
        </table:table-row>
        <table:table-row table:style-name="ro1">
          <table:table-cell office:value-type="float" office:value="9791461" calcext:value-type="float">
            <text:p>9791461</text:p>
          </table:table-cell>
          <table:table-cell table:formula="of:=[.A614]/1000/(60*60*24)" office:value-type="time" office:time-value="PT02H43M11.461S" calcext:value-type="time">
            <text:p>02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3.18" calcext:value-type="float">
            <text:p>673.18</text:p>
          </table:table-cell>
          <table:table-cell office:value-type="float" office:value="841.47" calcext:value-type="float">
            <text:p>841.47</text:p>
          </table:table-cell>
        </table:table-row>
        <table:table-row table:style-name="ro1">
          <table:table-cell office:value-type="float" office:value="9807461" calcext:value-type="float">
            <text:p>9807461</text:p>
          </table:table-cell>
          <table:table-cell table:formula="of:=[.A615]/1000/(60*60*24)" office:value-type="time" office:time-value="PT02H43M27.461S" calcext:value-type="time">
            <text:p>02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74.25" calcext:value-type="float">
            <text:p>674.25</text:p>
          </table:table-cell>
          <table:table-cell office:value-type="float" office:value="842.78" calcext:value-type="float">
            <text:p>842.78</text:p>
          </table:table-cell>
        </table:table-row>
        <table:table-row table:style-name="ro1">
          <table:table-cell office:value-type="float" office:value="9823461" calcext:value-type="float">
            <text:p>9823461</text:p>
          </table:table-cell>
          <table:table-cell table:formula="of:=[.A616]/1000/(60*60*24)" office:value-type="time" office:time-value="PT02H43M43.461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5.33" calcext:value-type="float">
            <text:p>675.33</text:p>
          </table:table-cell>
          <table:table-cell office:value-type="float" office:value="844.09" calcext:value-type="float">
            <text:p>844.09</text:p>
          </table:table-cell>
        </table:table-row>
        <table:table-row table:style-name="ro1">
          <table:table-cell office:value-type="float" office:value="9839461" calcext:value-type="float">
            <text:p>9839461</text:p>
          </table:table-cell>
          <table:table-cell table:formula="of:=[.A617]/1000/(60*60*24)" office:value-type="time" office:time-value="PT02H43M59.461S" calcext:value-type="time">
            <text:p>02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676.4" calcext:value-type="float">
            <text:p>676.4</text:p>
          </table:table-cell>
          <table:table-cell office:value-type="float" office:value="845.39" calcext:value-type="float">
            <text:p>845.39</text:p>
          </table:table-cell>
        </table:table-row>
        <table:table-row table:style-name="ro1">
          <table:table-cell office:value-type="float" office:value="9855461" calcext:value-type="float">
            <text:p>9855461</text:p>
          </table:table-cell>
          <table:table-cell table:formula="of:=[.A618]/1000/(60*60*24)" office:value-type="time" office:time-value="PT02H44M15.461S" calcext:value-type="time">
            <text:p>02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7.47" calcext:value-type="float">
            <text:p>677.47</text:p>
          </table:table-cell>
          <table:table-cell office:value-type="float" office:value="846.7" calcext:value-type="float">
            <text:p>846.7</text:p>
          </table:table-cell>
        </table:table-row>
        <table:table-row table:style-name="ro1">
          <table:table-cell office:value-type="float" office:value="9871461" calcext:value-type="float">
            <text:p>9871461</text:p>
          </table:table-cell>
          <table:table-cell table:formula="of:=[.A619]/1000/(60*60*24)" office:value-type="time" office:time-value="PT02H44M31.461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8.55" calcext:value-type="float">
            <text:p>678.5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9887461" calcext:value-type="float">
            <text:p>9887461</text:p>
          </table:table-cell>
          <table:table-cell table:formula="of:=[.A620]/1000/(60*60*24)" office:value-type="time" office:time-value="PT02H44M47.461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79.62" calcext:value-type="float">
            <text:p>679.62</text:p>
          </table:table-cell>
          <table:table-cell office:value-type="float" office:value="849.31" calcext:value-type="float">
            <text:p>849.31</text:p>
          </table:table-cell>
        </table:table-row>
        <table:table-row table:style-name="ro1">
          <table:table-cell office:value-type="float" office:value="9903461" calcext:value-type="float">
            <text:p>9903461</text:p>
          </table:table-cell>
          <table:table-cell table:formula="of:=[.A621]/1000/(60*60*24)" office:value-type="time" office:time-value="PT02H45M03.461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680.69" calcext:value-type="float">
            <text:p>680.69</text:p>
          </table:table-cell>
          <table:table-cell office:value-type="float" office:value="850.62" calcext:value-type="float">
            <text:p>850.62</text:p>
          </table:table-cell>
        </table:table-row>
        <table:table-row table:style-name="ro1">
          <table:table-cell office:value-type="float" office:value="9919461" calcext:value-type="float">
            <text:p>9919461</text:p>
          </table:table-cell>
          <table:table-cell table:formula="of:=[.A622]/1000/(60*60*24)" office:value-type="time" office:time-value="PT02H45M19.461S" calcext:value-type="time">
            <text:p>02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1.77" calcext:value-type="float">
            <text:p>681.77</text:p>
          </table:table-cell>
          <table:table-cell office:value-type="float" office:value="851.92" calcext:value-type="float">
            <text:p>851.92</text:p>
          </table:table-cell>
        </table:table-row>
        <table:table-row table:style-name="ro1">
          <table:table-cell office:value-type="float" office:value="9935461" calcext:value-type="float">
            <text:p>9935461</text:p>
          </table:table-cell>
          <table:table-cell table:formula="of:=[.A623]/1000/(60*60*24)" office:value-type="time" office:time-value="PT02H45M35.461S" calcext:value-type="time">
            <text:p>02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2.84" calcext:value-type="float">
            <text:p>682.84</text:p>
          </table:table-cell>
          <table:table-cell office:value-type="float" office:value="853.23" calcext:value-type="float">
            <text:p>853.23</text:p>
          </table:table-cell>
        </table:table-row>
        <table:table-row table:style-name="ro1">
          <table:table-cell office:value-type="float" office:value="9951461" calcext:value-type="float">
            <text:p>9951461</text:p>
          </table:table-cell>
          <table:table-cell table:formula="of:=[.A624]/1000/(60*60*24)" office:value-type="time" office:time-value="PT02H45M51.461S" calcext:value-type="time">
            <text:p>02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3.91" calcext:value-type="float">
            <text:p>683.91</text:p>
          </table:table-cell>
          <table:table-cell office:value-type="float" office:value="854.53" calcext:value-type="float">
            <text:p>854.53</text:p>
          </table:table-cell>
        </table:table-row>
        <table:table-row table:style-name="ro1">
          <table:table-cell office:value-type="float" office:value="9967461" calcext:value-type="float">
            <text:p>9967461</text:p>
          </table:table-cell>
          <table:table-cell table:formula="of:=[.A625]/1000/(60*60*24)" office:value-type="time" office:time-value="PT02H46M07.461S" calcext:value-type="time">
            <text:p>02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684.99" calcext:value-type="float">
            <text:p>684.99</text:p>
          </table:table-cell>
          <table:table-cell office:value-type="float" office:value="855.84" calcext:value-type="float">
            <text:p>855.84</text:p>
          </table:table-cell>
        </table:table-row>
        <table:table-row table:style-name="ro1">
          <table:table-cell office:value-type="float" office:value="9983461" calcext:value-type="float">
            <text:p>9983461</text:p>
          </table:table-cell>
          <table:table-cell table:formula="of:=[.A626]/1000/(60*60*24)" office:value-type="time" office:time-value="PT02H46M23.461S" calcext:value-type="time">
            <text:p>02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6.06" calcext:value-type="float">
            <text:p>686.06</text:p>
          </table:table-cell>
          <table:table-cell office:value-type="float" office:value="857.14" calcext:value-type="float">
            <text:p>857.14</text:p>
          </table:table-cell>
        </table:table-row>
        <table:table-row table:style-name="ro1">
          <table:table-cell office:value-type="float" office:value="9999461" calcext:value-type="float">
            <text:p>9999461</text:p>
          </table:table-cell>
          <table:table-cell table:formula="of:=[.A627]/1000/(60*60*24)" office:value-type="time" office:time-value="PT02H46M39.461S" calcext:value-type="time">
            <text:p>02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687.13" calcext:value-type="float">
            <text:p>687.13</text:p>
          </table:table-cell>
          <table:table-cell office:value-type="float" office:value="858.45" calcext:value-type="float">
            <text:p>858.45</text:p>
          </table:table-cell>
        </table:table-row>
        <table:table-row table:style-name="ro1">
          <table:table-cell office:value-type="float" office:value="10015461" calcext:value-type="float">
            <text:p>10015461</text:p>
          </table:table-cell>
          <table:table-cell table:formula="of:=[.A628]/1000/(60*60*24)" office:value-type="time" office:time-value="PT02H46M55.461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8.21" calcext:value-type="float">
            <text:p>688.21</text:p>
          </table:table-cell>
          <table:table-cell office:value-type="float" office:value="859.75" calcext:value-type="float">
            <text:p>859.75</text:p>
          </table:table-cell>
        </table:table-row>
        <table:table-row table:style-name="ro1">
          <table:table-cell office:value-type="float" office:value="10031461" calcext:value-type="float">
            <text:p>10031461</text:p>
          </table:table-cell>
          <table:table-cell table:formula="of:=[.A629]/1000/(60*60*24)" office:value-type="time" office:time-value="PT02H47M11.461S" calcext:value-type="time">
            <text:p>02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89.28" calcext:value-type="float">
            <text:p>689.28</text:p>
          </table:table-cell>
          <table:table-cell office:value-type="float" office:value="861.06" calcext:value-type="float">
            <text:p>861.06</text:p>
          </table:table-cell>
        </table:table-row>
        <table:table-row table:style-name="ro1">
          <table:table-cell office:value-type="float" office:value="10047461" calcext:value-type="float">
            <text:p>10047461</text:p>
          </table:table-cell>
          <table:table-cell table:formula="of:=[.A630]/1000/(60*60*24)" office:value-type="time" office:time-value="PT02H47M27.461S" calcext:value-type="time">
            <text:p>02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0.35" calcext:value-type="float">
            <text:p>690.35</text:p>
          </table:table-cell>
          <table:table-cell office:value-type="float" office:value="862.36" calcext:value-type="float">
            <text:p>862.36</text:p>
          </table:table-cell>
        </table:table-row>
        <table:table-row table:style-name="ro1">
          <table:table-cell office:value-type="float" office:value="10063461" calcext:value-type="float">
            <text:p>10063461</text:p>
          </table:table-cell>
          <table:table-cell table:formula="of:=[.A631]/1000/(60*60*24)" office:value-type="time" office:time-value="PT02H47M43.461S" calcext:value-type="time">
            <text:p>02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1.43" calcext:value-type="float">
            <text:p>691.43</text:p>
          </table:table-cell>
          <table:table-cell office:value-type="float" office:value="863.67" calcext:value-type="float">
            <text:p>863.67</text:p>
          </table:table-cell>
        </table:table-row>
        <table:table-row table:style-name="ro1">
          <table:table-cell office:value-type="float" office:value="10079461" calcext:value-type="float">
            <text:p>10079461</text:p>
          </table:table-cell>
          <table:table-cell table:formula="of:=[.A632]/1000/(60*60*24)" office:value-type="time" office:time-value="PT02H47M59.461S" calcext:value-type="time">
            <text:p>02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2.5" calcext:value-type="float">
            <text:p>692.5</text:p>
          </table:table-cell>
          <table:table-cell office:value-type="float" office:value="864.98" calcext:value-type="float">
            <text:p>864.98</text:p>
          </table:table-cell>
        </table:table-row>
        <table:table-row table:style-name="ro1">
          <table:table-cell office:value-type="float" office:value="10095461" calcext:value-type="float">
            <text:p>10095461</text:p>
          </table:table-cell>
          <table:table-cell table:formula="of:=[.A633]/1000/(60*60*24)" office:value-type="time" office:time-value="PT02H48M15.461S" calcext:value-type="time">
            <text:p>02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3.57" calcext:value-type="float">
            <text:p>693.57</text:p>
          </table:table-cell>
          <table:table-cell office:value-type="float" office:value="866.28" calcext:value-type="float">
            <text:p>866.28</text:p>
          </table:table-cell>
        </table:table-row>
        <table:table-row table:style-name="ro1">
          <table:table-cell office:value-type="float" office:value="10111461" calcext:value-type="float">
            <text:p>10111461</text:p>
          </table:table-cell>
          <table:table-cell table:formula="of:=[.A634]/1000/(60*60*24)" office:value-type="time" office:time-value="PT02H48M31.461S" calcext:value-type="time">
            <text:p>02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4.65" calcext:value-type="float">
            <text:p>694.65</text:p>
          </table:table-cell>
          <table:table-cell office:value-type="float" office:value="867.59" calcext:value-type="float">
            <text:p>867.59</text:p>
          </table:table-cell>
        </table:table-row>
        <table:table-row table:style-name="ro1">
          <table:table-cell office:value-type="float" office:value="10127461" calcext:value-type="float">
            <text:p>10127461</text:p>
          </table:table-cell>
          <table:table-cell table:formula="of:=[.A635]/1000/(60*60*24)" office:value-type="time" office:time-value="PT02H48M47.461S" calcext:value-type="time">
            <text:p>02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5.72" calcext:value-type="float">
            <text:p>695.72</text:p>
          </table:table-cell>
          <table:table-cell office:value-type="float" office:value="868.89" calcext:value-type="float">
            <text:p>868.89</text:p>
          </table:table-cell>
        </table:table-row>
        <table:table-row table:style-name="ro1">
          <table:table-cell office:value-type="float" office:value="10143461" calcext:value-type="float">
            <text:p>10143461</text:p>
          </table:table-cell>
          <table:table-cell table:formula="of:=[.A636]/1000/(60*60*24)" office:value-type="time" office:time-value="PT02H49M03.461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696.79" calcext:value-type="float">
            <text:p>696.79</text:p>
          </table:table-cell>
          <table:table-cell office:value-type="float" office:value="870.2" calcext:value-type="float">
            <text:p>870.2</text:p>
          </table:table-cell>
        </table:table-row>
        <table:table-row table:style-name="ro1">
          <table:table-cell office:value-type="float" office:value="10159461" calcext:value-type="float">
            <text:p>10159461</text:p>
          </table:table-cell>
          <table:table-cell table:formula="of:=[.A637]/1000/(60*60*24)" office:value-type="time" office:time-value="PT02H49M19.461S" calcext:value-type="time">
            <text:p>02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697.87" calcext:value-type="float">
            <text:p>697.87</text:p>
          </table:table-cell>
          <table:table-cell office:value-type="float" office:value="871.5" calcext:value-type="float">
            <text:p>871.5</text:p>
          </table:table-cell>
        </table:table-row>
        <table:table-row table:style-name="ro1">
          <table:table-cell office:value-type="float" office:value="10175461" calcext:value-type="float">
            <text:p>10175461</text:p>
          </table:table-cell>
          <table:table-cell table:formula="of:=[.A638]/1000/(60*60*24)" office:value-type="time" office:time-value="PT02H49M35.461S" calcext:value-type="time">
            <text:p>02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698.94" calcext:value-type="float">
            <text:p>698.94</text:p>
          </table:table-cell>
          <table:table-cell office:value-type="float" office:value="872.81" calcext:value-type="float">
            <text:p>872.81</text:p>
          </table:table-cell>
        </table:table-row>
        <table:table-row table:style-name="ro1">
          <table:table-cell office:value-type="float" office:value="10191461" calcext:value-type="float">
            <text:p>10191461</text:p>
          </table:table-cell>
          <table:table-cell table:formula="of:=[.A639]/1000/(60*60*24)" office:value-type="time" office:time-value="PT02H49M51.461S" calcext:value-type="time">
            <text:p>02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700.01" calcext:value-type="float">
            <text:p>700.01</text:p>
          </table:table-cell>
          <table:table-cell office:value-type="float" office:value="874.11" calcext:value-type="float">
            <text:p>874.11</text:p>
          </table:table-cell>
        </table:table-row>
        <table:table-row table:style-name="ro1">
          <table:table-cell office:value-type="float" office:value="10207461" calcext:value-type="float">
            <text:p>10207461</text:p>
          </table:table-cell>
          <table:table-cell table:formula="of:=[.A640]/1000/(60*60*24)" office:value-type="time" office:time-value="PT02H50M07.461S" calcext:value-type="time">
            <text:p>02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1.08" calcext:value-type="float">
            <text:p>701.08</text:p>
          </table:table-cell>
          <table:table-cell office:value-type="float" office:value="875.42" calcext:value-type="float">
            <text:p>875.42</text:p>
          </table:table-cell>
        </table:table-row>
        <table:table-row table:style-name="ro1">
          <table:table-cell office:value-type="float" office:value="10223461" calcext:value-type="float">
            <text:p>10223461</text:p>
          </table:table-cell>
          <table:table-cell table:formula="of:=[.A641]/1000/(60*60*24)" office:value-type="time" office:time-value="PT02H50M23.461S" calcext:value-type="time">
            <text:p>02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02.16" calcext:value-type="float">
            <text:p>702.16</text:p>
          </table:table-cell>
          <table:table-cell office:value-type="float" office:value="876.72" calcext:value-type="float">
            <text:p>876.72</text:p>
          </table:table-cell>
        </table:table-row>
        <table:table-row table:style-name="ro1">
          <table:table-cell office:value-type="float" office:value="10239461" calcext:value-type="float">
            <text:p>10239461</text:p>
          </table:table-cell>
          <table:table-cell table:formula="of:=[.A642]/1000/(60*60*24)" office:value-type="time" office:time-value="PT02H50M39.461S" calcext:value-type="time">
            <text:p>02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3.23" calcext:value-type="float">
            <text:p>703.23</text:p>
          </table:table-cell>
          <table:table-cell office:value-type="float" office:value="878.03" calcext:value-type="float">
            <text:p>878.03</text:p>
          </table:table-cell>
        </table:table-row>
        <table:table-row table:style-name="ro1">
          <table:table-cell office:value-type="float" office:value="10255461" calcext:value-type="float">
            <text:p>10255461</text:p>
          </table:table-cell>
          <table:table-cell table:formula="of:=[.A643]/1000/(60*60*24)" office:value-type="time" office:time-value="PT02H50M55.461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704.3" calcext:value-type="float">
            <text:p>704.3</text:p>
          </table:table-cell>
          <table:table-cell office:value-type="float" office:value="879.33" calcext:value-type="float">
            <text:p>879.33</text:p>
          </table:table-cell>
        </table:table-row>
        <table:table-row table:style-name="ro1">
          <table:table-cell office:value-type="float" office:value="10271461" calcext:value-type="float">
            <text:p>10271461</text:p>
          </table:table-cell>
          <table:table-cell table:formula="of:=[.A644]/1000/(60*60*24)" office:value-type="time" office:time-value="PT02H51M11.461S" calcext:value-type="time">
            <text:p>02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5.38" calcext:value-type="float">
            <text:p>705.38</text:p>
          </table:table-cell>
          <table:table-cell office:value-type="float" office:value="880.64" calcext:value-type="float">
            <text:p>880.64</text:p>
          </table:table-cell>
        </table:table-row>
        <table:table-row table:style-name="ro1">
          <table:table-cell office:value-type="float" office:value="10287461" calcext:value-type="float">
            <text:p>10287461</text:p>
          </table:table-cell>
          <table:table-cell table:formula="of:=[.A645]/1000/(60*60*24)" office:value-type="time" office:time-value="PT02H51M27.461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6.45" calcext:value-type="float">
            <text:p>706.45</text:p>
          </table:table-cell>
          <table:table-cell office:value-type="float" office:value="881.94" calcext:value-type="float">
            <text:p>881.94</text:p>
          </table:table-cell>
        </table:table-row>
        <table:table-row table:style-name="ro1">
          <table:table-cell office:value-type="float" office:value="10303461" calcext:value-type="float">
            <text:p>10303461</text:p>
          </table:table-cell>
          <table:table-cell table:formula="of:=[.A646]/1000/(60*60*24)" office:value-type="time" office:time-value="PT02H51M43.461S" calcext:value-type="time">
            <text:p>02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707.52" calcext:value-type="float">
            <text:p>707.52</text:p>
          </table:table-cell>
          <table:table-cell office:value-type="float" office:value="883.25" calcext:value-type="float">
            <text:p>883.25</text:p>
          </table:table-cell>
        </table:table-row>
        <table:table-row table:style-name="ro1">
          <table:table-cell office:value-type="float" office:value="10319461" calcext:value-type="float">
            <text:p>10319461</text:p>
          </table:table-cell>
          <table:table-cell table:formula="of:=[.A647]/1000/(60*60*24)" office:value-type="time" office:time-value="PT02H51M59.461S" calcext:value-type="time">
            <text:p>02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8.59" calcext:value-type="float">
            <text:p>708.59</text:p>
          </table:table-cell>
          <table:table-cell office:value-type="float" office:value="884.55" calcext:value-type="float">
            <text:p>884.55</text:p>
          </table:table-cell>
        </table:table-row>
        <table:table-row table:style-name="ro1">
          <table:table-cell office:value-type="float" office:value="10335461" calcext:value-type="float">
            <text:p>10335461</text:p>
          </table:table-cell>
          <table:table-cell table:formula="of:=[.A648]/1000/(60*60*24)" office:value-type="time" office:time-value="PT02H52M15.461S" calcext:value-type="time">
            <text:p>02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09.67" calcext:value-type="float">
            <text:p>709.67</text:p>
          </table:table-cell>
          <table:table-cell office:value-type="float" office:value="885.86" calcext:value-type="float">
            <text:p>885.86</text:p>
          </table:table-cell>
        </table:table-row>
        <table:table-row table:style-name="ro1">
          <table:table-cell office:value-type="float" office:value="10351461" calcext:value-type="float">
            <text:p>10351461</text:p>
          </table:table-cell>
          <table:table-cell table:formula="of:=[.A649]/1000/(60*60*24)" office:value-type="time" office:time-value="PT02H52M31.461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710.74" calcext:value-type="float">
            <text:p>710.74</text:p>
          </table:table-cell>
          <table:table-cell office:value-type="float" office:value="887.16" calcext:value-type="float">
            <text:p>887.16</text:p>
          </table:table-cell>
        </table:table-row>
        <table:table-row table:style-name="ro1">
          <table:table-cell office:value-type="float" office:value="10367461" calcext:value-type="float">
            <text:p>10367461</text:p>
          </table:table-cell>
          <table:table-cell table:formula="of:=[.A650]/1000/(60*60*24)" office:value-type="time" office:time-value="PT02H52M47.461S" calcext:value-type="time">
            <text:p>02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1.81" calcext:value-type="float">
            <text:p>711.81</text:p>
          </table:table-cell>
          <table:table-cell office:value-type="float" office:value="888.47" calcext:value-type="float">
            <text:p>888.47</text:p>
          </table:table-cell>
        </table:table-row>
        <table:table-row table:style-name="ro1">
          <table:table-cell office:value-type="float" office:value="10383461" calcext:value-type="float">
            <text:p>10383461</text:p>
          </table:table-cell>
          <table:table-cell table:formula="of:=[.A651]/1000/(60*60*24)" office:value-type="time" office:time-value="PT02H53M03.461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2.88" calcext:value-type="float">
            <text:p>712.88</text:p>
          </table:table-cell>
          <table:table-cell office:value-type="float" office:value="889.77" calcext:value-type="float">
            <text:p>889.77</text:p>
          </table:table-cell>
        </table:table-row>
        <table:table-row table:style-name="ro1">
          <table:table-cell office:value-type="float" office:value="10399461" calcext:value-type="float">
            <text:p>10399461</text:p>
          </table:table-cell>
          <table:table-cell table:formula="of:=[.A652]/1000/(60*60*24)" office:value-type="time" office:time-value="PT02H53M19.461S" calcext:value-type="time">
            <text:p>02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3.96" calcext:value-type="float">
            <text:p>713.96</text:p>
          </table:table-cell>
          <table:table-cell office:value-type="float" office:value="891.08" calcext:value-type="float">
            <text:p>891.08</text:p>
          </table:table-cell>
        </table:table-row>
        <table:table-row table:style-name="ro1">
          <table:table-cell office:value-type="float" office:value="10415461" calcext:value-type="float">
            <text:p>10415461</text:p>
          </table:table-cell>
          <table:table-cell table:formula="of:=[.A653]/1000/(60*60*24)" office:value-type="time" office:time-value="PT02H53M35.461S" calcext:value-type="time">
            <text:p>02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5.03" calcext:value-type="float">
            <text:p>715.03</text:p>
          </table:table-cell>
          <table:table-cell office:value-type="float" office:value="892.38" calcext:value-type="float">
            <text:p>892.38</text:p>
          </table:table-cell>
        </table:table-row>
        <table:table-row table:style-name="ro1">
          <table:table-cell office:value-type="float" office:value="10431461" calcext:value-type="float">
            <text:p>10431461</text:p>
          </table:table-cell>
          <table:table-cell table:formula="of:=[.A654]/1000/(60*60*24)" office:value-type="time" office:time-value="PT02H53M51.461S" calcext:value-type="time">
            <text:p>02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716.1" calcext:value-type="float">
            <text:p>716.1</text:p>
          </table:table-cell>
          <table:table-cell office:value-type="float" office:value="893.69" calcext:value-type="float">
            <text:p>893.69</text:p>
          </table:table-cell>
        </table:table-row>
        <table:table-row table:style-name="ro1">
          <table:table-cell office:value-type="float" office:value="10447461" calcext:value-type="float">
            <text:p>10447461</text:p>
          </table:table-cell>
          <table:table-cell table:formula="of:=[.A655]/1000/(60*60*24)" office:value-type="time" office:time-value="PT02H54M07.461S" calcext:value-type="time">
            <text:p>02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7.17" calcext:value-type="float">
            <text:p>717.17</text:p>
          </table:table-cell>
          <table:table-cell office:value-type="float" office:value="894.99" calcext:value-type="float">
            <text:p>894.99</text:p>
          </table:table-cell>
        </table:table-row>
        <table:table-row table:style-name="ro1">
          <table:table-cell office:value-type="float" office:value="10463461" calcext:value-type="float">
            <text:p>10463461</text:p>
          </table:table-cell>
          <table:table-cell table:formula="of:=[.A656]/1000/(60*60*24)" office:value-type="time" office:time-value="PT02H54M23.461S" calcext:value-type="time">
            <text:p>02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2" calcext:value-type="float">
            <text:p>294.42</text:p>
          </table:table-cell>
          <table:table-cell office:value-type="float" office:value="718.25" calcext:value-type="float">
            <text:p>718.25</text:p>
          </table:table-cell>
          <table:table-cell office:value-type="float" office:value="896.3" calcext:value-type="float">
            <text:p>896.3</text:p>
          </table:table-cell>
        </table:table-row>
        <table:table-row table:style-name="ro1">
          <table:table-cell office:value-type="float" office:value="10479461" calcext:value-type="float">
            <text:p>10479461</text:p>
          </table:table-cell>
          <table:table-cell table:formula="of:=[.A657]/1000/(60*60*24)" office:value-type="time" office:time-value="PT02H54M39.461S" calcext:value-type="time">
            <text:p>02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19.32" calcext:value-type="float">
            <text:p>719.32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1">
          <table:table-cell office:value-type="float" office:value="10495461" calcext:value-type="float">
            <text:p>10495461</text:p>
          </table:table-cell>
          <table:table-cell table:formula="of:=[.A658]/1000/(60*60*24)" office:value-type="time" office:time-value="PT02H54M55.461S" calcext:value-type="time">
            <text:p>02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0.39" calcext:value-type="float">
            <text:p>720.39</text:p>
          </table:table-cell>
          <table:table-cell office:value-type="float" office:value="898.91" calcext:value-type="float">
            <text:p>898.91</text:p>
          </table:table-cell>
        </table:table-row>
        <table:table-row table:style-name="ro1">
          <table:table-cell office:value-type="float" office:value="10511461" calcext:value-type="float">
            <text:p>10511461</text:p>
          </table:table-cell>
          <table:table-cell table:formula="of:=[.A659]/1000/(60*60*24)" office:value-type="time" office:time-value="PT02H55M11.461S" calcext:value-type="time">
            <text:p>02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1.46" calcext:value-type="float">
            <text:p>721.46</text:p>
          </table:table-cell>
          <table:table-cell office:value-type="float" office:value="900.21" calcext:value-type="float">
            <text:p>900.21</text:p>
          </table:table-cell>
        </table:table-row>
        <table:table-row table:style-name="ro1">
          <table:table-cell office:value-type="float" office:value="10527461" calcext:value-type="float">
            <text:p>10527461</text:p>
          </table:table-cell>
          <table:table-cell table:formula="of:=[.A660]/1000/(60*60*24)" office:value-type="time" office:time-value="PT02H55M27.461S" calcext:value-type="time">
            <text:p>02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2.53" calcext:value-type="float">
            <text:p>722.53</text:p>
          </table:table-cell>
          <table:table-cell office:value-type="float" office:value="901.52" calcext:value-type="float">
            <text:p>901.52</text:p>
          </table:table-cell>
        </table:table-row>
        <table:table-row table:style-name="ro1">
          <table:table-cell office:value-type="float" office:value="10543461" calcext:value-type="float">
            <text:p>10543461</text:p>
          </table:table-cell>
          <table:table-cell table:formula="of:=[.A661]/1000/(60*60*24)" office:value-type="time" office:time-value="PT02H55M43.461S" calcext:value-type="time">
            <text:p>02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3.61" calcext:value-type="float">
            <text:p>723.61</text:p>
          </table:table-cell>
          <table:table-cell office:value-type="float" office:value="902.82" calcext:value-type="float">
            <text:p>902.82</text:p>
          </table:table-cell>
        </table:table-row>
        <table:table-row table:style-name="ro1">
          <table:table-cell office:value-type="float" office:value="10559460" calcext:value-type="float">
            <text:p>10559460</text:p>
          </table:table-cell>
          <table:table-cell table:formula="of:=[.A662]/1000/(60*60*24)" office:value-type="time" office:time-value="PT02H55M59.46S" calcext:value-type="time">
            <text:p>02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4.68" calcext:value-type="float">
            <text:p>724.68</text:p>
          </table:table-cell>
          <table:table-cell office:value-type="float" office:value="904.13" calcext:value-type="float">
            <text:p>904.13</text:p>
          </table:table-cell>
        </table:table-row>
        <table:table-row table:style-name="ro1">
          <table:table-cell office:value-type="float" office:value="10575461" calcext:value-type="float">
            <text:p>10575461</text:p>
          </table:table-cell>
          <table:table-cell table:formula="of:=[.A663]/1000/(60*60*24)" office:value-type="time" office:time-value="PT02H56M15.461S" calcext:value-type="time">
            <text:p>02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5.75" calcext:value-type="float">
            <text:p>725.75</text:p>
          </table:table-cell>
          <table:table-cell office:value-type="float" office:value="905.43" calcext:value-type="float">
            <text:p>905.43</text:p>
          </table:table-cell>
        </table:table-row>
        <table:table-row table:style-name="ro1">
          <table:table-cell office:value-type="float" office:value="10591461" calcext:value-type="float">
            <text:p>10591461</text:p>
          </table:table-cell>
          <table:table-cell table:formula="of:=[.A664]/1000/(60*60*24)" office:value-type="time" office:time-value="PT02H56M31.461S" calcext:value-type="time">
            <text:p>02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6.82" calcext:value-type="float">
            <text:p>726.82</text:p>
          </table:table-cell>
          <table:table-cell office:value-type="float" office:value="906.74" calcext:value-type="float">
            <text:p>906.74</text:p>
          </table:table-cell>
        </table:table-row>
        <table:table-row table:style-name="ro1">
          <table:table-cell office:value-type="float" office:value="10607461" calcext:value-type="float">
            <text:p>10607461</text:p>
          </table:table-cell>
          <table:table-cell table:formula="of:=[.A665]/1000/(60*60*24)" office:value-type="time" office:time-value="PT02H56M47.461S" calcext:value-type="time">
            <text:p>02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27.9" calcext:value-type="float">
            <text:p>727.9</text:p>
          </table:table-cell>
          <table:table-cell office:value-type="float" office:value="908.04" calcext:value-type="float">
            <text:p>908.04</text:p>
          </table:table-cell>
        </table:table-row>
        <table:table-row table:style-name="ro1">
          <table:table-cell office:value-type="float" office:value="10623461" calcext:value-type="float">
            <text:p>10623461</text:p>
          </table:table-cell>
          <table:table-cell table:formula="of:=[.A666]/1000/(60*60*24)" office:value-type="time" office:time-value="PT02H57M03.461S" calcext:value-type="time">
            <text:p>02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28.97" calcext:value-type="float">
            <text:p>728.97</text:p>
          </table:table-cell>
          <table:table-cell office:value-type="float" office:value="909.35" calcext:value-type="float">
            <text:p>909.35</text:p>
          </table:table-cell>
        </table:table-row>
        <table:table-row table:style-name="ro1">
          <table:table-cell office:value-type="float" office:value="10639461" calcext:value-type="float">
            <text:p>10639461</text:p>
          </table:table-cell>
          <table:table-cell table:formula="of:=[.A667]/1000/(60*60*24)" office:value-type="time" office:time-value="PT02H57M19.461S" calcext:value-type="time">
            <text:p>02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0.04" calcext:value-type="float">
            <text:p>730.04</text:p>
          </table:table-cell>
          <table:table-cell office:value-type="float" office:value="910.65" calcext:value-type="float">
            <text:p>910.65</text:p>
          </table:table-cell>
        </table:table-row>
        <table:table-row table:style-name="ro1">
          <table:table-cell office:value-type="float" office:value="10655461" calcext:value-type="float">
            <text:p>10655461</text:p>
          </table:table-cell>
          <table:table-cell table:formula="of:=[.A668]/1000/(60*60*24)" office:value-type="time" office:time-value="PT02H57M35.461S" calcext:value-type="time">
            <text:p>02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29" calcext:value-type="float">
            <text:p>294.29</text:p>
          </table:table-cell>
          <table:table-cell office:value-type="float" office:value="731.11" calcext:value-type="float">
            <text:p>731.11</text:p>
          </table:table-cell>
          <table:table-cell office:value-type="float" office:value="911.95" calcext:value-type="float">
            <text:p>911.95</text:p>
          </table:table-cell>
        </table:table-row>
        <table:table-row table:style-name="ro1">
          <table:table-cell office:value-type="float" office:value="10671461" calcext:value-type="float">
            <text:p>10671461</text:p>
          </table:table-cell>
          <table:table-cell table:formula="of:=[.A669]/1000/(60*60*24)" office:value-type="time" office:time-value="PT02H57M51.461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2.19" calcext:value-type="float">
            <text:p>732.19</text:p>
          </table:table-cell>
          <table:table-cell office:value-type="float" office:value="913.26" calcext:value-type="float">
            <text:p>913.26</text:p>
          </table:table-cell>
        </table:table-row>
        <table:table-row table:style-name="ro1">
          <table:table-cell office:value-type="float" office:value="10687461" calcext:value-type="float">
            <text:p>10687461</text:p>
          </table:table-cell>
          <table:table-cell table:formula="of:=[.A670]/1000/(60*60*24)" office:value-type="time" office:time-value="PT02H58M07.461S" calcext:value-type="time">
            <text:p>02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3.26" calcext:value-type="float">
            <text:p>733.26</text:p>
          </table:table-cell>
          <table:table-cell office:value-type="float" office:value="914.56" calcext:value-type="float">
            <text:p>914.56</text:p>
          </table:table-cell>
        </table:table-row>
        <table:table-row table:style-name="ro1">
          <table:table-cell office:value-type="float" office:value="10703461" calcext:value-type="float">
            <text:p>10703461</text:p>
          </table:table-cell>
          <table:table-cell table:formula="of:=[.A671]/1000/(60*60*24)" office:value-type="time" office:time-value="PT02H58M23.461S" calcext:value-type="time">
            <text:p>02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4.33" calcext:value-type="float">
            <text:p>734.33</text:p>
          </table:table-cell>
          <table:table-cell office:value-type="float" office:value="915.87" calcext:value-type="float">
            <text:p>915.87</text:p>
          </table:table-cell>
        </table:table-row>
        <table:table-row table:style-name="ro1">
          <table:table-cell office:value-type="float" office:value="10719461" calcext:value-type="float">
            <text:p>10719461</text:p>
          </table:table-cell>
          <table:table-cell table:formula="of:=[.A672]/1000/(60*60*24)" office:value-type="time" office:time-value="PT02H58M39.461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5.4" calcext:value-type="float">
            <text:p>735.4</text:p>
          </table:table-cell>
          <table:table-cell office:value-type="float" office:value="917.17" calcext:value-type="float">
            <text:p>917.17</text:p>
          </table:table-cell>
        </table:table-row>
        <table:table-row table:style-name="ro1">
          <table:table-cell office:value-type="float" office:value="10735461" calcext:value-type="float">
            <text:p>10735461</text:p>
          </table:table-cell>
          <table:table-cell table:formula="of:=[.A673]/1000/(60*60*24)" office:value-type="time" office:time-value="PT02H58M55.461S" calcext:value-type="time">
            <text:p>02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6.47" calcext:value-type="float">
            <text:p>736.47</text:p>
          </table:table-cell>
          <table:table-cell office:value-type="float" office:value="918.47" calcext:value-type="float">
            <text:p>918.47</text:p>
          </table:table-cell>
        </table:table-row>
        <table:table-row table:style-name="ro1">
          <table:table-cell office:value-type="float" office:value="10751461" calcext:value-type="float">
            <text:p>10751461</text:p>
          </table:table-cell>
          <table:table-cell table:formula="of:=[.A674]/1000/(60*60*24)" office:value-type="time" office:time-value="PT02H59M11.461S" calcext:value-type="time">
            <text:p>02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7.55" calcext:value-type="float">
            <text:p>737.55</text:p>
          </table:table-cell>
          <table:table-cell office:value-type="float" office:value="919.78" calcext:value-type="float">
            <text:p>919.78</text:p>
          </table:table-cell>
        </table:table-row>
        <table:table-row table:style-name="ro1">
          <table:table-cell office:value-type="float" office:value="10767461" calcext:value-type="float">
            <text:p>10767461</text:p>
          </table:table-cell>
          <table:table-cell table:formula="of:=[.A675]/1000/(60*60*24)" office:value-type="time" office:time-value="PT02H59M27.461S" calcext:value-type="time">
            <text:p>02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8.62" calcext:value-type="float">
            <text:p>738.62</text:p>
          </table:table-cell>
          <table:table-cell office:value-type="float" office:value="921.08" calcext:value-type="float">
            <text:p>921.08</text:p>
          </table:table-cell>
        </table:table-row>
        <table:table-row table:style-name="ro1">
          <table:table-cell office:value-type="float" office:value="10783461" calcext:value-type="float">
            <text:p>10783461</text:p>
          </table:table-cell>
          <table:table-cell table:formula="of:=[.A676]/1000/(60*60*24)" office:value-type="time" office:time-value="PT02H59M43.461S" calcext:value-type="time">
            <text:p>02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39.69" calcext:value-type="float">
            <text:p>739.69</text:p>
          </table:table-cell>
          <table:table-cell office:value-type="float" office:value="922.39" calcext:value-type="float">
            <text:p>922.39</text:p>
          </table:table-cell>
        </table:table-row>
        <table:table-row table:style-name="ro1">
          <table:table-cell office:value-type="float" office:value="10799461" calcext:value-type="float">
            <text:p>10799461</text:p>
          </table:table-cell>
          <table:table-cell table:formula="of:=[.A677]/1000/(60*60*24)" office:value-type="time" office:time-value="PT02H59M59.461S" calcext:value-type="time">
            <text:p>02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0.76" calcext:value-type="float">
            <text:p>740.76</text:p>
          </table:table-cell>
          <table:table-cell office:value-type="float" office:value="923.69" calcext:value-type="float">
            <text:p>923.69</text:p>
          </table:table-cell>
        </table:table-row>
        <table:table-row table:style-name="ro1">
          <table:table-cell office:value-type="float" office:value="10815461" calcext:value-type="float">
            <text:p>10815461</text:p>
          </table:table-cell>
          <table:table-cell table:formula="of:=[.A678]/1000/(60*60*24)" office:value-type="time" office:time-value="PT03H00M15.461S" calcext:value-type="time">
            <text:p>03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1.84" calcext:value-type="float">
            <text:p>741.84</text:p>
          </table:table-cell>
          <table:table-cell office:value-type="float" office:value="924.99" calcext:value-type="float">
            <text:p>924.99</text:p>
          </table:table-cell>
        </table:table-row>
        <table:table-row table:style-name="ro1">
          <table:table-cell office:value-type="float" office:value="10831461" calcext:value-type="float">
            <text:p>10831461</text:p>
          </table:table-cell>
          <table:table-cell table:formula="of:=[.A679]/1000/(60*60*24)" office:value-type="time" office:time-value="PT03H00M31.461S" calcext:value-type="time">
            <text:p>03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742.91" calcext:value-type="float">
            <text:p>742.91</text:p>
          </table:table-cell>
          <table:table-cell office:value-type="float" office:value="926.3" calcext:value-type="float">
            <text:p>926.3</text:p>
          </table:table-cell>
        </table:table-row>
        <table:table-row table:style-name="ro1">
          <table:table-cell office:value-type="float" office:value="10847461" calcext:value-type="float">
            <text:p>10847461</text:p>
          </table:table-cell>
          <table:table-cell table:formula="of:=[.A680]/1000/(60*60*24)" office:value-type="time" office:time-value="PT03H00M47.461S" calcext:value-type="time">
            <text:p>03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3.98" calcext:value-type="float">
            <text:p>743.98</text:p>
          </table:table-cell>
          <table:table-cell office:value-type="float" office:value="927.6" calcext:value-type="float">
            <text:p>927.6</text:p>
          </table:table-cell>
        </table:table-row>
        <table:table-row table:style-name="ro1">
          <table:table-cell office:value-type="float" office:value="10863461" calcext:value-type="float">
            <text:p>10863461</text:p>
          </table:table-cell>
          <table:table-cell table:formula="of:=[.A681]/1000/(60*60*24)" office:value-type="time" office:time-value="PT03H01M03.461S" calcext:value-type="time">
            <text:p>03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5.05" calcext:value-type="float">
            <text:p>745.05</text:p>
          </table:table-cell>
          <table:table-cell office:value-type="float" office:value="928.9" calcext:value-type="float">
            <text:p>928.9</text:p>
          </table:table-cell>
        </table:table-row>
        <table:table-row table:style-name="ro1">
          <table:table-cell office:value-type="float" office:value="10879461" calcext:value-type="float">
            <text:p>10879461</text:p>
          </table:table-cell>
          <table:table-cell table:formula="of:=[.A682]/1000/(60*60*24)" office:value-type="time" office:time-value="PT03H01M19.461S" calcext:value-type="time">
            <text:p>03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6.12" calcext:value-type="float">
            <text:p>746.12</text:p>
          </table:table-cell>
          <table:table-cell office:value-type="float" office:value="930.21" calcext:value-type="float">
            <text:p>930.21</text:p>
          </table:table-cell>
        </table:table-row>
        <table:table-row table:style-name="ro1">
          <table:table-cell office:value-type="float" office:value="10895461" calcext:value-type="float">
            <text:p>10895461</text:p>
          </table:table-cell>
          <table:table-cell table:formula="of:=[.A683]/1000/(60*60*24)" office:value-type="time" office:time-value="PT03H01M35.461S" calcext:value-type="time">
            <text:p>03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7.2" calcext:value-type="float">
            <text:p>747.2</text:p>
          </table:table-cell>
          <table:table-cell office:value-type="float" office:value="931.51" calcext:value-type="float">
            <text:p>931.51</text:p>
          </table:table-cell>
        </table:table-row>
        <table:table-row table:style-name="ro1">
          <table:table-cell office:value-type="float" office:value="10911461" calcext:value-type="float">
            <text:p>10911461</text:p>
          </table:table-cell>
          <table:table-cell table:formula="of:=[.A684]/1000/(60*60*24)" office:value-type="time" office:time-value="PT03H01M51.461S" calcext:value-type="time">
            <text:p>03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8.27" calcext:value-type="float">
            <text:p>748.27</text:p>
          </table:table-cell>
          <table:table-cell office:value-type="float" office:value="932.82" calcext:value-type="float">
            <text:p>932.82</text:p>
          </table:table-cell>
        </table:table-row>
        <table:table-row table:style-name="ro1">
          <table:table-cell office:value-type="float" office:value="10927461" calcext:value-type="float">
            <text:p>10927461</text:p>
          </table:table-cell>
          <table:table-cell table:formula="of:=[.A685]/1000/(60*60*24)" office:value-type="time" office:time-value="PT03H02M07.461S" calcext:value-type="time">
            <text:p>03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49.34" calcext:value-type="float">
            <text:p>749.34</text:p>
          </table:table-cell>
          <table:table-cell office:value-type="float" office:value="934.12" calcext:value-type="float">
            <text:p>934.12</text:p>
          </table:table-cell>
        </table:table-row>
        <table:table-row table:style-name="ro1">
          <table:table-cell office:value-type="float" office:value="10943461" calcext:value-type="float">
            <text:p>10943461</text:p>
          </table:table-cell>
          <table:table-cell table:formula="of:=[.A686]/1000/(60*60*24)" office:value-type="time" office:time-value="PT03H02M23.461S" calcext:value-type="time">
            <text:p>03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50.41" calcext:value-type="float">
            <text:p>750.41</text:p>
          </table:table-cell>
          <table:table-cell office:value-type="float" office:value="935.42" calcext:value-type="float">
            <text:p>935.42</text:p>
          </table:table-cell>
        </table:table-row>
        <table:table-row table:style-name="ro1">
          <table:table-cell office:value-type="float" office:value="10959461" calcext:value-type="float">
            <text:p>10959461</text:p>
          </table:table-cell>
          <table:table-cell table:formula="of:=[.A687]/1000/(60*60*24)" office:value-type="time" office:time-value="PT03H02M39.461S" calcext:value-type="time">
            <text:p>03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51.49" calcext:value-type="float">
            <text:p>751.49</text:p>
          </table:table-cell>
          <table:table-cell office:value-type="float" office:value="936.73" calcext:value-type="float">
            <text:p>936.73</text:p>
          </table:table-cell>
        </table:table-row>
        <table:table-row table:style-name="ro1">
          <table:table-cell office:value-type="float" office:value="10975461" calcext:value-type="float">
            <text:p>10975461</text:p>
          </table:table-cell>
          <table:table-cell table:formula="of:=[.A688]/1000/(60*60*24)" office:value-type="time" office:time-value="PT03H02M55.461S" calcext:value-type="time">
            <text:p>03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52.56" calcext:value-type="float">
            <text:p>752.56</text:p>
          </table:table-cell>
          <table:table-cell office:value-type="float" office:value="938.03" calcext:value-type="float">
            <text:p>938.03</text:p>
          </table:table-cell>
        </table:table-row>
        <table:table-row table:style-name="ro1">
          <table:table-cell office:value-type="float" office:value="10991461" calcext:value-type="float">
            <text:p>10991461</text:p>
          </table:table-cell>
          <table:table-cell table:formula="of:=[.A689]/1000/(60*60*24)" office:value-type="time" office:time-value="PT03H03M11.461S" calcext:value-type="time">
            <text:p>03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53.63" calcext:value-type="float">
            <text:p>753.63</text:p>
          </table:table-cell>
          <table:table-cell office:value-type="float" office:value="939.33" calcext:value-type="float">
            <text:p>939.33</text:p>
          </table:table-cell>
        </table:table-row>
        <table:table-row table:style-name="ro1">
          <table:table-cell office:value-type="float" office:value="11007461" calcext:value-type="float">
            <text:p>11007461</text:p>
          </table:table-cell>
          <table:table-cell table:formula="of:=[.A690]/1000/(60*60*24)" office:value-type="time" office:time-value="PT03H03M27.461S" calcext:value-type="time">
            <text:p>03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54.7" calcext:value-type="float">
            <text:p>754.7</text:p>
          </table:table-cell>
          <table:table-cell office:value-type="float" office:value="940.64" calcext:value-type="float">
            <text:p>940.64</text:p>
          </table:table-cell>
        </table:table-row>
        <table:table-row table:style-name="ro1">
          <table:table-cell office:value-type="float" office:value="11023461" calcext:value-type="float">
            <text:p>11023461</text:p>
          </table:table-cell>
          <table:table-cell table:formula="of:=[.A691]/1000/(60*60*24)" office:value-type="time" office:time-value="PT03H03M43.461S" calcext:value-type="time">
            <text:p>03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755.77" calcext:value-type="float">
            <text:p>755.77</text:p>
          </table:table-cell>
          <table:table-cell office:value-type="float" office:value="941.94" calcext:value-type="float">
            <text:p>941.94</text:p>
          </table:table-cell>
        </table:table-row>
        <table:table-row table:style-name="ro1">
          <table:table-cell office:value-type="float" office:value="11039461" calcext:value-type="float">
            <text:p>11039461</text:p>
          </table:table-cell>
          <table:table-cell table:formula="of:=[.A692]/1000/(60*60*24)" office:value-type="time" office:time-value="PT03H03M59.461S" calcext:value-type="time">
            <text:p>03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56.84" calcext:value-type="float">
            <text:p>756.84</text:p>
          </table:table-cell>
          <table:table-cell office:value-type="float" office:value="943.24" calcext:value-type="float">
            <text:p>943.24</text:p>
          </table:table-cell>
        </table:table-row>
        <table:table-row table:style-name="ro1">
          <table:table-cell office:value-type="float" office:value="11055461" calcext:value-type="float">
            <text:p>11055461</text:p>
          </table:table-cell>
          <table:table-cell table:formula="of:=[.A693]/1000/(60*60*24)" office:value-type="time" office:time-value="PT03H04M15.461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57.92" calcext:value-type="float">
            <text:p>757.92</text:p>
          </table:table-cell>
          <table:table-cell office:value-type="float" office:value="944.55" calcext:value-type="float">
            <text:p>944.55</text:p>
          </table:table-cell>
        </table:table-row>
        <table:table-row table:style-name="ro1">
          <table:table-cell office:value-type="float" office:value="11071461" calcext:value-type="float">
            <text:p>11071461</text:p>
          </table:table-cell>
          <table:table-cell table:formula="of:=[.A694]/1000/(60*60*24)" office:value-type="time" office:time-value="PT03H04M31.461S" calcext:value-type="time">
            <text:p>03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58.99" calcext:value-type="float">
            <text:p>758.99</text:p>
          </table:table-cell>
          <table:table-cell office:value-type="float" office:value="945.85" calcext:value-type="float">
            <text:p>945.85</text:p>
          </table:table-cell>
        </table:table-row>
        <table:table-row table:style-name="ro1">
          <table:table-cell office:value-type="float" office:value="11087461" calcext:value-type="float">
            <text:p>11087461</text:p>
          </table:table-cell>
          <table:table-cell table:formula="of:=[.A695]/1000/(60*60*24)" office:value-type="time" office:time-value="PT03H04M47.461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60.06" calcext:value-type="float">
            <text:p>760.06</text:p>
          </table:table-cell>
          <table:table-cell office:value-type="float" office:value="947.15" calcext:value-type="float">
            <text:p>947.15</text:p>
          </table:table-cell>
        </table:table-row>
        <table:table-row table:style-name="ro1">
          <table:table-cell office:value-type="float" office:value="11103461" calcext:value-type="float">
            <text:p>11103461</text:p>
          </table:table-cell>
          <table:table-cell table:formula="of:=[.A696]/1000/(60*60*24)" office:value-type="time" office:time-value="PT03H05M03.461S" calcext:value-type="time">
            <text:p>03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761.13" calcext:value-type="float">
            <text:p>761.13</text:p>
          </table:table-cell>
          <table:table-cell office:value-type="float" office:value="948.46" calcext:value-type="float">
            <text:p>948.46</text:p>
          </table:table-cell>
        </table:table-row>
        <table:table-row table:style-name="ro1">
          <table:table-cell office:value-type="float" office:value="11119461" calcext:value-type="float">
            <text:p>11119461</text:p>
          </table:table-cell>
          <table:table-cell table:formula="of:=[.A697]/1000/(60*60*24)" office:value-type="time" office:time-value="PT03H05M19.461S" calcext:value-type="time">
            <text:p>03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2.2" calcext:value-type="float">
            <text:p>762.2</text:p>
          </table:table-cell>
          <table:table-cell office:value-type="float" office:value="949.76" calcext:value-type="float">
            <text:p>949.76</text:p>
          </table:table-cell>
        </table:table-row>
        <table:table-row table:style-name="ro1">
          <table:table-cell office:value-type="float" office:value="11135461" calcext:value-type="float">
            <text:p>11135461</text:p>
          </table:table-cell>
          <table:table-cell table:formula="of:=[.A698]/1000/(60*60*24)" office:value-type="time" office:time-value="PT03H05M35.461S" calcext:value-type="time">
            <text:p>03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763.28" calcext:value-type="float">
            <text:p>763.28</text:p>
          </table:table-cell>
          <table:table-cell office:value-type="float" office:value="951.06" calcext:value-type="float">
            <text:p>951.06</text:p>
          </table:table-cell>
        </table:table-row>
        <table:table-row table:style-name="ro1">
          <table:table-cell office:value-type="float" office:value="11151461" calcext:value-type="float">
            <text:p>11151461</text:p>
          </table:table-cell>
          <table:table-cell table:formula="of:=[.A699]/1000/(60*60*24)" office:value-type="time" office:time-value="PT03H05M51.461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4.35" calcext:value-type="float">
            <text:p>764.35</text:p>
          </table:table-cell>
          <table:table-cell office:value-type="float" office:value="952.37" calcext:value-type="float">
            <text:p>952.37</text:p>
          </table:table-cell>
        </table:table-row>
        <table:table-row table:style-name="ro1">
          <table:table-cell office:value-type="float" office:value="11167461" calcext:value-type="float">
            <text:p>11167461</text:p>
          </table:table-cell>
          <table:table-cell table:formula="of:=[.A700]/1000/(60*60*24)" office:value-type="time" office:time-value="PT03H06M07.461S" calcext:value-type="time">
            <text:p>03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5.42" calcext:value-type="float">
            <text:p>765.42</text:p>
          </table:table-cell>
          <table:table-cell office:value-type="float" office:value="953.67" calcext:value-type="float">
            <text:p>953.67</text:p>
          </table:table-cell>
        </table:table-row>
        <table:table-row table:style-name="ro1">
          <table:table-cell office:value-type="float" office:value="11183461" calcext:value-type="float">
            <text:p>11183461</text:p>
          </table:table-cell>
          <table:table-cell table:formula="of:=[.A701]/1000/(60*60*24)" office:value-type="time" office:time-value="PT03H06M23.461S" calcext:value-type="time">
            <text:p>03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6.49" calcext:value-type="float">
            <text:p>766.49</text:p>
          </table:table-cell>
          <table:table-cell office:value-type="float" office:value="954.97" calcext:value-type="float">
            <text:p>954.97</text:p>
          </table:table-cell>
        </table:table-row>
        <table:table-row table:style-name="ro1">
          <table:table-cell office:value-type="float" office:value="11199461" calcext:value-type="float">
            <text:p>11199461</text:p>
          </table:table-cell>
          <table:table-cell table:formula="of:=[.A702]/1000/(60*60*24)" office:value-type="time" office:time-value="PT03H06M39.461S" calcext:value-type="time">
            <text:p>03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7.56" calcext:value-type="float">
            <text:p>767.56</text:p>
          </table:table-cell>
          <table:table-cell office:value-type="float" office:value="956.28" calcext:value-type="float">
            <text:p>956.28</text:p>
          </table:table-cell>
        </table:table-row>
        <table:table-row table:style-name="ro1">
          <table:table-cell office:value-type="float" office:value="11215461" calcext:value-type="float">
            <text:p>11215461</text:p>
          </table:table-cell>
          <table:table-cell table:formula="of:=[.A703]/1000/(60*60*24)" office:value-type="time" office:time-value="PT03H06M55.461S" calcext:value-type="time">
            <text:p>03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768.63" calcext:value-type="float">
            <text:p>768.63</text:p>
          </table:table-cell>
          <table:table-cell office:value-type="float" office:value="957.58" calcext:value-type="float">
            <text:p>957.58</text:p>
          </table:table-cell>
        </table:table-row>
        <table:table-row table:style-name="ro1">
          <table:table-cell office:value-type="float" office:value="11231461" calcext:value-type="float">
            <text:p>11231461</text:p>
          </table:table-cell>
          <table:table-cell table:formula="of:=[.A704]/1000/(60*60*24)" office:value-type="time" office:time-value="PT03H07M11.461S" calcext:value-type="time">
            <text:p>03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69.7" calcext:value-type="float">
            <text:p>769.7</text:p>
          </table:table-cell>
          <table:table-cell office:value-type="float" office:value="958.88" calcext:value-type="float">
            <text:p>958.88</text:p>
          </table:table-cell>
        </table:table-row>
        <table:table-row table:style-name="ro1">
          <table:table-cell office:value-type="float" office:value="11247461" calcext:value-type="float">
            <text:p>11247461</text:p>
          </table:table-cell>
          <table:table-cell table:formula="of:=[.A705]/1000/(60*60*24)" office:value-type="time" office:time-value="PT03H07M27.461S" calcext:value-type="time">
            <text:p>03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0.78" calcext:value-type="float">
            <text:p>770.78</text:p>
          </table:table-cell>
          <table:table-cell office:value-type="float" office:value="960.18" calcext:value-type="float">
            <text:p>960.18</text:p>
          </table:table-cell>
        </table:table-row>
        <table:table-row table:style-name="ro1">
          <table:table-cell office:value-type="float" office:value="11263461" calcext:value-type="float">
            <text:p>11263461</text:p>
          </table:table-cell>
          <table:table-cell table:formula="of:=[.A706]/1000/(60*60*24)" office:value-type="time" office:time-value="PT03H07M43.461S" calcext:value-type="time">
            <text:p>03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1.85" calcext:value-type="float">
            <text:p>771.85</text:p>
          </table:table-cell>
          <table:table-cell office:value-type="float" office:value="961.49" calcext:value-type="float">
            <text:p>961.49</text:p>
          </table:table-cell>
        </table:table-row>
        <table:table-row table:style-name="ro1">
          <table:table-cell office:value-type="float" office:value="11279461" calcext:value-type="float">
            <text:p>11279461</text:p>
          </table:table-cell>
          <table:table-cell table:formula="of:=[.A707]/1000/(60*60*24)" office:value-type="time" office:time-value="PT03H07M59.461S" calcext:value-type="time">
            <text:p>03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2.92" calcext:value-type="float">
            <text:p>772.92</text:p>
          </table:table-cell>
          <table:table-cell office:value-type="float" office:value="962.79" calcext:value-type="float">
            <text:p>962.79</text:p>
          </table:table-cell>
        </table:table-row>
        <table:table-row table:style-name="ro1">
          <table:table-cell office:value-type="float" office:value="11295461" calcext:value-type="float">
            <text:p>11295461</text:p>
          </table:table-cell>
          <table:table-cell table:formula="of:=[.A708]/1000/(60*60*24)" office:value-type="time" office:time-value="PT03H08M15.461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3.99" calcext:value-type="float">
            <text:p>773.99</text:p>
          </table:table-cell>
          <table:table-cell office:value-type="float" office:value="964.09" calcext:value-type="float">
            <text:p>964.09</text:p>
          </table:table-cell>
        </table:table-row>
        <table:table-row table:style-name="ro1">
          <table:table-cell office:value-type="float" office:value="11311461" calcext:value-type="float">
            <text:p>11311461</text:p>
          </table:table-cell>
          <table:table-cell table:formula="of:=[.A709]/1000/(60*60*24)" office:value-type="time" office:time-value="PT03H08M31.461S" calcext:value-type="time">
            <text:p>03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75.06" calcext:value-type="float">
            <text:p>775.06</text:p>
          </table:table-cell>
          <table:table-cell office:value-type="float" office:value="965.4" calcext:value-type="float">
            <text:p>965.4</text:p>
          </table:table-cell>
        </table:table-row>
        <table:table-row table:style-name="ro1">
          <table:table-cell office:value-type="float" office:value="11327461" calcext:value-type="float">
            <text:p>11327461</text:p>
          </table:table-cell>
          <table:table-cell table:formula="of:=[.A710]/1000/(60*60*24)" office:value-type="time" office:time-value="PT03H08M47.461S" calcext:value-type="time">
            <text:p>03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6.13" calcext:value-type="float">
            <text:p>776.13</text:p>
          </table:table-cell>
          <table:table-cell office:value-type="float" office:value="966.7" calcext:value-type="float">
            <text:p>966.7</text:p>
          </table:table-cell>
        </table:table-row>
        <table:table-row table:style-name="ro1">
          <table:table-cell office:value-type="float" office:value="11343461" calcext:value-type="float">
            <text:p>11343461</text:p>
          </table:table-cell>
          <table:table-cell table:formula="of:=[.A711]/1000/(60*60*24)" office:value-type="time" office:time-value="PT03H09M03.461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7.2" calcext:value-type="float">
            <text:p>777.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1359461" calcext:value-type="float">
            <text:p>11359461</text:p>
          </table:table-cell>
          <table:table-cell table:formula="of:=[.A712]/1000/(60*60*24)" office:value-type="time" office:time-value="PT03H09M19.461S" calcext:value-type="time">
            <text:p>03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8.27" calcext:value-type="float">
            <text:p>778.27</text:p>
          </table:table-cell>
          <table:table-cell office:value-type="float" office:value="969.3" calcext:value-type="float">
            <text:p>969.3</text:p>
          </table:table-cell>
        </table:table-row>
        <table:table-row table:style-name="ro1">
          <table:table-cell office:value-type="float" office:value="11375461" calcext:value-type="float">
            <text:p>11375461</text:p>
          </table:table-cell>
          <table:table-cell table:formula="of:=[.A713]/1000/(60*60*24)" office:value-type="time" office:time-value="PT03H09M35.461S" calcext:value-type="time">
            <text:p>03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79.35" calcext:value-type="float">
            <text:p>779.35</text:p>
          </table:table-cell>
          <table:table-cell office:value-type="float" office:value="970.61" calcext:value-type="float">
            <text:p>970.61</text:p>
          </table:table-cell>
        </table:table-row>
        <table:table-row table:style-name="ro1">
          <table:table-cell office:value-type="float" office:value="11391461" calcext:value-type="float">
            <text:p>11391461</text:p>
          </table:table-cell>
          <table:table-cell table:formula="of:=[.A714]/1000/(60*60*24)" office:value-type="time" office:time-value="PT03H09M51.461S" calcext:value-type="time">
            <text:p>03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0.42" calcext:value-type="float">
            <text:p>780.42</text:p>
          </table:table-cell>
          <table:table-cell office:value-type="float" office:value="971.91" calcext:value-type="float">
            <text:p>971.91</text:p>
          </table:table-cell>
        </table:table-row>
        <table:table-row table:style-name="ro1">
          <table:table-cell office:value-type="float" office:value="11407461" calcext:value-type="float">
            <text:p>11407461</text:p>
          </table:table-cell>
          <table:table-cell table:formula="of:=[.A715]/1000/(60*60*24)" office:value-type="time" office:time-value="PT03H10M07.461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81.49" calcext:value-type="float">
            <text:p>781.49</text:p>
          </table:table-cell>
          <table:table-cell office:value-type="float" office:value="973.21" calcext:value-type="float">
            <text:p>973.21</text:p>
          </table:table-cell>
        </table:table-row>
        <table:table-row table:style-name="ro1">
          <table:table-cell office:value-type="float" office:value="11423461" calcext:value-type="float">
            <text:p>11423461</text:p>
          </table:table-cell>
          <table:table-cell table:formula="of:=[.A716]/1000/(60*60*24)" office:value-type="time" office:time-value="PT03H10M23.461S" calcext:value-type="time">
            <text:p>03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2.56" calcext:value-type="float">
            <text:p>782.56</text:p>
          </table:table-cell>
          <table:table-cell office:value-type="float" office:value="974.51" calcext:value-type="float">
            <text:p>974.51</text:p>
          </table:table-cell>
        </table:table-row>
        <table:table-row table:style-name="ro1">
          <table:table-cell office:value-type="float" office:value="11439461" calcext:value-type="float">
            <text:p>11439461</text:p>
          </table:table-cell>
          <table:table-cell table:formula="of:=[.A717]/1000/(60*60*24)" office:value-type="time" office:time-value="PT03H10M39.461S" calcext:value-type="time">
            <text:p>03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783.63" calcext:value-type="float">
            <text:p>783.63</text:p>
          </table:table-cell>
          <table:table-cell office:value-type="float" office:value="975.82" calcext:value-type="float">
            <text:p>975.82</text:p>
          </table:table-cell>
        </table:table-row>
        <table:table-row table:style-name="ro1">
          <table:table-cell office:value-type="float" office:value="11455461" calcext:value-type="float">
            <text:p>11455461</text:p>
          </table:table-cell>
          <table:table-cell table:formula="of:=[.A718]/1000/(60*60*24)" office:value-type="time" office:time-value="PT03H10M55.461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4.7" calcext:value-type="float">
            <text:p>784.7</text:p>
          </table:table-cell>
          <table:table-cell office:value-type="float" office:value="977.12" calcext:value-type="float">
            <text:p>977.12</text:p>
          </table:table-cell>
        </table:table-row>
        <table:table-row table:style-name="ro1">
          <table:table-cell office:value-type="float" office:value="11471461" calcext:value-type="float">
            <text:p>11471461</text:p>
          </table:table-cell>
          <table:table-cell table:formula="of:=[.A719]/1000/(60*60*24)" office:value-type="time" office:time-value="PT03H11M11.461S" calcext:value-type="time">
            <text:p>03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5.77" calcext:value-type="float">
            <text:p>785.77</text:p>
          </table:table-cell>
          <table:table-cell office:value-type="float" office:value="978.42" calcext:value-type="float">
            <text:p>978.42</text:p>
          </table:table-cell>
        </table:table-row>
        <table:table-row table:style-name="ro1">
          <table:table-cell office:value-type="float" office:value="11487461" calcext:value-type="float">
            <text:p>11487461</text:p>
          </table:table-cell>
          <table:table-cell table:formula="of:=[.A720]/1000/(60*60*24)" office:value-type="time" office:time-value="PT03H11M27.461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6.84" calcext:value-type="float">
            <text:p>786.84</text:p>
          </table:table-cell>
          <table:table-cell office:value-type="float" office:value="979.72" calcext:value-type="float">
            <text:p>979.72</text:p>
          </table:table-cell>
        </table:table-row>
        <table:table-row table:style-name="ro1">
          <table:table-cell office:value-type="float" office:value="11503461" calcext:value-type="float">
            <text:p>11503461</text:p>
          </table:table-cell>
          <table:table-cell table:formula="of:=[.A721]/1000/(60*60*24)" office:value-type="time" office:time-value="PT03H11M43.461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7.92" calcext:value-type="float">
            <text:p>787.92</text:p>
          </table:table-cell>
          <table:table-cell office:value-type="float" office:value="981.03" calcext:value-type="float">
            <text:p>981.03</text:p>
          </table:table-cell>
        </table:table-row>
        <table:table-row table:style-name="ro1">
          <table:table-cell office:value-type="float" office:value="11519461" calcext:value-type="float">
            <text:p>11519461</text:p>
          </table:table-cell>
          <table:table-cell table:formula="of:=[.A722]/1000/(60*60*24)" office:value-type="time" office:time-value="PT03H11M59.461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88.99" calcext:value-type="float">
            <text:p>788.99</text:p>
          </table:table-cell>
          <table:table-cell office:value-type="float" office:value="982.33" calcext:value-type="float">
            <text:p>982.33</text:p>
          </table:table-cell>
        </table:table-row>
        <table:table-row table:style-name="ro1">
          <table:table-cell office:value-type="float" office:value="11535461" calcext:value-type="float">
            <text:p>11535461</text:p>
          </table:table-cell>
          <table:table-cell table:formula="of:=[.A723]/1000/(60*60*24)" office:value-type="time" office:time-value="PT03H12M15.461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0.06" calcext:value-type="float">
            <text:p>790.06</text:p>
          </table:table-cell>
          <table:table-cell office:value-type="float" office:value="983.63" calcext:value-type="float">
            <text:p>983.63</text:p>
          </table:table-cell>
        </table:table-row>
        <table:table-row table:style-name="ro1">
          <table:table-cell office:value-type="float" office:value="11551461" calcext:value-type="float">
            <text:p>11551461</text:p>
          </table:table-cell>
          <table:table-cell table:formula="of:=[.A724]/1000/(60*60*24)" office:value-type="time" office:time-value="PT03H12M31.461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1.13" calcext:value-type="float">
            <text:p>791.13</text:p>
          </table:table-cell>
          <table:table-cell office:value-type="float" office:value="984.93" calcext:value-type="float">
            <text:p>984.93</text:p>
          </table:table-cell>
        </table:table-row>
        <table:table-row table:style-name="ro1">
          <table:table-cell office:value-type="float" office:value="11567461" calcext:value-type="float">
            <text:p>11567461</text:p>
          </table:table-cell>
          <table:table-cell table:formula="of:=[.A725]/1000/(60*60*24)" office:value-type="time" office:time-value="PT03H12M47.461S" calcext:value-type="time">
            <text:p>03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2.2" calcext:value-type="float">
            <text:p>792.2</text:p>
          </table:table-cell>
          <table:table-cell office:value-type="float" office:value="986.24" calcext:value-type="float">
            <text:p>986.24</text:p>
          </table:table-cell>
        </table:table-row>
        <table:table-row table:style-name="ro1">
          <table:table-cell office:value-type="float" office:value="11583461" calcext:value-type="float">
            <text:p>11583461</text:p>
          </table:table-cell>
          <table:table-cell table:formula="of:=[.A726]/1000/(60*60*24)" office:value-type="time" office:time-value="PT03H13M03.461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3.27" calcext:value-type="float">
            <text:p>793.27</text:p>
          </table:table-cell>
          <table:table-cell office:value-type="float" office:value="987.54" calcext:value-type="float">
            <text:p>987.54</text:p>
          </table:table-cell>
        </table:table-row>
        <table:table-row table:style-name="ro1">
          <table:table-cell office:value-type="float" office:value="11599461" calcext:value-type="float">
            <text:p>11599461</text:p>
          </table:table-cell>
          <table:table-cell table:formula="of:=[.A727]/1000/(60*60*24)" office:value-type="time" office:time-value="PT03H13M19.461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4.34" calcext:value-type="float">
            <text:p>794.34</text:p>
          </table:table-cell>
          <table:table-cell office:value-type="float" office:value="988.84" calcext:value-type="float">
            <text:p>988.84</text:p>
          </table:table-cell>
        </table:table-row>
        <table:table-row table:style-name="ro1">
          <table:table-cell office:value-type="float" office:value="11615461" calcext:value-type="float">
            <text:p>11615461</text:p>
          </table:table-cell>
          <table:table-cell table:formula="of:=[.A728]/1000/(60*60*24)" office:value-type="time" office:time-value="PT03H13M35.461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5.41" calcext:value-type="float">
            <text:p>795.41</text:p>
          </table:table-cell>
          <table:table-cell office:value-type="float" office:value="990.14" calcext:value-type="float">
            <text:p>990.14</text:p>
          </table:table-cell>
        </table:table-row>
        <table:table-row table:style-name="ro1">
          <table:table-cell office:value-type="float" office:value="11631461" calcext:value-type="float">
            <text:p>11631461</text:p>
          </table:table-cell>
          <table:table-cell table:formula="of:=[.A729]/1000/(60*60*24)" office:value-type="time" office:time-value="PT03H13M51.461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6.49" calcext:value-type="float">
            <text:p>796.49</text:p>
          </table:table-cell>
          <table:table-cell office:value-type="float" office:value="991.45" calcext:value-type="float">
            <text:p>991.45</text:p>
          </table:table-cell>
        </table:table-row>
        <table:table-row table:style-name="ro1">
          <table:table-cell office:value-type="float" office:value="11647461" calcext:value-type="float">
            <text:p>11647461</text:p>
          </table:table-cell>
          <table:table-cell table:formula="of:=[.A730]/1000/(60*60*24)" office:value-type="time" office:time-value="PT03H14M07.461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7.56" calcext:value-type="float">
            <text:p>797.56</text:p>
          </table:table-cell>
          <table:table-cell office:value-type="float" office:value="992.75" calcext:value-type="float">
            <text:p>992.75</text:p>
          </table:table-cell>
        </table:table-row>
        <table:table-row table:style-name="ro1">
          <table:table-cell office:value-type="float" office:value="11663461" calcext:value-type="float">
            <text:p>11663461</text:p>
          </table:table-cell>
          <table:table-cell table:formula="of:=[.A731]/1000/(60*60*24)" office:value-type="time" office:time-value="PT03H14M23.461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8.63" calcext:value-type="float">
            <text:p>798.63</text:p>
          </table:table-cell>
          <table:table-cell office:value-type="float" office:value="994.05" calcext:value-type="float">
            <text:p>994.05</text:p>
          </table:table-cell>
        </table:table-row>
        <table:table-row table:style-name="ro1">
          <table:table-cell office:value-type="float" office:value="11679461" calcext:value-type="float">
            <text:p>11679461</text:p>
          </table:table-cell>
          <table:table-cell table:formula="of:=[.A732]/1000/(60*60*24)" office:value-type="time" office:time-value="PT03H14M39.461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799.7" calcext:value-type="float">
            <text:p>799.7</text:p>
          </table:table-cell>
          <table:table-cell office:value-type="float" office:value="995.35" calcext:value-type="float">
            <text:p>995.35</text:p>
          </table:table-cell>
        </table:table-row>
        <table:table-row table:style-name="ro1">
          <table:table-cell office:value-type="float" office:value="11695461" calcext:value-type="float">
            <text:p>11695461</text:p>
          </table:table-cell>
          <table:table-cell table:formula="of:=[.A733]/1000/(60*60*24)" office:value-type="time" office:time-value="PT03H14M55.461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00.77" calcext:value-type="float">
            <text:p>800.77</text:p>
          </table:table-cell>
          <table:table-cell office:value-type="float" office:value="996.65" calcext:value-type="float">
            <text:p>996.65</text:p>
          </table:table-cell>
        </table:table-row>
        <table:table-row table:style-name="ro1">
          <table:table-cell office:value-type="float" office:value="11711461" calcext:value-type="float">
            <text:p>11711461</text:p>
          </table:table-cell>
          <table:table-cell table:formula="of:=[.A734]/1000/(60*60*24)" office:value-type="time" office:time-value="PT03H15M11.461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01.84" calcext:value-type="float">
            <text:p>801.84</text:p>
          </table:table-cell>
          <table:table-cell office:value-type="float" office:value="997.96" calcext:value-type="float">
            <text:p>997.96</text:p>
          </table:table-cell>
        </table:table-row>
        <table:table-row table:style-name="ro1">
          <table:table-cell office:value-type="float" office:value="11727461" calcext:value-type="float">
            <text:p>11727461</text:p>
          </table:table-cell>
          <table:table-cell table:formula="of:=[.A735]/1000/(60*60*24)" office:value-type="time" office:time-value="PT03H15M27.461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02.91" calcext:value-type="float">
            <text:p>802.91</text:p>
          </table:table-cell>
          <table:table-cell office:value-type="float" office:value="999.26" calcext:value-type="float">
            <text:p>999.26</text:p>
          </table:table-cell>
        </table:table-row>
        <table:table-row table:style-name="ro1">
          <table:table-cell office:value-type="float" office:value="11743461" calcext:value-type="float">
            <text:p>11743461</text:p>
          </table:table-cell>
          <table:table-cell table:formula="of:=[.A736]/1000/(60*60*24)" office:value-type="time" office:time-value="PT03H15M43.461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03.98" calcext:value-type="float">
            <text:p>803.98</text:p>
          </table:table-cell>
          <table:table-cell office:value-type="float" office:value="1000.56" calcext:value-type="float">
            <text:p>1000.56</text:p>
          </table:table-cell>
        </table:table-row>
        <table:table-row table:style-name="ro1">
          <table:table-cell office:value-type="float" office:value="11759461" calcext:value-type="float">
            <text:p>11759461</text:p>
          </table:table-cell>
          <table:table-cell table:formula="of:=[.A737]/1000/(60*60*24)" office:value-type="time" office:time-value="PT03H15M59.461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05.06" calcext:value-type="float">
            <text:p>805.06</text:p>
          </table:table-cell>
          <table:table-cell office:value-type="float" office:value="1001.86" calcext:value-type="float">
            <text:p>1001.86</text:p>
          </table:table-cell>
        </table:table-row>
        <table:table-row table:style-name="ro1">
          <table:table-cell office:value-type="float" office:value="11775461" calcext:value-type="float">
            <text:p>11775461</text:p>
          </table:table-cell>
          <table:table-cell table:formula="of:=[.A738]/1000/(60*60*24)" office:value-type="time" office:time-value="PT03H16M15.461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06.13" calcext:value-type="float">
            <text:p>806.13</text:p>
          </table:table-cell>
          <table:table-cell office:value-type="float" office:value="1003.16" calcext:value-type="float">
            <text:p>1003.16</text:p>
          </table:table-cell>
        </table:table-row>
        <table:table-row table:style-name="ro1">
          <table:table-cell office:value-type="float" office:value="11791461" calcext:value-type="float">
            <text:p>11791461</text:p>
          </table:table-cell>
          <table:table-cell table:formula="of:=[.A739]/1000/(60*60*24)" office:value-type="time" office:time-value="PT03H16M31.461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07.2" calcext:value-type="float">
            <text:p>807.2</text:p>
          </table:table-cell>
          <table:table-cell office:value-type="float" office:value="1004.47" calcext:value-type="float">
            <text:p>1004.47</text:p>
          </table:table-cell>
        </table:table-row>
        <table:table-row table:style-name="ro1">
          <table:table-cell office:value-type="float" office:value="11807461" calcext:value-type="float">
            <text:p>11807461</text:p>
          </table:table-cell>
          <table:table-cell table:formula="of:=[.A740]/1000/(60*60*24)" office:value-type="time" office:time-value="PT03H16M47.461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08.27" calcext:value-type="float">
            <text:p>808.27</text:p>
          </table:table-cell>
          <table:table-cell office:value-type="float" office:value="1005.77" calcext:value-type="float">
            <text:p>1005.77</text:p>
          </table:table-cell>
        </table:table-row>
        <table:table-row table:style-name="ro1">
          <table:table-cell office:value-type="float" office:value="11823461" calcext:value-type="float">
            <text:p>11823461</text:p>
          </table:table-cell>
          <table:table-cell table:formula="of:=[.A741]/1000/(60*60*24)" office:value-type="time" office:time-value="PT03H17M03.461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09.34" calcext:value-type="float">
            <text:p>809.34</text:p>
          </table:table-cell>
          <table:table-cell office:value-type="float" office:value="1007.07" calcext:value-type="float">
            <text:p>1007.07</text:p>
          </table:table-cell>
        </table:table-row>
        <table:table-row table:style-name="ro1">
          <table:table-cell office:value-type="float" office:value="11839461" calcext:value-type="float">
            <text:p>11839461</text:p>
          </table:table-cell>
          <table:table-cell table:formula="of:=[.A742]/1000/(60*60*24)" office:value-type="time" office:time-value="PT03H17M19.461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10.41" calcext:value-type="float">
            <text:p>810.41</text:p>
          </table:table-cell>
          <table:table-cell office:value-type="float" office:value="1008.37" calcext:value-type="float">
            <text:p>1008.37</text:p>
          </table:table-cell>
        </table:table-row>
        <table:table-row table:style-name="ro1">
          <table:table-cell office:value-type="float" office:value="11855461" calcext:value-type="float">
            <text:p>11855461</text:p>
          </table:table-cell>
          <table:table-cell table:formula="of:=[.A743]/1000/(60*60*24)" office:value-type="time" office:time-value="PT03H17M35.461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11.48" calcext:value-type="float">
            <text:p>811.48</text:p>
          </table:table-cell>
          <table:table-cell office:value-type="float" office:value="1009.68" calcext:value-type="float">
            <text:p>1009.68</text:p>
          </table:table-cell>
        </table:table-row>
        <table:table-row table:style-name="ro1">
          <table:table-cell office:value-type="float" office:value="11871461" calcext:value-type="float">
            <text:p>11871461</text:p>
          </table:table-cell>
          <table:table-cell table:formula="of:=[.A744]/1000/(60*60*24)" office:value-type="time" office:time-value="PT03H17M51.461S" calcext:value-type="time">
            <text:p>03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12.55" calcext:value-type="float">
            <text:p>812.55</text:p>
          </table:table-cell>
          <table:table-cell office:value-type="float" office:value="1010.98" calcext:value-type="float">
            <text:p>1010.98</text:p>
          </table:table-cell>
        </table:table-row>
        <table:table-row table:style-name="ro1">
          <table:table-cell office:value-type="float" office:value="11887460" calcext:value-type="float">
            <text:p>11887460</text:p>
          </table:table-cell>
          <table:table-cell table:formula="of:=[.A745]/1000/(60*60*24)" office:value-type="time" office:time-value="PT03H18M07.46S" calcext:value-type="time">
            <text:p>03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13.62" calcext:value-type="float">
            <text:p>813.62</text:p>
          </table:table-cell>
          <table:table-cell office:value-type="float" office:value="1012.28" calcext:value-type="float">
            <text:p>1012.28</text:p>
          </table:table-cell>
        </table:table-row>
        <table:table-row table:style-name="ro1">
          <table:table-cell office:value-type="float" office:value="11903461" calcext:value-type="float">
            <text:p>11903461</text:p>
          </table:table-cell>
          <table:table-cell table:formula="of:=[.A746]/1000/(60*60*24)" office:value-type="time" office:time-value="PT03H18M23.461S" calcext:value-type="time">
            <text:p>03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14.69" calcext:value-type="float">
            <text:p>814.69</text:p>
          </table:table-cell>
          <table:table-cell office:value-type="float" office:value="1013.58" calcext:value-type="float">
            <text:p>1013.58</text:p>
          </table:table-cell>
        </table:table-row>
        <table:table-row table:style-name="ro1">
          <table:table-cell office:value-type="float" office:value="11919461" calcext:value-type="float">
            <text:p>11919461</text:p>
          </table:table-cell>
          <table:table-cell table:formula="of:=[.A747]/1000/(60*60*24)" office:value-type="time" office:time-value="PT03H18M39.461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15.76" calcext:value-type="float">
            <text:p>815.76</text:p>
          </table:table-cell>
          <table:table-cell office:value-type="float" office:value="1014.88" calcext:value-type="float">
            <text:p>1014.88</text:p>
          </table:table-cell>
        </table:table-row>
        <table:table-row table:style-name="ro1">
          <table:table-cell office:value-type="float" office:value="11935461" calcext:value-type="float">
            <text:p>11935461</text:p>
          </table:table-cell>
          <table:table-cell table:formula="of:=[.A748]/1000/(60*60*24)" office:value-type="time" office:time-value="PT03H18M55.461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16.83" calcext:value-type="float">
            <text:p>816.83</text:p>
          </table:table-cell>
          <table:table-cell office:value-type="float" office:value="1016.18" calcext:value-type="float">
            <text:p>1016.18</text:p>
          </table:table-cell>
        </table:table-row>
        <table:table-row table:style-name="ro1">
          <table:table-cell office:value-type="float" office:value="11951461" calcext:value-type="float">
            <text:p>11951461</text:p>
          </table:table-cell>
          <table:table-cell table:formula="of:=[.A749]/1000/(60*60*24)" office:value-type="time" office:time-value="PT03H19M11.461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17.9" calcext:value-type="float">
            <text:p>817.9</text:p>
          </table:table-cell>
          <table:table-cell office:value-type="float" office:value="1017.49" calcext:value-type="float">
            <text:p>1017.49</text:p>
          </table:table-cell>
        </table:table-row>
        <table:table-row table:style-name="ro1">
          <table:table-cell office:value-type="float" office:value="11967461" calcext:value-type="float">
            <text:p>11967461</text:p>
          </table:table-cell>
          <table:table-cell table:formula="of:=[.A750]/1000/(60*60*24)" office:value-type="time" office:time-value="PT03H19M27.461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18.97" calcext:value-type="float">
            <text:p>818.97</text:p>
          </table:table-cell>
          <table:table-cell office:value-type="float" office:value="1018.79" calcext:value-type="float">
            <text:p>1018.79</text:p>
          </table:table-cell>
        </table:table-row>
        <table:table-row table:style-name="ro1">
          <table:table-cell office:value-type="float" office:value="11983460" calcext:value-type="float">
            <text:p>11983460</text:p>
          </table:table-cell>
          <table:table-cell table:formula="of:=[.A751]/1000/(60*60*24)" office:value-type="time" office:time-value="PT03H19M43.46S" calcext:value-type="time">
            <text:p>03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20.04" calcext:value-type="float">
            <text:p>820.04</text:p>
          </table:table-cell>
          <table:table-cell office:value-type="float" office:value="1020.09" calcext:value-type="float">
            <text:p>1020.09</text:p>
          </table:table-cell>
        </table:table-row>
        <table:table-row table:style-name="ro1">
          <table:table-cell office:value-type="float" office:value="11999461" calcext:value-type="float">
            <text:p>11999461</text:p>
          </table:table-cell>
          <table:table-cell table:formula="of:=[.A752]/1000/(60*60*24)" office:value-type="time" office:time-value="PT03H19M59.461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1.11" calcext:value-type="float">
            <text:p>821.11</text:p>
          </table:table-cell>
          <table:table-cell office:value-type="float" office:value="1021.39" calcext:value-type="float">
            <text:p>1021.39</text:p>
          </table:table-cell>
        </table:table-row>
        <table:table-row table:style-name="ro1">
          <table:table-cell office:value-type="float" office:value="12015461" calcext:value-type="float">
            <text:p>12015461</text:p>
          </table:table-cell>
          <table:table-cell table:formula="of:=[.A753]/1000/(60*60*24)" office:value-type="time" office:time-value="PT03H20M15.461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2.18" calcext:value-type="float">
            <text:p>822.18</text:p>
          </table:table-cell>
          <table:table-cell office:value-type="float" office:value="1022.69" calcext:value-type="float">
            <text:p>1022.69</text:p>
          </table:table-cell>
        </table:table-row>
        <table:table-row table:style-name="ro1">
          <table:table-cell office:value-type="float" office:value="12031461" calcext:value-type="float">
            <text:p>12031461</text:p>
          </table:table-cell>
          <table:table-cell table:formula="of:=[.A754]/1000/(60*60*24)" office:value-type="time" office:time-value="PT03H20M31.461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3.26" calcext:value-type="float">
            <text:p>823.26</text:p>
          </table:table-cell>
          <table:table-cell office:value-type="float" office:value="1023.99" calcext:value-type="float">
            <text:p>1023.99</text:p>
          </table:table-cell>
        </table:table-row>
        <table:table-row table:style-name="ro1">
          <table:table-cell office:value-type="float" office:value="12047461" calcext:value-type="float">
            <text:p>12047461</text:p>
          </table:table-cell>
          <table:table-cell table:formula="of:=[.A755]/1000/(60*60*24)" office:value-type="time" office:time-value="PT03H20M47.461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4.33" calcext:value-type="float">
            <text:p>824.33</text:p>
          </table:table-cell>
          <table:table-cell office:value-type="float" office:value="1025.29" calcext:value-type="float">
            <text:p>1025.29</text:p>
          </table:table-cell>
        </table:table-row>
        <table:table-row table:style-name="ro1">
          <table:table-cell office:value-type="float" office:value="12063461" calcext:value-type="float">
            <text:p>12063461</text:p>
          </table:table-cell>
          <table:table-cell table:formula="of:=[.A756]/1000/(60*60*24)" office:value-type="time" office:time-value="PT03H21M03.461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5.4" calcext:value-type="float">
            <text:p>825.4</text:p>
          </table:table-cell>
          <table:table-cell office:value-type="float" office:value="1026.6" calcext:value-type="float">
            <text:p>1026.6</text:p>
          </table:table-cell>
        </table:table-row>
        <table:table-row table:style-name="ro1">
          <table:table-cell office:value-type="float" office:value="12079461" calcext:value-type="float">
            <text:p>12079461</text:p>
          </table:table-cell>
          <table:table-cell table:formula="of:=[.A757]/1000/(60*60*24)" office:value-type="time" office:time-value="PT03H21M19.461S" calcext:value-type="time">
            <text:p>03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26.47" calcext:value-type="float">
            <text:p>826.47</text:p>
          </table:table-cell>
          <table:table-cell office:value-type="float" office:value="1027.9" calcext:value-type="float">
            <text:p>1027.9</text:p>
          </table:table-cell>
        </table:table-row>
        <table:table-row table:style-name="ro1">
          <table:table-cell office:value-type="float" office:value="12095461" calcext:value-type="float">
            <text:p>12095461</text:p>
          </table:table-cell>
          <table:table-cell table:formula="of:=[.A758]/1000/(60*60*24)" office:value-type="time" office:time-value="PT03H21M35.461S" calcext:value-type="time">
            <text:p>03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27.54" calcext:value-type="float">
            <text:p>827.54</text:p>
          </table:table-cell>
          <table:table-cell office:value-type="float" office:value="1029.2" calcext:value-type="float">
            <text:p>1029.2</text:p>
          </table:table-cell>
        </table:table-row>
        <table:table-row table:style-name="ro1">
          <table:table-cell office:value-type="float" office:value="12111461" calcext:value-type="float">
            <text:p>12111461</text:p>
          </table:table-cell>
          <table:table-cell table:formula="of:=[.A759]/1000/(60*60*24)" office:value-type="time" office:time-value="PT03H21M51.461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28.61" calcext:value-type="float">
            <text:p>828.61</text:p>
          </table:table-cell>
          <table:table-cell office:value-type="float" office:value="1030.5" calcext:value-type="float">
            <text:p>1030.5</text:p>
          </table:table-cell>
        </table:table-row>
        <table:table-row table:style-name="ro1">
          <table:table-cell office:value-type="float" office:value="12127461" calcext:value-type="float">
            <text:p>12127461</text:p>
          </table:table-cell>
          <table:table-cell table:formula="of:=[.A760]/1000/(60*60*24)" office:value-type="time" office:time-value="PT03H22M07.461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29.68" calcext:value-type="float">
            <text:p>829.68</text:p>
          </table:table-cell>
          <table:table-cell office:value-type="float" office:value="1031.8" calcext:value-type="float">
            <text:p>1031.8</text:p>
          </table:table-cell>
        </table:table-row>
        <table:table-row table:style-name="ro1">
          <table:table-cell office:value-type="float" office:value="12143461" calcext:value-type="float">
            <text:p>12143461</text:p>
          </table:table-cell>
          <table:table-cell table:formula="of:=[.A761]/1000/(60*60*24)" office:value-type="time" office:time-value="PT03H22M23.461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30.75" calcext:value-type="float">
            <text:p>830.75</text:p>
          </table:table-cell>
          <table:table-cell office:value-type="float" office:value="1033.1" calcext:value-type="float">
            <text:p>1033.1</text:p>
          </table:table-cell>
        </table:table-row>
        <table:table-row table:style-name="ro1">
          <table:table-cell office:value-type="float" office:value="12159461" calcext:value-type="float">
            <text:p>12159461</text:p>
          </table:table-cell>
          <table:table-cell table:formula="of:=[.A762]/1000/(60*60*24)" office:value-type="time" office:time-value="PT03H22M39.461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31.82" calcext:value-type="float">
            <text:p>831.82</text:p>
          </table:table-cell>
          <table:table-cell office:value-type="float" office:value="1034.41" calcext:value-type="float">
            <text:p>1034.41</text:p>
          </table:table-cell>
        </table:table-row>
        <table:table-row table:style-name="ro1">
          <table:table-cell office:value-type="float" office:value="12175461" calcext:value-type="float">
            <text:p>12175461</text:p>
          </table:table-cell>
          <table:table-cell table:formula="of:=[.A763]/1000/(60*60*24)" office:value-type="time" office:time-value="PT03H22M55.461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32.89" calcext:value-type="float">
            <text:p>832.89</text:p>
          </table:table-cell>
          <table:table-cell office:value-type="float" office:value="1035.71" calcext:value-type="float">
            <text:p>1035.71</text:p>
          </table:table-cell>
        </table:table-row>
        <table:table-row table:style-name="ro1">
          <table:table-cell office:value-type="float" office:value="12191461" calcext:value-type="float">
            <text:p>12191461</text:p>
          </table:table-cell>
          <table:table-cell table:formula="of:=[.A764]/1000/(60*60*24)" office:value-type="time" office:time-value="PT03H23M11.461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33.96" calcext:value-type="float">
            <text:p>833.96</text:p>
          </table:table-cell>
          <table:table-cell office:value-type="float" office:value="1037.01" calcext:value-type="float">
            <text:p>1037.01</text:p>
          </table:table-cell>
        </table:table-row>
        <table:table-row table:style-name="ro1">
          <table:table-cell office:value-type="float" office:value="12207461" calcext:value-type="float">
            <text:p>12207461</text:p>
          </table:table-cell>
          <table:table-cell table:formula="of:=[.A765]/1000/(60*60*24)" office:value-type="time" office:time-value="PT03H23M27.461S" calcext:value-type="time">
            <text:p>03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35.03" calcext:value-type="float">
            <text:p>835.03</text:p>
          </table:table-cell>
          <table:table-cell office:value-type="float" office:value="1038.31" calcext:value-type="float">
            <text:p>1038.31</text:p>
          </table:table-cell>
        </table:table-row>
        <table:table-row table:style-name="ro1">
          <table:table-cell office:value-type="float" office:value="12223461" calcext:value-type="float">
            <text:p>12223461</text:p>
          </table:table-cell>
          <table:table-cell table:formula="of:=[.A766]/1000/(60*60*24)" office:value-type="time" office:time-value="PT03H23M43.461S" calcext:value-type="time">
            <text:p>03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36.1" calcext:value-type="float">
            <text:p>836.1</text:p>
          </table:table-cell>
          <table:table-cell office:value-type="float" office:value="1039.61" calcext:value-type="float">
            <text:p>1039.61</text:p>
          </table:table-cell>
        </table:table-row>
        <table:table-row table:style-name="ro1">
          <table:table-cell office:value-type="float" office:value="12239461" calcext:value-type="float">
            <text:p>12239461</text:p>
          </table:table-cell>
          <table:table-cell table:formula="of:=[.A767]/1000/(60*60*24)" office:value-type="time" office:time-value="PT03H23M59.461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37.17" calcext:value-type="float">
            <text:p>837.17</text:p>
          </table:table-cell>
          <table:table-cell office:value-type="float" office:value="1040.91" calcext:value-type="float">
            <text:p>1040.91</text:p>
          </table:table-cell>
        </table:table-row>
        <table:table-row table:style-name="ro1">
          <table:table-cell office:value-type="float" office:value="12255461" calcext:value-type="float">
            <text:p>12255461</text:p>
          </table:table-cell>
          <table:table-cell table:formula="of:=[.A768]/1000/(60*60*24)" office:value-type="time" office:time-value="PT03H24M15.461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38.24" calcext:value-type="float">
            <text:p>838.24</text:p>
          </table:table-cell>
          <table:table-cell office:value-type="float" office:value="1042.21" calcext:value-type="float">
            <text:p>1042.21</text:p>
          </table:table-cell>
        </table:table-row>
        <table:table-row table:style-name="ro1">
          <table:table-cell office:value-type="float" office:value="12271461" calcext:value-type="float">
            <text:p>12271461</text:p>
          </table:table-cell>
          <table:table-cell table:formula="of:=[.A769]/1000/(60*60*24)" office:value-type="time" office:time-value="PT03H24M31.461S" calcext:value-type="time">
            <text:p>03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39.31" calcext:value-type="float">
            <text:p>839.31</text:p>
          </table:table-cell>
          <table:table-cell office:value-type="float" office:value="1043.51" calcext:value-type="float">
            <text:p>1043.51</text:p>
          </table:table-cell>
        </table:table-row>
        <table:table-row table:style-name="ro1">
          <table:table-cell office:value-type="float" office:value="12287461" calcext:value-type="float">
            <text:p>12287461</text:p>
          </table:table-cell>
          <table:table-cell table:formula="of:=[.A770]/1000/(60*60*24)" office:value-type="time" office:time-value="PT03H24M47.461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40.38" calcext:value-type="float">
            <text:p>840.38</text:p>
          </table:table-cell>
          <table:table-cell office:value-type="float" office:value="1044.81" calcext:value-type="float">
            <text:p>1044.81</text:p>
          </table:table-cell>
        </table:table-row>
        <table:table-row table:style-name="ro1">
          <table:table-cell office:value-type="float" office:value="12303461" calcext:value-type="float">
            <text:p>12303461</text:p>
          </table:table-cell>
          <table:table-cell table:formula="of:=[.A771]/1000/(60*60*24)" office:value-type="time" office:time-value="PT03H25M03.461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1.45" calcext:value-type="float">
            <text:p>841.45</text:p>
          </table:table-cell>
          <table:table-cell office:value-type="float" office:value="1046.11" calcext:value-type="float">
            <text:p>1046.11</text:p>
          </table:table-cell>
        </table:table-row>
        <table:table-row table:style-name="ro1">
          <table:table-cell office:value-type="float" office:value="12319461" calcext:value-type="float">
            <text:p>12319461</text:p>
          </table:table-cell>
          <table:table-cell table:formula="of:=[.A772]/1000/(60*60*24)" office:value-type="time" office:time-value="PT03H25M19.461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42.52" calcext:value-type="float">
            <text:p>842.52</text:p>
          </table:table-cell>
          <table:table-cell office:value-type="float" office:value="1047.41" calcext:value-type="float">
            <text:p>1047.41</text:p>
          </table:table-cell>
        </table:table-row>
        <table:table-row table:style-name="ro1">
          <table:table-cell office:value-type="float" office:value="12335461" calcext:value-type="float">
            <text:p>12335461</text:p>
          </table:table-cell>
          <table:table-cell table:formula="of:=[.A773]/1000/(60*60*24)" office:value-type="time" office:time-value="PT03H25M35.461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3.59" calcext:value-type="float">
            <text:p>843.59</text:p>
          </table:table-cell>
          <table:table-cell office:value-type="float" office:value="1048.71" calcext:value-type="float">
            <text:p>1048.71</text:p>
          </table:table-cell>
        </table:table-row>
        <table:table-row table:style-name="ro1">
          <table:table-cell office:value-type="float" office:value="12351461" calcext:value-type="float">
            <text:p>12351461</text:p>
          </table:table-cell>
          <table:table-cell table:formula="of:=[.A774]/1000/(60*60*24)" office:value-type="time" office:time-value="PT03H25M51.461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4.66" calcext:value-type="float">
            <text:p>844.66</text:p>
          </table:table-cell>
          <table:table-cell office:value-type="float" office:value="1050.01" calcext:value-type="float">
            <text:p>1050.01</text:p>
          </table:table-cell>
        </table:table-row>
        <table:table-row table:style-name="ro1">
          <table:table-cell office:value-type="float" office:value="12367460" calcext:value-type="float">
            <text:p>12367460</text:p>
          </table:table-cell>
          <table:table-cell table:formula="of:=[.A775]/1000/(60*60*24)" office:value-type="time" office:time-value="PT03H26M07.46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5.73" calcext:value-type="float">
            <text:p>845.73</text:p>
          </table:table-cell>
          <table:table-cell office:value-type="float" office:value="1051.31" calcext:value-type="float">
            <text:p>1051.31</text:p>
          </table:table-cell>
        </table:table-row>
        <table:table-row table:style-name="ro1">
          <table:table-cell office:value-type="float" office:value="12383461" calcext:value-type="float">
            <text:p>12383461</text:p>
          </table:table-cell>
          <table:table-cell table:formula="of:=[.A776]/1000/(60*60*24)" office:value-type="time" office:time-value="PT03H26M23.461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846.8" calcext:value-type="float">
            <text:p>846.8</text:p>
          </table:table-cell>
          <table:table-cell office:value-type="float" office:value="1052.61" calcext:value-type="float">
            <text:p>1052.61</text:p>
          </table:table-cell>
        </table:table-row>
        <table:table-row table:style-name="ro1">
          <table:table-cell office:value-type="float" office:value="12399461" calcext:value-type="float">
            <text:p>12399461</text:p>
          </table:table-cell>
          <table:table-cell table:formula="of:=[.A777]/1000/(60*60*24)" office:value-type="time" office:time-value="PT03H26M39.461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7.87" calcext:value-type="float">
            <text:p>847.87</text:p>
          </table:table-cell>
          <table:table-cell office:value-type="float" office:value="1053.91" calcext:value-type="float">
            <text:p>1053.91</text:p>
          </table:table-cell>
        </table:table-row>
        <table:table-row table:style-name="ro1">
          <table:table-cell office:value-type="float" office:value="12415461" calcext:value-type="float">
            <text:p>12415461</text:p>
          </table:table-cell>
          <table:table-cell table:formula="of:=[.A778]/1000/(60*60*24)" office:value-type="time" office:time-value="PT03H26M55.461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48.94" calcext:value-type="float">
            <text:p>848.94</text:p>
          </table:table-cell>
          <table:table-cell office:value-type="float" office:value="1055.21" calcext:value-type="float">
            <text:p>1055.21</text:p>
          </table:table-cell>
        </table:table-row>
        <table:table-row table:style-name="ro1">
          <table:table-cell office:value-type="float" office:value="12431461" calcext:value-type="float">
            <text:p>12431461</text:p>
          </table:table-cell>
          <table:table-cell table:formula="of:=[.A779]/1000/(60*60*24)" office:value-type="time" office:time-value="PT03H27M11.461S" calcext:value-type="time">
            <text:p>03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50.01" calcext:value-type="float">
            <text:p>850.01</text:p>
          </table:table-cell>
          <table:table-cell office:value-type="float" office:value="1056.51" calcext:value-type="float">
            <text:p>1056.51</text:p>
          </table:table-cell>
        </table:table-row>
        <table:table-row table:style-name="ro1">
          <table:table-cell office:value-type="float" office:value="12447461" calcext:value-type="float">
            <text:p>12447461</text:p>
          </table:table-cell>
          <table:table-cell table:formula="of:=[.A780]/1000/(60*60*24)" office:value-type="time" office:time-value="PT03H27M27.461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51.08" calcext:value-type="float">
            <text:p>851.08</text:p>
          </table:table-cell>
          <table:table-cell office:value-type="float" office:value="1057.81" calcext:value-type="float">
            <text:p>1057.81</text:p>
          </table:table-cell>
        </table:table-row>
        <table:table-row table:style-name="ro1">
          <table:table-cell office:value-type="float" office:value="12463461" calcext:value-type="float">
            <text:p>12463461</text:p>
          </table:table-cell>
          <table:table-cell table:formula="of:=[.A781]/1000/(60*60*24)" office:value-type="time" office:time-value="PT03H27M43.461S" calcext:value-type="time">
            <text:p>03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52.15" calcext:value-type="float">
            <text:p>852.15</text:p>
          </table:table-cell>
          <table:table-cell office:value-type="float" office:value="1059.11" calcext:value-type="float">
            <text:p>1059.11</text:p>
          </table:table-cell>
        </table:table-row>
        <table:table-row table:style-name="ro1">
          <table:table-cell office:value-type="float" office:value="12479461" calcext:value-type="float">
            <text:p>12479461</text:p>
          </table:table-cell>
          <table:table-cell table:formula="of:=[.A782]/1000/(60*60*24)" office:value-type="time" office:time-value="PT03H27M59.461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3.22" calcext:value-type="float">
            <text:p>853.22</text:p>
          </table:table-cell>
          <table:table-cell office:value-type="float" office:value="1060.41" calcext:value-type="float">
            <text:p>1060.41</text:p>
          </table:table-cell>
        </table:table-row>
        <table:table-row table:style-name="ro1">
          <table:table-cell office:value-type="float" office:value="12495460" calcext:value-type="float">
            <text:p>12495460</text:p>
          </table:table-cell>
          <table:table-cell table:formula="of:=[.A783]/1000/(60*60*24)" office:value-type="time" office:time-value="PT03H28M15.46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4.29" calcext:value-type="float">
            <text:p>854.29</text:p>
          </table:table-cell>
          <table:table-cell office:value-type="float" office:value="1061.71" calcext:value-type="float">
            <text:p>1061.71</text:p>
          </table:table-cell>
        </table:table-row>
        <table:table-row table:style-name="ro1">
          <table:table-cell office:value-type="float" office:value="12511461" calcext:value-type="float">
            <text:p>12511461</text:p>
          </table:table-cell>
          <table:table-cell table:formula="of:=[.A784]/1000/(60*60*24)" office:value-type="time" office:time-value="PT03H28M31.461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5.36" calcext:value-type="float">
            <text:p>855.36</text:p>
          </table:table-cell>
          <table:table-cell office:value-type="float" office:value="1063.01" calcext:value-type="float">
            <text:p>1063.01</text:p>
          </table:table-cell>
        </table:table-row>
        <table:table-row table:style-name="ro1">
          <table:table-cell office:value-type="float" office:value="12527461" calcext:value-type="float">
            <text:p>12527461</text:p>
          </table:table-cell>
          <table:table-cell table:formula="of:=[.A785]/1000/(60*60*24)" office:value-type="time" office:time-value="PT03H28M47.461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6.43" calcext:value-type="float">
            <text:p>856.43</text:p>
          </table:table-cell>
          <table:table-cell office:value-type="float" office:value="1064.31" calcext:value-type="float">
            <text:p>1064.31</text:p>
          </table:table-cell>
        </table:table-row>
        <table:table-row table:style-name="ro1">
          <table:table-cell office:value-type="float" office:value="12543461" calcext:value-type="float">
            <text:p>12543461</text:p>
          </table:table-cell>
          <table:table-cell table:formula="of:=[.A786]/1000/(60*60*24)" office:value-type="time" office:time-value="PT03H29M03.461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7.5" calcext:value-type="float">
            <text:p>857.5</text:p>
          </table:table-cell>
          <table:table-cell office:value-type="float" office:value="1065.61" calcext:value-type="float">
            <text:p>1065.61</text:p>
          </table:table-cell>
        </table:table-row>
        <table:table-row table:style-name="ro1">
          <table:table-cell office:value-type="float" office:value="12559461" calcext:value-type="float">
            <text:p>12559461</text:p>
          </table:table-cell>
          <table:table-cell table:formula="of:=[.A787]/1000/(60*60*24)" office:value-type="time" office:time-value="PT03H29M19.461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8.58" calcext:value-type="float">
            <text:p>858.58</text:p>
          </table:table-cell>
          <table:table-cell office:value-type="float" office:value="1066.91" calcext:value-type="float">
            <text:p>1066.91</text:p>
          </table:table-cell>
        </table:table-row>
        <table:table-row table:style-name="ro1">
          <table:table-cell office:value-type="float" office:value="12575461" calcext:value-type="float">
            <text:p>12575461</text:p>
          </table:table-cell>
          <table:table-cell table:formula="of:=[.A788]/1000/(60*60*24)" office:value-type="time" office:time-value="PT03H29M35.461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59.65" calcext:value-type="float">
            <text:p>859.65</text:p>
          </table:table-cell>
          <table:table-cell office:value-type="float" office:value="1068.21" calcext:value-type="float">
            <text:p>1068.21</text:p>
          </table:table-cell>
        </table:table-row>
        <table:table-row table:style-name="ro1">
          <table:table-cell office:value-type="float" office:value="12591461" calcext:value-type="float">
            <text:p>12591461</text:p>
          </table:table-cell>
          <table:table-cell table:formula="of:=[.A789]/1000/(60*60*24)" office:value-type="time" office:time-value="PT03H29M51.461S" calcext:value-type="time">
            <text:p>03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60.72" calcext:value-type="float">
            <text:p>860.72</text:p>
          </table:table-cell>
          <table:table-cell office:value-type="float" office:value="1069.51" calcext:value-type="float">
            <text:p>1069.51</text:p>
          </table:table-cell>
        </table:table-row>
        <table:table-row table:style-name="ro1">
          <table:table-cell office:value-type="float" office:value="12607461" calcext:value-type="float">
            <text:p>12607461</text:p>
          </table:table-cell>
          <table:table-cell table:formula="of:=[.A790]/1000/(60*60*24)" office:value-type="time" office:time-value="PT03H30M07.461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61.79" calcext:value-type="float">
            <text:p>861.79</text:p>
          </table:table-cell>
          <table:table-cell office:value-type="float" office:value="1070.81" calcext:value-type="float">
            <text:p>1070.81</text:p>
          </table:table-cell>
        </table:table-row>
        <table:table-row table:style-name="ro1">
          <table:table-cell office:value-type="float" office:value="12623461" calcext:value-type="float">
            <text:p>12623461</text:p>
          </table:table-cell>
          <table:table-cell table:formula="of:=[.A791]/1000/(60*60*24)" office:value-type="time" office:time-value="PT03H30M23.461S" calcext:value-type="time">
            <text:p>03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62.86" calcext:value-type="float">
            <text:p>862.86</text:p>
          </table:table-cell>
          <table:table-cell office:value-type="float" office:value="1072.11" calcext:value-type="float">
            <text:p>1072.11</text:p>
          </table:table-cell>
        </table:table-row>
        <table:table-row table:style-name="ro1">
          <table:table-cell office:value-type="float" office:value="12639461" calcext:value-type="float">
            <text:p>12639461</text:p>
          </table:table-cell>
          <table:table-cell table:formula="of:=[.A792]/1000/(60*60*24)" office:value-type="time" office:time-value="PT03H30M39.461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63.93" calcext:value-type="float">
            <text:p>863.93</text:p>
          </table:table-cell>
          <table:table-cell office:value-type="float" office:value="1073.41" calcext:value-type="float">
            <text:p>1073.41</text:p>
          </table:table-cell>
        </table:table-row>
        <table:table-row table:style-name="ro1">
          <table:table-cell office:value-type="float" office:value="12655461" calcext:value-type="float">
            <text:p>12655461</text:p>
          </table:table-cell>
          <table:table-cell table:formula="of:=[.A793]/1000/(60*60*24)" office:value-type="time" office:time-value="PT03H30M55.461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65" calcext:value-type="float">
            <text:p>865</text:p>
          </table:table-cell>
          <table:table-cell office:value-type="float" office:value="1074.7" calcext:value-type="float">
            <text:p>1074.7</text:p>
          </table:table-cell>
        </table:table-row>
        <table:table-row table:style-name="ro1">
          <table:table-cell office:value-type="float" office:value="12671461" calcext:value-type="float">
            <text:p>12671461</text:p>
          </table:table-cell>
          <table:table-cell table:formula="of:=[.A794]/1000/(60*60*24)" office:value-type="time" office:time-value="PT03H31M11.461S" calcext:value-type="time">
            <text:p>03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66.07" calcext:value-type="float">
            <text:p>866.07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2687461" calcext:value-type="float">
            <text:p>12687461</text:p>
          </table:table-cell>
          <table:table-cell table:formula="of:=[.A795]/1000/(60*60*24)" office:value-type="time" office:time-value="PT03H31M27.461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67.14" calcext:value-type="float">
            <text:p>867.14</text:p>
          </table:table-cell>
          <table:table-cell office:value-type="float" office:value="1077.3" calcext:value-type="float">
            <text:p>1077.3</text:p>
          </table:table-cell>
        </table:table-row>
        <table:table-row table:style-name="ro1">
          <table:table-cell office:value-type="float" office:value="12703461" calcext:value-type="float">
            <text:p>12703461</text:p>
          </table:table-cell>
          <table:table-cell table:formula="of:=[.A796]/1000/(60*60*24)" office:value-type="time" office:time-value="PT03H31M43.461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68.21" calcext:value-type="float">
            <text:p>868.21</text:p>
          </table:table-cell>
          <table:table-cell office:value-type="float" office:value="1078.6" calcext:value-type="float">
            <text:p>1078.6</text:p>
          </table:table-cell>
        </table:table-row>
        <table:table-row table:style-name="ro1">
          <table:table-cell office:value-type="float" office:value="12719461" calcext:value-type="float">
            <text:p>12719461</text:p>
          </table:table-cell>
          <table:table-cell table:formula="of:=[.A797]/1000/(60*60*24)" office:value-type="time" office:time-value="PT03H31M59.461S" calcext:value-type="time">
            <text:p>03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69.28" calcext:value-type="float">
            <text:p>869.28</text:p>
          </table:table-cell>
          <table:table-cell office:value-type="float" office:value="1079.9" calcext:value-type="float">
            <text:p>1079.9</text:p>
          </table:table-cell>
        </table:table-row>
        <table:table-row table:style-name="ro1">
          <table:table-cell office:value-type="float" office:value="12735461" calcext:value-type="float">
            <text:p>12735461</text:p>
          </table:table-cell>
          <table:table-cell table:formula="of:=[.A798]/1000/(60*60*24)" office:value-type="time" office:time-value="PT03H32M15.461S" calcext:value-type="time">
            <text:p>03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70.35" calcext:value-type="float">
            <text:p>870.35</text:p>
          </table:table-cell>
          <table:table-cell office:value-type="float" office:value="1081.2" calcext:value-type="float">
            <text:p>1081.2</text:p>
          </table:table-cell>
        </table:table-row>
        <table:table-row table:style-name="ro1">
          <table:table-cell office:value-type="float" office:value="12751461" calcext:value-type="float">
            <text:p>12751461</text:p>
          </table:table-cell>
          <table:table-cell table:formula="of:=[.A799]/1000/(60*60*24)" office:value-type="time" office:time-value="PT03H32M31.461S" calcext:value-type="time">
            <text:p>03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71.42" calcext:value-type="float">
            <text:p>871.42</text:p>
          </table:table-cell>
          <table:table-cell office:value-type="float" office:value="1082.5" calcext:value-type="float">
            <text:p>1082.5</text:p>
          </table:table-cell>
        </table:table-row>
        <table:table-row table:style-name="ro1">
          <table:table-cell office:value-type="float" office:value="12767461" calcext:value-type="float">
            <text:p>12767461</text:p>
          </table:table-cell>
          <table:table-cell table:formula="of:=[.A800]/1000/(60*60*24)" office:value-type="time" office:time-value="PT03H32M47.461S" calcext:value-type="time">
            <text:p>03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72.49" calcext:value-type="float">
            <text:p>872.49</text:p>
          </table:table-cell>
          <table:table-cell office:value-type="float" office:value="1083.79" calcext:value-type="float">
            <text:p>1083.79</text:p>
          </table:table-cell>
        </table:table-row>
        <table:table-row table:style-name="ro1">
          <table:table-cell office:value-type="float" office:value="12783461" calcext:value-type="float">
            <text:p>12783461</text:p>
          </table:table-cell>
          <table:table-cell table:formula="of:=[.A801]/1000/(60*60*24)" office:value-type="time" office:time-value="PT03H33M03.461S" calcext:value-type="time">
            <text:p>03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73.56" calcext:value-type="float">
            <text:p>873.56</text:p>
          </table:table-cell>
          <table:table-cell office:value-type="float" office:value="1085.09" calcext:value-type="float">
            <text:p>1085.09</text:p>
          </table:table-cell>
        </table:table-row>
        <table:table-row table:style-name="ro1">
          <table:table-cell office:value-type="float" office:value="12799461" calcext:value-type="float">
            <text:p>12799461</text:p>
          </table:table-cell>
          <table:table-cell table:formula="of:=[.A802]/1000/(60*60*24)" office:value-type="time" office:time-value="PT03H33M19.461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74.63" calcext:value-type="float">
            <text:p>874.63</text:p>
          </table:table-cell>
          <table:table-cell office:value-type="float" office:value="1086.39" calcext:value-type="float">
            <text:p>1086.39</text:p>
          </table:table-cell>
        </table:table-row>
        <table:table-row table:style-name="ro1">
          <table:table-cell office:value-type="float" office:value="12815461" calcext:value-type="float">
            <text:p>12815461</text:p>
          </table:table-cell>
          <table:table-cell table:formula="of:=[.A803]/1000/(60*60*24)" office:value-type="time" office:time-value="PT03H33M35.461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75.7" calcext:value-type="float">
            <text:p>875.7</text:p>
          </table:table-cell>
          <table:table-cell office:value-type="float" office:value="1087.69" calcext:value-type="float">
            <text:p>1087.69</text:p>
          </table:table-cell>
        </table:table-row>
        <table:table-row table:style-name="ro1">
          <table:table-cell office:value-type="float" office:value="12831461" calcext:value-type="float">
            <text:p>12831461</text:p>
          </table:table-cell>
          <table:table-cell table:formula="of:=[.A804]/1000/(60*60*24)" office:value-type="time" office:time-value="PT03H33M51.461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76.76" calcext:value-type="float">
            <text:p>876.76</text:p>
          </table:table-cell>
          <table:table-cell office:value-type="float" office:value="1088.99" calcext:value-type="float">
            <text:p>1088.99</text:p>
          </table:table-cell>
        </table:table-row>
        <table:table-row table:style-name="ro1">
          <table:table-cell office:value-type="float" office:value="12847461" calcext:value-type="float">
            <text:p>12847461</text:p>
          </table:table-cell>
          <table:table-cell table:formula="of:=[.A805]/1000/(60*60*24)" office:value-type="time" office:time-value="PT03H34M07.461S" calcext:value-type="time">
            <text:p>03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77.83" calcext:value-type="float">
            <text:p>877.83</text:p>
          </table:table-cell>
          <table:table-cell office:value-type="float" office:value="1090.29" calcext:value-type="float">
            <text:p>1090.29</text:p>
          </table:table-cell>
        </table:table-row>
        <table:table-row table:style-name="ro1">
          <table:table-cell office:value-type="float" office:value="12863461" calcext:value-type="float">
            <text:p>12863461</text:p>
          </table:table-cell>
          <table:table-cell table:formula="of:=[.A806]/1000/(60*60*24)" office:value-type="time" office:time-value="PT03H34M23.461S" calcext:value-type="time">
            <text:p>03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78.9" calcext:value-type="float">
            <text:p>878.9</text:p>
          </table:table-cell>
          <table:table-cell office:value-type="float" office:value="1091.58" calcext:value-type="float">
            <text:p>1091.58</text:p>
          </table:table-cell>
        </table:table-row>
        <table:table-row table:style-name="ro1">
          <table:table-cell office:value-type="float" office:value="12879461" calcext:value-type="float">
            <text:p>12879461</text:p>
          </table:table-cell>
          <table:table-cell table:formula="of:=[.A807]/1000/(60*60*24)" office:value-type="time" office:time-value="PT03H34M39.461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79.97" calcext:value-type="float">
            <text:p>879.97</text:p>
          </table:table-cell>
          <table:table-cell office:value-type="float" office:value="1092.88" calcext:value-type="float">
            <text:p>1092.88</text:p>
          </table:table-cell>
        </table:table-row>
        <table:table-row table:style-name="ro1">
          <table:table-cell office:value-type="float" office:value="12895461" calcext:value-type="float">
            <text:p>12895461</text:p>
          </table:table-cell>
          <table:table-cell table:formula="of:=[.A808]/1000/(60*60*24)" office:value-type="time" office:time-value="PT03H34M55.461S" calcext:value-type="time">
            <text:p>03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1.04" calcext:value-type="float">
            <text:p>881.04</text:p>
          </table:table-cell>
          <table:table-cell office:value-type="float" office:value="1094.18" calcext:value-type="float">
            <text:p>1094.18</text:p>
          </table:table-cell>
        </table:table-row>
        <table:table-row table:style-name="ro1">
          <table:table-cell office:value-type="float" office:value="12911461" calcext:value-type="float">
            <text:p>12911461</text:p>
          </table:table-cell>
          <table:table-cell table:formula="of:=[.A809]/1000/(60*60*24)" office:value-type="time" office:time-value="PT03H35M11.461S" calcext:value-type="time">
            <text:p>03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882.11" calcext:value-type="float">
            <text:p>882.11</text:p>
          </table:table-cell>
          <table:table-cell office:value-type="float" office:value="1095.48" calcext:value-type="float">
            <text:p>1095.48</text:p>
          </table:table-cell>
        </table:table-row>
        <table:table-row table:style-name="ro1">
          <table:table-cell office:value-type="float" office:value="12927461" calcext:value-type="float">
            <text:p>12927461</text:p>
          </table:table-cell>
          <table:table-cell table:formula="of:=[.A810]/1000/(60*60*24)" office:value-type="time" office:time-value="PT03H35M27.461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83.18" calcext:value-type="float">
            <text:p>883.18</text:p>
          </table:table-cell>
          <table:table-cell office:value-type="float" office:value="1096.78" calcext:value-type="float">
            <text:p>1096.78</text:p>
          </table:table-cell>
        </table:table-row>
        <table:table-row table:style-name="ro1">
          <table:table-cell office:value-type="float" office:value="12943461" calcext:value-type="float">
            <text:p>12943461</text:p>
          </table:table-cell>
          <table:table-cell table:formula="of:=[.A811]/1000/(60*60*24)" office:value-type="time" office:time-value="PT03H35M43.461S" calcext:value-type="time">
            <text:p>03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4.25" calcext:value-type="float">
            <text:p>884.25</text:p>
          </table:table-cell>
          <table:table-cell office:value-type="float" office:value="1098.07" calcext:value-type="float">
            <text:p>1098.07</text:p>
          </table:table-cell>
        </table:table-row>
        <table:table-row table:style-name="ro1">
          <table:table-cell office:value-type="float" office:value="12959461" calcext:value-type="float">
            <text:p>12959461</text:p>
          </table:table-cell>
          <table:table-cell table:formula="of:=[.A812]/1000/(60*60*24)" office:value-type="time" office:time-value="PT03H35M59.461S" calcext:value-type="time">
            <text:p>03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5.32" calcext:value-type="float">
            <text:p>885.32</text:p>
          </table:table-cell>
          <table:table-cell office:value-type="float" office:value="1099.37" calcext:value-type="float">
            <text:p>1099.37</text:p>
          </table:table-cell>
        </table:table-row>
        <table:table-row table:style-name="ro1">
          <table:table-cell office:value-type="float" office:value="12975461" calcext:value-type="float">
            <text:p>12975461</text:p>
          </table:table-cell>
          <table:table-cell table:formula="of:=[.A813]/1000/(60*60*24)" office:value-type="time" office:time-value="PT03H36M15.461S" calcext:value-type="time">
            <text:p>03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6.39" calcext:value-type="float">
            <text:p>886.39</text:p>
          </table:table-cell>
          <table:table-cell office:value-type="float" office:value="1100.67" calcext:value-type="float">
            <text:p>1100.67</text:p>
          </table:table-cell>
        </table:table-row>
        <table:table-row table:style-name="ro1">
          <table:table-cell office:value-type="float" office:value="12991461" calcext:value-type="float">
            <text:p>12991461</text:p>
          </table:table-cell>
          <table:table-cell table:formula="of:=[.A814]/1000/(60*60*24)" office:value-type="time" office:time-value="PT03H36M31.461S" calcext:value-type="time">
            <text:p>03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7.46" calcext:value-type="float">
            <text:p>887.46</text:p>
          </table:table-cell>
          <table:table-cell office:value-type="float" office:value="1101.97" calcext:value-type="float">
            <text:p>1101.97</text:p>
          </table:table-cell>
        </table:table-row>
        <table:table-row table:style-name="ro1">
          <table:table-cell office:value-type="float" office:value="13007461" calcext:value-type="float">
            <text:p>13007461</text:p>
          </table:table-cell>
          <table:table-cell table:formula="of:=[.A815]/1000/(60*60*24)" office:value-type="time" office:time-value="PT03H36M47.461S" calcext:value-type="time">
            <text:p>03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8.53" calcext:value-type="float">
            <text:p>888.53</text:p>
          </table:table-cell>
          <table:table-cell office:value-type="float" office:value="1103.26" calcext:value-type="float">
            <text:p>1103.26</text:p>
          </table:table-cell>
        </table:table-row>
        <table:table-row table:style-name="ro1">
          <table:table-cell office:value-type="float" office:value="13023461" calcext:value-type="float">
            <text:p>13023461</text:p>
          </table:table-cell>
          <table:table-cell table:formula="of:=[.A816]/1000/(60*60*24)" office:value-type="time" office:time-value="PT03H37M03.461S" calcext:value-type="time">
            <text:p>03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89.6" calcext:value-type="float">
            <text:p>889.6</text:p>
          </table:table-cell>
          <table:table-cell office:value-type="float" office:value="1104.56" calcext:value-type="float">
            <text:p>1104.56</text:p>
          </table:table-cell>
        </table:table-row>
        <table:table-row table:style-name="ro1">
          <table:table-cell office:value-type="float" office:value="13039461" calcext:value-type="float">
            <text:p>13039461</text:p>
          </table:table-cell>
          <table:table-cell table:formula="of:=[.A817]/1000/(60*60*24)" office:value-type="time" office:time-value="PT03H37M19.461S" calcext:value-type="time">
            <text:p>03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90.67" calcext:value-type="float">
            <text:p>890.67</text:p>
          </table:table-cell>
          <table:table-cell office:value-type="float" office:value="1105.86" calcext:value-type="float">
            <text:p>1105.86</text:p>
          </table:table-cell>
        </table:table-row>
        <table:table-row table:style-name="ro1">
          <table:table-cell office:value-type="float" office:value="13055461" calcext:value-type="float">
            <text:p>13055461</text:p>
          </table:table-cell>
          <table:table-cell table:formula="of:=[.A818]/1000/(60*60*24)" office:value-type="time" office:time-value="PT03H37M35.461S" calcext:value-type="time">
            <text:p>03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91.74" calcext:value-type="float">
            <text:p>891.74</text:p>
          </table:table-cell>
          <table:table-cell office:value-type="float" office:value="1107.16" calcext:value-type="float">
            <text:p>1107.16</text:p>
          </table:table-cell>
        </table:table-row>
        <table:table-row table:style-name="ro1">
          <table:table-cell office:value-type="float" office:value="13071461" calcext:value-type="float">
            <text:p>13071461</text:p>
          </table:table-cell>
          <table:table-cell table:formula="of:=[.A819]/1000/(60*60*24)" office:value-type="time" office:time-value="PT03H37M51.461S" calcext:value-type="time">
            <text:p>03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892.81" calcext:value-type="float">
            <text:p>892.81</text:p>
          </table:table-cell>
          <table:table-cell office:value-type="float" office:value="1108.46" calcext:value-type="float">
            <text:p>1108.46</text:p>
          </table:table-cell>
        </table:table-row>
        <table:table-row table:style-name="ro1">
          <table:table-cell office:value-type="float" office:value="13087461" calcext:value-type="float">
            <text:p>13087461</text:p>
          </table:table-cell>
          <table:table-cell table:formula="of:=[.A820]/1000/(60*60*24)" office:value-type="time" office:time-value="PT03H38M07.461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93.88" calcext:value-type="float">
            <text:p>893.88</text:p>
          </table:table-cell>
          <table:table-cell office:value-type="float" office:value="1109.76" calcext:value-type="float">
            <text:p>1109.76</text:p>
          </table:table-cell>
        </table:table-row>
        <table:table-row table:style-name="ro1">
          <table:table-cell office:value-type="float" office:value="13103461" calcext:value-type="float">
            <text:p>13103461</text:p>
          </table:table-cell>
          <table:table-cell table:formula="of:=[.A821]/1000/(60*60*24)" office:value-type="time" office:time-value="PT03H38M23.461S" calcext:value-type="time">
            <text:p>03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894.95" calcext:value-type="float">
            <text:p>894.95</text:p>
          </table:table-cell>
          <table:table-cell office:value-type="float" office:value="1111.06" calcext:value-type="float">
            <text:p>1111.06</text:p>
          </table:table-cell>
        </table:table-row>
        <table:table-row table:style-name="ro1">
          <table:table-cell office:value-type="float" office:value="13119461" calcext:value-type="float">
            <text:p>13119461</text:p>
          </table:table-cell>
          <table:table-cell table:formula="of:=[.A822]/1000/(60*60*24)" office:value-type="time" office:time-value="PT03H38M39.461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96.02" calcext:value-type="float">
            <text:p>896.02</text:p>
          </table:table-cell>
          <table:table-cell office:value-type="float" office:value="1112.35" calcext:value-type="float">
            <text:p>1112.35</text:p>
          </table:table-cell>
        </table:table-row>
        <table:table-row table:style-name="ro1">
          <table:table-cell office:value-type="float" office:value="13135461" calcext:value-type="float">
            <text:p>13135461</text:p>
          </table:table-cell>
          <table:table-cell table:formula="of:=[.A823]/1000/(60*60*24)" office:value-type="time" office:time-value="PT03H38M55.461S" calcext:value-type="time">
            <text:p>03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897.08" calcext:value-type="float">
            <text:p>897.08</text:p>
          </table:table-cell>
          <table:table-cell office:value-type="float" office:value="1113.65" calcext:value-type="float">
            <text:p>1113.65</text:p>
          </table:table-cell>
        </table:table-row>
        <table:table-row table:style-name="ro1">
          <table:table-cell office:value-type="float" office:value="13151461" calcext:value-type="float">
            <text:p>13151461</text:p>
          </table:table-cell>
          <table:table-cell table:formula="of:=[.A824]/1000/(60*60*24)" office:value-type="time" office:time-value="PT03H39M11.461S" calcext:value-type="time">
            <text:p>03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898.15" calcext:value-type="float">
            <text:p>898.15</text:p>
          </table:table-cell>
          <table:table-cell office:value-type="float" office:value="1114.95" calcext:value-type="float">
            <text:p>1114.95</text:p>
          </table:table-cell>
        </table:table-row>
        <table:table-row table:style-name="ro1">
          <table:table-cell office:value-type="float" office:value="13167461" calcext:value-type="float">
            <text:p>13167461</text:p>
          </table:table-cell>
          <table:table-cell table:formula="of:=[.A825]/1000/(60*60*24)" office:value-type="time" office:time-value="PT03H39M27.461S" calcext:value-type="time">
            <text:p>03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899.22" calcext:value-type="float">
            <text:p>899.22</text:p>
          </table:table-cell>
          <table:table-cell office:value-type="float" office:value="1116.25" calcext:value-type="float">
            <text:p>1116.25</text:p>
          </table:table-cell>
        </table:table-row>
        <table:table-row table:style-name="ro1">
          <table:table-cell office:value-type="float" office:value="13183461" calcext:value-type="float">
            <text:p>13183461</text:p>
          </table:table-cell>
          <table:table-cell table:formula="of:=[.A826]/1000/(60*60*24)" office:value-type="time" office:time-value="PT03H39M43.461S" calcext:value-type="time">
            <text:p>03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00.29" calcext:value-type="float">
            <text:p>900.29</text:p>
          </table:table-cell>
          <table:table-cell office:value-type="float" office:value="1117.55" calcext:value-type="float">
            <text:p>1117.55</text:p>
          </table:table-cell>
        </table:table-row>
        <table:table-row table:style-name="ro1">
          <table:table-cell office:value-type="float" office:value="13199461" calcext:value-type="float">
            <text:p>13199461</text:p>
          </table:table-cell>
          <table:table-cell table:formula="of:=[.A827]/1000/(60*60*24)" office:value-type="time" office:time-value="PT03H39M59.461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01.36" calcext:value-type="float">
            <text:p>901.36</text:p>
          </table:table-cell>
          <table:table-cell office:value-type="float" office:value="1118.85" calcext:value-type="float">
            <text:p>1118.85</text:p>
          </table:table-cell>
        </table:table-row>
        <table:table-row table:style-name="ro1">
          <table:table-cell office:value-type="float" office:value="13215461" calcext:value-type="float">
            <text:p>13215461</text:p>
          </table:table-cell>
          <table:table-cell table:formula="of:=[.A828]/1000/(60*60*24)" office:value-type="time" office:time-value="PT03H40M15.461S" calcext:value-type="time">
            <text:p>03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902.43" calcext:value-type="float">
            <text:p>902.43</text:p>
          </table:table-cell>
          <table:table-cell office:value-type="float" office:value="1120.15" calcext:value-type="float">
            <text:p>1120.15</text:p>
          </table:table-cell>
        </table:table-row>
        <table:table-row table:style-name="ro1">
          <table:table-cell office:value-type="float" office:value="13231461" calcext:value-type="float">
            <text:p>13231461</text:p>
          </table:table-cell>
          <table:table-cell table:formula="of:=[.A829]/1000/(60*60*24)" office:value-type="time" office:time-value="PT03H40M31.461S" calcext:value-type="time">
            <text:p>03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903.5" calcext:value-type="float">
            <text:p>903.5</text:p>
          </table:table-cell>
          <table:table-cell office:value-type="float" office:value="1121.44" calcext:value-type="float">
            <text:p>1121.44</text:p>
          </table:table-cell>
        </table:table-row>
        <table:table-row table:style-name="ro1">
          <table:table-cell office:value-type="float" office:value="13247461" calcext:value-type="float">
            <text:p>13247461</text:p>
          </table:table-cell>
          <table:table-cell table:formula="of:=[.A830]/1000/(60*60*24)" office:value-type="time" office:time-value="PT03H40M47.461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904.57" calcext:value-type="float">
            <text:p>904.57</text:p>
          </table:table-cell>
          <table:table-cell office:value-type="float" office:value="1122.74" calcext:value-type="float">
            <text:p>1122.74</text:p>
          </table:table-cell>
        </table:table-row>
        <table:table-row table:style-name="ro1">
          <table:table-cell office:value-type="float" office:value="13263461" calcext:value-type="float">
            <text:p>13263461</text:p>
          </table:table-cell>
          <table:table-cell table:formula="of:=[.A831]/1000/(60*60*24)" office:value-type="time" office:time-value="PT03H41M03.461S" calcext:value-type="time">
            <text:p>03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905.64" calcext:value-type="float">
            <text:p>905.64</text:p>
          </table:table-cell>
          <table:table-cell office:value-type="float" office:value="1124.04" calcext:value-type="float">
            <text:p>1124.04</text:p>
          </table:table-cell>
        </table:table-row>
        <table:table-row table:style-name="ro1">
          <table:table-cell office:value-type="float" office:value="13279461" calcext:value-type="float">
            <text:p>13279461</text:p>
          </table:table-cell>
          <table:table-cell table:formula="of:=[.A832]/1000/(60*60*24)" office:value-type="time" office:time-value="PT03H41M19.461S" calcext:value-type="time">
            <text:p>03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06.71" calcext:value-type="float">
            <text:p>906.71</text:p>
          </table:table-cell>
          <table:table-cell office:value-type="float" office:value="1125.34" calcext:value-type="float">
            <text:p>1125.34</text:p>
          </table:table-cell>
        </table:table-row>
        <table:table-row table:style-name="ro1">
          <table:table-cell office:value-type="float" office:value="13295461" calcext:value-type="float">
            <text:p>13295461</text:p>
          </table:table-cell>
          <table:table-cell table:formula="of:=[.A833]/1000/(60*60*24)" office:value-type="time" office:time-value="PT03H41M35.461S" calcext:value-type="time">
            <text:p>03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07.78" calcext:value-type="float">
            <text:p>907.78</text:p>
          </table:table-cell>
          <table:table-cell office:value-type="float" office:value="1126.63" calcext:value-type="float">
            <text:p>1126.63</text:p>
          </table:table-cell>
        </table:table-row>
        <table:table-row table:style-name="ro1">
          <table:table-cell office:value-type="float" office:value="13311461" calcext:value-type="float">
            <text:p>13311461</text:p>
          </table:table-cell>
          <table:table-cell table:formula="of:=[.A834]/1000/(60*60*24)" office:value-type="time" office:time-value="PT03H41M51.461S" calcext:value-type="time">
            <text:p>03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08.85" calcext:value-type="float">
            <text:p>908.85</text:p>
          </table:table-cell>
          <table:table-cell office:value-type="float" office:value="1127.93" calcext:value-type="float">
            <text:p>1127.93</text:p>
          </table:table-cell>
        </table:table-row>
        <table:table-row table:style-name="ro1">
          <table:table-cell office:value-type="float" office:value="13327461" calcext:value-type="float">
            <text:p>13327461</text:p>
          </table:table-cell>
          <table:table-cell table:formula="of:=[.A835]/1000/(60*60*24)" office:value-type="time" office:time-value="PT03H42M07.461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09.92" calcext:value-type="float">
            <text:p>909.92</text:p>
          </table:table-cell>
          <table:table-cell office:value-type="float" office:value="1129.23" calcext:value-type="float">
            <text:p>1129.23</text:p>
          </table:table-cell>
        </table:table-row>
        <table:table-row table:style-name="ro1">
          <table:table-cell office:value-type="float" office:value="13343461" calcext:value-type="float">
            <text:p>13343461</text:p>
          </table:table-cell>
          <table:table-cell table:formula="of:=[.A836]/1000/(60*60*24)" office:value-type="time" office:time-value="PT03H42M23.461S" calcext:value-type="time">
            <text:p>03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0.99" calcext:value-type="float">
            <text:p>910.99</text:p>
          </table:table-cell>
          <table:table-cell office:value-type="float" office:value="1130.53" calcext:value-type="float">
            <text:p>1130.53</text:p>
          </table:table-cell>
        </table:table-row>
        <table:table-row table:style-name="ro1">
          <table:table-cell office:value-type="float" office:value="13359461" calcext:value-type="float">
            <text:p>13359461</text:p>
          </table:table-cell>
          <table:table-cell table:formula="of:=[.A837]/1000/(60*60*24)" office:value-type="time" office:time-value="PT03H42M39.461S" calcext:value-type="time">
            <text:p>03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912.06" calcext:value-type="float">
            <text:p>912.06</text:p>
          </table:table-cell>
          <table:table-cell office:value-type="float" office:value="1131.83" calcext:value-type="float">
            <text:p>1131.83</text:p>
          </table:table-cell>
        </table:table-row>
        <table:table-row table:style-name="ro1">
          <table:table-cell office:value-type="float" office:value="13375461" calcext:value-type="float">
            <text:p>13375461</text:p>
          </table:table-cell>
          <table:table-cell table:formula="of:=[.A838]/1000/(60*60*24)" office:value-type="time" office:time-value="PT03H42M55.461S" calcext:value-type="time">
            <text:p>03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913.13" calcext:value-type="float">
            <text:p>913.13</text:p>
          </table:table-cell>
          <table:table-cell office:value-type="float" office:value="1133.12" calcext:value-type="float">
            <text:p>1133.12</text:p>
          </table:table-cell>
        </table:table-row>
        <table:table-row table:style-name="ro1">
          <table:table-cell office:value-type="float" office:value="13391461" calcext:value-type="float">
            <text:p>13391461</text:p>
          </table:table-cell>
          <table:table-cell table:formula="of:=[.A839]/1000/(60*60*24)" office:value-type="time" office:time-value="PT03H43M11.461S" calcext:value-type="time">
            <text:p>03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4.2" calcext:value-type="float">
            <text:p>914.2</text:p>
          </table:table-cell>
          <table:table-cell office:value-type="float" office:value="1134.42" calcext:value-type="float">
            <text:p>1134.42</text:p>
          </table:table-cell>
        </table:table-row>
        <table:table-row table:style-name="ro1">
          <table:table-cell office:value-type="float" office:value="13407461" calcext:value-type="float">
            <text:p>13407461</text:p>
          </table:table-cell>
          <table:table-cell table:formula="of:=[.A840]/1000/(60*60*24)" office:value-type="time" office:time-value="PT03H43M27.461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5.26" calcext:value-type="float">
            <text:p>915.26</text:p>
          </table:table-cell>
          <table:table-cell office:value-type="float" office:value="1135.72" calcext:value-type="float">
            <text:p>1135.72</text:p>
          </table:table-cell>
        </table:table-row>
        <table:table-row table:style-name="ro1">
          <table:table-cell office:value-type="float" office:value="13423461" calcext:value-type="float">
            <text:p>13423461</text:p>
          </table:table-cell>
          <table:table-cell table:formula="of:=[.A841]/1000/(60*60*24)" office:value-type="time" office:time-value="PT03H43M43.461S" calcext:value-type="time">
            <text:p>03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6.33" calcext:value-type="float">
            <text:p>916.33</text:p>
          </table:table-cell>
          <table:table-cell office:value-type="float" office:value="1137.02" calcext:value-type="float">
            <text:p>1137.02</text:p>
          </table:table-cell>
        </table:table-row>
        <table:table-row table:style-name="ro1">
          <table:table-cell office:value-type="float" office:value="13439461" calcext:value-type="float">
            <text:p>13439461</text:p>
          </table:table-cell>
          <table:table-cell table:formula="of:=[.A842]/1000/(60*60*24)" office:value-type="time" office:time-value="PT03H43M59.461S" calcext:value-type="time">
            <text:p>03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7.4" calcext:value-type="float">
            <text:p>917.4</text:p>
          </table:table-cell>
          <table:table-cell office:value-type="float" office:value="1138.31" calcext:value-type="float">
            <text:p>1138.31</text:p>
          </table:table-cell>
        </table:table-row>
        <table:table-row table:style-name="ro1">
          <table:table-cell office:value-type="float" office:value="13455461" calcext:value-type="float">
            <text:p>13455461</text:p>
          </table:table-cell>
          <table:table-cell table:formula="of:=[.A843]/1000/(60*60*24)" office:value-type="time" office:time-value="PT03H44M15.461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18.47" calcext:value-type="float">
            <text:p>918.47</text:p>
          </table:table-cell>
          <table:table-cell office:value-type="float" office:value="1139.61" calcext:value-type="float">
            <text:p>1139.61</text:p>
          </table:table-cell>
        </table:table-row>
        <table:table-row table:style-name="ro1">
          <table:table-cell office:value-type="float" office:value="13471461" calcext:value-type="float">
            <text:p>13471461</text:p>
          </table:table-cell>
          <table:table-cell table:formula="of:=[.A844]/1000/(60*60*24)" office:value-type="time" office:time-value="PT03H44M31.461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19.54" calcext:value-type="float">
            <text:p>919.54</text:p>
          </table:table-cell>
          <table:table-cell office:value-type="float" office:value="1140.91" calcext:value-type="float">
            <text:p>1140.91</text:p>
          </table:table-cell>
        </table:table-row>
        <table:table-row table:style-name="ro1">
          <table:table-cell office:value-type="float" office:value="13487461" calcext:value-type="float">
            <text:p>13487461</text:p>
          </table:table-cell>
          <table:table-cell table:formula="of:=[.A845]/1000/(60*60*24)" office:value-type="time" office:time-value="PT03H44M47.461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20.61" calcext:value-type="float">
            <text:p>920.61</text:p>
          </table:table-cell>
          <table:table-cell office:value-type="float" office:value="1142.21" calcext:value-type="float">
            <text:p>1142.21</text:p>
          </table:table-cell>
        </table:table-row>
        <table:table-row table:style-name="ro1">
          <table:table-cell office:value-type="float" office:value="13503461" calcext:value-type="float">
            <text:p>13503461</text:p>
          </table:table-cell>
          <table:table-cell table:formula="of:=[.A846]/1000/(60*60*24)" office:value-type="time" office:time-value="PT03H45M03.461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21.68" calcext:value-type="float">
            <text:p>921.68</text:p>
          </table:table-cell>
          <table:table-cell office:value-type="float" office:value="1143.5" calcext:value-type="float">
            <text:p>1143.5</text:p>
          </table:table-cell>
        </table:table-row>
        <table:table-row table:style-name="ro1">
          <table:table-cell office:value-type="float" office:value="13519461" calcext:value-type="float">
            <text:p>13519461</text:p>
          </table:table-cell>
          <table:table-cell table:formula="of:=[.A847]/1000/(60*60*24)" office:value-type="time" office:time-value="PT03H45M19.461S" calcext:value-type="time">
            <text:p>03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2.75" calcext:value-type="float">
            <text:p>922.75</text:p>
          </table:table-cell>
          <table:table-cell office:value-type="float" office:value="1144.8" calcext:value-type="float">
            <text:p>1144.8</text:p>
          </table:table-cell>
        </table:table-row>
        <table:table-row table:style-name="ro1">
          <table:table-cell office:value-type="float" office:value="13535461" calcext:value-type="float">
            <text:p>13535461</text:p>
          </table:table-cell>
          <table:table-cell table:formula="of:=[.A848]/1000/(60*60*24)" office:value-type="time" office:time-value="PT03H45M35.461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3.82" calcext:value-type="float">
            <text:p>923.82</text:p>
          </table:table-cell>
          <table:table-cell office:value-type="float" office:value="1146.1" calcext:value-type="float">
            <text:p>1146.1</text:p>
          </table:table-cell>
        </table:table-row>
        <table:table-row table:style-name="ro1">
          <table:table-cell office:value-type="float" office:value="13551461" calcext:value-type="float">
            <text:p>13551461</text:p>
          </table:table-cell>
          <table:table-cell table:formula="of:=[.A849]/1000/(60*60*24)" office:value-type="time" office:time-value="PT03H45M51.461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4.89" calcext:value-type="float">
            <text:p>924.89</text:p>
          </table:table-cell>
          <table:table-cell office:value-type="float" office:value="1147.4" calcext:value-type="float">
            <text:p>1147.4</text:p>
          </table:table-cell>
        </table:table-row>
        <table:table-row table:style-name="ro1">
          <table:table-cell office:value-type="float" office:value="13567461" calcext:value-type="float">
            <text:p>13567461</text:p>
          </table:table-cell>
          <table:table-cell table:formula="of:=[.A850]/1000/(60*60*24)" office:value-type="time" office:time-value="PT03H46M07.461S" calcext:value-type="time">
            <text:p>03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5.96" calcext:value-type="float">
            <text:p>925.96</text:p>
          </table:table-cell>
          <table:table-cell office:value-type="float" office:value="1148.69" calcext:value-type="float">
            <text:p>1148.69</text:p>
          </table:table-cell>
        </table:table-row>
        <table:table-row table:style-name="ro1">
          <table:table-cell office:value-type="float" office:value="13583461" calcext:value-type="float">
            <text:p>13583461</text:p>
          </table:table-cell>
          <table:table-cell table:formula="of:=[.A851]/1000/(60*60*24)" office:value-type="time" office:time-value="PT03H46M23.461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7.03" calcext:value-type="float">
            <text:p>927.03</text:p>
          </table:table-cell>
          <table:table-cell office:value-type="float" office:value="1149.99" calcext:value-type="float">
            <text:p>1149.99</text:p>
          </table:table-cell>
        </table:table-row>
        <table:table-row table:style-name="ro1">
          <table:table-cell office:value-type="float" office:value="13599461" calcext:value-type="float">
            <text:p>13599461</text:p>
          </table:table-cell>
          <table:table-cell table:formula="of:=[.A852]/1000/(60*60*24)" office:value-type="time" office:time-value="PT03H46M39.461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28.1" calcext:value-type="float">
            <text:p>928.1</text:p>
          </table:table-cell>
          <table:table-cell office:value-type="float" office:value="1151.29" calcext:value-type="float">
            <text:p>1151.29</text:p>
          </table:table-cell>
        </table:table-row>
        <table:table-row table:style-name="ro1">
          <table:table-cell office:value-type="float" office:value="13615461" calcext:value-type="float">
            <text:p>13615461</text:p>
          </table:table-cell>
          <table:table-cell table:formula="of:=[.A853]/1000/(60*60*24)" office:value-type="time" office:time-value="PT03H46M55.461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29.17" calcext:value-type="float">
            <text:p>929.17</text:p>
          </table:table-cell>
          <table:table-cell office:value-type="float" office:value="1152.58" calcext:value-type="float">
            <text:p>1152.58</text:p>
          </table:table-cell>
        </table:table-row>
        <table:table-row table:style-name="ro1">
          <table:table-cell office:value-type="float" office:value="13631461" calcext:value-type="float">
            <text:p>13631461</text:p>
          </table:table-cell>
          <table:table-cell table:formula="of:=[.A854]/1000/(60*60*24)" office:value-type="time" office:time-value="PT03H47M11.461S" calcext:value-type="time">
            <text:p>03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0.23" calcext:value-type="float">
            <text:p>930.23</text:p>
          </table:table-cell>
          <table:table-cell office:value-type="float" office:value="1153.88" calcext:value-type="float">
            <text:p>1153.88</text:p>
          </table:table-cell>
        </table:table-row>
        <table:table-row table:style-name="ro1">
          <table:table-cell office:value-type="float" office:value="13647461" calcext:value-type="float">
            <text:p>13647461</text:p>
          </table:table-cell>
          <table:table-cell table:formula="of:=[.A855]/1000/(60*60*24)" office:value-type="time" office:time-value="PT03H47M27.461S" calcext:value-type="time">
            <text:p>03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1.3" calcext:value-type="float">
            <text:p>931.3</text:p>
          </table:table-cell>
          <table:table-cell office:value-type="float" office:value="1155.18" calcext:value-type="float">
            <text:p>1155.18</text:p>
          </table:table-cell>
        </table:table-row>
        <table:table-row table:style-name="ro1">
          <table:table-cell office:value-type="float" office:value="13663461" calcext:value-type="float">
            <text:p>13663461</text:p>
          </table:table-cell>
          <table:table-cell table:formula="of:=[.A856]/1000/(60*60*24)" office:value-type="time" office:time-value="PT03H47M43.461S" calcext:value-type="time">
            <text:p>03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2.37" calcext:value-type="float">
            <text:p>932.37</text:p>
          </table:table-cell>
          <table:table-cell office:value-type="float" office:value="1156.47" calcext:value-type="float">
            <text:p>1156.47</text:p>
          </table:table-cell>
        </table:table-row>
        <table:table-row table:style-name="ro1">
          <table:table-cell office:value-type="float" office:value="13679461" calcext:value-type="float">
            <text:p>13679461</text:p>
          </table:table-cell>
          <table:table-cell table:formula="of:=[.A857]/1000/(60*60*24)" office:value-type="time" office:time-value="PT03H47M59.461S" calcext:value-type="time">
            <text:p>03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3.44" calcext:value-type="float">
            <text:p>933.44</text:p>
          </table:table-cell>
          <table:table-cell office:value-type="float" office:value="1157.77" calcext:value-type="float">
            <text:p>1157.77</text:p>
          </table:table-cell>
        </table:table-row>
        <table:table-row table:style-name="ro1">
          <table:table-cell office:value-type="float" office:value="13695461" calcext:value-type="float">
            <text:p>13695461</text:p>
          </table:table-cell>
          <table:table-cell table:formula="of:=[.A858]/1000/(60*60*24)" office:value-type="time" office:time-value="PT03H48M15.461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4.51" calcext:value-type="float">
            <text:p>934.51</text:p>
          </table:table-cell>
          <table:table-cell office:value-type="float" office:value="1159.07" calcext:value-type="float">
            <text:p>1159.07</text:p>
          </table:table-cell>
        </table:table-row>
        <table:table-row table:style-name="ro1">
          <table:table-cell office:value-type="float" office:value="13711461" calcext:value-type="float">
            <text:p>13711461</text:p>
          </table:table-cell>
          <table:table-cell table:formula="of:=[.A859]/1000/(60*60*24)" office:value-type="time" office:time-value="PT03H48M31.461S" calcext:value-type="time">
            <text:p>03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5.58" calcext:value-type="float">
            <text:p>935.58</text:p>
          </table:table-cell>
          <table:table-cell office:value-type="float" office:value="1160.36" calcext:value-type="float">
            <text:p>1160.36</text:p>
          </table:table-cell>
        </table:table-row>
        <table:table-row table:style-name="ro1">
          <table:table-cell office:value-type="float" office:value="13727461" calcext:value-type="float">
            <text:p>13727461</text:p>
          </table:table-cell>
          <table:table-cell table:formula="of:=[.A860]/1000/(60*60*24)" office:value-type="time" office:time-value="PT03H48M47.461S" calcext:value-type="time">
            <text:p>03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6.65" calcext:value-type="float">
            <text:p>936.65</text:p>
          </table:table-cell>
          <table:table-cell office:value-type="float" office:value="1161.66" calcext:value-type="float">
            <text:p>1161.66</text:p>
          </table:table-cell>
        </table:table-row>
        <table:table-row table:style-name="ro1">
          <table:table-cell office:value-type="float" office:value="13743461" calcext:value-type="float">
            <text:p>13743461</text:p>
          </table:table-cell>
          <table:table-cell table:formula="of:=[.A861]/1000/(60*60*24)" office:value-type="time" office:time-value="PT03H49M03.461S" calcext:value-type="time">
            <text:p>03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7.72" calcext:value-type="float">
            <text:p>937.72</text:p>
          </table:table-cell>
          <table:table-cell office:value-type="float" office:value="1162.95" calcext:value-type="float">
            <text:p>1162.95</text:p>
          </table:table-cell>
        </table:table-row>
        <table:table-row table:style-name="ro1">
          <table:table-cell office:value-type="float" office:value="13759461" calcext:value-type="float">
            <text:p>13759461</text:p>
          </table:table-cell>
          <table:table-cell table:formula="of:=[.A862]/1000/(60*60*24)" office:value-type="time" office:time-value="PT03H49M19.461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38.79" calcext:value-type="float">
            <text:p>938.79</text:p>
          </table:table-cell>
          <table:table-cell office:value-type="float" office:value="1164.25" calcext:value-type="float">
            <text:p>1164.25</text:p>
          </table:table-cell>
        </table:table-row>
        <table:table-row table:style-name="ro1">
          <table:table-cell office:value-type="float" office:value="13775461" calcext:value-type="float">
            <text:p>13775461</text:p>
          </table:table-cell>
          <table:table-cell table:formula="of:=[.A863]/1000/(60*60*24)" office:value-type="time" office:time-value="PT03H49M35.461S" calcext:value-type="time">
            <text:p>03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39.86" calcext:value-type="float">
            <text:p>939.86</text:p>
          </table:table-cell>
          <table:table-cell office:value-type="float" office:value="1165.55" calcext:value-type="float">
            <text:p>1165.55</text:p>
          </table:table-cell>
        </table:table-row>
        <table:table-row table:style-name="ro1">
          <table:table-cell office:value-type="float" office:value="13791461" calcext:value-type="float">
            <text:p>13791461</text:p>
          </table:table-cell>
          <table:table-cell table:formula="of:=[.A864]/1000/(60*60*24)" office:value-type="time" office:time-value="PT03H49M51.461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0.93" calcext:value-type="float">
            <text:p>940.93</text:p>
          </table:table-cell>
          <table:table-cell office:value-type="float" office:value="1166.84" calcext:value-type="float">
            <text:p>1166.84</text:p>
          </table:table-cell>
        </table:table-row>
        <table:table-row table:style-name="ro1">
          <table:table-cell office:value-type="float" office:value="13807461" calcext:value-type="float">
            <text:p>13807461</text:p>
          </table:table-cell>
          <table:table-cell table:formula="of:=[.A865]/1000/(60*60*24)" office:value-type="time" office:time-value="PT03H50M07.461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2" calcext:value-type="float">
            <text:p>942</text:p>
          </table:table-cell>
          <table:table-cell office:value-type="float" office:value="1168.14" calcext:value-type="float">
            <text:p>1168.14</text:p>
          </table:table-cell>
        </table:table-row>
        <table:table-row table:style-name="ro1">
          <table:table-cell office:value-type="float" office:value="13823461" calcext:value-type="float">
            <text:p>13823461</text:p>
          </table:table-cell>
          <table:table-cell table:formula="of:=[.A866]/1000/(60*60*24)" office:value-type="time" office:time-value="PT03H50M23.461S" calcext:value-type="time">
            <text:p>03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3.07" calcext:value-type="float">
            <text:p>943.07</text:p>
          </table:table-cell>
          <table:table-cell office:value-type="float" office:value="1169.43" calcext:value-type="float">
            <text:p>1169.43</text:p>
          </table:table-cell>
        </table:table-row>
        <table:table-row table:style-name="ro1">
          <table:table-cell office:value-type="float" office:value="13839461" calcext:value-type="float">
            <text:p>13839461</text:p>
          </table:table-cell>
          <table:table-cell table:formula="of:=[.A867]/1000/(60*60*24)" office:value-type="time" office:time-value="PT03H50M39.461S" calcext:value-type="time">
            <text:p>03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4.13" calcext:value-type="float">
            <text:p>944.13</text:p>
          </table:table-cell>
          <table:table-cell office:value-type="float" office:value="1170.73" calcext:value-type="float">
            <text:p>1170.73</text:p>
          </table:table-cell>
        </table:table-row>
        <table:table-row table:style-name="ro1">
          <table:table-cell office:value-type="float" office:value="13855461" calcext:value-type="float">
            <text:p>13855461</text:p>
          </table:table-cell>
          <table:table-cell table:formula="of:=[.A868]/1000/(60*60*24)" office:value-type="time" office:time-value="PT03H50M55.461S" calcext:value-type="time">
            <text:p>03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5.2" calcext:value-type="float">
            <text:p>945.2</text:p>
          </table:table-cell>
          <table:table-cell office:value-type="float" office:value="1172.02" calcext:value-type="float">
            <text:p>1172.02</text:p>
          </table:table-cell>
        </table:table-row>
        <table:table-row table:style-name="ro1">
          <table:table-cell office:value-type="float" office:value="13871461" calcext:value-type="float">
            <text:p>13871461</text:p>
          </table:table-cell>
          <table:table-cell table:formula="of:=[.A869]/1000/(60*60*24)" office:value-type="time" office:time-value="PT03H51M11.461S" calcext:value-type="time">
            <text:p>03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6.27" calcext:value-type="float">
            <text:p>946.27</text:p>
          </table:table-cell>
          <table:table-cell office:value-type="float" office:value="1173.32" calcext:value-type="float">
            <text:p>1173.32</text:p>
          </table:table-cell>
        </table:table-row>
        <table:table-row table:style-name="ro1">
          <table:table-cell office:value-type="float" office:value="13887461" calcext:value-type="float">
            <text:p>13887461</text:p>
          </table:table-cell>
          <table:table-cell table:formula="of:=[.A870]/1000/(60*60*24)" office:value-type="time" office:time-value="PT03H51M27.461S" calcext:value-type="time">
            <text:p>03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7.34" calcext:value-type="float">
            <text:p>947.34</text:p>
          </table:table-cell>
          <table:table-cell office:value-type="float" office:value="1174.61" calcext:value-type="float">
            <text:p>1174.61</text:p>
          </table:table-cell>
        </table:table-row>
        <table:table-row table:style-name="ro1">
          <table:table-cell office:value-type="float" office:value="13903461" calcext:value-type="float">
            <text:p>13903461</text:p>
          </table:table-cell>
          <table:table-cell table:formula="of:=[.A871]/1000/(60*60*24)" office:value-type="time" office:time-value="PT03H51M43.461S" calcext:value-type="time">
            <text:p>03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48.41" calcext:value-type="float">
            <text:p>948.41</text:p>
          </table:table-cell>
          <table:table-cell office:value-type="float" office:value="1175.91" calcext:value-type="float">
            <text:p>1175.91</text:p>
          </table:table-cell>
        </table:table-row>
        <table:table-row table:style-name="ro1">
          <table:table-cell office:value-type="float" office:value="13919461" calcext:value-type="float">
            <text:p>13919461</text:p>
          </table:table-cell>
          <table:table-cell table:formula="of:=[.A872]/1000/(60*60*24)" office:value-type="time" office:time-value="PT03H51M59.461S" calcext:value-type="time">
            <text:p>03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949.48" calcext:value-type="float">
            <text:p>949.48</text:p>
          </table:table-cell>
          <table:table-cell office:value-type="float" office:value="1177.21" calcext:value-type="float">
            <text:p>1177.21</text:p>
          </table:table-cell>
        </table:table-row>
        <table:table-row table:style-name="ro1">
          <table:table-cell office:value-type="float" office:value="13935461" calcext:value-type="float">
            <text:p>13935461</text:p>
          </table:table-cell>
          <table:table-cell table:formula="of:=[.A873]/1000/(60*60*24)" office:value-type="time" office:time-value="PT03H52M15.461S" calcext:value-type="time">
            <text:p>03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0.55" calcext:value-type="float">
            <text:p>950.55</text:p>
          </table:table-cell>
          <table:table-cell office:value-type="float" office:value="1178.5" calcext:value-type="float">
            <text:p>1178.5</text:p>
          </table:table-cell>
        </table:table-row>
        <table:table-row table:style-name="ro1">
          <table:table-cell office:value-type="float" office:value="13951461" calcext:value-type="float">
            <text:p>13951461</text:p>
          </table:table-cell>
          <table:table-cell table:formula="of:=[.A874]/1000/(60*60*24)" office:value-type="time" office:time-value="PT03H52M31.461S" calcext:value-type="time">
            <text:p>03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1.62" calcext:value-type="float">
            <text:p>951.62</text:p>
          </table:table-cell>
          <table:table-cell office:value-type="float" office:value="1179.8" calcext:value-type="float">
            <text:p>1179.8</text:p>
          </table:table-cell>
        </table:table-row>
        <table:table-row table:style-name="ro1">
          <table:table-cell office:value-type="float" office:value="13967461" calcext:value-type="float">
            <text:p>13967461</text:p>
          </table:table-cell>
          <table:table-cell table:formula="of:=[.A875]/1000/(60*60*24)" office:value-type="time" office:time-value="PT03H52M47.461S" calcext:value-type="time">
            <text:p>03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2.69" calcext:value-type="float">
            <text:p>952.69</text:p>
          </table:table-cell>
          <table:table-cell office:value-type="float" office:value="1181.09" calcext:value-type="float">
            <text:p>1181.09</text:p>
          </table:table-cell>
        </table:table-row>
        <table:table-row table:style-name="ro1">
          <table:table-cell office:value-type="float" office:value="13983461" calcext:value-type="float">
            <text:p>13983461</text:p>
          </table:table-cell>
          <table:table-cell table:formula="of:=[.A876]/1000/(60*60*24)" office:value-type="time" office:time-value="PT03H53M03.461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3.76" calcext:value-type="float">
            <text:p>953.76</text:p>
          </table:table-cell>
          <table:table-cell office:value-type="float" office:value="1182.39" calcext:value-type="float">
            <text:p>1182.39</text:p>
          </table:table-cell>
        </table:table-row>
        <table:table-row table:style-name="ro1">
          <table:table-cell office:value-type="float" office:value="13999461" calcext:value-type="float">
            <text:p>13999461</text:p>
          </table:table-cell>
          <table:table-cell table:formula="of:=[.A877]/1000/(60*60*24)" office:value-type="time" office:time-value="PT03H53M19.461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4.83" calcext:value-type="float">
            <text:p>954.83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14015461" calcext:value-type="float">
            <text:p>14015461</text:p>
          </table:table-cell>
          <table:table-cell table:formula="of:=[.A878]/1000/(60*60*24)" office:value-type="time" office:time-value="PT03H53M35.461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5.9" calcext:value-type="float">
            <text:p>955.9</text:p>
          </table:table-cell>
          <table:table-cell office:value-type="float" office:value="1184.98" calcext:value-type="float">
            <text:p>1184.98</text:p>
          </table:table-cell>
        </table:table-row>
        <table:table-row table:style-name="ro1">
          <table:table-cell office:value-type="float" office:value="14031461" calcext:value-type="float">
            <text:p>14031461</text:p>
          </table:table-cell>
          <table:table-cell table:formula="of:=[.A879]/1000/(60*60*24)" office:value-type="time" office:time-value="PT03H53M51.461S" calcext:value-type="time">
            <text:p>03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956.96" calcext:value-type="float">
            <text:p>956.96</text:p>
          </table:table-cell>
          <table:table-cell office:value-type="float" office:value="1186.27" calcext:value-type="float">
            <text:p>1186.27</text:p>
          </table:table-cell>
        </table:table-row>
        <table:table-row table:style-name="ro1">
          <table:table-cell office:value-type="float" office:value="14047461" calcext:value-type="float">
            <text:p>14047461</text:p>
          </table:table-cell>
          <table:table-cell table:formula="of:=[.A880]/1000/(60*60*24)" office:value-type="time" office:time-value="PT03H54M07.461S" calcext:value-type="time">
            <text:p>03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8.03" calcext:value-type="float">
            <text:p>958.03</text:p>
          </table:table-cell>
          <table:table-cell office:value-type="float" office:value="1187.57" calcext:value-type="float">
            <text:p>1187.57</text:p>
          </table:table-cell>
        </table:table-row>
        <table:table-row table:style-name="ro1">
          <table:table-cell office:value-type="float" office:value="14063461" calcext:value-type="float">
            <text:p>14063461</text:p>
          </table:table-cell>
          <table:table-cell table:formula="of:=[.A881]/1000/(60*60*24)" office:value-type="time" office:time-value="PT03H54M23.461S" calcext:value-type="time">
            <text:p>03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59.1" calcext:value-type="float">
            <text:p>959.1</text:p>
          </table:table-cell>
          <table:table-cell office:value-type="float" office:value="1188.86" calcext:value-type="float">
            <text:p>1188.86</text:p>
          </table:table-cell>
        </table:table-row>
        <table:table-row table:style-name="ro1">
          <table:table-cell office:value-type="float" office:value="14079461" calcext:value-type="float">
            <text:p>14079461</text:p>
          </table:table-cell>
          <table:table-cell table:formula="of:=[.A882]/1000/(60*60*24)" office:value-type="time" office:time-value="PT03H54M39.461S" calcext:value-type="time">
            <text:p>03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60.17" calcext:value-type="float">
            <text:p>960.17</text:p>
          </table:table-cell>
          <table:table-cell office:value-type="float" office:value="1190.16" calcext:value-type="float">
            <text:p>1190.16</text:p>
          </table:table-cell>
        </table:table-row>
        <table:table-row table:style-name="ro1">
          <table:table-cell office:value-type="float" office:value="14095461" calcext:value-type="float">
            <text:p>14095461</text:p>
          </table:table-cell>
          <table:table-cell table:formula="of:=[.A883]/1000/(60*60*24)" office:value-type="time" office:time-value="PT03H54M55.461S" calcext:value-type="time">
            <text:p>03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61.24" calcext:value-type="float">
            <text:p>961.24</text:p>
          </table:table-cell>
          <table:table-cell office:value-type="float" office:value="1191.45" calcext:value-type="float">
            <text:p>1191.45</text:p>
          </table:table-cell>
        </table:table-row>
        <table:table-row table:style-name="ro1">
          <table:table-cell office:value-type="float" office:value="14111461" calcext:value-type="float">
            <text:p>14111461</text:p>
          </table:table-cell>
          <table:table-cell table:formula="of:=[.A884]/1000/(60*60*24)" office:value-type="time" office:time-value="PT03H55M11.461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962.31" calcext:value-type="float">
            <text:p>962.31</text:p>
          </table:table-cell>
          <table:table-cell office:value-type="float" office:value="1192.75" calcext:value-type="float">
            <text:p>1192.75</text:p>
          </table:table-cell>
        </table:table-row>
        <table:table-row table:style-name="ro1">
          <table:table-cell office:value-type="float" office:value="14127461" calcext:value-type="float">
            <text:p>14127461</text:p>
          </table:table-cell>
          <table:table-cell table:formula="of:=[.A885]/1000/(60*60*24)" office:value-type="time" office:time-value="PT03H55M27.461S" calcext:value-type="time">
            <text:p>03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63.38" calcext:value-type="float">
            <text:p>963.38</text:p>
          </table:table-cell>
          <table:table-cell office:value-type="float" office:value="1194.04" calcext:value-type="float">
            <text:p>1194.04</text:p>
          </table:table-cell>
        </table:table-row>
        <table:table-row table:style-name="ro1">
          <table:table-cell office:value-type="float" office:value="14143461" calcext:value-type="float">
            <text:p>14143461</text:p>
          </table:table-cell>
          <table:table-cell table:formula="of:=[.A886]/1000/(60*60*24)" office:value-type="time" office:time-value="PT03H55M43.461S" calcext:value-type="time">
            <text:p>03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964.45" calcext:value-type="float">
            <text:p>964.45</text:p>
          </table:table-cell>
          <table:table-cell office:value-type="float" office:value="1195.34" calcext:value-type="float">
            <text:p>1195.34</text:p>
          </table:table-cell>
        </table:table-row>
        <table:table-row table:style-name="ro1">
          <table:table-cell office:value-type="float" office:value="14159461" calcext:value-type="float">
            <text:p>14159461</text:p>
          </table:table-cell>
          <table:table-cell table:formula="of:=[.A887]/1000/(60*60*24)" office:value-type="time" office:time-value="PT03H55M59.461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65.51" calcext:value-type="float">
            <text:p>965.51</text:p>
          </table:table-cell>
          <table:table-cell office:value-type="float" office:value="1196.63" calcext:value-type="float">
            <text:p>1196.63</text:p>
          </table:table-cell>
        </table:table-row>
        <table:table-row table:style-name="ro1">
          <table:table-cell office:value-type="float" office:value="14175461" calcext:value-type="float">
            <text:p>14175461</text:p>
          </table:table-cell>
          <table:table-cell table:formula="of:=[.A888]/1000/(60*60*24)" office:value-type="time" office:time-value="PT03H56M15.461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66.58" calcext:value-type="float">
            <text:p>966.58</text:p>
          </table:table-cell>
          <table:table-cell office:value-type="float" office:value="1197.93" calcext:value-type="float">
            <text:p>1197.93</text:p>
          </table:table-cell>
        </table:table-row>
        <table:table-row table:style-name="ro1">
          <table:table-cell office:value-type="float" office:value="14191461" calcext:value-type="float">
            <text:p>14191461</text:p>
          </table:table-cell>
          <table:table-cell table:formula="of:=[.A889]/1000/(60*60*24)" office:value-type="time" office:time-value="PT03H56M31.461S" calcext:value-type="time">
            <text:p>03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67.65" calcext:value-type="float">
            <text:p>967.65</text:p>
          </table:table-cell>
          <table:table-cell office:value-type="float" office:value="1199.22" calcext:value-type="float">
            <text:p>1199.22</text:p>
          </table:table-cell>
        </table:table-row>
        <table:table-row table:style-name="ro1">
          <table:table-cell office:value-type="float" office:value="14207461" calcext:value-type="float">
            <text:p>14207461</text:p>
          </table:table-cell>
          <table:table-cell table:formula="of:=[.A890]/1000/(60*60*24)" office:value-type="time" office:time-value="PT03H56M47.461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68.72" calcext:value-type="float">
            <text:p>968.72</text:p>
          </table:table-cell>
          <table:table-cell office:value-type="float" office:value="1200.52" calcext:value-type="float">
            <text:p>1200.52</text:p>
          </table:table-cell>
        </table:table-row>
        <table:table-row table:style-name="ro1">
          <table:table-cell office:value-type="float" office:value="14223461" calcext:value-type="float">
            <text:p>14223461</text:p>
          </table:table-cell>
          <table:table-cell table:formula="of:=[.A891]/1000/(60*60*24)" office:value-type="time" office:time-value="PT03H57M03.461S" calcext:value-type="time">
            <text:p>03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69.79" calcext:value-type="float">
            <text:p>969.79</text:p>
          </table:table-cell>
          <table:table-cell office:value-type="float" office:value="1201.81" calcext:value-type="float">
            <text:p>1201.81</text:p>
          </table:table-cell>
        </table:table-row>
        <table:table-row table:style-name="ro1">
          <table:table-cell office:value-type="float" office:value="14239461" calcext:value-type="float">
            <text:p>14239461</text:p>
          </table:table-cell>
          <table:table-cell table:formula="of:=[.A892]/1000/(60*60*24)" office:value-type="time" office:time-value="PT03H57M19.461S" calcext:value-type="time">
            <text:p>03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0.86" calcext:value-type="float">
            <text:p>970.86</text:p>
          </table:table-cell>
          <table:table-cell office:value-type="float" office:value="1203.11" calcext:value-type="float">
            <text:p>1203.11</text:p>
          </table:table-cell>
        </table:table-row>
        <table:table-row table:style-name="ro1">
          <table:table-cell office:value-type="float" office:value="14255461" calcext:value-type="float">
            <text:p>14255461</text:p>
          </table:table-cell>
          <table:table-cell table:formula="of:=[.A893]/1000/(60*60*24)" office:value-type="time" office:time-value="PT03H57M35.461S" calcext:value-type="time">
            <text:p>03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1.93" calcext:value-type="float">
            <text:p>971.93</text:p>
          </table:table-cell>
          <table:table-cell office:value-type="float" office:value="1204.4" calcext:value-type="float">
            <text:p>1204.4</text:p>
          </table:table-cell>
        </table:table-row>
        <table:table-row table:style-name="ro1">
          <table:table-cell office:value-type="float" office:value="14271461" calcext:value-type="float">
            <text:p>14271461</text:p>
          </table:table-cell>
          <table:table-cell table:formula="of:=[.A894]/1000/(60*60*24)" office:value-type="time" office:time-value="PT03H57M51.461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2.99" calcext:value-type="float">
            <text:p>972.99</text:p>
          </table:table-cell>
          <table:table-cell office:value-type="float" office:value="1205.7" calcext:value-type="float">
            <text:p>1205.7</text:p>
          </table:table-cell>
        </table:table-row>
        <table:table-row table:style-name="ro1">
          <table:table-cell office:value-type="float" office:value="14287461" calcext:value-type="float">
            <text:p>14287461</text:p>
          </table:table-cell>
          <table:table-cell table:formula="of:=[.A895]/1000/(60*60*24)" office:value-type="time" office:time-value="PT03H58M07.461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4.06" calcext:value-type="float">
            <text:p>974.06</text:p>
          </table:table-cell>
          <table:table-cell office:value-type="float" office:value="1206.99" calcext:value-type="float">
            <text:p>1206.99</text:p>
          </table:table-cell>
        </table:table-row>
        <table:table-row table:style-name="ro1">
          <table:table-cell office:value-type="float" office:value="14303461" calcext:value-type="float">
            <text:p>14303461</text:p>
          </table:table-cell>
          <table:table-cell table:formula="of:=[.A896]/1000/(60*60*24)" office:value-type="time" office:time-value="PT03H58M23.461S" calcext:value-type="time">
            <text:p>03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5.13" calcext:value-type="float">
            <text:p>975.13</text:p>
          </table:table-cell>
          <table:table-cell office:value-type="float" office:value="1208.29" calcext:value-type="float">
            <text:p>1208.29</text:p>
          </table:table-cell>
        </table:table-row>
        <table:table-row table:style-name="ro1">
          <table:table-cell office:value-type="float" office:value="14319461" calcext:value-type="float">
            <text:p>14319461</text:p>
          </table:table-cell>
          <table:table-cell table:formula="of:=[.A897]/1000/(60*60*24)" office:value-type="time" office:time-value="PT03H58M39.461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6.2" calcext:value-type="float">
            <text:p>976.2</text:p>
          </table:table-cell>
          <table:table-cell office:value-type="float" office:value="1209.58" calcext:value-type="float">
            <text:p>1209.58</text:p>
          </table:table-cell>
        </table:table-row>
        <table:table-row table:style-name="ro1">
          <table:table-cell office:value-type="float" office:value="14335461" calcext:value-type="float">
            <text:p>14335461</text:p>
          </table:table-cell>
          <table:table-cell table:formula="of:=[.A898]/1000/(60*60*24)" office:value-type="time" office:time-value="PT03H58M55.461S" calcext:value-type="time">
            <text:p>03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7.27" calcext:value-type="float">
            <text:p>977.27</text:p>
          </table:table-cell>
          <table:table-cell office:value-type="float" office:value="1210.88" calcext:value-type="float">
            <text:p>1210.88</text:p>
          </table:table-cell>
        </table:table-row>
        <table:table-row table:style-name="ro1">
          <table:table-cell office:value-type="float" office:value="14351460" calcext:value-type="float">
            <text:p>14351460</text:p>
          </table:table-cell>
          <table:table-cell table:formula="of:=[.A899]/1000/(60*60*24)" office:value-type="time" office:time-value="PT03H59M11.46S" calcext:value-type="time">
            <text:p>03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8.34" calcext:value-type="float">
            <text:p>978.34</text:p>
          </table:table-cell>
          <table:table-cell office:value-type="float" office:value="1212.17" calcext:value-type="float">
            <text:p>1212.17</text:p>
          </table:table-cell>
        </table:table-row>
        <table:table-row table:style-name="ro1">
          <table:table-cell office:value-type="float" office:value="14367461" calcext:value-type="float">
            <text:p>14367461</text:p>
          </table:table-cell>
          <table:table-cell table:formula="of:=[.A900]/1000/(60*60*24)" office:value-type="time" office:time-value="PT03H59M27.461S" calcext:value-type="time">
            <text:p>03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79.4" calcext:value-type="float">
            <text:p>979.4</text:p>
          </table:table-cell>
          <table:table-cell office:value-type="float" office:value="1213.47" calcext:value-type="float">
            <text:p>1213.47</text:p>
          </table:table-cell>
        </table:table-row>
        <table:table-row table:style-name="ro1">
          <table:table-cell office:value-type="float" office:value="14383461" calcext:value-type="float">
            <text:p>14383461</text:p>
          </table:table-cell>
          <table:table-cell table:formula="of:=[.A901]/1000/(60*60*24)" office:value-type="time" office:time-value="PT03H59M43.461S" calcext:value-type="time">
            <text:p>03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80.47" calcext:value-type="float">
            <text:p>980.47</text:p>
          </table:table-cell>
          <table:table-cell office:value-type="float" office:value="1214.76" calcext:value-type="float">
            <text:p>1214.76</text:p>
          </table:table-cell>
        </table:table-row>
        <table:table-row table:style-name="ro1">
          <table:table-cell office:value-type="float" office:value="14399461" calcext:value-type="float">
            <text:p>14399461</text:p>
          </table:table-cell>
          <table:table-cell table:formula="of:=[.A902]/1000/(60*60*24)" office:value-type="time" office:time-value="PT03H59M59.461S" calcext:value-type="time">
            <text:p>03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81.54" calcext:value-type="float">
            <text:p>981.54</text:p>
          </table:table-cell>
          <table:table-cell office:value-type="float" office:value="1216.06" calcext:value-type="float">
            <text:p>1216.06</text:p>
          </table:table-cell>
        </table:table-row>
        <table:table-row table:style-name="ro1">
          <table:table-cell office:value-type="float" office:value="14415461" calcext:value-type="float">
            <text:p>14415461</text:p>
          </table:table-cell>
          <table:table-cell table:formula="of:=[.A903]/1000/(60*60*24)" office:value-type="time" office:time-value="PT04H00M15.461S" calcext:value-type="time">
            <text:p>04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82.61" calcext:value-type="float">
            <text:p>982.61</text:p>
          </table:table-cell>
          <table:table-cell office:value-type="float" office:value="1217.35" calcext:value-type="float">
            <text:p>1217.35</text:p>
          </table:table-cell>
        </table:table-row>
        <table:table-row table:style-name="ro1">
          <table:table-cell office:value-type="float" office:value="14431461" calcext:value-type="float">
            <text:p>14431461</text:p>
          </table:table-cell>
          <table:table-cell table:formula="of:=[.A904]/1000/(60*60*24)" office:value-type="time" office:time-value="PT04H00M31.461S" calcext:value-type="time">
            <text:p>04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3" calcext:value-type="float">
            <text:p>240.3</text:p>
          </table:table-cell>
          <table:table-cell office:value-type="float" office:value="292.21" calcext:value-type="float">
            <text:p>292.21</text:p>
          </table:table-cell>
          <table:table-cell office:value-type="float" office:value="983.68" calcext:value-type="float">
            <text:p>983.68</text:p>
          </table:table-cell>
          <table:table-cell office:value-type="float" office:value="1218.65" calcext:value-type="float">
            <text:p>1218.65</text:p>
          </table:table-cell>
        </table:table-row>
        <table:table-row table:style-name="ro1">
          <table:table-cell office:value-type="float" office:value="14447461" calcext:value-type="float">
            <text:p>14447461</text:p>
          </table:table-cell>
          <table:table-cell table:formula="of:=[.A905]/1000/(60*60*24)" office:value-type="time" office:time-value="PT04H00M47.461S" calcext:value-type="time">
            <text:p>04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84.75" calcext:value-type="float">
            <text:p>984.75</text:p>
          </table:table-cell>
          <table:table-cell office:value-type="float" office:value="1219.94" calcext:value-type="float">
            <text:p>1219.94</text:p>
          </table:table-cell>
        </table:table-row>
        <table:table-row table:style-name="ro1">
          <table:table-cell office:value-type="float" office:value="14463461" calcext:value-type="float">
            <text:p>14463461</text:p>
          </table:table-cell>
          <table:table-cell table:formula="of:=[.A906]/1000/(60*60*24)" office:value-type="time" office:time-value="PT04H01M03.461S" calcext:value-type="time">
            <text:p>04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85.82" calcext:value-type="float">
            <text:p>985.82</text:p>
          </table:table-cell>
          <table:table-cell office:value-type="float" office:value="1221.24" calcext:value-type="float">
            <text:p>1221.24</text:p>
          </table:table-cell>
        </table:table-row>
        <table:table-row table:style-name="ro1">
          <table:table-cell office:value-type="float" office:value="14479461" calcext:value-type="float">
            <text:p>14479461</text:p>
          </table:table-cell>
          <table:table-cell table:formula="of:=[.A907]/1000/(60*60*24)" office:value-type="time" office:time-value="PT04H01M19.461S" calcext:value-type="time">
            <text:p>04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86.88" calcext:value-type="float">
            <text:p>986.88</text:p>
          </table:table-cell>
          <table:table-cell office:value-type="float" office:value="1222.53" calcext:value-type="float">
            <text:p>1222.53</text:p>
          </table:table-cell>
        </table:table-row>
        <table:table-row table:style-name="ro1">
          <table:table-cell office:value-type="float" office:value="14495461" calcext:value-type="float">
            <text:p>14495461</text:p>
          </table:table-cell>
          <table:table-cell table:formula="of:=[.A908]/1000/(60*60*24)" office:value-type="time" office:time-value="PT04H01M35.461S" calcext:value-type="time">
            <text:p>04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87.95" calcext:value-type="float">
            <text:p>987.95</text:p>
          </table:table-cell>
          <table:table-cell office:value-type="float" office:value="1223.83" calcext:value-type="float">
            <text:p>1223.83</text:p>
          </table:table-cell>
        </table:table-row>
        <table:table-row table:style-name="ro1">
          <table:table-cell office:value-type="float" office:value="14511461" calcext:value-type="float">
            <text:p>14511461</text:p>
          </table:table-cell>
          <table:table-cell table:formula="of:=[.A909]/1000/(60*60*24)" office:value-type="time" office:time-value="PT04H01M51.461S" calcext:value-type="time">
            <text:p>04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89.02" calcext:value-type="float">
            <text:p>989.02</text:p>
          </table:table-cell>
          <table:table-cell office:value-type="float" office:value="1225.12" calcext:value-type="float">
            <text:p>1225.12</text:p>
          </table:table-cell>
        </table:table-row>
        <table:table-row table:style-name="ro1">
          <table:table-cell office:value-type="float" office:value="14527461" calcext:value-type="float">
            <text:p>14527461</text:p>
          </table:table-cell>
          <table:table-cell table:formula="of:=[.A910]/1000/(60*60*24)" office:value-type="time" office:time-value="PT04H02M07.461S" calcext:value-type="time">
            <text:p>04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0.09" calcext:value-type="float">
            <text:p>990.09</text:p>
          </table:table-cell>
          <table:table-cell office:value-type="float" office:value="1226.42" calcext:value-type="float">
            <text:p>1226.42</text:p>
          </table:table-cell>
        </table:table-row>
        <table:table-row table:style-name="ro1">
          <table:table-cell office:value-type="float" office:value="14543461" calcext:value-type="float">
            <text:p>14543461</text:p>
          </table:table-cell>
          <table:table-cell table:formula="of:=[.A911]/1000/(60*60*24)" office:value-type="time" office:time-value="PT04H02M23.461S" calcext:value-type="time">
            <text:p>04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1.16" calcext:value-type="float">
            <text:p>991.16</text:p>
          </table:table-cell>
          <table:table-cell office:value-type="float" office:value="1227.71" calcext:value-type="float">
            <text:p>1227.71</text:p>
          </table:table-cell>
        </table:table-row>
        <table:table-row table:style-name="ro1">
          <table:table-cell office:value-type="float" office:value="14559461" calcext:value-type="float">
            <text:p>14559461</text:p>
          </table:table-cell>
          <table:table-cell table:formula="of:=[.A912]/1000/(60*60*24)" office:value-type="time" office:time-value="PT04H02M39.461S" calcext:value-type="time">
            <text:p>04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2.23" calcext:value-type="float">
            <text:p>992.23</text:p>
          </table:table-cell>
          <table:table-cell office:value-type="float" office:value="1229.01" calcext:value-type="float">
            <text:p>1229.01</text:p>
          </table:table-cell>
        </table:table-row>
        <table:table-row table:style-name="ro1">
          <table:table-cell office:value-type="float" office:value="14575461" calcext:value-type="float">
            <text:p>14575461</text:p>
          </table:table-cell>
          <table:table-cell table:formula="of:=[.A913]/1000/(60*60*24)" office:value-type="time" office:time-value="PT04H02M55.461S" calcext:value-type="time">
            <text:p>04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3.29" calcext:value-type="float">
            <text:p>993.29</text:p>
          </table:table-cell>
          <table:table-cell office:value-type="float" office:value="1230.3" calcext:value-type="float">
            <text:p>1230.3</text:p>
          </table:table-cell>
        </table:table-row>
        <table:table-row table:style-name="ro1">
          <table:table-cell office:value-type="float" office:value="14591461" calcext:value-type="float">
            <text:p>14591461</text:p>
          </table:table-cell>
          <table:table-cell table:formula="of:=[.A914]/1000/(60*60*24)" office:value-type="time" office:time-value="PT04H03M11.461S" calcext:value-type="time">
            <text:p>04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94.36" calcext:value-type="float">
            <text:p>994.36</text:p>
          </table:table-cell>
          <table:table-cell office:value-type="float" office:value="1231.6" calcext:value-type="float">
            <text:p>1231.6</text:p>
          </table:table-cell>
        </table:table-row>
        <table:table-row table:style-name="ro1">
          <table:table-cell office:value-type="float" office:value="14607461" calcext:value-type="float">
            <text:p>14607461</text:p>
          </table:table-cell>
          <table:table-cell table:formula="of:=[.A915]/1000/(60*60*24)" office:value-type="time" office:time-value="PT04H03M27.461S" calcext:value-type="time">
            <text:p>04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5.43" calcext:value-type="float">
            <text:p>995.43</text:p>
          </table:table-cell>
          <table:table-cell office:value-type="float" office:value="1232.89" calcext:value-type="float">
            <text:p>1232.89</text:p>
          </table:table-cell>
        </table:table-row>
        <table:table-row table:style-name="ro1">
          <table:table-cell office:value-type="float" office:value="14623461" calcext:value-type="float">
            <text:p>14623461</text:p>
          </table:table-cell>
          <table:table-cell table:formula="of:=[.A916]/1000/(60*60*24)" office:value-type="time" office:time-value="PT04H03M43.461S" calcext:value-type="time">
            <text:p>04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996.5" calcext:value-type="float">
            <text:p>996.5</text:p>
          </table:table-cell>
          <table:table-cell office:value-type="float" office:value="1234.18" calcext:value-type="float">
            <text:p>1234.18</text:p>
          </table:table-cell>
        </table:table-row>
        <table:table-row table:style-name="ro1">
          <table:table-cell office:value-type="float" office:value="14639461" calcext:value-type="float">
            <text:p>14639461</text:p>
          </table:table-cell>
          <table:table-cell table:formula="of:=[.A917]/1000/(60*60*24)" office:value-type="time" office:time-value="PT04H03M59.461S" calcext:value-type="time">
            <text:p>04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7.57" calcext:value-type="float">
            <text:p>997.57</text:p>
          </table:table-cell>
          <table:table-cell office:value-type="float" office:value="1235.48" calcext:value-type="float">
            <text:p>1235.48</text:p>
          </table:table-cell>
        </table:table-row>
        <table:table-row table:style-name="ro1">
          <table:table-cell office:value-type="float" office:value="14655461" calcext:value-type="float">
            <text:p>14655461</text:p>
          </table:table-cell>
          <table:table-cell table:formula="of:=[.A918]/1000/(60*60*24)" office:value-type="time" office:time-value="PT04H04M15.461S" calcext:value-type="time">
            <text:p>04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8.64" calcext:value-type="float">
            <text:p>998.64</text:p>
          </table:table-cell>
          <table:table-cell office:value-type="float" office:value="1236.77" calcext:value-type="float">
            <text:p>1236.77</text:p>
          </table:table-cell>
        </table:table-row>
        <table:table-row table:style-name="ro1">
          <table:table-cell office:value-type="float" office:value="14671461" calcext:value-type="float">
            <text:p>14671461</text:p>
          </table:table-cell>
          <table:table-cell table:formula="of:=[.A919]/1000/(60*60*24)" office:value-type="time" office:time-value="PT04H04M31.461S" calcext:value-type="time">
            <text:p>04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999.7" calcext:value-type="float">
            <text:p>999.7</text:p>
          </table:table-cell>
          <table:table-cell office:value-type="float" office:value="1238.07" calcext:value-type="float">
            <text:p>1238.07</text:p>
          </table:table-cell>
        </table:table-row>
        <table:table-row table:style-name="ro1">
          <table:table-cell office:value-type="float" office:value="14687461" calcext:value-type="float">
            <text:p>14687461</text:p>
          </table:table-cell>
          <table:table-cell table:formula="of:=[.A920]/1000/(60*60*24)" office:value-type="time" office:time-value="PT04H04M47.461S" calcext:value-type="time">
            <text:p>04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0.77" calcext:value-type="float">
            <text:p>1000.77</text:p>
          </table:table-cell>
          <table:table-cell office:value-type="float" office:value="1239.36" calcext:value-type="float">
            <text:p>1239.36</text:p>
          </table:table-cell>
        </table:table-row>
        <table:table-row table:style-name="ro1">
          <table:table-cell office:value-type="float" office:value="14703461" calcext:value-type="float">
            <text:p>14703461</text:p>
          </table:table-cell>
          <table:table-cell table:formula="of:=[.A921]/1000/(60*60*24)" office:value-type="time" office:time-value="PT04H05M03.461S" calcext:value-type="time">
            <text:p>04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1.84" calcext:value-type="float">
            <text:p>1001.84</text:p>
          </table:table-cell>
          <table:table-cell office:value-type="float" office:value="1240.66" calcext:value-type="float">
            <text:p>1240.66</text:p>
          </table:table-cell>
        </table:table-row>
        <table:table-row table:style-name="ro1">
          <table:table-cell office:value-type="float" office:value="14719461" calcext:value-type="float">
            <text:p>14719461</text:p>
          </table:table-cell>
          <table:table-cell table:formula="of:=[.A922]/1000/(60*60*24)" office:value-type="time" office:time-value="PT04H05M19.461S" calcext:value-type="time">
            <text:p>04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2.91" calcext:value-type="float">
            <text:p>1002.91</text:p>
          </table:table-cell>
          <table:table-cell office:value-type="float" office:value="1241.95" calcext:value-type="float">
            <text:p>1241.95</text:p>
          </table:table-cell>
        </table:table-row>
        <table:table-row table:style-name="ro1">
          <table:table-cell office:value-type="float" office:value="14735461" calcext:value-type="float">
            <text:p>14735461</text:p>
          </table:table-cell>
          <table:table-cell table:formula="of:=[.A923]/1000/(60*60*24)" office:value-type="time" office:time-value="PT04H05M35.461S" calcext:value-type="time">
            <text:p>04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3.98" calcext:value-type="float">
            <text:p>1003.98</text:p>
          </table:table-cell>
          <table:table-cell office:value-type="float" office:value="1243.25" calcext:value-type="float">
            <text:p>1243.25</text:p>
          </table:table-cell>
        </table:table-row>
        <table:table-row table:style-name="ro1">
          <table:table-cell office:value-type="float" office:value="14751461" calcext:value-type="float">
            <text:p>14751461</text:p>
          </table:table-cell>
          <table:table-cell table:formula="of:=[.A924]/1000/(60*60*24)" office:value-type="time" office:time-value="PT04H05M51.461S" calcext:value-type="time">
            <text:p>04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5.05" calcext:value-type="float">
            <text:p>1005.05</text:p>
          </table:table-cell>
          <table:table-cell office:value-type="float" office:value="1244.54" calcext:value-type="float">
            <text:p>1244.54</text:p>
          </table:table-cell>
        </table:table-row>
        <table:table-row table:style-name="ro1">
          <table:table-cell office:value-type="float" office:value="14767461" calcext:value-type="float">
            <text:p>14767461</text:p>
          </table:table-cell>
          <table:table-cell table:formula="of:=[.A925]/1000/(60*60*24)" office:value-type="time" office:time-value="PT04H06M07.461S" calcext:value-type="time">
            <text:p>04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6.11" calcext:value-type="float">
            <text:p>1006.11</text:p>
          </table:table-cell>
          <table:table-cell office:value-type="float" office:value="1245.84" calcext:value-type="float">
            <text:p>1245.84</text:p>
          </table:table-cell>
        </table:table-row>
        <table:table-row table:style-name="ro1">
          <table:table-cell office:value-type="float" office:value="14783461" calcext:value-type="float">
            <text:p>14783461</text:p>
          </table:table-cell>
          <table:table-cell table:formula="of:=[.A926]/1000/(60*60*24)" office:value-type="time" office:time-value="PT04H06M23.461S" calcext:value-type="time">
            <text:p>04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7.18" calcext:value-type="float">
            <text:p>1007.18</text:p>
          </table:table-cell>
          <table:table-cell office:value-type="float" office:value="1247.13" calcext:value-type="float">
            <text:p>1247.13</text:p>
          </table:table-cell>
        </table:table-row>
        <table:table-row table:style-name="ro1">
          <table:table-cell office:value-type="float" office:value="14799461" calcext:value-type="float">
            <text:p>14799461</text:p>
          </table:table-cell>
          <table:table-cell table:formula="of:=[.A927]/1000/(60*60*24)" office:value-type="time" office:time-value="PT04H06M39.461S" calcext:value-type="time">
            <text:p>04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8.25" calcext:value-type="float">
            <text:p>1008.25</text:p>
          </table:table-cell>
          <table:table-cell office:value-type="float" office:value="1248.43" calcext:value-type="float">
            <text:p>1248.43</text:p>
          </table:table-cell>
        </table:table-row>
        <table:table-row table:style-name="ro1">
          <table:table-cell office:value-type="float" office:value="14815461" calcext:value-type="float">
            <text:p>14815461</text:p>
          </table:table-cell>
          <table:table-cell table:formula="of:=[.A928]/1000/(60*60*24)" office:value-type="time" office:time-value="PT04H06M55.461S" calcext:value-type="time">
            <text:p>04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249.72" calcext:value-type="float">
            <text:p>1249.72</text:p>
          </table:table-cell>
        </table:table-row>
        <table:table-row table:style-name="ro1">
          <table:table-cell office:value-type="float" office:value="14831461" calcext:value-type="float">
            <text:p>14831461</text:p>
          </table:table-cell>
          <table:table-cell table:formula="of:=[.A929]/1000/(60*60*24)" office:value-type="time" office:time-value="PT04H07M11.461S" calcext:value-type="time">
            <text:p>04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10.39" calcext:value-type="float">
            <text:p>1010.39</text:p>
          </table:table-cell>
          <table:table-cell office:value-type="float" office:value="1251.01" calcext:value-type="float">
            <text:p>1251.01</text:p>
          </table:table-cell>
        </table:table-row>
        <table:table-row table:style-name="ro1">
          <table:table-cell office:value-type="float" office:value="14847461" calcext:value-type="float">
            <text:p>14847461</text:p>
          </table:table-cell>
          <table:table-cell table:formula="of:=[.A930]/1000/(60*60*24)" office:value-type="time" office:time-value="PT04H07M27.461S" calcext:value-type="time">
            <text:p>04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11.45" calcext:value-type="float">
            <text:p>1011.45</text:p>
          </table:table-cell>
          <table:table-cell office:value-type="float" office:value="1252.31" calcext:value-type="float">
            <text:p>1252.31</text:p>
          </table:table-cell>
        </table:table-row>
        <table:table-row table:style-name="ro1">
          <table:table-cell office:value-type="float" office:value="14863461" calcext:value-type="float">
            <text:p>14863461</text:p>
          </table:table-cell>
          <table:table-cell table:formula="of:=[.A931]/1000/(60*60*24)" office:value-type="time" office:time-value="PT04H07M43.461S" calcext:value-type="time">
            <text:p>04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12.52" calcext:value-type="float">
            <text:p>1012.52</text:p>
          </table:table-cell>
          <table:table-cell office:value-type="float" office:value="1253.6" calcext:value-type="float">
            <text:p>1253.6</text:p>
          </table:table-cell>
        </table:table-row>
        <table:table-row table:style-name="ro1">
          <table:table-cell office:value-type="float" office:value="14879461" calcext:value-type="float">
            <text:p>14879461</text:p>
          </table:table-cell>
          <table:table-cell table:formula="of:=[.A932]/1000/(60*60*24)" office:value-type="time" office:time-value="PT04H07M59.461S" calcext:value-type="time">
            <text:p>04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13.59" calcext:value-type="float">
            <text:p>1013.59</text:p>
          </table:table-cell>
          <table:table-cell office:value-type="float" office:value="1254.9" calcext:value-type="float">
            <text:p>1254.9</text:p>
          </table:table-cell>
        </table:table-row>
        <table:table-row table:style-name="ro1">
          <table:table-cell office:value-type="float" office:value="14895461" calcext:value-type="float">
            <text:p>14895461</text:p>
          </table:table-cell>
          <table:table-cell table:formula="of:=[.A933]/1000/(60*60*24)" office:value-type="time" office:time-value="PT04H08M15.461S" calcext:value-type="time">
            <text:p>04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14.66" calcext:value-type="float">
            <text:p>1014.66</text:p>
          </table:table-cell>
          <table:table-cell office:value-type="float" office:value="1256.19" calcext:value-type="float">
            <text:p>1256.19</text:p>
          </table:table-cell>
        </table:table-row>
        <table:table-row table:style-name="ro1">
          <table:table-cell office:value-type="float" office:value="14911461" calcext:value-type="float">
            <text:p>14911461</text:p>
          </table:table-cell>
          <table:table-cell table:formula="of:=[.A934]/1000/(60*60*24)" office:value-type="time" office:time-value="PT04H08M31.461S" calcext:value-type="time">
            <text:p>04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15.73" calcext:value-type="float">
            <text:p>1015.73</text:p>
          </table:table-cell>
          <table:table-cell office:value-type="float" office:value="1257.49" calcext:value-type="float">
            <text:p>1257.49</text:p>
          </table:table-cell>
        </table:table-row>
        <table:table-row table:style-name="ro1">
          <table:table-cell office:value-type="float" office:value="14927461" calcext:value-type="float">
            <text:p>14927461</text:p>
          </table:table-cell>
          <table:table-cell table:formula="of:=[.A935]/1000/(60*60*24)" office:value-type="time" office:time-value="PT04H08M47.461S" calcext:value-type="time">
            <text:p>04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1258.78" calcext:value-type="float">
            <text:p>1258.78</text:p>
          </table:table-cell>
        </table:table-row>
        <table:table-row table:style-name="ro1">
          <table:table-cell office:value-type="float" office:value="14943461" calcext:value-type="float">
            <text:p>14943461</text:p>
          </table:table-cell>
          <table:table-cell table:formula="of:=[.A936]/1000/(60*60*24)" office:value-type="time" office:time-value="PT04H09M03.461S" calcext:value-type="time">
            <text:p>04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17.86" calcext:value-type="float">
            <text:p>1017.86</text:p>
          </table:table-cell>
          <table:table-cell office:value-type="float" office:value="1260.07" calcext:value-type="float">
            <text:p>1260.07</text:p>
          </table:table-cell>
        </table:table-row>
        <table:table-row table:style-name="ro1">
          <table:table-cell office:value-type="float" office:value="14959461" calcext:value-type="float">
            <text:p>14959461</text:p>
          </table:table-cell>
          <table:table-cell table:formula="of:=[.A937]/1000/(60*60*24)" office:value-type="time" office:time-value="PT04H09M19.461S" calcext:value-type="time">
            <text:p>04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18.93" calcext:value-type="float">
            <text:p>1018.93</text:p>
          </table:table-cell>
          <table:table-cell office:value-type="float" office:value="1261.37" calcext:value-type="float">
            <text:p>1261.37</text:p>
          </table:table-cell>
        </table:table-row>
        <table:table-row table:style-name="ro1">
          <table:table-cell office:value-type="float" office:value="14975461" calcext:value-type="float">
            <text:p>14975461</text:p>
          </table:table-cell>
          <table:table-cell table:formula="of:=[.A938]/1000/(60*60*24)" office:value-type="time" office:time-value="PT04H09M35.461S" calcext:value-type="time">
            <text:p>04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020" calcext:value-type="float">
            <text:p>1020</text:p>
          </table:table-cell>
          <table:table-cell office:value-type="float" office:value="1262.66" calcext:value-type="float">
            <text:p>1262.66</text:p>
          </table:table-cell>
        </table:table-row>
        <table:table-row table:style-name="ro1">
          <table:table-cell office:value-type="float" office:value="14991461" calcext:value-type="float">
            <text:p>14991461</text:p>
          </table:table-cell>
          <table:table-cell table:formula="of:=[.A939]/1000/(60*60*24)" office:value-type="time" office:time-value="PT04H09M51.461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263.95" calcext:value-type="float">
            <text:p>1263.95</text:p>
          </table:table-cell>
        </table:table-row>
        <table:table-row table:style-name="ro1">
          <table:table-cell office:value-type="float" office:value="15007461" calcext:value-type="float">
            <text:p>15007461</text:p>
          </table:table-cell>
          <table:table-cell table:formula="of:=[.A940]/1000/(60*60*24)" office:value-type="time" office:time-value="PT04H10M07.461S" calcext:value-type="time">
            <text:p>04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265.25" calcext:value-type="float">
            <text:p>1265.25</text:p>
          </table:table-cell>
        </table:table-row>
        <table:table-row table:style-name="ro1">
          <table:table-cell office:value-type="float" office:value="15023460" calcext:value-type="float">
            <text:p>15023460</text:p>
          </table:table-cell>
          <table:table-cell table:formula="of:=[.A941]/1000/(60*60*24)" office:value-type="time" office:time-value="PT04H10M23.46S" calcext:value-type="time">
            <text:p>04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3.2" calcext:value-type="float">
            <text:p>1023.2</text:p>
          </table:table-cell>
          <table:table-cell office:value-type="float" office:value="1266.54" calcext:value-type="float">
            <text:p>1266.54</text:p>
          </table:table-cell>
        </table:table-row>
        <table:table-row table:style-name="ro1">
          <table:table-cell office:value-type="float" office:value="15039461" calcext:value-type="float">
            <text:p>15039461</text:p>
          </table:table-cell>
          <table:table-cell table:formula="of:=[.A942]/1000/(60*60*24)" office:value-type="time" office:time-value="PT04H10M39.461S" calcext:value-type="time">
            <text:p>04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4.27" calcext:value-type="float">
            <text:p>1024.27</text:p>
          </table:table-cell>
          <table:table-cell office:value-type="float" office:value="1267.83" calcext:value-type="float">
            <text:p>1267.83</text:p>
          </table:table-cell>
        </table:table-row>
        <table:table-row table:style-name="ro1">
          <table:table-cell office:value-type="float" office:value="15055461" calcext:value-type="float">
            <text:p>15055461</text:p>
          </table:table-cell>
          <table:table-cell table:formula="of:=[.A943]/1000/(60*60*24)" office:value-type="time" office:time-value="PT04H10M55.461S" calcext:value-type="time">
            <text:p>04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025.34" calcext:value-type="float">
            <text:p>1025.34</text:p>
          </table:table-cell>
          <table:table-cell office:value-type="float" office:value="1269.13" calcext:value-type="float">
            <text:p>1269.13</text:p>
          </table:table-cell>
        </table:table-row>
        <table:table-row table:style-name="ro1">
          <table:table-cell office:value-type="float" office:value="15071461" calcext:value-type="float">
            <text:p>15071461</text:p>
          </table:table-cell>
          <table:table-cell table:formula="of:=[.A944]/1000/(60*60*24)" office:value-type="time" office:time-value="PT04H11M11.461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6.4" calcext:value-type="float">
            <text:p>1026.4</text:p>
          </table:table-cell>
          <table:table-cell office:value-type="float" office:value="1270.42" calcext:value-type="float">
            <text:p>1270.42</text:p>
          </table:table-cell>
        </table:table-row>
        <table:table-row table:style-name="ro1">
          <table:table-cell office:value-type="float" office:value="15087461" calcext:value-type="float">
            <text:p>15087461</text:p>
          </table:table-cell>
          <table:table-cell table:formula="of:=[.A945]/1000/(60*60*24)" office:value-type="time" office:time-value="PT04H11M27.461S" calcext:value-type="time">
            <text:p>04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7.47" calcext:value-type="float">
            <text:p>1027.47</text:p>
          </table:table-cell>
          <table:table-cell office:value-type="float" office:value="1271.71" calcext:value-type="float">
            <text:p>1271.71</text:p>
          </table:table-cell>
        </table:table-row>
        <table:table-row table:style-name="ro1">
          <table:table-cell office:value-type="float" office:value="15103461" calcext:value-type="float">
            <text:p>15103461</text:p>
          </table:table-cell>
          <table:table-cell table:formula="of:=[.A946]/1000/(60*60*24)" office:value-type="time" office:time-value="PT04H11M43.461S" calcext:value-type="time">
            <text:p>04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8.54" calcext:value-type="float">
            <text:p>1028.54</text:p>
          </table:table-cell>
          <table:table-cell office:value-type="float" office:value="1273.01" calcext:value-type="float">
            <text:p>1273.01</text:p>
          </table:table-cell>
        </table:table-row>
        <table:table-row table:style-name="ro1">
          <table:table-cell office:value-type="float" office:value="15119461" calcext:value-type="float">
            <text:p>15119461</text:p>
          </table:table-cell>
          <table:table-cell table:formula="of:=[.A947]/1000/(60*60*24)" office:value-type="time" office:time-value="PT04H11M59.461S" calcext:value-type="time">
            <text:p>04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29.61" calcext:value-type="float">
            <text:p>1029.61</text:p>
          </table:table-cell>
          <table:table-cell office:value-type="float" office:value="1274.3" calcext:value-type="float">
            <text:p>1274.3</text:p>
          </table:table-cell>
        </table:table-row>
        <table:table-row table:style-name="ro1">
          <table:table-cell office:value-type="float" office:value="15135461" calcext:value-type="float">
            <text:p>15135461</text:p>
          </table:table-cell>
          <table:table-cell table:formula="of:=[.A948]/1000/(60*60*24)" office:value-type="time" office:time-value="PT04H12M15.461S" calcext:value-type="time">
            <text:p>04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0.68" calcext:value-type="float">
            <text:p>1030.68</text:p>
          </table:table-cell>
          <table:table-cell office:value-type="float" office:value="1275.59" calcext:value-type="float">
            <text:p>1275.59</text:p>
          </table:table-cell>
        </table:table-row>
        <table:table-row table:style-name="ro1">
          <table:table-cell office:value-type="float" office:value="15151461" calcext:value-type="float">
            <text:p>15151461</text:p>
          </table:table-cell>
          <table:table-cell table:formula="of:=[.A949]/1000/(60*60*24)" office:value-type="time" office:time-value="PT04H12M31.461S" calcext:value-type="time">
            <text:p>04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031.74" calcext:value-type="float">
            <text:p>1031.74</text:p>
          </table:table-cell>
          <table:table-cell office:value-type="float" office:value="1276.89" calcext:value-type="float">
            <text:p>1276.89</text:p>
          </table:table-cell>
        </table:table-row>
        <table:table-row table:style-name="ro1">
          <table:table-cell office:value-type="float" office:value="15167461" calcext:value-type="float">
            <text:p>15167461</text:p>
          </table:table-cell>
          <table:table-cell table:formula="of:=[.A950]/1000/(60*60*24)" office:value-type="time" office:time-value="PT04H12M47.461S" calcext:value-type="time">
            <text:p>04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2.81" calcext:value-type="float">
            <text:p>1032.81</text:p>
          </table:table-cell>
          <table:table-cell office:value-type="float" office:value="1278.18" calcext:value-type="float">
            <text:p>1278.18</text:p>
          </table:table-cell>
        </table:table-row>
        <table:table-row table:style-name="ro1">
          <table:table-cell office:value-type="float" office:value="15183461" calcext:value-type="float">
            <text:p>15183461</text:p>
          </table:table-cell>
          <table:table-cell table:formula="of:=[.A951]/1000/(60*60*24)" office:value-type="time" office:time-value="PT04H13M03.461S" calcext:value-type="time">
            <text:p>04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3.88" calcext:value-type="float">
            <text:p>1033.88</text:p>
          </table:table-cell>
          <table:table-cell office:value-type="float" office:value="1279.47" calcext:value-type="float">
            <text:p>1279.47</text:p>
          </table:table-cell>
        </table:table-row>
        <table:table-row table:style-name="ro1">
          <table:table-cell office:value-type="float" office:value="15199461" calcext:value-type="float">
            <text:p>15199461</text:p>
          </table:table-cell>
          <table:table-cell table:formula="of:=[.A952]/1000/(60*60*24)" office:value-type="time" office:time-value="PT04H13M19.461S" calcext:value-type="time">
            <text:p>04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4.95" calcext:value-type="float">
            <text:p>1034.95</text:p>
          </table:table-cell>
          <table:table-cell office:value-type="float" office:value="1280.77" calcext:value-type="float">
            <text:p>1280.77</text:p>
          </table:table-cell>
        </table:table-row>
        <table:table-row table:style-name="ro1">
          <table:table-cell office:value-type="float" office:value="15215461" calcext:value-type="float">
            <text:p>15215461</text:p>
          </table:table-cell>
          <table:table-cell table:formula="of:=[.A953]/1000/(60*60*24)" office:value-type="time" office:time-value="PT04H13M35.461S" calcext:value-type="time">
            <text:p>04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6.02" calcext:value-type="float">
            <text:p>1036.02</text:p>
          </table:table-cell>
          <table:table-cell office:value-type="float" office:value="1282.06" calcext:value-type="float">
            <text:p>1282.06</text:p>
          </table:table-cell>
        </table:table-row>
        <table:table-row table:style-name="ro1">
          <table:table-cell office:value-type="float" office:value="15231461" calcext:value-type="float">
            <text:p>15231461</text:p>
          </table:table-cell>
          <table:table-cell table:formula="of:=[.A954]/1000/(60*60*24)" office:value-type="time" office:time-value="PT04H13M51.461S" calcext:value-type="time">
            <text:p>04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7.08" calcext:value-type="float">
            <text:p>1037.08</text:p>
          </table:table-cell>
          <table:table-cell office:value-type="float" office:value="1283.35" calcext:value-type="float">
            <text:p>1283.35</text:p>
          </table:table-cell>
        </table:table-row>
        <table:table-row table:style-name="ro1">
          <table:table-cell office:value-type="float" office:value="15247461" calcext:value-type="float">
            <text:p>15247461</text:p>
          </table:table-cell>
          <table:table-cell table:formula="of:=[.A955]/1000/(60*60*24)" office:value-type="time" office:time-value="PT04H14M07.461S" calcext:value-type="time">
            <text:p>04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38.15" calcext:value-type="float">
            <text:p>1038.15</text:p>
          </table:table-cell>
          <table:table-cell office:value-type="float" office:value="1284.64" calcext:value-type="float">
            <text:p>1284.64</text:p>
          </table:table-cell>
        </table:table-row>
        <table:table-row table:style-name="ro1">
          <table:table-cell office:value-type="float" office:value="15263461" calcext:value-type="float">
            <text:p>15263461</text:p>
          </table:table-cell>
          <table:table-cell table:formula="of:=[.A956]/1000/(60*60*24)" office:value-type="time" office:time-value="PT04H14M23.461S" calcext:value-type="time">
            <text:p>04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39.22" calcext:value-type="float">
            <text:p>1039.22</text:p>
          </table:table-cell>
          <table:table-cell office:value-type="float" office:value="1285.94" calcext:value-type="float">
            <text:p>1285.94</text:p>
          </table:table-cell>
        </table:table-row>
        <table:table-row table:style-name="ro1">
          <table:table-cell office:value-type="float" office:value="15279461" calcext:value-type="float">
            <text:p>15279461</text:p>
          </table:table-cell>
          <table:table-cell table:formula="of:=[.A957]/1000/(60*60*24)" office:value-type="time" office:time-value="PT04H14M39.461S" calcext:value-type="time">
            <text:p>04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40.29" calcext:value-type="float">
            <text:p>1040.29</text:p>
          </table:table-cell>
          <table:table-cell office:value-type="float" office:value="1287.23" calcext:value-type="float">
            <text:p>1287.23</text:p>
          </table:table-cell>
        </table:table-row>
        <table:table-row table:style-name="ro1">
          <table:table-cell office:value-type="float" office:value="15295461" calcext:value-type="float">
            <text:p>15295461</text:p>
          </table:table-cell>
          <table:table-cell table:formula="of:=[.A958]/1000/(60*60*24)" office:value-type="time" office:time-value="PT04H14M55.461S" calcext:value-type="time">
            <text:p>04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41.36" calcext:value-type="float">
            <text:p>1041.36</text:p>
          </table:table-cell>
          <table:table-cell office:value-type="float" office:value="1288.52" calcext:value-type="float">
            <text:p>1288.52</text:p>
          </table:table-cell>
        </table:table-row>
        <table:table-row table:style-name="ro1">
          <table:table-cell office:value-type="float" office:value="15311461" calcext:value-type="float">
            <text:p>15311461</text:p>
          </table:table-cell>
          <table:table-cell table:formula="of:=[.A959]/1000/(60*60*24)" office:value-type="time" office:time-value="PT04H15M11.461S" calcext:value-type="time">
            <text:p>04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42.42" calcext:value-type="float">
            <text:p>1042.42</text:p>
          </table:table-cell>
          <table:table-cell office:value-type="float" office:value="1289.81" calcext:value-type="float">
            <text:p>1289.81</text:p>
          </table:table-cell>
        </table:table-row>
        <table:table-row table:style-name="ro1">
          <table:table-cell office:value-type="float" office:value="15327461" calcext:value-type="float">
            <text:p>15327461</text:p>
          </table:table-cell>
          <table:table-cell table:formula="of:=[.A960]/1000/(60*60*24)" office:value-type="time" office:time-value="PT04H15M27.461S" calcext:value-type="time">
            <text:p>04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43.49" calcext:value-type="float">
            <text:p>1043.49</text:p>
          </table:table-cell>
          <table:table-cell office:value-type="float" office:value="1291.11" calcext:value-type="float">
            <text:p>1291.11</text:p>
          </table:table-cell>
        </table:table-row>
        <table:table-row table:style-name="ro1">
          <table:table-cell office:value-type="float" office:value="15343461" calcext:value-type="float">
            <text:p>15343461</text:p>
          </table:table-cell>
          <table:table-cell table:formula="of:=[.A961]/1000/(60*60*24)" office:value-type="time" office:time-value="PT04H15M43.461S" calcext:value-type="time">
            <text:p>04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44.56" calcext:value-type="float">
            <text:p>1044.56</text:p>
          </table:table-cell>
          <table:table-cell office:value-type="float" office:value="1292.4" calcext:value-type="float">
            <text:p>1292.4</text:p>
          </table:table-cell>
        </table:table-row>
        <table:table-row table:style-name="ro1">
          <table:table-cell office:value-type="float" office:value="15359461" calcext:value-type="float">
            <text:p>15359461</text:p>
          </table:table-cell>
          <table:table-cell table:formula="of:=[.A962]/1000/(60*60*24)" office:value-type="time" office:time-value="PT04H15M59.461S" calcext:value-type="time">
            <text:p>04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45.63" calcext:value-type="float">
            <text:p>1045.63</text:p>
          </table:table-cell>
          <table:table-cell office:value-type="float" office:value="1293.69" calcext:value-type="float">
            <text:p>1293.69</text:p>
          </table:table-cell>
        </table:table-row>
        <table:table-row table:style-name="ro1">
          <table:table-cell office:value-type="float" office:value="15375461" calcext:value-type="float">
            <text:p>15375461</text:p>
          </table:table-cell>
          <table:table-cell table:formula="of:=[.A963]/1000/(60*60*24)" office:value-type="time" office:time-value="PT04H16M15.461S" calcext:value-type="time">
            <text:p>04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46.69" calcext:value-type="float">
            <text:p>1046.69</text:p>
          </table:table-cell>
          <table:table-cell office:value-type="float" office:value="1294.99" calcext:value-type="float">
            <text:p>1294.99</text:p>
          </table:table-cell>
        </table:table-row>
        <table:table-row table:style-name="ro1">
          <table:table-cell office:value-type="float" office:value="15391461" calcext:value-type="float">
            <text:p>15391461</text:p>
          </table:table-cell>
          <table:table-cell table:formula="of:=[.A964]/1000/(60*60*24)" office:value-type="time" office:time-value="PT04H16M31.461S" calcext:value-type="time">
            <text:p>04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47.76" calcext:value-type="float">
            <text:p>1047.76</text:p>
          </table:table-cell>
          <table:table-cell office:value-type="float" office:value="1296.28" calcext:value-type="float">
            <text:p>1296.28</text:p>
          </table:table-cell>
        </table:table-row>
        <table:table-row table:style-name="ro1">
          <table:table-cell office:value-type="float" office:value="15407461" calcext:value-type="float">
            <text:p>15407461</text:p>
          </table:table-cell>
          <table:table-cell table:formula="of:=[.A965]/1000/(60*60*24)" office:value-type="time" office:time-value="PT04H16M47.461S" calcext:value-type="time">
            <text:p>04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48.83" calcext:value-type="float">
            <text:p>1048.83</text:p>
          </table:table-cell>
          <table:table-cell office:value-type="float" office:value="1297.57" calcext:value-type="float">
            <text:p>1297.57</text:p>
          </table:table-cell>
        </table:table-row>
        <table:table-row table:style-name="ro1">
          <table:table-cell office:value-type="float" office:value="15423461" calcext:value-type="float">
            <text:p>15423461</text:p>
          </table:table-cell>
          <table:table-cell table:formula="of:=[.A966]/1000/(60*60*24)" office:value-type="time" office:time-value="PT04H17M03.461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49.9" calcext:value-type="float">
            <text:p>1049.9</text:p>
          </table:table-cell>
          <table:table-cell office:value-type="float" office:value="1298.86" calcext:value-type="float">
            <text:p>1298.86</text:p>
          </table:table-cell>
        </table:table-row>
        <table:table-row table:style-name="ro1">
          <table:table-cell office:value-type="float" office:value="15439461" calcext:value-type="float">
            <text:p>15439461</text:p>
          </table:table-cell>
          <table:table-cell table:formula="of:=[.A967]/1000/(60*60*24)" office:value-type="time" office:time-value="PT04H17M19.461S" calcext:value-type="time">
            <text:p>04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0.96" calcext:value-type="float">
            <text:p>1050.96</text:p>
          </table:table-cell>
          <table:table-cell office:value-type="float" office:value="1300.16" calcext:value-type="float">
            <text:p>1300.16</text:p>
          </table:table-cell>
        </table:table-row>
        <table:table-row table:style-name="ro1">
          <table:table-cell office:value-type="float" office:value="15455461" calcext:value-type="float">
            <text:p>15455461</text:p>
          </table:table-cell>
          <table:table-cell table:formula="of:=[.A968]/1000/(60*60*24)" office:value-type="time" office:time-value="PT04H17M35.461S" calcext:value-type="time">
            <text:p>04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2.03" calcext:value-type="float">
            <text:p>1052.03</text:p>
          </table:table-cell>
          <table:table-cell office:value-type="float" office:value="1301.45" calcext:value-type="float">
            <text:p>1301.45</text:p>
          </table:table-cell>
        </table:table-row>
        <table:table-row table:style-name="ro1">
          <table:table-cell office:value-type="float" office:value="15471461" calcext:value-type="float">
            <text:p>15471461</text:p>
          </table:table-cell>
          <table:table-cell table:formula="of:=[.A969]/1000/(60*60*24)" office:value-type="time" office:time-value="PT04H17M51.461S" calcext:value-type="time">
            <text:p>04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053.1" calcext:value-type="float">
            <text:p>1053.1</text:p>
          </table:table-cell>
          <table:table-cell office:value-type="float" office:value="1302.74" calcext:value-type="float">
            <text:p>1302.74</text:p>
          </table:table-cell>
        </table:table-row>
        <table:table-row table:style-name="ro1">
          <table:table-cell office:value-type="float" office:value="15487461" calcext:value-type="float">
            <text:p>15487461</text:p>
          </table:table-cell>
          <table:table-cell table:formula="of:=[.A970]/1000/(60*60*24)" office:value-type="time" office:time-value="PT04H18M07.461S" calcext:value-type="time">
            <text:p>04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4.16" calcext:value-type="float">
            <text:p>1054.16</text:p>
          </table:table-cell>
          <table:table-cell office:value-type="float" office:value="1304.03" calcext:value-type="float">
            <text:p>1304.03</text:p>
          </table:table-cell>
        </table:table-row>
        <table:table-row table:style-name="ro1">
          <table:table-cell office:value-type="float" office:value="15503461" calcext:value-type="float">
            <text:p>15503461</text:p>
          </table:table-cell>
          <table:table-cell table:formula="of:=[.A971]/1000/(60*60*24)" office:value-type="time" office:time-value="PT04H18M23.461S" calcext:value-type="time">
            <text:p>04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5.23" calcext:value-type="float">
            <text:p>1055.23</text:p>
          </table:table-cell>
          <table:table-cell office:value-type="float" office:value="1305.33" calcext:value-type="float">
            <text:p>1305.33</text:p>
          </table:table-cell>
        </table:table-row>
        <table:table-row table:style-name="ro1">
          <table:table-cell office:value-type="float" office:value="15519461" calcext:value-type="float">
            <text:p>15519461</text:p>
          </table:table-cell>
          <table:table-cell table:formula="of:=[.A972]/1000/(60*60*24)" office:value-type="time" office:time-value="PT04H18M39.461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56.3" calcext:value-type="float">
            <text:p>1056.3</text:p>
          </table:table-cell>
          <table:table-cell office:value-type="float" office:value="1306.62" calcext:value-type="float">
            <text:p>1306.62</text:p>
          </table:table-cell>
        </table:table-row>
        <table:table-row table:style-name="ro1">
          <table:table-cell office:value-type="float" office:value="15535461" calcext:value-type="float">
            <text:p>15535461</text:p>
          </table:table-cell>
          <table:table-cell table:formula="of:=[.A973]/1000/(60*60*24)" office:value-type="time" office:time-value="PT04H18M55.461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057.36" calcext:value-type="float">
            <text:p>1057.36</text:p>
          </table:table-cell>
          <table:table-cell office:value-type="float" office:value="1307.91" calcext:value-type="float">
            <text:p>1307.91</text:p>
          </table:table-cell>
        </table:table-row>
        <table:table-row table:style-name="ro1">
          <table:table-cell office:value-type="float" office:value="15551461" calcext:value-type="float">
            <text:p>15551461</text:p>
          </table:table-cell>
          <table:table-cell table:formula="of:=[.A974]/1000/(60*60*24)" office:value-type="time" office:time-value="PT04H19M11.461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8.43" calcext:value-type="float">
            <text:p>1058.43</text:p>
          </table:table-cell>
          <table:table-cell office:value-type="float" office:value="1309.2" calcext:value-type="float">
            <text:p>1309.2</text:p>
          </table:table-cell>
        </table:table-row>
        <table:table-row table:style-name="ro1">
          <table:table-cell office:value-type="float" office:value="15567461" calcext:value-type="float">
            <text:p>15567461</text:p>
          </table:table-cell>
          <table:table-cell table:formula="of:=[.A975]/1000/(60*60*24)" office:value-type="time" office:time-value="PT04H19M27.461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59.5" calcext:value-type="float">
            <text:p>1059.5</text:p>
          </table:table-cell>
          <table:table-cell office:value-type="float" office:value="1310.49" calcext:value-type="float">
            <text:p>1310.49</text:p>
          </table:table-cell>
        </table:table-row>
        <table:table-row table:style-name="ro1">
          <table:table-cell office:value-type="float" office:value="15583461" calcext:value-type="float">
            <text:p>15583461</text:p>
          </table:table-cell>
          <table:table-cell table:formula="of:=[.A976]/1000/(60*60*24)" office:value-type="time" office:time-value="PT04H19M43.461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0.56" calcext:value-type="float">
            <text:p>1060.56</text:p>
          </table:table-cell>
          <table:table-cell office:value-type="float" office:value="1311.79" calcext:value-type="float">
            <text:p>1311.79</text:p>
          </table:table-cell>
        </table:table-row>
        <table:table-row table:style-name="ro1">
          <table:table-cell office:value-type="float" office:value="15599461" calcext:value-type="float">
            <text:p>15599461</text:p>
          </table:table-cell>
          <table:table-cell table:formula="of:=[.A977]/1000/(60*60*24)" office:value-type="time" office:time-value="PT04H19M59.461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1.63" calcext:value-type="float">
            <text:p>1061.63</text:p>
          </table:table-cell>
          <table:table-cell office:value-type="float" office:value="1313.08" calcext:value-type="float">
            <text:p>1313.08</text:p>
          </table:table-cell>
        </table:table-row>
        <table:table-row table:style-name="ro1">
          <table:table-cell office:value-type="float" office:value="15615461" calcext:value-type="float">
            <text:p>15615461</text:p>
          </table:table-cell>
          <table:table-cell table:formula="of:=[.A978]/1000/(60*60*24)" office:value-type="time" office:time-value="PT04H20M15.461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2.7" calcext:value-type="float">
            <text:p>1062.7</text:p>
          </table:table-cell>
          <table:table-cell office:value-type="float" office:value="1314.37" calcext:value-type="float">
            <text:p>1314.37</text:p>
          </table:table-cell>
        </table:table-row>
        <table:table-row table:style-name="ro1">
          <table:table-cell office:value-type="float" office:value="15631461" calcext:value-type="float">
            <text:p>15631461</text:p>
          </table:table-cell>
          <table:table-cell table:formula="of:=[.A979]/1000/(60*60*24)" office:value-type="time" office:time-value="PT04H20M31.461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63.76" calcext:value-type="float">
            <text:p>1063.76</text:p>
          </table:table-cell>
          <table:table-cell office:value-type="float" office:value="1315.67" calcext:value-type="float">
            <text:p>1315.67</text:p>
          </table:table-cell>
        </table:table-row>
        <table:table-row table:style-name="ro1">
          <table:table-cell office:value-type="float" office:value="15647461" calcext:value-type="float">
            <text:p>15647461</text:p>
          </table:table-cell>
          <table:table-cell table:formula="of:=[.A980]/1000/(60*60*24)" office:value-type="time" office:time-value="PT04H20M47.461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1316.96" calcext:value-type="float">
            <text:p>1316.96</text:p>
          </table:table-cell>
        </table:table-row>
        <table:table-row table:style-name="ro1">
          <table:table-cell office:value-type="float" office:value="15663461" calcext:value-type="float">
            <text:p>15663461</text:p>
          </table:table-cell>
          <table:table-cell table:formula="of:=[.A981]/1000/(60*60*24)" office:value-type="time" office:time-value="PT04H21M03.461S" calcext:value-type="time">
            <text:p>04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5.9" calcext:value-type="float">
            <text:p>1065.9</text:p>
          </table:table-cell>
          <table:table-cell office:value-type="float" office:value="1318.25" calcext:value-type="float">
            <text:p>1318.25</text:p>
          </table:table-cell>
        </table:table-row>
        <table:table-row table:style-name="ro1">
          <table:table-cell office:value-type="float" office:value="15679461" calcext:value-type="float">
            <text:p>15679461</text:p>
          </table:table-cell>
          <table:table-cell table:formula="of:=[.A982]/1000/(60*60*24)" office:value-type="time" office:time-value="PT04H21M19.461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66.96" calcext:value-type="float">
            <text:p>1066.96</text:p>
          </table:table-cell>
          <table:table-cell office:value-type="float" office:value="1319.54" calcext:value-type="float">
            <text:p>1319.54</text:p>
          </table:table-cell>
        </table:table-row>
        <table:table-row table:style-name="ro1">
          <table:table-cell office:value-type="float" office:value="15695461" calcext:value-type="float">
            <text:p>15695461</text:p>
          </table:table-cell>
          <table:table-cell table:formula="of:=[.A983]/1000/(60*60*24)" office:value-type="time" office:time-value="PT04H21M35.461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8.03" calcext:value-type="float">
            <text:p>1068.03</text:p>
          </table:table-cell>
          <table:table-cell office:value-type="float" office:value="1320.84" calcext:value-type="float">
            <text:p>1320.84</text:p>
          </table:table-cell>
        </table:table-row>
        <table:table-row table:style-name="ro1">
          <table:table-cell office:value-type="float" office:value="15711461" calcext:value-type="float">
            <text:p>15711461</text:p>
          </table:table-cell>
          <table:table-cell table:formula="of:=[.A984]/1000/(60*60*24)" office:value-type="time" office:time-value="PT04H21M51.461S" calcext:value-type="time">
            <text:p>04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69.1" calcext:value-type="float">
            <text:p>1069.1</text:p>
          </table:table-cell>
          <table:table-cell office:value-type="float" office:value="1322.13" calcext:value-type="float">
            <text:p>1322.13</text:p>
          </table:table-cell>
        </table:table-row>
        <table:table-row table:style-name="ro1">
          <table:table-cell office:value-type="float" office:value="15727461" calcext:value-type="float">
            <text:p>15727461</text:p>
          </table:table-cell>
          <table:table-cell table:formula="of:=[.A985]/1000/(60*60*24)" office:value-type="time" office:time-value="PT04H22M07.461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70.16" calcext:value-type="float">
            <text:p>1070.16</text:p>
          </table:table-cell>
          <table:table-cell office:value-type="float" office:value="1323.42" calcext:value-type="float">
            <text:p>1323.42</text:p>
          </table:table-cell>
        </table:table-row>
        <table:table-row table:style-name="ro1">
          <table:table-cell office:value-type="float" office:value="15743460" calcext:value-type="float">
            <text:p>15743460</text:p>
          </table:table-cell>
          <table:table-cell table:formula="of:=[.A986]/1000/(60*60*24)" office:value-type="time" office:time-value="PT04H22M23.46S" calcext:value-type="time">
            <text:p>04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1.23" calcext:value-type="float">
            <text:p>1071.23</text:p>
          </table:table-cell>
          <table:table-cell office:value-type="float" office:value="1324.71" calcext:value-type="float">
            <text:p>1324.71</text:p>
          </table:table-cell>
        </table:table-row>
        <table:table-row table:style-name="ro1">
          <table:table-cell office:value-type="float" office:value="15759461" calcext:value-type="float">
            <text:p>15759461</text:p>
          </table:table-cell>
          <table:table-cell table:formula="of:=[.A987]/1000/(60*60*24)" office:value-type="time" office:time-value="PT04H22M39.461S" calcext:value-type="time">
            <text:p>04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2.3" calcext:value-type="float">
            <text:p>1072.3</text:p>
          </table:table-cell>
          <table:table-cell office:value-type="float" office:value="1326.01" calcext:value-type="float">
            <text:p>1326.01</text:p>
          </table:table-cell>
        </table:table-row>
        <table:table-row table:style-name="ro1">
          <table:table-cell office:value-type="float" office:value="15775461" calcext:value-type="float">
            <text:p>15775461</text:p>
          </table:table-cell>
          <table:table-cell table:formula="of:=[.A988]/1000/(60*60*24)" office:value-type="time" office:time-value="PT04H22M55.461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1327.3" calcext:value-type="float">
            <text:p>1327.3</text:p>
          </table:table-cell>
        </table:table-row>
        <table:table-row table:style-name="ro1">
          <table:table-cell office:value-type="float" office:value="15791461" calcext:value-type="float">
            <text:p>15791461</text:p>
          </table:table-cell>
          <table:table-cell table:formula="of:=[.A989]/1000/(60*60*24)" office:value-type="time" office:time-value="PT04H23M11.461S" calcext:value-type="time">
            <text:p>04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74.43" calcext:value-type="float">
            <text:p>1074.43</text:p>
          </table:table-cell>
          <table:table-cell office:value-type="float" office:value="1328.59" calcext:value-type="float">
            <text:p>1328.59</text:p>
          </table:table-cell>
        </table:table-row>
        <table:table-row table:style-name="ro1">
          <table:table-cell office:value-type="float" office:value="15807461" calcext:value-type="float">
            <text:p>15807461</text:p>
          </table:table-cell>
          <table:table-cell table:formula="of:=[.A990]/1000/(60*60*24)" office:value-type="time" office:time-value="PT04H23M27.461S" calcext:value-type="time">
            <text:p>04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75.5" calcext:value-type="float">
            <text:p>1075.5</text:p>
          </table:table-cell>
          <table:table-cell office:value-type="float" office:value="1329.88" calcext:value-type="float">
            <text:p>1329.88</text:p>
          </table:table-cell>
        </table:table-row>
        <table:table-row table:style-name="ro1">
          <table:table-cell office:value-type="float" office:value="15823461" calcext:value-type="float">
            <text:p>15823461</text:p>
          </table:table-cell>
          <table:table-cell table:formula="of:=[.A991]/1000/(60*60*24)" office:value-type="time" office:time-value="PT04H23M43.461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76.56" calcext:value-type="float">
            <text:p>1076.56</text:p>
          </table:table-cell>
          <table:table-cell office:value-type="float" office:value="1331.18" calcext:value-type="float">
            <text:p>1331.18</text:p>
          </table:table-cell>
        </table:table-row>
        <table:table-row table:style-name="ro1">
          <table:table-cell office:value-type="float" office:value="15839461" calcext:value-type="float">
            <text:p>15839461</text:p>
          </table:table-cell>
          <table:table-cell table:formula="of:=[.A992]/1000/(60*60*24)" office:value-type="time" office:time-value="PT04H23M59.461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77.63" calcext:value-type="float">
            <text:p>1077.63</text:p>
          </table:table-cell>
          <table:table-cell office:value-type="float" office:value="1332.47" calcext:value-type="float">
            <text:p>1332.47</text:p>
          </table:table-cell>
        </table:table-row>
        <table:table-row table:style-name="ro1">
          <table:table-cell office:value-type="float" office:value="15855461" calcext:value-type="float">
            <text:p>15855461</text:p>
          </table:table-cell>
          <table:table-cell table:formula="of:=[.A993]/1000/(60*60*24)" office:value-type="time" office:time-value="PT04H24M15.461S" calcext:value-type="time">
            <text:p>04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8.7" calcext:value-type="float">
            <text:p>1078.7</text:p>
          </table:table-cell>
          <table:table-cell office:value-type="float" office:value="1333.76" calcext:value-type="float">
            <text:p>1333.76</text:p>
          </table:table-cell>
        </table:table-row>
        <table:table-row table:style-name="ro1">
          <table:table-cell office:value-type="float" office:value="15871461" calcext:value-type="float">
            <text:p>15871461</text:p>
          </table:table-cell>
          <table:table-cell table:formula="of:=[.A994]/1000/(60*60*24)" office:value-type="time" office:time-value="PT04H24M31.461S" calcext:value-type="time">
            <text:p>04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79.76" calcext:value-type="float">
            <text:p>1079.76</text:p>
          </table:table-cell>
          <table:table-cell office:value-type="float" office:value="1335.05" calcext:value-type="float">
            <text:p>1335.05</text:p>
          </table:table-cell>
        </table:table-row>
        <table:table-row table:style-name="ro1">
          <table:table-cell office:value-type="float" office:value="15887461" calcext:value-type="float">
            <text:p>15887461</text:p>
          </table:table-cell>
          <table:table-cell table:formula="of:=[.A995]/1000/(60*60*24)" office:value-type="time" office:time-value="PT04H24M47.461S" calcext:value-type="time">
            <text:p>04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0.83" calcext:value-type="float">
            <text:p>1080.83</text:p>
          </table:table-cell>
          <table:table-cell office:value-type="float" office:value="1336.34" calcext:value-type="float">
            <text:p>1336.34</text:p>
          </table:table-cell>
        </table:table-row>
        <table:table-row table:style-name="ro1">
          <table:table-cell office:value-type="float" office:value="15903461" calcext:value-type="float">
            <text:p>15903461</text:p>
          </table:table-cell>
          <table:table-cell table:formula="of:=[.A996]/1000/(60*60*24)" office:value-type="time" office:time-value="PT04H25M03.461S" calcext:value-type="time">
            <text:p>04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1.9" calcext:value-type="float">
            <text:p>1081.9</text:p>
          </table:table-cell>
          <table:table-cell office:value-type="float" office:value="1337.64" calcext:value-type="float">
            <text:p>1337.64</text:p>
          </table:table-cell>
        </table:table-row>
        <table:table-row table:style-name="ro1">
          <table:table-cell office:value-type="float" office:value="15919461" calcext:value-type="float">
            <text:p>15919461</text:p>
          </table:table-cell>
          <table:table-cell table:formula="of:=[.A997]/1000/(60*60*24)" office:value-type="time" office:time-value="PT04H25M19.461S" calcext:value-type="time">
            <text:p>04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2.96" calcext:value-type="float">
            <text:p>1082.96</text:p>
          </table:table-cell>
          <table:table-cell office:value-type="float" office:value="1338.93" calcext:value-type="float">
            <text:p>1338.93</text:p>
          </table:table-cell>
        </table:table-row>
        <table:table-row table:style-name="ro1">
          <table:table-cell office:value-type="float" office:value="15935461" calcext:value-type="float">
            <text:p>15935461</text:p>
          </table:table-cell>
          <table:table-cell table:formula="of:=[.A998]/1000/(60*60*24)" office:value-type="time" office:time-value="PT04H25M35.461S" calcext:value-type="time">
            <text:p>04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84.03" calcext:value-type="float">
            <text:p>1084.03</text:p>
          </table:table-cell>
          <table:table-cell office:value-type="float" office:value="1340.22" calcext:value-type="float">
            <text:p>1340.22</text:p>
          </table:table-cell>
        </table:table-row>
        <table:table-row table:style-name="ro1">
          <table:table-cell office:value-type="float" office:value="15951461" calcext:value-type="float">
            <text:p>15951461</text:p>
          </table:table-cell>
          <table:table-cell table:formula="of:=[.A999]/1000/(60*60*24)" office:value-type="time" office:time-value="PT04H25M51.461S" calcext:value-type="time">
            <text:p>04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5.1" calcext:value-type="float">
            <text:p>1085.1</text:p>
          </table:table-cell>
          <table:table-cell office:value-type="float" office:value="1341.51" calcext:value-type="float">
            <text:p>1341.51</text:p>
          </table:table-cell>
        </table:table-row>
        <table:table-row table:style-name="ro1">
          <table:table-cell office:value-type="float" office:value="15967461" calcext:value-type="float">
            <text:p>15967461</text:p>
          </table:table-cell>
          <table:table-cell table:formula="of:=[.A1000]/1000/(60*60*24)" office:value-type="time" office:time-value="PT04H26M07.461S" calcext:value-type="time">
            <text:p>04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086.16" calcext:value-type="float">
            <text:p>1086.16</text:p>
          </table:table-cell>
          <table:table-cell office:value-type="float" office:value="1342.8" calcext:value-type="float">
            <text:p>1342.8</text:p>
          </table:table-cell>
        </table:table-row>
        <table:table-row table:style-name="ro1">
          <table:table-cell office:value-type="float" office:value="15983461" calcext:value-type="float">
            <text:p>15983461</text:p>
          </table:table-cell>
          <table:table-cell table:formula="of:=[.A1001]/1000/(60*60*24)" office:value-type="time" office:time-value="PT04H26M23.461S" calcext:value-type="time">
            <text:p>04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087.23" calcext:value-type="float">
            <text:p>1087.23</text:p>
          </table:table-cell>
          <table:table-cell office:value-type="float" office:value="1344.09" calcext:value-type="float">
            <text:p>1344.09</text:p>
          </table:table-cell>
        </table:table-row>
        <table:table-row table:style-name="ro1">
          <table:table-cell office:value-type="float" office:value="15999461" calcext:value-type="float">
            <text:p>15999461</text:p>
          </table:table-cell>
          <table:table-cell table:formula="of:=[.A1002]/1000/(60*60*24)" office:value-type="time" office:time-value="PT04H26M39.461S" calcext:value-type="time">
            <text:p>04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8.3" calcext:value-type="float">
            <text:p>1088.3</text:p>
          </table:table-cell>
          <table:table-cell office:value-type="float" office:value="1345.39" calcext:value-type="float">
            <text:p>1345.39</text:p>
          </table:table-cell>
        </table:table-row>
        <table:table-row table:style-name="ro1">
          <table:table-cell office:value-type="float" office:value="16015461" calcext:value-type="float">
            <text:p>16015461</text:p>
          </table:table-cell>
          <table:table-cell table:formula="of:=[.A1003]/1000/(60*60*24)" office:value-type="time" office:time-value="PT04H26M55.461S" calcext:value-type="time">
            <text:p>04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89.36" calcext:value-type="float">
            <text:p>1089.36</text:p>
          </table:table-cell>
          <table:table-cell office:value-type="float" office:value="1346.68" calcext:value-type="float">
            <text:p>1346.68</text:p>
          </table:table-cell>
        </table:table-row>
        <table:table-row table:style-name="ro1">
          <table:table-cell office:value-type="float" office:value="16031461" calcext:value-type="float">
            <text:p>16031461</text:p>
          </table:table-cell>
          <table:table-cell table:formula="of:=[.A1004]/1000/(60*60*24)" office:value-type="time" office:time-value="PT04H27M11.461S" calcext:value-type="time">
            <text:p>04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0.43" calcext:value-type="float">
            <text:p>1090.43</text:p>
          </table:table-cell>
          <table:table-cell office:value-type="float" office:value="1347.97" calcext:value-type="float">
            <text:p>1347.97</text:p>
          </table:table-cell>
        </table:table-row>
        <table:table-row table:style-name="ro1">
          <table:table-cell office:value-type="float" office:value="16047461" calcext:value-type="float">
            <text:p>16047461</text:p>
          </table:table-cell>
          <table:table-cell table:formula="of:=[.A1005]/1000/(60*60*24)" office:value-type="time" office:time-value="PT04H27M27.461S" calcext:value-type="time">
            <text:p>04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1.5" calcext:value-type="float">
            <text:p>1091.5</text:p>
          </table:table-cell>
          <table:table-cell office:value-type="float" office:value="1349.26" calcext:value-type="float">
            <text:p>1349.26</text:p>
          </table:table-cell>
        </table:table-row>
        <table:table-row table:style-name="ro1">
          <table:table-cell office:value-type="float" office:value="16063461" calcext:value-type="float">
            <text:p>16063461</text:p>
          </table:table-cell>
          <table:table-cell table:formula="of:=[.A1006]/1000/(60*60*24)" office:value-type="time" office:time-value="PT04H27M43.461S" calcext:value-type="time">
            <text:p>04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92.56" calcext:value-type="float">
            <text:p>1092.56</text:p>
          </table:table-cell>
          <table:table-cell office:value-type="float" office:value="1350.55" calcext:value-type="float">
            <text:p>1350.55</text:p>
          </table:table-cell>
        </table:table-row>
        <table:table-row table:style-name="ro1">
          <table:table-cell office:value-type="float" office:value="16079461" calcext:value-type="float">
            <text:p>16079461</text:p>
          </table:table-cell>
          <table:table-cell table:formula="of:=[.A1007]/1000/(60*60*24)" office:value-type="time" office:time-value="PT04H27M59.461S" calcext:value-type="time">
            <text:p>04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93.63" calcext:value-type="float">
            <text:p>1093.63</text:p>
          </table:table-cell>
          <table:table-cell office:value-type="float" office:value="1351.84" calcext:value-type="float">
            <text:p>1351.84</text:p>
          </table:table-cell>
        </table:table-row>
        <table:table-row table:style-name="ro1">
          <table:table-cell office:value-type="float" office:value="16095461" calcext:value-type="float">
            <text:p>16095461</text:p>
          </table:table-cell>
          <table:table-cell table:formula="of:=[.A1008]/1000/(60*60*24)" office:value-type="time" office:time-value="PT04H28M15.461S" calcext:value-type="time">
            <text:p>04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094.7" calcext:value-type="float">
            <text:p>1094.7</text:p>
          </table:table-cell>
          <table:table-cell office:value-type="float" office:value="1353.13" calcext:value-type="float">
            <text:p>1353.13</text:p>
          </table:table-cell>
        </table:table-row>
        <table:table-row table:style-name="ro1">
          <table:table-cell office:value-type="float" office:value="16111461" calcext:value-type="float">
            <text:p>16111461</text:p>
          </table:table-cell>
          <table:table-cell table:formula="of:=[.A1009]/1000/(60*60*24)" office:value-type="time" office:time-value="PT04H28M31.461S" calcext:value-type="time">
            <text:p>04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5.76" calcext:value-type="float">
            <text:p>1095.76</text:p>
          </table:table-cell>
          <table:table-cell office:value-type="float" office:value="1354.42" calcext:value-type="float">
            <text:p>1354.42</text:p>
          </table:table-cell>
        </table:table-row>
        <table:table-row table:style-name="ro1">
          <table:table-cell office:value-type="float" office:value="16127461" calcext:value-type="float">
            <text:p>16127461</text:p>
          </table:table-cell>
          <table:table-cell table:formula="of:=[.A1010]/1000/(60*60*24)" office:value-type="time" office:time-value="PT04H28M47.461S" calcext:value-type="time">
            <text:p>04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6.83" calcext:value-type="float">
            <text:p>1096.83</text:p>
          </table:table-cell>
          <table:table-cell office:value-type="float" office:value="1355.71" calcext:value-type="float">
            <text:p>1355.71</text:p>
          </table:table-cell>
        </table:table-row>
        <table:table-row table:style-name="ro1">
          <table:table-cell office:value-type="float" office:value="16143461" calcext:value-type="float">
            <text:p>16143461</text:p>
          </table:table-cell>
          <table:table-cell table:formula="of:=[.A1011]/1000/(60*60*24)" office:value-type="time" office:time-value="PT04H29M03.461S" calcext:value-type="time">
            <text:p>04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097.89" calcext:value-type="float">
            <text:p>1097.8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6159461" calcext:value-type="float">
            <text:p>16159461</text:p>
          </table:table-cell>
          <table:table-cell table:formula="of:=[.A1012]/1000/(60*60*24)" office:value-type="time" office:time-value="PT04H29M19.461S" calcext:value-type="time">
            <text:p>04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098.96" calcext:value-type="float">
            <text:p>1098.96</text:p>
          </table:table-cell>
          <table:table-cell office:value-type="float" office:value="1358.29" calcext:value-type="float">
            <text:p>1358.29</text:p>
          </table:table-cell>
        </table:table-row>
        <table:table-row table:style-name="ro1">
          <table:table-cell office:value-type="float" office:value="16175461" calcext:value-type="float">
            <text:p>16175461</text:p>
          </table:table-cell>
          <table:table-cell table:formula="of:=[.A1013]/1000/(60*60*24)" office:value-type="time" office:time-value="PT04H29M35.461S" calcext:value-type="time">
            <text:p>04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00.03" calcext:value-type="float">
            <text:p>1100.03</text:p>
          </table:table-cell>
          <table:table-cell office:value-type="float" office:value="1359.58" calcext:value-type="float">
            <text:p>1359.58</text:p>
          </table:table-cell>
        </table:table-row>
        <table:table-row table:style-name="ro1">
          <table:table-cell office:value-type="float" office:value="16191461" calcext:value-type="float">
            <text:p>16191461</text:p>
          </table:table-cell>
          <table:table-cell table:formula="of:=[.A1014]/1000/(60*60*24)" office:value-type="time" office:time-value="PT04H29M51.461S" calcext:value-type="time">
            <text:p>04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1.09" calcext:value-type="float">
            <text:p>1101.09</text:p>
          </table:table-cell>
          <table:table-cell office:value-type="float" office:value="1360.87" calcext:value-type="float">
            <text:p>1360.87</text:p>
          </table:table-cell>
        </table:table-row>
        <table:table-row table:style-name="ro1">
          <table:table-cell office:value-type="float" office:value="16207461" calcext:value-type="float">
            <text:p>16207461</text:p>
          </table:table-cell>
          <table:table-cell table:formula="of:=[.A1015]/1000/(60*60*24)" office:value-type="time" office:time-value="PT04H30M07.461S" calcext:value-type="time">
            <text:p>04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02.16" calcext:value-type="float">
            <text:p>1102.16</text:p>
          </table:table-cell>
          <table:table-cell office:value-type="float" office:value="1362.16" calcext:value-type="float">
            <text:p>1362.16</text:p>
          </table:table-cell>
        </table:table-row>
        <table:table-row table:style-name="ro1">
          <table:table-cell office:value-type="float" office:value="16223461" calcext:value-type="float">
            <text:p>16223461</text:p>
          </table:table-cell>
          <table:table-cell table:formula="of:=[.A1016]/1000/(60*60*24)" office:value-type="time" office:time-value="PT04H30M23.461S" calcext:value-type="time">
            <text:p>04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3.22" calcext:value-type="float">
            <text:p>1103.22</text:p>
          </table:table-cell>
          <table:table-cell office:value-type="float" office:value="1363.45" calcext:value-type="float">
            <text:p>1363.45</text:p>
          </table:table-cell>
        </table:table-row>
        <table:table-row table:style-name="ro1">
          <table:table-cell office:value-type="float" office:value="16239461" calcext:value-type="float">
            <text:p>16239461</text:p>
          </table:table-cell>
          <table:table-cell table:formula="of:=[.A1017]/1000/(60*60*24)" office:value-type="time" office:time-value="PT04H30M39.461S" calcext:value-type="time">
            <text:p>04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04.29" calcext:value-type="float">
            <text:p>1104.29</text:p>
          </table:table-cell>
          <table:table-cell office:value-type="float" office:value="1364.74" calcext:value-type="float">
            <text:p>1364.74</text:p>
          </table:table-cell>
        </table:table-row>
        <table:table-row table:style-name="ro1">
          <table:table-cell office:value-type="float" office:value="16255461" calcext:value-type="float">
            <text:p>16255461</text:p>
          </table:table-cell>
          <table:table-cell table:formula="of:=[.A1018]/1000/(60*60*24)" office:value-type="time" office:time-value="PT04H30M55.461S" calcext:value-type="time">
            <text:p>04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5.36" calcext:value-type="float">
            <text:p>1105.36</text:p>
          </table:table-cell>
          <table:table-cell office:value-type="float" office:value="1366.03" calcext:value-type="float">
            <text:p>1366.03</text:p>
          </table:table-cell>
        </table:table-row>
        <table:table-row table:style-name="ro1">
          <table:table-cell office:value-type="float" office:value="16271461" calcext:value-type="float">
            <text:p>16271461</text:p>
          </table:table-cell>
          <table:table-cell table:formula="of:=[.A1019]/1000/(60*60*24)" office:value-type="time" office:time-value="PT04H31M11.461S" calcext:value-type="time">
            <text:p>04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6.42" calcext:value-type="float">
            <text:p>1106.42</text:p>
          </table:table-cell>
          <table:table-cell office:value-type="float" office:value="1367.32" calcext:value-type="float">
            <text:p>1367.32</text:p>
          </table:table-cell>
        </table:table-row>
        <table:table-row table:style-name="ro1">
          <table:table-cell office:value-type="float" office:value="16287461" calcext:value-type="float">
            <text:p>16287461</text:p>
          </table:table-cell>
          <table:table-cell table:formula="of:=[.A1020]/1000/(60*60*24)" office:value-type="time" office:time-value="PT04H31M27.461S" calcext:value-type="time">
            <text:p>04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07.49" calcext:value-type="float">
            <text:p>1107.49</text:p>
          </table:table-cell>
          <table:table-cell office:value-type="float" office:value="1368.61" calcext:value-type="float">
            <text:p>1368.61</text:p>
          </table:table-cell>
        </table:table-row>
        <table:table-row table:style-name="ro1">
          <table:table-cell office:value-type="float" office:value="16303461" calcext:value-type="float">
            <text:p>16303461</text:p>
          </table:table-cell>
          <table:table-cell table:formula="of:=[.A1021]/1000/(60*60*24)" office:value-type="time" office:time-value="PT04H31M43.461S" calcext:value-type="time">
            <text:p>04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8.56" calcext:value-type="float">
            <text:p>1108.56</text:p>
          </table:table-cell>
          <table:table-cell office:value-type="float" office:value="1369.9" calcext:value-type="float">
            <text:p>1369.9</text:p>
          </table:table-cell>
        </table:table-row>
        <table:table-row table:style-name="ro1">
          <table:table-cell office:value-type="float" office:value="16319461" calcext:value-type="float">
            <text:p>16319461</text:p>
          </table:table-cell>
          <table:table-cell table:formula="of:=[.A1022]/1000/(60*60*24)" office:value-type="time" office:time-value="PT04H31M59.461S" calcext:value-type="time">
            <text:p>04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109.62" calcext:value-type="float">
            <text:p>1109.62</text:p>
          </table:table-cell>
          <table:table-cell office:value-type="float" office:value="1371.18" calcext:value-type="float">
            <text:p>1371.18</text:p>
          </table:table-cell>
        </table:table-row>
        <table:table-row table:style-name="ro1">
          <table:table-cell office:value-type="float" office:value="16335461" calcext:value-type="float">
            <text:p>16335461</text:p>
          </table:table-cell>
          <table:table-cell table:formula="of:=[.A1023]/1000/(60*60*24)" office:value-type="time" office:time-value="PT04H32M15.461S" calcext:value-type="time">
            <text:p>04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110.69" calcext:value-type="float">
            <text:p>1110.69</text:p>
          </table:table-cell>
          <table:table-cell office:value-type="float" office:value="1372.47" calcext:value-type="float">
            <text:p>1372.47</text:p>
          </table:table-cell>
        </table:table-row>
        <table:table-row table:style-name="ro1">
          <table:table-cell office:value-type="float" office:value="16351461" calcext:value-type="float">
            <text:p>16351461</text:p>
          </table:table-cell>
          <table:table-cell table:formula="of:=[.A1024]/1000/(60*60*24)" office:value-type="time" office:time-value="PT04H32M31.461S" calcext:value-type="time">
            <text:p>04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111.75" calcext:value-type="float">
            <text:p>1111.75</text:p>
          </table:table-cell>
          <table:table-cell office:value-type="float" office:value="1373.76" calcext:value-type="float">
            <text:p>1373.76</text:p>
          </table:table-cell>
        </table:table-row>
        <table:table-row table:style-name="ro1">
          <table:table-cell office:value-type="float" office:value="16367461" calcext:value-type="float">
            <text:p>16367461</text:p>
          </table:table-cell>
          <table:table-cell table:formula="of:=[.A1025]/1000/(60*60*24)" office:value-type="time" office:time-value="PT04H32M47.461S" calcext:value-type="time">
            <text:p>04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112.82" calcext:value-type="float">
            <text:p>1112.82</text:p>
          </table:table-cell>
          <table:table-cell office:value-type="float" office:value="1375.05" calcext:value-type="float">
            <text:p>1375.05</text:p>
          </table:table-cell>
        </table:table-row>
        <table:table-row table:style-name="ro1">
          <table:table-cell office:value-type="float" office:value="16383461" calcext:value-type="float">
            <text:p>16383461</text:p>
          </table:table-cell>
          <table:table-cell table:formula="of:=[.A1026]/1000/(60*60*24)" office:value-type="time" office:time-value="PT04H33M03.461S" calcext:value-type="time">
            <text:p>04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113.89" calcext:value-type="float">
            <text:p>1113.89</text:p>
          </table:table-cell>
          <table:table-cell office:value-type="float" office:value="1376.34" calcext:value-type="float">
            <text:p>1376.34</text:p>
          </table:table-cell>
        </table:table-row>
        <table:table-row table:style-name="ro1">
          <table:table-cell office:value-type="float" office:value="16399461" calcext:value-type="float">
            <text:p>16399461</text:p>
          </table:table-cell>
          <table:table-cell table:formula="of:=[.A1027]/1000/(60*60*24)" office:value-type="time" office:time-value="PT04H33M19.461S" calcext:value-type="time">
            <text:p>04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4.95" calcext:value-type="float">
            <text:p>1114.95</text:p>
          </table:table-cell>
          <table:table-cell office:value-type="float" office:value="1377.63" calcext:value-type="float">
            <text:p>1377.63</text:p>
          </table:table-cell>
        </table:table-row>
        <table:table-row table:style-name="ro1">
          <table:table-cell office:value-type="float" office:value="16415461" calcext:value-type="float">
            <text:p>16415461</text:p>
          </table:table-cell>
          <table:table-cell table:formula="of:=[.A1028]/1000/(60*60*24)" office:value-type="time" office:time-value="PT04H33M35.461S" calcext:value-type="time">
            <text:p>04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16.02" calcext:value-type="float">
            <text:p>1116.02</text:p>
          </table:table-cell>
          <table:table-cell office:value-type="float" office:value="1378.92" calcext:value-type="float">
            <text:p>1378.92</text:p>
          </table:table-cell>
        </table:table-row>
        <table:table-row table:style-name="ro1">
          <table:table-cell office:value-type="float" office:value="16431461" calcext:value-type="float">
            <text:p>16431461</text:p>
          </table:table-cell>
          <table:table-cell table:formula="of:=[.A1029]/1000/(60*60*24)" office:value-type="time" office:time-value="PT04H33M51.461S" calcext:value-type="time">
            <text:p>04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17.08" calcext:value-type="float">
            <text:p>1117.08</text:p>
          </table:table-cell>
          <table:table-cell office:value-type="float" office:value="1380.2" calcext:value-type="float">
            <text:p>1380.2</text:p>
          </table:table-cell>
        </table:table-row>
        <table:table-row table:style-name="ro1">
          <table:table-cell office:value-type="float" office:value="16447461" calcext:value-type="float">
            <text:p>16447461</text:p>
          </table:table-cell>
          <table:table-cell table:formula="of:=[.A1030]/1000/(60*60*24)" office:value-type="time" office:time-value="PT04H34M07.461S" calcext:value-type="time">
            <text:p>04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8.15" calcext:value-type="float">
            <text:p>1118.15</text:p>
          </table:table-cell>
          <table:table-cell office:value-type="float" office:value="1381.49" calcext:value-type="float">
            <text:p>1381.49</text:p>
          </table:table-cell>
        </table:table-row>
        <table:table-row table:style-name="ro1">
          <table:table-cell office:value-type="float" office:value="16463461" calcext:value-type="float">
            <text:p>16463461</text:p>
          </table:table-cell>
          <table:table-cell table:formula="of:=[.A1031]/1000/(60*60*24)" office:value-type="time" office:time-value="PT04H34M23.461S" calcext:value-type="time">
            <text:p>04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119.22" calcext:value-type="float">
            <text:p>1119.22</text:p>
          </table:table-cell>
          <table:table-cell office:value-type="float" office:value="1382.78" calcext:value-type="float">
            <text:p>1382.78</text:p>
          </table:table-cell>
        </table:table-row>
        <table:table-row table:style-name="ro1">
          <table:table-cell office:value-type="float" office:value="16479461" calcext:value-type="float">
            <text:p>16479461</text:p>
          </table:table-cell>
          <table:table-cell table:formula="of:=[.A1032]/1000/(60*60*24)" office:value-type="time" office:time-value="PT04H34M39.461S" calcext:value-type="time">
            <text:p>04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0.28" calcext:value-type="float">
            <text:p>1120.28</text:p>
          </table:table-cell>
          <table:table-cell office:value-type="float" office:value="1384.07" calcext:value-type="float">
            <text:p>1384.07</text:p>
          </table:table-cell>
        </table:table-row>
        <table:table-row table:style-name="ro1">
          <table:table-cell office:value-type="float" office:value="16495461" calcext:value-type="float">
            <text:p>16495461</text:p>
          </table:table-cell>
          <table:table-cell table:formula="of:=[.A1033]/1000/(60*60*24)" office:value-type="time" office:time-value="PT04H34M55.461S" calcext:value-type="time">
            <text:p>04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1.35" calcext:value-type="float">
            <text:p>1121.35</text:p>
          </table:table-cell>
          <table:table-cell office:value-type="float" office:value="1385.36" calcext:value-type="float">
            <text:p>1385.36</text:p>
          </table:table-cell>
        </table:table-row>
        <table:table-row table:style-name="ro1">
          <table:table-cell office:value-type="float" office:value="16511461" calcext:value-type="float">
            <text:p>16511461</text:p>
          </table:table-cell>
          <table:table-cell table:formula="of:=[.A1034]/1000/(60*60*24)" office:value-type="time" office:time-value="PT04H35M11.461S" calcext:value-type="time">
            <text:p>04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2.42" calcext:value-type="float">
            <text:p>1122.42</text:p>
          </table:table-cell>
          <table:table-cell office:value-type="float" office:value="1386.64" calcext:value-type="float">
            <text:p>1386.64</text:p>
          </table:table-cell>
        </table:table-row>
        <table:table-row table:style-name="ro1">
          <table:table-cell office:value-type="float" office:value="16527461" calcext:value-type="float">
            <text:p>16527461</text:p>
          </table:table-cell>
          <table:table-cell table:formula="of:=[.A1035]/1000/(60*60*24)" office:value-type="time" office:time-value="PT04H35M27.461S" calcext:value-type="time">
            <text:p>04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123.48" calcext:value-type="float">
            <text:p>1123.48</text:p>
          </table:table-cell>
          <table:table-cell office:value-type="float" office:value="1387.93" calcext:value-type="float">
            <text:p>1387.93</text:p>
          </table:table-cell>
        </table:table-row>
        <table:table-row table:style-name="ro1">
          <table:table-cell office:value-type="float" office:value="16543461" calcext:value-type="float">
            <text:p>16543461</text:p>
          </table:table-cell>
          <table:table-cell table:formula="of:=[.A1036]/1000/(60*60*24)" office:value-type="time" office:time-value="PT04H35M43.461S" calcext:value-type="time">
            <text:p>04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24.55" calcext:value-type="float">
            <text:p>1124.55</text:p>
          </table:table-cell>
          <table:table-cell office:value-type="float" office:value="1389.22" calcext:value-type="float">
            <text:p>1389.22</text:p>
          </table:table-cell>
        </table:table-row>
        <table:table-row table:style-name="ro1">
          <table:table-cell office:value-type="float" office:value="16559461" calcext:value-type="float">
            <text:p>16559461</text:p>
          </table:table-cell>
          <table:table-cell table:formula="of:=[.A1037]/1000/(60*60*24)" office:value-type="time" office:time-value="PT04H35M59.461S" calcext:value-type="time">
            <text:p>04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5.61" calcext:value-type="float">
            <text:p>1125.61</text:p>
          </table:table-cell>
          <table:table-cell office:value-type="float" office:value="1390.51" calcext:value-type="float">
            <text:p>1390.51</text:p>
          </table:table-cell>
        </table:table-row>
        <table:table-row table:style-name="ro1">
          <table:table-cell office:value-type="float" office:value="16575461" calcext:value-type="float">
            <text:p>16575461</text:p>
          </table:table-cell>
          <table:table-cell table:formula="of:=[.A1038]/1000/(60*60*24)" office:value-type="time" office:time-value="PT04H36M15.461S" calcext:value-type="time">
            <text:p>04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6.68" calcext:value-type="float">
            <text:p>1126.68</text:p>
          </table:table-cell>
          <table:table-cell office:value-type="float" office:value="1391.79" calcext:value-type="float">
            <text:p>1391.79</text:p>
          </table:table-cell>
        </table:table-row>
        <table:table-row table:style-name="ro1">
          <table:table-cell office:value-type="float" office:value="16591461" calcext:value-type="float">
            <text:p>16591461</text:p>
          </table:table-cell>
          <table:table-cell table:formula="of:=[.A1039]/1000/(60*60*24)" office:value-type="time" office:time-value="PT04H36M31.461S" calcext:value-type="time">
            <text:p>04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127.75" calcext:value-type="float">
            <text:p>1127.75</text:p>
          </table:table-cell>
          <table:table-cell office:value-type="float" office:value="1393.08" calcext:value-type="float">
            <text:p>1393.08</text:p>
          </table:table-cell>
        </table:table-row>
        <table:table-row table:style-name="ro1">
          <table:table-cell office:value-type="float" office:value="16607460" calcext:value-type="float">
            <text:p>16607460</text:p>
          </table:table-cell>
          <table:table-cell table:formula="of:=[.A1040]/1000/(60*60*24)" office:value-type="time" office:time-value="PT04H36M47.46S" calcext:value-type="time">
            <text:p>04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8.81" calcext:value-type="float">
            <text:p>1128.81</text:p>
          </table:table-cell>
          <table:table-cell office:value-type="float" office:value="1394.37" calcext:value-type="float">
            <text:p>1394.37</text:p>
          </table:table-cell>
        </table:table-row>
        <table:table-row table:style-name="ro1">
          <table:table-cell office:value-type="float" office:value="16623461" calcext:value-type="float">
            <text:p>16623461</text:p>
          </table:table-cell>
          <table:table-cell table:formula="of:=[.A1041]/1000/(60*60*24)" office:value-type="time" office:time-value="PT04H37M03.461S" calcext:value-type="time">
            <text:p>04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9.88" calcext:value-type="float">
            <text:p>1129.88</text:p>
          </table:table-cell>
          <table:table-cell office:value-type="float" office:value="1395.66" calcext:value-type="float">
            <text:p>1395.66</text:p>
          </table:table-cell>
        </table:table-row>
        <table:table-row table:style-name="ro1">
          <table:table-cell office:value-type="float" office:value="16639461" calcext:value-type="float">
            <text:p>16639461</text:p>
          </table:table-cell>
          <table:table-cell table:formula="of:=[.A1042]/1000/(60*60*24)" office:value-type="time" office:time-value="PT04H37M19.461S" calcext:value-type="time">
            <text:p>04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0.94" calcext:value-type="float">
            <text:p>1130.94</text:p>
          </table:table-cell>
          <table:table-cell office:value-type="float" office:value="1396.95" calcext:value-type="float">
            <text:p>1396.95</text:p>
          </table:table-cell>
        </table:table-row>
        <table:table-row table:style-name="ro1">
          <table:table-cell office:value-type="float" office:value="16655461" calcext:value-type="float">
            <text:p>16655461</text:p>
          </table:table-cell>
          <table:table-cell table:formula="of:=[.A1043]/1000/(60*60*24)" office:value-type="time" office:time-value="PT04H37M35.461S" calcext:value-type="time">
            <text:p>04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2.01" calcext:value-type="float">
            <text:p>1132.01</text:p>
          </table:table-cell>
          <table:table-cell office:value-type="float" office:value="1398.23" calcext:value-type="float">
            <text:p>1398.23</text:p>
          </table:table-cell>
        </table:table-row>
        <table:table-row table:style-name="ro1">
          <table:table-cell office:value-type="float" office:value="16671461" calcext:value-type="float">
            <text:p>16671461</text:p>
          </table:table-cell>
          <table:table-cell table:formula="of:=[.A1044]/1000/(60*60*24)" office:value-type="time" office:time-value="PT04H37M51.461S" calcext:value-type="time">
            <text:p>04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3.07" calcext:value-type="float">
            <text:p>1133.07</text:p>
          </table:table-cell>
          <table:table-cell office:value-type="float" office:value="1399.52" calcext:value-type="float">
            <text:p>1399.52</text:p>
          </table:table-cell>
        </table:table-row>
        <table:table-row table:style-name="ro1">
          <table:table-cell office:value-type="float" office:value="16687461" calcext:value-type="float">
            <text:p>16687461</text:p>
          </table:table-cell>
          <table:table-cell table:formula="of:=[.A1045]/1000/(60*60*24)" office:value-type="time" office:time-value="PT04H38M07.461S" calcext:value-type="time">
            <text:p>04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4.14" calcext:value-type="float">
            <text:p>1134.14</text:p>
          </table:table-cell>
          <table:table-cell office:value-type="float" office:value="1400.81" calcext:value-type="float">
            <text:p>1400.81</text:p>
          </table:table-cell>
        </table:table-row>
        <table:table-row table:style-name="ro1">
          <table:table-cell office:value-type="float" office:value="16703461" calcext:value-type="float">
            <text:p>16703461</text:p>
          </table:table-cell>
          <table:table-cell table:formula="of:=[.A1046]/1000/(60*60*24)" office:value-type="time" office:time-value="PT04H38M23.461S" calcext:value-type="time">
            <text:p>04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5.21" calcext:value-type="float">
            <text:p>1135.21</text:p>
          </table:table-cell>
          <table:table-cell office:value-type="float" office:value="1402.1" calcext:value-type="float">
            <text:p>1402.1</text:p>
          </table:table-cell>
        </table:table-row>
        <table:table-row table:style-name="ro1">
          <table:table-cell office:value-type="float" office:value="16719461" calcext:value-type="float">
            <text:p>16719461</text:p>
          </table:table-cell>
          <table:table-cell table:formula="of:=[.A1047]/1000/(60*60*24)" office:value-type="time" office:time-value="PT04H38M39.461S" calcext:value-type="time">
            <text:p>04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36.27" calcext:value-type="float">
            <text:p>1136.27</text:p>
          </table:table-cell>
          <table:table-cell office:value-type="float" office:value="1403.38" calcext:value-type="float">
            <text:p>1403.38</text:p>
          </table:table-cell>
        </table:table-row>
        <table:table-row table:style-name="ro1">
          <table:table-cell office:value-type="float" office:value="16735461" calcext:value-type="float">
            <text:p>16735461</text:p>
          </table:table-cell>
          <table:table-cell table:formula="of:=[.A1048]/1000/(60*60*24)" office:value-type="time" office:time-value="PT04H38M55.461S" calcext:value-type="time">
            <text:p>04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37.34" calcext:value-type="float">
            <text:p>1137.34</text:p>
          </table:table-cell>
          <table:table-cell office:value-type="float" office:value="1404.67" calcext:value-type="float">
            <text:p>1404.67</text:p>
          </table:table-cell>
        </table:table-row>
        <table:table-row table:style-name="ro1">
          <table:table-cell office:value-type="float" office:value="16751461" calcext:value-type="float">
            <text:p>16751461</text:p>
          </table:table-cell>
          <table:table-cell table:formula="of:=[.A1049]/1000/(60*60*24)" office:value-type="time" office:time-value="PT04H39M11.461S" calcext:value-type="time">
            <text:p>04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38.4" calcext:value-type="float">
            <text:p>1138.4</text:p>
          </table:table-cell>
          <table:table-cell office:value-type="float" office:value="1405.96" calcext:value-type="float">
            <text:p>1405.96</text:p>
          </table:table-cell>
        </table:table-row>
        <table:table-row table:style-name="ro1">
          <table:table-cell office:value-type="float" office:value="16767461" calcext:value-type="float">
            <text:p>16767461</text:p>
          </table:table-cell>
          <table:table-cell table:formula="of:=[.A1050]/1000/(60*60*24)" office:value-type="time" office:time-value="PT04H39M27.461S" calcext:value-type="time">
            <text:p>04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39.46" calcext:value-type="float">
            <text:p>1139.46</text:p>
          </table:table-cell>
          <table:table-cell office:value-type="float" office:value="1407.25" calcext:value-type="float">
            <text:p>1407.25</text:p>
          </table:table-cell>
        </table:table-row>
        <table:table-row table:style-name="ro1">
          <table:table-cell office:value-type="float" office:value="16783461" calcext:value-type="float">
            <text:p>16783461</text:p>
          </table:table-cell>
          <table:table-cell table:formula="of:=[.A1051]/1000/(60*60*24)" office:value-type="time" office:time-value="PT04H39M43.461S" calcext:value-type="time">
            <text:p>04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0.53" calcext:value-type="float">
            <text:p>1140.53</text:p>
          </table:table-cell>
          <table:table-cell office:value-type="float" office:value="1408.53" calcext:value-type="float">
            <text:p>1408.53</text:p>
          </table:table-cell>
        </table:table-row>
        <table:table-row table:style-name="ro1">
          <table:table-cell office:value-type="float" office:value="16799461" calcext:value-type="float">
            <text:p>16799461</text:p>
          </table:table-cell>
          <table:table-cell table:formula="of:=[.A1052]/1000/(60*60*24)" office:value-type="time" office:time-value="PT04H39M59.461S" calcext:value-type="time">
            <text:p>04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41.59" calcext:value-type="float">
            <text:p>1141.59</text:p>
          </table:table-cell>
          <table:table-cell office:value-type="float" office:value="1409.82" calcext:value-type="float">
            <text:p>1409.82</text:p>
          </table:table-cell>
        </table:table-row>
        <table:table-row table:style-name="ro1">
          <table:table-cell office:value-type="float" office:value="16815461" calcext:value-type="float">
            <text:p>16815461</text:p>
          </table:table-cell>
          <table:table-cell table:formula="of:=[.A1053]/1000/(60*60*24)" office:value-type="time" office:time-value="PT04H40M15.461S" calcext:value-type="time">
            <text:p>04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42.66" calcext:value-type="float">
            <text:p>1142.66</text:p>
          </table:table-cell>
          <table:table-cell office:value-type="float" office:value="1411.11" calcext:value-type="float">
            <text:p>1411.11</text:p>
          </table:table-cell>
        </table:table-row>
        <table:table-row table:style-name="ro1">
          <table:table-cell office:value-type="float" office:value="16831461" calcext:value-type="float">
            <text:p>16831461</text:p>
          </table:table-cell>
          <table:table-cell table:formula="of:=[.A1054]/1000/(60*60*24)" office:value-type="time" office:time-value="PT04H40M31.461S" calcext:value-type="time">
            <text:p>04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3.72" calcext:value-type="float">
            <text:p>1143.72</text:p>
          </table:table-cell>
          <table:table-cell office:value-type="float" office:value="1412.4" calcext:value-type="float">
            <text:p>1412.4</text:p>
          </table:table-cell>
        </table:table-row>
        <table:table-row table:style-name="ro1">
          <table:table-cell office:value-type="float" office:value="16847461" calcext:value-type="float">
            <text:p>16847461</text:p>
          </table:table-cell>
          <table:table-cell table:formula="of:=[.A1055]/1000/(60*60*24)" office:value-type="time" office:time-value="PT04H40M47.461S" calcext:value-type="time">
            <text:p>04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4.79" calcext:value-type="float">
            <text:p>1144.79</text:p>
          </table:table-cell>
          <table:table-cell office:value-type="float" office:value="1413.69" calcext:value-type="float">
            <text:p>1413.69</text:p>
          </table:table-cell>
        </table:table-row>
        <table:table-row table:style-name="ro1">
          <table:table-cell office:value-type="float" office:value="16863461" calcext:value-type="float">
            <text:p>16863461</text:p>
          </table:table-cell>
          <table:table-cell table:formula="of:=[.A1056]/1000/(60*60*24)" office:value-type="time" office:time-value="PT04H41M03.461S" calcext:value-type="time">
            <text:p>04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5.85" calcext:value-type="float">
            <text:p>1145.85</text:p>
          </table:table-cell>
          <table:table-cell office:value-type="float" office:value="1414.97" calcext:value-type="float">
            <text:p>1414.97</text:p>
          </table:table-cell>
        </table:table-row>
        <table:table-row table:style-name="ro1">
          <table:table-cell office:value-type="float" office:value="16879461" calcext:value-type="float">
            <text:p>16879461</text:p>
          </table:table-cell>
          <table:table-cell table:formula="of:=[.A1057]/1000/(60*60*24)" office:value-type="time" office:time-value="PT04H41M19.461S" calcext:value-type="time">
            <text:p>04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6.92" calcext:value-type="float">
            <text:p>1146.92</text:p>
          </table:table-cell>
          <table:table-cell office:value-type="float" office:value="1416.26" calcext:value-type="float">
            <text:p>1416.26</text:p>
          </table:table-cell>
        </table:table-row>
        <table:table-row table:style-name="ro1">
          <table:table-cell office:value-type="float" office:value="16895461" calcext:value-type="float">
            <text:p>16895461</text:p>
          </table:table-cell>
          <table:table-cell table:formula="of:=[.A1058]/1000/(60*60*24)" office:value-type="time" office:time-value="PT04H41M35.461S" calcext:value-type="time">
            <text:p>04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7.98" calcext:value-type="float">
            <text:p>1147.98</text:p>
          </table:table-cell>
          <table:table-cell office:value-type="float" office:value="1417.55" calcext:value-type="float">
            <text:p>1417.55</text:p>
          </table:table-cell>
        </table:table-row>
        <table:table-row table:style-name="ro1">
          <table:table-cell office:value-type="float" office:value="16911461" calcext:value-type="float">
            <text:p>16911461</text:p>
          </table:table-cell>
          <table:table-cell table:formula="of:=[.A1059]/1000/(60*60*24)" office:value-type="time" office:time-value="PT04H41M51.461S" calcext:value-type="time">
            <text:p>04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9.05" calcext:value-type="float">
            <text:p>1149.05</text:p>
          </table:table-cell>
          <table:table-cell office:value-type="float" office:value="1418.83" calcext:value-type="float">
            <text:p>1418.83</text:p>
          </table:table-cell>
        </table:table-row>
        <table:table-row table:style-name="ro1">
          <table:table-cell office:value-type="float" office:value="16927461" calcext:value-type="float">
            <text:p>16927461</text:p>
          </table:table-cell>
          <table:table-cell table:formula="of:=[.A1060]/1000/(60*60*24)" office:value-type="time" office:time-value="PT04H42M07.461S" calcext:value-type="time">
            <text:p>04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0.11" calcext:value-type="float">
            <text:p>1150.11</text:p>
          </table:table-cell>
          <table:table-cell office:value-type="float" office:value="1420.12" calcext:value-type="float">
            <text:p>1420.12</text:p>
          </table:table-cell>
        </table:table-row>
        <table:table-row table:style-name="ro1">
          <table:table-cell office:value-type="float" office:value="16943461" calcext:value-type="float">
            <text:p>16943461</text:p>
          </table:table-cell>
          <table:table-cell table:formula="of:=[.A1061]/1000/(60*60*24)" office:value-type="time" office:time-value="PT04H42M23.461S" calcext:value-type="time">
            <text:p>04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1.18" calcext:value-type="float">
            <text:p>1151.18</text:p>
          </table:table-cell>
          <table:table-cell office:value-type="float" office:value="1421.41" calcext:value-type="float">
            <text:p>1421.41</text:p>
          </table:table-cell>
        </table:table-row>
        <table:table-row table:style-name="ro1">
          <table:table-cell office:value-type="float" office:value="16959461" calcext:value-type="float">
            <text:p>16959461</text:p>
          </table:table-cell>
          <table:table-cell table:formula="of:=[.A1062]/1000/(60*60*24)" office:value-type="time" office:time-value="PT04H42M39.461S" calcext:value-type="time">
            <text:p>04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2.24" calcext:value-type="float">
            <text:p>1152.24</text:p>
          </table:table-cell>
          <table:table-cell office:value-type="float" office:value="1422.7" calcext:value-type="float">
            <text:p>1422.7</text:p>
          </table:table-cell>
        </table:table-row>
        <table:table-row table:style-name="ro1">
          <table:table-cell office:value-type="float" office:value="16975461" calcext:value-type="float">
            <text:p>16975461</text:p>
          </table:table-cell>
          <table:table-cell table:formula="of:=[.A1063]/1000/(60*60*24)" office:value-type="time" office:time-value="PT04H42M55.461S" calcext:value-type="time">
            <text:p>04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53.31" calcext:value-type="float">
            <text:p>1153.31</text:p>
          </table:table-cell>
          <table:table-cell office:value-type="float" office:value="1423.98" calcext:value-type="float">
            <text:p>1423.98</text:p>
          </table:table-cell>
        </table:table-row>
        <table:table-row table:style-name="ro1">
          <table:table-cell office:value-type="float" office:value="16991461" calcext:value-type="float">
            <text:p>16991461</text:p>
          </table:table-cell>
          <table:table-cell table:formula="of:=[.A1064]/1000/(60*60*24)" office:value-type="time" office:time-value="PT04H43M11.461S" calcext:value-type="time">
            <text:p>04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4.37" calcext:value-type="float">
            <text:p>1154.37</text:p>
          </table:table-cell>
          <table:table-cell office:value-type="float" office:value="1425.27" calcext:value-type="float">
            <text:p>1425.27</text:p>
          </table:table-cell>
        </table:table-row>
        <table:table-row table:style-name="ro1">
          <table:table-cell office:value-type="float" office:value="17007461" calcext:value-type="float">
            <text:p>17007461</text:p>
          </table:table-cell>
          <table:table-cell table:formula="of:=[.A1065]/1000/(60*60*24)" office:value-type="time" office:time-value="PT04H43M27.461S" calcext:value-type="time">
            <text:p>04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5.44" calcext:value-type="float">
            <text:p>1155.44</text:p>
          </table:table-cell>
          <table:table-cell office:value-type="float" office:value="1426.56" calcext:value-type="float">
            <text:p>1426.56</text:p>
          </table:table-cell>
        </table:table-row>
        <table:table-row table:style-name="ro1">
          <table:table-cell office:value-type="float" office:value="17023461" calcext:value-type="float">
            <text:p>17023461</text:p>
          </table:table-cell>
          <table:table-cell table:formula="of:=[.A1066]/1000/(60*60*24)" office:value-type="time" office:time-value="PT04H43M43.461S" calcext:value-type="time">
            <text:p>04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6.5" calcext:value-type="float">
            <text:p>1156.5</text:p>
          </table:table-cell>
          <table:table-cell office:value-type="float" office:value="1427.85" calcext:value-type="float">
            <text:p>1427.85</text:p>
          </table:table-cell>
        </table:table-row>
        <table:table-row table:style-name="ro1">
          <table:table-cell office:value-type="float" office:value="17039461" calcext:value-type="float">
            <text:p>17039461</text:p>
          </table:table-cell>
          <table:table-cell table:formula="of:=[.A1067]/1000/(60*60*24)" office:value-type="time" office:time-value="PT04H43M59.461S" calcext:value-type="time">
            <text:p>04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7.57" calcext:value-type="float">
            <text:p>1157.57</text:p>
          </table:table-cell>
          <table:table-cell office:value-type="float" office:value="1429.13" calcext:value-type="float">
            <text:p>1429.13</text:p>
          </table:table-cell>
        </table:table-row>
        <table:table-row table:style-name="ro1">
          <table:table-cell office:value-type="float" office:value="17055461" calcext:value-type="float">
            <text:p>17055461</text:p>
          </table:table-cell>
          <table:table-cell table:formula="of:=[.A1068]/1000/(60*60*24)" office:value-type="time" office:time-value="PT04H44M15.461S" calcext:value-type="time">
            <text:p>04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8.63" calcext:value-type="float">
            <text:p>1158.63</text:p>
          </table:table-cell>
          <table:table-cell office:value-type="float" office:value="1430.42" calcext:value-type="float">
            <text:p>1430.42</text:p>
          </table:table-cell>
        </table:table-row>
        <table:table-row table:style-name="ro1">
          <table:table-cell office:value-type="float" office:value="17071461" calcext:value-type="float">
            <text:p>17071461</text:p>
          </table:table-cell>
          <table:table-cell table:formula="of:=[.A1069]/1000/(60*60*24)" office:value-type="time" office:time-value="PT04H44M31.461S" calcext:value-type="time">
            <text:p>04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59.69" calcext:value-type="float">
            <text:p>1159.69</text:p>
          </table:table-cell>
          <table:table-cell office:value-type="float" office:value="1431.71" calcext:value-type="float">
            <text:p>1431.71</text:p>
          </table:table-cell>
        </table:table-row>
        <table:table-row table:style-name="ro1">
          <table:table-cell office:value-type="float" office:value="17087461" calcext:value-type="float">
            <text:p>17087461</text:p>
          </table:table-cell>
          <table:table-cell table:formula="of:=[.A1070]/1000/(60*60*24)" office:value-type="time" office:time-value="PT04H44M47.461S" calcext:value-type="time">
            <text:p>04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0.76" calcext:value-type="float">
            <text:p>1160.76</text:p>
          </table:table-cell>
          <table:table-cell office:value-type="float" office:value="1432.99" calcext:value-type="float">
            <text:p>1432.99</text:p>
          </table:table-cell>
        </table:table-row>
        <table:table-row table:style-name="ro1">
          <table:table-cell office:value-type="float" office:value="17103461" calcext:value-type="float">
            <text:p>17103461</text:p>
          </table:table-cell>
          <table:table-cell table:formula="of:=[.A1071]/1000/(60*60*24)" office:value-type="time" office:time-value="PT04H45M03.461S" calcext:value-type="time">
            <text:p>04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1.82" calcext:value-type="float">
            <text:p>1161.82</text:p>
          </table:table-cell>
          <table:table-cell office:value-type="float" office:value="1434.28" calcext:value-type="float">
            <text:p>1434.28</text:p>
          </table:table-cell>
        </table:table-row>
        <table:table-row table:style-name="ro1">
          <table:table-cell office:value-type="float" office:value="17119461" calcext:value-type="float">
            <text:p>17119461</text:p>
          </table:table-cell>
          <table:table-cell table:formula="of:=[.A1072]/1000/(60*60*24)" office:value-type="time" office:time-value="PT04H45M19.461S" calcext:value-type="time">
            <text:p>04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90.26" calcext:value-type="float">
            <text:p>290.26</text:p>
          </table:table-cell>
          <table:table-cell office:value-type="float" office:value="1162.89" calcext:value-type="float">
            <text:p>1162.89</text:p>
          </table:table-cell>
          <table:table-cell office:value-type="float" office:value="1435.57" calcext:value-type="float">
            <text:p>1435.57</text:p>
          </table:table-cell>
        </table:table-row>
        <table:table-row table:style-name="ro1">
          <table:table-cell office:value-type="float" office:value="17135461" calcext:value-type="float">
            <text:p>17135461</text:p>
          </table:table-cell>
          <table:table-cell table:formula="of:=[.A1073]/1000/(60*60*24)" office:value-type="time" office:time-value="PT04H45M35.461S" calcext:value-type="time">
            <text:p>04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3.95" calcext:value-type="float">
            <text:p>1163.95</text:p>
          </table:table-cell>
          <table:table-cell office:value-type="float" office:value="1436.85" calcext:value-type="float">
            <text:p>1436.85</text:p>
          </table:table-cell>
        </table:table-row>
        <table:table-row table:style-name="ro1">
          <table:table-cell office:value-type="float" office:value="17151461" calcext:value-type="float">
            <text:p>17151461</text:p>
          </table:table-cell>
          <table:table-cell table:formula="of:=[.A1074]/1000/(60*60*24)" office:value-type="time" office:time-value="PT04H45M51.461S" calcext:value-type="time">
            <text:p>04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5.02" calcext:value-type="float">
            <text:p>1165.02</text:p>
          </table:table-cell>
          <table:table-cell office:value-type="float" office:value="1438.14" calcext:value-type="float">
            <text:p>1438.14</text:p>
          </table:table-cell>
        </table:table-row>
        <table:table-row table:style-name="ro1">
          <table:table-cell office:value-type="float" office:value="17167461" calcext:value-type="float">
            <text:p>17167461</text:p>
          </table:table-cell>
          <table:table-cell table:formula="of:=[.A1075]/1000/(60*60*24)" office:value-type="time" office:time-value="PT04H46M07.461S" calcext:value-type="time">
            <text:p>04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439.43" calcext:value-type="float">
            <text:p>1439.43</text:p>
          </table:table-cell>
        </table:table-row>
        <table:table-row table:style-name="ro1">
          <table:table-cell office:value-type="float" office:value="17183461" calcext:value-type="float">
            <text:p>17183461</text:p>
          </table:table-cell>
          <table:table-cell table:formula="of:=[.A1076]/1000/(60*60*24)" office:value-type="time" office:time-value="PT04H46M23.461S" calcext:value-type="time">
            <text:p>04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7.15" calcext:value-type="float">
            <text:p>1167.15</text:p>
          </table:table-cell>
          <table:table-cell office:value-type="float" office:value="1440.71" calcext:value-type="float">
            <text:p>1440.71</text:p>
          </table:table-cell>
        </table:table-row>
        <table:table-row table:style-name="ro1">
          <table:table-cell office:value-type="float" office:value="17199461" calcext:value-type="float">
            <text:p>17199461</text:p>
          </table:table-cell>
          <table:table-cell table:formula="of:=[.A1077]/1000/(60*60*24)" office:value-type="time" office:time-value="PT04H46M39.461S" calcext:value-type="time">
            <text:p>04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8.21" calcext:value-type="float">
            <text:p>1168.2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7215461" calcext:value-type="float">
            <text:p>17215461</text:p>
          </table:table-cell>
          <table:table-cell table:formula="of:=[.A1078]/1000/(60*60*24)" office:value-type="time" office:time-value="PT04H46M55.461S" calcext:value-type="time">
            <text:p>04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9.28" calcext:value-type="float">
            <text:p>1169.28</text:p>
          </table:table-cell>
          <table:table-cell office:value-type="float" office:value="1443.29" calcext:value-type="float">
            <text:p>1443.29</text:p>
          </table:table-cell>
        </table:table-row>
        <table:table-row table:style-name="ro1">
          <table:table-cell office:value-type="float" office:value="17231461" calcext:value-type="float">
            <text:p>17231461</text:p>
          </table:table-cell>
          <table:table-cell table:formula="of:=[.A1079]/1000/(60*60*24)" office:value-type="time" office:time-value="PT04H47M11.461S" calcext:value-type="time">
            <text:p>04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0.34" calcext:value-type="float">
            <text:p>1170.34</text:p>
          </table:table-cell>
          <table:table-cell office:value-type="float" office:value="1444.57" calcext:value-type="float">
            <text:p>1444.57</text:p>
          </table:table-cell>
        </table:table-row>
        <table:table-row table:style-name="ro1">
          <table:table-cell office:value-type="float" office:value="17247461" calcext:value-type="float">
            <text:p>17247461</text:p>
          </table:table-cell>
          <table:table-cell table:formula="of:=[.A1080]/1000/(60*60*24)" office:value-type="time" office:time-value="PT04H47M27.461S" calcext:value-type="time">
            <text:p>04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1.41" calcext:value-type="float">
            <text:p>1171.41</text:p>
          </table:table-cell>
          <table:table-cell office:value-type="float" office:value="1445.86" calcext:value-type="float">
            <text:p>1445.86</text:p>
          </table:table-cell>
        </table:table-row>
        <table:table-row table:style-name="ro1">
          <table:table-cell office:value-type="float" office:value="17263461" calcext:value-type="float">
            <text:p>17263461</text:p>
          </table:table-cell>
          <table:table-cell table:formula="of:=[.A1081]/1000/(60*60*24)" office:value-type="time" office:time-value="PT04H47M43.461S" calcext:value-type="time">
            <text:p>04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72.47" calcext:value-type="float">
            <text:p>1172.47</text:p>
          </table:table-cell>
          <table:table-cell office:value-type="float" office:value="1447.15" calcext:value-type="float">
            <text:p>1447.15</text:p>
          </table:table-cell>
        </table:table-row>
        <table:table-row table:style-name="ro1">
          <table:table-cell office:value-type="float" office:value="17279461" calcext:value-type="float">
            <text:p>17279461</text:p>
          </table:table-cell>
          <table:table-cell table:formula="of:=[.A1082]/1000/(60*60*24)" office:value-type="time" office:time-value="PT04H47M59.461S" calcext:value-type="time">
            <text:p>04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173.53" calcext:value-type="float">
            <text:p>1173.53</text:p>
          </table:table-cell>
          <table:table-cell office:value-type="float" office:value="1448.43" calcext:value-type="float">
            <text:p>1448.43</text:p>
          </table:table-cell>
        </table:table-row>
        <table:table-row table:style-name="ro1">
          <table:table-cell office:value-type="float" office:value="17295461" calcext:value-type="float">
            <text:p>17295461</text:p>
          </table:table-cell>
          <table:table-cell table:formula="of:=[.A1083]/1000/(60*60*24)" office:value-type="time" office:time-value="PT04H48M15.461S" calcext:value-type="time">
            <text:p>04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4.6" calcext:value-type="float">
            <text:p>1174.6</text:p>
          </table:table-cell>
          <table:table-cell office:value-type="float" office:value="1449.72" calcext:value-type="float">
            <text:p>1449.72</text:p>
          </table:table-cell>
        </table:table-row>
        <table:table-row table:style-name="ro1">
          <table:table-cell office:value-type="float" office:value="17311461" calcext:value-type="float">
            <text:p>17311461</text:p>
          </table:table-cell>
          <table:table-cell table:formula="of:=[.A1084]/1000/(60*60*24)" office:value-type="time" office:time-value="PT04H48M31.461S" calcext:value-type="time">
            <text:p>04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5.66" calcext:value-type="float">
            <text:p>1175.6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7327461" calcext:value-type="float">
            <text:p>17327461</text:p>
          </table:table-cell>
          <table:table-cell table:formula="of:=[.A1085]/1000/(60*60*24)" office:value-type="time" office:time-value="PT04H48M47.461S" calcext:value-type="time">
            <text:p>04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6.73" calcext:value-type="float">
            <text:p>1176.73</text:p>
          </table:table-cell>
          <table:table-cell office:value-type="float" office:value="1452.29" calcext:value-type="float">
            <text:p>1452.29</text:p>
          </table:table-cell>
        </table:table-row>
        <table:table-row table:style-name="ro1">
          <table:table-cell office:value-type="float" office:value="17343461" calcext:value-type="float">
            <text:p>17343461</text:p>
          </table:table-cell>
          <table:table-cell table:formula="of:=[.A1086]/1000/(60*60*24)" office:value-type="time" office:time-value="PT04H49M03.461S" calcext:value-type="time">
            <text:p>04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7.79" calcext:value-type="float">
            <text:p>1177.79</text:p>
          </table:table-cell>
          <table:table-cell office:value-type="float" office:value="1453.57" calcext:value-type="float">
            <text:p>1453.57</text:p>
          </table:table-cell>
        </table:table-row>
        <table:table-row table:style-name="ro1">
          <table:table-cell office:value-type="float" office:value="17359461" calcext:value-type="float">
            <text:p>17359461</text:p>
          </table:table-cell>
          <table:table-cell table:formula="of:=[.A1087]/1000/(60*60*24)" office:value-type="time" office:time-value="PT04H49M19.461S" calcext:value-type="time">
            <text:p>04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8.86" calcext:value-type="float">
            <text:p>1178.86</text:p>
          </table:table-cell>
          <table:table-cell office:value-type="float" office:value="1454.86" calcext:value-type="float">
            <text:p>1454.86</text:p>
          </table:table-cell>
        </table:table-row>
        <table:table-row table:style-name="ro1">
          <table:table-cell office:value-type="float" office:value="17375461" calcext:value-type="float">
            <text:p>17375461</text:p>
          </table:table-cell>
          <table:table-cell table:formula="of:=[.A1088]/1000/(60*60*24)" office:value-type="time" office:time-value="PT04H49M35.461S" calcext:value-type="time">
            <text:p>04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79.92" calcext:value-type="float">
            <text:p>1179.92</text:p>
          </table:table-cell>
          <table:table-cell office:value-type="float" office:value="1456.15" calcext:value-type="float">
            <text:p>1456.15</text:p>
          </table:table-cell>
        </table:table-row>
        <table:table-row table:style-name="ro1">
          <table:table-cell office:value-type="float" office:value="17391461" calcext:value-type="float">
            <text:p>17391461</text:p>
          </table:table-cell>
          <table:table-cell table:formula="of:=[.A1089]/1000/(60*60*24)" office:value-type="time" office:time-value="PT04H49M51.461S" calcext:value-type="time">
            <text:p>04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0.99" calcext:value-type="float">
            <text:p>1180.99</text:p>
          </table:table-cell>
          <table:table-cell office:value-type="float" office:value="1457.43" calcext:value-type="float">
            <text:p>1457.43</text:p>
          </table:table-cell>
        </table:table-row>
        <table:table-row table:style-name="ro1">
          <table:table-cell office:value-type="float" office:value="17407461" calcext:value-type="float">
            <text:p>17407461</text:p>
          </table:table-cell>
          <table:table-cell table:formula="of:=[.A1090]/1000/(60*60*24)" office:value-type="time" office:time-value="PT04H50M07.461S" calcext:value-type="time">
            <text:p>04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82.05" calcext:value-type="float">
            <text:p>1182.05</text:p>
          </table:table-cell>
          <table:table-cell office:value-type="float" office:value="1458.72" calcext:value-type="float">
            <text:p>1458.72</text:p>
          </table:table-cell>
        </table:table-row>
        <table:table-row table:style-name="ro1">
          <table:table-cell office:value-type="float" office:value="17423461" calcext:value-type="float">
            <text:p>17423461</text:p>
          </table:table-cell>
          <table:table-cell table:formula="of:=[.A1091]/1000/(60*60*24)" office:value-type="time" office:time-value="PT04H50M23.461S" calcext:value-type="time">
            <text:p>04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3.11" calcext:value-type="float">
            <text:p>1183.1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7439461" calcext:value-type="float">
            <text:p>17439461</text:p>
          </table:table-cell>
          <table:table-cell table:formula="of:=[.A1092]/1000/(60*60*24)" office:value-type="time" office:time-value="PT04H50M39.461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184.18" calcext:value-type="float">
            <text:p>1184.18</text:p>
          </table:table-cell>
          <table:table-cell office:value-type="float" office:value="1461.29" calcext:value-type="float">
            <text:p>1461.29</text:p>
          </table:table-cell>
        </table:table-row>
        <table:table-row table:style-name="ro1">
          <table:table-cell office:value-type="float" office:value="17455461" calcext:value-type="float">
            <text:p>17455461</text:p>
          </table:table-cell>
          <table:table-cell table:formula="of:=[.A1093]/1000/(60*60*24)" office:value-type="time" office:time-value="PT04H50M55.461S" calcext:value-type="time">
            <text:p>04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5.24" calcext:value-type="float">
            <text:p>1185.24</text:p>
          </table:table-cell>
          <table:table-cell office:value-type="float" office:value="1462.57" calcext:value-type="float">
            <text:p>1462.57</text:p>
          </table:table-cell>
        </table:table-row>
        <table:table-row table:style-name="ro1">
          <table:table-cell office:value-type="float" office:value="17471461" calcext:value-type="float">
            <text:p>17471461</text:p>
          </table:table-cell>
          <table:table-cell table:formula="of:=[.A1094]/1000/(60*60*24)" office:value-type="time" office:time-value="PT04H51M11.461S" calcext:value-type="time">
            <text:p>04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6.31" calcext:value-type="float">
            <text:p>1186.31</text:p>
          </table:table-cell>
          <table:table-cell office:value-type="float" office:value="1463.86" calcext:value-type="float">
            <text:p>1463.86</text:p>
          </table:table-cell>
        </table:table-row>
        <table:table-row table:style-name="ro1">
          <table:table-cell office:value-type="float" office:value="17487461" calcext:value-type="float">
            <text:p>17487461</text:p>
          </table:table-cell>
          <table:table-cell table:formula="of:=[.A1095]/1000/(60*60*24)" office:value-type="time" office:time-value="PT04H51M27.461S" calcext:value-type="time">
            <text:p>04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7.37" calcext:value-type="float">
            <text:p>1187.37</text:p>
          </table:table-cell>
          <table:table-cell office:value-type="float" office:value="1465.14" calcext:value-type="float">
            <text:p>1465.14</text:p>
          </table:table-cell>
        </table:table-row>
        <table:table-row table:style-name="ro1">
          <table:table-cell office:value-type="float" office:value="17503461" calcext:value-type="float">
            <text:p>17503461</text:p>
          </table:table-cell>
          <table:table-cell table:formula="of:=[.A1096]/1000/(60*60*24)" office:value-type="time" office:time-value="PT04H51M43.461S" calcext:value-type="time">
            <text:p>04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8.44" calcext:value-type="float">
            <text:p>1188.44</text:p>
          </table:table-cell>
          <table:table-cell office:value-type="float" office:value="1466.43" calcext:value-type="float">
            <text:p>1466.43</text:p>
          </table:table-cell>
        </table:table-row>
        <table:table-row table:style-name="ro1">
          <table:table-cell office:value-type="float" office:value="17519461" calcext:value-type="float">
            <text:p>17519461</text:p>
          </table:table-cell>
          <table:table-cell table:formula="of:=[.A1097]/1000/(60*60*24)" office:value-type="time" office:time-value="PT04H51M59.461S" calcext:value-type="time">
            <text:p>04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89.5" calcext:value-type="float">
            <text:p>1189.5</text:p>
          </table:table-cell>
          <table:table-cell office:value-type="float" office:value="1467.71" calcext:value-type="float">
            <text:p>1467.71</text:p>
          </table:table-cell>
        </table:table-row>
        <table:table-row table:style-name="ro1">
          <table:table-cell office:value-type="float" office:value="17535461" calcext:value-type="float">
            <text:p>17535461</text:p>
          </table:table-cell>
          <table:table-cell table:formula="of:=[.A1098]/1000/(60*60*24)" office:value-type="time" office:time-value="PT04H52M15.461S" calcext:value-type="time">
            <text:p>04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0.57" calcext:value-type="float">
            <text:p>1190.5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7551461" calcext:value-type="float">
            <text:p>17551461</text:p>
          </table:table-cell>
          <table:table-cell table:formula="of:=[.A1099]/1000/(60*60*24)" office:value-type="time" office:time-value="PT04H52M31.461S" calcext:value-type="time">
            <text:p>04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1.63" calcext:value-type="float">
            <text:p>1191.63</text:p>
          </table:table-cell>
          <table:table-cell office:value-type="float" office:value="1470.28" calcext:value-type="float">
            <text:p>1470.28</text:p>
          </table:table-cell>
        </table:table-row>
        <table:table-row table:style-name="ro1">
          <table:table-cell office:value-type="float" office:value="17567461" calcext:value-type="float">
            <text:p>17567461</text:p>
          </table:table-cell>
          <table:table-cell table:formula="of:=[.A1100]/1000/(60*60*24)" office:value-type="time" office:time-value="PT04H52M47.461S" calcext:value-type="time">
            <text:p>04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2.69" calcext:value-type="float">
            <text:p>1192.69</text:p>
          </table:table-cell>
          <table:table-cell office:value-type="float" office:value="1471.57" calcext:value-type="float">
            <text:p>1471.57</text:p>
          </table:table-cell>
        </table:table-row>
        <table:table-row table:style-name="ro1">
          <table:table-cell office:value-type="float" office:value="17583461" calcext:value-type="float">
            <text:p>17583461</text:p>
          </table:table-cell>
          <table:table-cell table:formula="of:=[.A1101]/1000/(60*60*24)" office:value-type="time" office:time-value="PT04H53M03.461S" calcext:value-type="time">
            <text:p>04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3.76" calcext:value-type="float">
            <text:p>1193.76</text:p>
          </table:table-cell>
          <table:table-cell office:value-type="float" office:value="1472.85" calcext:value-type="float">
            <text:p>1472.85</text:p>
          </table:table-cell>
        </table:table-row>
        <table:table-row table:style-name="ro1">
          <table:table-cell office:value-type="float" office:value="17599461" calcext:value-type="float">
            <text:p>17599461</text:p>
          </table:table-cell>
          <table:table-cell table:formula="of:=[.A1102]/1000/(60*60*24)" office:value-type="time" office:time-value="PT04H53M19.461S" calcext:value-type="time">
            <text:p>04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4.82" calcext:value-type="float">
            <text:p>1194.82</text:p>
          </table:table-cell>
          <table:table-cell office:value-type="float" office:value="1474.14" calcext:value-type="float">
            <text:p>1474.14</text:p>
          </table:table-cell>
        </table:table-row>
        <table:table-row table:style-name="ro1">
          <table:table-cell office:value-type="float" office:value="17615461" calcext:value-type="float">
            <text:p>17615461</text:p>
          </table:table-cell>
          <table:table-cell table:formula="of:=[.A1103]/1000/(60*60*24)" office:value-type="time" office:time-value="PT04H53M35.461S" calcext:value-type="time">
            <text:p>04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5.89" calcext:value-type="float">
            <text:p>1195.89</text:p>
          </table:table-cell>
          <table:table-cell office:value-type="float" office:value="1475.42" calcext:value-type="float">
            <text:p>1475.42</text:p>
          </table:table-cell>
        </table:table-row>
        <table:table-row table:style-name="ro1">
          <table:table-cell office:value-type="float" office:value="17631461" calcext:value-type="float">
            <text:p>17631461</text:p>
          </table:table-cell>
          <table:table-cell table:formula="of:=[.A1104]/1000/(60*60*24)" office:value-type="time" office:time-value="PT04H53M51.461S" calcext:value-type="time">
            <text:p>04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6.95" calcext:value-type="float">
            <text:p>1196.95</text:p>
          </table:table-cell>
          <table:table-cell office:value-type="float" office:value="1476.71" calcext:value-type="float">
            <text:p>1476.71</text:p>
          </table:table-cell>
        </table:table-row>
        <table:table-row table:style-name="ro1">
          <table:table-cell office:value-type="float" office:value="17647460" calcext:value-type="float">
            <text:p>17647460</text:p>
          </table:table-cell>
          <table:table-cell table:formula="of:=[.A1105]/1000/(60*60*24)" office:value-type="time" office:time-value="PT04H54M07.46S" calcext:value-type="time">
            <text:p>04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8.02" calcext:value-type="float">
            <text:p>1198.02</text:p>
          </table:table-cell>
          <table:table-cell office:value-type="float" office:value="1477.99" calcext:value-type="float">
            <text:p>1477.99</text:p>
          </table:table-cell>
        </table:table-row>
        <table:table-row table:style-name="ro1">
          <table:table-cell office:value-type="float" office:value="17663461" calcext:value-type="float">
            <text:p>17663461</text:p>
          </table:table-cell>
          <table:table-cell table:formula="of:=[.A1106]/1000/(60*60*24)" office:value-type="time" office:time-value="PT04H54M23.461S" calcext:value-type="time">
            <text:p>04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9.08" calcext:value-type="float">
            <text:p>1199.08</text:p>
          </table:table-cell>
          <table:table-cell office:value-type="float" office:value="1479.28" calcext:value-type="float">
            <text:p>1479.28</text:p>
          </table:table-cell>
        </table:table-row>
        <table:table-row table:style-name="ro1">
          <table:table-cell office:value-type="float" office:value="17679461" calcext:value-type="float">
            <text:p>17679461</text:p>
          </table:table-cell>
          <table:table-cell table:formula="of:=[.A1107]/1000/(60*60*24)" office:value-type="time" office:time-value="PT04H54M39.461S" calcext:value-type="time">
            <text:p>04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0.14" calcext:value-type="float">
            <text:p>1200.14</text:p>
          </table:table-cell>
          <table:table-cell office:value-type="float" office:value="1480.56" calcext:value-type="float">
            <text:p>1480.56</text:p>
          </table:table-cell>
        </table:table-row>
        <table:table-row table:style-name="ro1">
          <table:table-cell office:value-type="float" office:value="17695461" calcext:value-type="float">
            <text:p>17695461</text:p>
          </table:table-cell>
          <table:table-cell table:formula="of:=[.A1108]/1000/(60*60*24)" office:value-type="time" office:time-value="PT04H54M55.461S" calcext:value-type="time">
            <text:p>04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1.21" calcext:value-type="float">
            <text:p>1201.21</text:p>
          </table:table-cell>
          <table:table-cell office:value-type="float" office:value="1481.85" calcext:value-type="float">
            <text:p>1481.85</text:p>
          </table:table-cell>
        </table:table-row>
        <table:table-row table:style-name="ro1">
          <table:table-cell office:value-type="float" office:value="17711461" calcext:value-type="float">
            <text:p>17711461</text:p>
          </table:table-cell>
          <table:table-cell table:formula="of:=[.A1109]/1000/(60*60*24)" office:value-type="time" office:time-value="PT04H55M11.461S" calcext:value-type="time">
            <text:p>04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2.27" calcext:value-type="float">
            <text:p>1202.27</text:p>
          </table:table-cell>
          <table:table-cell office:value-type="float" office:value="1483.13" calcext:value-type="float">
            <text:p>1483.13</text:p>
          </table:table-cell>
        </table:table-row>
        <table:table-row table:style-name="ro1">
          <table:table-cell office:value-type="float" office:value="17727461" calcext:value-type="float">
            <text:p>17727461</text:p>
          </table:table-cell>
          <table:table-cell table:formula="of:=[.A1110]/1000/(60*60*24)" office:value-type="time" office:time-value="PT04H55M27.461S" calcext:value-type="time">
            <text:p>04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3.34" calcext:value-type="float">
            <text:p>1203.34</text:p>
          </table:table-cell>
          <table:table-cell office:value-type="float" office:value="1484.42" calcext:value-type="float">
            <text:p>1484.42</text:p>
          </table:table-cell>
        </table:table-row>
        <table:table-row table:style-name="ro1">
          <table:table-cell office:value-type="float" office:value="17743461" calcext:value-type="float">
            <text:p>17743461</text:p>
          </table:table-cell>
          <table:table-cell table:formula="of:=[.A1111]/1000/(60*60*24)" office:value-type="time" office:time-value="PT04H55M43.461S" calcext:value-type="time">
            <text:p>04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4.4" calcext:value-type="float">
            <text:p>1204.4</text:p>
          </table:table-cell>
          <table:table-cell office:value-type="float" office:value="1485.7" calcext:value-type="float">
            <text:p>1485.7</text:p>
          </table:table-cell>
        </table:table-row>
        <table:table-row table:style-name="ro1">
          <table:table-cell office:value-type="float" office:value="17759461" calcext:value-type="float">
            <text:p>17759461</text:p>
          </table:table-cell>
          <table:table-cell table:formula="of:=[.A1112]/1000/(60*60*24)" office:value-type="time" office:time-value="PT04H55M59.461S" calcext:value-type="time">
            <text:p>04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5.46" calcext:value-type="float">
            <text:p>1205.46</text:p>
          </table:table-cell>
          <table:table-cell office:value-type="float" office:value="1486.99" calcext:value-type="float">
            <text:p>1486.99</text:p>
          </table:table-cell>
        </table:table-row>
        <table:table-row table:style-name="ro1">
          <table:table-cell office:value-type="float" office:value="17775461" calcext:value-type="float">
            <text:p>17775461</text:p>
          </table:table-cell>
          <table:table-cell table:formula="of:=[.A1113]/1000/(60*60*24)" office:value-type="time" office:time-value="PT04H56M15.461S" calcext:value-type="time">
            <text:p>04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206.53" calcext:value-type="float">
            <text:p>1206.53</text:p>
          </table:table-cell>
          <table:table-cell office:value-type="float" office:value="1488.27" calcext:value-type="float">
            <text:p>1488.27</text:p>
          </table:table-cell>
        </table:table-row>
        <table:table-row table:style-name="ro1">
          <table:table-cell office:value-type="float" office:value="17791461" calcext:value-type="float">
            <text:p>17791461</text:p>
          </table:table-cell>
          <table:table-cell table:formula="of:=[.A1114]/1000/(60*60*24)" office:value-type="time" office:time-value="PT04H56M31.461S" calcext:value-type="time">
            <text:p>04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7.59" calcext:value-type="float">
            <text:p>1207.59</text:p>
          </table:table-cell>
          <table:table-cell office:value-type="float" office:value="1489.56" calcext:value-type="float">
            <text:p>1489.56</text:p>
          </table:table-cell>
        </table:table-row>
        <table:table-row table:style-name="ro1">
          <table:table-cell office:value-type="float" office:value="17807461" calcext:value-type="float">
            <text:p>17807461</text:p>
          </table:table-cell>
          <table:table-cell table:formula="of:=[.A1115]/1000/(60*60*24)" office:value-type="time" office:time-value="PT04H56M47.461S" calcext:value-type="time">
            <text:p>04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8.66" calcext:value-type="float">
            <text:p>1208.66</text:p>
          </table:table-cell>
          <table:table-cell office:value-type="float" office:value="1490.84" calcext:value-type="float">
            <text:p>1490.84</text:p>
          </table:table-cell>
        </table:table-row>
        <table:table-row table:style-name="ro1">
          <table:table-cell office:value-type="float" office:value="17823461" calcext:value-type="float">
            <text:p>17823461</text:p>
          </table:table-cell>
          <table:table-cell table:formula="of:=[.A1116]/1000/(60*60*24)" office:value-type="time" office:time-value="PT04H57M03.461S" calcext:value-type="time">
            <text:p>04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09.72" calcext:value-type="float">
            <text:p>1209.72</text:p>
          </table:table-cell>
          <table:table-cell office:value-type="float" office:value="1492.13" calcext:value-type="float">
            <text:p>1492.13</text:p>
          </table:table-cell>
        </table:table-row>
        <table:table-row table:style-name="ro1">
          <table:table-cell office:value-type="float" office:value="17839461" calcext:value-type="float">
            <text:p>17839461</text:p>
          </table:table-cell>
          <table:table-cell table:formula="of:=[.A1117]/1000/(60*60*24)" office:value-type="time" office:time-value="PT04H57M19.461S" calcext:value-type="time">
            <text:p>04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0.79" calcext:value-type="float">
            <text:p>1210.79</text:p>
          </table:table-cell>
          <table:table-cell office:value-type="float" office:value="1493.41" calcext:value-type="float">
            <text:p>1493.41</text:p>
          </table:table-cell>
        </table:table-row>
        <table:table-row table:style-name="ro1">
          <table:table-cell office:value-type="float" office:value="17855461" calcext:value-type="float">
            <text:p>17855461</text:p>
          </table:table-cell>
          <table:table-cell table:formula="of:=[.A1118]/1000/(60*60*24)" office:value-type="time" office:time-value="PT04H57M35.461S" calcext:value-type="time">
            <text:p>04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1.85" calcext:value-type="float">
            <text:p>1211.85</text:p>
          </table:table-cell>
          <table:table-cell office:value-type="float" office:value="1494.69" calcext:value-type="float">
            <text:p>1494.69</text:p>
          </table:table-cell>
        </table:table-row>
        <table:table-row table:style-name="ro1">
          <table:table-cell office:value-type="float" office:value="17871461" calcext:value-type="float">
            <text:p>17871461</text:p>
          </table:table-cell>
          <table:table-cell table:formula="of:=[.A1119]/1000/(60*60*24)" office:value-type="time" office:time-value="PT04H57M51.461S" calcext:value-type="time">
            <text:p>04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2.91" calcext:value-type="float">
            <text:p>1212.91</text:p>
          </table:table-cell>
          <table:table-cell office:value-type="float" office:value="1495.98" calcext:value-type="float">
            <text:p>1495.98</text:p>
          </table:table-cell>
        </table:table-row>
        <table:table-row table:style-name="ro1">
          <table:table-cell office:value-type="float" office:value="17887461" calcext:value-type="float">
            <text:p>17887461</text:p>
          </table:table-cell>
          <table:table-cell table:formula="of:=[.A1120]/1000/(60*60*24)" office:value-type="time" office:time-value="PT04H58M07.461S" calcext:value-type="time">
            <text:p>04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3.98" calcext:value-type="float">
            <text:p>1213.98</text:p>
          </table:table-cell>
          <table:table-cell office:value-type="float" office:value="1497.26" calcext:value-type="float">
            <text:p>1497.26</text:p>
          </table:table-cell>
        </table:table-row>
        <table:table-row table:style-name="ro1">
          <table:table-cell office:value-type="float" office:value="17903461" calcext:value-type="float">
            <text:p>17903461</text:p>
          </table:table-cell>
          <table:table-cell table:formula="of:=[.A1121]/1000/(60*60*24)" office:value-type="time" office:time-value="PT04H58M23.461S" calcext:value-type="time">
            <text:p>04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5.04" calcext:value-type="float">
            <text:p>1215.04</text:p>
          </table:table-cell>
          <table:table-cell office:value-type="float" office:value="1498.55" calcext:value-type="float">
            <text:p>1498.55</text:p>
          </table:table-cell>
        </table:table-row>
        <table:table-row table:style-name="ro1">
          <table:table-cell office:value-type="float" office:value="17919461" calcext:value-type="float">
            <text:p>17919461</text:p>
          </table:table-cell>
          <table:table-cell table:formula="of:=[.A1122]/1000/(60*60*24)" office:value-type="time" office:time-value="PT04H58M39.461S" calcext:value-type="time">
            <text:p>04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6.11" calcext:value-type="float">
            <text:p>1216.11</text:p>
          </table:table-cell>
          <table:table-cell office:value-type="float" office:value="1499.83" calcext:value-type="float">
            <text:p>1499.83</text:p>
          </table:table-cell>
        </table:table-row>
        <table:table-row table:style-name="ro1">
          <table:table-cell office:value-type="float" office:value="17935461" calcext:value-type="float">
            <text:p>17935461</text:p>
          </table:table-cell>
          <table:table-cell table:formula="of:=[.A1123]/1000/(60*60*24)" office:value-type="time" office:time-value="PT04H58M55.461S" calcext:value-type="time">
            <text:p>04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1501.12" calcext:value-type="float">
            <text:p>1501.12</text:p>
          </table:table-cell>
        </table:table-row>
        <table:table-row table:style-name="ro1">
          <table:table-cell office:value-type="float" office:value="17951461" calcext:value-type="float">
            <text:p>17951461</text:p>
          </table:table-cell>
          <table:table-cell table:formula="of:=[.A1124]/1000/(60*60*24)" office:value-type="time" office:time-value="PT04H59M11.461S" calcext:value-type="time">
            <text:p>04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8.23" calcext:value-type="float">
            <text:p>1218.23</text:p>
          </table:table-cell>
          <table:table-cell office:value-type="float" office:value="1502.4" calcext:value-type="float">
            <text:p>1502.4</text:p>
          </table:table-cell>
        </table:table-row>
        <table:table-row table:style-name="ro1">
          <table:table-cell office:value-type="float" office:value="17967461" calcext:value-type="float">
            <text:p>17967461</text:p>
          </table:table-cell>
          <table:table-cell table:formula="of:=[.A1125]/1000/(60*60*24)" office:value-type="time" office:time-value="PT04H59M27.461S" calcext:value-type="time">
            <text:p>04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9.3" calcext:value-type="float">
            <text:p>1219.3</text:p>
          </table:table-cell>
          <table:table-cell office:value-type="float" office:value="1503.69" calcext:value-type="float">
            <text:p>1503.69</text:p>
          </table:table-cell>
        </table:table-row>
        <table:table-row table:style-name="ro1">
          <table:table-cell office:value-type="float" office:value="17983461" calcext:value-type="float">
            <text:p>17983461</text:p>
          </table:table-cell>
          <table:table-cell table:formula="of:=[.A1126]/1000/(60*60*24)" office:value-type="time" office:time-value="PT04H59M43.461S" calcext:value-type="time">
            <text:p>04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1504.97" calcext:value-type="float">
            <text:p>1504.97</text:p>
          </table:table-cell>
        </table:table-row>
        <table:table-row table:style-name="ro1">
          <table:table-cell office:value-type="float" office:value="17999461" calcext:value-type="float">
            <text:p>17999461</text:p>
          </table:table-cell>
          <table:table-cell table:formula="of:=[.A1127]/1000/(60*60*24)" office:value-type="time" office:time-value="PT04H59M59.461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1.43" calcext:value-type="float">
            <text:p>1221.43</text:p>
          </table:table-cell>
          <table:table-cell office:value-type="float" office:value="1506.26" calcext:value-type="float">
            <text:p>1506.26</text:p>
          </table:table-cell>
        </table:table-row>
        <table:table-row table:style-name="ro1">
          <table:table-cell office:value-type="float" office:value="18015461" calcext:value-type="float">
            <text:p>18015461</text:p>
          </table:table-cell>
          <table:table-cell table:formula="of:=[.A1128]/1000/(60*60*24)" office:value-type="time" office:time-value="PT05H00M15.461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2.49" calcext:value-type="float">
            <text:p>1222.49</text:p>
          </table:table-cell>
          <table:table-cell office:value-type="float" office:value="1507.54" calcext:value-type="float">
            <text:p>1507.54</text:p>
          </table:table-cell>
        </table:table-row>
        <table:table-row table:style-name="ro1">
          <table:table-cell office:value-type="float" office:value="18031461" calcext:value-type="float">
            <text:p>18031461</text:p>
          </table:table-cell>
          <table:table-cell table:formula="of:=[.A1129]/1000/(60*60*24)" office:value-type="time" office:time-value="PT05H00M31.461S" calcext:value-type="time">
            <text:p>05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3.56" calcext:value-type="float">
            <text:p>1223.56</text:p>
          </table:table-cell>
          <table:table-cell office:value-type="float" office:value="1508.82" calcext:value-type="float">
            <text:p>1508.82</text:p>
          </table:table-cell>
        </table:table-row>
        <table:table-row table:style-name="ro1">
          <table:table-cell office:value-type="float" office:value="18047461" calcext:value-type="float">
            <text:p>18047461</text:p>
          </table:table-cell>
          <table:table-cell table:formula="of:=[.A1130]/1000/(60*60*24)" office:value-type="time" office:time-value="PT05H00M47.461S" calcext:value-type="time">
            <text:p>05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4.62" calcext:value-type="float">
            <text:p>1224.62</text:p>
          </table:table-cell>
          <table:table-cell office:value-type="float" office:value="1510.11" calcext:value-type="float">
            <text:p>1510.11</text:p>
          </table:table-cell>
        </table:table-row>
        <table:table-row table:style-name="ro1">
          <table:table-cell office:value-type="float" office:value="18063461" calcext:value-type="float">
            <text:p>18063461</text:p>
          </table:table-cell>
          <table:table-cell table:formula="of:=[.A1131]/1000/(60*60*24)" office:value-type="time" office:time-value="PT05H01M03.461S" calcext:value-type="time">
            <text:p>05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5.68" calcext:value-type="float">
            <text:p>1225.68</text:p>
          </table:table-cell>
          <table:table-cell office:value-type="float" office:value="1511.39" calcext:value-type="float">
            <text:p>1511.39</text:p>
          </table:table-cell>
        </table:table-row>
        <table:table-row table:style-name="ro1">
          <table:table-cell office:value-type="float" office:value="18079461" calcext:value-type="float">
            <text:p>18079461</text:p>
          </table:table-cell>
          <table:table-cell table:formula="of:=[.A1132]/1000/(60*60*24)" office:value-type="time" office:time-value="PT05H01M19.461S" calcext:value-type="time">
            <text:p>05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6.75" calcext:value-type="float">
            <text:p>1226.75</text:p>
          </table:table-cell>
          <table:table-cell office:value-type="float" office:value="1512.68" calcext:value-type="float">
            <text:p>1512.68</text:p>
          </table:table-cell>
        </table:table-row>
        <table:table-row table:style-name="ro1">
          <table:table-cell office:value-type="float" office:value="18095461" calcext:value-type="float">
            <text:p>18095461</text:p>
          </table:table-cell>
          <table:table-cell table:formula="of:=[.A1133]/1000/(60*60*24)" office:value-type="time" office:time-value="PT05H01M35.461S" calcext:value-type="time">
            <text:p>05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27.81" calcext:value-type="float">
            <text:p>1227.81</text:p>
          </table:table-cell>
          <table:table-cell office:value-type="float" office:value="1513.96" calcext:value-type="float">
            <text:p>1513.96</text:p>
          </table:table-cell>
        </table:table-row>
        <table:table-row table:style-name="ro1">
          <table:table-cell office:value-type="float" office:value="18111461" calcext:value-type="float">
            <text:p>18111461</text:p>
          </table:table-cell>
          <table:table-cell table:formula="of:=[.A1134]/1000/(60*60*24)" office:value-type="time" office:time-value="PT05H01M51.461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8.88" calcext:value-type="float">
            <text:p>1228.88</text:p>
          </table:table-cell>
          <table:table-cell office:value-type="float" office:value="1515.24" calcext:value-type="float">
            <text:p>1515.24</text:p>
          </table:table-cell>
        </table:table-row>
        <table:table-row table:style-name="ro1">
          <table:table-cell office:value-type="float" office:value="18127461" calcext:value-type="float">
            <text:p>18127461</text:p>
          </table:table-cell>
          <table:table-cell table:formula="of:=[.A1135]/1000/(60*60*24)" office:value-type="time" office:time-value="PT05H02M07.461S" calcext:value-type="time">
            <text:p>05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29.94" calcext:value-type="float">
            <text:p>1229.94</text:p>
          </table:table-cell>
          <table:table-cell office:value-type="float" office:value="1516.53" calcext:value-type="float">
            <text:p>1516.53</text:p>
          </table:table-cell>
        </table:table-row>
        <table:table-row table:style-name="ro1">
          <table:table-cell office:value-type="float" office:value="18143461" calcext:value-type="float">
            <text:p>18143461</text:p>
          </table:table-cell>
          <table:table-cell table:formula="of:=[.A1136]/1000/(60*60*24)" office:value-type="time" office:time-value="PT05H02M23.461S" calcext:value-type="time">
            <text:p>05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1" calcext:value-type="float">
            <text:p>1231</text:p>
          </table:table-cell>
          <table:table-cell office:value-type="float" office:value="1517.81" calcext:value-type="float">
            <text:p>1517.81</text:p>
          </table:table-cell>
        </table:table-row>
        <table:table-row table:style-name="ro1">
          <table:table-cell office:value-type="float" office:value="18159461" calcext:value-type="float">
            <text:p>18159461</text:p>
          </table:table-cell>
          <table:table-cell table:formula="of:=[.A1137]/1000/(60*60*24)" office:value-type="time" office:time-value="PT05H02M39.461S" calcext:value-type="time">
            <text:p>05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32.07" calcext:value-type="float">
            <text:p>1232.07</text:p>
          </table:table-cell>
          <table:table-cell office:value-type="float" office:value="1519.1" calcext:value-type="float">
            <text:p>1519.1</text:p>
          </table:table-cell>
        </table:table-row>
        <table:table-row table:style-name="ro1">
          <table:table-cell office:value-type="float" office:value="18175461" calcext:value-type="float">
            <text:p>18175461</text:p>
          </table:table-cell>
          <table:table-cell table:formula="of:=[.A1138]/1000/(60*60*24)" office:value-type="time" office:time-value="PT05H02M55.461S" calcext:value-type="time">
            <text:p>05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3.13" calcext:value-type="float">
            <text:p>1233.13</text:p>
          </table:table-cell>
          <table:table-cell office:value-type="float" office:value="1520.38" calcext:value-type="float">
            <text:p>1520.38</text:p>
          </table:table-cell>
        </table:table-row>
        <table:table-row table:style-name="ro1">
          <table:table-cell office:value-type="float" office:value="18191461" calcext:value-type="float">
            <text:p>18191461</text:p>
          </table:table-cell>
          <table:table-cell table:formula="of:=[.A1139]/1000/(60*60*24)" office:value-type="time" office:time-value="PT05H03M11.461S" calcext:value-type="time">
            <text:p>05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4.2" calcext:value-type="float">
            <text:p>1234.2</text:p>
          </table:table-cell>
          <table:table-cell office:value-type="float" office:value="1521.66" calcext:value-type="float">
            <text:p>1521.66</text:p>
          </table:table-cell>
        </table:table-row>
        <table:table-row table:style-name="ro1">
          <table:table-cell office:value-type="float" office:value="18207461" calcext:value-type="float">
            <text:p>18207461</text:p>
          </table:table-cell>
          <table:table-cell table:formula="of:=[.A1140]/1000/(60*60*24)" office:value-type="time" office:time-value="PT05H03M27.461S" calcext:value-type="time">
            <text:p>05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35.26" calcext:value-type="float">
            <text:p>1235.26</text:p>
          </table:table-cell>
          <table:table-cell office:value-type="float" office:value="1522.94" calcext:value-type="float">
            <text:p>1522.94</text:p>
          </table:table-cell>
        </table:table-row>
        <table:table-row table:style-name="ro1">
          <table:table-cell office:value-type="float" office:value="18223461" calcext:value-type="float">
            <text:p>18223461</text:p>
          </table:table-cell>
          <table:table-cell table:formula="of:=[.A1141]/1000/(60*60*24)" office:value-type="time" office:time-value="PT05H03M43.461S" calcext:value-type="time">
            <text:p>05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36.32" calcext:value-type="float">
            <text:p>1236.32</text:p>
          </table:table-cell>
          <table:table-cell office:value-type="float" office:value="1524.23" calcext:value-type="float">
            <text:p>1524.23</text:p>
          </table:table-cell>
        </table:table-row>
        <table:table-row table:style-name="ro1">
          <table:table-cell office:value-type="float" office:value="18239461" calcext:value-type="float">
            <text:p>18239461</text:p>
          </table:table-cell>
          <table:table-cell table:formula="of:=[.A1142]/1000/(60*60*24)" office:value-type="time" office:time-value="PT05H03M59.461S" calcext:value-type="time">
            <text:p>05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37.39" calcext:value-type="float">
            <text:p>1237.39</text:p>
          </table:table-cell>
          <table:table-cell office:value-type="float" office:value="1525.51" calcext:value-type="float">
            <text:p>1525.51</text:p>
          </table:table-cell>
        </table:table-row>
        <table:table-row table:style-name="ro1">
          <table:table-cell office:value-type="float" office:value="18255461" calcext:value-type="float">
            <text:p>18255461</text:p>
          </table:table-cell>
          <table:table-cell table:formula="of:=[.A1143]/1000/(60*60*24)" office:value-type="time" office:time-value="PT05H04M15.461S" calcext:value-type="time">
            <text:p>05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38.45" calcext:value-type="float">
            <text:p>1238.45</text:p>
          </table:table-cell>
          <table:table-cell office:value-type="float" office:value="1526.79" calcext:value-type="float">
            <text:p>1526.79</text:p>
          </table:table-cell>
        </table:table-row>
        <table:table-row table:style-name="ro1">
          <table:table-cell office:value-type="float" office:value="18271461" calcext:value-type="float">
            <text:p>18271461</text:p>
          </table:table-cell>
          <table:table-cell table:formula="of:=[.A1144]/1000/(60*60*24)" office:value-type="time" office:time-value="PT05H04M31.461S" calcext:value-type="time">
            <text:p>05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39.51" calcext:value-type="float">
            <text:p>1239.51</text:p>
          </table:table-cell>
          <table:table-cell office:value-type="float" office:value="1528.08" calcext:value-type="float">
            <text:p>1528.08</text:p>
          </table:table-cell>
        </table:table-row>
        <table:table-row table:style-name="ro1">
          <table:table-cell office:value-type="float" office:value="18287461" calcext:value-type="float">
            <text:p>18287461</text:p>
          </table:table-cell>
          <table:table-cell table:formula="of:=[.A1145]/1000/(60*60*24)" office:value-type="time" office:time-value="PT05H04M47.461S" calcext:value-type="time">
            <text:p>05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40.58" calcext:value-type="float">
            <text:p>1240.58</text:p>
          </table:table-cell>
          <table:table-cell office:value-type="float" office:value="1529.36" calcext:value-type="float">
            <text:p>1529.36</text:p>
          </table:table-cell>
        </table:table-row>
        <table:table-row table:style-name="ro1">
          <table:table-cell office:value-type="float" office:value="18303461" calcext:value-type="float">
            <text:p>18303461</text:p>
          </table:table-cell>
          <table:table-cell table:formula="of:=[.A1146]/1000/(60*60*24)" office:value-type="time" office:time-value="PT05H05M03.461S" calcext:value-type="time">
            <text:p>05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1.64" calcext:value-type="float">
            <text:p>1241.64</text:p>
          </table:table-cell>
          <table:table-cell office:value-type="float" office:value="1530.64" calcext:value-type="float">
            <text:p>1530.64</text:p>
          </table:table-cell>
        </table:table-row>
        <table:table-row table:style-name="ro1">
          <table:table-cell office:value-type="float" office:value="18319461" calcext:value-type="float">
            <text:p>18319461</text:p>
          </table:table-cell>
          <table:table-cell table:formula="of:=[.A1147]/1000/(60*60*24)" office:value-type="time" office:time-value="PT05H05M19.461S" calcext:value-type="time">
            <text:p>05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2.7" calcext:value-type="float">
            <text:p>1242.7</text:p>
          </table:table-cell>
          <table:table-cell office:value-type="float" office:value="1531.92" calcext:value-type="float">
            <text:p>1531.92</text:p>
          </table:table-cell>
        </table:table-row>
        <table:table-row table:style-name="ro1">
          <table:table-cell office:value-type="float" office:value="18335461" calcext:value-type="float">
            <text:p>18335461</text:p>
          </table:table-cell>
          <table:table-cell table:formula="of:=[.A1148]/1000/(60*60*24)" office:value-type="time" office:time-value="PT05H05M35.461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3.77" calcext:value-type="float">
            <text:p>1243.77</text:p>
          </table:table-cell>
          <table:table-cell office:value-type="float" office:value="1533.21" calcext:value-type="float">
            <text:p>1533.21</text:p>
          </table:table-cell>
        </table:table-row>
        <table:table-row table:style-name="ro1">
          <table:table-cell office:value-type="float" office:value="18351461" calcext:value-type="float">
            <text:p>18351461</text:p>
          </table:table-cell>
          <table:table-cell table:formula="of:=[.A1149]/1000/(60*60*24)" office:value-type="time" office:time-value="PT05H05M51.461S" calcext:value-type="time">
            <text:p>05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44.83" calcext:value-type="float">
            <text:p>1244.83</text:p>
          </table:table-cell>
          <table:table-cell office:value-type="float" office:value="1534.49" calcext:value-type="float">
            <text:p>1534.49</text:p>
          </table:table-cell>
        </table:table-row>
        <table:table-row table:style-name="ro1">
          <table:table-cell office:value-type="float" office:value="18367461" calcext:value-type="float">
            <text:p>18367461</text:p>
          </table:table-cell>
          <table:table-cell table:formula="of:=[.A1150]/1000/(60*60*24)" office:value-type="time" office:time-value="PT05H06M07.461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5.89" calcext:value-type="float">
            <text:p>1245.89</text:p>
          </table:table-cell>
          <table:table-cell office:value-type="float" office:value="1535.77" calcext:value-type="float">
            <text:p>1535.77</text:p>
          </table:table-cell>
        </table:table-row>
        <table:table-row table:style-name="ro1">
          <table:table-cell office:value-type="float" office:value="18383461" calcext:value-type="float">
            <text:p>18383461</text:p>
          </table:table-cell>
          <table:table-cell table:formula="of:=[.A1151]/1000/(60*60*24)" office:value-type="time" office:time-value="PT05H06M23.461S" calcext:value-type="time">
            <text:p>05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6.95" calcext:value-type="float">
            <text:p>1246.95</text:p>
          </table:table-cell>
          <table:table-cell office:value-type="float" office:value="1537.05" calcext:value-type="float">
            <text:p>1537.05</text:p>
          </table:table-cell>
        </table:table-row>
        <table:table-row table:style-name="ro1">
          <table:table-cell office:value-type="float" office:value="18399461" calcext:value-type="float">
            <text:p>18399461</text:p>
          </table:table-cell>
          <table:table-cell table:formula="of:=[.A1152]/1000/(60*60*24)" office:value-type="time" office:time-value="PT05H06M39.461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538.33" calcext:value-type="float">
            <text:p>1538.33</text:p>
          </table:table-cell>
        </table:table-row>
        <table:table-row table:style-name="ro1">
          <table:table-cell office:value-type="float" office:value="18415461" calcext:value-type="float">
            <text:p>18415461</text:p>
          </table:table-cell>
          <table:table-cell table:formula="of:=[.A1153]/1000/(60*60*24)" office:value-type="time" office:time-value="PT05H06M55.461S" calcext:value-type="time">
            <text:p>05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9.08" calcext:value-type="float">
            <text:p>1249.08</text:p>
          </table:table-cell>
          <table:table-cell office:value-type="float" office:value="1539.61" calcext:value-type="float">
            <text:p>1539.61</text:p>
          </table:table-cell>
        </table:table-row>
        <table:table-row table:style-name="ro1">
          <table:table-cell office:value-type="float" office:value="18431461" calcext:value-type="float">
            <text:p>18431461</text:p>
          </table:table-cell>
          <table:table-cell table:formula="of:=[.A1154]/1000/(60*60*24)" office:value-type="time" office:time-value="PT05H07M11.461S" calcext:value-type="time">
            <text:p>05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50.14" calcext:value-type="float">
            <text:p>1250.14</text:p>
          </table:table-cell>
          <table:table-cell office:value-type="float" office:value="1540.89" calcext:value-type="float">
            <text:p>1540.89</text:p>
          </table:table-cell>
        </table:table-row>
        <table:table-row table:style-name="ro1">
          <table:table-cell office:value-type="float" office:value="18447461" calcext:value-type="float">
            <text:p>18447461</text:p>
          </table:table-cell>
          <table:table-cell table:formula="of:=[.A1155]/1000/(60*60*24)" office:value-type="time" office:time-value="PT05H07M27.461S" calcext:value-type="time">
            <text:p>05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1.2" calcext:value-type="float">
            <text:p>1251.2</text:p>
          </table:table-cell>
          <table:table-cell office:value-type="float" office:value="1542.18" calcext:value-type="float">
            <text:p>1542.18</text:p>
          </table:table-cell>
        </table:table-row>
        <table:table-row table:style-name="ro1">
          <table:table-cell office:value-type="float" office:value="18463461" calcext:value-type="float">
            <text:p>18463461</text:p>
          </table:table-cell>
          <table:table-cell table:formula="of:=[.A1156]/1000/(60*60*24)" office:value-type="time" office:time-value="PT05H07M43.461S" calcext:value-type="time">
            <text:p>05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52.27" calcext:value-type="float">
            <text:p>1252.27</text:p>
          </table:table-cell>
          <table:table-cell office:value-type="float" office:value="1543.46" calcext:value-type="float">
            <text:p>1543.46</text:p>
          </table:table-cell>
        </table:table-row>
        <table:table-row table:style-name="ro1">
          <table:table-cell office:value-type="float" office:value="18479461" calcext:value-type="float">
            <text:p>18479461</text:p>
          </table:table-cell>
          <table:table-cell table:formula="of:=[.A1157]/1000/(60*60*24)" office:value-type="time" office:time-value="PT05H07M59.461S" calcext:value-type="time">
            <text:p>05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3.33" calcext:value-type="float">
            <text:p>1253.33</text:p>
          </table:table-cell>
          <table:table-cell office:value-type="float" office:value="1544.74" calcext:value-type="float">
            <text:p>1544.74</text:p>
          </table:table-cell>
        </table:table-row>
        <table:table-row table:style-name="ro1">
          <table:table-cell office:value-type="float" office:value="18495461" calcext:value-type="float">
            <text:p>18495461</text:p>
          </table:table-cell>
          <table:table-cell table:formula="of:=[.A1158]/1000/(60*60*24)" office:value-type="time" office:time-value="PT05H08M15.461S" calcext:value-type="time">
            <text:p>05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54.39" calcext:value-type="float">
            <text:p>1254.39</text:p>
          </table:table-cell>
          <table:table-cell office:value-type="float" office:value="1546.02" calcext:value-type="float">
            <text:p>1546.02</text:p>
          </table:table-cell>
        </table:table-row>
        <table:table-row table:style-name="ro1">
          <table:table-cell office:value-type="float" office:value="18511461" calcext:value-type="float">
            <text:p>18511461</text:p>
          </table:table-cell>
          <table:table-cell table:formula="of:=[.A1159]/1000/(60*60*24)" office:value-type="time" office:time-value="PT05H08M31.461S" calcext:value-type="time">
            <text:p>05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5.46" calcext:value-type="float">
            <text:p>1255.46</text:p>
          </table:table-cell>
          <table:table-cell office:value-type="float" office:value="1547.3" calcext:value-type="float">
            <text:p>1547.3</text:p>
          </table:table-cell>
        </table:table-row>
        <table:table-row table:style-name="ro1">
          <table:table-cell office:value-type="float" office:value="18527461" calcext:value-type="float">
            <text:p>18527461</text:p>
          </table:table-cell>
          <table:table-cell table:formula="of:=[.A1160]/1000/(60*60*24)" office:value-type="time" office:time-value="PT05H08M47.461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56.52" calcext:value-type="float">
            <text:p>1256.52</text:p>
          </table:table-cell>
          <table:table-cell office:value-type="float" office:value="1548.58" calcext:value-type="float">
            <text:p>1548.58</text:p>
          </table:table-cell>
        </table:table-row>
        <table:table-row table:style-name="ro1">
          <table:table-cell office:value-type="float" office:value="18543461" calcext:value-type="float">
            <text:p>18543461</text:p>
          </table:table-cell>
          <table:table-cell table:formula="of:=[.A1161]/1000/(60*60*24)" office:value-type="time" office:time-value="PT05H09M03.461S" calcext:value-type="time">
            <text:p>05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7.58" calcext:value-type="float">
            <text:p>1257.58</text:p>
          </table:table-cell>
          <table:table-cell office:value-type="float" office:value="1549.86" calcext:value-type="float">
            <text:p>1549.86</text:p>
          </table:table-cell>
        </table:table-row>
        <table:table-row table:style-name="ro1">
          <table:table-cell office:value-type="float" office:value="18559461" calcext:value-type="float">
            <text:p>18559461</text:p>
          </table:table-cell>
          <table:table-cell table:formula="of:=[.A1162]/1000/(60*60*24)" office:value-type="time" office:time-value="PT05H09M19.461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58.64" calcext:value-type="float">
            <text:p>1258.64</text:p>
          </table:table-cell>
          <table:table-cell office:value-type="float" office:value="1551.14" calcext:value-type="float">
            <text:p>1551.14</text:p>
          </table:table-cell>
        </table:table-row>
        <table:table-row table:style-name="ro1">
          <table:table-cell office:value-type="float" office:value="18575461" calcext:value-type="float">
            <text:p>18575461</text:p>
          </table:table-cell>
          <table:table-cell table:formula="of:=[.A1163]/1000/(60*60*24)" office:value-type="time" office:time-value="PT05H09M35.461S" calcext:value-type="time">
            <text:p>05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59.71" calcext:value-type="float">
            <text:p>1259.71</text:p>
          </table:table-cell>
          <table:table-cell office:value-type="float" office:value="1552.43" calcext:value-type="float">
            <text:p>1552.43</text:p>
          </table:table-cell>
        </table:table-row>
        <table:table-row table:style-name="ro1">
          <table:table-cell office:value-type="float" office:value="18591461" calcext:value-type="float">
            <text:p>18591461</text:p>
          </table:table-cell>
          <table:table-cell table:formula="of:=[.A1164]/1000/(60*60*24)" office:value-type="time" office:time-value="PT05H09M51.461S" calcext:value-type="time">
            <text:p>05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0.77" calcext:value-type="float">
            <text:p>1260.77</text:p>
          </table:table-cell>
          <table:table-cell office:value-type="float" office:value="1553.71" calcext:value-type="float">
            <text:p>1553.71</text:p>
          </table:table-cell>
        </table:table-row>
        <table:table-row table:style-name="ro1">
          <table:table-cell office:value-type="float" office:value="18607461" calcext:value-type="float">
            <text:p>18607461</text:p>
          </table:table-cell>
          <table:table-cell table:formula="of:=[.A1165]/1000/(60*60*24)" office:value-type="time" office:time-value="PT05H10M07.461S" calcext:value-type="time">
            <text:p>05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61.83" calcext:value-type="float">
            <text:p>1261.83</text:p>
          </table:table-cell>
          <table:table-cell office:value-type="float" office:value="1554.99" calcext:value-type="float">
            <text:p>1554.99</text:p>
          </table:table-cell>
        </table:table-row>
        <table:table-row table:style-name="ro1">
          <table:table-cell office:value-type="float" office:value="18623461" calcext:value-type="float">
            <text:p>18623461</text:p>
          </table:table-cell>
          <table:table-cell table:formula="of:=[.A1166]/1000/(60*60*24)" office:value-type="time" office:time-value="PT05H10M23.461S" calcext:value-type="time">
            <text:p>05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62.9" calcext:value-type="float">
            <text:p>1262.9</text:p>
          </table:table-cell>
          <table:table-cell office:value-type="float" office:value="1556.27" calcext:value-type="float">
            <text:p>1556.27</text:p>
          </table:table-cell>
        </table:table-row>
        <table:table-row table:style-name="ro1">
          <table:table-cell office:value-type="float" office:value="18639461" calcext:value-type="float">
            <text:p>18639461</text:p>
          </table:table-cell>
          <table:table-cell table:formula="of:=[.A1167]/1000/(60*60*24)" office:value-type="time" office:time-value="PT05H10M39.461S" calcext:value-type="time">
            <text:p>05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63.96" calcext:value-type="float">
            <text:p>1263.96</text:p>
          </table:table-cell>
          <table:table-cell office:value-type="float" office:value="1557.55" calcext:value-type="float">
            <text:p>1557.55</text:p>
          </table:table-cell>
        </table:table-row>
        <table:table-row table:style-name="ro1">
          <table:table-cell office:value-type="float" office:value="18655461" calcext:value-type="float">
            <text:p>18655461</text:p>
          </table:table-cell>
          <table:table-cell table:formula="of:=[.A1168]/1000/(60*60*24)" office:value-type="time" office:time-value="PT05H10M55.461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265.02" calcext:value-type="float">
            <text:p>1265.02</text:p>
          </table:table-cell>
          <table:table-cell office:value-type="float" office:value="1558.83" calcext:value-type="float">
            <text:p>1558.83</text:p>
          </table:table-cell>
        </table:table-row>
        <table:table-row table:style-name="ro1">
          <table:table-cell office:value-type="float" office:value="18671461" calcext:value-type="float">
            <text:p>18671461</text:p>
          </table:table-cell>
          <table:table-cell table:formula="of:=[.A1169]/1000/(60*60*24)" office:value-type="time" office:time-value="PT05H11M11.461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6.08" calcext:value-type="float">
            <text:p>1266.08</text:p>
          </table:table-cell>
          <table:table-cell office:value-type="float" office:value="1560.11" calcext:value-type="float">
            <text:p>1560.11</text:p>
          </table:table-cell>
        </table:table-row>
        <table:table-row table:style-name="ro1">
          <table:table-cell office:value-type="float" office:value="18687461" calcext:value-type="float">
            <text:p>18687461</text:p>
          </table:table-cell>
          <table:table-cell table:formula="of:=[.A1170]/1000/(60*60*24)" office:value-type="time" office:time-value="PT05H11M27.461S" calcext:value-type="time">
            <text:p>05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67.15" calcext:value-type="float">
            <text:p>1267.15</text:p>
          </table:table-cell>
          <table:table-cell office:value-type="float" office:value="1561.39" calcext:value-type="float">
            <text:p>1561.39</text:p>
          </table:table-cell>
        </table:table-row>
        <table:table-row table:style-name="ro1">
          <table:table-cell office:value-type="float" office:value="18703461" calcext:value-type="float">
            <text:p>18703461</text:p>
          </table:table-cell>
          <table:table-cell table:formula="of:=[.A1171]/1000/(60*60*24)" office:value-type="time" office:time-value="PT05H11M43.461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8.21" calcext:value-type="float">
            <text:p>1268.21</text:p>
          </table:table-cell>
          <table:table-cell office:value-type="float" office:value="1562.67" calcext:value-type="float">
            <text:p>1562.67</text:p>
          </table:table-cell>
        </table:table-row>
        <table:table-row table:style-name="ro1">
          <table:table-cell office:value-type="float" office:value="18719461" calcext:value-type="float">
            <text:p>18719461</text:p>
          </table:table-cell>
          <table:table-cell table:formula="of:=[.A1172]/1000/(60*60*24)" office:value-type="time" office:time-value="PT05H11M59.461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9.27" calcext:value-type="float">
            <text:p>1269.27</text:p>
          </table:table-cell>
          <table:table-cell office:value-type="float" office:value="1563.95" calcext:value-type="float">
            <text:p>1563.95</text:p>
          </table:table-cell>
        </table:table-row>
        <table:table-row table:style-name="ro1">
          <table:table-cell office:value-type="float" office:value="18735461" calcext:value-type="float">
            <text:p>18735461</text:p>
          </table:table-cell>
          <table:table-cell table:formula="of:=[.A1173]/1000/(60*60*24)" office:value-type="time" office:time-value="PT05H12M15.461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0.33" calcext:value-type="float">
            <text:p>1270.33</text:p>
          </table:table-cell>
          <table:table-cell office:value-type="float" office:value="1565.23" calcext:value-type="float">
            <text:p>1565.23</text:p>
          </table:table-cell>
        </table:table-row>
        <table:table-row table:style-name="ro1">
          <table:table-cell office:value-type="float" office:value="18751461" calcext:value-type="float">
            <text:p>18751461</text:p>
          </table:table-cell>
          <table:table-cell table:formula="of:=[.A1174]/1000/(60*60*24)" office:value-type="time" office:time-value="PT05H12M31.461S" calcext:value-type="time">
            <text:p>05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71.4" calcext:value-type="float">
            <text:p>1271.4</text:p>
          </table:table-cell>
          <table:table-cell office:value-type="float" office:value="1566.51" calcext:value-type="float">
            <text:p>1566.51</text:p>
          </table:table-cell>
        </table:table-row>
        <table:table-row table:style-name="ro1">
          <table:table-cell office:value-type="float" office:value="18767461" calcext:value-type="float">
            <text:p>18767461</text:p>
          </table:table-cell>
          <table:table-cell table:formula="of:=[.A1175]/1000/(60*60*24)" office:value-type="time" office:time-value="PT05H12M47.461S" calcext:value-type="time">
            <text:p>05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2.46" calcext:value-type="float">
            <text:p>1272.46</text:p>
          </table:table-cell>
          <table:table-cell office:value-type="float" office:value="1567.79" calcext:value-type="float">
            <text:p>1567.79</text:p>
          </table:table-cell>
        </table:table-row>
        <table:table-row table:style-name="ro1">
          <table:table-cell office:value-type="float" office:value="18783461" calcext:value-type="float">
            <text:p>18783461</text:p>
          </table:table-cell>
          <table:table-cell table:formula="of:=[.A1176]/1000/(60*60*24)" office:value-type="time" office:time-value="PT05H13M03.461S" calcext:value-type="time">
            <text:p>05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73.52" calcext:value-type="float">
            <text:p>1273.52</text:p>
          </table:table-cell>
          <table:table-cell office:value-type="float" office:value="1569.07" calcext:value-type="float">
            <text:p>1569.07</text:p>
          </table:table-cell>
        </table:table-row>
        <table:table-row table:style-name="ro1">
          <table:table-cell office:value-type="float" office:value="18799461" calcext:value-type="float">
            <text:p>18799461</text:p>
          </table:table-cell>
          <table:table-cell table:formula="of:=[.A1177]/1000/(60*60*24)" office:value-type="time" office:time-value="PT05H13M19.461S" calcext:value-type="time">
            <text:p>05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4.59" calcext:value-type="float">
            <text:p>1274.59</text:p>
          </table:table-cell>
          <table:table-cell office:value-type="float" office:value="1570.35" calcext:value-type="float">
            <text:p>1570.35</text:p>
          </table:table-cell>
        </table:table-row>
        <table:table-row table:style-name="ro1">
          <table:table-cell office:value-type="float" office:value="18815461" calcext:value-type="float">
            <text:p>18815461</text:p>
          </table:table-cell>
          <table:table-cell table:formula="of:=[.A1178]/1000/(60*60*24)" office:value-type="time" office:time-value="PT05H13M35.461S" calcext:value-type="time">
            <text:p>05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571.63" calcext:value-type="float">
            <text:p>1571.63</text:p>
          </table:table-cell>
        </table:table-row>
        <table:table-row table:style-name="ro1">
          <table:table-cell office:value-type="float" office:value="18831461" calcext:value-type="float">
            <text:p>18831461</text:p>
          </table:table-cell>
          <table:table-cell table:formula="of:=[.A1179]/1000/(60*60*24)" office:value-type="time" office:time-value="PT05H13M51.461S" calcext:value-type="time">
            <text:p>05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6.71" calcext:value-type="float">
            <text:p>1276.71</text:p>
          </table:table-cell>
          <table:table-cell office:value-type="float" office:value="1572.91" calcext:value-type="float">
            <text:p>1572.91</text:p>
          </table:table-cell>
        </table:table-row>
        <table:table-row table:style-name="ro1">
          <table:table-cell office:value-type="float" office:value="18847461" calcext:value-type="float">
            <text:p>18847461</text:p>
          </table:table-cell>
          <table:table-cell table:formula="of:=[.A1180]/1000/(60*60*24)" office:value-type="time" office:time-value="PT05H14M07.461S" calcext:value-type="time">
            <text:p>05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7.77" calcext:value-type="float">
            <text:p>1277.77</text:p>
          </table:table-cell>
          <table:table-cell office:value-type="float" office:value="1574.2" calcext:value-type="float">
            <text:p>1574.2</text:p>
          </table:table-cell>
        </table:table-row>
        <table:table-row table:style-name="ro1">
          <table:table-cell office:value-type="float" office:value="18863461" calcext:value-type="float">
            <text:p>18863461</text:p>
          </table:table-cell>
          <table:table-cell table:formula="of:=[.A1181]/1000/(60*60*24)" office:value-type="time" office:time-value="PT05H14M23.461S" calcext:value-type="time">
            <text:p>05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78.84" calcext:value-type="float">
            <text:p>1278.84</text:p>
          </table:table-cell>
          <table:table-cell office:value-type="float" office:value="1575.48" calcext:value-type="float">
            <text:p>1575.48</text:p>
          </table:table-cell>
        </table:table-row>
        <table:table-row table:style-name="ro1">
          <table:table-cell office:value-type="float" office:value="18879461" calcext:value-type="float">
            <text:p>18879461</text:p>
          </table:table-cell>
          <table:table-cell table:formula="of:=[.A1182]/1000/(60*60*24)" office:value-type="time" office:time-value="PT05H14M39.461S" calcext:value-type="time">
            <text:p>05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279.9" calcext:value-type="float">
            <text:p>1279.9</text:p>
          </table:table-cell>
          <table:table-cell office:value-type="float" office:value="1576.76" calcext:value-type="float">
            <text:p>1576.76</text:p>
          </table:table-cell>
        </table:table-row>
        <table:table-row table:style-name="ro1">
          <table:table-cell office:value-type="float" office:value="18895461" calcext:value-type="float">
            <text:p>18895461</text:p>
          </table:table-cell>
          <table:table-cell table:formula="of:=[.A1183]/1000/(60*60*24)" office:value-type="time" office:time-value="PT05H14M55.461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0.96" calcext:value-type="float">
            <text:p>1280.96</text:p>
          </table:table-cell>
          <table:table-cell office:value-type="float" office:value="1578.04" calcext:value-type="float">
            <text:p>1578.04</text:p>
          </table:table-cell>
        </table:table-row>
        <table:table-row table:style-name="ro1">
          <table:table-cell office:value-type="float" office:value="18911461" calcext:value-type="float">
            <text:p>18911461</text:p>
          </table:table-cell>
          <table:table-cell table:formula="of:=[.A1184]/1000/(60*60*24)" office:value-type="time" office:time-value="PT05H15M11.461S" calcext:value-type="time">
            <text:p>05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2.02" calcext:value-type="float">
            <text:p>1282.02</text:p>
          </table:table-cell>
          <table:table-cell office:value-type="float" office:value="1579.32" calcext:value-type="float">
            <text:p>1579.32</text:p>
          </table:table-cell>
        </table:table-row>
        <table:table-row table:style-name="ro1">
          <table:table-cell office:value-type="float" office:value="18927461" calcext:value-type="float">
            <text:p>18927461</text:p>
          </table:table-cell>
          <table:table-cell table:formula="of:=[.A1185]/1000/(60*60*24)" office:value-type="time" office:time-value="PT05H15M27.461S" calcext:value-type="time">
            <text:p>05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3.08" calcext:value-type="float">
            <text:p>1283.08</text:p>
          </table:table-cell>
          <table:table-cell office:value-type="float" office:value="1580.6" calcext:value-type="float">
            <text:p>1580.6</text:p>
          </table:table-cell>
        </table:table-row>
        <table:table-row table:style-name="ro1">
          <table:table-cell office:value-type="float" office:value="18943461" calcext:value-type="float">
            <text:p>18943461</text:p>
          </table:table-cell>
          <table:table-cell table:formula="of:=[.A1186]/1000/(60*60*24)" office:value-type="time" office:time-value="PT05H15M43.461S" calcext:value-type="time">
            <text:p>05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284.15" calcext:value-type="float">
            <text:p>1284.15</text:p>
          </table:table-cell>
          <table:table-cell office:value-type="float" office:value="1581.88" calcext:value-type="float">
            <text:p>1581.88</text:p>
          </table:table-cell>
        </table:table-row>
        <table:table-row table:style-name="ro1">
          <table:table-cell office:value-type="float" office:value="18959461" calcext:value-type="float">
            <text:p>18959461</text:p>
          </table:table-cell>
          <table:table-cell table:formula="of:=[.A1187]/1000/(60*60*24)" office:value-type="time" office:time-value="PT05H15M59.461S" calcext:value-type="time">
            <text:p>05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5.21" calcext:value-type="float">
            <text:p>1285.21</text:p>
          </table:table-cell>
          <table:table-cell office:value-type="float" office:value="1583.16" calcext:value-type="float">
            <text:p>1583.16</text:p>
          </table:table-cell>
        </table:table-row>
        <table:table-row table:style-name="ro1">
          <table:table-cell office:value-type="float" office:value="18975461" calcext:value-type="float">
            <text:p>18975461</text:p>
          </table:table-cell>
          <table:table-cell table:formula="of:=[.A1188]/1000/(60*60*24)" office:value-type="time" office:time-value="PT05H16M15.461S" calcext:value-type="time">
            <text:p>05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6.27" calcext:value-type="float">
            <text:p>1286.27</text:p>
          </table:table-cell>
          <table:table-cell office:value-type="float" office:value="1584.44" calcext:value-type="float">
            <text:p>1584.44</text:p>
          </table:table-cell>
        </table:table-row>
        <table:table-row table:style-name="ro1">
          <table:table-cell office:value-type="float" office:value="18991461" calcext:value-type="float">
            <text:p>18991461</text:p>
          </table:table-cell>
          <table:table-cell table:formula="of:=[.A1189]/1000/(60*60*24)" office:value-type="time" office:time-value="PT05H16M31.461S" calcext:value-type="time">
            <text:p>05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7.33" calcext:value-type="float">
            <text:p>1287.33</text:p>
          </table:table-cell>
          <table:table-cell office:value-type="float" office:value="1585.72" calcext:value-type="float">
            <text:p>1585.72</text:p>
          </table:table-cell>
        </table:table-row>
        <table:table-row table:style-name="ro1">
          <table:table-cell office:value-type="float" office:value="19007461" calcext:value-type="float">
            <text:p>19007461</text:p>
          </table:table-cell>
          <table:table-cell table:formula="of:=[.A1190]/1000/(60*60*24)" office:value-type="time" office:time-value="PT05H16M47.461S" calcext:value-type="time">
            <text:p>05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8.4" calcext:value-type="float">
            <text:p>1288.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9023461" calcext:value-type="float">
            <text:p>19023461</text:p>
          </table:table-cell>
          <table:table-cell table:formula="of:=[.A1191]/1000/(60*60*24)" office:value-type="time" office:time-value="PT05H17M03.461S" calcext:value-type="time">
            <text:p>05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89.46" calcext:value-type="float">
            <text:p>1289.46</text:p>
          </table:table-cell>
          <table:table-cell office:value-type="float" office:value="1588.28" calcext:value-type="float">
            <text:p>1588.28</text:p>
          </table:table-cell>
        </table:table-row>
        <table:table-row table:style-name="ro1">
          <table:table-cell office:value-type="float" office:value="19039461" calcext:value-type="float">
            <text:p>19039461</text:p>
          </table:table-cell>
          <table:table-cell table:formula="of:=[.A1192]/1000/(60*60*24)" office:value-type="time" office:time-value="PT05H17M19.461S" calcext:value-type="time">
            <text:p>05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90.52" calcext:value-type="float">
            <text:p>1290.52</text:p>
          </table:table-cell>
          <table:table-cell office:value-type="float" office:value="1589.56" calcext:value-type="float">
            <text:p>1589.56</text:p>
          </table:table-cell>
        </table:table-row>
        <table:table-row table:style-name="ro1">
          <table:table-cell office:value-type="float" office:value="19055461" calcext:value-type="float">
            <text:p>19055461</text:p>
          </table:table-cell>
          <table:table-cell table:formula="of:=[.A1193]/1000/(60*60*24)" office:value-type="time" office:time-value="PT05H17M35.461S" calcext:value-type="time">
            <text:p>05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91.58" calcext:value-type="float">
            <text:p>1291.58</text:p>
          </table:table-cell>
          <table:table-cell office:value-type="float" office:value="1590.84" calcext:value-type="float">
            <text:p>1590.84</text:p>
          </table:table-cell>
        </table:table-row>
        <table:table-row table:style-name="ro1">
          <table:table-cell office:value-type="float" office:value="19071461" calcext:value-type="float">
            <text:p>19071461</text:p>
          </table:table-cell>
          <table:table-cell table:formula="of:=[.A1194]/1000/(60*60*24)" office:value-type="time" office:time-value="PT05H17M51.461S" calcext:value-type="time">
            <text:p>05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292.65" calcext:value-type="float">
            <text:p>1292.65</text:p>
          </table:table-cell>
          <table:table-cell office:value-type="float" office:value="1592.12" calcext:value-type="float">
            <text:p>1592.12</text:p>
          </table:table-cell>
        </table:table-row>
        <table:table-row table:style-name="ro1">
          <table:table-cell office:value-type="float" office:value="19087461" calcext:value-type="float">
            <text:p>19087461</text:p>
          </table:table-cell>
          <table:table-cell table:formula="of:=[.A1195]/1000/(60*60*24)" office:value-type="time" office:time-value="PT05H18M07.461S" calcext:value-type="time">
            <text:p>05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93.71" calcext:value-type="float">
            <text:p>1293.71</text:p>
          </table:table-cell>
          <table:table-cell office:value-type="float" office:value="1593.4" calcext:value-type="float">
            <text:p>1593.4</text:p>
          </table:table-cell>
        </table:table-row>
        <table:table-row table:style-name="ro1">
          <table:table-cell office:value-type="float" office:value="19103461" calcext:value-type="float">
            <text:p>19103461</text:p>
          </table:table-cell>
          <table:table-cell table:formula="of:=[.A1196]/1000/(60*60*24)" office:value-type="time" office:time-value="PT05H18M23.461S" calcext:value-type="time">
            <text:p>05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94.77" calcext:value-type="float">
            <text:p>1294.77</text:p>
          </table:table-cell>
          <table:table-cell office:value-type="float" office:value="1594.68" calcext:value-type="float">
            <text:p>1594.68</text:p>
          </table:table-cell>
        </table:table-row>
        <table:table-row table:style-name="ro1">
          <table:table-cell office:value-type="float" office:value="19119461" calcext:value-type="float">
            <text:p>19119461</text:p>
          </table:table-cell>
          <table:table-cell table:formula="of:=[.A1197]/1000/(60*60*24)" office:value-type="time" office:time-value="PT05H18M39.461S" calcext:value-type="time">
            <text:p>05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5.83" calcext:value-type="float">
            <text:p>1295.83</text:p>
          </table:table-cell>
          <table:table-cell office:value-type="float" office:value="1595.96" calcext:value-type="float">
            <text:p>1595.96</text:p>
          </table:table-cell>
        </table:table-row>
        <table:table-row table:style-name="ro1">
          <table:table-cell office:value-type="float" office:value="19135461" calcext:value-type="float">
            <text:p>19135461</text:p>
          </table:table-cell>
          <table:table-cell table:formula="of:=[.A1198]/1000/(60*60*24)" office:value-type="time" office:time-value="PT05H18M55.461S" calcext:value-type="time">
            <text:p>05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296.89" calcext:value-type="float">
            <text:p>1296.89</text:p>
          </table:table-cell>
          <table:table-cell office:value-type="float" office:value="1597.24" calcext:value-type="float">
            <text:p>1597.24</text:p>
          </table:table-cell>
        </table:table-row>
        <table:table-row table:style-name="ro1">
          <table:table-cell office:value-type="float" office:value="19151461" calcext:value-type="float">
            <text:p>19151461</text:p>
          </table:table-cell>
          <table:table-cell table:formula="of:=[.A1199]/1000/(60*60*24)" office:value-type="time" office:time-value="PT05H19M11.461S" calcext:value-type="time">
            <text:p>05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97.96" calcext:value-type="float">
            <text:p>1297.96</text:p>
          </table:table-cell>
          <table:table-cell office:value-type="float" office:value="1598.52" calcext:value-type="float">
            <text:p>1598.52</text:p>
          </table:table-cell>
        </table:table-row>
        <table:table-row table:style-name="ro1">
          <table:table-cell office:value-type="float" office:value="19167461" calcext:value-type="float">
            <text:p>19167461</text:p>
          </table:table-cell>
          <table:table-cell table:formula="of:=[.A1200]/1000/(60*60*24)" office:value-type="time" office:time-value="PT05H19M27.461S" calcext:value-type="time">
            <text:p>05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9.02" calcext:value-type="float">
            <text:p>1299.02</text:p>
          </table:table-cell>
          <table:table-cell office:value-type="float" office:value="1599.8" calcext:value-type="float">
            <text:p>1599.8</text:p>
          </table:table-cell>
        </table:table-row>
        <table:table-row table:style-name="ro1">
          <table:table-cell office:value-type="float" office:value="19183461" calcext:value-type="float">
            <text:p>19183461</text:p>
          </table:table-cell>
          <table:table-cell table:formula="of:=[.A1201]/1000/(60*60*24)" office:value-type="time" office:time-value="PT05H19M43.461S" calcext:value-type="time">
            <text:p>05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601.08" calcext:value-type="float">
            <text:p>1601.08</text:p>
          </table:table-cell>
        </table:table-row>
        <table:table-row table:style-name="ro1">
          <table:table-cell office:value-type="float" office:value="19199461" calcext:value-type="float">
            <text:p>19199461</text:p>
          </table:table-cell>
          <table:table-cell table:formula="of:=[.A1202]/1000/(60*60*24)" office:value-type="time" office:time-value="PT05H19M59.461S" calcext:value-type="time">
            <text:p>05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1.14" calcext:value-type="float">
            <text:p>1301.14</text:p>
          </table:table-cell>
          <table:table-cell office:value-type="float" office:value="1602.35" calcext:value-type="float">
            <text:p>1602.35</text:p>
          </table:table-cell>
        </table:table-row>
        <table:table-row table:style-name="ro1">
          <table:table-cell office:value-type="float" office:value="19215461" calcext:value-type="float">
            <text:p>19215461</text:p>
          </table:table-cell>
          <table:table-cell table:formula="of:=[.A1203]/1000/(60*60*24)" office:value-type="time" office:time-value="PT05H20M15.461S" calcext:value-type="time">
            <text:p>05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302.21" calcext:value-type="float">
            <text:p>1302.21</text:p>
          </table:table-cell>
          <table:table-cell office:value-type="float" office:value="1603.63" calcext:value-type="float">
            <text:p>1603.63</text:p>
          </table:table-cell>
        </table:table-row>
        <table:table-row table:style-name="ro1">
          <table:table-cell office:value-type="float" office:value="19231461" calcext:value-type="float">
            <text:p>19231461</text:p>
          </table:table-cell>
          <table:table-cell table:formula="of:=[.A1204]/1000/(60*60*24)" office:value-type="time" office:time-value="PT05H20M31.461S" calcext:value-type="time">
            <text:p>05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3.27" calcext:value-type="float">
            <text:p>1303.27</text:p>
          </table:table-cell>
          <table:table-cell office:value-type="float" office:value="1604.91" calcext:value-type="float">
            <text:p>1604.91</text:p>
          </table:table-cell>
        </table:table-row>
        <table:table-row table:style-name="ro1">
          <table:table-cell office:value-type="float" office:value="19247461" calcext:value-type="float">
            <text:p>19247461</text:p>
          </table:table-cell>
          <table:table-cell table:formula="of:=[.A1205]/1000/(60*60*24)" office:value-type="time" office:time-value="PT05H20M47.461S" calcext:value-type="time">
            <text:p>05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4.33" calcext:value-type="float">
            <text:p>1304.33</text:p>
          </table:table-cell>
          <table:table-cell office:value-type="float" office:value="1606.19" calcext:value-type="float">
            <text:p>1606.19</text:p>
          </table:table-cell>
        </table:table-row>
        <table:table-row table:style-name="ro1">
          <table:table-cell office:value-type="float" office:value="19263461" calcext:value-type="float">
            <text:p>19263461</text:p>
          </table:table-cell>
          <table:table-cell table:formula="of:=[.A1206]/1000/(60*60*24)" office:value-type="time" office:time-value="PT05H21M03.461S" calcext:value-type="time">
            <text:p>05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5.39" calcext:value-type="float">
            <text:p>1305.39</text:p>
          </table:table-cell>
          <table:table-cell office:value-type="float" office:value="1607.47" calcext:value-type="float">
            <text:p>1607.47</text:p>
          </table:table-cell>
        </table:table-row>
        <table:table-row table:style-name="ro1">
          <table:table-cell office:value-type="float" office:value="19279461" calcext:value-type="float">
            <text:p>19279461</text:p>
          </table:table-cell>
          <table:table-cell table:formula="of:=[.A1207]/1000/(60*60*24)" office:value-type="time" office:time-value="PT05H21M19.461S" calcext:value-type="time">
            <text:p>05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306.45" calcext:value-type="float">
            <text:p>1306.45</text:p>
          </table:table-cell>
          <table:table-cell office:value-type="float" office:value="1608.75" calcext:value-type="float">
            <text:p>1608.75</text:p>
          </table:table-cell>
        </table:table-row>
        <table:table-row table:style-name="ro1">
          <table:table-cell office:value-type="float" office:value="19295461" calcext:value-type="float">
            <text:p>19295461</text:p>
          </table:table-cell>
          <table:table-cell table:formula="of:=[.A1208]/1000/(60*60*24)" office:value-type="time" office:time-value="PT05H21M35.461S" calcext:value-type="time">
            <text:p>05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1610.03" calcext:value-type="float">
            <text:p>1610.03</text:p>
          </table:table-cell>
        </table:table-row>
        <table:table-row table:style-name="ro1">
          <table:table-cell office:value-type="float" office:value="19311461" calcext:value-type="float">
            <text:p>19311461</text:p>
          </table:table-cell>
          <table:table-cell table:formula="of:=[.A1209]/1000/(60*60*24)" office:value-type="time" office:time-value="PT05H21M51.461S" calcext:value-type="time">
            <text:p>05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308.58" calcext:value-type="float">
            <text:p>1308.58</text:p>
          </table:table-cell>
          <table:table-cell office:value-type="float" office:value="1611.3" calcext:value-type="float">
            <text:p>1611.3</text:p>
          </table:table-cell>
        </table:table-row>
        <table:table-row table:style-name="ro1">
          <table:table-cell office:value-type="float" office:value="19327461" calcext:value-type="float">
            <text:p>19327461</text:p>
          </table:table-cell>
          <table:table-cell table:formula="of:=[.A1210]/1000/(60*60*24)" office:value-type="time" office:time-value="PT05H22M07.461S" calcext:value-type="time">
            <text:p>05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9.64" calcext:value-type="float">
            <text:p>1309.64</text:p>
          </table:table-cell>
          <table:table-cell office:value-type="float" office:value="1612.58" calcext:value-type="float">
            <text:p>1612.58</text:p>
          </table:table-cell>
        </table:table-row>
        <table:table-row table:style-name="ro1">
          <table:table-cell office:value-type="float" office:value="19343461" calcext:value-type="float">
            <text:p>19343461</text:p>
          </table:table-cell>
          <table:table-cell table:formula="of:=[.A1211]/1000/(60*60*24)" office:value-type="time" office:time-value="PT05H22M23.461S" calcext:value-type="time">
            <text:p>05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0.7" calcext:value-type="float">
            <text:p>1310.7</text:p>
          </table:table-cell>
          <table:table-cell office:value-type="float" office:value="1613.86" calcext:value-type="float">
            <text:p>1613.86</text:p>
          </table:table-cell>
        </table:table-row>
        <table:table-row table:style-name="ro1">
          <table:table-cell office:value-type="float" office:value="19359461" calcext:value-type="float">
            <text:p>19359461</text:p>
          </table:table-cell>
          <table:table-cell table:formula="of:=[.A1212]/1000/(60*60*24)" office:value-type="time" office:time-value="PT05H22M39.461S" calcext:value-type="time">
            <text:p>05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1.77" calcext:value-type="float">
            <text:p>1311.77</text:p>
          </table:table-cell>
          <table:table-cell office:value-type="float" office:value="1615.14" calcext:value-type="float">
            <text:p>1615.14</text:p>
          </table:table-cell>
        </table:table-row>
        <table:table-row table:style-name="ro1">
          <table:table-cell office:value-type="float" office:value="19375461" calcext:value-type="float">
            <text:p>19375461</text:p>
          </table:table-cell>
          <table:table-cell table:formula="of:=[.A1213]/1000/(60*60*24)" office:value-type="time" office:time-value="PT05H22M55.461S" calcext:value-type="time">
            <text:p>05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2.83" calcext:value-type="float">
            <text:p>1312.83</text:p>
          </table:table-cell>
          <table:table-cell office:value-type="float" office:value="1616.41" calcext:value-type="float">
            <text:p>1616.41</text:p>
          </table:table-cell>
        </table:table-row>
        <table:table-row table:style-name="ro1">
          <table:table-cell office:value-type="float" office:value="19391461" calcext:value-type="float">
            <text:p>19391461</text:p>
          </table:table-cell>
          <table:table-cell table:formula="of:=[.A1214]/1000/(60*60*24)" office:value-type="time" office:time-value="PT05H23M11.461S" calcext:value-type="time">
            <text:p>05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3.89" calcext:value-type="float">
            <text:p>1313.89</text:p>
          </table:table-cell>
          <table:table-cell office:value-type="float" office:value="1617.69" calcext:value-type="float">
            <text:p>1617.69</text:p>
          </table:table-cell>
        </table:table-row>
        <table:table-row table:style-name="ro1">
          <table:table-cell office:value-type="float" office:value="19407461" calcext:value-type="float">
            <text:p>19407461</text:p>
          </table:table-cell>
          <table:table-cell table:formula="of:=[.A1215]/1000/(60*60*24)" office:value-type="time" office:time-value="PT05H23M27.461S" calcext:value-type="time">
            <text:p>05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4.95" calcext:value-type="float">
            <text:p>1314.95</text:p>
          </table:table-cell>
          <table:table-cell office:value-type="float" office:value="1618.97" calcext:value-type="float">
            <text:p>1618.97</text:p>
          </table:table-cell>
        </table:table-row>
        <table:table-row table:style-name="ro1">
          <table:table-cell office:value-type="float" office:value="19423461" calcext:value-type="float">
            <text:p>19423461</text:p>
          </table:table-cell>
          <table:table-cell table:formula="of:=[.A1216]/1000/(60*60*24)" office:value-type="time" office:time-value="PT05H23M43.461S" calcext:value-type="time">
            <text:p>05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6.01" calcext:value-type="float">
            <text:p>1316.01</text:p>
          </table:table-cell>
          <table:table-cell office:value-type="float" office:value="1620.25" calcext:value-type="float">
            <text:p>1620.25</text:p>
          </table:table-cell>
        </table:table-row>
        <table:table-row table:style-name="ro1">
          <table:table-cell office:value-type="float" office:value="19439461" calcext:value-type="float">
            <text:p>19439461</text:p>
          </table:table-cell>
          <table:table-cell table:formula="of:=[.A1217]/1000/(60*60*24)" office:value-type="time" office:time-value="PT05H23M59.461S" calcext:value-type="time">
            <text:p>05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7.08" calcext:value-type="float">
            <text:p>1317.08</text:p>
          </table:table-cell>
          <table:table-cell office:value-type="float" office:value="1621.53" calcext:value-type="float">
            <text:p>1621.53</text:p>
          </table:table-cell>
        </table:table-row>
        <table:table-row table:style-name="ro1">
          <table:table-cell office:value-type="float" office:value="19455461" calcext:value-type="float">
            <text:p>19455461</text:p>
          </table:table-cell>
          <table:table-cell table:formula="of:=[.A1218]/1000/(60*60*24)" office:value-type="time" office:time-value="PT05H24M15.461S" calcext:value-type="time">
            <text:p>05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18.14" calcext:value-type="float">
            <text:p>1318.14</text:p>
          </table:table-cell>
          <table:table-cell office:value-type="float" office:value="1622.8" calcext:value-type="float">
            <text:p>1622.8</text:p>
          </table:table-cell>
        </table:table-row>
        <table:table-row table:style-name="ro1">
          <table:table-cell office:value-type="float" office:value="19471461" calcext:value-type="float">
            <text:p>19471461</text:p>
          </table:table-cell>
          <table:table-cell table:formula="of:=[.A1219]/1000/(60*60*24)" office:value-type="time" office:time-value="PT05H24M31.461S" calcext:value-type="time">
            <text:p>05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9.2" calcext:value-type="float">
            <text:p>1319.2</text:p>
          </table:table-cell>
          <table:table-cell office:value-type="float" office:value="1624.08" calcext:value-type="float">
            <text:p>1624.08</text:p>
          </table:table-cell>
        </table:table-row>
        <table:table-row table:style-name="ro1">
          <table:table-cell office:value-type="float" office:value="19487461" calcext:value-type="float">
            <text:p>19487461</text:p>
          </table:table-cell>
          <table:table-cell table:formula="of:=[.A1220]/1000/(60*60*24)" office:value-type="time" office:time-value="PT05H24M47.461S" calcext:value-type="time">
            <text:p>05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0.26" calcext:value-type="float">
            <text:p>1320.26</text:p>
          </table:table-cell>
          <table:table-cell office:value-type="float" office:value="1625.36" calcext:value-type="float">
            <text:p>1625.36</text:p>
          </table:table-cell>
        </table:table-row>
        <table:table-row table:style-name="ro1">
          <table:table-cell office:value-type="float" office:value="19503461" calcext:value-type="float">
            <text:p>19503461</text:p>
          </table:table-cell>
          <table:table-cell table:formula="of:=[.A1221]/1000/(60*60*24)" office:value-type="time" office:time-value="PT05H25M03.461S" calcext:value-type="time">
            <text:p>05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1.32" calcext:value-type="float">
            <text:p>1321.32</text:p>
          </table:table-cell>
          <table:table-cell office:value-type="float" office:value="1626.64" calcext:value-type="float">
            <text:p>1626.64</text:p>
          </table:table-cell>
        </table:table-row>
        <table:table-row table:style-name="ro1">
          <table:table-cell office:value-type="float" office:value="19519461" calcext:value-type="float">
            <text:p>19519461</text:p>
          </table:table-cell>
          <table:table-cell table:formula="of:=[.A1222]/1000/(60*60*24)" office:value-type="time" office:time-value="PT05H25M19.461S" calcext:value-type="time">
            <text:p>05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2.38" calcext:value-type="float">
            <text:p>1322.38</text:p>
          </table:table-cell>
          <table:table-cell office:value-type="float" office:value="1627.91" calcext:value-type="float">
            <text:p>1627.91</text:p>
          </table:table-cell>
        </table:table-row>
        <table:table-row table:style-name="ro1">
          <table:table-cell office:value-type="float" office:value="19535461" calcext:value-type="float">
            <text:p>19535461</text:p>
          </table:table-cell>
          <table:table-cell table:formula="of:=[.A1223]/1000/(60*60*24)" office:value-type="time" office:time-value="PT05H25M35.461S" calcext:value-type="time">
            <text:p>05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3.44" calcext:value-type="float">
            <text:p>1323.44</text:p>
          </table:table-cell>
          <table:table-cell office:value-type="float" office:value="1629.19" calcext:value-type="float">
            <text:p>1629.19</text:p>
          </table:table-cell>
        </table:table-row>
        <table:table-row table:style-name="ro1">
          <table:table-cell office:value-type="float" office:value="19551461" calcext:value-type="float">
            <text:p>19551461</text:p>
          </table:table-cell>
          <table:table-cell table:formula="of:=[.A1224]/1000/(60*60*24)" office:value-type="time" office:time-value="PT05H25M51.461S" calcext:value-type="time">
            <text:p>05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4.5" calcext:value-type="float">
            <text:p>1324.5</text:p>
          </table:table-cell>
          <table:table-cell office:value-type="float" office:value="1630.47" calcext:value-type="float">
            <text:p>1630.47</text:p>
          </table:table-cell>
        </table:table-row>
        <table:table-row table:style-name="ro1">
          <table:table-cell office:value-type="float" office:value="19567461" calcext:value-type="float">
            <text:p>19567461</text:p>
          </table:table-cell>
          <table:table-cell table:formula="of:=[.A1225]/1000/(60*60*24)" office:value-type="time" office:time-value="PT05H26M07.461S" calcext:value-type="time">
            <text:p>05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1631.75" calcext:value-type="float">
            <text:p>1631.75</text:p>
          </table:table-cell>
        </table:table-row>
        <table:table-row table:style-name="ro1">
          <table:table-cell office:value-type="float" office:value="19583461" calcext:value-type="float">
            <text:p>19583461</text:p>
          </table:table-cell>
          <table:table-cell table:formula="of:=[.A1226]/1000/(60*60*24)" office:value-type="time" office:time-value="PT05H26M23.461S" calcext:value-type="time">
            <text:p>05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6.63" calcext:value-type="float">
            <text:p>1326.63</text:p>
          </table:table-cell>
          <table:table-cell office:value-type="float" office:value="1633.02" calcext:value-type="float">
            <text:p>1633.02</text:p>
          </table:table-cell>
        </table:table-row>
        <table:table-row table:style-name="ro1">
          <table:table-cell office:value-type="float" office:value="19599461" calcext:value-type="float">
            <text:p>19599461</text:p>
          </table:table-cell>
          <table:table-cell table:formula="of:=[.A1227]/1000/(60*60*24)" office:value-type="time" office:time-value="PT05H26M39.461S" calcext:value-type="time">
            <text:p>05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7.69" calcext:value-type="float">
            <text:p>1327.69</text:p>
          </table:table-cell>
          <table:table-cell office:value-type="float" office:value="1634.3" calcext:value-type="float">
            <text:p>1634.3</text:p>
          </table:table-cell>
        </table:table-row>
        <table:table-row table:style-name="ro1">
          <table:table-cell office:value-type="float" office:value="19615461" calcext:value-type="float">
            <text:p>19615461</text:p>
          </table:table-cell>
          <table:table-cell table:formula="of:=[.A1228]/1000/(60*60*24)" office:value-type="time" office:time-value="PT05H26M55.461S" calcext:value-type="time">
            <text:p>05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8.75" calcext:value-type="float">
            <text:p>1328.75</text:p>
          </table:table-cell>
          <table:table-cell office:value-type="float" office:value="1635.58" calcext:value-type="float">
            <text:p>1635.58</text:p>
          </table:table-cell>
        </table:table-row>
        <table:table-row table:style-name="ro1">
          <table:table-cell office:value-type="float" office:value="19631461" calcext:value-type="float">
            <text:p>19631461</text:p>
          </table:table-cell>
          <table:table-cell table:formula="of:=[.A1229]/1000/(60*60*24)" office:value-type="time" office:time-value="PT05H27M11.461S" calcext:value-type="time">
            <text:p>05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29.81" calcext:value-type="float">
            <text:p>1329.81</text:p>
          </table:table-cell>
          <table:table-cell office:value-type="float" office:value="1636.86" calcext:value-type="float">
            <text:p>1636.86</text:p>
          </table:table-cell>
        </table:table-row>
        <table:table-row table:style-name="ro1">
          <table:table-cell office:value-type="float" office:value="19647461" calcext:value-type="float">
            <text:p>19647461</text:p>
          </table:table-cell>
          <table:table-cell table:formula="of:=[.A1230]/1000/(60*60*24)" office:value-type="time" office:time-value="PT05H27M27.461S" calcext:value-type="time">
            <text:p>05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30.87" calcext:value-type="float">
            <text:p>1330.87</text:p>
          </table:table-cell>
          <table:table-cell office:value-type="float" office:value="1638.13" calcext:value-type="float">
            <text:p>1638.13</text:p>
          </table:table-cell>
        </table:table-row>
        <table:table-row table:style-name="ro1">
          <table:table-cell office:value-type="float" office:value="19663461" calcext:value-type="float">
            <text:p>19663461</text:p>
          </table:table-cell>
          <table:table-cell table:formula="of:=[.A1231]/1000/(60*60*24)" office:value-type="time" office:time-value="PT05H27M43.461S" calcext:value-type="time">
            <text:p>05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31.93" calcext:value-type="float">
            <text:p>1331.93</text:p>
          </table:table-cell>
          <table:table-cell office:value-type="float" office:value="1639.41" calcext:value-type="float">
            <text:p>1639.41</text:p>
          </table:table-cell>
        </table:table-row>
        <table:table-row table:style-name="ro1">
          <table:table-cell office:value-type="float" office:value="19679461" calcext:value-type="float">
            <text:p>19679461</text:p>
          </table:table-cell>
          <table:table-cell table:formula="of:=[.A1232]/1000/(60*60*24)" office:value-type="time" office:time-value="PT05H27M59.461S" calcext:value-type="time">
            <text:p>05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2.99" calcext:value-type="float">
            <text:p>1332.99</text:p>
          </table:table-cell>
          <table:table-cell office:value-type="float" office:value="1640.69" calcext:value-type="float">
            <text:p>1640.69</text:p>
          </table:table-cell>
        </table:table-row>
        <table:table-row table:style-name="ro1">
          <table:table-cell office:value-type="float" office:value="19695461" calcext:value-type="float">
            <text:p>19695461</text:p>
          </table:table-cell>
          <table:table-cell table:formula="of:=[.A1233]/1000/(60*60*24)" office:value-type="time" office:time-value="PT05H28M15.461S" calcext:value-type="time">
            <text:p>05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4.05" calcext:value-type="float">
            <text:p>1334.05</text:p>
          </table:table-cell>
          <table:table-cell office:value-type="float" office:value="1641.97" calcext:value-type="float">
            <text:p>1641.97</text:p>
          </table:table-cell>
        </table:table-row>
        <table:table-row table:style-name="ro1">
          <table:table-cell office:value-type="float" office:value="19711461" calcext:value-type="float">
            <text:p>19711461</text:p>
          </table:table-cell>
          <table:table-cell table:formula="of:=[.A1234]/1000/(60*60*24)" office:value-type="time" office:time-value="PT05H28M31.461S" calcext:value-type="time">
            <text:p>05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35.11" calcext:value-type="float">
            <text:p>1335.11</text:p>
          </table:table-cell>
          <table:table-cell office:value-type="float" office:value="1643.24" calcext:value-type="float">
            <text:p>1643.24</text:p>
          </table:table-cell>
        </table:table-row>
        <table:table-row table:style-name="ro1">
          <table:table-cell office:value-type="float" office:value="19727461" calcext:value-type="float">
            <text:p>19727461</text:p>
          </table:table-cell>
          <table:table-cell table:formula="of:=[.A1235]/1000/(60*60*24)" office:value-type="time" office:time-value="PT05H28M47.461S" calcext:value-type="time">
            <text:p>05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36.17" calcext:value-type="float">
            <text:p>1336.17</text:p>
          </table:table-cell>
          <table:table-cell office:value-type="float" office:value="1644.52" calcext:value-type="float">
            <text:p>1644.52</text:p>
          </table:table-cell>
        </table:table-row>
        <table:table-row table:style-name="ro1">
          <table:table-cell office:value-type="float" office:value="19743461" calcext:value-type="float">
            <text:p>19743461</text:p>
          </table:table-cell>
          <table:table-cell table:formula="of:=[.A1236]/1000/(60*60*24)" office:value-type="time" office:time-value="PT05H29M03.461S" calcext:value-type="time">
            <text:p>05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37.23" calcext:value-type="float">
            <text:p>1337.23</text:p>
          </table:table-cell>
          <table:table-cell office:value-type="float" office:value="1645.8" calcext:value-type="float">
            <text:p>1645.8</text:p>
          </table:table-cell>
        </table:table-row>
        <table:table-row table:style-name="ro1">
          <table:table-cell office:value-type="float" office:value="19759461" calcext:value-type="float">
            <text:p>19759461</text:p>
          </table:table-cell>
          <table:table-cell table:formula="of:=[.A1237]/1000/(60*60*24)" office:value-type="time" office:time-value="PT05H29M19.461S" calcext:value-type="time">
            <text:p>05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8.29" calcext:value-type="float">
            <text:p>1338.29</text:p>
          </table:table-cell>
          <table:table-cell office:value-type="float" office:value="1647.08" calcext:value-type="float">
            <text:p>1647.08</text:p>
          </table:table-cell>
        </table:table-row>
        <table:table-row table:style-name="ro1">
          <table:table-cell office:value-type="float" office:value="19775461" calcext:value-type="float">
            <text:p>19775461</text:p>
          </table:table-cell>
          <table:table-cell table:formula="of:=[.A1238]/1000/(60*60*24)" office:value-type="time" office:time-value="PT05H29M35.461S" calcext:value-type="time">
            <text:p>05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9.36" calcext:value-type="float">
            <text:p>1339.36</text:p>
          </table:table-cell>
          <table:table-cell office:value-type="float" office:value="1648.35" calcext:value-type="float">
            <text:p>1648.35</text:p>
          </table:table-cell>
        </table:table-row>
        <table:table-row table:style-name="ro1">
          <table:table-cell office:value-type="float" office:value="19791461" calcext:value-type="float">
            <text:p>19791461</text:p>
          </table:table-cell>
          <table:table-cell table:formula="of:=[.A1239]/1000/(60*60*24)" office:value-type="time" office:time-value="PT05H29M51.461S" calcext:value-type="time">
            <text:p>05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0.42" calcext:value-type="float">
            <text:p>1340.42</text:p>
          </table:table-cell>
          <table:table-cell office:value-type="float" office:value="1649.63" calcext:value-type="float">
            <text:p>1649.63</text:p>
          </table:table-cell>
        </table:table-row>
        <table:table-row table:style-name="ro1">
          <table:table-cell office:value-type="float" office:value="19807461" calcext:value-type="float">
            <text:p>19807461</text:p>
          </table:table-cell>
          <table:table-cell table:formula="of:=[.A1240]/1000/(60*60*24)" office:value-type="time" office:time-value="PT05H30M07.461S" calcext:value-type="time">
            <text:p>05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41.48" calcext:value-type="float">
            <text:p>1341.48</text:p>
          </table:table-cell>
          <table:table-cell office:value-type="float" office:value="1650.91" calcext:value-type="float">
            <text:p>1650.91</text:p>
          </table:table-cell>
        </table:table-row>
        <table:table-row table:style-name="ro1">
          <table:table-cell office:value-type="float" office:value="19823461" calcext:value-type="float">
            <text:p>19823461</text:p>
          </table:table-cell>
          <table:table-cell table:formula="of:=[.A1241]/1000/(60*60*24)" office:value-type="time" office:time-value="PT05H30M23.461S" calcext:value-type="time">
            <text:p>05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2.54" calcext:value-type="float">
            <text:p>1342.54</text:p>
          </table:table-cell>
          <table:table-cell office:value-type="float" office:value="1652.19" calcext:value-type="float">
            <text:p>1652.19</text:p>
          </table:table-cell>
        </table:table-row>
        <table:table-row table:style-name="ro1">
          <table:table-cell office:value-type="float" office:value="19839461" calcext:value-type="float">
            <text:p>19839461</text:p>
          </table:table-cell>
          <table:table-cell table:formula="of:=[.A1242]/1000/(60*60*24)" office:value-type="time" office:time-value="PT05H30M39.461S" calcext:value-type="time">
            <text:p>05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3.6" calcext:value-type="float">
            <text:p>1343.6</text:p>
          </table:table-cell>
          <table:table-cell office:value-type="float" office:value="1653.46" calcext:value-type="float">
            <text:p>1653.46</text:p>
          </table:table-cell>
        </table:table-row>
        <table:table-row table:style-name="ro1">
          <table:table-cell office:value-type="float" office:value="19855461" calcext:value-type="float">
            <text:p>19855461</text:p>
          </table:table-cell>
          <table:table-cell table:formula="of:=[.A1243]/1000/(60*60*24)" office:value-type="time" office:time-value="PT05H30M55.461S" calcext:value-type="time">
            <text:p>05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4.66" calcext:value-type="float">
            <text:p>1344.66</text:p>
          </table:table-cell>
          <table:table-cell office:value-type="float" office:value="1654.74" calcext:value-type="float">
            <text:p>1654.74</text:p>
          </table:table-cell>
        </table:table-row>
        <table:table-row table:style-name="ro1">
          <table:table-cell office:value-type="float" office:value="19871461" calcext:value-type="float">
            <text:p>19871461</text:p>
          </table:table-cell>
          <table:table-cell table:formula="of:=[.A1244]/1000/(60*60*24)" office:value-type="time" office:time-value="PT05H31M11.461S" calcext:value-type="time">
            <text:p>05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5.72" calcext:value-type="float">
            <text:p>1345.72</text:p>
          </table:table-cell>
          <table:table-cell office:value-type="float" office:value="1656.02" calcext:value-type="float">
            <text:p>1656.02</text:p>
          </table:table-cell>
        </table:table-row>
        <table:table-row table:style-name="ro1">
          <table:table-cell office:value-type="float" office:value="19887461" calcext:value-type="float">
            <text:p>19887461</text:p>
          </table:table-cell>
          <table:table-cell table:formula="of:=[.A1245]/1000/(60*60*24)" office:value-type="time" office:time-value="PT05H31M27.461S" calcext:value-type="time">
            <text:p>05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6.78" calcext:value-type="float">
            <text:p>1346.78</text:p>
          </table:table-cell>
          <table:table-cell office:value-type="float" office:value="1657.3" calcext:value-type="float">
            <text:p>1657.3</text:p>
          </table:table-cell>
        </table:table-row>
        <table:table-row table:style-name="ro1">
          <table:table-cell office:value-type="float" office:value="19903460" calcext:value-type="float">
            <text:p>19903460</text:p>
          </table:table-cell>
          <table:table-cell table:formula="of:=[.A1246]/1000/(60*60*24)" office:value-type="time" office:time-value="PT05H31M43.46S" calcext:value-type="time">
            <text:p>05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7.84" calcext:value-type="float">
            <text:p>1347.84</text:p>
          </table:table-cell>
          <table:table-cell office:value-type="float" office:value="1658.57" calcext:value-type="float">
            <text:p>1658.57</text:p>
          </table:table-cell>
        </table:table-row>
        <table:table-row table:style-name="ro1">
          <table:table-cell office:value-type="float" office:value="19919461" calcext:value-type="float">
            <text:p>19919461</text:p>
          </table:table-cell>
          <table:table-cell table:formula="of:=[.A1247]/1000/(60*60*24)" office:value-type="time" office:time-value="PT05H31M59.461S" calcext:value-type="time">
            <text:p>05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48.9" calcext:value-type="float">
            <text:p>1348.9</text:p>
          </table:table-cell>
          <table:table-cell office:value-type="float" office:value="1659.85" calcext:value-type="float">
            <text:p>1659.85</text:p>
          </table:table-cell>
        </table:table-row>
        <table:table-row table:style-name="ro1">
          <table:table-cell office:value-type="float" office:value="19935461" calcext:value-type="float">
            <text:p>19935461</text:p>
          </table:table-cell>
          <table:table-cell table:formula="of:=[.A1248]/1000/(60*60*24)" office:value-type="time" office:time-value="PT05H32M15.461S" calcext:value-type="time">
            <text:p>05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49.96" calcext:value-type="float">
            <text:p>1349.96</text:p>
          </table:table-cell>
          <table:table-cell office:value-type="float" office:value="1661.13" calcext:value-type="float">
            <text:p>1661.13</text:p>
          </table:table-cell>
        </table:table-row>
        <table:table-row table:style-name="ro1">
          <table:table-cell office:value-type="float" office:value="19951461" calcext:value-type="float">
            <text:p>19951461</text:p>
          </table:table-cell>
          <table:table-cell table:formula="of:=[.A1249]/1000/(60*60*24)" office:value-type="time" office:time-value="PT05H32M31.461S" calcext:value-type="time">
            <text:p>05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51.02" calcext:value-type="float">
            <text:p>1351.02</text:p>
          </table:table-cell>
          <table:table-cell office:value-type="float" office:value="1662.4" calcext:value-type="float">
            <text:p>1662.4</text:p>
          </table:table-cell>
        </table:table-row>
        <table:table-row table:style-name="ro1">
          <table:table-cell office:value-type="float" office:value="19967461" calcext:value-type="float">
            <text:p>19967461</text:p>
          </table:table-cell>
          <table:table-cell table:formula="of:=[.A1250]/1000/(60*60*24)" office:value-type="time" office:time-value="PT05H32M47.461S" calcext:value-type="time">
            <text:p>05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52.08" calcext:value-type="float">
            <text:p>1352.08</text:p>
          </table:table-cell>
          <table:table-cell office:value-type="float" office:value="1663.68" calcext:value-type="float">
            <text:p>1663.68</text:p>
          </table:table-cell>
        </table:table-row>
        <table:table-row table:style-name="ro1">
          <table:table-cell office:value-type="float" office:value="19983461" calcext:value-type="float">
            <text:p>19983461</text:p>
          </table:table-cell>
          <table:table-cell table:formula="of:=[.A1251]/1000/(60*60*24)" office:value-type="time" office:time-value="PT05H33M03.461S" calcext:value-type="time">
            <text:p>05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53.15" calcext:value-type="float">
            <text:p>1353.15</text:p>
          </table:table-cell>
          <table:table-cell office:value-type="float" office:value="1664.96" calcext:value-type="float">
            <text:p>1664.96</text:p>
          </table:table-cell>
        </table:table-row>
        <table:table-row table:style-name="ro1">
          <table:table-cell office:value-type="float" office:value="19999461" calcext:value-type="float">
            <text:p>19999461</text:p>
          </table:table-cell>
          <table:table-cell table:formula="of:=[.A1252]/1000/(60*60*24)" office:value-type="time" office:time-value="PT05H33M19.461S" calcext:value-type="time">
            <text:p>05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4.21" calcext:value-type="float">
            <text:p>1354.21</text:p>
          </table:table-cell>
          <table:table-cell office:value-type="float" office:value="1666.24" calcext:value-type="float">
            <text:p>1666.24</text:p>
          </table:table-cell>
        </table:table-row>
        <table:table-row table:style-name="ro1">
          <table:table-cell office:value-type="float" office:value="20015461" calcext:value-type="float">
            <text:p>20015461</text:p>
          </table:table-cell>
          <table:table-cell table:formula="of:=[.A1253]/1000/(60*60*24)" office:value-type="time" office:time-value="PT05H33M35.461S" calcext:value-type="time">
            <text:p>05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5.27" calcext:value-type="float">
            <text:p>1355.27</text:p>
          </table:table-cell>
          <table:table-cell office:value-type="float" office:value="1667.51" calcext:value-type="float">
            <text:p>1667.51</text:p>
          </table:table-cell>
        </table:table-row>
        <table:table-row table:style-name="ro1">
          <table:table-cell office:value-type="float" office:value="20031461" calcext:value-type="float">
            <text:p>20031461</text:p>
          </table:table-cell>
          <table:table-cell table:formula="of:=[.A1254]/1000/(60*60*24)" office:value-type="time" office:time-value="PT05H33M51.461S" calcext:value-type="time">
            <text:p>05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56.33" calcext:value-type="float">
            <text:p>1356.33</text:p>
          </table:table-cell>
          <table:table-cell office:value-type="float" office:value="1668.79" calcext:value-type="float">
            <text:p>1668.79</text:p>
          </table:table-cell>
        </table:table-row>
        <table:table-row table:style-name="ro1">
          <table:table-cell office:value-type="float" office:value="20047461" calcext:value-type="float">
            <text:p>20047461</text:p>
          </table:table-cell>
          <table:table-cell table:formula="of:=[.A1255]/1000/(60*60*24)" office:value-type="time" office:time-value="PT05H34M07.461S" calcext:value-type="time">
            <text:p>05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7.39" calcext:value-type="float">
            <text:p>1357.39</text:p>
          </table:table-cell>
          <table:table-cell office:value-type="float" office:value="1670.07" calcext:value-type="float">
            <text:p>1670.07</text:p>
          </table:table-cell>
        </table:table-row>
        <table:table-row table:style-name="ro1">
          <table:table-cell office:value-type="float" office:value="20063461" calcext:value-type="float">
            <text:p>20063461</text:p>
          </table:table-cell>
          <table:table-cell table:formula="of:=[.A1256]/1000/(60*60*24)" office:value-type="time" office:time-value="PT05H34M23.461S" calcext:value-type="time">
            <text:p>05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8.45" calcext:value-type="float">
            <text:p>1358.45</text:p>
          </table:table-cell>
          <table:table-cell office:value-type="float" office:value="1671.34" calcext:value-type="float">
            <text:p>1671.34</text:p>
          </table:table-cell>
        </table:table-row>
        <table:table-row table:style-name="ro1">
          <table:table-cell office:value-type="float" office:value="20079461" calcext:value-type="float">
            <text:p>20079461</text:p>
          </table:table-cell>
          <table:table-cell table:formula="of:=[.A1257]/1000/(60*60*24)" office:value-type="time" office:time-value="PT05H34M39.461S" calcext:value-type="time">
            <text:p>05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9.51" calcext:value-type="float">
            <text:p>1359.51</text:p>
          </table:table-cell>
          <table:table-cell office:value-type="float" office:value="1672.62" calcext:value-type="float">
            <text:p>1672.62</text:p>
          </table:table-cell>
        </table:table-row>
        <table:table-row table:style-name="ro1">
          <table:table-cell office:value-type="float" office:value="20095461" calcext:value-type="float">
            <text:p>20095461</text:p>
          </table:table-cell>
          <table:table-cell table:formula="of:=[.A1258]/1000/(60*60*24)" office:value-type="time" office:time-value="PT05H34M55.461S" calcext:value-type="time">
            <text:p>05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0.57" calcext:value-type="float">
            <text:p>1360.57</text:p>
          </table:table-cell>
          <table:table-cell office:value-type="float" office:value="1673.9" calcext:value-type="float">
            <text:p>1673.9</text:p>
          </table:table-cell>
        </table:table-row>
        <table:table-row table:style-name="ro1">
          <table:table-cell office:value-type="float" office:value="20111461" calcext:value-type="float">
            <text:p>20111461</text:p>
          </table:table-cell>
          <table:table-cell table:formula="of:=[.A1259]/1000/(60*60*24)" office:value-type="time" office:time-value="PT05H35M11.461S" calcext:value-type="time">
            <text:p>05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1.63" calcext:value-type="float">
            <text:p>1361.63</text:p>
          </table:table-cell>
          <table:table-cell office:value-type="float" office:value="1675.18" calcext:value-type="float">
            <text:p>1675.18</text:p>
          </table:table-cell>
        </table:table-row>
        <table:table-row table:style-name="ro1">
          <table:table-cell office:value-type="float" office:value="20127461" calcext:value-type="float">
            <text:p>20127461</text:p>
          </table:table-cell>
          <table:table-cell table:formula="of:=[.A1260]/1000/(60*60*24)" office:value-type="time" office:time-value="PT05H35M27.461S" calcext:value-type="time">
            <text:p>05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2.69" calcext:value-type="float">
            <text:p>1362.69</text:p>
          </table:table-cell>
          <table:table-cell office:value-type="float" office:value="1676.45" calcext:value-type="float">
            <text:p>1676.45</text:p>
          </table:table-cell>
        </table:table-row>
        <table:table-row table:style-name="ro1">
          <table:table-cell office:value-type="float" office:value="20143461" calcext:value-type="float">
            <text:p>20143461</text:p>
          </table:table-cell>
          <table:table-cell table:formula="of:=[.A1261]/1000/(60*60*24)" office:value-type="time" office:time-value="PT05H35M43.461S" calcext:value-type="time">
            <text:p>05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3.75" calcext:value-type="float">
            <text:p>1363.75</text:p>
          </table:table-cell>
          <table:table-cell office:value-type="float" office:value="1677.73" calcext:value-type="float">
            <text:p>1677.73</text:p>
          </table:table-cell>
        </table:table-row>
        <table:table-row table:style-name="ro1">
          <table:table-cell office:value-type="float" office:value="20159461" calcext:value-type="float">
            <text:p>20159461</text:p>
          </table:table-cell>
          <table:table-cell table:formula="of:=[.A1262]/1000/(60*60*24)" office:value-type="time" office:time-value="PT05H35M59.461S" calcext:value-type="time">
            <text:p>05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4.81" calcext:value-type="float">
            <text:p>1364.81</text:p>
          </table:table-cell>
          <table:table-cell office:value-type="float" office:value="1679.01" calcext:value-type="float">
            <text:p>1679.01</text:p>
          </table:table-cell>
        </table:table-row>
        <table:table-row table:style-name="ro1">
          <table:table-cell office:value-type="float" office:value="20175461" calcext:value-type="float">
            <text:p>20175461</text:p>
          </table:table-cell>
          <table:table-cell table:formula="of:=[.A1263]/1000/(60*60*24)" office:value-type="time" office:time-value="PT05H36M15.461S" calcext:value-type="time">
            <text:p>05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5.87" calcext:value-type="float">
            <text:p>1365.87</text:p>
          </table:table-cell>
          <table:table-cell office:value-type="float" office:value="1680.28" calcext:value-type="float">
            <text:p>1680.28</text:p>
          </table:table-cell>
        </table:table-row>
        <table:table-row table:style-name="ro1">
          <table:table-cell office:value-type="float" office:value="20191461" calcext:value-type="float">
            <text:p>20191461</text:p>
          </table:table-cell>
          <table:table-cell table:formula="of:=[.A1264]/1000/(60*60*24)" office:value-type="time" office:time-value="PT05H36M31.461S" calcext:value-type="time">
            <text:p>05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66.93" calcext:value-type="float">
            <text:p>1366.93</text:p>
          </table:table-cell>
          <table:table-cell office:value-type="float" office:value="1681.56" calcext:value-type="float">
            <text:p>1681.56</text:p>
          </table:table-cell>
        </table:table-row>
        <table:table-row table:style-name="ro1">
          <table:table-cell office:value-type="float" office:value="20207461" calcext:value-type="float">
            <text:p>20207461</text:p>
          </table:table-cell>
          <table:table-cell table:formula="of:=[.A1265]/1000/(60*60*24)" office:value-type="time" office:time-value="PT05H36M47.461S" calcext:value-type="time">
            <text:p>05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7.99" calcext:value-type="float">
            <text:p>1367.99</text:p>
          </table:table-cell>
          <table:table-cell office:value-type="float" office:value="1682.84" calcext:value-type="float">
            <text:p>1682.84</text:p>
          </table:table-cell>
        </table:table-row>
        <table:table-row table:style-name="ro1">
          <table:table-cell office:value-type="float" office:value="20223461" calcext:value-type="float">
            <text:p>20223461</text:p>
          </table:table-cell>
          <table:table-cell table:formula="of:=[.A1266]/1000/(60*60*24)" office:value-type="time" office:time-value="PT05H37M03.461S" calcext:value-type="time">
            <text:p>05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9.05" calcext:value-type="float">
            <text:p>1369.05</text:p>
          </table:table-cell>
          <table:table-cell office:value-type="float" office:value="1684.11" calcext:value-type="float">
            <text:p>1684.11</text:p>
          </table:table-cell>
        </table:table-row>
        <table:table-row table:style-name="ro1">
          <table:table-cell office:value-type="float" office:value="20239461" calcext:value-type="float">
            <text:p>20239461</text:p>
          </table:table-cell>
          <table:table-cell table:formula="of:=[.A1267]/1000/(60*60*24)" office:value-type="time" office:time-value="PT05H37M19.461S" calcext:value-type="time">
            <text:p>05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70.11" calcext:value-type="float">
            <text:p>1370.11</text:p>
          </table:table-cell>
          <table:table-cell office:value-type="float" office:value="1685.39" calcext:value-type="float">
            <text:p>1685.39</text:p>
          </table:table-cell>
        </table:table-row>
        <table:table-row table:style-name="ro1">
          <table:table-cell office:value-type="float" office:value="20255461" calcext:value-type="float">
            <text:p>20255461</text:p>
          </table:table-cell>
          <table:table-cell table:formula="of:=[.A1268]/1000/(60*60*24)" office:value-type="time" office:time-value="PT05H37M35.461S" calcext:value-type="time">
            <text:p>05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1.17" calcext:value-type="float">
            <text:p>1371.17</text:p>
          </table:table-cell>
          <table:table-cell office:value-type="float" office:value="1686.66" calcext:value-type="float">
            <text:p>1686.66</text:p>
          </table:table-cell>
        </table:table-row>
        <table:table-row table:style-name="ro1">
          <table:table-cell office:value-type="float" office:value="20271461" calcext:value-type="float">
            <text:p>20271461</text:p>
          </table:table-cell>
          <table:table-cell table:formula="of:=[.A1269]/1000/(60*60*24)" office:value-type="time" office:time-value="PT05H37M51.461S" calcext:value-type="time">
            <text:p>05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2.23" calcext:value-type="float">
            <text:p>1372.23</text:p>
          </table:table-cell>
          <table:table-cell office:value-type="float" office:value="1687.94" calcext:value-type="float">
            <text:p>1687.94</text:p>
          </table:table-cell>
        </table:table-row>
        <table:table-row table:style-name="ro1">
          <table:table-cell office:value-type="float" office:value="20287461" calcext:value-type="float">
            <text:p>20287461</text:p>
          </table:table-cell>
          <table:table-cell table:formula="of:=[.A1270]/1000/(60*60*24)" office:value-type="time" office:time-value="PT05H38M07.461S" calcext:value-type="time">
            <text:p>05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3.29" calcext:value-type="float">
            <text:p>1373.29</text:p>
          </table:table-cell>
          <table:table-cell office:value-type="float" office:value="1689.22" calcext:value-type="float">
            <text:p>1689.22</text:p>
          </table:table-cell>
        </table:table-row>
        <table:table-row table:style-name="ro1">
          <table:table-cell office:value-type="float" office:value="20303461" calcext:value-type="float">
            <text:p>20303461</text:p>
          </table:table-cell>
          <table:table-cell table:formula="of:=[.A1271]/1000/(60*60*24)" office:value-type="time" office:time-value="PT05H38M23.461S" calcext:value-type="time">
            <text:p>05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4.35" calcext:value-type="float">
            <text:p>1374.35</text:p>
          </table:table-cell>
          <table:table-cell office:value-type="float" office:value="1690.49" calcext:value-type="float">
            <text:p>1690.49</text:p>
          </table:table-cell>
        </table:table-row>
        <table:table-row table:style-name="ro1">
          <table:table-cell office:value-type="float" office:value="20319461" calcext:value-type="float">
            <text:p>20319461</text:p>
          </table:table-cell>
          <table:table-cell table:formula="of:=[.A1272]/1000/(60*60*24)" office:value-type="time" office:time-value="PT05H38M39.461S" calcext:value-type="time">
            <text:p>05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5.41" calcext:value-type="float">
            <text:p>1375.41</text:p>
          </table:table-cell>
          <table:table-cell office:value-type="float" office:value="1691.77" calcext:value-type="float">
            <text:p>1691.77</text:p>
          </table:table-cell>
        </table:table-row>
        <table:table-row table:style-name="ro1">
          <table:table-cell office:value-type="float" office:value="20335461" calcext:value-type="float">
            <text:p>20335461</text:p>
          </table:table-cell>
          <table:table-cell table:formula="of:=[.A1273]/1000/(60*60*24)" office:value-type="time" office:time-value="PT05H38M55.461S" calcext:value-type="time">
            <text:p>05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6.47" calcext:value-type="float">
            <text:p>1376.47</text:p>
          </table:table-cell>
          <table:table-cell office:value-type="float" office:value="1693.04" calcext:value-type="float">
            <text:p>1693.04</text:p>
          </table:table-cell>
        </table:table-row>
        <table:table-row table:style-name="ro1">
          <table:table-cell office:value-type="float" office:value="20351461" calcext:value-type="float">
            <text:p>20351461</text:p>
          </table:table-cell>
          <table:table-cell table:formula="of:=[.A1274]/1000/(60*60*24)" office:value-type="time" office:time-value="PT05H39M11.461S" calcext:value-type="time">
            <text:p>05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7.53" calcext:value-type="float">
            <text:p>1377.53</text:p>
          </table:table-cell>
          <table:table-cell office:value-type="float" office:value="1694.32" calcext:value-type="float">
            <text:p>1694.32</text:p>
          </table:table-cell>
        </table:table-row>
        <table:table-row table:style-name="ro1">
          <table:table-cell office:value-type="float" office:value="20367461" calcext:value-type="float">
            <text:p>20367461</text:p>
          </table:table-cell>
          <table:table-cell table:formula="of:=[.A1275]/1000/(60*60*24)" office:value-type="time" office:time-value="PT05H39M27.461S" calcext:value-type="time">
            <text:p>05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8.59" calcext:value-type="float">
            <text:p>1378.59</text:p>
          </table:table-cell>
          <table:table-cell office:value-type="float" office:value="1695.59" calcext:value-type="float">
            <text:p>1695.59</text:p>
          </table:table-cell>
        </table:table-row>
        <table:table-row table:style-name="ro1">
          <table:table-cell office:value-type="float" office:value="20383461" calcext:value-type="float">
            <text:p>20383461</text:p>
          </table:table-cell>
          <table:table-cell table:formula="of:=[.A1276]/1000/(60*60*24)" office:value-type="time" office:time-value="PT05H39M43.461S" calcext:value-type="time">
            <text:p>05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79.65" calcext:value-type="float">
            <text:p>1379.65</text:p>
          </table:table-cell>
          <table:table-cell office:value-type="float" office:value="1696.87" calcext:value-type="float">
            <text:p>1696.87</text:p>
          </table:table-cell>
        </table:table-row>
        <table:table-row table:style-name="ro1">
          <table:table-cell office:value-type="float" office:value="20399461" calcext:value-type="float">
            <text:p>20399461</text:p>
          </table:table-cell>
          <table:table-cell table:formula="of:=[.A1277]/1000/(60*60*24)" office:value-type="time" office:time-value="PT05H39M59.461S" calcext:value-type="time">
            <text:p>05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80.71" calcext:value-type="float">
            <text:p>1380.71</text:p>
          </table:table-cell>
          <table:table-cell office:value-type="float" office:value="1698.14" calcext:value-type="float">
            <text:p>1698.14</text:p>
          </table:table-cell>
        </table:table-row>
        <table:table-row table:style-name="ro1">
          <table:table-cell office:value-type="float" office:value="20415461" calcext:value-type="float">
            <text:p>20415461</text:p>
          </table:table-cell>
          <table:table-cell table:formula="of:=[.A1278]/1000/(60*60*24)" office:value-type="time" office:time-value="PT05H40M15.461S" calcext:value-type="time">
            <text:p>05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81.77" calcext:value-type="float">
            <text:p>1381.77</text:p>
          </table:table-cell>
          <table:table-cell office:value-type="float" office:value="1699.42" calcext:value-type="float">
            <text:p>1699.42</text:p>
          </table:table-cell>
        </table:table-row>
        <table:table-row table:style-name="ro1">
          <table:table-cell office:value-type="float" office:value="20431461" calcext:value-type="float">
            <text:p>20431461</text:p>
          </table:table-cell>
          <table:table-cell table:formula="of:=[.A1279]/1000/(60*60*24)" office:value-type="time" office:time-value="PT05H40M31.461S" calcext:value-type="time">
            <text:p>05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82.83" calcext:value-type="float">
            <text:p>1382.83</text:p>
          </table:table-cell>
          <table:table-cell office:value-type="float" office:value="1700.7" calcext:value-type="float">
            <text:p>1700.7</text:p>
          </table:table-cell>
        </table:table-row>
        <table:table-row table:style-name="ro1">
          <table:table-cell office:value-type="float" office:value="20447461" calcext:value-type="float">
            <text:p>20447461</text:p>
          </table:table-cell>
          <table:table-cell table:formula="of:=[.A1280]/1000/(60*60*24)" office:value-type="time" office:time-value="PT05H40M47.461S" calcext:value-type="time">
            <text:p>05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383.89" calcext:value-type="float">
            <text:p>1383.89</text:p>
          </table:table-cell>
          <table:table-cell office:value-type="float" office:value="1701.97" calcext:value-type="float">
            <text:p>1701.97</text:p>
          </table:table-cell>
        </table:table-row>
        <table:table-row table:style-name="ro1">
          <table:table-cell office:value-type="float" office:value="20463461" calcext:value-type="float">
            <text:p>20463461</text:p>
          </table:table-cell>
          <table:table-cell table:formula="of:=[.A1281]/1000/(60*60*24)" office:value-type="time" office:time-value="PT05H41M03.461S" calcext:value-type="time">
            <text:p>05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84.95" calcext:value-type="float">
            <text:p>1384.95</text:p>
          </table:table-cell>
          <table:table-cell office:value-type="float" office:value="1703.25" calcext:value-type="float">
            <text:p>1703.25</text:p>
          </table:table-cell>
        </table:table-row>
        <table:table-row table:style-name="ro1">
          <table:table-cell office:value-type="float" office:value="20479461" calcext:value-type="float">
            <text:p>20479461</text:p>
          </table:table-cell>
          <table:table-cell table:formula="of:=[.A1282]/1000/(60*60*24)" office:value-type="time" office:time-value="PT05H41M19.461S" calcext:value-type="time">
            <text:p>05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86.01" calcext:value-type="float">
            <text:p>1386.01</text:p>
          </table:table-cell>
          <table:table-cell office:value-type="float" office:value="1704.52" calcext:value-type="float">
            <text:p>1704.52</text:p>
          </table:table-cell>
        </table:table-row>
        <table:table-row table:style-name="ro1">
          <table:table-cell office:value-type="float" office:value="20495461" calcext:value-type="float">
            <text:p>20495461</text:p>
          </table:table-cell>
          <table:table-cell table:formula="of:=[.A1283]/1000/(60*60*24)" office:value-type="time" office:time-value="PT05H41M35.461S" calcext:value-type="time">
            <text:p>05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87.07" calcext:value-type="float">
            <text:p>1387.07</text:p>
          </table:table-cell>
          <table:table-cell office:value-type="float" office:value="1705.79" calcext:value-type="float">
            <text:p>1705.79</text:p>
          </table:table-cell>
        </table:table-row>
        <table:table-row table:style-name="ro1">
          <table:table-cell office:value-type="float" office:value="20511461" calcext:value-type="float">
            <text:p>20511461</text:p>
          </table:table-cell>
          <table:table-cell table:formula="of:=[.A1284]/1000/(60*60*24)" office:value-type="time" office:time-value="PT05H41M51.461S" calcext:value-type="time">
            <text:p>05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88.13" calcext:value-type="float">
            <text:p>1388.13</text:p>
          </table:table-cell>
          <table:table-cell office:value-type="float" office:value="1707.07" calcext:value-type="float">
            <text:p>1707.07</text:p>
          </table:table-cell>
        </table:table-row>
        <table:table-row table:style-name="ro1">
          <table:table-cell office:value-type="float" office:value="20527461" calcext:value-type="float">
            <text:p>20527461</text:p>
          </table:table-cell>
          <table:table-cell table:formula="of:=[.A1285]/1000/(60*60*24)" office:value-type="time" office:time-value="PT05H42M07.461S" calcext:value-type="time">
            <text:p>05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89.19" calcext:value-type="float">
            <text:p>1389.19</text:p>
          </table:table-cell>
          <table:table-cell office:value-type="float" office:value="1708.34" calcext:value-type="float">
            <text:p>1708.34</text:p>
          </table:table-cell>
        </table:table-row>
        <table:table-row table:style-name="ro1">
          <table:table-cell office:value-type="float" office:value="20543461" calcext:value-type="float">
            <text:p>20543461</text:p>
          </table:table-cell>
          <table:table-cell table:formula="of:=[.A1286]/1000/(60*60*24)" office:value-type="time" office:time-value="PT05H42M23.461S" calcext:value-type="time">
            <text:p>05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0.25" calcext:value-type="float">
            <text:p>1390.25</text:p>
          </table:table-cell>
          <table:table-cell office:value-type="float" office:value="1709.62" calcext:value-type="float">
            <text:p>1709.62</text:p>
          </table:table-cell>
        </table:table-row>
        <table:table-row table:style-name="ro1">
          <table:table-cell office:value-type="float" office:value="20559461" calcext:value-type="float">
            <text:p>20559461</text:p>
          </table:table-cell>
          <table:table-cell table:formula="of:=[.A1287]/1000/(60*60*24)" office:value-type="time" office:time-value="PT05H42M39.461S" calcext:value-type="time">
            <text:p>05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1.31" calcext:value-type="float">
            <text:p>1391.31</text:p>
          </table:table-cell>
          <table:table-cell office:value-type="float" office:value="1710.89" calcext:value-type="float">
            <text:p>1710.89</text:p>
          </table:table-cell>
        </table:table-row>
        <table:table-row table:style-name="ro1">
          <table:table-cell office:value-type="float" office:value="20575461" calcext:value-type="float">
            <text:p>20575461</text:p>
          </table:table-cell>
          <table:table-cell table:formula="of:=[.A1288]/1000/(60*60*24)" office:value-type="time" office:time-value="PT05H42M55.461S" calcext:value-type="time">
            <text:p>05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2.37" calcext:value-type="float">
            <text:p>1392.37</text:p>
          </table:table-cell>
          <table:table-cell office:value-type="float" office:value="1712.17" calcext:value-type="float">
            <text:p>1712.17</text:p>
          </table:table-cell>
        </table:table-row>
        <table:table-row table:style-name="ro1">
          <table:table-cell office:value-type="float" office:value="20591461" calcext:value-type="float">
            <text:p>20591461</text:p>
          </table:table-cell>
          <table:table-cell table:formula="of:=[.A1289]/1000/(60*60*24)" office:value-type="time" office:time-value="PT05H43M11.461S" calcext:value-type="time">
            <text:p>05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393.43" calcext:value-type="float">
            <text:p>1393.43</text:p>
          </table:table-cell>
          <table:table-cell office:value-type="float" office:value="1713.44" calcext:value-type="float">
            <text:p>1713.44</text:p>
          </table:table-cell>
        </table:table-row>
        <table:table-row table:style-name="ro1">
          <table:table-cell office:value-type="float" office:value="20607461" calcext:value-type="float">
            <text:p>20607461</text:p>
          </table:table-cell>
          <table:table-cell table:formula="of:=[.A1290]/1000/(60*60*24)" office:value-type="time" office:time-value="PT05H43M27.461S" calcext:value-type="time">
            <text:p>05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4.49" calcext:value-type="float">
            <text:p>1394.49</text:p>
          </table:table-cell>
          <table:table-cell office:value-type="float" office:value="1714.72" calcext:value-type="float">
            <text:p>1714.72</text:p>
          </table:table-cell>
        </table:table-row>
        <table:table-row table:style-name="ro1">
          <table:table-cell office:value-type="float" office:value="20623461" calcext:value-type="float">
            <text:p>20623461</text:p>
          </table:table-cell>
          <table:table-cell table:formula="of:=[.A1291]/1000/(60*60*24)" office:value-type="time" office:time-value="PT05H43M43.461S" calcext:value-type="time">
            <text:p>05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95.55" calcext:value-type="float">
            <text:p>1395.55</text:p>
          </table:table-cell>
          <table:table-cell office:value-type="float" office:value="1715.99" calcext:value-type="float">
            <text:p>1715.99</text:p>
          </table:table-cell>
        </table:table-row>
        <table:table-row table:style-name="ro1">
          <table:table-cell office:value-type="float" office:value="20639461" calcext:value-type="float">
            <text:p>20639461</text:p>
          </table:table-cell>
          <table:table-cell table:formula="of:=[.A1292]/1000/(60*60*24)" office:value-type="time" office:time-value="PT05H43M59.461S" calcext:value-type="time">
            <text:p>05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717.26" calcext:value-type="float">
            <text:p>1717.26</text:p>
          </table:table-cell>
        </table:table-row>
        <table:table-row table:style-name="ro1">
          <table:table-cell office:value-type="float" office:value="20655461" calcext:value-type="float">
            <text:p>20655461</text:p>
          </table:table-cell>
          <table:table-cell table:formula="of:=[.A1293]/1000/(60*60*24)" office:value-type="time" office:time-value="PT05H44M15.461S" calcext:value-type="time">
            <text:p>05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7.66" calcext:value-type="float">
            <text:p>1397.66</text:p>
          </table:table-cell>
          <table:table-cell office:value-type="float" office:value="1718.54" calcext:value-type="float">
            <text:p>1718.54</text:p>
          </table:table-cell>
        </table:table-row>
        <table:table-row table:style-name="ro1">
          <table:table-cell office:value-type="float" office:value="20671461" calcext:value-type="float">
            <text:p>20671461</text:p>
          </table:table-cell>
          <table:table-cell table:formula="of:=[.A1294]/1000/(60*60*24)" office:value-type="time" office:time-value="PT05H44M31.461S" calcext:value-type="time">
            <text:p>05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98.72" calcext:value-type="float">
            <text:p>1398.72</text:p>
          </table:table-cell>
          <table:table-cell office:value-type="float" office:value="1719.81" calcext:value-type="float">
            <text:p>1719.81</text:p>
          </table:table-cell>
        </table:table-row>
        <table:table-row table:style-name="ro1">
          <table:table-cell office:value-type="float" office:value="20687461" calcext:value-type="float">
            <text:p>20687461</text:p>
          </table:table-cell>
          <table:table-cell table:formula="of:=[.A1295]/1000/(60*60*24)" office:value-type="time" office:time-value="PT05H44M47.461S" calcext:value-type="time">
            <text:p>05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399.78" calcext:value-type="float">
            <text:p>1399.78</text:p>
          </table:table-cell>
          <table:table-cell office:value-type="float" office:value="1721.08" calcext:value-type="float">
            <text:p>1721.08</text:p>
          </table:table-cell>
        </table:table-row>
        <table:table-row table:style-name="ro1">
          <table:table-cell office:value-type="float" office:value="20703461" calcext:value-type="float">
            <text:p>20703461</text:p>
          </table:table-cell>
          <table:table-cell table:formula="of:=[.A1296]/1000/(60*60*24)" office:value-type="time" office:time-value="PT05H45M03.461S" calcext:value-type="time">
            <text:p>05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400.84" calcext:value-type="float">
            <text:p>1400.84</text:p>
          </table:table-cell>
          <table:table-cell office:value-type="float" office:value="1722.35" calcext:value-type="float">
            <text:p>1722.35</text:p>
          </table:table-cell>
        </table:table-row>
        <table:table-row table:style-name="ro1">
          <table:table-cell office:value-type="float" office:value="20719461" calcext:value-type="float">
            <text:p>20719461</text:p>
          </table:table-cell>
          <table:table-cell table:formula="of:=[.A1297]/1000/(60*60*24)" office:value-type="time" office:time-value="PT05H45M19.461S" calcext:value-type="time">
            <text:p>05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401.9" calcext:value-type="float">
            <text:p>1401.9</text:p>
          </table:table-cell>
          <table:table-cell office:value-type="float" office:value="1723.63" calcext:value-type="float">
            <text:p>1723.63</text:p>
          </table:table-cell>
        </table:table-row>
        <table:table-row table:style-name="ro1">
          <table:table-cell office:value-type="float" office:value="20735461" calcext:value-type="float">
            <text:p>20735461</text:p>
          </table:table-cell>
          <table:table-cell table:formula="of:=[.A1298]/1000/(60*60*24)" office:value-type="time" office:time-value="PT05H45M35.461S" calcext:value-type="time">
            <text:p>05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402.96" calcext:value-type="float">
            <text:p>1402.96</text:p>
          </table:table-cell>
          <table:table-cell office:value-type="float" office:value="1724.9" calcext:value-type="float">
            <text:p>1724.9</text:p>
          </table:table-cell>
        </table:table-row>
        <table:table-row table:style-name="ro1">
          <table:table-cell office:value-type="float" office:value="20751461" calcext:value-type="float">
            <text:p>20751461</text:p>
          </table:table-cell>
          <table:table-cell table:formula="of:=[.A1299]/1000/(60*60*24)" office:value-type="time" office:time-value="PT05H45M51.461S" calcext:value-type="time">
            <text:p>05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04.02" calcext:value-type="float">
            <text:p>1404.02</text:p>
          </table:table-cell>
          <table:table-cell office:value-type="float" office:value="1726.18" calcext:value-type="float">
            <text:p>1726.18</text:p>
          </table:table-cell>
        </table:table-row>
        <table:table-row table:style-name="ro1">
          <table:table-cell office:value-type="float" office:value="20767461" calcext:value-type="float">
            <text:p>20767461</text:p>
          </table:table-cell>
          <table:table-cell table:formula="of:=[.A1300]/1000/(60*60*24)" office:value-type="time" office:time-value="PT05H46M07.461S" calcext:value-type="time">
            <text:p>05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405.08" calcext:value-type="float">
            <text:p>1405.08</text:p>
          </table:table-cell>
          <table:table-cell office:value-type="float" office:value="1727.45" calcext:value-type="float">
            <text:p>1727.45</text:p>
          </table:table-cell>
        </table:table-row>
        <table:table-row table:style-name="ro1">
          <table:table-cell office:value-type="float" office:value="20783461" calcext:value-type="float">
            <text:p>20783461</text:p>
          </table:table-cell>
          <table:table-cell table:formula="of:=[.A1301]/1000/(60*60*24)" office:value-type="time" office:time-value="PT05H46M23.461S" calcext:value-type="time">
            <text:p>05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406.14" calcext:value-type="float">
            <text:p>1406.14</text:p>
          </table:table-cell>
          <table:table-cell office:value-type="float" office:value="1728.72" calcext:value-type="float">
            <text:p>1728.72</text:p>
          </table:table-cell>
        </table:table-row>
        <table:table-row table:style-name="ro1">
          <table:table-cell office:value-type="float" office:value="20799461" calcext:value-type="float">
            <text:p>20799461</text:p>
          </table:table-cell>
          <table:table-cell table:formula="of:=[.A1302]/1000/(60*60*24)" office:value-type="time" office:time-value="PT05H46M39.461S" calcext:value-type="time">
            <text:p>05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407.19" calcext:value-type="float">
            <text:p>1407.19</text:p>
          </table:table-cell>
          <table:table-cell office:value-type="float" office:value="1729.99" calcext:value-type="float">
            <text:p>1729.99</text:p>
          </table:table-cell>
        </table:table-row>
        <table:table-row table:style-name="ro1">
          <table:table-cell office:value-type="float" office:value="20815461" calcext:value-type="float">
            <text:p>20815461</text:p>
          </table:table-cell>
          <table:table-cell table:formula="of:=[.A1303]/1000/(60*60*24)" office:value-type="time" office:time-value="PT05H46M55.461S" calcext:value-type="time">
            <text:p>05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408.25" calcext:value-type="float">
            <text:p>1408.25</text:p>
          </table:table-cell>
          <table:table-cell office:value-type="float" office:value="1731.27" calcext:value-type="float">
            <text:p>1731.27</text:p>
          </table:table-cell>
        </table:table-row>
        <table:table-row table:style-name="ro1">
          <table:table-cell office:value-type="float" office:value="20831461" calcext:value-type="float">
            <text:p>20831461</text:p>
          </table:table-cell>
          <table:table-cell table:formula="of:=[.A1304]/1000/(60*60*24)" office:value-type="time" office:time-value="PT05H47M11.461S" calcext:value-type="time">
            <text:p>05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09.31" calcext:value-type="float">
            <text:p>1409.31</text:p>
          </table:table-cell>
          <table:table-cell office:value-type="float" office:value="1732.54" calcext:value-type="float">
            <text:p>1732.54</text:p>
          </table:table-cell>
        </table:table-row>
        <table:table-row table:style-name="ro1">
          <table:table-cell office:value-type="float" office:value="20847461" calcext:value-type="float">
            <text:p>20847461</text:p>
          </table:table-cell>
          <table:table-cell table:formula="of:=[.A1305]/1000/(60*60*24)" office:value-type="time" office:time-value="PT05H47M27.461S" calcext:value-type="time">
            <text:p>05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410.37" calcext:value-type="float">
            <text:p>1410.37</text:p>
          </table:table-cell>
          <table:table-cell office:value-type="float" office:value="1733.81" calcext:value-type="float">
            <text:p>1733.81</text:p>
          </table:table-cell>
        </table:table-row>
        <table:table-row table:style-name="ro1">
          <table:table-cell office:value-type="float" office:value="20863461" calcext:value-type="float">
            <text:p>20863461</text:p>
          </table:table-cell>
          <table:table-cell table:formula="of:=[.A1306]/1000/(60*60*24)" office:value-type="time" office:time-value="PT05H47M43.461S" calcext:value-type="time">
            <text:p>05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11.43" calcext:value-type="float">
            <text:p>1411.43</text:p>
          </table:table-cell>
          <table:table-cell office:value-type="float" office:value="1735.09" calcext:value-type="float">
            <text:p>1735.09</text:p>
          </table:table-cell>
        </table:table-row>
        <table:table-row table:style-name="ro1">
          <table:table-cell office:value-type="float" office:value="20879461" calcext:value-type="float">
            <text:p>20879461</text:p>
          </table:table-cell>
          <table:table-cell table:formula="of:=[.A1307]/1000/(60*60*24)" office:value-type="time" office:time-value="PT05H47M59.461S" calcext:value-type="time">
            <text:p>05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412.49" calcext:value-type="float">
            <text:p>1412.49</text:p>
          </table:table-cell>
          <table:table-cell office:value-type="float" office:value="1736.36" calcext:value-type="float">
            <text:p>1736.36</text:p>
          </table:table-cell>
        </table:table-row>
        <table:table-row table:style-name="ro1">
          <table:table-cell office:value-type="float" office:value="20895461" calcext:value-type="float">
            <text:p>20895461</text:p>
          </table:table-cell>
          <table:table-cell table:formula="of:=[.A1308]/1000/(60*60*24)" office:value-type="time" office:time-value="PT05H48M15.461S" calcext:value-type="time">
            <text:p>05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13.55" calcext:value-type="float">
            <text:p>1413.55</text:p>
          </table:table-cell>
          <table:table-cell office:value-type="float" office:value="1737.63" calcext:value-type="float">
            <text:p>1737.63</text:p>
          </table:table-cell>
        </table:table-row>
        <table:table-row table:style-name="ro1">
          <table:table-cell office:value-type="float" office:value="20911461" calcext:value-type="float">
            <text:p>20911461</text:p>
          </table:table-cell>
          <table:table-cell table:formula="of:=[.A1309]/1000/(60*60*24)" office:value-type="time" office:time-value="PT05H48M31.461S" calcext:value-type="time">
            <text:p>05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14.61" calcext:value-type="float">
            <text:p>1414.61</text:p>
          </table:table-cell>
          <table:table-cell office:value-type="float" office:value="1738.9" calcext:value-type="float">
            <text:p>1738.9</text:p>
          </table:table-cell>
        </table:table-row>
        <table:table-row table:style-name="ro1">
          <table:table-cell office:value-type="float" office:value="20927461" calcext:value-type="float">
            <text:p>20927461</text:p>
          </table:table-cell>
          <table:table-cell table:formula="of:=[.A1310]/1000/(60*60*24)" office:value-type="time" office:time-value="PT05H48M47.461S" calcext:value-type="time">
            <text:p>05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15.66" calcext:value-type="float">
            <text:p>1415.66</text:p>
          </table:table-cell>
          <table:table-cell office:value-type="float" office:value="1740.18" calcext:value-type="float">
            <text:p>1740.18</text:p>
          </table:table-cell>
        </table:table-row>
        <table:table-row table:style-name="ro1">
          <table:table-cell office:value-type="float" office:value="20943460" calcext:value-type="float">
            <text:p>20943460</text:p>
          </table:table-cell>
          <table:table-cell table:formula="of:=[.A1311]/1000/(60*60*24)" office:value-type="time" office:time-value="PT05H49M03.46S" calcext:value-type="time">
            <text:p>05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16.72" calcext:value-type="float">
            <text:p>1416.72</text:p>
          </table:table-cell>
          <table:table-cell office:value-type="float" office:value="1741.45" calcext:value-type="float">
            <text:p>1741.45</text:p>
          </table:table-cell>
        </table:table-row>
        <table:table-row table:style-name="ro1">
          <table:table-cell office:value-type="float" office:value="20959461" calcext:value-type="float">
            <text:p>20959461</text:p>
          </table:table-cell>
          <table:table-cell table:formula="of:=[.A1312]/1000/(60*60*24)" office:value-type="time" office:time-value="PT05H49M19.461S" calcext:value-type="time">
            <text:p>05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417.78" calcext:value-type="float">
            <text:p>1417.78</text:p>
          </table:table-cell>
          <table:table-cell office:value-type="float" office:value="1742.72" calcext:value-type="float">
            <text:p>1742.72</text:p>
          </table:table-cell>
        </table:table-row>
        <table:table-row table:style-name="ro1">
          <table:table-cell office:value-type="float" office:value="20975461" calcext:value-type="float">
            <text:p>20975461</text:p>
          </table:table-cell>
          <table:table-cell table:formula="of:=[.A1313]/1000/(60*60*24)" office:value-type="time" office:time-value="PT05H49M35.461S" calcext:value-type="time">
            <text:p>05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18.84" calcext:value-type="float">
            <text:p>1418.84</text:p>
          </table:table-cell>
          <table:table-cell office:value-type="float" office:value="1743.99" calcext:value-type="float">
            <text:p>1743.99</text:p>
          </table:table-cell>
        </table:table-row>
        <table:table-row table:style-name="ro1">
          <table:table-cell office:value-type="float" office:value="20991461" calcext:value-type="float">
            <text:p>20991461</text:p>
          </table:table-cell>
          <table:table-cell table:formula="of:=[.A1314]/1000/(60*60*24)" office:value-type="time" office:time-value="PT05H49M51.461S" calcext:value-type="time">
            <text:p>05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19.9" calcext:value-type="float">
            <text:p>1419.9</text:p>
          </table:table-cell>
          <table:table-cell office:value-type="float" office:value="1745.26" calcext:value-type="float">
            <text:p>1745.26</text:p>
          </table:table-cell>
        </table:table-row>
        <table:table-row table:style-name="ro1">
          <table:table-cell office:value-type="float" office:value="21007461" calcext:value-type="float">
            <text:p>21007461</text:p>
          </table:table-cell>
          <table:table-cell table:formula="of:=[.A1315]/1000/(60*60*24)" office:value-type="time" office:time-value="PT05H50M07.461S" calcext:value-type="time">
            <text:p>05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420.96" calcext:value-type="float">
            <text:p>1420.96</text:p>
          </table:table-cell>
          <table:table-cell office:value-type="float" office:value="1746.54" calcext:value-type="float">
            <text:p>1746.54</text:p>
          </table:table-cell>
        </table:table-row>
        <table:table-row table:style-name="ro1">
          <table:table-cell office:value-type="float" office:value="21023461" calcext:value-type="float">
            <text:p>21023461</text:p>
          </table:table-cell>
          <table:table-cell table:formula="of:=[.A1316]/1000/(60*60*24)" office:value-type="time" office:time-value="PT05H50M23.461S" calcext:value-type="time">
            <text:p>05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2.02" calcext:value-type="float">
            <text:p>1422.02</text:p>
          </table:table-cell>
          <table:table-cell office:value-type="float" office:value="1747.81" calcext:value-type="float">
            <text:p>1747.81</text:p>
          </table:table-cell>
        </table:table-row>
        <table:table-row table:style-name="ro1">
          <table:table-cell office:value-type="float" office:value="21039461" calcext:value-type="float">
            <text:p>21039461</text:p>
          </table:table-cell>
          <table:table-cell table:formula="of:=[.A1317]/1000/(60*60*24)" office:value-type="time" office:time-value="PT05H50M39.461S" calcext:value-type="time">
            <text:p>05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23.08" calcext:value-type="float">
            <text:p>1423.08</text:p>
          </table:table-cell>
          <table:table-cell office:value-type="float" office:value="1749.08" calcext:value-type="float">
            <text:p>1749.08</text:p>
          </table:table-cell>
        </table:table-row>
        <table:table-row table:style-name="ro1">
          <table:table-cell office:value-type="float" office:value="21055461" calcext:value-type="float">
            <text:p>21055461</text:p>
          </table:table-cell>
          <table:table-cell table:formula="of:=[.A1318]/1000/(60*60*24)" office:value-type="time" office:time-value="PT05H50M55.461S" calcext:value-type="time">
            <text:p>05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4.13" calcext:value-type="float">
            <text:p>1424.13</text:p>
          </table:table-cell>
          <table:table-cell office:value-type="float" office:value="1750.35" calcext:value-type="float">
            <text:p>1750.35</text:p>
          </table:table-cell>
        </table:table-row>
        <table:table-row table:style-name="ro1">
          <table:table-cell office:value-type="float" office:value="21071461" calcext:value-type="float">
            <text:p>21071461</text:p>
          </table:table-cell>
          <table:table-cell table:formula="of:=[.A1319]/1000/(60*60*24)" office:value-type="time" office:time-value="PT05H51M11.461S" calcext:value-type="time">
            <text:p>05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5.19" calcext:value-type="float">
            <text:p>1425.19</text:p>
          </table:table-cell>
          <table:table-cell office:value-type="float" office:value="1751.62" calcext:value-type="float">
            <text:p>1751.62</text:p>
          </table:table-cell>
        </table:table-row>
        <table:table-row table:style-name="ro1">
          <table:table-cell office:value-type="float" office:value="21087461" calcext:value-type="float">
            <text:p>21087461</text:p>
          </table:table-cell>
          <table:table-cell table:formula="of:=[.A1320]/1000/(60*60*24)" office:value-type="time" office:time-value="PT05H51M27.461S" calcext:value-type="time">
            <text:p>05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6.25" calcext:value-type="float">
            <text:p>1426.25</text:p>
          </table:table-cell>
          <table:table-cell office:value-type="float" office:value="1752.89" calcext:value-type="float">
            <text:p>1752.89</text:p>
          </table:table-cell>
        </table:table-row>
        <table:table-row table:style-name="ro1">
          <table:table-cell office:value-type="float" office:value="21103461" calcext:value-type="float">
            <text:p>21103461</text:p>
          </table:table-cell>
          <table:table-cell table:formula="of:=[.A1321]/1000/(60*60*24)" office:value-type="time" office:time-value="PT05H51M43.461S" calcext:value-type="time">
            <text:p>05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427.31" calcext:value-type="float">
            <text:p>1427.31</text:p>
          </table:table-cell>
          <table:table-cell office:value-type="float" office:value="1754.16" calcext:value-type="float">
            <text:p>1754.16</text:p>
          </table:table-cell>
        </table:table-row>
        <table:table-row table:style-name="ro1">
          <table:table-cell office:value-type="float" office:value="21119461" calcext:value-type="float">
            <text:p>21119461</text:p>
          </table:table-cell>
          <table:table-cell table:formula="of:=[.A1322]/1000/(60*60*24)" office:value-type="time" office:time-value="PT05H51M59.461S" calcext:value-type="time">
            <text:p>05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8.37" calcext:value-type="float">
            <text:p>1428.37</text:p>
          </table:table-cell>
          <table:table-cell office:value-type="float" office:value="1755.43" calcext:value-type="float">
            <text:p>1755.43</text:p>
          </table:table-cell>
        </table:table-row>
        <table:table-row table:style-name="ro1">
          <table:table-cell office:value-type="float" office:value="21135461" calcext:value-type="float">
            <text:p>21135461</text:p>
          </table:table-cell>
          <table:table-cell table:formula="of:=[.A1323]/1000/(60*60*24)" office:value-type="time" office:time-value="PT05H52M15.461S" calcext:value-type="time">
            <text:p>05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29.43" calcext:value-type="float">
            <text:p>1429.43</text:p>
          </table:table-cell>
          <table:table-cell office:value-type="float" office:value="1756.7" calcext:value-type="float">
            <text:p>1756.7</text:p>
          </table:table-cell>
        </table:table-row>
        <table:table-row table:style-name="ro1">
          <table:table-cell office:value-type="float" office:value="21151461" calcext:value-type="float">
            <text:p>21151461</text:p>
          </table:table-cell>
          <table:table-cell table:formula="of:=[.A1324]/1000/(60*60*24)" office:value-type="time" office:time-value="PT05H52M31.461S" calcext:value-type="time">
            <text:p>05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30.49" calcext:value-type="float">
            <text:p>1430.49</text:p>
          </table:table-cell>
          <table:table-cell office:value-type="float" office:value="1757.98" calcext:value-type="float">
            <text:p>1757.98</text:p>
          </table:table-cell>
        </table:table-row>
        <table:table-row table:style-name="ro1">
          <table:table-cell office:value-type="float" office:value="21167461" calcext:value-type="float">
            <text:p>21167461</text:p>
          </table:table-cell>
          <table:table-cell table:formula="of:=[.A1325]/1000/(60*60*24)" office:value-type="time" office:time-value="PT05H52M47.461S" calcext:value-type="time">
            <text:p>05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431.54" calcext:value-type="float">
            <text:p>1431.54</text:p>
          </table:table-cell>
          <table:table-cell office:value-type="float" office:value="1759.25" calcext:value-type="float">
            <text:p>1759.25</text:p>
          </table:table-cell>
        </table:table-row>
        <table:table-row table:style-name="ro1">
          <table:table-cell office:value-type="float" office:value="21183461" calcext:value-type="float">
            <text:p>21183461</text:p>
          </table:table-cell>
          <table:table-cell table:formula="of:=[.A1326]/1000/(60*60*24)" office:value-type="time" office:time-value="PT05H53M03.461S" calcext:value-type="time">
            <text:p>05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32.6" calcext:value-type="float">
            <text:p>1432.6</text:p>
          </table:table-cell>
          <table:table-cell office:value-type="float" office:value="1760.52" calcext:value-type="float">
            <text:p>1760.52</text:p>
          </table:table-cell>
        </table:table-row>
        <table:table-row table:style-name="ro1">
          <table:table-cell office:value-type="float" office:value="21199461" calcext:value-type="float">
            <text:p>21199461</text:p>
          </table:table-cell>
          <table:table-cell table:formula="of:=[.A1327]/1000/(60*60*24)" office:value-type="time" office:time-value="PT05H53M19.461S" calcext:value-type="time">
            <text:p>05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33.66" calcext:value-type="float">
            <text:p>1433.66</text:p>
          </table:table-cell>
          <table:table-cell office:value-type="float" office:value="1761.79" calcext:value-type="float">
            <text:p>1761.79</text:p>
          </table:table-cell>
        </table:table-row>
        <table:table-row table:style-name="ro1">
          <table:table-cell office:value-type="float" office:value="21215461" calcext:value-type="float">
            <text:p>21215461</text:p>
          </table:table-cell>
          <table:table-cell table:formula="of:=[.A1328]/1000/(60*60*24)" office:value-type="time" office:time-value="PT05H53M35.461S" calcext:value-type="time">
            <text:p>05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1763.06" calcext:value-type="float">
            <text:p>1763.06</text:p>
          </table:table-cell>
        </table:table-row>
        <table:table-row table:style-name="ro1">
          <table:table-cell office:value-type="float" office:value="21231461" calcext:value-type="float">
            <text:p>21231461</text:p>
          </table:table-cell>
          <table:table-cell table:formula="of:=[.A1329]/1000/(60*60*24)" office:value-type="time" office:time-value="PT05H53M51.461S" calcext:value-type="time">
            <text:p>05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35.78" calcext:value-type="float">
            <text:p>1435.78</text:p>
          </table:table-cell>
          <table:table-cell office:value-type="float" office:value="1764.33" calcext:value-type="float">
            <text:p>1764.33</text:p>
          </table:table-cell>
        </table:table-row>
        <table:table-row table:style-name="ro1">
          <table:table-cell office:value-type="float" office:value="21247461" calcext:value-type="float">
            <text:p>21247461</text:p>
          </table:table-cell>
          <table:table-cell table:formula="of:=[.A1330]/1000/(60*60*24)" office:value-type="time" office:time-value="PT05H54M07.461S" calcext:value-type="time">
            <text:p>05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36.84" calcext:value-type="float">
            <text:p>1436.84</text:p>
          </table:table-cell>
          <table:table-cell office:value-type="float" office:value="1765.6" calcext:value-type="float">
            <text:p>1765.6</text:p>
          </table:table-cell>
        </table:table-row>
        <table:table-row table:style-name="ro1">
          <table:table-cell office:value-type="float" office:value="21263461" calcext:value-type="float">
            <text:p>21263461</text:p>
          </table:table-cell>
          <table:table-cell table:formula="of:=[.A1331]/1000/(60*60*24)" office:value-type="time" office:time-value="PT05H54M23.461S" calcext:value-type="time">
            <text:p>05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37.9" calcext:value-type="float">
            <text:p>1437.9</text:p>
          </table:table-cell>
          <table:table-cell office:value-type="float" office:value="1766.87" calcext:value-type="float">
            <text:p>1766.87</text:p>
          </table:table-cell>
        </table:table-row>
        <table:table-row table:style-name="ro1">
          <table:table-cell office:value-type="float" office:value="21279461" calcext:value-type="float">
            <text:p>21279461</text:p>
          </table:table-cell>
          <table:table-cell table:formula="of:=[.A1332]/1000/(60*60*24)" office:value-type="time" office:time-value="PT05H54M39.461S" calcext:value-type="time">
            <text:p>05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38.95" calcext:value-type="float">
            <text:p>1438.95</text:p>
          </table:table-cell>
          <table:table-cell office:value-type="float" office:value="1768.15" calcext:value-type="float">
            <text:p>1768.15</text:p>
          </table:table-cell>
        </table:table-row>
        <table:table-row table:style-name="ro1">
          <table:table-cell office:value-type="float" office:value="21295461" calcext:value-type="float">
            <text:p>21295461</text:p>
          </table:table-cell>
          <table:table-cell table:formula="of:=[.A1333]/1000/(60*60*24)" office:value-type="time" office:time-value="PT05H54M55.461S" calcext:value-type="time">
            <text:p>05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0.01" calcext:value-type="float">
            <text:p>1440.01</text:p>
          </table:table-cell>
          <table:table-cell office:value-type="float" office:value="1769.41" calcext:value-type="float">
            <text:p>1769.41</text:p>
          </table:table-cell>
        </table:table-row>
        <table:table-row table:style-name="ro1">
          <table:table-cell office:value-type="float" office:value="21311461" calcext:value-type="float">
            <text:p>21311461</text:p>
          </table:table-cell>
          <table:table-cell table:formula="of:=[.A1334]/1000/(60*60*24)" office:value-type="time" office:time-value="PT05H55M11.461S" calcext:value-type="time">
            <text:p>05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441.07" calcext:value-type="float">
            <text:p>1441.07</text:p>
          </table:table-cell>
          <table:table-cell office:value-type="float" office:value="1770.69" calcext:value-type="float">
            <text:p>1770.69</text:p>
          </table:table-cell>
        </table:table-row>
        <table:table-row table:style-name="ro1">
          <table:table-cell office:value-type="float" office:value="21327461" calcext:value-type="float">
            <text:p>21327461</text:p>
          </table:table-cell>
          <table:table-cell table:formula="of:=[.A1335]/1000/(60*60*24)" office:value-type="time" office:time-value="PT05H55M27.461S" calcext:value-type="time">
            <text:p>05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2.13" calcext:value-type="float">
            <text:p>1442.13</text:p>
          </table:table-cell>
          <table:table-cell office:value-type="float" office:value="1771.96" calcext:value-type="float">
            <text:p>1771.96</text:p>
          </table:table-cell>
        </table:table-row>
        <table:table-row table:style-name="ro1">
          <table:table-cell office:value-type="float" office:value="21343460" calcext:value-type="float">
            <text:p>21343460</text:p>
          </table:table-cell>
          <table:table-cell table:formula="of:=[.A1336]/1000/(60*60*24)" office:value-type="time" office:time-value="PT05H55M43.46S" calcext:value-type="time">
            <text:p>05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3.19" calcext:value-type="float">
            <text:p>1443.19</text:p>
          </table:table-cell>
          <table:table-cell office:value-type="float" office:value="1773.23" calcext:value-type="float">
            <text:p>1773.23</text:p>
          </table:table-cell>
        </table:table-row>
        <table:table-row table:style-name="ro1">
          <table:table-cell office:value-type="float" office:value="21359461" calcext:value-type="float">
            <text:p>21359461</text:p>
          </table:table-cell>
          <table:table-cell table:formula="of:=[.A1337]/1000/(60*60*24)" office:value-type="time" office:time-value="PT05H55M59.461S" calcext:value-type="time">
            <text:p>05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4.25" calcext:value-type="float">
            <text:p>1444.25</text:p>
          </table:table-cell>
          <table:table-cell office:value-type="float" office:value="1774.5" calcext:value-type="float">
            <text:p>1774.5</text:p>
          </table:table-cell>
        </table:table-row>
        <table:table-row table:style-name="ro1">
          <table:table-cell office:value-type="float" office:value="21375461" calcext:value-type="float">
            <text:p>21375461</text:p>
          </table:table-cell>
          <table:table-cell table:formula="of:=[.A1338]/1000/(60*60*24)" office:value-type="time" office:time-value="PT05H56M15.461S" calcext:value-type="time">
            <text:p>05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45.3" calcext:value-type="float">
            <text:p>1445.3</text:p>
          </table:table-cell>
          <table:table-cell office:value-type="float" office:value="1775.77" calcext:value-type="float">
            <text:p>1775.77</text:p>
          </table:table-cell>
        </table:table-row>
        <table:table-row table:style-name="ro1">
          <table:table-cell office:value-type="float" office:value="21391461" calcext:value-type="float">
            <text:p>21391461</text:p>
          </table:table-cell>
          <table:table-cell table:formula="of:=[.A1339]/1000/(60*60*24)" office:value-type="time" office:time-value="PT05H56M31.461S" calcext:value-type="time">
            <text:p>05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6.36" calcext:value-type="float">
            <text:p>1446.36</text:p>
          </table:table-cell>
          <table:table-cell office:value-type="float" office:value="1777.04" calcext:value-type="float">
            <text:p>1777.04</text:p>
          </table:table-cell>
        </table:table-row>
        <table:table-row table:style-name="ro1">
          <table:table-cell office:value-type="float" office:value="21407461" calcext:value-type="float">
            <text:p>21407461</text:p>
          </table:table-cell>
          <table:table-cell table:formula="of:=[.A1340]/1000/(60*60*24)" office:value-type="time" office:time-value="PT05H56M47.461S" calcext:value-type="time">
            <text:p>05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7.42" calcext:value-type="float">
            <text:p>1447.42</text:p>
          </table:table-cell>
          <table:table-cell office:value-type="float" office:value="1778.31" calcext:value-type="float">
            <text:p>1778.31</text:p>
          </table:table-cell>
        </table:table-row>
        <table:table-row table:style-name="ro1">
          <table:table-cell office:value-type="float" office:value="21423461" calcext:value-type="float">
            <text:p>21423461</text:p>
          </table:table-cell>
          <table:table-cell table:formula="of:=[.A1341]/1000/(60*60*24)" office:value-type="time" office:time-value="PT05H57M03.461S" calcext:value-type="time">
            <text:p>05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48.48" calcext:value-type="float">
            <text:p>1448.48</text:p>
          </table:table-cell>
          <table:table-cell office:value-type="float" office:value="1779.58" calcext:value-type="float">
            <text:p>1779.58</text:p>
          </table:table-cell>
        </table:table-row>
        <table:table-row table:style-name="ro1">
          <table:table-cell office:value-type="float" office:value="21439461" calcext:value-type="float">
            <text:p>21439461</text:p>
          </table:table-cell>
          <table:table-cell table:formula="of:=[.A1342]/1000/(60*60*24)" office:value-type="time" office:time-value="PT05H57M19.461S" calcext:value-type="time">
            <text:p>05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49.54" calcext:value-type="float">
            <text:p>1449.54</text:p>
          </table:table-cell>
          <table:table-cell office:value-type="float" office:value="1780.84" calcext:value-type="float">
            <text:p>1780.84</text:p>
          </table:table-cell>
        </table:table-row>
        <table:table-row table:style-name="ro1">
          <table:table-cell office:value-type="float" office:value="21455461" calcext:value-type="float">
            <text:p>21455461</text:p>
          </table:table-cell>
          <table:table-cell table:formula="of:=[.A1343]/1000/(60*60*24)" office:value-type="time" office:time-value="PT05H57M35.461S" calcext:value-type="time">
            <text:p>05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50.6" calcext:value-type="float">
            <text:p>1450.6</text:p>
          </table:table-cell>
          <table:table-cell office:value-type="float" office:value="1782.11" calcext:value-type="float">
            <text:p>1782.11</text:p>
          </table:table-cell>
        </table:table-row>
        <table:table-row table:style-name="ro1">
          <table:table-cell office:value-type="float" office:value="21471461" calcext:value-type="float">
            <text:p>21471461</text:p>
          </table:table-cell>
          <table:table-cell table:formula="of:=[.A1344]/1000/(60*60*24)" office:value-type="time" office:time-value="PT05H57M51.461S" calcext:value-type="time">
            <text:p>05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1.65" calcext:value-type="float">
            <text:p>1451.65</text:p>
          </table:table-cell>
          <table:table-cell office:value-type="float" office:value="1783.38" calcext:value-type="float">
            <text:p>1783.38</text:p>
          </table:table-cell>
        </table:table-row>
        <table:table-row table:style-name="ro1">
          <table:table-cell office:value-type="float" office:value="21487461" calcext:value-type="float">
            <text:p>21487461</text:p>
          </table:table-cell>
          <table:table-cell table:formula="of:=[.A1345]/1000/(60*60*24)" office:value-type="time" office:time-value="PT05H58M07.461S" calcext:value-type="time">
            <text:p>05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52.71" calcext:value-type="float">
            <text:p>1452.71</text:p>
          </table:table-cell>
          <table:table-cell office:value-type="float" office:value="1784.65" calcext:value-type="float">
            <text:p>1784.65</text:p>
          </table:table-cell>
        </table:table-row>
        <table:table-row table:style-name="ro1">
          <table:table-cell office:value-type="float" office:value="21503461" calcext:value-type="float">
            <text:p>21503461</text:p>
          </table:table-cell>
          <table:table-cell table:formula="of:=[.A1346]/1000/(60*60*24)" office:value-type="time" office:time-value="PT05H58M23.461S" calcext:value-type="time">
            <text:p>05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3.77" calcext:value-type="float">
            <text:p>1453.77</text:p>
          </table:table-cell>
          <table:table-cell office:value-type="float" office:value="1785.92" calcext:value-type="float">
            <text:p>1785.92</text:p>
          </table:table-cell>
        </table:table-row>
        <table:table-row table:style-name="ro1">
          <table:table-cell office:value-type="float" office:value="21519461" calcext:value-type="float">
            <text:p>21519461</text:p>
          </table:table-cell>
          <table:table-cell table:formula="of:=[.A1347]/1000/(60*60*24)" office:value-type="time" office:time-value="PT05H58M39.461S" calcext:value-type="time">
            <text:p>05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54.83" calcext:value-type="float">
            <text:p>1454.83</text:p>
          </table:table-cell>
          <table:table-cell office:value-type="float" office:value="1787.19" calcext:value-type="float">
            <text:p>1787.19</text:p>
          </table:table-cell>
        </table:table-row>
        <table:table-row table:style-name="ro1">
          <table:table-cell office:value-type="float" office:value="21535461" calcext:value-type="float">
            <text:p>21535461</text:p>
          </table:table-cell>
          <table:table-cell table:formula="of:=[.A1348]/1000/(60*60*24)" office:value-type="time" office:time-value="PT05H58M55.461S" calcext:value-type="time">
            <text:p>05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5.89" calcext:value-type="float">
            <text:p>1455.89</text:p>
          </table:table-cell>
          <table:table-cell office:value-type="float" office:value="1788.46" calcext:value-type="float">
            <text:p>1788.46</text:p>
          </table:table-cell>
        </table:table-row>
        <table:table-row table:style-name="ro1">
          <table:table-cell office:value-type="float" office:value="21551461" calcext:value-type="float">
            <text:p>21551461</text:p>
          </table:table-cell>
          <table:table-cell table:formula="of:=[.A1349]/1000/(60*60*24)" office:value-type="time" office:time-value="PT05H59M11.461S" calcext:value-type="time">
            <text:p>05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6.95" calcext:value-type="float">
            <text:p>1456.95</text:p>
          </table:table-cell>
          <table:table-cell office:value-type="float" office:value="1789.73" calcext:value-type="float">
            <text:p>1789.73</text:p>
          </table:table-cell>
        </table:table-row>
        <table:table-row table:style-name="ro1">
          <table:table-cell office:value-type="float" office:value="21567461" calcext:value-type="float">
            <text:p>21567461</text:p>
          </table:table-cell>
          <table:table-cell table:formula="of:=[.A1350]/1000/(60*60*24)" office:value-type="time" office:time-value="PT05H59M27.461S" calcext:value-type="time">
            <text:p>05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8" calcext:value-type="float">
            <text:p>145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1583461" calcext:value-type="float">
            <text:p>21583461</text:p>
          </table:table-cell>
          <table:table-cell table:formula="of:=[.A1351]/1000/(60*60*24)" office:value-type="time" office:time-value="PT05H59M43.461S" calcext:value-type="time">
            <text:p>05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59.06" calcext:value-type="float">
            <text:p>1459.06</text:p>
          </table:table-cell>
          <table:table-cell office:value-type="float" office:value="1792.27" calcext:value-type="float">
            <text:p>1792.27</text:p>
          </table:table-cell>
        </table:table-row>
        <table:table-row table:style-name="ro1">
          <table:table-cell office:value-type="float" office:value="21599461" calcext:value-type="float">
            <text:p>21599461</text:p>
          </table:table-cell>
          <table:table-cell table:formula="of:=[.A1352]/1000/(60*60*24)" office:value-type="time" office:time-value="PT05H59M59.461S" calcext:value-type="time">
            <text:p>05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60.12" calcext:value-type="float">
            <text:p>1460.12</text:p>
          </table:table-cell>
          <table:table-cell office:value-type="float" office:value="1793.54" calcext:value-type="float">
            <text:p>1793.54</text:p>
          </table:table-cell>
        </table:table-row>
        <table:table-row table:style-name="ro1">
          <table:table-cell office:value-type="float" office:value="21615461" calcext:value-type="float">
            <text:p>21615461</text:p>
          </table:table-cell>
          <table:table-cell table:formula="of:=[.A1353]/1000/(60*60*24)" office:value-type="time" office:time-value="PT06H00M15.461S" calcext:value-type="time">
            <text:p>06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61.18" calcext:value-type="float">
            <text:p>1461.18</text:p>
          </table:table-cell>
          <table:table-cell office:value-type="float" office:value="1794.81" calcext:value-type="float">
            <text:p>1794.81</text:p>
          </table:table-cell>
        </table:table-row>
        <table:table-row table:style-name="ro1">
          <table:table-cell office:value-type="float" office:value="21631461" calcext:value-type="float">
            <text:p>21631461</text:p>
          </table:table-cell>
          <table:table-cell table:formula="of:=[.A1354]/1000/(60*60*24)" office:value-type="time" office:time-value="PT06H00M31.461S" calcext:value-type="time">
            <text:p>06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62.24" calcext:value-type="float">
            <text:p>1462.24</text:p>
          </table:table-cell>
          <table:table-cell office:value-type="float" office:value="1796.08" calcext:value-type="float">
            <text:p>1796.08</text:p>
          </table:table-cell>
        </table:table-row>
        <table:table-row table:style-name="ro1">
          <table:table-cell office:value-type="float" office:value="21647461" calcext:value-type="float">
            <text:p>21647461</text:p>
          </table:table-cell>
          <table:table-cell table:formula="of:=[.A1355]/1000/(60*60*24)" office:value-type="time" office:time-value="PT06H00M47.461S" calcext:value-type="time">
            <text:p>06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63.29" calcext:value-type="float">
            <text:p>1463.29</text:p>
          </table:table-cell>
          <table:table-cell office:value-type="float" office:value="1797.35" calcext:value-type="float">
            <text:p>1797.35</text:p>
          </table:table-cell>
        </table:table-row>
        <table:table-row table:style-name="ro1">
          <table:table-cell office:value-type="float" office:value="21663461" calcext:value-type="float">
            <text:p>21663461</text:p>
          </table:table-cell>
          <table:table-cell table:formula="of:=[.A1356]/1000/(60*60*24)" office:value-type="time" office:time-value="PT06H01M03.461S" calcext:value-type="time">
            <text:p>06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64.35" calcext:value-type="float">
            <text:p>1464.35</text:p>
          </table:table-cell>
          <table:table-cell office:value-type="float" office:value="1798.62" calcext:value-type="float">
            <text:p>1798.62</text:p>
          </table:table-cell>
        </table:table-row>
        <table:table-row table:style-name="ro1">
          <table:table-cell office:value-type="float" office:value="21679461" calcext:value-type="float">
            <text:p>21679461</text:p>
          </table:table-cell>
          <table:table-cell table:formula="of:=[.A1357]/1000/(60*60*24)" office:value-type="time" office:time-value="PT06H01M19.461S" calcext:value-type="time">
            <text:p>06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65.41" calcext:value-type="float">
            <text:p>1465.41</text:p>
          </table:table-cell>
          <table:table-cell office:value-type="float" office:value="1799.89" calcext:value-type="float">
            <text:p>1799.89</text:p>
          </table:table-cell>
        </table:table-row>
        <table:table-row table:style-name="ro1">
          <table:table-cell office:value-type="float" office:value="21695461" calcext:value-type="float">
            <text:p>21695461</text:p>
          </table:table-cell>
          <table:table-cell table:formula="of:=[.A1358]/1000/(60*60*24)" office:value-type="time" office:time-value="PT06H01M35.461S" calcext:value-type="time">
            <text:p>06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801.16" calcext:value-type="float">
            <text:p>1801.16</text:p>
          </table:table-cell>
        </table:table-row>
        <table:table-row table:style-name="ro1">
          <table:table-cell office:value-type="float" office:value="21711461" calcext:value-type="float">
            <text:p>21711461</text:p>
          </table:table-cell>
          <table:table-cell table:formula="of:=[.A1359]/1000/(60*60*24)" office:value-type="time" office:time-value="PT06H01M51.461S" calcext:value-type="time">
            <text:p>06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67.52" calcext:value-type="float">
            <text:p>1467.52</text:p>
          </table:table-cell>
          <table:table-cell office:value-type="float" office:value="1802.43" calcext:value-type="float">
            <text:p>1802.43</text:p>
          </table:table-cell>
        </table:table-row>
        <table:table-row table:style-name="ro1">
          <table:table-cell office:value-type="float" office:value="21727461" calcext:value-type="float">
            <text:p>21727461</text:p>
          </table:table-cell>
          <table:table-cell table:formula="of:=[.A1360]/1000/(60*60*24)" office:value-type="time" office:time-value="PT06H02M07.461S" calcext:value-type="time">
            <text:p>06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6.38" calcext:value-type="float">
            <text:p>286.38</text:p>
          </table:table-cell>
          <table:table-cell office:value-type="float" office:value="1468.58" calcext:value-type="float">
            <text:p>1468.58</text:p>
          </table:table-cell>
          <table:table-cell office:value-type="float" office:value="1803.69" calcext:value-type="float">
            <text:p>1803.69</text:p>
          </table:table-cell>
        </table:table-row>
        <table:table-row table:style-name="ro1">
          <table:table-cell office:value-type="float" office:value="21743461" calcext:value-type="float">
            <text:p>21743461</text:p>
          </table:table-cell>
          <table:table-cell table:formula="of:=[.A1361]/1000/(60*60*24)" office:value-type="time" office:time-value="PT06H02M23.461S" calcext:value-type="time">
            <text:p>06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69.64" calcext:value-type="float">
            <text:p>1469.64</text:p>
          </table:table-cell>
          <table:table-cell office:value-type="float" office:value="1804.96" calcext:value-type="float">
            <text:p>1804.96</text:p>
          </table:table-cell>
        </table:table-row>
        <table:table-row table:style-name="ro1">
          <table:table-cell office:value-type="float" office:value="21759461" calcext:value-type="float">
            <text:p>21759461</text:p>
          </table:table-cell>
          <table:table-cell table:formula="of:=[.A1362]/1000/(60*60*24)" office:value-type="time" office:time-value="PT06H02M39.461S" calcext:value-type="time">
            <text:p>06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0.7" calcext:value-type="float">
            <text:p>1470.7</text:p>
          </table:table-cell>
          <table:table-cell office:value-type="float" office:value="1806.23" calcext:value-type="float">
            <text:p>1806.23</text:p>
          </table:table-cell>
        </table:table-row>
        <table:table-row table:style-name="ro1">
          <table:table-cell office:value-type="float" office:value="21775461" calcext:value-type="float">
            <text:p>21775461</text:p>
          </table:table-cell>
          <table:table-cell table:formula="of:=[.A1363]/1000/(60*60*24)" office:value-type="time" office:time-value="PT06H02M55.461S" calcext:value-type="time">
            <text:p>06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1.75" calcext:value-type="float">
            <text:p>1471.75</text:p>
          </table:table-cell>
          <table:table-cell office:value-type="float" office:value="1807.5" calcext:value-type="float">
            <text:p>1807.5</text:p>
          </table:table-cell>
        </table:table-row>
        <table:table-row table:style-name="ro1">
          <table:table-cell office:value-type="float" office:value="21791461" calcext:value-type="float">
            <text:p>21791461</text:p>
          </table:table-cell>
          <table:table-cell table:formula="of:=[.A1364]/1000/(60*60*24)" office:value-type="time" office:time-value="PT06H03M11.461S" calcext:value-type="time">
            <text:p>06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2.81" calcext:value-type="float">
            <text:p>1472.81</text:p>
          </table:table-cell>
          <table:table-cell office:value-type="float" office:value="1808.77" calcext:value-type="float">
            <text:p>1808.77</text:p>
          </table:table-cell>
        </table:table-row>
        <table:table-row table:style-name="ro1">
          <table:table-cell office:value-type="float" office:value="21807461" calcext:value-type="float">
            <text:p>21807461</text:p>
          </table:table-cell>
          <table:table-cell table:formula="of:=[.A1365]/1000/(60*60*24)" office:value-type="time" office:time-value="PT06H03M27.461S" calcext:value-type="time">
            <text:p>06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3.87" calcext:value-type="float">
            <text:p>1473.87</text:p>
          </table:table-cell>
          <table:table-cell office:value-type="float" office:value="1810.04" calcext:value-type="float">
            <text:p>1810.04</text:p>
          </table:table-cell>
        </table:table-row>
        <table:table-row table:style-name="ro1">
          <table:table-cell office:value-type="float" office:value="21823461" calcext:value-type="float">
            <text:p>21823461</text:p>
          </table:table-cell>
          <table:table-cell table:formula="of:=[.A1366]/1000/(60*60*24)" office:value-type="time" office:time-value="PT06H03M43.461S" calcext:value-type="time">
            <text:p>06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4.92" calcext:value-type="float">
            <text:p>1474.92</text:p>
          </table:table-cell>
          <table:table-cell office:value-type="float" office:value="1811.31" calcext:value-type="float">
            <text:p>1811.31</text:p>
          </table:table-cell>
        </table:table-row>
        <table:table-row table:style-name="ro1">
          <table:table-cell office:value-type="float" office:value="21839461" calcext:value-type="float">
            <text:p>21839461</text:p>
          </table:table-cell>
          <table:table-cell table:formula="of:=[.A1367]/1000/(60*60*24)" office:value-type="time" office:time-value="PT06H03M59.461S" calcext:value-type="time">
            <text:p>06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5.98" calcext:value-type="float">
            <text:p>1475.98</text:p>
          </table:table-cell>
          <table:table-cell office:value-type="float" office:value="1812.58" calcext:value-type="float">
            <text:p>1812.58</text:p>
          </table:table-cell>
        </table:table-row>
        <table:table-row table:style-name="ro1">
          <table:table-cell office:value-type="float" office:value="21855461" calcext:value-type="float">
            <text:p>21855461</text:p>
          </table:table-cell>
          <table:table-cell table:formula="of:=[.A1368]/1000/(60*60*24)" office:value-type="time" office:time-value="PT06H04M15.461S" calcext:value-type="time">
            <text:p>06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7.04" calcext:value-type="float">
            <text:p>1477.04</text:p>
          </table:table-cell>
          <table:table-cell office:value-type="float" office:value="1813.85" calcext:value-type="float">
            <text:p>1813.85</text:p>
          </table:table-cell>
        </table:table-row>
        <table:table-row table:style-name="ro1">
          <table:table-cell office:value-type="float" office:value="21871461" calcext:value-type="float">
            <text:p>21871461</text:p>
          </table:table-cell>
          <table:table-cell table:formula="of:=[.A1369]/1000/(60*60*24)" office:value-type="time" office:time-value="PT06H04M31.461S" calcext:value-type="time">
            <text:p>06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78.09" calcext:value-type="float">
            <text:p>1478.09</text:p>
          </table:table-cell>
          <table:table-cell office:value-type="float" office:value="1815.12" calcext:value-type="float">
            <text:p>1815.12</text:p>
          </table:table-cell>
        </table:table-row>
        <table:table-row table:style-name="ro1">
          <table:table-cell office:value-type="float" office:value="21887461" calcext:value-type="float">
            <text:p>21887461</text:p>
          </table:table-cell>
          <table:table-cell table:formula="of:=[.A1370]/1000/(60*60*24)" office:value-type="time" office:time-value="PT06H04M47.461S" calcext:value-type="time">
            <text:p>06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1816.38" calcext:value-type="float">
            <text:p>1816.38</text:p>
          </table:table-cell>
        </table:table-row>
        <table:table-row table:style-name="ro1">
          <table:table-cell office:value-type="float" office:value="21903461" calcext:value-type="float">
            <text:p>21903461</text:p>
          </table:table-cell>
          <table:table-cell table:formula="of:=[.A1371]/1000/(60*60*24)" office:value-type="time" office:time-value="PT06H05M03.461S" calcext:value-type="time">
            <text:p>06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80.21" calcext:value-type="float">
            <text:p>1480.21</text:p>
          </table:table-cell>
          <table:table-cell office:value-type="float" office:value="1817.65" calcext:value-type="float">
            <text:p>1817.65</text:p>
          </table:table-cell>
        </table:table-row>
        <table:table-row table:style-name="ro1">
          <table:table-cell office:value-type="float" office:value="21919461" calcext:value-type="float">
            <text:p>21919461</text:p>
          </table:table-cell>
          <table:table-cell table:formula="of:=[.A1372]/1000/(60*60*24)" office:value-type="time" office:time-value="PT06H05M19.461S" calcext:value-type="time">
            <text:p>06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1.27" calcext:value-type="float">
            <text:p>1481.27</text:p>
          </table:table-cell>
          <table:table-cell office:value-type="float" office:value="1818.92" calcext:value-type="float">
            <text:p>1818.92</text:p>
          </table:table-cell>
        </table:table-row>
        <table:table-row table:style-name="ro1">
          <table:table-cell office:value-type="float" office:value="21935461" calcext:value-type="float">
            <text:p>21935461</text:p>
          </table:table-cell>
          <table:table-cell table:formula="of:=[.A1373]/1000/(60*60*24)" office:value-type="time" office:time-value="PT06H05M35.461S" calcext:value-type="time">
            <text:p>06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2.32" calcext:value-type="float">
            <text:p>1482.32</text:p>
          </table:table-cell>
          <table:table-cell office:value-type="float" office:value="1820.19" calcext:value-type="float">
            <text:p>1820.19</text:p>
          </table:table-cell>
        </table:table-row>
        <table:table-row table:style-name="ro1">
          <table:table-cell office:value-type="float" office:value="21951461" calcext:value-type="float">
            <text:p>21951461</text:p>
          </table:table-cell>
          <table:table-cell table:formula="of:=[.A1374]/1000/(60*60*24)" office:value-type="time" office:time-value="PT06H05M51.461S" calcext:value-type="time">
            <text:p>06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3.38" calcext:value-type="float">
            <text:p>1483.38</text:p>
          </table:table-cell>
          <table:table-cell office:value-type="float" office:value="1821.46" calcext:value-type="float">
            <text:p>1821.46</text:p>
          </table:table-cell>
        </table:table-row>
        <table:table-row table:style-name="ro1">
          <table:table-cell office:value-type="float" office:value="21967461" calcext:value-type="float">
            <text:p>21967461</text:p>
          </table:table-cell>
          <table:table-cell table:formula="of:=[.A1375]/1000/(60*60*24)" office:value-type="time" office:time-value="PT06H06M07.461S" calcext:value-type="time">
            <text:p>06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4.44" calcext:value-type="float">
            <text:p>1484.44</text:p>
          </table:table-cell>
          <table:table-cell office:value-type="float" office:value="1822.72" calcext:value-type="float">
            <text:p>1822.72</text:p>
          </table:table-cell>
        </table:table-row>
        <table:table-row table:style-name="ro1">
          <table:table-cell office:value-type="float" office:value="21983461" calcext:value-type="float">
            <text:p>21983461</text:p>
          </table:table-cell>
          <table:table-cell table:formula="of:=[.A1376]/1000/(60*60*24)" office:value-type="time" office:time-value="PT06H06M23.461S" calcext:value-type="time">
            <text:p>06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5.49" calcext:value-type="float">
            <text:p>1485.49</text:p>
          </table:table-cell>
          <table:table-cell office:value-type="float" office:value="1823.99" calcext:value-type="float">
            <text:p>1823.99</text:p>
          </table:table-cell>
        </table:table-row>
        <table:table-row table:style-name="ro1">
          <table:table-cell office:value-type="float" office:value="21999461" calcext:value-type="float">
            <text:p>21999461</text:p>
          </table:table-cell>
          <table:table-cell table:formula="of:=[.A1377]/1000/(60*60*24)" office:value-type="time" office:time-value="PT06H06M39.461S" calcext:value-type="time">
            <text:p>06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6.55" calcext:value-type="float">
            <text:p>1486.55</text:p>
          </table:table-cell>
          <table:table-cell office:value-type="float" office:value="1825.26" calcext:value-type="float">
            <text:p>1825.26</text:p>
          </table:table-cell>
        </table:table-row>
        <table:table-row table:style-name="ro1">
          <table:table-cell office:value-type="float" office:value="22015461" calcext:value-type="float">
            <text:p>22015461</text:p>
          </table:table-cell>
          <table:table-cell table:formula="of:=[.A1378]/1000/(60*60*24)" office:value-type="time" office:time-value="PT06H06M55.461S" calcext:value-type="time">
            <text:p>06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7.61" calcext:value-type="float">
            <text:p>1487.61</text:p>
          </table:table-cell>
          <table:table-cell office:value-type="float" office:value="1826.53" calcext:value-type="float">
            <text:p>1826.53</text:p>
          </table:table-cell>
        </table:table-row>
        <table:table-row table:style-name="ro1">
          <table:table-cell office:value-type="float" office:value="22031461" calcext:value-type="float">
            <text:p>22031461</text:p>
          </table:table-cell>
          <table:table-cell table:formula="of:=[.A1379]/1000/(60*60*24)" office:value-type="time" office:time-value="PT06H07M11.461S" calcext:value-type="time">
            <text:p>06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488.66" calcext:value-type="float">
            <text:p>1488.66</text:p>
          </table:table-cell>
          <table:table-cell office:value-type="float" office:value="1827.79" calcext:value-type="float">
            <text:p>1827.79</text:p>
          </table:table-cell>
        </table:table-row>
        <table:table-row table:style-name="ro1">
          <table:table-cell office:value-type="float" office:value="22047461" calcext:value-type="float">
            <text:p>22047461</text:p>
          </table:table-cell>
          <table:table-cell table:formula="of:=[.A1380]/1000/(60*60*24)" office:value-type="time" office:time-value="PT06H07M27.461S" calcext:value-type="time">
            <text:p>06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89.72" calcext:value-type="float">
            <text:p>1489.72</text:p>
          </table:table-cell>
          <table:table-cell office:value-type="float" office:value="1829.06" calcext:value-type="float">
            <text:p>1829.06</text:p>
          </table:table-cell>
        </table:table-row>
        <table:table-row table:style-name="ro1">
          <table:table-cell office:value-type="float" office:value="22063461" calcext:value-type="float">
            <text:p>22063461</text:p>
          </table:table-cell>
          <table:table-cell table:formula="of:=[.A1381]/1000/(60*60*24)" office:value-type="time" office:time-value="PT06H07M43.461S" calcext:value-type="time">
            <text:p>06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90.78" calcext:value-type="float">
            <text:p>1490.78</text:p>
          </table:table-cell>
          <table:table-cell office:value-type="float" office:value="1830.33" calcext:value-type="float">
            <text:p>1830.33</text:p>
          </table:table-cell>
        </table:table-row>
        <table:table-row table:style-name="ro1">
          <table:table-cell office:value-type="float" office:value="22079461" calcext:value-type="float">
            <text:p>22079461</text:p>
          </table:table-cell>
          <table:table-cell table:formula="of:=[.A1382]/1000/(60*60*24)" office:value-type="time" office:time-value="PT06H07M59.461S" calcext:value-type="time">
            <text:p>06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91.83" calcext:value-type="float">
            <text:p>1491.83</text:p>
          </table:table-cell>
          <table:table-cell office:value-type="float" office:value="1831.6" calcext:value-type="float">
            <text:p>1831.6</text:p>
          </table:table-cell>
        </table:table-row>
        <table:table-row table:style-name="ro1">
          <table:table-cell office:value-type="float" office:value="22095461" calcext:value-type="float">
            <text:p>22095461</text:p>
          </table:table-cell>
          <table:table-cell table:formula="of:=[.A1383]/1000/(60*60*24)" office:value-type="time" office:time-value="PT06H08M15.461S" calcext:value-type="time">
            <text:p>06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1492.89" calcext:value-type="float">
            <text:p>1492.89</text:p>
          </table:table-cell>
          <table:table-cell office:value-type="float" office:value="1832.86" calcext:value-type="float">
            <text:p>1832.86</text:p>
          </table:table-cell>
        </table:table-row>
        <table:table-row table:style-name="ro1">
          <table:table-cell office:value-type="float" office:value="22111461" calcext:value-type="float">
            <text:p>22111461</text:p>
          </table:table-cell>
          <table:table-cell table:formula="of:=[.A1384]/1000/(60*60*24)" office:value-type="time" office:time-value="PT06H08M31.461S" calcext:value-type="time">
            <text:p>06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93.95" calcext:value-type="float">
            <text:p>1493.95</text:p>
          </table:table-cell>
          <table:table-cell office:value-type="float" office:value="1834.13" calcext:value-type="float">
            <text:p>1834.13</text:p>
          </table:table-cell>
        </table:table-row>
        <table:table-row table:style-name="ro1">
          <table:table-cell office:value-type="float" office:value="22127461" calcext:value-type="float">
            <text:p>22127461</text:p>
          </table:table-cell>
          <table:table-cell table:formula="of:=[.A1385]/1000/(60*60*24)" office:value-type="time" office:time-value="PT06H08M47.461S" calcext:value-type="time">
            <text:p>06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495" calcext:value-type="float">
            <text:p>1495</text:p>
          </table:table-cell>
          <table:table-cell office:value-type="float" office:value="1835.4" calcext:value-type="float">
            <text:p>1835.4</text:p>
          </table:table-cell>
        </table:table-row>
        <table:table-row table:style-name="ro1">
          <table:table-cell office:value-type="float" office:value="22143461" calcext:value-type="float">
            <text:p>22143461</text:p>
          </table:table-cell>
          <table:table-cell table:formula="of:=[.A1386]/1000/(60*60*24)" office:value-type="time" office:time-value="PT06H09M03.461S" calcext:value-type="time">
            <text:p>06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96.06" calcext:value-type="float">
            <text:p>1496.06</text:p>
          </table:table-cell>
          <table:table-cell office:value-type="float" office:value="1836.66" calcext:value-type="float">
            <text:p>1836.66</text:p>
          </table:table-cell>
        </table:table-row>
        <table:table-row table:style-name="ro1">
          <table:table-cell office:value-type="float" office:value="22159461" calcext:value-type="float">
            <text:p>22159461</text:p>
          </table:table-cell>
          <table:table-cell table:formula="of:=[.A1387]/1000/(60*60*24)" office:value-type="time" office:time-value="PT06H09M19.461S" calcext:value-type="time">
            <text:p>06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97.12" calcext:value-type="float">
            <text:p>1497.12</text:p>
          </table:table-cell>
          <table:table-cell office:value-type="float" office:value="1837.93" calcext:value-type="float">
            <text:p>1837.93</text:p>
          </table:table-cell>
        </table:table-row>
        <table:table-row table:style-name="ro1">
          <table:table-cell office:value-type="float" office:value="22175461" calcext:value-type="float">
            <text:p>22175461</text:p>
          </table:table-cell>
          <table:table-cell table:formula="of:=[.A1388]/1000/(60*60*24)" office:value-type="time" office:time-value="PT06H09M35.461S" calcext:value-type="time">
            <text:p>06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98.17" calcext:value-type="float">
            <text:p>1498.17</text:p>
          </table:table-cell>
          <table:table-cell office:value-type="float" office:value="1839.2" calcext:value-type="float">
            <text:p>1839.2</text:p>
          </table:table-cell>
        </table:table-row>
        <table:table-row table:style-name="ro1">
          <table:table-cell office:value-type="float" office:value="22191461" calcext:value-type="float">
            <text:p>22191461</text:p>
          </table:table-cell>
          <table:table-cell table:formula="of:=[.A1389]/1000/(60*60*24)" office:value-type="time" office:time-value="PT06H09M51.461S" calcext:value-type="time">
            <text:p>06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99.23" calcext:value-type="float">
            <text:p>1499.23</text:p>
          </table:table-cell>
          <table:table-cell office:value-type="float" office:value="1840.47" calcext:value-type="float">
            <text:p>1840.47</text:p>
          </table:table-cell>
        </table:table-row>
        <table:table-row table:style-name="ro1">
          <table:table-cell office:value-type="float" office:value="22207461" calcext:value-type="float">
            <text:p>22207461</text:p>
          </table:table-cell>
          <table:table-cell table:formula="of:=[.A1390]/1000/(60*60*24)" office:value-type="time" office:time-value="PT06H10M07.461S" calcext:value-type="time">
            <text:p>06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500.29" calcext:value-type="float">
            <text:p>1500.29</text:p>
          </table:table-cell>
          <table:table-cell office:value-type="float" office:value="1841.73" calcext:value-type="float">
            <text:p>1841.73</text:p>
          </table:table-cell>
        </table:table-row>
        <table:table-row table:style-name="ro1">
          <table:table-cell office:value-type="float" office:value="22223461" calcext:value-type="float">
            <text:p>22223461</text:p>
          </table:table-cell>
          <table:table-cell table:formula="of:=[.A1391]/1000/(60*60*24)" office:value-type="time" office:time-value="PT06H10M23.461S" calcext:value-type="time">
            <text:p>06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501.34" calcext:value-type="float">
            <text:p>1501.34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2239461" calcext:value-type="float">
            <text:p>22239461</text:p>
          </table:table-cell>
          <table:table-cell table:formula="of:=[.A1392]/1000/(60*60*24)" office:value-type="time" office:time-value="PT06H10M39.461S" calcext:value-type="time">
            <text:p>06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502.4" calcext:value-type="float">
            <text:p>1502.4</text:p>
          </table:table-cell>
          <table:table-cell office:value-type="float" office:value="1844.26" calcext:value-type="float">
            <text:p>1844.26</text:p>
          </table:table-cell>
        </table:table-row>
        <table:table-row table:style-name="ro1">
          <table:table-cell office:value-type="float" office:value="22255461" calcext:value-type="float">
            <text:p>22255461</text:p>
          </table:table-cell>
          <table:table-cell table:formula="of:=[.A1393]/1000/(60*60*24)" office:value-type="time" office:time-value="PT06H10M55.461S" calcext:value-type="time">
            <text:p>06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503.46" calcext:value-type="float">
            <text:p>1503.46</text:p>
          </table:table-cell>
          <table:table-cell office:value-type="float" office:value="1845.53" calcext:value-type="float">
            <text:p>1845.53</text:p>
          </table:table-cell>
        </table:table-row>
        <table:table-row table:style-name="ro1">
          <table:table-cell office:value-type="float" office:value="22271461" calcext:value-type="float">
            <text:p>22271461</text:p>
          </table:table-cell>
          <table:table-cell table:formula="of:=[.A1394]/1000/(60*60*24)" office:value-type="time" office:time-value="PT06H11M11.461S" calcext:value-type="time">
            <text:p>06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504.51" calcext:value-type="float">
            <text:p>1504.51</text:p>
          </table:table-cell>
          <table:table-cell office:value-type="float" office:value="1846.8" calcext:value-type="float">
            <text:p>1846.8</text:p>
          </table:table-cell>
        </table:table-row>
        <table:table-row table:style-name="ro1">
          <table:table-cell office:value-type="float" office:value="22287461" calcext:value-type="float">
            <text:p>22287461</text:p>
          </table:table-cell>
          <table:table-cell table:formula="of:=[.A1395]/1000/(60*60*24)" office:value-type="time" office:time-value="PT06H11M27.461S" calcext:value-type="time">
            <text:p>06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505.57" calcext:value-type="float">
            <text:p>1505.57</text:p>
          </table:table-cell>
          <table:table-cell office:value-type="float" office:value="1848.06" calcext:value-type="float">
            <text:p>1848.06</text:p>
          </table:table-cell>
        </table:table-row>
        <table:table-row table:style-name="ro1">
          <table:table-cell office:value-type="float" office:value="22303461" calcext:value-type="float">
            <text:p>22303461</text:p>
          </table:table-cell>
          <table:table-cell table:formula="of:=[.A1396]/1000/(60*60*24)" office:value-type="time" office:time-value="PT06H11M43.461S" calcext:value-type="time">
            <text:p>06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506.62" calcext:value-type="float">
            <text:p>1506.62</text:p>
          </table:table-cell>
          <table:table-cell office:value-type="float" office:value="1849.33" calcext:value-type="float">
            <text:p>1849.33</text:p>
          </table:table-cell>
        </table:table-row>
        <table:table-row table:style-name="ro1">
          <table:table-cell office:value-type="float" office:value="22319461" calcext:value-type="float">
            <text:p>22319461</text:p>
          </table:table-cell>
          <table:table-cell table:formula="of:=[.A1397]/1000/(60*60*24)" office:value-type="time" office:time-value="PT06H11M59.461S" calcext:value-type="time">
            <text:p>06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07.68" calcext:value-type="float">
            <text:p>1507.68</text:p>
          </table:table-cell>
          <table:table-cell office:value-type="float" office:value="1850.6" calcext:value-type="float">
            <text:p>1850.6</text:p>
          </table:table-cell>
        </table:table-row>
        <table:table-row table:style-name="ro1">
          <table:table-cell office:value-type="float" office:value="22335461" calcext:value-type="float">
            <text:p>22335461</text:p>
          </table:table-cell>
          <table:table-cell table:formula="of:=[.A1398]/1000/(60*60*24)" office:value-type="time" office:time-value="PT06H12M15.461S" calcext:value-type="time">
            <text:p>06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08.74" calcext:value-type="float">
            <text:p>1508.74</text:p>
          </table:table-cell>
          <table:table-cell office:value-type="float" office:value="1851.87" calcext:value-type="float">
            <text:p>1851.87</text:p>
          </table:table-cell>
        </table:table-row>
        <table:table-row table:style-name="ro1">
          <table:table-cell office:value-type="float" office:value="22351461" calcext:value-type="float">
            <text:p>22351461</text:p>
          </table:table-cell>
          <table:table-cell table:formula="of:=[.A1399]/1000/(60*60*24)" office:value-type="time" office:time-value="PT06H12M31.461S" calcext:value-type="time">
            <text:p>06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09.79" calcext:value-type="float">
            <text:p>1509.79</text:p>
          </table:table-cell>
          <table:table-cell office:value-type="float" office:value="1853.13" calcext:value-type="float">
            <text:p>1853.13</text:p>
          </table:table-cell>
        </table:table-row>
        <table:table-row table:style-name="ro1">
          <table:table-cell office:value-type="float" office:value="22367461" calcext:value-type="float">
            <text:p>22367461</text:p>
          </table:table-cell>
          <table:table-cell table:formula="of:=[.A1400]/1000/(60*60*24)" office:value-type="time" office:time-value="PT06H12M47.461S" calcext:value-type="time">
            <text:p>06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0.85" calcext:value-type="float">
            <text:p>1510.85</text:p>
          </table:table-cell>
          <table:table-cell office:value-type="float" office:value="1854.4" calcext:value-type="float">
            <text:p>1854.4</text:p>
          </table:table-cell>
        </table:table-row>
        <table:table-row table:style-name="ro1">
          <table:table-cell office:value-type="float" office:value="22383461" calcext:value-type="float">
            <text:p>22383461</text:p>
          </table:table-cell>
          <table:table-cell table:formula="of:=[.A1401]/1000/(60*60*24)" office:value-type="time" office:time-value="PT06H13M03.461S" calcext:value-type="time">
            <text:p>06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1.91" calcext:value-type="float">
            <text:p>1511.91</text:p>
          </table:table-cell>
          <table:table-cell office:value-type="float" office:value="1855.67" calcext:value-type="float">
            <text:p>1855.67</text:p>
          </table:table-cell>
        </table:table-row>
        <table:table-row table:style-name="ro1">
          <table:table-cell office:value-type="float" office:value="22399461" calcext:value-type="float">
            <text:p>22399461</text:p>
          </table:table-cell>
          <table:table-cell table:formula="of:=[.A1402]/1000/(60*60*24)" office:value-type="time" office:time-value="PT06H13M19.461S" calcext:value-type="time">
            <text:p>06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2.96" calcext:value-type="float">
            <text:p>1512.96</text:p>
          </table:table-cell>
          <table:table-cell office:value-type="float" office:value="1856.93" calcext:value-type="float">
            <text:p>1856.93</text:p>
          </table:table-cell>
        </table:table-row>
        <table:table-row table:style-name="ro1">
          <table:table-cell office:value-type="float" office:value="22415461" calcext:value-type="float">
            <text:p>22415461</text:p>
          </table:table-cell>
          <table:table-cell table:formula="of:=[.A1403]/1000/(60*60*24)" office:value-type="time" office:time-value="PT06H13M35.461S" calcext:value-type="time">
            <text:p>06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514.02" calcext:value-type="float">
            <text:p>1514.02</text:p>
          </table:table-cell>
          <table:table-cell office:value-type="float" office:value="1858.2" calcext:value-type="float">
            <text:p>1858.2</text:p>
          </table:table-cell>
        </table:table-row>
        <table:table-row table:style-name="ro1">
          <table:table-cell office:value-type="float" office:value="22431461" calcext:value-type="float">
            <text:p>22431461</text:p>
          </table:table-cell>
          <table:table-cell table:formula="of:=[.A1404]/1000/(60*60*24)" office:value-type="time" office:time-value="PT06H13M51.461S" calcext:value-type="time">
            <text:p>06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515.08" calcext:value-type="float">
            <text:p>1515.08</text:p>
          </table:table-cell>
          <table:table-cell office:value-type="float" office:value="1859.46" calcext:value-type="float">
            <text:p>1859.46</text:p>
          </table:table-cell>
        </table:table-row>
        <table:table-row table:style-name="ro1">
          <table:table-cell office:value-type="float" office:value="22447461" calcext:value-type="float">
            <text:p>22447461</text:p>
          </table:table-cell>
          <table:table-cell table:formula="of:=[.A1405]/1000/(60*60*24)" office:value-type="time" office:time-value="PT06H14M07.461S" calcext:value-type="time">
            <text:p>06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516.13" calcext:value-type="float">
            <text:p>1516.13</text:p>
          </table:table-cell>
          <table:table-cell office:value-type="float" office:value="1860.73" calcext:value-type="float">
            <text:p>1860.73</text:p>
          </table:table-cell>
        </table:table-row>
        <table:table-row table:style-name="ro1">
          <table:table-cell office:value-type="float" office:value="22463461" calcext:value-type="float">
            <text:p>22463461</text:p>
          </table:table-cell>
          <table:table-cell table:formula="of:=[.A1406]/1000/(60*60*24)" office:value-type="time" office:time-value="PT06H14M23.461S" calcext:value-type="time">
            <text:p>06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7.19" calcext:value-type="float">
            <text:p>1517.19</text:p>
          </table:table-cell>
          <table:table-cell office:value-type="float" office:value="1861.99" calcext:value-type="float">
            <text:p>1861.99</text:p>
          </table:table-cell>
        </table:table-row>
        <table:table-row table:style-name="ro1">
          <table:table-cell office:value-type="float" office:value="22479461" calcext:value-type="float">
            <text:p>22479461</text:p>
          </table:table-cell>
          <table:table-cell table:formula="of:=[.A1407]/1000/(60*60*24)" office:value-type="time" office:time-value="PT06H14M39.461S" calcext:value-type="time">
            <text:p>06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8.24" calcext:value-type="float">
            <text:p>1518.24</text:p>
          </table:table-cell>
          <table:table-cell office:value-type="float" office:value="1863.26" calcext:value-type="float">
            <text:p>1863.26</text:p>
          </table:table-cell>
        </table:table-row>
        <table:table-row table:style-name="ro1">
          <table:table-cell office:value-type="float" office:value="22495461" calcext:value-type="float">
            <text:p>22495461</text:p>
          </table:table-cell>
          <table:table-cell table:formula="of:=[.A1408]/1000/(60*60*24)" office:value-type="time" office:time-value="PT06H14M55.461S" calcext:value-type="time">
            <text:p>06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19.3" calcext:value-type="float">
            <text:p>1519.3</text:p>
          </table:table-cell>
          <table:table-cell office:value-type="float" office:value="1864.53" calcext:value-type="float">
            <text:p>1864.53</text:p>
          </table:table-cell>
        </table:table-row>
        <table:table-row table:style-name="ro1">
          <table:table-cell office:value-type="float" office:value="22511461" calcext:value-type="float">
            <text:p>22511461</text:p>
          </table:table-cell>
          <table:table-cell table:formula="of:=[.A1409]/1000/(60*60*24)" office:value-type="time" office:time-value="PT06H15M11.461S" calcext:value-type="time">
            <text:p>06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520.35" calcext:value-type="float">
            <text:p>1520.35</text:p>
          </table:table-cell>
          <table:table-cell office:value-type="float" office:value="1865.79" calcext:value-type="float">
            <text:p>1865.79</text:p>
          </table:table-cell>
        </table:table-row>
        <table:table-row table:style-name="ro1">
          <table:table-cell office:value-type="float" office:value="22527461" calcext:value-type="float">
            <text:p>22527461</text:p>
          </table:table-cell>
          <table:table-cell table:formula="of:=[.A1410]/1000/(60*60*24)" office:value-type="time" office:time-value="PT06H15M27.461S" calcext:value-type="time">
            <text:p>06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521.41" calcext:value-type="float">
            <text:p>1521.41</text:p>
          </table:table-cell>
          <table:table-cell office:value-type="float" office:value="1867.06" calcext:value-type="float">
            <text:p>1867.06</text:p>
          </table:table-cell>
        </table:table-row>
        <table:table-row table:style-name="ro1">
          <table:table-cell office:value-type="float" office:value="22543461" calcext:value-type="float">
            <text:p>22543461</text:p>
          </table:table-cell>
          <table:table-cell table:formula="of:=[.A1411]/1000/(60*60*24)" office:value-type="time" office:time-value="PT06H15M43.461S" calcext:value-type="time">
            <text:p>06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522.47" calcext:value-type="float">
            <text:p>1522.47</text:p>
          </table:table-cell>
          <table:table-cell office:value-type="float" office:value="1868.32" calcext:value-type="float">
            <text:p>1868.32</text:p>
          </table:table-cell>
        </table:table-row>
        <table:table-row table:style-name="ro1">
          <table:table-cell office:value-type="float" office:value="22559461" calcext:value-type="float">
            <text:p>22559461</text:p>
          </table:table-cell>
          <table:table-cell table:formula="of:=[.A1412]/1000/(60*60*24)" office:value-type="time" office:time-value="PT06H15M59.461S" calcext:value-type="time">
            <text:p>06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869.59" calcext:value-type="float">
            <text:p>1869.59</text:p>
          </table:table-cell>
        </table:table-row>
        <table:table-row table:style-name="ro1">
          <table:table-cell office:value-type="float" office:value="22575461" calcext:value-type="float">
            <text:p>22575461</text:p>
          </table:table-cell>
          <table:table-cell table:formula="of:=[.A1413]/1000/(60*60*24)" office:value-type="time" office:time-value="PT06H16M15.461S" calcext:value-type="time">
            <text:p>06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524.58" calcext:value-type="float">
            <text:p>1524.58</text:p>
          </table:table-cell>
          <table:table-cell office:value-type="float" office:value="1870.85" calcext:value-type="float">
            <text:p>1870.85</text:p>
          </table:table-cell>
        </table:table-row>
        <table:table-row table:style-name="ro1">
          <table:table-cell office:value-type="float" office:value="22591461" calcext:value-type="float">
            <text:p>22591461</text:p>
          </table:table-cell>
          <table:table-cell table:formula="of:=[.A1414]/1000/(60*60*24)" office:value-type="time" office:time-value="PT06H16M31.461S" calcext:value-type="time">
            <text:p>06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525.63" calcext:value-type="float">
            <text:p>1525.63</text:p>
          </table:table-cell>
          <table:table-cell office:value-type="float" office:value="1872.11" calcext:value-type="float">
            <text:p>1872.11</text:p>
          </table:table-cell>
        </table:table-row>
        <table:table-row table:style-name="ro1">
          <table:table-cell office:value-type="float" office:value="22607461" calcext:value-type="float">
            <text:p>22607461</text:p>
          </table:table-cell>
          <table:table-cell table:formula="of:=[.A1415]/1000/(60*60*24)" office:value-type="time" office:time-value="PT06H16M47.461S" calcext:value-type="time">
            <text:p>06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526.69" calcext:value-type="float">
            <text:p>1526.69</text:p>
          </table:table-cell>
          <table:table-cell office:value-type="float" office:value="1873.38" calcext:value-type="float">
            <text:p>1873.38</text:p>
          </table:table-cell>
        </table:table-row>
        <table:table-row table:style-name="ro1">
          <table:table-cell office:value-type="float" office:value="22623461" calcext:value-type="float">
            <text:p>22623461</text:p>
          </table:table-cell>
          <table:table-cell table:formula="of:=[.A1416]/1000/(60*60*24)" office:value-type="time" office:time-value="PT06H17M03.461S" calcext:value-type="time">
            <text:p>06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527.74" calcext:value-type="float">
            <text:p>1527.74</text:p>
          </table:table-cell>
          <table:table-cell office:value-type="float" office:value="1874.64" calcext:value-type="float">
            <text:p>1874.64</text:p>
          </table:table-cell>
        </table:table-row>
        <table:table-row table:style-name="ro1">
          <table:table-cell office:value-type="float" office:value="22639461" calcext:value-type="float">
            <text:p>22639461</text:p>
          </table:table-cell>
          <table:table-cell table:formula="of:=[.A1417]/1000/(60*60*24)" office:value-type="time" office:time-value="PT06H17M19.461S" calcext:value-type="time">
            <text:p>06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528.8" calcext:value-type="float">
            <text:p>1528.8</text:p>
          </table:table-cell>
          <table:table-cell office:value-type="float" office:value="1875.9" calcext:value-type="float">
            <text:p>1875.9</text:p>
          </table:table-cell>
        </table:table-row>
        <table:table-row table:style-name="ro1">
          <table:table-cell office:value-type="float" office:value="22655461" calcext:value-type="float">
            <text:p>22655461</text:p>
          </table:table-cell>
          <table:table-cell table:formula="of:=[.A1418]/1000/(60*60*24)" office:value-type="time" office:time-value="PT06H17M35.461S" calcext:value-type="time">
            <text:p>06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529.85" calcext:value-type="float">
            <text:p>1529.85</text:p>
          </table:table-cell>
          <table:table-cell office:value-type="float" office:value="1877.17" calcext:value-type="float">
            <text:p>1877.17</text:p>
          </table:table-cell>
        </table:table-row>
        <table:table-row table:style-name="ro1">
          <table:table-cell office:value-type="float" office:value="22671461" calcext:value-type="float">
            <text:p>22671461</text:p>
          </table:table-cell>
          <table:table-cell table:formula="of:=[.A1419]/1000/(60*60*24)" office:value-type="time" office:time-value="PT06H17M51.461S" calcext:value-type="time">
            <text:p>06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530.91" calcext:value-type="float">
            <text:p>1530.91</text:p>
          </table:table-cell>
          <table:table-cell office:value-type="float" office:value="1878.43" calcext:value-type="float">
            <text:p>1878.43</text:p>
          </table:table-cell>
        </table:table-row>
        <table:table-row table:style-name="ro1">
          <table:table-cell office:value-type="float" office:value="22687461" calcext:value-type="float">
            <text:p>22687461</text:p>
          </table:table-cell>
          <table:table-cell table:formula="of:=[.A1420]/1000/(60*60*24)" office:value-type="time" office:time-value="PT06H18M07.461S" calcext:value-type="time">
            <text:p>06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31.96" calcext:value-type="float">
            <text:p>1531.96</text:p>
          </table:table-cell>
          <table:table-cell office:value-type="float" office:value="1879.69" calcext:value-type="float">
            <text:p>1879.69</text:p>
          </table:table-cell>
        </table:table-row>
        <table:table-row table:style-name="ro1">
          <table:table-cell office:value-type="float" office:value="22703461" calcext:value-type="float">
            <text:p>22703461</text:p>
          </table:table-cell>
          <table:table-cell table:formula="of:=[.A1421]/1000/(60*60*24)" office:value-type="time" office:time-value="PT06H18M23.461S" calcext:value-type="time">
            <text:p>06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533.02" calcext:value-type="float">
            <text:p>1533.02</text:p>
          </table:table-cell>
          <table:table-cell office:value-type="float" office:value="1880.96" calcext:value-type="float">
            <text:p>1880.96</text:p>
          </table:table-cell>
        </table:table-row>
        <table:table-row table:style-name="ro1">
          <table:table-cell office:value-type="float" office:value="22719461" calcext:value-type="float">
            <text:p>22719461</text:p>
          </table:table-cell>
          <table:table-cell table:formula="of:=[.A1422]/1000/(60*60*24)" office:value-type="time" office:time-value="PT06H18M39.461S" calcext:value-type="time">
            <text:p>06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534.07" calcext:value-type="float">
            <text:p>1534.07</text:p>
          </table:table-cell>
          <table:table-cell office:value-type="float" office:value="1882.22" calcext:value-type="float">
            <text:p>1882.22</text:p>
          </table:table-cell>
        </table:table-row>
        <table:table-row table:style-name="ro1">
          <table:table-cell office:value-type="float" office:value="22735461" calcext:value-type="float">
            <text:p>22735461</text:p>
          </table:table-cell>
          <table:table-cell table:formula="of:=[.A1423]/1000/(60*60*24)" office:value-type="time" office:time-value="PT06H18M55.461S" calcext:value-type="time">
            <text:p>06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35.13" calcext:value-type="float">
            <text:p>1535.13</text:p>
          </table:table-cell>
          <table:table-cell office:value-type="float" office:value="1883.48" calcext:value-type="float">
            <text:p>1883.48</text:p>
          </table:table-cell>
        </table:table-row>
        <table:table-row table:style-name="ro1">
          <table:table-cell office:value-type="float" office:value="22751461" calcext:value-type="float">
            <text:p>22751461</text:p>
          </table:table-cell>
          <table:table-cell table:formula="of:=[.A1424]/1000/(60*60*24)" office:value-type="time" office:time-value="PT06H19M11.461S" calcext:value-type="time">
            <text:p>06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36.18" calcext:value-type="float">
            <text:p>1536.18</text:p>
          </table:table-cell>
          <table:table-cell office:value-type="float" office:value="1884.74" calcext:value-type="float">
            <text:p>1884.74</text:p>
          </table:table-cell>
        </table:table-row>
        <table:table-row table:style-name="ro1">
          <table:table-cell office:value-type="float" office:value="22767461" calcext:value-type="float">
            <text:p>22767461</text:p>
          </table:table-cell>
          <table:table-cell table:formula="of:=[.A1425]/1000/(60*60*24)" office:value-type="time" office:time-value="PT06H19M27.461S" calcext:value-type="time">
            <text:p>06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37.24" calcext:value-type="float">
            <text:p>1537.24</text:p>
          </table:table-cell>
          <table:table-cell office:value-type="float" office:value="1886.01" calcext:value-type="float">
            <text:p>1886.01</text:p>
          </table:table-cell>
        </table:table-row>
        <table:table-row table:style-name="ro1">
          <table:table-cell office:value-type="float" office:value="22783461" calcext:value-type="float">
            <text:p>22783461</text:p>
          </table:table-cell>
          <table:table-cell table:formula="of:=[.A1426]/1000/(60*60*24)" office:value-type="time" office:time-value="PT06H19M43.461S" calcext:value-type="time">
            <text:p>06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38.29" calcext:value-type="float">
            <text:p>1538.29</text:p>
          </table:table-cell>
          <table:table-cell office:value-type="float" office:value="1887.27" calcext:value-type="float">
            <text:p>1887.27</text:p>
          </table:table-cell>
        </table:table-row>
        <table:table-row table:style-name="ro1">
          <table:table-cell office:value-type="float" office:value="22799461" calcext:value-type="float">
            <text:p>22799461</text:p>
          </table:table-cell>
          <table:table-cell table:formula="of:=[.A1427]/1000/(60*60*24)" office:value-type="time" office:time-value="PT06H19M59.461S" calcext:value-type="time">
            <text:p>06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539.35" calcext:value-type="float">
            <text:p>1539.35</text:p>
          </table:table-cell>
          <table:table-cell office:value-type="float" office:value="1888.53" calcext:value-type="float">
            <text:p>1888.53</text:p>
          </table:table-cell>
        </table:table-row>
        <table:table-row table:style-name="ro1">
          <table:table-cell office:value-type="float" office:value="22815461" calcext:value-type="float">
            <text:p>22815461</text:p>
          </table:table-cell>
          <table:table-cell table:formula="of:=[.A1428]/1000/(60*60*24)" office:value-type="time" office:time-value="PT06H20M15.461S" calcext:value-type="time">
            <text:p>06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40.4" calcext:value-type="float">
            <text:p>1540.4</text:p>
          </table:table-cell>
          <table:table-cell office:value-type="float" office:value="1889.79" calcext:value-type="float">
            <text:p>1889.79</text:p>
          </table:table-cell>
        </table:table-row>
        <table:table-row table:style-name="ro1">
          <table:table-cell office:value-type="float" office:value="22831461" calcext:value-type="float">
            <text:p>22831461</text:p>
          </table:table-cell>
          <table:table-cell table:formula="of:=[.A1429]/1000/(60*60*24)" office:value-type="time" office:time-value="PT06H20M31.461S" calcext:value-type="time">
            <text:p>06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41.46" calcext:value-type="float">
            <text:p>1541.46</text:p>
          </table:table-cell>
          <table:table-cell office:value-type="float" office:value="1891.06" calcext:value-type="float">
            <text:p>1891.06</text:p>
          </table:table-cell>
        </table:table-row>
        <table:table-row table:style-name="ro1">
          <table:table-cell office:value-type="float" office:value="22847461" calcext:value-type="float">
            <text:p>22847461</text:p>
          </table:table-cell>
          <table:table-cell table:formula="of:=[.A1430]/1000/(60*60*24)" office:value-type="time" office:time-value="PT06H20M47.461S" calcext:value-type="time">
            <text:p>06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42.51" calcext:value-type="float">
            <text:p>1542.51</text:p>
          </table:table-cell>
          <table:table-cell office:value-type="float" office:value="1892.32" calcext:value-type="float">
            <text:p>1892.32</text:p>
          </table:table-cell>
        </table:table-row>
        <table:table-row table:style-name="ro1">
          <table:table-cell office:value-type="float" office:value="22863461" calcext:value-type="float">
            <text:p>22863461</text:p>
          </table:table-cell>
          <table:table-cell table:formula="of:=[.A1431]/1000/(60*60*24)" office:value-type="time" office:time-value="PT06H21M03.461S" calcext:value-type="time">
            <text:p>06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543.56" calcext:value-type="float">
            <text:p>1543.56</text:p>
          </table:table-cell>
          <table:table-cell office:value-type="float" office:value="1893.58" calcext:value-type="float">
            <text:p>1893.58</text:p>
          </table:table-cell>
        </table:table-row>
        <table:table-row table:style-name="ro1">
          <table:table-cell office:value-type="float" office:value="22879461" calcext:value-type="float">
            <text:p>22879461</text:p>
          </table:table-cell>
          <table:table-cell table:formula="of:=[.A1432]/1000/(60*60*24)" office:value-type="time" office:time-value="PT06H21M19.461S" calcext:value-type="time">
            <text:p>06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4.62" calcext:value-type="float">
            <text:p>1544.62</text:p>
          </table:table-cell>
          <table:table-cell office:value-type="float" office:value="1894.84" calcext:value-type="float">
            <text:p>1894.84</text:p>
          </table:table-cell>
        </table:table-row>
        <table:table-row table:style-name="ro1">
          <table:table-cell office:value-type="float" office:value="22895461" calcext:value-type="float">
            <text:p>22895461</text:p>
          </table:table-cell>
          <table:table-cell table:formula="of:=[.A1433]/1000/(60*60*24)" office:value-type="time" office:time-value="PT06H21M35.461S" calcext:value-type="time">
            <text:p>06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5.67" calcext:value-type="float">
            <text:p>1545.67</text:p>
          </table:table-cell>
          <table:table-cell office:value-type="float" office:value="1896.1" calcext:value-type="float">
            <text:p>1896.1</text:p>
          </table:table-cell>
        </table:table-row>
        <table:table-row table:style-name="ro1">
          <table:table-cell office:value-type="float" office:value="22911461" calcext:value-type="float">
            <text:p>22911461</text:p>
          </table:table-cell>
          <table:table-cell table:formula="of:=[.A1434]/1000/(60*60*24)" office:value-type="time" office:time-value="PT06H21M51.461S" calcext:value-type="time">
            <text:p>06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6.73" calcext:value-type="float">
            <text:p>1546.73</text:p>
          </table:table-cell>
          <table:table-cell office:value-type="float" office:value="1897.37" calcext:value-type="float">
            <text:p>1897.37</text:p>
          </table:table-cell>
        </table:table-row>
        <table:table-row table:style-name="ro1">
          <table:table-cell office:value-type="float" office:value="22927461" calcext:value-type="float">
            <text:p>22927461</text:p>
          </table:table-cell>
          <table:table-cell table:formula="of:=[.A1435]/1000/(60*60*24)" office:value-type="time" office:time-value="PT06H22M07.461S" calcext:value-type="time">
            <text:p>06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7.78" calcext:value-type="float">
            <text:p>1547.78</text:p>
          </table:table-cell>
          <table:table-cell office:value-type="float" office:value="1898.63" calcext:value-type="float">
            <text:p>1898.63</text:p>
          </table:table-cell>
        </table:table-row>
        <table:table-row table:style-name="ro1">
          <table:table-cell office:value-type="float" office:value="22943461" calcext:value-type="float">
            <text:p>22943461</text:p>
          </table:table-cell>
          <table:table-cell table:formula="of:=[.A1436]/1000/(60*60*24)" office:value-type="time" office:time-value="PT06H22M23.461S" calcext:value-type="time">
            <text:p>06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8.84" calcext:value-type="float">
            <text:p>1548.84</text:p>
          </table:table-cell>
          <table:table-cell office:value-type="float" office:value="1899.89" calcext:value-type="float">
            <text:p>1899.89</text:p>
          </table:table-cell>
        </table:table-row>
        <table:table-row table:style-name="ro1">
          <table:table-cell office:value-type="float" office:value="22959461" calcext:value-type="float">
            <text:p>22959461</text:p>
          </table:table-cell>
          <table:table-cell table:formula="of:=[.A1437]/1000/(60*60*24)" office:value-type="time" office:time-value="PT06H22M39.461S" calcext:value-type="time">
            <text:p>06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49.89" calcext:value-type="float">
            <text:p>1549.89</text:p>
          </table:table-cell>
          <table:table-cell office:value-type="float" office:value="1901.15" calcext:value-type="float">
            <text:p>1901.15</text:p>
          </table:table-cell>
        </table:table-row>
        <table:table-row table:style-name="ro1">
          <table:table-cell office:value-type="float" office:value="22975461" calcext:value-type="float">
            <text:p>22975461</text:p>
          </table:table-cell>
          <table:table-cell table:formula="of:=[.A1438]/1000/(60*60*24)" office:value-type="time" office:time-value="PT06H22M55.461S" calcext:value-type="time">
            <text:p>06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50.95" calcext:value-type="float">
            <text:p>1550.95</text:p>
          </table:table-cell>
          <table:table-cell office:value-type="float" office:value="1902.41" calcext:value-type="float">
            <text:p>1902.41</text:p>
          </table:table-cell>
        </table:table-row>
        <table:table-row table:style-name="ro1">
          <table:table-cell office:value-type="float" office:value="22991461" calcext:value-type="float">
            <text:p>22991461</text:p>
          </table:table-cell>
          <table:table-cell table:formula="of:=[.A1439]/1000/(60*60*24)" office:value-type="time" office:time-value="PT06H23M11.461S" calcext:value-type="time">
            <text:p>06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52" calcext:value-type="float">
            <text:p>1552</text:p>
          </table:table-cell>
          <table:table-cell office:value-type="float" office:value="1903.67" calcext:value-type="float">
            <text:p>1903.67</text:p>
          </table:table-cell>
        </table:table-row>
        <table:table-row table:style-name="ro1">
          <table:table-cell office:value-type="float" office:value="23007461" calcext:value-type="float">
            <text:p>23007461</text:p>
          </table:table-cell>
          <table:table-cell table:formula="of:=[.A1440]/1000/(60*60*24)" office:value-type="time" office:time-value="PT06H23M27.461S" calcext:value-type="time">
            <text:p>06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53.06" calcext:value-type="float">
            <text:p>1553.06</text:p>
          </table:table-cell>
          <table:table-cell office:value-type="float" office:value="1904.94" calcext:value-type="float">
            <text:p>1904.94</text:p>
          </table:table-cell>
        </table:table-row>
        <table:table-row table:style-name="ro1">
          <table:table-cell office:value-type="float" office:value="23023461" calcext:value-type="float">
            <text:p>23023461</text:p>
          </table:table-cell>
          <table:table-cell table:formula="of:=[.A1441]/1000/(60*60*24)" office:value-type="time" office:time-value="PT06H23M43.461S" calcext:value-type="time">
            <text:p>06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554.11" calcext:value-type="float">
            <text:p>1554.11</text:p>
          </table:table-cell>
          <table:table-cell office:value-type="float" office:value="1906.2" calcext:value-type="float">
            <text:p>1906.2</text:p>
          </table:table-cell>
        </table:table-row>
        <table:table-row table:style-name="ro1">
          <table:table-cell office:value-type="float" office:value="23039461" calcext:value-type="float">
            <text:p>23039461</text:p>
          </table:table-cell>
          <table:table-cell table:formula="of:=[.A1442]/1000/(60*60*24)" office:value-type="time" office:time-value="PT06H23M59.461S" calcext:value-type="time">
            <text:p>06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55.17" calcext:value-type="float">
            <text:p>1555.17</text:p>
          </table:table-cell>
          <table:table-cell office:value-type="float" office:value="1907.46" calcext:value-type="float">
            <text:p>1907.46</text:p>
          </table:table-cell>
        </table:table-row>
        <table:table-row table:style-name="ro1">
          <table:table-cell office:value-type="float" office:value="23055461" calcext:value-type="float">
            <text:p>23055461</text:p>
          </table:table-cell>
          <table:table-cell table:formula="of:=[.A1443]/1000/(60*60*24)" office:value-type="time" office:time-value="PT06H24M15.461S" calcext:value-type="time">
            <text:p>06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4.58" calcext:value-type="float">
            <text:p>284.58</text:p>
          </table:table-cell>
          <table:table-cell office:value-type="float" office:value="1556.22" calcext:value-type="float">
            <text:p>1556.22</text:p>
          </table:table-cell>
          <table:table-cell office:value-type="float" office:value="1908.72" calcext:value-type="float">
            <text:p>1908.72</text:p>
          </table:table-cell>
        </table:table-row>
        <table:table-row table:style-name="ro1">
          <table:table-cell office:value-type="float" office:value="23071461" calcext:value-type="float">
            <text:p>23071461</text:p>
          </table:table-cell>
          <table:table-cell table:formula="of:=[.A1444]/1000/(60*60*24)" office:value-type="time" office:time-value="PT06H24M31.461S" calcext:value-type="time">
            <text:p>06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557.28" calcext:value-type="float">
            <text:p>1557.28</text:p>
          </table:table-cell>
          <table:table-cell office:value-type="float" office:value="1909.98" calcext:value-type="float">
            <text:p>1909.98</text:p>
          </table:table-cell>
        </table:table-row>
        <table:table-row table:style-name="ro1">
          <table:table-cell office:value-type="float" office:value="23087461" calcext:value-type="float">
            <text:p>23087461</text:p>
          </table:table-cell>
          <table:table-cell table:formula="of:=[.A1445]/1000/(60*60*24)" office:value-type="time" office:time-value="PT06H24M47.461S" calcext:value-type="time">
            <text:p>06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58.33" calcext:value-type="float">
            <text:p>1558.33</text:p>
          </table:table-cell>
          <table:table-cell office:value-type="float" office:value="1911.24" calcext:value-type="float">
            <text:p>1911.24</text:p>
          </table:table-cell>
        </table:table-row>
        <table:table-row table:style-name="ro1">
          <table:table-cell office:value-type="float" office:value="23103461" calcext:value-type="float">
            <text:p>23103461</text:p>
          </table:table-cell>
          <table:table-cell table:formula="of:=[.A1446]/1000/(60*60*24)" office:value-type="time" office:time-value="PT06H25M03.461S" calcext:value-type="time">
            <text:p>06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559.38" calcext:value-type="float">
            <text:p>1559.38</text:p>
          </table:table-cell>
          <table:table-cell office:value-type="float" office:value="1912.5" calcext:value-type="float">
            <text:p>1912.5</text:p>
          </table:table-cell>
        </table:table-row>
        <table:table-row table:style-name="ro1">
          <table:table-cell office:value-type="float" office:value="23119461" calcext:value-type="float">
            <text:p>23119461</text:p>
          </table:table-cell>
          <table:table-cell table:formula="of:=[.A1447]/1000/(60*60*24)" office:value-type="time" office:time-value="PT06H25M19.461S" calcext:value-type="time">
            <text:p>06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0.44" calcext:value-type="float">
            <text:p>1560.44</text:p>
          </table:table-cell>
          <table:table-cell office:value-type="float" office:value="1913.76" calcext:value-type="float">
            <text:p>1913.76</text:p>
          </table:table-cell>
        </table:table-row>
        <table:table-row table:style-name="ro1">
          <table:table-cell office:value-type="float" office:value="23135461" calcext:value-type="float">
            <text:p>23135461</text:p>
          </table:table-cell>
          <table:table-cell table:formula="of:=[.A1448]/1000/(60*60*24)" office:value-type="time" office:time-value="PT06H25M35.461S" calcext:value-type="time">
            <text:p>06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1915.02" calcext:value-type="float">
            <text:p>1915.02</text:p>
          </table:table-cell>
        </table:table-row>
        <table:table-row table:style-name="ro1">
          <table:table-cell office:value-type="float" office:value="23151461" calcext:value-type="float">
            <text:p>23151461</text:p>
          </table:table-cell>
          <table:table-cell table:formula="of:=[.A1449]/1000/(60*60*24)" office:value-type="time" office:time-value="PT06H25M51.461S" calcext:value-type="time">
            <text:p>06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2.55" calcext:value-type="float">
            <text:p>1562.55</text:p>
          </table:table-cell>
          <table:table-cell office:value-type="float" office:value="1916.28" calcext:value-type="float">
            <text:p>1916.28</text:p>
          </table:table-cell>
        </table:table-row>
        <table:table-row table:style-name="ro1">
          <table:table-cell office:value-type="float" office:value="23167461" calcext:value-type="float">
            <text:p>23167461</text:p>
          </table:table-cell>
          <table:table-cell table:formula="of:=[.A1450]/1000/(60*60*24)" office:value-type="time" office:time-value="PT06H26M07.461S" calcext:value-type="time">
            <text:p>06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3.6" calcext:value-type="float">
            <text:p>1563.6</text:p>
          </table:table-cell>
          <table:table-cell office:value-type="float" office:value="1917.54" calcext:value-type="float">
            <text:p>1917.54</text:p>
          </table:table-cell>
        </table:table-row>
        <table:table-row table:style-name="ro1">
          <table:table-cell office:value-type="float" office:value="23183461" calcext:value-type="float">
            <text:p>23183461</text:p>
          </table:table-cell>
          <table:table-cell table:formula="of:=[.A1451]/1000/(60*60*24)" office:value-type="time" office:time-value="PT06H26M23.461S" calcext:value-type="time">
            <text:p>06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4.66" calcext:value-type="float">
            <text:p>1564.66</text:p>
          </table:table-cell>
          <table:table-cell office:value-type="float" office:value="1918.8" calcext:value-type="float">
            <text:p>1918.8</text:p>
          </table:table-cell>
        </table:table-row>
        <table:table-row table:style-name="ro1">
          <table:table-cell office:value-type="float" office:value="23199461" calcext:value-type="float">
            <text:p>23199461</text:p>
          </table:table-cell>
          <table:table-cell table:formula="of:=[.A1452]/1000/(60*60*24)" office:value-type="time" office:time-value="PT06H26M39.461S" calcext:value-type="time">
            <text:p>06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65.71" calcext:value-type="float">
            <text:p>1565.71</text:p>
          </table:table-cell>
          <table:table-cell office:value-type="float" office:value="1920.06" calcext:value-type="float">
            <text:p>1920.06</text:p>
          </table:table-cell>
        </table:table-row>
        <table:table-row table:style-name="ro1">
          <table:table-cell office:value-type="float" office:value="23215461" calcext:value-type="float">
            <text:p>23215461</text:p>
          </table:table-cell>
          <table:table-cell table:formula="of:=[.A1453]/1000/(60*60*24)" office:value-type="time" office:time-value="PT06H26M55.461S" calcext:value-type="time">
            <text:p>06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66.77" calcext:value-type="float">
            <text:p>1566.77</text:p>
          </table:table-cell>
          <table:table-cell office:value-type="float" office:value="1921.32" calcext:value-type="float">
            <text:p>1921.32</text:p>
          </table:table-cell>
        </table:table-row>
        <table:table-row table:style-name="ro1">
          <table:table-cell office:value-type="float" office:value="23231461" calcext:value-type="float">
            <text:p>23231461</text:p>
          </table:table-cell>
          <table:table-cell table:formula="of:=[.A1454]/1000/(60*60*24)" office:value-type="time" office:time-value="PT06H27M11.461S" calcext:value-type="time">
            <text:p>06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567.82" calcext:value-type="float">
            <text:p>1567.82</text:p>
          </table:table-cell>
          <table:table-cell office:value-type="float" office:value="1922.58" calcext:value-type="float">
            <text:p>1922.58</text:p>
          </table:table-cell>
        </table:table-row>
        <table:table-row table:style-name="ro1">
          <table:table-cell office:value-type="float" office:value="23247461" calcext:value-type="float">
            <text:p>23247461</text:p>
          </table:table-cell>
          <table:table-cell table:formula="of:=[.A1455]/1000/(60*60*24)" office:value-type="time" office:time-value="PT06H27M27.461S" calcext:value-type="time">
            <text:p>06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68.87" calcext:value-type="float">
            <text:p>1568.87</text:p>
          </table:table-cell>
          <table:table-cell office:value-type="float" office:value="1923.84" calcext:value-type="float">
            <text:p>1923.84</text:p>
          </table:table-cell>
        </table:table-row>
        <table:table-row table:style-name="ro1">
          <table:table-cell office:value-type="float" office:value="23263461" calcext:value-type="float">
            <text:p>23263461</text:p>
          </table:table-cell>
          <table:table-cell table:formula="of:=[.A1456]/1000/(60*60*24)" office:value-type="time" office:time-value="PT06H27M43.461S" calcext:value-type="time">
            <text:p>06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69.93" calcext:value-type="float">
            <text:p>1569.93</text:p>
          </table:table-cell>
          <table:table-cell office:value-type="float" office:value="1925.1" calcext:value-type="float">
            <text:p>1925.1</text:p>
          </table:table-cell>
        </table:table-row>
        <table:table-row table:style-name="ro1">
          <table:table-cell office:value-type="float" office:value="23279461" calcext:value-type="float">
            <text:p>23279461</text:p>
          </table:table-cell>
          <table:table-cell table:formula="of:=[.A1457]/1000/(60*60*24)" office:value-type="time" office:time-value="PT06H27M59.461S" calcext:value-type="time">
            <text:p>06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70.98" calcext:value-type="float">
            <text:p>1570.98</text:p>
          </table:table-cell>
          <table:table-cell office:value-type="float" office:value="1926.36" calcext:value-type="float">
            <text:p>1926.36</text:p>
          </table:table-cell>
        </table:table-row>
        <table:table-row table:style-name="ro1">
          <table:table-cell office:value-type="float" office:value="23295461" calcext:value-type="float">
            <text:p>23295461</text:p>
          </table:table-cell>
          <table:table-cell table:formula="of:=[.A1458]/1000/(60*60*24)" office:value-type="time" office:time-value="PT06H28M15.461S" calcext:value-type="time">
            <text:p>06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72.04" calcext:value-type="float">
            <text:p>1572.04</text:p>
          </table:table-cell>
          <table:table-cell office:value-type="float" office:value="1927.62" calcext:value-type="float">
            <text:p>1927.62</text:p>
          </table:table-cell>
        </table:table-row>
        <table:table-row table:style-name="ro1">
          <table:table-cell office:value-type="float" office:value="23311461" calcext:value-type="float">
            <text:p>23311461</text:p>
          </table:table-cell>
          <table:table-cell table:formula="of:=[.A1459]/1000/(60*60*24)" office:value-type="time" office:time-value="PT06H28M31.461S" calcext:value-type="time">
            <text:p>06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73.09" calcext:value-type="float">
            <text:p>1573.09</text:p>
          </table:table-cell>
          <table:table-cell office:value-type="float" office:value="1928.88" calcext:value-type="float">
            <text:p>1928.88</text:p>
          </table:table-cell>
        </table:table-row>
        <table:table-row table:style-name="ro1">
          <table:table-cell office:value-type="float" office:value="23327461" calcext:value-type="float">
            <text:p>23327461</text:p>
          </table:table-cell>
          <table:table-cell table:formula="of:=[.A1460]/1000/(60*60*24)" office:value-type="time" office:time-value="PT06H28M47.461S" calcext:value-type="time">
            <text:p>06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74.15" calcext:value-type="float">
            <text:p>1574.15</text:p>
          </table:table-cell>
          <table:table-cell office:value-type="float" office:value="1930.14" calcext:value-type="float">
            <text:p>1930.14</text:p>
          </table:table-cell>
        </table:table-row>
        <table:table-row table:style-name="ro1">
          <table:table-cell office:value-type="float" office:value="23343461" calcext:value-type="float">
            <text:p>23343461</text:p>
          </table:table-cell>
          <table:table-cell table:formula="of:=[.A1461]/1000/(60*60*24)" office:value-type="time" office:time-value="PT06H29M03.461S" calcext:value-type="time">
            <text:p>06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75.2" calcext:value-type="float">
            <text:p>1575.2</text:p>
          </table:table-cell>
          <table:table-cell office:value-type="float" office:value="1931.4" calcext:value-type="float">
            <text:p>1931.4</text:p>
          </table:table-cell>
        </table:table-row>
        <table:table-row table:style-name="ro1">
          <table:table-cell office:value-type="float" office:value="23359461" calcext:value-type="float">
            <text:p>23359461</text:p>
          </table:table-cell>
          <table:table-cell table:formula="of:=[.A1462]/1000/(60*60*24)" office:value-type="time" office:time-value="PT06H29M19.461S" calcext:value-type="time">
            <text:p>06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76.25" calcext:value-type="float">
            <text:p>1576.25</text:p>
          </table:table-cell>
          <table:table-cell office:value-type="float" office:value="1932.65" calcext:value-type="float">
            <text:p>1932.65</text:p>
          </table:table-cell>
        </table:table-row>
        <table:table-row table:style-name="ro1">
          <table:table-cell office:value-type="float" office:value="23375461" calcext:value-type="float">
            <text:p>23375461</text:p>
          </table:table-cell>
          <table:table-cell table:formula="of:=[.A1463]/1000/(60*60*24)" office:value-type="time" office:time-value="PT06H29M35.461S" calcext:value-type="time">
            <text:p>06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77.31" calcext:value-type="float">
            <text:p>1577.31</text:p>
          </table:table-cell>
          <table:table-cell office:value-type="float" office:value="1933.91" calcext:value-type="float">
            <text:p>1933.91</text:p>
          </table:table-cell>
        </table:table-row>
        <table:table-row table:style-name="ro1">
          <table:table-cell office:value-type="float" office:value="23391461" calcext:value-type="float">
            <text:p>23391461</text:p>
          </table:table-cell>
          <table:table-cell table:formula="of:=[.A1464]/1000/(60*60*24)" office:value-type="time" office:time-value="PT06H29M51.461S" calcext:value-type="time">
            <text:p>06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78.36" calcext:value-type="float">
            <text:p>1578.36</text:p>
          </table:table-cell>
          <table:table-cell office:value-type="float" office:value="1935.17" calcext:value-type="float">
            <text:p>1935.17</text:p>
          </table:table-cell>
        </table:table-row>
        <table:table-row table:style-name="ro1">
          <table:table-cell office:value-type="float" office:value="23407461" calcext:value-type="float">
            <text:p>23407461</text:p>
          </table:table-cell>
          <table:table-cell table:formula="of:=[.A1465]/1000/(60*60*24)" office:value-type="time" office:time-value="PT06H30M07.461S" calcext:value-type="time">
            <text:p>06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579.41" calcext:value-type="float">
            <text:p>1579.41</text:p>
          </table:table-cell>
          <table:table-cell office:value-type="float" office:value="1936.43" calcext:value-type="float">
            <text:p>1936.43</text:p>
          </table:table-cell>
        </table:table-row>
        <table:table-row table:style-name="ro1">
          <table:table-cell office:value-type="float" office:value="23423461" calcext:value-type="float">
            <text:p>23423461</text:p>
          </table:table-cell>
          <table:table-cell table:formula="of:=[.A1466]/1000/(60*60*24)" office:value-type="time" office:time-value="PT06H30M23.461S" calcext:value-type="time">
            <text:p>06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80.47" calcext:value-type="float">
            <text:p>1580.47</text:p>
          </table:table-cell>
          <table:table-cell office:value-type="float" office:value="1937.69" calcext:value-type="float">
            <text:p>1937.69</text:p>
          </table:table-cell>
        </table:table-row>
        <table:table-row table:style-name="ro1">
          <table:table-cell office:value-type="float" office:value="23439461" calcext:value-type="float">
            <text:p>23439461</text:p>
          </table:table-cell>
          <table:table-cell table:formula="of:=[.A1467]/1000/(60*60*24)" office:value-type="time" office:time-value="PT06H30M39.461S" calcext:value-type="time">
            <text:p>06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81.52" calcext:value-type="float">
            <text:p>1581.52</text:p>
          </table:table-cell>
          <table:table-cell office:value-type="float" office:value="1938.95" calcext:value-type="float">
            <text:p>1938.95</text:p>
          </table:table-cell>
        </table:table-row>
        <table:table-row table:style-name="ro1">
          <table:table-cell office:value-type="float" office:value="23455461" calcext:value-type="float">
            <text:p>23455461</text:p>
          </table:table-cell>
          <table:table-cell table:formula="of:=[.A1468]/1000/(60*60*24)" office:value-type="time" office:time-value="PT06H30M55.461S" calcext:value-type="time">
            <text:p>06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82.57" calcext:value-type="float">
            <text:p>1582.57</text:p>
          </table:table-cell>
          <table:table-cell office:value-type="float" office:value="1940.21" calcext:value-type="float">
            <text:p>1940.21</text:p>
          </table:table-cell>
        </table:table-row>
        <table:table-row table:style-name="ro1">
          <table:table-cell office:value-type="float" office:value="23471461" calcext:value-type="float">
            <text:p>23471461</text:p>
          </table:table-cell>
          <table:table-cell table:formula="of:=[.A1469]/1000/(60*60*24)" office:value-type="time" office:time-value="PT06H31M11.461S" calcext:value-type="time">
            <text:p>06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83.63" calcext:value-type="float">
            <text:p>1583.63</text:p>
          </table:table-cell>
          <table:table-cell office:value-type="float" office:value="1941.47" calcext:value-type="float">
            <text:p>1941.47</text:p>
          </table:table-cell>
        </table:table-row>
        <table:table-row table:style-name="ro1">
          <table:table-cell office:value-type="float" office:value="23487461" calcext:value-type="float">
            <text:p>23487461</text:p>
          </table:table-cell>
          <table:table-cell table:formula="of:=[.A1470]/1000/(60*60*24)" office:value-type="time" office:time-value="PT06H31M27.461S" calcext:value-type="time">
            <text:p>06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84.68" calcext:value-type="float">
            <text:p>1584.68</text:p>
          </table:table-cell>
          <table:table-cell office:value-type="float" office:value="1942.73" calcext:value-type="float">
            <text:p>1942.73</text:p>
          </table:table-cell>
        </table:table-row>
        <table:table-row table:style-name="ro1">
          <table:table-cell office:value-type="float" office:value="23503461" calcext:value-type="float">
            <text:p>23503461</text:p>
          </table:table-cell>
          <table:table-cell table:formula="of:=[.A1471]/1000/(60*60*24)" office:value-type="time" office:time-value="PT06H31M43.461S" calcext:value-type="time">
            <text:p>06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85.73" calcext:value-type="float">
            <text:p>1585.73</text:p>
          </table:table-cell>
          <table:table-cell office:value-type="float" office:value="1943.99" calcext:value-type="float">
            <text:p>1943.99</text:p>
          </table:table-cell>
        </table:table-row>
        <table:table-row table:style-name="ro1">
          <table:table-cell office:value-type="float" office:value="23519461" calcext:value-type="float">
            <text:p>23519461</text:p>
          </table:table-cell>
          <table:table-cell table:formula="of:=[.A1472]/1000/(60*60*24)" office:value-type="time" office:time-value="PT06H31M59.461S" calcext:value-type="time">
            <text:p>06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86.79" calcext:value-type="float">
            <text:p>1586.79</text:p>
          </table:table-cell>
          <table:table-cell office:value-type="float" office:value="1945.25" calcext:value-type="float">
            <text:p>1945.25</text:p>
          </table:table-cell>
        </table:table-row>
        <table:table-row table:style-name="ro1">
          <table:table-cell office:value-type="float" office:value="23535461" calcext:value-type="float">
            <text:p>23535461</text:p>
          </table:table-cell>
          <table:table-cell table:formula="of:=[.A1473]/1000/(60*60*24)" office:value-type="time" office:time-value="PT06H32M15.461S" calcext:value-type="time">
            <text:p>06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87.84" calcext:value-type="float">
            <text:p>1587.84</text:p>
          </table:table-cell>
          <table:table-cell office:value-type="float" office:value="1946.51" calcext:value-type="float">
            <text:p>1946.51</text:p>
          </table:table-cell>
        </table:table-row>
        <table:table-row table:style-name="ro1">
          <table:table-cell office:value-type="float" office:value="23551461" calcext:value-type="float">
            <text:p>23551461</text:p>
          </table:table-cell>
          <table:table-cell table:formula="of:=[.A1474]/1000/(60*60*24)" office:value-type="time" office:time-value="PT06H32M31.461S" calcext:value-type="time">
            <text:p>06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88.89" calcext:value-type="float">
            <text:p>1588.89</text:p>
          </table:table-cell>
          <table:table-cell office:value-type="float" office:value="1947.77" calcext:value-type="float">
            <text:p>1947.77</text:p>
          </table:table-cell>
        </table:table-row>
        <table:table-row table:style-name="ro1">
          <table:table-cell office:value-type="float" office:value="23567461" calcext:value-type="float">
            <text:p>23567461</text:p>
          </table:table-cell>
          <table:table-cell table:formula="of:=[.A1475]/1000/(60*60*24)" office:value-type="time" office:time-value="PT06H32M47.461S" calcext:value-type="time">
            <text:p>06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589.94" calcext:value-type="float">
            <text:p>1589.94</text:p>
          </table:table-cell>
          <table:table-cell office:value-type="float" office:value="1949.03" calcext:value-type="float">
            <text:p>1949.03</text:p>
          </table:table-cell>
        </table:table-row>
        <table:table-row table:style-name="ro1">
          <table:table-cell office:value-type="float" office:value="23583461" calcext:value-type="float">
            <text:p>23583461</text:p>
          </table:table-cell>
          <table:table-cell table:formula="of:=[.A1476]/1000/(60*60*24)" office:value-type="time" office:time-value="PT06H33M03.461S" calcext:value-type="time">
            <text:p>06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591" calcext:value-type="float">
            <text:p>1591</text:p>
          </table:table-cell>
          <table:table-cell office:value-type="float" office:value="1950.28" calcext:value-type="float">
            <text:p>1950.28</text:p>
          </table:table-cell>
        </table:table-row>
        <table:table-row table:style-name="ro1">
          <table:table-cell office:value-type="float" office:value="23599461" calcext:value-type="float">
            <text:p>23599461</text:p>
          </table:table-cell>
          <table:table-cell table:formula="of:=[.A1477]/1000/(60*60*24)" office:value-type="time" office:time-value="PT06H33M19.461S" calcext:value-type="time">
            <text:p>06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92.05" calcext:value-type="float">
            <text:p>1592.05</text:p>
          </table:table-cell>
          <table:table-cell office:value-type="float" office:value="1951.54" calcext:value-type="float">
            <text:p>1951.54</text:p>
          </table:table-cell>
        </table:table-row>
        <table:table-row table:style-name="ro1">
          <table:table-cell office:value-type="float" office:value="23615461" calcext:value-type="float">
            <text:p>23615461</text:p>
          </table:table-cell>
          <table:table-cell table:formula="of:=[.A1478]/1000/(60*60*24)" office:value-type="time" office:time-value="PT06H33M35.461S" calcext:value-type="time">
            <text:p>06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93.1" calcext:value-type="float">
            <text:p>1593.1</text:p>
          </table:table-cell>
          <table:table-cell office:value-type="float" office:value="1952.8" calcext:value-type="float">
            <text:p>1952.8</text:p>
          </table:table-cell>
        </table:table-row>
        <table:table-row table:style-name="ro1">
          <table:table-cell office:value-type="float" office:value="23631461" calcext:value-type="float">
            <text:p>23631461</text:p>
          </table:table-cell>
          <table:table-cell table:formula="of:=[.A1479]/1000/(60*60*24)" office:value-type="time" office:time-value="PT06H33M51.461S" calcext:value-type="time">
            <text:p>06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954.06" calcext:value-type="float">
            <text:p>1954.06</text:p>
          </table:table-cell>
        </table:table-row>
        <table:table-row table:style-name="ro1">
          <table:table-cell office:value-type="float" office:value="23647461" calcext:value-type="float">
            <text:p>23647461</text:p>
          </table:table-cell>
          <table:table-cell table:formula="of:=[.A1480]/1000/(60*60*24)" office:value-type="time" office:time-value="PT06H34M07.461S" calcext:value-type="time">
            <text:p>06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95.21" calcext:value-type="float">
            <text:p>1595.21</text:p>
          </table:table-cell>
          <table:table-cell office:value-type="float" office:value="1955.32" calcext:value-type="float">
            <text:p>1955.32</text:p>
          </table:table-cell>
        </table:table-row>
        <table:table-row table:style-name="ro1">
          <table:table-cell office:value-type="float" office:value="23663461" calcext:value-type="float">
            <text:p>23663461</text:p>
          </table:table-cell>
          <table:table-cell table:formula="of:=[.A1481]/1000/(60*60*24)" office:value-type="time" office:time-value="PT06H34M23.461S" calcext:value-type="time">
            <text:p>06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96.26" calcext:value-type="float">
            <text:p>1596.26</text:p>
          </table:table-cell>
          <table:table-cell office:value-type="float" office:value="1956.58" calcext:value-type="float">
            <text:p>1956.58</text:p>
          </table:table-cell>
        </table:table-row>
        <table:table-row table:style-name="ro1">
          <table:table-cell office:value-type="float" office:value="23679461" calcext:value-type="float">
            <text:p>23679461</text:p>
          </table:table-cell>
          <table:table-cell table:formula="of:=[.A1482]/1000/(60*60*24)" office:value-type="time" office:time-value="PT06H34M39.461S" calcext:value-type="time">
            <text:p>06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97.31" calcext:value-type="float">
            <text:p>1597.31</text:p>
          </table:table-cell>
          <table:table-cell office:value-type="float" office:value="1957.83" calcext:value-type="float">
            <text:p>1957.83</text:p>
          </table:table-cell>
        </table:table-row>
        <table:table-row table:style-name="ro1">
          <table:table-cell office:value-type="float" office:value="23695461" calcext:value-type="float">
            <text:p>23695461</text:p>
          </table:table-cell>
          <table:table-cell table:formula="of:=[.A1483]/1000/(60*60*24)" office:value-type="time" office:time-value="PT06H34M55.461S" calcext:value-type="time">
            <text:p>06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98.37" calcext:value-type="float">
            <text:p>1598.37</text:p>
          </table:table-cell>
          <table:table-cell office:value-type="float" office:value="1959.09" calcext:value-type="float">
            <text:p>1959.09</text:p>
          </table:table-cell>
        </table:table-row>
        <table:table-row table:style-name="ro1">
          <table:table-cell office:value-type="float" office:value="23711461" calcext:value-type="float">
            <text:p>23711461</text:p>
          </table:table-cell>
          <table:table-cell table:formula="of:=[.A1484]/1000/(60*60*24)" office:value-type="time" office:time-value="PT06H35M11.461S" calcext:value-type="time">
            <text:p>06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99.42" calcext:value-type="float">
            <text:p>1599.42</text:p>
          </table:table-cell>
          <table:table-cell office:value-type="float" office:value="1960.35" calcext:value-type="float">
            <text:p>1960.35</text:p>
          </table:table-cell>
        </table:table-row>
        <table:table-row table:style-name="ro1">
          <table:table-cell office:value-type="float" office:value="23727461" calcext:value-type="float">
            <text:p>23727461</text:p>
          </table:table-cell>
          <table:table-cell table:formula="of:=[.A1485]/1000/(60*60*24)" office:value-type="time" office:time-value="PT06H35M27.461S" calcext:value-type="time">
            <text:p>06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600.47" calcext:value-type="float">
            <text:p>1600.47</text:p>
          </table:table-cell>
          <table:table-cell office:value-type="float" office:value="1961.61" calcext:value-type="float">
            <text:p>1961.61</text:p>
          </table:table-cell>
        </table:table-row>
        <table:table-row table:style-name="ro1">
          <table:table-cell office:value-type="float" office:value="23743461" calcext:value-type="float">
            <text:p>23743461</text:p>
          </table:table-cell>
          <table:table-cell table:formula="of:=[.A1486]/1000/(60*60*24)" office:value-type="time" office:time-value="PT06H35M43.461S" calcext:value-type="time">
            <text:p>06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601.52" calcext:value-type="float">
            <text:p>1601.52</text:p>
          </table:table-cell>
          <table:table-cell office:value-type="float" office:value="1962.86" calcext:value-type="float">
            <text:p>1962.86</text:p>
          </table:table-cell>
        </table:table-row>
        <table:table-row table:style-name="ro1">
          <table:table-cell office:value-type="float" office:value="23759461" calcext:value-type="float">
            <text:p>23759461</text:p>
          </table:table-cell>
          <table:table-cell table:formula="of:=[.A1487]/1000/(60*60*24)" office:value-type="time" office:time-value="PT06H35M59.461S" calcext:value-type="time">
            <text:p>06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602.58" calcext:value-type="float">
            <text:p>1602.58</text:p>
          </table:table-cell>
          <table:table-cell office:value-type="float" office:value="1964.12" calcext:value-type="float">
            <text:p>1964.12</text:p>
          </table:table-cell>
        </table:table-row>
        <table:table-row table:style-name="ro1">
          <table:table-cell office:value-type="float" office:value="23775461" calcext:value-type="float">
            <text:p>23775461</text:p>
          </table:table-cell>
          <table:table-cell table:formula="of:=[.A1488]/1000/(60*60*24)" office:value-type="time" office:time-value="PT06H36M15.461S" calcext:value-type="time">
            <text:p>06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603.63" calcext:value-type="float">
            <text:p>1603.63</text:p>
          </table:table-cell>
          <table:table-cell office:value-type="float" office:value="1965.37" calcext:value-type="float">
            <text:p>1965.37</text:p>
          </table:table-cell>
        </table:table-row>
        <table:table-row table:style-name="ro1">
          <table:table-cell office:value-type="float" office:value="23791461" calcext:value-type="float">
            <text:p>23791461</text:p>
          </table:table-cell>
          <table:table-cell table:formula="of:=[.A1489]/1000/(60*60*24)" office:value-type="time" office:time-value="PT06H36M31.461S" calcext:value-type="time">
            <text:p>06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604.68" calcext:value-type="float">
            <text:p>1604.68</text:p>
          </table:table-cell>
          <table:table-cell office:value-type="float" office:value="1966.63" calcext:value-type="float">
            <text:p>1966.63</text:p>
          </table:table-cell>
        </table:table-row>
        <table:table-row table:style-name="ro1">
          <table:table-cell office:value-type="float" office:value="23807461" calcext:value-type="float">
            <text:p>23807461</text:p>
          </table:table-cell>
          <table:table-cell table:formula="of:=[.A1490]/1000/(60*60*24)" office:value-type="time" office:time-value="PT06H36M47.461S" calcext:value-type="time">
            <text:p>06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05.73" calcext:value-type="float">
            <text:p>1605.73</text:p>
          </table:table-cell>
          <table:table-cell office:value-type="float" office:value="1967.89" calcext:value-type="float">
            <text:p>1967.89</text:p>
          </table:table-cell>
        </table:table-row>
        <table:table-row table:style-name="ro1">
          <table:table-cell office:value-type="float" office:value="23823461" calcext:value-type="float">
            <text:p>23823461</text:p>
          </table:table-cell>
          <table:table-cell table:formula="of:=[.A1491]/1000/(60*60*24)" office:value-type="time" office:time-value="PT06H37M03.461S" calcext:value-type="time">
            <text:p>06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1969.14" calcext:value-type="float">
            <text:p>1969.14</text:p>
          </table:table-cell>
        </table:table-row>
        <table:table-row table:style-name="ro1">
          <table:table-cell office:value-type="float" office:value="23839461" calcext:value-type="float">
            <text:p>23839461</text:p>
          </table:table-cell>
          <table:table-cell table:formula="of:=[.A1492]/1000/(60*60*24)" office:value-type="time" office:time-value="PT06H37M19.461S" calcext:value-type="time">
            <text:p>06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970.4" calcext:value-type="float">
            <text:p>1970.4</text:p>
          </table:table-cell>
        </table:table-row>
        <table:table-row table:style-name="ro1">
          <table:table-cell office:value-type="float" office:value="23855461" calcext:value-type="float">
            <text:p>23855461</text:p>
          </table:table-cell>
          <table:table-cell table:formula="of:=[.A1493]/1000/(60*60*24)" office:value-type="time" office:time-value="PT06H37M35.461S" calcext:value-type="time">
            <text:p>06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08.89" calcext:value-type="float">
            <text:p>1608.89</text:p>
          </table:table-cell>
          <table:table-cell office:value-type="float" office:value="1971.66" calcext:value-type="float">
            <text:p>1971.66</text:p>
          </table:table-cell>
        </table:table-row>
        <table:table-row table:style-name="ro1">
          <table:table-cell office:value-type="float" office:value="23871461" calcext:value-type="float">
            <text:p>23871461</text:p>
          </table:table-cell>
          <table:table-cell table:formula="of:=[.A1494]/1000/(60*60*24)" office:value-type="time" office:time-value="PT06H37M51.461S" calcext:value-type="time">
            <text:p>06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609.94" calcext:value-type="float">
            <text:p>1609.94</text:p>
          </table:table-cell>
          <table:table-cell office:value-type="float" office:value="1972.91" calcext:value-type="float">
            <text:p>1972.91</text:p>
          </table:table-cell>
        </table:table-row>
        <table:table-row table:style-name="ro1">
          <table:table-cell office:value-type="float" office:value="23887461" calcext:value-type="float">
            <text:p>23887461</text:p>
          </table:table-cell>
          <table:table-cell table:formula="of:=[.A1495]/1000/(60*60*24)" office:value-type="time" office:time-value="PT06H38M07.461S" calcext:value-type="time">
            <text:p>06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11" calcext:value-type="float">
            <text:p>1611</text:p>
          </table:table-cell>
          <table:table-cell office:value-type="float" office:value="1974.17" calcext:value-type="float">
            <text:p>1974.17</text:p>
          </table:table-cell>
        </table:table-row>
        <table:table-row table:style-name="ro1">
          <table:table-cell office:value-type="float" office:value="23903461" calcext:value-type="float">
            <text:p>23903461</text:p>
          </table:table-cell>
          <table:table-cell table:formula="of:=[.A1496]/1000/(60*60*24)" office:value-type="time" office:time-value="PT06H38M23.461S" calcext:value-type="time">
            <text:p>06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12.05" calcext:value-type="float">
            <text:p>1612.05</text:p>
          </table:table-cell>
          <table:table-cell office:value-type="float" office:value="1975.42" calcext:value-type="float">
            <text:p>1975.42</text:p>
          </table:table-cell>
        </table:table-row>
        <table:table-row table:style-name="ro1">
          <table:table-cell office:value-type="float" office:value="23919461" calcext:value-type="float">
            <text:p>23919461</text:p>
          </table:table-cell>
          <table:table-cell table:formula="of:=[.A1497]/1000/(60*60*24)" office:value-type="time" office:time-value="PT06H38M39.461S" calcext:value-type="time">
            <text:p>06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613.1" calcext:value-type="float">
            <text:p>1613.1</text:p>
          </table:table-cell>
          <table:table-cell office:value-type="float" office:value="1976.68" calcext:value-type="float">
            <text:p>1976.68</text:p>
          </table:table-cell>
        </table:table-row>
        <table:table-row table:style-name="ro1">
          <table:table-cell office:value-type="float" office:value="23935461" calcext:value-type="float">
            <text:p>23935461</text:p>
          </table:table-cell>
          <table:table-cell table:formula="of:=[.A1498]/1000/(60*60*24)" office:value-type="time" office:time-value="PT06H38M55.461S" calcext:value-type="time">
            <text:p>06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14.15" calcext:value-type="float">
            <text:p>1614.15</text:p>
          </table:table-cell>
          <table:table-cell office:value-type="float" office:value="1977.93" calcext:value-type="float">
            <text:p>1977.93</text:p>
          </table:table-cell>
        </table:table-row>
        <table:table-row table:style-name="ro1">
          <table:table-cell office:value-type="float" office:value="23951461" calcext:value-type="float">
            <text:p>23951461</text:p>
          </table:table-cell>
          <table:table-cell table:formula="of:=[.A1499]/1000/(60*60*24)" office:value-type="time" office:time-value="PT06H39M11.461S" calcext:value-type="time">
            <text:p>06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15.21" calcext:value-type="float">
            <text:p>1615.21</text:p>
          </table:table-cell>
          <table:table-cell office:value-type="float" office:value="1979.19" calcext:value-type="float">
            <text:p>1979.19</text:p>
          </table:table-cell>
        </table:table-row>
        <table:table-row table:style-name="ro1">
          <table:table-cell office:value-type="float" office:value="23967461" calcext:value-type="float">
            <text:p>23967461</text:p>
          </table:table-cell>
          <table:table-cell table:formula="of:=[.A1500]/1000/(60*60*24)" office:value-type="time" office:time-value="PT06H39M27.461S" calcext:value-type="time">
            <text:p>06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616.26" calcext:value-type="float">
            <text:p>1616.26</text:p>
          </table:table-cell>
          <table:table-cell office:value-type="float" office:value="1980.44" calcext:value-type="float">
            <text:p>1980.44</text:p>
          </table:table-cell>
        </table:table-row>
        <table:table-row table:style-name="ro1">
          <table:table-cell office:value-type="float" office:value="23983461" calcext:value-type="float">
            <text:p>23983461</text:p>
          </table:table-cell>
          <table:table-cell table:formula="of:=[.A1501]/1000/(60*60*24)" office:value-type="time" office:time-value="PT06H39M43.461S" calcext:value-type="time">
            <text:p>06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617.31" calcext:value-type="float">
            <text:p>1617.31</text:p>
          </table:table-cell>
          <table:table-cell office:value-type="float" office:value="1981.7" calcext:value-type="float">
            <text:p>1981.7</text:p>
          </table:table-cell>
        </table:table-row>
        <table:table-row table:style-name="ro1">
          <table:table-cell office:value-type="float" office:value="23999461" calcext:value-type="float">
            <text:p>23999461</text:p>
          </table:table-cell>
          <table:table-cell table:formula="of:=[.A1502]/1000/(60*60*24)" office:value-type="time" office:time-value="PT06H39M59.461S" calcext:value-type="time">
            <text:p>06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618.36" calcext:value-type="float">
            <text:p>1618.36</text:p>
          </table:table-cell>
          <table:table-cell office:value-type="float" office:value="1982.95" calcext:value-type="float">
            <text:p>1982.95</text:p>
          </table:table-cell>
        </table:table-row>
        <table:table-row table:style-name="ro1">
          <table:table-cell office:value-type="float" office:value="24015461" calcext:value-type="float">
            <text:p>24015461</text:p>
          </table:table-cell>
          <table:table-cell table:formula="of:=[.A1503]/1000/(60*60*24)" office:value-type="time" office:time-value="PT06H40M15.461S" calcext:value-type="time">
            <text:p>06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619.41" calcext:value-type="float">
            <text:p>1619.41</text:p>
          </table:table-cell>
          <table:table-cell office:value-type="float" office:value="1984.21" calcext:value-type="float">
            <text:p>1984.21</text:p>
          </table:table-cell>
        </table:table-row>
        <table:table-row table:style-name="ro1">
          <table:table-cell office:value-type="float" office:value="24031461" calcext:value-type="float">
            <text:p>24031461</text:p>
          </table:table-cell>
          <table:table-cell table:formula="of:=[.A1504]/1000/(60*60*24)" office:value-type="time" office:time-value="PT06H40M31.461S" calcext:value-type="time">
            <text:p>06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620.46" calcext:value-type="float">
            <text:p>1620.46</text:p>
          </table:table-cell>
          <table:table-cell office:value-type="float" office:value="1985.46" calcext:value-type="float">
            <text:p>1985.46</text:p>
          </table:table-cell>
        </table:table-row>
        <table:table-row table:style-name="ro1">
          <table:table-cell office:value-type="float" office:value="24047461" calcext:value-type="float">
            <text:p>24047461</text:p>
          </table:table-cell>
          <table:table-cell table:formula="of:=[.A1505]/1000/(60*60*24)" office:value-type="time" office:time-value="PT06H40M47.461S" calcext:value-type="time">
            <text:p>06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621.51" calcext:value-type="float">
            <text:p>1621.51</text:p>
          </table:table-cell>
          <table:table-cell office:value-type="float" office:value="1986.72" calcext:value-type="float">
            <text:p>1986.72</text:p>
          </table:table-cell>
        </table:table-row>
        <table:table-row table:style-name="ro1">
          <table:table-cell office:value-type="float" office:value="24063461" calcext:value-type="float">
            <text:p>24063461</text:p>
          </table:table-cell>
          <table:table-cell table:formula="of:=[.A1506]/1000/(60*60*24)" office:value-type="time" office:time-value="PT06H41M03.461S" calcext:value-type="time">
            <text:p>06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622.57" calcext:value-type="float">
            <text:p>1622.57</text:p>
          </table:table-cell>
          <table:table-cell office:value-type="float" office:value="1987.97" calcext:value-type="float">
            <text:p>1987.97</text:p>
          </table:table-cell>
        </table:table-row>
        <table:table-row table:style-name="ro1">
          <table:table-cell office:value-type="float" office:value="24079461" calcext:value-type="float">
            <text:p>24079461</text:p>
          </table:table-cell>
          <table:table-cell table:formula="of:=[.A1507]/1000/(60*60*24)" office:value-type="time" office:time-value="PT06H41M19.461S" calcext:value-type="time">
            <text:p>06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623.62" calcext:value-type="float">
            <text:p>1623.62</text:p>
          </table:table-cell>
          <table:table-cell office:value-type="float" office:value="1989.22" calcext:value-type="float">
            <text:p>1989.22</text:p>
          </table:table-cell>
        </table:table-row>
        <table:table-row table:style-name="ro1">
          <table:table-cell office:value-type="float" office:value="24095461" calcext:value-type="float">
            <text:p>24095461</text:p>
          </table:table-cell>
          <table:table-cell table:formula="of:=[.A1508]/1000/(60*60*24)" office:value-type="time" office:time-value="PT06H41M35.461S" calcext:value-type="time">
            <text:p>06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624.67" calcext:value-type="float">
            <text:p>1624.67</text:p>
          </table:table-cell>
          <table:table-cell office:value-type="float" office:value="1990.48" calcext:value-type="float">
            <text:p>1990.48</text:p>
          </table:table-cell>
        </table:table-row>
        <table:table-row table:style-name="ro1">
          <table:table-cell office:value-type="float" office:value="24111461" calcext:value-type="float">
            <text:p>24111461</text:p>
          </table:table-cell>
          <table:table-cell table:formula="of:=[.A1509]/1000/(60*60*24)" office:value-type="time" office:time-value="PT06H41M51.461S" calcext:value-type="time">
            <text:p>06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25.72" calcext:value-type="float">
            <text:p>1625.72</text:p>
          </table:table-cell>
          <table:table-cell office:value-type="float" office:value="1991.73" calcext:value-type="float">
            <text:p>1991.73</text:p>
          </table:table-cell>
        </table:table-row>
        <table:table-row table:style-name="ro1">
          <table:table-cell office:value-type="float" office:value="24127461" calcext:value-type="float">
            <text:p>24127461</text:p>
          </table:table-cell>
          <table:table-cell table:formula="of:=[.A1510]/1000/(60*60*24)" office:value-type="time" office:time-value="PT06H42M07.461S" calcext:value-type="time">
            <text:p>06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26.77" calcext:value-type="float">
            <text:p>1626.77</text:p>
          </table:table-cell>
          <table:table-cell office:value-type="float" office:value="1992.98" calcext:value-type="float">
            <text:p>1992.98</text:p>
          </table:table-cell>
        </table:table-row>
        <table:table-row table:style-name="ro1">
          <table:table-cell office:value-type="float" office:value="24143461" calcext:value-type="float">
            <text:p>24143461</text:p>
          </table:table-cell>
          <table:table-cell table:formula="of:=[.A1511]/1000/(60*60*24)" office:value-type="time" office:time-value="PT06H42M23.461S" calcext:value-type="time">
            <text:p>06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27.82" calcext:value-type="float">
            <text:p>1627.82</text:p>
          </table:table-cell>
          <table:table-cell office:value-type="float" office:value="1994.24" calcext:value-type="float">
            <text:p>1994.24</text:p>
          </table:table-cell>
        </table:table-row>
        <table:table-row table:style-name="ro1">
          <table:table-cell office:value-type="float" office:value="24159461" calcext:value-type="float">
            <text:p>24159461</text:p>
          </table:table-cell>
          <table:table-cell table:formula="of:=[.A1512]/1000/(60*60*24)" office:value-type="time" office:time-value="PT06H42M39.461S" calcext:value-type="time">
            <text:p>06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28.87" calcext:value-type="float">
            <text:p>1628.87</text:p>
          </table:table-cell>
          <table:table-cell office:value-type="float" office:value="1995.49" calcext:value-type="float">
            <text:p>1995.49</text:p>
          </table:table-cell>
        </table:table-row>
        <table:table-row table:style-name="ro1">
          <table:table-cell office:value-type="float" office:value="24175461" calcext:value-type="float">
            <text:p>24175461</text:p>
          </table:table-cell>
          <table:table-cell table:formula="of:=[.A1513]/1000/(60*60*24)" office:value-type="time" office:time-value="PT06H42M55.461S" calcext:value-type="time">
            <text:p>06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4" calcext:value-type="float">
            <text:p>281.94</text:p>
          </table:table-cell>
          <table:table-cell office:value-type="float" office:value="1629.92" calcext:value-type="float">
            <text:p>1629.92</text:p>
          </table:table-cell>
          <table:table-cell office:value-type="float" office:value="1996.74" calcext:value-type="float">
            <text:p>1996.74</text:p>
          </table:table-cell>
        </table:table-row>
        <table:table-row table:style-name="ro1">
          <table:table-cell office:value-type="float" office:value="24191461" calcext:value-type="float">
            <text:p>24191461</text:p>
          </table:table-cell>
          <table:table-cell table:formula="of:=[.A1514]/1000/(60*60*24)" office:value-type="time" office:time-value="PT06H43M11.461S" calcext:value-type="time">
            <text:p>06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30.97" calcext:value-type="float">
            <text:p>1630.97</text:p>
          </table:table-cell>
          <table:table-cell office:value-type="float" office:value="1997.99" calcext:value-type="float">
            <text:p>1997.99</text:p>
          </table:table-cell>
        </table:table-row>
        <table:table-row table:style-name="ro1">
          <table:table-cell office:value-type="float" office:value="24207461" calcext:value-type="float">
            <text:p>24207461</text:p>
          </table:table-cell>
          <table:table-cell table:formula="of:=[.A1515]/1000/(60*60*24)" office:value-type="time" office:time-value="PT06H43M27.461S" calcext:value-type="time">
            <text:p>06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32.02" calcext:value-type="float">
            <text:p>1632.02</text:p>
          </table:table-cell>
          <table:table-cell office:value-type="float" office:value="1999.25" calcext:value-type="float">
            <text:p>1999.25</text:p>
          </table:table-cell>
        </table:table-row>
        <table:table-row table:style-name="ro1">
          <table:table-cell office:value-type="float" office:value="24223461" calcext:value-type="float">
            <text:p>24223461</text:p>
          </table:table-cell>
          <table:table-cell table:formula="of:=[.A1516]/1000/(60*60*24)" office:value-type="time" office:time-value="PT06H43M43.461S" calcext:value-type="time">
            <text:p>06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633.08" calcext:value-type="float">
            <text:p>1633.08</text:p>
          </table:table-cell>
          <table:table-cell office:value-type="float" office:value="2000.5" calcext:value-type="float">
            <text:p>2000.5</text:p>
          </table:table-cell>
        </table:table-row>
        <table:table-row table:style-name="ro1">
          <table:table-cell office:value-type="float" office:value="24239461" calcext:value-type="float">
            <text:p>24239461</text:p>
          </table:table-cell>
          <table:table-cell table:formula="of:=[.A1517]/1000/(60*60*24)" office:value-type="time" office:time-value="PT06H43M59.461S" calcext:value-type="time">
            <text:p>06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634.13" calcext:value-type="float">
            <text:p>1634.13</text:p>
          </table:table-cell>
          <table:table-cell office:value-type="float" office:value="2001.75" calcext:value-type="float">
            <text:p>2001.75</text:p>
          </table:table-cell>
        </table:table-row>
        <table:table-row table:style-name="ro1">
          <table:table-cell office:value-type="float" office:value="24255461" calcext:value-type="float">
            <text:p>24255461</text:p>
          </table:table-cell>
          <table:table-cell table:formula="of:=[.A1518]/1000/(60*60*24)" office:value-type="time" office:time-value="PT06H44M15.461S" calcext:value-type="time">
            <text:p>06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635.18" calcext:value-type="float">
            <text:p>1635.1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4271461" calcext:value-type="float">
            <text:p>24271461</text:p>
          </table:table-cell>
          <table:table-cell table:formula="of:=[.A1519]/1000/(60*60*24)" office:value-type="time" office:time-value="PT06H44M31.461S" calcext:value-type="time">
            <text:p>06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36.23" calcext:value-type="float">
            <text:p>1636.23</text:p>
          </table:table-cell>
          <table:table-cell office:value-type="float" office:value="2004.26" calcext:value-type="float">
            <text:p>2004.26</text:p>
          </table:table-cell>
        </table:table-row>
        <table:table-row table:style-name="ro1">
          <table:table-cell office:value-type="float" office:value="24287461" calcext:value-type="float">
            <text:p>24287461</text:p>
          </table:table-cell>
          <table:table-cell table:formula="of:=[.A1520]/1000/(60*60*24)" office:value-type="time" office:time-value="PT06H44M47.461S" calcext:value-type="time">
            <text:p>06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37.28" calcext:value-type="float">
            <text:p>1637.28</text:p>
          </table:table-cell>
          <table:table-cell office:value-type="float" office:value="2005.51" calcext:value-type="float">
            <text:p>2005.51</text:p>
          </table:table-cell>
        </table:table-row>
        <table:table-row table:style-name="ro1">
          <table:table-cell office:value-type="float" office:value="24303461" calcext:value-type="float">
            <text:p>24303461</text:p>
          </table:table-cell>
          <table:table-cell table:formula="of:=[.A1521]/1000/(60*60*24)" office:value-type="time" office:time-value="PT06H45M03.461S" calcext:value-type="time">
            <text:p>06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38.33" calcext:value-type="float">
            <text:p>1638.33</text:p>
          </table:table-cell>
          <table:table-cell office:value-type="float" office:value="2006.76" calcext:value-type="float">
            <text:p>2006.76</text:p>
          </table:table-cell>
        </table:table-row>
        <table:table-row table:style-name="ro1">
          <table:table-cell office:value-type="float" office:value="24319461" calcext:value-type="float">
            <text:p>24319461</text:p>
          </table:table-cell>
          <table:table-cell table:formula="of:=[.A1522]/1000/(60*60*24)" office:value-type="time" office:time-value="PT06H45M19.461S" calcext:value-type="time">
            <text:p>06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39.38" calcext:value-type="float">
            <text:p>1639.38</text:p>
          </table:table-cell>
          <table:table-cell office:value-type="float" office:value="2008.01" calcext:value-type="float">
            <text:p>2008.01</text:p>
          </table:table-cell>
        </table:table-row>
        <table:table-row table:style-name="ro1">
          <table:table-cell office:value-type="float" office:value="24335461" calcext:value-type="float">
            <text:p>24335461</text:p>
          </table:table-cell>
          <table:table-cell table:formula="of:=[.A1523]/1000/(60*60*24)" office:value-type="time" office:time-value="PT06H45M35.461S" calcext:value-type="time">
            <text:p>06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40.43" calcext:value-type="float">
            <text:p>1640.43</text:p>
          </table:table-cell>
          <table:table-cell office:value-type="float" office:value="2009.26" calcext:value-type="float">
            <text:p>2009.26</text:p>
          </table:table-cell>
        </table:table-row>
        <table:table-row table:style-name="ro1">
          <table:table-cell office:value-type="float" office:value="24351461" calcext:value-type="float">
            <text:p>24351461</text:p>
          </table:table-cell>
          <table:table-cell table:formula="of:=[.A1524]/1000/(60*60*24)" office:value-type="time" office:time-value="PT06H45M51.461S" calcext:value-type="time">
            <text:p>06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41.48" calcext:value-type="float">
            <text:p>1641.48</text:p>
          </table:table-cell>
          <table:table-cell office:value-type="float" office:value="2010.52" calcext:value-type="float">
            <text:p>2010.52</text:p>
          </table:table-cell>
        </table:table-row>
        <table:table-row table:style-name="ro1">
          <table:table-cell office:value-type="float" office:value="24367461" calcext:value-type="float">
            <text:p>24367461</text:p>
          </table:table-cell>
          <table:table-cell table:formula="of:=[.A1525]/1000/(60*60*24)" office:value-type="time" office:time-value="PT06H46M07.461S" calcext:value-type="time">
            <text:p>06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42.53" calcext:value-type="float">
            <text:p>1642.53</text:p>
          </table:table-cell>
          <table:table-cell office:value-type="float" office:value="2011.77" calcext:value-type="float">
            <text:p>2011.77</text:p>
          </table:table-cell>
        </table:table-row>
        <table:table-row table:style-name="ro1">
          <table:table-cell office:value-type="float" office:value="24383461" calcext:value-type="float">
            <text:p>24383461</text:p>
          </table:table-cell>
          <table:table-cell table:formula="of:=[.A1526]/1000/(60*60*24)" office:value-type="time" office:time-value="PT06H46M23.461S" calcext:value-type="time">
            <text:p>06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43.58" calcext:value-type="float">
            <text:p>1643.58</text:p>
          </table:table-cell>
          <table:table-cell office:value-type="float" office:value="2013.02" calcext:value-type="float">
            <text:p>2013.02</text:p>
          </table:table-cell>
        </table:table-row>
        <table:table-row table:style-name="ro1">
          <table:table-cell office:value-type="float" office:value="24399461" calcext:value-type="float">
            <text:p>24399461</text:p>
          </table:table-cell>
          <table:table-cell table:formula="of:=[.A1527]/1000/(60*60*24)" office:value-type="time" office:time-value="PT06H46M39.461S" calcext:value-type="time">
            <text:p>06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644.63" calcext:value-type="float">
            <text:p>1644.63</text:p>
          </table:table-cell>
          <table:table-cell office:value-type="float" office:value="2014.27" calcext:value-type="float">
            <text:p>2014.27</text:p>
          </table:table-cell>
        </table:table-row>
        <table:table-row table:style-name="ro1">
          <table:table-cell office:value-type="float" office:value="24415461" calcext:value-type="float">
            <text:p>24415461</text:p>
          </table:table-cell>
          <table:table-cell table:formula="of:=[.A1528]/1000/(60*60*24)" office:value-type="time" office:time-value="PT06H46M55.461S" calcext:value-type="time">
            <text:p>06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645.68" calcext:value-type="float">
            <text:p>1645.68</text:p>
          </table:table-cell>
          <table:table-cell office:value-type="float" office:value="2015.52" calcext:value-type="float">
            <text:p>2015.52</text:p>
          </table:table-cell>
        </table:table-row>
        <table:table-row table:style-name="ro1">
          <table:table-cell office:value-type="float" office:value="24431461" calcext:value-type="float">
            <text:p>24431461</text:p>
          </table:table-cell>
          <table:table-cell table:formula="of:=[.A1529]/1000/(60*60*24)" office:value-type="time" office:time-value="PT06H47M11.461S" calcext:value-type="time">
            <text:p>06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646.73" calcext:value-type="float">
            <text:p>1646.73</text:p>
          </table:table-cell>
          <table:table-cell office:value-type="float" office:value="2016.78" calcext:value-type="float">
            <text:p>2016.78</text:p>
          </table:table-cell>
        </table:table-row>
        <table:table-row table:style-name="ro1">
          <table:table-cell office:value-type="float" office:value="24447461" calcext:value-type="float">
            <text:p>24447461</text:p>
          </table:table-cell>
          <table:table-cell table:formula="of:=[.A1530]/1000/(60*60*24)" office:value-type="time" office:time-value="PT06H47M27.461S" calcext:value-type="time">
            <text:p>06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647.78" calcext:value-type="float">
            <text:p>1647.78</text:p>
          </table:table-cell>
          <table:table-cell office:value-type="float" office:value="2018.03" calcext:value-type="float">
            <text:p>2018.03</text:p>
          </table:table-cell>
        </table:table-row>
        <table:table-row table:style-name="ro1">
          <table:table-cell office:value-type="float" office:value="24463461" calcext:value-type="float">
            <text:p>24463461</text:p>
          </table:table-cell>
          <table:table-cell table:formula="of:=[.A1531]/1000/(60*60*24)" office:value-type="time" office:time-value="PT06H47M43.461S" calcext:value-type="time">
            <text:p>06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48.83" calcext:value-type="float">
            <text:p>1648.83</text:p>
          </table:table-cell>
          <table:table-cell office:value-type="float" office:value="2019.28" calcext:value-type="float">
            <text:p>2019.28</text:p>
          </table:table-cell>
        </table:table-row>
        <table:table-row table:style-name="ro1">
          <table:table-cell office:value-type="float" office:value="24479461" calcext:value-type="float">
            <text:p>24479461</text:p>
          </table:table-cell>
          <table:table-cell table:formula="of:=[.A1532]/1000/(60*60*24)" office:value-type="time" office:time-value="PT06H47M59.461S" calcext:value-type="time">
            <text:p>06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649.89" calcext:value-type="float">
            <text:p>1649.89</text:p>
          </table:table-cell>
          <table:table-cell office:value-type="float" office:value="2020.53" calcext:value-type="float">
            <text:p>2020.53</text:p>
          </table:table-cell>
        </table:table-row>
        <table:table-row table:style-name="ro1">
          <table:table-cell office:value-type="float" office:value="24495461" calcext:value-type="float">
            <text:p>24495461</text:p>
          </table:table-cell>
          <table:table-cell table:formula="of:=[.A1533]/1000/(60*60*24)" office:value-type="time" office:time-value="PT06H48M15.461S" calcext:value-type="time">
            <text:p>06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650.94" calcext:value-type="float">
            <text:p>1650.94</text:p>
          </table:table-cell>
          <table:table-cell office:value-type="float" office:value="2021.78" calcext:value-type="float">
            <text:p>2021.78</text:p>
          </table:table-cell>
        </table:table-row>
        <table:table-row table:style-name="ro1">
          <table:table-cell office:value-type="float" office:value="24511461" calcext:value-type="float">
            <text:p>24511461</text:p>
          </table:table-cell>
          <table:table-cell table:formula="of:=[.A1534]/1000/(60*60*24)" office:value-type="time" office:time-value="PT06H48M31.461S" calcext:value-type="time">
            <text:p>06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1.99" calcext:value-type="float">
            <text:p>1651.99</text:p>
          </table:table-cell>
          <table:table-cell office:value-type="float" office:value="2023.03" calcext:value-type="float">
            <text:p>2023.03</text:p>
          </table:table-cell>
        </table:table-row>
        <table:table-row table:style-name="ro1">
          <table:table-cell office:value-type="float" office:value="24527461" calcext:value-type="float">
            <text:p>24527461</text:p>
          </table:table-cell>
          <table:table-cell table:formula="of:=[.A1535]/1000/(60*60*24)" office:value-type="time" office:time-value="PT06H48M47.461S" calcext:value-type="time">
            <text:p>06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653.04" calcext:value-type="float">
            <text:p>1653.04</text:p>
          </table:table-cell>
          <table:table-cell office:value-type="float" office:value="2024.28" calcext:value-type="float">
            <text:p>2024.28</text:p>
          </table:table-cell>
        </table:table-row>
        <table:table-row table:style-name="ro1">
          <table:table-cell office:value-type="float" office:value="24543461" calcext:value-type="float">
            <text:p>24543461</text:p>
          </table:table-cell>
          <table:table-cell table:formula="of:=[.A1536]/1000/(60*60*24)" office:value-type="time" office:time-value="PT06H49M03.461S" calcext:value-type="time">
            <text:p>06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4.09" calcext:value-type="float">
            <text:p>1654.09</text:p>
          </table:table-cell>
          <table:table-cell office:value-type="float" office:value="2025.54" calcext:value-type="float">
            <text:p>2025.54</text:p>
          </table:table-cell>
        </table:table-row>
        <table:table-row table:style-name="ro1">
          <table:table-cell office:value-type="float" office:value="24559461" calcext:value-type="float">
            <text:p>24559461</text:p>
          </table:table-cell>
          <table:table-cell table:formula="of:=[.A1537]/1000/(60*60*24)" office:value-type="time" office:time-value="PT06H49M19.461S" calcext:value-type="time">
            <text:p>06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5.14" calcext:value-type="float">
            <text:p>1655.14</text:p>
          </table:table-cell>
          <table:table-cell office:value-type="float" office:value="2026.79" calcext:value-type="float">
            <text:p>2026.79</text:p>
          </table:table-cell>
        </table:table-row>
        <table:table-row table:style-name="ro1">
          <table:table-cell office:value-type="float" office:value="24575461" calcext:value-type="float">
            <text:p>24575461</text:p>
          </table:table-cell>
          <table:table-cell table:formula="of:=[.A1538]/1000/(60*60*24)" office:value-type="time" office:time-value="PT06H49M35.461S" calcext:value-type="time">
            <text:p>06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6.18" calcext:value-type="float">
            <text:p>1656.18</text:p>
          </table:table-cell>
          <table:table-cell office:value-type="float" office:value="2028.04" calcext:value-type="float">
            <text:p>2028.04</text:p>
          </table:table-cell>
        </table:table-row>
        <table:table-row table:style-name="ro1">
          <table:table-cell office:value-type="float" office:value="24591461" calcext:value-type="float">
            <text:p>24591461</text:p>
          </table:table-cell>
          <table:table-cell table:formula="of:=[.A1539]/1000/(60*60*24)" office:value-type="time" office:time-value="PT06H49M51.461S" calcext:value-type="time">
            <text:p>06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2029.29" calcext:value-type="float">
            <text:p>2029.29</text:p>
          </table:table-cell>
        </table:table-row>
        <table:table-row table:style-name="ro1">
          <table:table-cell office:value-type="float" office:value="24607461" calcext:value-type="float">
            <text:p>24607461</text:p>
          </table:table-cell>
          <table:table-cell table:formula="of:=[.A1540]/1000/(60*60*24)" office:value-type="time" office:time-value="PT06H50M07.461S" calcext:value-type="time">
            <text:p>06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8.28" calcext:value-type="float">
            <text:p>1658.28</text:p>
          </table:table-cell>
          <table:table-cell office:value-type="float" office:value="2030.54" calcext:value-type="float">
            <text:p>2030.54</text:p>
          </table:table-cell>
        </table:table-row>
        <table:table-row table:style-name="ro1">
          <table:table-cell office:value-type="float" office:value="24623461" calcext:value-type="float">
            <text:p>24623461</text:p>
          </table:table-cell>
          <table:table-cell table:formula="of:=[.A1541]/1000/(60*60*24)" office:value-type="time" office:time-value="PT06H50M23.461S" calcext:value-type="time">
            <text:p>06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59.33" calcext:value-type="float">
            <text:p>1659.33</text:p>
          </table:table-cell>
          <table:table-cell office:value-type="float" office:value="2031.79" calcext:value-type="float">
            <text:p>2031.79</text:p>
          </table:table-cell>
        </table:table-row>
        <table:table-row table:style-name="ro1">
          <table:table-cell office:value-type="float" office:value="24639461" calcext:value-type="float">
            <text:p>24639461</text:p>
          </table:table-cell>
          <table:table-cell table:formula="of:=[.A1542]/1000/(60*60*24)" office:value-type="time" office:time-value="PT06H50M39.461S" calcext:value-type="time">
            <text:p>06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0.38" calcext:value-type="float">
            <text:p>1660.38</text:p>
          </table:table-cell>
          <table:table-cell office:value-type="float" office:value="2033.04" calcext:value-type="float">
            <text:p>2033.04</text:p>
          </table:table-cell>
        </table:table-row>
        <table:table-row table:style-name="ro1">
          <table:table-cell office:value-type="float" office:value="24655461" calcext:value-type="float">
            <text:p>24655461</text:p>
          </table:table-cell>
          <table:table-cell table:formula="of:=[.A1543]/1000/(60*60*24)" office:value-type="time" office:time-value="PT06H50M55.461S" calcext:value-type="time">
            <text:p>06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1.43" calcext:value-type="float">
            <text:p>1661.43</text:p>
          </table:table-cell>
          <table:table-cell office:value-type="float" office:value="2034.29" calcext:value-type="float">
            <text:p>2034.29</text:p>
          </table:table-cell>
        </table:table-row>
        <table:table-row table:style-name="ro1">
          <table:table-cell office:value-type="float" office:value="24671461" calcext:value-type="float">
            <text:p>24671461</text:p>
          </table:table-cell>
          <table:table-cell table:formula="of:=[.A1544]/1000/(60*60*24)" office:value-type="time" office:time-value="PT06H51M11.461S" calcext:value-type="time">
            <text:p>06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2.48" calcext:value-type="float">
            <text:p>1662.48</text:p>
          </table:table-cell>
          <table:table-cell office:value-type="float" office:value="2035.54" calcext:value-type="float">
            <text:p>2035.54</text:p>
          </table:table-cell>
        </table:table-row>
        <table:table-row table:style-name="ro1">
          <table:table-cell office:value-type="float" office:value="24687461" calcext:value-type="float">
            <text:p>24687461</text:p>
          </table:table-cell>
          <table:table-cell table:formula="of:=[.A1545]/1000/(60*60*24)" office:value-type="time" office:time-value="PT06H51M27.461S" calcext:value-type="time">
            <text:p>06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3.53" calcext:value-type="float">
            <text:p>1663.53</text:p>
          </table:table-cell>
          <table:table-cell office:value-type="float" office:value="2036.79" calcext:value-type="float">
            <text:p>2036.79</text:p>
          </table:table-cell>
        </table:table-row>
        <table:table-row table:style-name="ro1">
          <table:table-cell office:value-type="float" office:value="24703461" calcext:value-type="float">
            <text:p>24703461</text:p>
          </table:table-cell>
          <table:table-cell table:formula="of:=[.A1546]/1000/(60*60*24)" office:value-type="time" office:time-value="PT06H51M43.461S" calcext:value-type="time">
            <text:p>06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4.58" calcext:value-type="float">
            <text:p>1664.58</text:p>
          </table:table-cell>
          <table:table-cell office:value-type="float" office:value="2038.04" calcext:value-type="float">
            <text:p>2038.04</text:p>
          </table:table-cell>
        </table:table-row>
        <table:table-row table:style-name="ro1">
          <table:table-cell office:value-type="float" office:value="24719461" calcext:value-type="float">
            <text:p>24719461</text:p>
          </table:table-cell>
          <table:table-cell table:formula="of:=[.A1547]/1000/(60*60*24)" office:value-type="time" office:time-value="PT06H51M59.461S" calcext:value-type="time">
            <text:p>06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5.63" calcext:value-type="float">
            <text:p>1665.63</text:p>
          </table:table-cell>
          <table:table-cell office:value-type="float" office:value="2039.29" calcext:value-type="float">
            <text:p>2039.29</text:p>
          </table:table-cell>
        </table:table-row>
        <table:table-row table:style-name="ro1">
          <table:table-cell office:value-type="float" office:value="24735461" calcext:value-type="float">
            <text:p>24735461</text:p>
          </table:table-cell>
          <table:table-cell table:formula="of:=[.A1548]/1000/(60*60*24)" office:value-type="time" office:time-value="PT06H52M15.461S" calcext:value-type="time">
            <text:p>06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2040.53" calcext:value-type="float">
            <text:p>2040.53</text:p>
          </table:table-cell>
        </table:table-row>
        <table:table-row table:style-name="ro1">
          <table:table-cell office:value-type="float" office:value="24751461" calcext:value-type="float">
            <text:p>24751461</text:p>
          </table:table-cell>
          <table:table-cell table:formula="of:=[.A1549]/1000/(60*60*24)" office:value-type="time" office:time-value="PT06H52M31.461S" calcext:value-type="time">
            <text:p>06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67.72" calcext:value-type="float">
            <text:p>1667.72</text:p>
          </table:table-cell>
          <table:table-cell office:value-type="float" office:value="2041.78" calcext:value-type="float">
            <text:p>2041.78</text:p>
          </table:table-cell>
        </table:table-row>
        <table:table-row table:style-name="ro1">
          <table:table-cell office:value-type="float" office:value="24767461" calcext:value-type="float">
            <text:p>24767461</text:p>
          </table:table-cell>
          <table:table-cell table:formula="of:=[.A1550]/1000/(60*60*24)" office:value-type="time" office:time-value="PT06H52M47.461S" calcext:value-type="time">
            <text:p>06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8.77" calcext:value-type="float">
            <text:p>1668.77</text:p>
          </table:table-cell>
          <table:table-cell office:value-type="float" office:value="2043.03" calcext:value-type="float">
            <text:p>2043.03</text:p>
          </table:table-cell>
        </table:table-row>
        <table:table-row table:style-name="ro1">
          <table:table-cell office:value-type="float" office:value="24783461" calcext:value-type="float">
            <text:p>24783461</text:p>
          </table:table-cell>
          <table:table-cell table:formula="of:=[.A1551]/1000/(60*60*24)" office:value-type="time" office:time-value="PT06H53M03.461S" calcext:value-type="time">
            <text:p>06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69.82" calcext:value-type="float">
            <text:p>1669.82</text:p>
          </table:table-cell>
          <table:table-cell office:value-type="float" office:value="2044.28" calcext:value-type="float">
            <text:p>2044.28</text:p>
          </table:table-cell>
        </table:table-row>
        <table:table-row table:style-name="ro1">
          <table:table-cell office:value-type="float" office:value="24799461" calcext:value-type="float">
            <text:p>24799461</text:p>
          </table:table-cell>
          <table:table-cell table:formula="of:=[.A1552]/1000/(60*60*24)" office:value-type="time" office:time-value="PT06H53M19.461S" calcext:value-type="time">
            <text:p>06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70.87" calcext:value-type="float">
            <text:p>1670.87</text:p>
          </table:table-cell>
          <table:table-cell office:value-type="float" office:value="2045.53" calcext:value-type="float">
            <text:p>2045.53</text:p>
          </table:table-cell>
        </table:table-row>
        <table:table-row table:style-name="ro1">
          <table:table-cell office:value-type="float" office:value="24815461" calcext:value-type="float">
            <text:p>24815461</text:p>
          </table:table-cell>
          <table:table-cell table:formula="of:=[.A1553]/1000/(60*60*24)" office:value-type="time" office:time-value="PT06H53M35.461S" calcext:value-type="time">
            <text:p>06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71.92" calcext:value-type="float">
            <text:p>1671.92</text:p>
          </table:table-cell>
          <table:table-cell office:value-type="float" office:value="2046.78" calcext:value-type="float">
            <text:p>2046.78</text:p>
          </table:table-cell>
        </table:table-row>
        <table:table-row table:style-name="ro1">
          <table:table-cell office:value-type="float" office:value="24831461" calcext:value-type="float">
            <text:p>24831461</text:p>
          </table:table-cell>
          <table:table-cell table:formula="of:=[.A1554]/1000/(60*60*24)" office:value-type="time" office:time-value="PT06H53M51.461S" calcext:value-type="time">
            <text:p>06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72.97" calcext:value-type="float">
            <text:p>1672.97</text:p>
          </table:table-cell>
          <table:table-cell office:value-type="float" office:value="2048.03" calcext:value-type="float">
            <text:p>2048.03</text:p>
          </table:table-cell>
        </table:table-row>
        <table:table-row table:style-name="ro1">
          <table:table-cell office:value-type="float" office:value="24847461" calcext:value-type="float">
            <text:p>24847461</text:p>
          </table:table-cell>
          <table:table-cell table:formula="of:=[.A1555]/1000/(60*60*24)" office:value-type="time" office:time-value="PT06H54M07.461S" calcext:value-type="time">
            <text:p>06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74.02" calcext:value-type="float">
            <text:p>1674.02</text:p>
          </table:table-cell>
          <table:table-cell office:value-type="float" office:value="2049.28" calcext:value-type="float">
            <text:p>2049.28</text:p>
          </table:table-cell>
        </table:table-row>
        <table:table-row table:style-name="ro1">
          <table:table-cell office:value-type="float" office:value="24863461" calcext:value-type="float">
            <text:p>24863461</text:p>
          </table:table-cell>
          <table:table-cell table:formula="of:=[.A1556]/1000/(60*60*24)" office:value-type="time" office:time-value="PT06H54M23.461S" calcext:value-type="time">
            <text:p>06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75.07" calcext:value-type="float">
            <text:p>1675.07</text:p>
          </table:table-cell>
          <table:table-cell office:value-type="float" office:value="2050.53" calcext:value-type="float">
            <text:p>2050.53</text:p>
          </table:table-cell>
        </table:table-row>
        <table:table-row table:style-name="ro1">
          <table:table-cell office:value-type="float" office:value="24879461" calcext:value-type="float">
            <text:p>24879461</text:p>
          </table:table-cell>
          <table:table-cell table:formula="of:=[.A1557]/1000/(60*60*24)" office:value-type="time" office:time-value="PT06H54M39.461S" calcext:value-type="time">
            <text:p>06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76.12" calcext:value-type="float">
            <text:p>1676.12</text:p>
          </table:table-cell>
          <table:table-cell office:value-type="float" office:value="2051.77" calcext:value-type="float">
            <text:p>2051.77</text:p>
          </table:table-cell>
        </table:table-row>
        <table:table-row table:style-name="ro1">
          <table:table-cell office:value-type="float" office:value="24895461" calcext:value-type="float">
            <text:p>24895461</text:p>
          </table:table-cell>
          <table:table-cell table:formula="of:=[.A1558]/1000/(60*60*24)" office:value-type="time" office:time-value="PT06H54M55.461S" calcext:value-type="time">
            <text:p>06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77.16" calcext:value-type="float">
            <text:p>1677.16</text:p>
          </table:table-cell>
          <table:table-cell office:value-type="float" office:value="2053.02" calcext:value-type="float">
            <text:p>2053.02</text:p>
          </table:table-cell>
        </table:table-row>
        <table:table-row table:style-name="ro1">
          <table:table-cell office:value-type="float" office:value="24911461" calcext:value-type="float">
            <text:p>24911461</text:p>
          </table:table-cell>
          <table:table-cell table:formula="of:=[.A1559]/1000/(60*60*24)" office:value-type="time" office:time-value="PT06H55M11.461S" calcext:value-type="time">
            <text:p>06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78.21" calcext:value-type="float">
            <text:p>1678.21</text:p>
          </table:table-cell>
          <table:table-cell office:value-type="float" office:value="2054.27" calcext:value-type="float">
            <text:p>2054.27</text:p>
          </table:table-cell>
        </table:table-row>
        <table:table-row table:style-name="ro1">
          <table:table-cell office:value-type="float" office:value="24927461" calcext:value-type="float">
            <text:p>24927461</text:p>
          </table:table-cell>
          <table:table-cell table:formula="of:=[.A1560]/1000/(60*60*24)" office:value-type="time" office:time-value="PT06H55M27.461S" calcext:value-type="time">
            <text:p>06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79.26" calcext:value-type="float">
            <text:p>1679.26</text:p>
          </table:table-cell>
          <table:table-cell office:value-type="float" office:value="2055.51" calcext:value-type="float">
            <text:p>2055.51</text:p>
          </table:table-cell>
        </table:table-row>
        <table:table-row table:style-name="ro1">
          <table:table-cell office:value-type="float" office:value="24943461" calcext:value-type="float">
            <text:p>24943461</text:p>
          </table:table-cell>
          <table:table-cell table:formula="of:=[.A1561]/1000/(60*60*24)" office:value-type="time" office:time-value="PT06H55M43.461S" calcext:value-type="time">
            <text:p>06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80.31" calcext:value-type="float">
            <text:p>1680.31</text:p>
          </table:table-cell>
          <table:table-cell office:value-type="float" office:value="2056.76" calcext:value-type="float">
            <text:p>2056.76</text:p>
          </table:table-cell>
        </table:table-row>
        <table:table-row table:style-name="ro1">
          <table:table-cell office:value-type="float" office:value="24959461" calcext:value-type="float">
            <text:p>24959461</text:p>
          </table:table-cell>
          <table:table-cell table:formula="of:=[.A1562]/1000/(60*60*24)" office:value-type="time" office:time-value="PT06H55M59.461S" calcext:value-type="time">
            <text:p>06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81.36" calcext:value-type="float">
            <text:p>1681.36</text:p>
          </table:table-cell>
          <table:table-cell office:value-type="float" office:value="2058.01" calcext:value-type="float">
            <text:p>2058.01</text:p>
          </table:table-cell>
        </table:table-row>
        <table:table-row table:style-name="ro1">
          <table:table-cell office:value-type="float" office:value="24975461" calcext:value-type="float">
            <text:p>24975461</text:p>
          </table:table-cell>
          <table:table-cell table:formula="of:=[.A1563]/1000/(60*60*24)" office:value-type="time" office:time-value="PT06H56M15.461S" calcext:value-type="time">
            <text:p>06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82.41" calcext:value-type="float">
            <text:p>1682.41</text:p>
          </table:table-cell>
          <table:table-cell office:value-type="float" office:value="2059.26" calcext:value-type="float">
            <text:p>2059.26</text:p>
          </table:table-cell>
        </table:table-row>
        <table:table-row table:style-name="ro1">
          <table:table-cell office:value-type="float" office:value="24991461" calcext:value-type="float">
            <text:p>24991461</text:p>
          </table:table-cell>
          <table:table-cell table:formula="of:=[.A1564]/1000/(60*60*24)" office:value-type="time" office:time-value="PT06H56M31.461S" calcext:value-type="time">
            <text:p>06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83.46" calcext:value-type="float">
            <text:p>1683.46</text:p>
          </table:table-cell>
          <table:table-cell office:value-type="float" office:value="2060.51" calcext:value-type="float">
            <text:p>2060.51</text:p>
          </table:table-cell>
        </table:table-row>
        <table:table-row table:style-name="ro1">
          <table:table-cell office:value-type="float" office:value="25007461" calcext:value-type="float">
            <text:p>25007461</text:p>
          </table:table-cell>
          <table:table-cell table:formula="of:=[.A1565]/1000/(60*60*24)" office:value-type="time" office:time-value="PT06H56M47.461S" calcext:value-type="time">
            <text:p>06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84.5" calcext:value-type="float">
            <text:p>1684.5</text:p>
          </table:table-cell>
          <table:table-cell office:value-type="float" office:value="2061.75" calcext:value-type="float">
            <text:p>2061.75</text:p>
          </table:table-cell>
        </table:table-row>
        <table:table-row table:style-name="ro1">
          <table:table-cell office:value-type="float" office:value="25023461" calcext:value-type="float">
            <text:p>25023461</text:p>
          </table:table-cell>
          <table:table-cell table:formula="of:=[.A1566]/1000/(60*60*24)" office:value-type="time" office:time-value="PT06H57M03.461S" calcext:value-type="time">
            <text:p>06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685.55" calcext:value-type="float">
            <text:p>1685.5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5039461" calcext:value-type="float">
            <text:p>25039461</text:p>
          </table:table-cell>
          <table:table-cell table:formula="of:=[.A1567]/1000/(60*60*24)" office:value-type="time" office:time-value="PT06H57M19.461S" calcext:value-type="time">
            <text:p>06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86.6" calcext:value-type="float">
            <text:p>1686.6</text:p>
          </table:table-cell>
          <table:table-cell office:value-type="float" office:value="2064.25" calcext:value-type="float">
            <text:p>2064.25</text:p>
          </table:table-cell>
        </table:table-row>
        <table:table-row table:style-name="ro1">
          <table:table-cell office:value-type="float" office:value="25055461" calcext:value-type="float">
            <text:p>25055461</text:p>
          </table:table-cell>
          <table:table-cell table:formula="of:=[.A1568]/1000/(60*60*24)" office:value-type="time" office:time-value="PT06H57M35.461S" calcext:value-type="time">
            <text:p>06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87.65" calcext:value-type="float">
            <text:p>1687.65</text:p>
          </table:table-cell>
          <table:table-cell office:value-type="float" office:value="2065.49" calcext:value-type="float">
            <text:p>2065.49</text:p>
          </table:table-cell>
        </table:table-row>
        <table:table-row table:style-name="ro1">
          <table:table-cell office:value-type="float" office:value="25071461" calcext:value-type="float">
            <text:p>25071461</text:p>
          </table:table-cell>
          <table:table-cell table:formula="of:=[.A1569]/1000/(60*60*24)" office:value-type="time" office:time-value="PT06H57M51.461S" calcext:value-type="time">
            <text:p>06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88.7" calcext:value-type="float">
            <text:p>1688.7</text:p>
          </table:table-cell>
          <table:table-cell office:value-type="float" office:value="2066.74" calcext:value-type="float">
            <text:p>2066.74</text:p>
          </table:table-cell>
        </table:table-row>
        <table:table-row table:style-name="ro1">
          <table:table-cell office:value-type="float" office:value="25087461" calcext:value-type="float">
            <text:p>25087461</text:p>
          </table:table-cell>
          <table:table-cell table:formula="of:=[.A1570]/1000/(60*60*24)" office:value-type="time" office:time-value="PT06H58M07.461S" calcext:value-type="time">
            <text:p>06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89.75" calcext:value-type="float">
            <text:p>1689.75</text:p>
          </table:table-cell>
          <table:table-cell office:value-type="float" office:value="2067.99" calcext:value-type="float">
            <text:p>2067.99</text:p>
          </table:table-cell>
        </table:table-row>
        <table:table-row table:style-name="ro1">
          <table:table-cell office:value-type="float" office:value="25103461" calcext:value-type="float">
            <text:p>25103461</text:p>
          </table:table-cell>
          <table:table-cell table:formula="of:=[.A1571]/1000/(60*60*24)" office:value-type="time" office:time-value="PT06H58M23.461S" calcext:value-type="time">
            <text:p>06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90.8" calcext:value-type="float">
            <text:p>1690.8</text:p>
          </table:table-cell>
          <table:table-cell office:value-type="float" office:value="2069.23" calcext:value-type="float">
            <text:p>2069.23</text:p>
          </table:table-cell>
        </table:table-row>
        <table:table-row table:style-name="ro1">
          <table:table-cell office:value-type="float" office:value="25119461" calcext:value-type="float">
            <text:p>25119461</text:p>
          </table:table-cell>
          <table:table-cell table:formula="of:=[.A1572]/1000/(60*60*24)" office:value-type="time" office:time-value="PT06H58M39.461S" calcext:value-type="time">
            <text:p>06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91.84" calcext:value-type="float">
            <text:p>1691.84</text:p>
          </table:table-cell>
          <table:table-cell office:value-type="float" office:value="2070.48" calcext:value-type="float">
            <text:p>2070.48</text:p>
          </table:table-cell>
        </table:table-row>
        <table:table-row table:style-name="ro1">
          <table:table-cell office:value-type="float" office:value="25135461" calcext:value-type="float">
            <text:p>25135461</text:p>
          </table:table-cell>
          <table:table-cell table:formula="of:=[.A1573]/1000/(60*60*24)" office:value-type="time" office:time-value="PT06H58M55.461S" calcext:value-type="time">
            <text:p>06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92.89" calcext:value-type="float">
            <text:p>1692.89</text:p>
          </table:table-cell>
          <table:table-cell office:value-type="float" office:value="2071.72" calcext:value-type="float">
            <text:p>2071.72</text:p>
          </table:table-cell>
        </table:table-row>
        <table:table-row table:style-name="ro1">
          <table:table-cell office:value-type="float" office:value="25151461" calcext:value-type="float">
            <text:p>25151461</text:p>
          </table:table-cell>
          <table:table-cell table:formula="of:=[.A1574]/1000/(60*60*24)" office:value-type="time" office:time-value="PT06H59M11.461S" calcext:value-type="time">
            <text:p>06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93.94" calcext:value-type="float">
            <text:p>1693.94</text:p>
          </table:table-cell>
          <table:table-cell office:value-type="float" office:value="2072.97" calcext:value-type="float">
            <text:p>2072.97</text:p>
          </table:table-cell>
        </table:table-row>
        <table:table-row table:style-name="ro1">
          <table:table-cell office:value-type="float" office:value="25167461" calcext:value-type="float">
            <text:p>25167461</text:p>
          </table:table-cell>
          <table:table-cell table:formula="of:=[.A1575]/1000/(60*60*24)" office:value-type="time" office:time-value="PT06H59M27.461S" calcext:value-type="time">
            <text:p>06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94.99" calcext:value-type="float">
            <text:p>1694.99</text:p>
          </table:table-cell>
          <table:table-cell office:value-type="float" office:value="2074.21" calcext:value-type="float">
            <text:p>2074.21</text:p>
          </table:table-cell>
        </table:table-row>
        <table:table-row table:style-name="ro1">
          <table:table-cell office:value-type="float" office:value="25183461" calcext:value-type="float">
            <text:p>25183461</text:p>
          </table:table-cell>
          <table:table-cell table:formula="of:=[.A1576]/1000/(60*60*24)" office:value-type="time" office:time-value="PT06H59M43.461S" calcext:value-type="time">
            <text:p>06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96.04" calcext:value-type="float">
            <text:p>1696.04</text:p>
          </table:table-cell>
          <table:table-cell office:value-type="float" office:value="2075.46" calcext:value-type="float">
            <text:p>2075.46</text:p>
          </table:table-cell>
        </table:table-row>
        <table:table-row table:style-name="ro1">
          <table:table-cell office:value-type="float" office:value="25199461" calcext:value-type="float">
            <text:p>25199461</text:p>
          </table:table-cell>
          <table:table-cell table:formula="of:=[.A1577]/1000/(60*60*24)" office:value-type="time" office:time-value="PT06H59M59.461S" calcext:value-type="time">
            <text:p>06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97.08" calcext:value-type="float">
            <text:p>1697.08</text:p>
          </table:table-cell>
          <table:table-cell office:value-type="float" office:value="2076.7" calcext:value-type="float">
            <text:p>2076.7</text:p>
          </table:table-cell>
        </table:table-row>
        <table:table-row table:style-name="ro1">
          <table:table-cell office:value-type="float" office:value="25215461" calcext:value-type="float">
            <text:p>25215461</text:p>
          </table:table-cell>
          <table:table-cell table:formula="of:=[.A1578]/1000/(60*60*24)" office:value-type="time" office:time-value="PT07H00M15.461S" calcext:value-type="time">
            <text:p>07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98.13" calcext:value-type="float">
            <text:p>1698.13</text:p>
          </table:table-cell>
          <table:table-cell office:value-type="float" office:value="2077.95" calcext:value-type="float">
            <text:p>2077.95</text:p>
          </table:table-cell>
        </table:table-row>
        <table:table-row table:style-name="ro1">
          <table:table-cell office:value-type="float" office:value="25231461" calcext:value-type="float">
            <text:p>25231461</text:p>
          </table:table-cell>
          <table:table-cell table:formula="of:=[.A1579]/1000/(60*60*24)" office:value-type="time" office:time-value="PT07H00M31.461S" calcext:value-type="time">
            <text:p>07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99.18" calcext:value-type="float">
            <text:p>1699.18</text:p>
          </table:table-cell>
          <table:table-cell office:value-type="float" office:value="2079.19" calcext:value-type="float">
            <text:p>2079.19</text:p>
          </table:table-cell>
        </table:table-row>
        <table:table-row table:style-name="ro1">
          <table:table-cell office:value-type="float" office:value="25247461" calcext:value-type="float">
            <text:p>25247461</text:p>
          </table:table-cell>
          <table:table-cell table:formula="of:=[.A1580]/1000/(60*60*24)" office:value-type="time" office:time-value="PT07H00M47.461S" calcext:value-type="time">
            <text:p>07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700.22" calcext:value-type="float">
            <text:p>1700.22</text:p>
          </table:table-cell>
          <table:table-cell office:value-type="float" office:value="2080.43" calcext:value-type="float">
            <text:p>2080.43</text:p>
          </table:table-cell>
        </table:table-row>
        <table:table-row table:style-name="ro1">
          <table:table-cell office:value-type="float" office:value="25263461" calcext:value-type="float">
            <text:p>25263461</text:p>
          </table:table-cell>
          <table:table-cell table:formula="of:=[.A1581]/1000/(60*60*24)" office:value-type="time" office:time-value="PT07H01M03.461S" calcext:value-type="time">
            <text:p>07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701.27" calcext:value-type="float">
            <text:p>1701.27</text:p>
          </table:table-cell>
          <table:table-cell office:value-type="float" office:value="2081.67" calcext:value-type="float">
            <text:p>2081.67</text:p>
          </table:table-cell>
        </table:table-row>
        <table:table-row table:style-name="ro1">
          <table:table-cell office:value-type="float" office:value="25279461" calcext:value-type="float">
            <text:p>25279461</text:p>
          </table:table-cell>
          <table:table-cell table:formula="of:=[.A1582]/1000/(60*60*24)" office:value-type="time" office:time-value="PT07H01M19.461S" calcext:value-type="time">
            <text:p>07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702.32" calcext:value-type="float">
            <text:p>1702.32</text:p>
          </table:table-cell>
          <table:table-cell office:value-type="float" office:value="2082.92" calcext:value-type="float">
            <text:p>2082.92</text:p>
          </table:table-cell>
        </table:table-row>
        <table:table-row table:style-name="ro1">
          <table:table-cell office:value-type="float" office:value="25295461" calcext:value-type="float">
            <text:p>25295461</text:p>
          </table:table-cell>
          <table:table-cell table:formula="of:=[.A1583]/1000/(60*60*24)" office:value-type="time" office:time-value="PT07H01M35.461S" calcext:value-type="time">
            <text:p>07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703.37" calcext:value-type="float">
            <text:p>1703.37</text:p>
          </table:table-cell>
          <table:table-cell office:value-type="float" office:value="2084.16" calcext:value-type="float">
            <text:p>2084.16</text:p>
          </table:table-cell>
        </table:table-row>
        <table:table-row table:style-name="ro1">
          <table:table-cell office:value-type="float" office:value="25311461" calcext:value-type="float">
            <text:p>25311461</text:p>
          </table:table-cell>
          <table:table-cell table:formula="of:=[.A1584]/1000/(60*60*24)" office:value-type="time" office:time-value="PT07H01M51.461S" calcext:value-type="time">
            <text:p>07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704.41" calcext:value-type="float">
            <text:p>1704.41</text:p>
          </table:table-cell>
          <table:table-cell office:value-type="float" office:value="2085.4" calcext:value-type="float">
            <text:p>2085.4</text:p>
          </table:table-cell>
        </table:table-row>
        <table:table-row table:style-name="ro1">
          <table:table-cell office:value-type="float" office:value="25327461" calcext:value-type="float">
            <text:p>25327461</text:p>
          </table:table-cell>
          <table:table-cell table:formula="of:=[.A1585]/1000/(60*60*24)" office:value-type="time" office:time-value="PT07H02M07.461S" calcext:value-type="time">
            <text:p>07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705.46" calcext:value-type="float">
            <text:p>1705.46</text:p>
          </table:table-cell>
          <table:table-cell office:value-type="float" office:value="2086.64" calcext:value-type="float">
            <text:p>2086.64</text:p>
          </table:table-cell>
        </table:table-row>
        <table:table-row table:style-name="ro1">
          <table:table-cell office:value-type="float" office:value="25343461" calcext:value-type="float">
            <text:p>25343461</text:p>
          </table:table-cell>
          <table:table-cell table:formula="of:=[.A1586]/1000/(60*60*24)" office:value-type="time" office:time-value="PT07H02M23.461S" calcext:value-type="time">
            <text:p>07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706.51" calcext:value-type="float">
            <text:p>1706.51</text:p>
          </table:table-cell>
          <table:table-cell office:value-type="float" office:value="2087.89" calcext:value-type="float">
            <text:p>2087.89</text:p>
          </table:table-cell>
        </table:table-row>
        <table:table-row table:style-name="ro1">
          <table:table-cell office:value-type="float" office:value="25359461" calcext:value-type="float">
            <text:p>25359461</text:p>
          </table:table-cell>
          <table:table-cell table:formula="of:=[.A1587]/1000/(60*60*24)" office:value-type="time" office:time-value="PT07H02M39.461S" calcext:value-type="time">
            <text:p>07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07.55" calcext:value-type="float">
            <text:p>1707.55</text:p>
          </table:table-cell>
          <table:table-cell office:value-type="float" office:value="2089.13" calcext:value-type="float">
            <text:p>2089.13</text:p>
          </table:table-cell>
        </table:table-row>
        <table:table-row table:style-name="ro1">
          <table:table-cell office:value-type="float" office:value="25375461" calcext:value-type="float">
            <text:p>25375461</text:p>
          </table:table-cell>
          <table:table-cell table:formula="of:=[.A1588]/1000/(60*60*24)" office:value-type="time" office:time-value="PT07H02M55.461S" calcext:value-type="time">
            <text:p>07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08.6" calcext:value-type="float">
            <text:p>1708.6</text:p>
          </table:table-cell>
          <table:table-cell office:value-type="float" office:value="2090.37" calcext:value-type="float">
            <text:p>2090.37</text:p>
          </table:table-cell>
        </table:table-row>
        <table:table-row table:style-name="ro1">
          <table:table-cell office:value-type="float" office:value="25391461" calcext:value-type="float">
            <text:p>25391461</text:p>
          </table:table-cell>
          <table:table-cell table:formula="of:=[.A1589]/1000/(60*60*24)" office:value-type="time" office:time-value="PT07H03M11.461S" calcext:value-type="time">
            <text:p>07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709.65" calcext:value-type="float">
            <text:p>1709.65</text:p>
          </table:table-cell>
          <table:table-cell office:value-type="float" office:value="2091.62" calcext:value-type="float">
            <text:p>2091.62</text:p>
          </table:table-cell>
        </table:table-row>
        <table:table-row table:style-name="ro1">
          <table:table-cell office:value-type="float" office:value="25407461" calcext:value-type="float">
            <text:p>25407461</text:p>
          </table:table-cell>
          <table:table-cell table:formula="of:=[.A1590]/1000/(60*60*24)" office:value-type="time" office:time-value="PT07H03M27.461S" calcext:value-type="time">
            <text:p>07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0.69" calcext:value-type="float">
            <text:p>1710.69</text:p>
          </table:table-cell>
          <table:table-cell office:value-type="float" office:value="2092.86" calcext:value-type="float">
            <text:p>2092.86</text:p>
          </table:table-cell>
        </table:table-row>
        <table:table-row table:style-name="ro1">
          <table:table-cell office:value-type="float" office:value="25423461" calcext:value-type="float">
            <text:p>25423461</text:p>
          </table:table-cell>
          <table:table-cell table:formula="of:=[.A1591]/1000/(60*60*24)" office:value-type="time" office:time-value="PT07H03M43.461S" calcext:value-type="time">
            <text:p>07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1.74" calcext:value-type="float">
            <text:p>1711.74</text:p>
          </table:table-cell>
          <table:table-cell office:value-type="float" office:value="2094.1" calcext:value-type="float">
            <text:p>2094.1</text:p>
          </table:table-cell>
        </table:table-row>
        <table:table-row table:style-name="ro1">
          <table:table-cell office:value-type="float" office:value="25439461" calcext:value-type="float">
            <text:p>25439461</text:p>
          </table:table-cell>
          <table:table-cell table:formula="of:=[.A1592]/1000/(60*60*24)" office:value-type="time" office:time-value="PT07H03M59.461S" calcext:value-type="time">
            <text:p>07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2.79" calcext:value-type="float">
            <text:p>1712.79</text:p>
          </table:table-cell>
          <table:table-cell office:value-type="float" office:value="2095.34" calcext:value-type="float">
            <text:p>2095.34</text:p>
          </table:table-cell>
        </table:table-row>
        <table:table-row table:style-name="ro1">
          <table:table-cell office:value-type="float" office:value="25455461" calcext:value-type="float">
            <text:p>25455461</text:p>
          </table:table-cell>
          <table:table-cell table:formula="of:=[.A1593]/1000/(60*60*24)" office:value-type="time" office:time-value="PT07H04M15.461S" calcext:value-type="time">
            <text:p>07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3.83" calcext:value-type="float">
            <text:p>1713.83</text:p>
          </table:table-cell>
          <table:table-cell office:value-type="float" office:value="2096.59" calcext:value-type="float">
            <text:p>2096.59</text:p>
          </table:table-cell>
        </table:table-row>
        <table:table-row table:style-name="ro1">
          <table:table-cell office:value-type="float" office:value="25471461" calcext:value-type="float">
            <text:p>25471461</text:p>
          </table:table-cell>
          <table:table-cell table:formula="of:=[.A1594]/1000/(60*60*24)" office:value-type="time" office:time-value="PT07H04M31.461S" calcext:value-type="time">
            <text:p>07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4.88" calcext:value-type="float">
            <text:p>1714.88</text:p>
          </table:table-cell>
          <table:table-cell office:value-type="float" office:value="2097.83" calcext:value-type="float">
            <text:p>2097.83</text:p>
          </table:table-cell>
        </table:table-row>
        <table:table-row table:style-name="ro1">
          <table:table-cell office:value-type="float" office:value="25487460" calcext:value-type="float">
            <text:p>25487460</text:p>
          </table:table-cell>
          <table:table-cell table:formula="of:=[.A1595]/1000/(60*60*24)" office:value-type="time" office:time-value="PT07H04M47.46S" calcext:value-type="time">
            <text:p>07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5.93" calcext:value-type="float">
            <text:p>1715.93</text:p>
          </table:table-cell>
          <table:table-cell office:value-type="float" office:value="2099.07" calcext:value-type="float">
            <text:p>2099.07</text:p>
          </table:table-cell>
        </table:table-row>
        <table:table-row table:style-name="ro1">
          <table:table-cell office:value-type="float" office:value="25503461" calcext:value-type="float">
            <text:p>25503461</text:p>
          </table:table-cell>
          <table:table-cell table:formula="of:=[.A1596]/1000/(60*60*24)" office:value-type="time" office:time-value="PT07H05M03.461S" calcext:value-type="time">
            <text:p>07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716.97" calcext:value-type="float">
            <text:p>1716.97</text:p>
          </table:table-cell>
          <table:table-cell office:value-type="float" office:value="2100.31" calcext:value-type="float">
            <text:p>2100.31</text:p>
          </table:table-cell>
        </table:table-row>
        <table:table-row table:style-name="ro1">
          <table:table-cell office:value-type="float" office:value="25519461" calcext:value-type="float">
            <text:p>25519461</text:p>
          </table:table-cell>
          <table:table-cell table:formula="of:=[.A1597]/1000/(60*60*24)" office:value-type="time" office:time-value="PT07H05M19.461S" calcext:value-type="time">
            <text:p>07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718.02" calcext:value-type="float">
            <text:p>1718.02</text:p>
          </table:table-cell>
          <table:table-cell office:value-type="float" office:value="2101.56" calcext:value-type="float">
            <text:p>2101.56</text:p>
          </table:table-cell>
        </table:table-row>
        <table:table-row table:style-name="ro1">
          <table:table-cell office:value-type="float" office:value="25535461" calcext:value-type="float">
            <text:p>25535461</text:p>
          </table:table-cell>
          <table:table-cell table:formula="of:=[.A1598]/1000/(60*60*24)" office:value-type="time" office:time-value="PT07H05M35.461S" calcext:value-type="time">
            <text:p>07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719.07" calcext:value-type="float">
            <text:p>1719.07</text:p>
          </table:table-cell>
          <table:table-cell office:value-type="float" office:value="2102.8" calcext:value-type="float">
            <text:p>2102.8</text:p>
          </table:table-cell>
        </table:table-row>
        <table:table-row table:style-name="ro1">
          <table:table-cell office:value-type="float" office:value="25551461" calcext:value-type="float">
            <text:p>25551461</text:p>
          </table:table-cell>
          <table:table-cell table:formula="of:=[.A1599]/1000/(60*60*24)" office:value-type="time" office:time-value="PT07H05M51.461S" calcext:value-type="time">
            <text:p>07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720.11" calcext:value-type="float">
            <text:p>1720.11</text:p>
          </table:table-cell>
          <table:table-cell office:value-type="float" office:value="2104.04" calcext:value-type="float">
            <text:p>2104.04</text:p>
          </table:table-cell>
        </table:table-row>
        <table:table-row table:style-name="ro1">
          <table:table-cell office:value-type="float" office:value="25567461" calcext:value-type="float">
            <text:p>25567461</text:p>
          </table:table-cell>
          <table:table-cell table:formula="of:=[.A1600]/1000/(60*60*24)" office:value-type="time" office:time-value="PT07H06M07.461S" calcext:value-type="time">
            <text:p>07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721.16" calcext:value-type="float">
            <text:p>1721.16</text:p>
          </table:table-cell>
          <table:table-cell office:value-type="float" office:value="2105.28" calcext:value-type="float">
            <text:p>2105.28</text:p>
          </table:table-cell>
        </table:table-row>
        <table:table-row table:style-name="ro1">
          <table:table-cell office:value-type="float" office:value="25583461" calcext:value-type="float">
            <text:p>25583461</text:p>
          </table:table-cell>
          <table:table-cell table:formula="of:=[.A1601]/1000/(60*60*24)" office:value-type="time" office:time-value="PT07H06M23.461S" calcext:value-type="time">
            <text:p>07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722.21" calcext:value-type="float">
            <text:p>1722.21</text:p>
          </table:table-cell>
          <table:table-cell office:value-type="float" office:value="2106.52" calcext:value-type="float">
            <text:p>2106.52</text:p>
          </table:table-cell>
        </table:table-row>
        <table:table-row table:style-name="ro1">
          <table:table-cell office:value-type="float" office:value="25599461" calcext:value-type="float">
            <text:p>25599461</text:p>
          </table:table-cell>
          <table:table-cell table:formula="of:=[.A1602]/1000/(60*60*24)" office:value-type="time" office:time-value="PT07H06M39.461S" calcext:value-type="time">
            <text:p>07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23.25" calcext:value-type="float">
            <text:p>1723.25</text:p>
          </table:table-cell>
          <table:table-cell office:value-type="float" office:value="2107.77" calcext:value-type="float">
            <text:p>2107.77</text:p>
          </table:table-cell>
        </table:table-row>
        <table:table-row table:style-name="ro1">
          <table:table-cell office:value-type="float" office:value="25615461" calcext:value-type="float">
            <text:p>25615461</text:p>
          </table:table-cell>
          <table:table-cell table:formula="of:=[.A1603]/1000/(60*60*24)" office:value-type="time" office:time-value="PT07H06M55.461S" calcext:value-type="time">
            <text:p>07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724.3" calcext:value-type="float">
            <text:p>1724.3</text:p>
          </table:table-cell>
          <table:table-cell office:value-type="float" office:value="2109.01" calcext:value-type="float">
            <text:p>2109.01</text:p>
          </table:table-cell>
        </table:table-row>
        <table:table-row table:style-name="ro1">
          <table:table-cell office:value-type="float" office:value="25631461" calcext:value-type="float">
            <text:p>25631461</text:p>
          </table:table-cell>
          <table:table-cell table:formula="of:=[.A1604]/1000/(60*60*24)" office:value-type="time" office:time-value="PT07H07M11.461S" calcext:value-type="time">
            <text:p>07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25.34" calcext:value-type="float">
            <text:p>1725.34</text:p>
          </table:table-cell>
          <table:table-cell office:value-type="float" office:value="2110.25" calcext:value-type="float">
            <text:p>2110.25</text:p>
          </table:table-cell>
        </table:table-row>
        <table:table-row table:style-name="ro1">
          <table:table-cell office:value-type="float" office:value="25647461" calcext:value-type="float">
            <text:p>25647461</text:p>
          </table:table-cell>
          <table:table-cell table:formula="of:=[.A1605]/1000/(60*60*24)" office:value-type="time" office:time-value="PT07H07M27.461S" calcext:value-type="time">
            <text:p>07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26.39" calcext:value-type="float">
            <text:p>1726.39</text:p>
          </table:table-cell>
          <table:table-cell office:value-type="float" office:value="2111.49" calcext:value-type="float">
            <text:p>2111.49</text:p>
          </table:table-cell>
        </table:table-row>
        <table:table-row table:style-name="ro1">
          <table:table-cell office:value-type="float" office:value="25663461" calcext:value-type="float">
            <text:p>25663461</text:p>
          </table:table-cell>
          <table:table-cell table:formula="of:=[.A1606]/1000/(60*60*24)" office:value-type="time" office:time-value="PT07H07M43.461S" calcext:value-type="time">
            <text:p>07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2" calcext:value-type="float">
            <text:p>279.42</text:p>
          </table:table-cell>
          <table:table-cell office:value-type="float" office:value="1727.43" calcext:value-type="float">
            <text:p>1727.43</text:p>
          </table:table-cell>
          <table:table-cell office:value-type="float" office:value="2112.73" calcext:value-type="float">
            <text:p>2112.73</text:p>
          </table:table-cell>
        </table:table-row>
        <table:table-row table:style-name="ro1">
          <table:table-cell office:value-type="float" office:value="25679461" calcext:value-type="float">
            <text:p>25679461</text:p>
          </table:table-cell>
          <table:table-cell table:formula="of:=[.A1607]/1000/(60*60*24)" office:value-type="time" office:time-value="PT07H07M59.461S" calcext:value-type="time">
            <text:p>07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28.48" calcext:value-type="float">
            <text:p>1728.48</text:p>
          </table:table-cell>
          <table:table-cell office:value-type="float" office:value="2113.98" calcext:value-type="float">
            <text:p>2113.98</text:p>
          </table:table-cell>
        </table:table-row>
        <table:table-row table:style-name="ro1">
          <table:table-cell office:value-type="float" office:value="25695461" calcext:value-type="float">
            <text:p>25695461</text:p>
          </table:table-cell>
          <table:table-cell table:formula="of:=[.A1608]/1000/(60*60*24)" office:value-type="time" office:time-value="PT07H08M15.461S" calcext:value-type="time">
            <text:p>07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729.52" calcext:value-type="float">
            <text:p>1729.52</text:p>
          </table:table-cell>
          <table:table-cell office:value-type="float" office:value="2115.22" calcext:value-type="float">
            <text:p>2115.22</text:p>
          </table:table-cell>
        </table:table-row>
        <table:table-row table:style-name="ro1">
          <table:table-cell office:value-type="float" office:value="25711461" calcext:value-type="float">
            <text:p>25711461</text:p>
          </table:table-cell>
          <table:table-cell table:formula="of:=[.A1609]/1000/(60*60*24)" office:value-type="time" office:time-value="PT07H08M31.461S" calcext:value-type="time">
            <text:p>07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730.57" calcext:value-type="float">
            <text:p>1730.57</text:p>
          </table:table-cell>
          <table:table-cell office:value-type="float" office:value="2116.46" calcext:value-type="float">
            <text:p>2116.46</text:p>
          </table:table-cell>
        </table:table-row>
        <table:table-row table:style-name="ro1">
          <table:table-cell office:value-type="float" office:value="25727461" calcext:value-type="float">
            <text:p>25727461</text:p>
          </table:table-cell>
          <table:table-cell table:formula="of:=[.A1610]/1000/(60*60*24)" office:value-type="time" office:time-value="PT07H08M47.461S" calcext:value-type="time">
            <text:p>07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731.61" calcext:value-type="float">
            <text:p>1731.61</text:p>
          </table:table-cell>
          <table:table-cell office:value-type="float" office:value="2117.7" calcext:value-type="float">
            <text:p>2117.7</text:p>
          </table:table-cell>
        </table:table-row>
        <table:table-row table:style-name="ro1">
          <table:table-cell office:value-type="float" office:value="25743461" calcext:value-type="float">
            <text:p>25743461</text:p>
          </table:table-cell>
          <table:table-cell table:formula="of:=[.A1611]/1000/(60*60*24)" office:value-type="time" office:time-value="PT07H09M03.461S" calcext:value-type="time">
            <text:p>07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32.66" calcext:value-type="float">
            <text:p>1732.66</text:p>
          </table:table-cell>
          <table:table-cell office:value-type="float" office:value="2118.94" calcext:value-type="float">
            <text:p>2118.94</text:p>
          </table:table-cell>
        </table:table-row>
        <table:table-row table:style-name="ro1">
          <table:table-cell office:value-type="float" office:value="25759461" calcext:value-type="float">
            <text:p>25759461</text:p>
          </table:table-cell>
          <table:table-cell table:formula="of:=[.A1612]/1000/(60*60*24)" office:value-type="time" office:time-value="PT07H09M19.461S" calcext:value-type="time">
            <text:p>07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33.71" calcext:value-type="float">
            <text:p>1733.71</text:p>
          </table:table-cell>
          <table:table-cell office:value-type="float" office:value="2120.18" calcext:value-type="float">
            <text:p>2120.18</text:p>
          </table:table-cell>
        </table:table-row>
        <table:table-row table:style-name="ro1">
          <table:table-cell office:value-type="float" office:value="25775461" calcext:value-type="float">
            <text:p>25775461</text:p>
          </table:table-cell>
          <table:table-cell table:formula="of:=[.A1613]/1000/(60*60*24)" office:value-type="time" office:time-value="PT07H09M35.461S" calcext:value-type="time">
            <text:p>07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734.75" calcext:value-type="float">
            <text:p>1734.75</text:p>
          </table:table-cell>
          <table:table-cell office:value-type="float" office:value="2121.42" calcext:value-type="float">
            <text:p>2121.42</text:p>
          </table:table-cell>
        </table:table-row>
        <table:table-row table:style-name="ro1">
          <table:table-cell office:value-type="float" office:value="25791461" calcext:value-type="float">
            <text:p>25791461</text:p>
          </table:table-cell>
          <table:table-cell table:formula="of:=[.A1614]/1000/(60*60*24)" office:value-type="time" office:time-value="PT07H09M51.461S" calcext:value-type="time">
            <text:p>07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735.8" calcext:value-type="float">
            <text:p>1735.8</text:p>
          </table:table-cell>
          <table:table-cell office:value-type="float" office:value="2122.66" calcext:value-type="float">
            <text:p>2122.66</text:p>
          </table:table-cell>
        </table:table-row>
        <table:table-row table:style-name="ro1">
          <table:table-cell office:value-type="float" office:value="25807461" calcext:value-type="float">
            <text:p>25807461</text:p>
          </table:table-cell>
          <table:table-cell table:formula="of:=[.A1615]/1000/(60*60*24)" office:value-type="time" office:time-value="PT07H10M07.461S" calcext:value-type="time">
            <text:p>07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736.84" calcext:value-type="float">
            <text:p>1736.84</text:p>
          </table:table-cell>
          <table:table-cell office:value-type="float" office:value="2123.9" calcext:value-type="float">
            <text:p>2123.9</text:p>
          </table:table-cell>
        </table:table-row>
        <table:table-row table:style-name="ro1">
          <table:table-cell office:value-type="float" office:value="25823461" calcext:value-type="float">
            <text:p>25823461</text:p>
          </table:table-cell>
          <table:table-cell table:formula="of:=[.A1616]/1000/(60*60*24)" office:value-type="time" office:time-value="PT07H10M23.461S" calcext:value-type="time">
            <text:p>07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737.89" calcext:value-type="float">
            <text:p>1737.89</text:p>
          </table:table-cell>
          <table:table-cell office:value-type="float" office:value="2125.14" calcext:value-type="float">
            <text:p>2125.14</text:p>
          </table:table-cell>
        </table:table-row>
        <table:table-row table:style-name="ro1">
          <table:table-cell office:value-type="float" office:value="25839461" calcext:value-type="float">
            <text:p>25839461</text:p>
          </table:table-cell>
          <table:table-cell table:formula="of:=[.A1617]/1000/(60*60*24)" office:value-type="time" office:time-value="PT07H10M39.461S" calcext:value-type="time">
            <text:p>07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738.93" calcext:value-type="float">
            <text:p>1738.93</text:p>
          </table:table-cell>
          <table:table-cell office:value-type="float" office:value="2126.38" calcext:value-type="float">
            <text:p>2126.38</text:p>
          </table:table-cell>
        </table:table-row>
        <table:table-row table:style-name="ro1">
          <table:table-cell office:value-type="float" office:value="25855461" calcext:value-type="float">
            <text:p>25855461</text:p>
          </table:table-cell>
          <table:table-cell table:formula="of:=[.A1618]/1000/(60*60*24)" office:value-type="time" office:time-value="PT07H10M55.461S" calcext:value-type="time">
            <text:p>07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739.98" calcext:value-type="float">
            <text:p>1739.98</text:p>
          </table:table-cell>
          <table:table-cell office:value-type="float" office:value="2127.62" calcext:value-type="float">
            <text:p>2127.62</text:p>
          </table:table-cell>
        </table:table-row>
        <table:table-row table:style-name="ro1">
          <table:table-cell office:value-type="float" office:value="25871461" calcext:value-type="float">
            <text:p>25871461</text:p>
          </table:table-cell>
          <table:table-cell table:formula="of:=[.A1619]/1000/(60*60*24)" office:value-type="time" office:time-value="PT07H11M11.461S" calcext:value-type="time">
            <text:p>07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41.02" calcext:value-type="float">
            <text:p>1741.02</text:p>
          </table:table-cell>
          <table:table-cell office:value-type="float" office:value="2128.86" calcext:value-type="float">
            <text:p>2128.86</text:p>
          </table:table-cell>
        </table:table-row>
        <table:table-row table:style-name="ro1">
          <table:table-cell office:value-type="float" office:value="25887461" calcext:value-type="float">
            <text:p>25887461</text:p>
          </table:table-cell>
          <table:table-cell table:formula="of:=[.A1620]/1000/(60*60*24)" office:value-type="time" office:time-value="PT07H11M27.461S" calcext:value-type="time">
            <text:p>07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42.07" calcext:value-type="float">
            <text:p>1742.07</text:p>
          </table:table-cell>
          <table:table-cell office:value-type="float" office:value="2130.1" calcext:value-type="float">
            <text:p>2130.1</text:p>
          </table:table-cell>
        </table:table-row>
        <table:table-row table:style-name="ro1">
          <table:table-cell office:value-type="float" office:value="25903461" calcext:value-type="float">
            <text:p>25903461</text:p>
          </table:table-cell>
          <table:table-cell table:formula="of:=[.A1621]/1000/(60*60*24)" office:value-type="time" office:time-value="PT07H11M43.461S" calcext:value-type="time">
            <text:p>07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743.11" calcext:value-type="float">
            <text:p>1743.11</text:p>
          </table:table-cell>
          <table:table-cell office:value-type="float" office:value="2131.34" calcext:value-type="float">
            <text:p>2131.34</text:p>
          </table:table-cell>
        </table:table-row>
        <table:table-row table:style-name="ro1">
          <table:table-cell office:value-type="float" office:value="25919461" calcext:value-type="float">
            <text:p>25919461</text:p>
          </table:table-cell>
          <table:table-cell table:formula="of:=[.A1622]/1000/(60*60*24)" office:value-type="time" office:time-value="PT07H11M59.461S" calcext:value-type="time">
            <text:p>07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44.16" calcext:value-type="float">
            <text:p>1744.16</text:p>
          </table:table-cell>
          <table:table-cell office:value-type="float" office:value="2132.57" calcext:value-type="float">
            <text:p>2132.57</text:p>
          </table:table-cell>
        </table:table-row>
        <table:table-row table:style-name="ro1">
          <table:table-cell office:value-type="float" office:value="25935461" calcext:value-type="float">
            <text:p>25935461</text:p>
          </table:table-cell>
          <table:table-cell table:formula="of:=[.A1623]/1000/(60*60*24)" office:value-type="time" office:time-value="PT07H12M15.461S" calcext:value-type="time">
            <text:p>07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45.2" calcext:value-type="float">
            <text:p>1745.2</text:p>
          </table:table-cell>
          <table:table-cell office:value-type="float" office:value="2133.81" calcext:value-type="float">
            <text:p>2133.81</text:p>
          </table:table-cell>
        </table:table-row>
        <table:table-row table:style-name="ro1">
          <table:table-cell office:value-type="float" office:value="25951461" calcext:value-type="float">
            <text:p>25951461</text:p>
          </table:table-cell>
          <table:table-cell table:formula="of:=[.A1624]/1000/(60*60*24)" office:value-type="time" office:time-value="PT07H12M31.461S" calcext:value-type="time">
            <text:p>07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746.24" calcext:value-type="float">
            <text:p>1746.24</text:p>
          </table:table-cell>
          <table:table-cell office:value-type="float" office:value="2135.05" calcext:value-type="float">
            <text:p>2135.05</text:p>
          </table:table-cell>
        </table:table-row>
        <table:table-row table:style-name="ro1">
          <table:table-cell office:value-type="float" office:value="25967461" calcext:value-type="float">
            <text:p>25967461</text:p>
          </table:table-cell>
          <table:table-cell table:formula="of:=[.A1625]/1000/(60*60*24)" office:value-type="time" office:time-value="PT07H12M47.461S" calcext:value-type="time">
            <text:p>07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747.29" calcext:value-type="float">
            <text:p>1747.29</text:p>
          </table:table-cell>
          <table:table-cell office:value-type="float" office:value="2136.29" calcext:value-type="float">
            <text:p>2136.29</text:p>
          </table:table-cell>
        </table:table-row>
        <table:table-row table:style-name="ro1">
          <table:table-cell office:value-type="float" office:value="25983461" calcext:value-type="float">
            <text:p>25983461</text:p>
          </table:table-cell>
          <table:table-cell table:formula="of:=[.A1626]/1000/(60*60*24)" office:value-type="time" office:time-value="PT07H13M03.461S" calcext:value-type="time">
            <text:p>07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48.33" calcext:value-type="float">
            <text:p>1748.33</text:p>
          </table:table-cell>
          <table:table-cell office:value-type="float" office:value="2137.53" calcext:value-type="float">
            <text:p>2137.53</text:p>
          </table:table-cell>
        </table:table-row>
        <table:table-row table:style-name="ro1">
          <table:table-cell office:value-type="float" office:value="25999461" calcext:value-type="float">
            <text:p>25999461</text:p>
          </table:table-cell>
          <table:table-cell table:formula="of:=[.A1627]/1000/(60*60*24)" office:value-type="time" office:time-value="PT07H13M19.461S" calcext:value-type="time">
            <text:p>07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49.38" calcext:value-type="float">
            <text:p>1749.38</text:p>
          </table:table-cell>
          <table:table-cell office:value-type="float" office:value="2138.76" calcext:value-type="float">
            <text:p>2138.76</text:p>
          </table:table-cell>
        </table:table-row>
        <table:table-row table:style-name="ro1">
          <table:table-cell office:value-type="float" office:value="26015461" calcext:value-type="float">
            <text:p>26015461</text:p>
          </table:table-cell>
          <table:table-cell table:formula="of:=[.A1628]/1000/(60*60*24)" office:value-type="time" office:time-value="PT07H13M35.461S" calcext:value-type="time">
            <text:p>07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750.42" calcext:value-type="float">
            <text:p>1750.42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6031461" calcext:value-type="float">
            <text:p>26031461</text:p>
          </table:table-cell>
          <table:table-cell table:formula="of:=[.A1629]/1000/(60*60*24)" office:value-type="time" office:time-value="PT07H13M51.461S" calcext:value-type="time">
            <text:p>07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1.47" calcext:value-type="float">
            <text:p>1751.47</text:p>
          </table:table-cell>
          <table:table-cell office:value-type="float" office:value="2141.24" calcext:value-type="float">
            <text:p>2141.24</text:p>
          </table:table-cell>
        </table:table-row>
        <table:table-row table:style-name="ro1">
          <table:table-cell office:value-type="float" office:value="26047461" calcext:value-type="float">
            <text:p>26047461</text:p>
          </table:table-cell>
          <table:table-cell table:formula="of:=[.A1630]/1000/(60*60*24)" office:value-type="time" office:time-value="PT07H14M07.461S" calcext:value-type="time">
            <text:p>07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2.51" calcext:value-type="float">
            <text:p>1752.51</text:p>
          </table:table-cell>
          <table:table-cell office:value-type="float" office:value="2142.47" calcext:value-type="float">
            <text:p>2142.47</text:p>
          </table:table-cell>
        </table:table-row>
        <table:table-row table:style-name="ro1">
          <table:table-cell office:value-type="float" office:value="26063461" calcext:value-type="float">
            <text:p>26063461</text:p>
          </table:table-cell>
          <table:table-cell table:formula="of:=[.A1631]/1000/(60*60*24)" office:value-type="time" office:time-value="PT07H14M23.461S" calcext:value-type="time">
            <text:p>07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3.56" calcext:value-type="float">
            <text:p>1753.56</text:p>
          </table:table-cell>
          <table:table-cell office:value-type="float" office:value="2143.71" calcext:value-type="float">
            <text:p>2143.71</text:p>
          </table:table-cell>
        </table:table-row>
        <table:table-row table:style-name="ro1">
          <table:table-cell office:value-type="float" office:value="26079461" calcext:value-type="float">
            <text:p>26079461</text:p>
          </table:table-cell>
          <table:table-cell table:formula="of:=[.A1632]/1000/(60*60*24)" office:value-type="time" office:time-value="PT07H14M39.461S" calcext:value-type="time">
            <text:p>07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4.6" calcext:value-type="float">
            <text:p>1754.6</text:p>
          </table:table-cell>
          <table:table-cell office:value-type="float" office:value="2144.94" calcext:value-type="float">
            <text:p>2144.94</text:p>
          </table:table-cell>
        </table:table-row>
        <table:table-row table:style-name="ro1">
          <table:table-cell office:value-type="float" office:value="26095461" calcext:value-type="float">
            <text:p>26095461</text:p>
          </table:table-cell>
          <table:table-cell table:formula="of:=[.A1633]/1000/(60*60*24)" office:value-type="time" office:time-value="PT07H14M55.461S" calcext:value-type="time">
            <text:p>07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5.65" calcext:value-type="float">
            <text:p>1755.65</text:p>
          </table:table-cell>
          <table:table-cell office:value-type="float" office:value="2146.18" calcext:value-type="float">
            <text:p>2146.18</text:p>
          </table:table-cell>
        </table:table-row>
        <table:table-row table:style-name="ro1">
          <table:table-cell office:value-type="float" office:value="26111461" calcext:value-type="float">
            <text:p>26111461</text:p>
          </table:table-cell>
          <table:table-cell table:formula="of:=[.A1634]/1000/(60*60*24)" office:value-type="time" office:time-value="PT07H15M11.461S" calcext:value-type="time">
            <text:p>07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756.69" calcext:value-type="float">
            <text:p>1756.69</text:p>
          </table:table-cell>
          <table:table-cell office:value-type="float" office:value="2147.41" calcext:value-type="float">
            <text:p>2147.41</text:p>
          </table:table-cell>
        </table:table-row>
        <table:table-row table:style-name="ro1">
          <table:table-cell office:value-type="float" office:value="26127461" calcext:value-type="float">
            <text:p>26127461</text:p>
          </table:table-cell>
          <table:table-cell table:formula="of:=[.A1635]/1000/(60*60*24)" office:value-type="time" office:time-value="PT07H15M27.461S" calcext:value-type="time">
            <text:p>07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57.73" calcext:value-type="float">
            <text:p>1757.73</text:p>
          </table:table-cell>
          <table:table-cell office:value-type="float" office:value="2148.64" calcext:value-type="float">
            <text:p>2148.64</text:p>
          </table:table-cell>
        </table:table-row>
        <table:table-row table:style-name="ro1">
          <table:table-cell office:value-type="float" office:value="26143461" calcext:value-type="float">
            <text:p>26143461</text:p>
          </table:table-cell>
          <table:table-cell table:formula="of:=[.A1636]/1000/(60*60*24)" office:value-type="time" office:time-value="PT07H15M43.461S" calcext:value-type="time">
            <text:p>07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58.78" calcext:value-type="float">
            <text:p>1758.78</text:p>
          </table:table-cell>
          <table:table-cell office:value-type="float" office:value="2149.88" calcext:value-type="float">
            <text:p>2149.88</text:p>
          </table:table-cell>
        </table:table-row>
        <table:table-row table:style-name="ro1">
          <table:table-cell office:value-type="float" office:value="26159461" calcext:value-type="float">
            <text:p>26159461</text:p>
          </table:table-cell>
          <table:table-cell table:formula="of:=[.A1637]/1000/(60*60*24)" office:value-type="time" office:time-value="PT07H15M59.461S" calcext:value-type="time">
            <text:p>07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4.8" calcext:value-type="float">
            <text:p>234.8</text:p>
          </table:table-cell>
          <table:table-cell office:value-type="float" office:value="278.82" calcext:value-type="float">
            <text:p>278.82</text:p>
          </table:table-cell>
          <table:table-cell office:value-type="float" office:value="1759.82" calcext:value-type="float">
            <text:p>1759.82</text:p>
          </table:table-cell>
          <table:table-cell office:value-type="float" office:value="2151.11" calcext:value-type="float">
            <text:p>2151.11</text:p>
          </table:table-cell>
        </table:table-row>
        <table:table-row table:style-name="ro1">
          <table:table-cell office:value-type="float" office:value="26175461" calcext:value-type="float">
            <text:p>26175461</text:p>
          </table:table-cell>
          <table:table-cell table:formula="of:=[.A1638]/1000/(60*60*24)" office:value-type="time" office:time-value="PT07H16M15.461S" calcext:value-type="time">
            <text:p>07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60.86" calcext:value-type="float">
            <text:p>1760.86</text:p>
          </table:table-cell>
          <table:table-cell office:value-type="float" office:value="2152.35" calcext:value-type="float">
            <text:p>2152.35</text:p>
          </table:table-cell>
        </table:table-row>
        <table:table-row table:style-name="ro1">
          <table:table-cell office:value-type="float" office:value="26191461" calcext:value-type="float">
            <text:p>26191461</text:p>
          </table:table-cell>
          <table:table-cell table:formula="of:=[.A1639]/1000/(60*60*24)" office:value-type="time" office:time-value="PT07H16M31.461S" calcext:value-type="time">
            <text:p>07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61.91" calcext:value-type="float">
            <text:p>1761.91</text:p>
          </table:table-cell>
          <table:table-cell office:value-type="float" office:value="2153.58" calcext:value-type="float">
            <text:p>2153.58</text:p>
          </table:table-cell>
        </table:table-row>
        <table:table-row table:style-name="ro1">
          <table:table-cell office:value-type="float" office:value="26207461" calcext:value-type="float">
            <text:p>26207461</text:p>
          </table:table-cell>
          <table:table-cell table:formula="of:=[.A1640]/1000/(60*60*24)" office:value-type="time" office:time-value="PT07H16M47.461S" calcext:value-type="time">
            <text:p>07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62.95" calcext:value-type="float">
            <text:p>1762.95</text:p>
          </table:table-cell>
          <table:table-cell office:value-type="float" office:value="2154.82" calcext:value-type="float">
            <text:p>2154.82</text:p>
          </table:table-cell>
        </table:table-row>
        <table:table-row table:style-name="ro1">
          <table:table-cell office:value-type="float" office:value="26223461" calcext:value-type="float">
            <text:p>26223461</text:p>
          </table:table-cell>
          <table:table-cell table:formula="of:=[.A1641]/1000/(60*60*24)" office:value-type="time" office:time-value="PT07H17M03.461S" calcext:value-type="time">
            <text:p>07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63.99" calcext:value-type="float">
            <text:p>1763.99</text:p>
          </table:table-cell>
          <table:table-cell office:value-type="float" office:value="2156.05" calcext:value-type="float">
            <text:p>2156.05</text:p>
          </table:table-cell>
        </table:table-row>
        <table:table-row table:style-name="ro1">
          <table:table-cell office:value-type="float" office:value="26239461" calcext:value-type="float">
            <text:p>26239461</text:p>
          </table:table-cell>
          <table:table-cell table:formula="of:=[.A1642]/1000/(60*60*24)" office:value-type="time" office:time-value="PT07H17M19.461S" calcext:value-type="time">
            <text:p>07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65.04" calcext:value-type="float">
            <text:p>1765.04</text:p>
          </table:table-cell>
          <table:table-cell office:value-type="float" office:value="2157.29" calcext:value-type="float">
            <text:p>2157.29</text:p>
          </table:table-cell>
        </table:table-row>
        <table:table-row table:style-name="ro1">
          <table:table-cell office:value-type="float" office:value="26255461" calcext:value-type="float">
            <text:p>26255461</text:p>
          </table:table-cell>
          <table:table-cell table:formula="of:=[.A1643]/1000/(60*60*24)" office:value-type="time" office:time-value="PT07H17M35.461S" calcext:value-type="time">
            <text:p>07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66.08" calcext:value-type="float">
            <text:p>1766.08</text:p>
          </table:table-cell>
          <table:table-cell office:value-type="float" office:value="2158.52" calcext:value-type="float">
            <text:p>2158.52</text:p>
          </table:table-cell>
        </table:table-row>
        <table:table-row table:style-name="ro1">
          <table:table-cell office:value-type="float" office:value="26271461" calcext:value-type="float">
            <text:p>26271461</text:p>
          </table:table-cell>
          <table:table-cell table:formula="of:=[.A1644]/1000/(60*60*24)" office:value-type="time" office:time-value="PT07H17M51.461S" calcext:value-type="time">
            <text:p>07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67.12" calcext:value-type="float">
            <text:p>1767.12</text:p>
          </table:table-cell>
          <table:table-cell office:value-type="float" office:value="2159.75" calcext:value-type="float">
            <text:p>2159.75</text:p>
          </table:table-cell>
        </table:table-row>
        <table:table-row table:style-name="ro1">
          <table:table-cell office:value-type="float" office:value="26287461" calcext:value-type="float">
            <text:p>26287461</text:p>
          </table:table-cell>
          <table:table-cell table:formula="of:=[.A1645]/1000/(60*60*24)" office:value-type="time" office:time-value="PT07H18M07.461S" calcext:value-type="time">
            <text:p>07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68.17" calcext:value-type="float">
            <text:p>1768.17</text:p>
          </table:table-cell>
          <table:table-cell office:value-type="float" office:value="2160.99" calcext:value-type="float">
            <text:p>2160.99</text:p>
          </table:table-cell>
        </table:table-row>
        <table:table-row table:style-name="ro1">
          <table:table-cell office:value-type="float" office:value="26303461" calcext:value-type="float">
            <text:p>26303461</text:p>
          </table:table-cell>
          <table:table-cell table:formula="of:=[.A1646]/1000/(60*60*24)" office:value-type="time" office:time-value="PT07H18M23.461S" calcext:value-type="time">
            <text:p>07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69.21" calcext:value-type="float">
            <text:p>1769.21</text:p>
          </table:table-cell>
          <table:table-cell office:value-type="float" office:value="2162.22" calcext:value-type="float">
            <text:p>2162.22</text:p>
          </table:table-cell>
        </table:table-row>
        <table:table-row table:style-name="ro1">
          <table:table-cell office:value-type="float" office:value="26319461" calcext:value-type="float">
            <text:p>26319461</text:p>
          </table:table-cell>
          <table:table-cell table:formula="of:=[.A1647]/1000/(60*60*24)" office:value-type="time" office:time-value="PT07H18M39.461S" calcext:value-type="time">
            <text:p>07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70.25" calcext:value-type="float">
            <text:p>1770.25</text:p>
          </table:table-cell>
          <table:table-cell office:value-type="float" office:value="2163.46" calcext:value-type="float">
            <text:p>2163.46</text:p>
          </table:table-cell>
        </table:table-row>
        <table:table-row table:style-name="ro1">
          <table:table-cell office:value-type="float" office:value="26335461" calcext:value-type="float">
            <text:p>26335461</text:p>
          </table:table-cell>
          <table:table-cell table:formula="of:=[.A1648]/1000/(60*60*24)" office:value-type="time" office:time-value="PT07H18M55.461S" calcext:value-type="time">
            <text:p>07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71.3" calcext:value-type="float">
            <text:p>1771.3</text:p>
          </table:table-cell>
          <table:table-cell office:value-type="float" office:value="2164.69" calcext:value-type="float">
            <text:p>2164.69</text:p>
          </table:table-cell>
        </table:table-row>
        <table:table-row table:style-name="ro1">
          <table:table-cell office:value-type="float" office:value="26351461" calcext:value-type="float">
            <text:p>26351461</text:p>
          </table:table-cell>
          <table:table-cell table:formula="of:=[.A1649]/1000/(60*60*24)" office:value-type="time" office:time-value="PT07H19M11.461S" calcext:value-type="time">
            <text:p>07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72.34" calcext:value-type="float">
            <text:p>1772.34</text:p>
          </table:table-cell>
          <table:table-cell office:value-type="float" office:value="2165.92" calcext:value-type="float">
            <text:p>2165.92</text:p>
          </table:table-cell>
        </table:table-row>
        <table:table-row table:style-name="ro1">
          <table:table-cell office:value-type="float" office:value="26367461" calcext:value-type="float">
            <text:p>26367461</text:p>
          </table:table-cell>
          <table:table-cell table:formula="of:=[.A1650]/1000/(60*60*24)" office:value-type="time" office:time-value="PT07H19M27.461S" calcext:value-type="time">
            <text:p>07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3.38" calcext:value-type="float">
            <text:p>1773.38</text:p>
          </table:table-cell>
          <table:table-cell office:value-type="float" office:value="2167.16" calcext:value-type="float">
            <text:p>2167.16</text:p>
          </table:table-cell>
        </table:table-row>
        <table:table-row table:style-name="ro1">
          <table:table-cell office:value-type="float" office:value="26383461" calcext:value-type="float">
            <text:p>26383461</text:p>
          </table:table-cell>
          <table:table-cell table:formula="of:=[.A1651]/1000/(60*60*24)" office:value-type="time" office:time-value="PT07H19M43.461S" calcext:value-type="time">
            <text:p>07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74.42" calcext:value-type="float">
            <text:p>1774.42</text:p>
          </table:table-cell>
          <table:table-cell office:value-type="float" office:value="2168.39" calcext:value-type="float">
            <text:p>2168.39</text:p>
          </table:table-cell>
        </table:table-row>
        <table:table-row table:style-name="ro1">
          <table:table-cell office:value-type="float" office:value="26399461" calcext:value-type="float">
            <text:p>26399461</text:p>
          </table:table-cell>
          <table:table-cell table:formula="of:=[.A1652]/1000/(60*60*24)" office:value-type="time" office:time-value="PT07H19M59.461S" calcext:value-type="time">
            <text:p>07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5.47" calcext:value-type="float">
            <text:p>1775.47</text:p>
          </table:table-cell>
          <table:table-cell office:value-type="float" office:value="2169.62" calcext:value-type="float">
            <text:p>2169.62</text:p>
          </table:table-cell>
        </table:table-row>
        <table:table-row table:style-name="ro1">
          <table:table-cell office:value-type="float" office:value="26415461" calcext:value-type="float">
            <text:p>26415461</text:p>
          </table:table-cell>
          <table:table-cell table:formula="of:=[.A1653]/1000/(60*60*24)" office:value-type="time" office:time-value="PT07H20M15.461S" calcext:value-type="time">
            <text:p>07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776.51" calcext:value-type="float">
            <text:p>1776.51</text:p>
          </table:table-cell>
          <table:table-cell office:value-type="float" office:value="2170.86" calcext:value-type="float">
            <text:p>2170.86</text:p>
          </table:table-cell>
        </table:table-row>
        <table:table-row table:style-name="ro1">
          <table:table-cell office:value-type="float" office:value="26431461" calcext:value-type="float">
            <text:p>26431461</text:p>
          </table:table-cell>
          <table:table-cell table:formula="of:=[.A1654]/1000/(60*60*24)" office:value-type="time" office:time-value="PT07H20M31.461S" calcext:value-type="time">
            <text:p>07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77.55" calcext:value-type="float">
            <text:p>1777.55</text:p>
          </table:table-cell>
          <table:table-cell office:value-type="float" office:value="2172.09" calcext:value-type="float">
            <text:p>2172.09</text:p>
          </table:table-cell>
        </table:table-row>
        <table:table-row table:style-name="ro1">
          <table:table-cell office:value-type="float" office:value="26447461" calcext:value-type="float">
            <text:p>26447461</text:p>
          </table:table-cell>
          <table:table-cell table:formula="of:=[.A1655]/1000/(60*60*24)" office:value-type="time" office:time-value="PT07H20M47.461S" calcext:value-type="time">
            <text:p>07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8.59" calcext:value-type="float">
            <text:p>1778.59</text:p>
          </table:table-cell>
          <table:table-cell office:value-type="float" office:value="2173.32" calcext:value-type="float">
            <text:p>2173.32</text:p>
          </table:table-cell>
        </table:table-row>
        <table:table-row table:style-name="ro1">
          <table:table-cell office:value-type="float" office:value="26463461" calcext:value-type="float">
            <text:p>26463461</text:p>
          </table:table-cell>
          <table:table-cell table:formula="of:=[.A1656]/1000/(60*60*24)" office:value-type="time" office:time-value="PT07H21M03.461S" calcext:value-type="time">
            <text:p>07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79.64" calcext:value-type="float">
            <text:p>1779.64</text:p>
          </table:table-cell>
          <table:table-cell office:value-type="float" office:value="2174.55" calcext:value-type="float">
            <text:p>2174.55</text:p>
          </table:table-cell>
        </table:table-row>
        <table:table-row table:style-name="ro1">
          <table:table-cell office:value-type="float" office:value="26479461" calcext:value-type="float">
            <text:p>26479461</text:p>
          </table:table-cell>
          <table:table-cell table:formula="of:=[.A1657]/1000/(60*60*24)" office:value-type="time" office:time-value="PT07H21M19.461S" calcext:value-type="time">
            <text:p>07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80.68" calcext:value-type="float">
            <text:p>1780.68</text:p>
          </table:table-cell>
          <table:table-cell office:value-type="float" office:value="2175.79" calcext:value-type="float">
            <text:p>2175.79</text:p>
          </table:table-cell>
        </table:table-row>
        <table:table-row table:style-name="ro1">
          <table:table-cell office:value-type="float" office:value="26495461" calcext:value-type="float">
            <text:p>26495461</text:p>
          </table:table-cell>
          <table:table-cell table:formula="of:=[.A1658]/1000/(60*60*24)" office:value-type="time" office:time-value="PT07H21M35.461S" calcext:value-type="time">
            <text:p>07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81.72" calcext:value-type="float">
            <text:p>1781.72</text:p>
          </table:table-cell>
          <table:table-cell office:value-type="float" office:value="2177.02" calcext:value-type="float">
            <text:p>2177.02</text:p>
          </table:table-cell>
        </table:table-row>
        <table:table-row table:style-name="ro1">
          <table:table-cell office:value-type="float" office:value="26511461" calcext:value-type="float">
            <text:p>26511461</text:p>
          </table:table-cell>
          <table:table-cell table:formula="of:=[.A1659]/1000/(60*60*24)" office:value-type="time" office:time-value="PT07H21M51.461S" calcext:value-type="time">
            <text:p>07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82.76" calcext:value-type="float">
            <text:p>1782.76</text:p>
          </table:table-cell>
          <table:table-cell office:value-type="float" office:value="2178.25" calcext:value-type="float">
            <text:p>2178.25</text:p>
          </table:table-cell>
        </table:table-row>
        <table:table-row table:style-name="ro1">
          <table:table-cell office:value-type="float" office:value="26527461" calcext:value-type="float">
            <text:p>26527461</text:p>
          </table:table-cell>
          <table:table-cell table:formula="of:=[.A1660]/1000/(60*60*24)" office:value-type="time" office:time-value="PT07H22M07.461S" calcext:value-type="time">
            <text:p>07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83.81" calcext:value-type="float">
            <text:p>1783.81</text:p>
          </table:table-cell>
          <table:table-cell office:value-type="float" office:value="2179.48" calcext:value-type="float">
            <text:p>2179.48</text:p>
          </table:table-cell>
        </table:table-row>
        <table:table-row table:style-name="ro1">
          <table:table-cell office:value-type="float" office:value="26543461" calcext:value-type="float">
            <text:p>26543461</text:p>
          </table:table-cell>
          <table:table-cell table:formula="of:=[.A1661]/1000/(60*60*24)" office:value-type="time" office:time-value="PT07H22M23.461S" calcext:value-type="time">
            <text:p>07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4.85" calcext:value-type="float">
            <text:p>1784.85</text:p>
          </table:table-cell>
          <table:table-cell office:value-type="float" office:value="2180.71" calcext:value-type="float">
            <text:p>2180.71</text:p>
          </table:table-cell>
        </table:table-row>
        <table:table-row table:style-name="ro1">
          <table:table-cell office:value-type="float" office:value="26559461" calcext:value-type="float">
            <text:p>26559461</text:p>
          </table:table-cell>
          <table:table-cell table:formula="of:=[.A1662]/1000/(60*60*24)" office:value-type="time" office:time-value="PT07H22M39.461S" calcext:value-type="time">
            <text:p>07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5.89" calcext:value-type="float">
            <text:p>1785.89</text:p>
          </table:table-cell>
          <table:table-cell office:value-type="float" office:value="2181.95" calcext:value-type="float">
            <text:p>2181.95</text:p>
          </table:table-cell>
        </table:table-row>
        <table:table-row table:style-name="ro1">
          <table:table-cell office:value-type="float" office:value="26575461" calcext:value-type="float">
            <text:p>26575461</text:p>
          </table:table-cell>
          <table:table-cell table:formula="of:=[.A1663]/1000/(60*60*24)" office:value-type="time" office:time-value="PT07H22M55.461S" calcext:value-type="time">
            <text:p>07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6.93" calcext:value-type="float">
            <text:p>1786.93</text:p>
          </table:table-cell>
          <table:table-cell office:value-type="float" office:value="2183.18" calcext:value-type="float">
            <text:p>2183.18</text:p>
          </table:table-cell>
        </table:table-row>
        <table:table-row table:style-name="ro1">
          <table:table-cell office:value-type="float" office:value="26591461" calcext:value-type="float">
            <text:p>26591461</text:p>
          </table:table-cell>
          <table:table-cell table:formula="of:=[.A1664]/1000/(60*60*24)" office:value-type="time" office:time-value="PT07H23M11.461S" calcext:value-type="time">
            <text:p>07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87.97" calcext:value-type="float">
            <text:p>1787.97</text:p>
          </table:table-cell>
          <table:table-cell office:value-type="float" office:value="2184.41" calcext:value-type="float">
            <text:p>2184.41</text:p>
          </table:table-cell>
        </table:table-row>
        <table:table-row table:style-name="ro1">
          <table:table-cell office:value-type="float" office:value="26607461" calcext:value-type="float">
            <text:p>26607461</text:p>
          </table:table-cell>
          <table:table-cell table:formula="of:=[.A1665]/1000/(60*60*24)" office:value-type="time" office:time-value="PT07H23M27.461S" calcext:value-type="time">
            <text:p>07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89.01" calcext:value-type="float">
            <text:p>1789.01</text:p>
          </table:table-cell>
          <table:table-cell office:value-type="float" office:value="2185.64" calcext:value-type="float">
            <text:p>2185.64</text:p>
          </table:table-cell>
        </table:table-row>
        <table:table-row table:style-name="ro1">
          <table:table-cell office:value-type="float" office:value="26623461" calcext:value-type="float">
            <text:p>26623461</text:p>
          </table:table-cell>
          <table:table-cell table:formula="of:=[.A1666]/1000/(60*60*24)" office:value-type="time" office:time-value="PT07H23M43.461S" calcext:value-type="time">
            <text:p>07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90.05" calcext:value-type="float">
            <text:p>1790.05</text:p>
          </table:table-cell>
          <table:table-cell office:value-type="float" office:value="2186.87" calcext:value-type="float">
            <text:p>2186.87</text:p>
          </table:table-cell>
        </table:table-row>
        <table:table-row table:style-name="ro1">
          <table:table-cell office:value-type="float" office:value="26639461" calcext:value-type="float">
            <text:p>26639461</text:p>
          </table:table-cell>
          <table:table-cell table:formula="of:=[.A1667]/1000/(60*60*24)" office:value-type="time" office:time-value="PT07H23M59.461S" calcext:value-type="time">
            <text:p>07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91.1" calcext:value-type="float">
            <text:p>1791.1</text:p>
          </table:table-cell>
          <table:table-cell office:value-type="float" office:value="2188.09" calcext:value-type="float">
            <text:p>2188.09</text:p>
          </table:table-cell>
        </table:table-row>
        <table:table-row table:style-name="ro1">
          <table:table-cell office:value-type="float" office:value="26655461" calcext:value-type="float">
            <text:p>26655461</text:p>
          </table:table-cell>
          <table:table-cell table:formula="of:=[.A1668]/1000/(60*60*24)" office:value-type="time" office:time-value="PT07H24M15.461S" calcext:value-type="time">
            <text:p>07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2.14" calcext:value-type="float">
            <text:p>1792.14</text:p>
          </table:table-cell>
          <table:table-cell office:value-type="float" office:value="2189.32" calcext:value-type="float">
            <text:p>2189.32</text:p>
          </table:table-cell>
        </table:table-row>
        <table:table-row table:style-name="ro1">
          <table:table-cell office:value-type="float" office:value="26671461" calcext:value-type="float">
            <text:p>26671461</text:p>
          </table:table-cell>
          <table:table-cell table:formula="of:=[.A1669]/1000/(60*60*24)" office:value-type="time" office:time-value="PT07H24M31.461S" calcext:value-type="time">
            <text:p>07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3.18" calcext:value-type="float">
            <text:p>1793.18</text:p>
          </table:table-cell>
          <table:table-cell office:value-type="float" office:value="2190.55" calcext:value-type="float">
            <text:p>2190.55</text:p>
          </table:table-cell>
        </table:table-row>
        <table:table-row table:style-name="ro1">
          <table:table-cell office:value-type="float" office:value="26687461" calcext:value-type="float">
            <text:p>26687461</text:p>
          </table:table-cell>
          <table:table-cell table:formula="of:=[.A1670]/1000/(60*60*24)" office:value-type="time" office:time-value="PT07H24M47.461S" calcext:value-type="time">
            <text:p>07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94.22" calcext:value-type="float">
            <text:p>1794.22</text:p>
          </table:table-cell>
          <table:table-cell office:value-type="float" office:value="2191.78" calcext:value-type="float">
            <text:p>2191.78</text:p>
          </table:table-cell>
        </table:table-row>
        <table:table-row table:style-name="ro1">
          <table:table-cell office:value-type="float" office:value="26703461" calcext:value-type="float">
            <text:p>26703461</text:p>
          </table:table-cell>
          <table:table-cell table:formula="of:=[.A1671]/1000/(60*60*24)" office:value-type="time" office:time-value="PT07H25M03.461S" calcext:value-type="time">
            <text:p>07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795.26" calcext:value-type="float">
            <text:p>1795.26</text:p>
          </table:table-cell>
          <table:table-cell office:value-type="float" office:value="2193.01" calcext:value-type="float">
            <text:p>2193.01</text:p>
          </table:table-cell>
        </table:table-row>
        <table:table-row table:style-name="ro1">
          <table:table-cell office:value-type="float" office:value="26719461" calcext:value-type="float">
            <text:p>26719461</text:p>
          </table:table-cell>
          <table:table-cell table:formula="of:=[.A1672]/1000/(60*60*24)" office:value-type="time" office:time-value="PT07H25M19.461S" calcext:value-type="time">
            <text:p>07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6.3" calcext:value-type="float">
            <text:p>1796.3</text:p>
          </table:table-cell>
          <table:table-cell office:value-type="float" office:value="2194.23" calcext:value-type="float">
            <text:p>2194.23</text:p>
          </table:table-cell>
        </table:table-row>
        <table:table-row table:style-name="ro1">
          <table:table-cell office:value-type="float" office:value="26735461" calcext:value-type="float">
            <text:p>26735461</text:p>
          </table:table-cell>
          <table:table-cell table:formula="of:=[.A1673]/1000/(60*60*24)" office:value-type="time" office:time-value="PT07H25M35.461S" calcext:value-type="time">
            <text:p>07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7.34" calcext:value-type="float">
            <text:p>1797.34</text:p>
          </table:table-cell>
          <table:table-cell office:value-type="float" office:value="2195.46" calcext:value-type="float">
            <text:p>2195.46</text:p>
          </table:table-cell>
        </table:table-row>
        <table:table-row table:style-name="ro1">
          <table:table-cell office:value-type="float" office:value="26751461" calcext:value-type="float">
            <text:p>26751461</text:p>
          </table:table-cell>
          <table:table-cell table:formula="of:=[.A1674]/1000/(60*60*24)" office:value-type="time" office:time-value="PT07H25M51.461S" calcext:value-type="time">
            <text:p>07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98.38" calcext:value-type="float">
            <text:p>1798.38</text:p>
          </table:table-cell>
          <table:table-cell office:value-type="float" office:value="2196.69" calcext:value-type="float">
            <text:p>2196.69</text:p>
          </table:table-cell>
        </table:table-row>
        <table:table-row table:style-name="ro1">
          <table:table-cell office:value-type="float" office:value="26767461" calcext:value-type="float">
            <text:p>26767461</text:p>
          </table:table-cell>
          <table:table-cell table:formula="of:=[.A1675]/1000/(60*60*24)" office:value-type="time" office:time-value="PT07H26M07.461S" calcext:value-type="time">
            <text:p>07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99.42" calcext:value-type="float">
            <text:p>1799.42</text:p>
          </table:table-cell>
          <table:table-cell office:value-type="float" office:value="2197.92" calcext:value-type="float">
            <text:p>2197.92</text:p>
          </table:table-cell>
        </table:table-row>
        <table:table-row table:style-name="ro1">
          <table:table-cell office:value-type="float" office:value="26783461" calcext:value-type="float">
            <text:p>26783461</text:p>
          </table:table-cell>
          <table:table-cell table:formula="of:=[.A1676]/1000/(60*60*24)" office:value-type="time" office:time-value="PT07H26M23.461S" calcext:value-type="time">
            <text:p>07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7.04" calcext:value-type="float">
            <text:p>277.04</text:p>
          </table:table-cell>
          <table:table-cell office:value-type="float" office:value="1800.46" calcext:value-type="float">
            <text:p>1800.46</text:p>
          </table:table-cell>
          <table:table-cell office:value-type="float" office:value="2199.14" calcext:value-type="float">
            <text:p>2199.14</text:p>
          </table:table-cell>
        </table:table-row>
        <table:table-row table:style-name="ro1">
          <table:table-cell office:value-type="float" office:value="26799461" calcext:value-type="float">
            <text:p>26799461</text:p>
          </table:table-cell>
          <table:table-cell table:formula="of:=[.A1677]/1000/(60*60*24)" office:value-type="time" office:time-value="PT07H26M39.461S" calcext:value-type="time">
            <text:p>07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1.5" calcext:value-type="float">
            <text:p>1801.5</text:p>
          </table:table-cell>
          <table:table-cell office:value-type="float" office:value="2200.37" calcext:value-type="float">
            <text:p>2200.37</text:p>
          </table:table-cell>
        </table:table-row>
        <table:table-row table:style-name="ro1">
          <table:table-cell office:value-type="float" office:value="26815461" calcext:value-type="float">
            <text:p>26815461</text:p>
          </table:table-cell>
          <table:table-cell table:formula="of:=[.A1678]/1000/(60*60*24)" office:value-type="time" office:time-value="PT07H26M55.461S" calcext:value-type="time">
            <text:p>07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2.55" calcext:value-type="float">
            <text:p>1802.55</text:p>
          </table:table-cell>
          <table:table-cell office:value-type="float" office:value="2201.6" calcext:value-type="float">
            <text:p>2201.6</text:p>
          </table:table-cell>
        </table:table-row>
        <table:table-row table:style-name="ro1">
          <table:table-cell office:value-type="float" office:value="26831461" calcext:value-type="float">
            <text:p>26831461</text:p>
          </table:table-cell>
          <table:table-cell table:formula="of:=[.A1679]/1000/(60*60*24)" office:value-type="time" office:time-value="PT07H27M11.461S" calcext:value-type="time">
            <text:p>07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3.59" calcext:value-type="float">
            <text:p>1803.59</text:p>
          </table:table-cell>
          <table:table-cell office:value-type="float" office:value="2202.82" calcext:value-type="float">
            <text:p>2202.82</text:p>
          </table:table-cell>
        </table:table-row>
        <table:table-row table:style-name="ro1">
          <table:table-cell office:value-type="float" office:value="26847461" calcext:value-type="float">
            <text:p>26847461</text:p>
          </table:table-cell>
          <table:table-cell table:formula="of:=[.A1680]/1000/(60*60*24)" office:value-type="time" office:time-value="PT07H27M27.461S" calcext:value-type="time">
            <text:p>07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04.63" calcext:value-type="float">
            <text:p>1804.63</text:p>
          </table:table-cell>
          <table:table-cell office:value-type="float" office:value="2204.05" calcext:value-type="float">
            <text:p>2204.05</text:p>
          </table:table-cell>
        </table:table-row>
        <table:table-row table:style-name="ro1">
          <table:table-cell office:value-type="float" office:value="26863461" calcext:value-type="float">
            <text:p>26863461</text:p>
          </table:table-cell>
          <table:table-cell table:formula="of:=[.A1681]/1000/(60*60*24)" office:value-type="time" office:time-value="PT07H27M43.461S" calcext:value-type="time">
            <text:p>07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5.67" calcext:value-type="float">
            <text:p>1805.67</text:p>
          </table:table-cell>
          <table:table-cell office:value-type="float" office:value="2205.28" calcext:value-type="float">
            <text:p>2205.28</text:p>
          </table:table-cell>
        </table:table-row>
        <table:table-row table:style-name="ro1">
          <table:table-cell office:value-type="float" office:value="26879461" calcext:value-type="float">
            <text:p>26879461</text:p>
          </table:table-cell>
          <table:table-cell table:formula="of:=[.A1682]/1000/(60*60*24)" office:value-type="time" office:time-value="PT07H27M59.461S" calcext:value-type="time">
            <text:p>07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06.71" calcext:value-type="float">
            <text:p>1806.71</text:p>
          </table:table-cell>
          <table:table-cell office:value-type="float" office:value="2206.5" calcext:value-type="float">
            <text:p>2206.5</text:p>
          </table:table-cell>
        </table:table-row>
        <table:table-row table:style-name="ro1">
          <table:table-cell office:value-type="float" office:value="26895461" calcext:value-type="float">
            <text:p>26895461</text:p>
          </table:table-cell>
          <table:table-cell table:formula="of:=[.A1683]/1000/(60*60*24)" office:value-type="time" office:time-value="PT07H28M15.461S" calcext:value-type="time">
            <text:p>07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807.75" calcext:value-type="float">
            <text:p>1807.75</text:p>
          </table:table-cell>
          <table:table-cell office:value-type="float" office:value="2207.73" calcext:value-type="float">
            <text:p>2207.73</text:p>
          </table:table-cell>
        </table:table-row>
        <table:table-row table:style-name="ro1">
          <table:table-cell office:value-type="float" office:value="26911461" calcext:value-type="float">
            <text:p>26911461</text:p>
          </table:table-cell>
          <table:table-cell table:formula="of:=[.A1684]/1000/(60*60*24)" office:value-type="time" office:time-value="PT07H28M31.461S" calcext:value-type="time">
            <text:p>07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08.79" calcext:value-type="float">
            <text:p>1808.79</text:p>
          </table:table-cell>
          <table:table-cell office:value-type="float" office:value="2208.96" calcext:value-type="float">
            <text:p>2208.96</text:p>
          </table:table-cell>
        </table:table-row>
        <table:table-row table:style-name="ro1">
          <table:table-cell office:value-type="float" office:value="26927461" calcext:value-type="float">
            <text:p>26927461</text:p>
          </table:table-cell>
          <table:table-cell table:formula="of:=[.A1685]/1000/(60*60*24)" office:value-type="time" office:time-value="PT07H28M47.461S" calcext:value-type="time">
            <text:p>07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09.83" calcext:value-type="float">
            <text:p>1809.83</text:p>
          </table:table-cell>
          <table:table-cell office:value-type="float" office:value="2210.18" calcext:value-type="float">
            <text:p>2210.18</text:p>
          </table:table-cell>
        </table:table-row>
        <table:table-row table:style-name="ro1">
          <table:table-cell office:value-type="float" office:value="26943461" calcext:value-type="float">
            <text:p>26943461</text:p>
          </table:table-cell>
          <table:table-cell table:formula="of:=[.A1686]/1000/(60*60*24)" office:value-type="time" office:time-value="PT07H29M03.461S" calcext:value-type="time">
            <text:p>07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810.86" calcext:value-type="float">
            <text:p>1810.86</text:p>
          </table:table-cell>
          <table:table-cell office:value-type="float" office:value="2211.41" calcext:value-type="float">
            <text:p>2211.41</text:p>
          </table:table-cell>
        </table:table-row>
        <table:table-row table:style-name="ro1">
          <table:table-cell office:value-type="float" office:value="26959461" calcext:value-type="float">
            <text:p>26959461</text:p>
          </table:table-cell>
          <table:table-cell table:formula="of:=[.A1687]/1000/(60*60*24)" office:value-type="time" office:time-value="PT07H29M19.461S" calcext:value-type="time">
            <text:p>07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1.9" calcext:value-type="float">
            <text:p>1811.9</text:p>
          </table:table-cell>
          <table:table-cell office:value-type="float" office:value="2212.64" calcext:value-type="float">
            <text:p>2212.64</text:p>
          </table:table-cell>
        </table:table-row>
        <table:table-row table:style-name="ro1">
          <table:table-cell office:value-type="float" office:value="26975461" calcext:value-type="float">
            <text:p>26975461</text:p>
          </table:table-cell>
          <table:table-cell table:formula="of:=[.A1688]/1000/(60*60*24)" office:value-type="time" office:time-value="PT07H29M35.461S" calcext:value-type="time">
            <text:p>07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2.94" calcext:value-type="float">
            <text:p>1812.94</text:p>
          </table:table-cell>
          <table:table-cell office:value-type="float" office:value="2213.86" calcext:value-type="float">
            <text:p>2213.86</text:p>
          </table:table-cell>
        </table:table-row>
        <table:table-row table:style-name="ro1">
          <table:table-cell office:value-type="float" office:value="26991461" calcext:value-type="float">
            <text:p>26991461</text:p>
          </table:table-cell>
          <table:table-cell table:formula="of:=[.A1689]/1000/(60*60*24)" office:value-type="time" office:time-value="PT07H29M51.461S" calcext:value-type="time">
            <text:p>07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3.98" calcext:value-type="float">
            <text:p>1813.98</text:p>
          </table:table-cell>
          <table:table-cell office:value-type="float" office:value="2215.09" calcext:value-type="float">
            <text:p>2215.09</text:p>
          </table:table-cell>
        </table:table-row>
        <table:table-row table:style-name="ro1">
          <table:table-cell office:value-type="float" office:value="27007461" calcext:value-type="float">
            <text:p>27007461</text:p>
          </table:table-cell>
          <table:table-cell table:formula="of:=[.A1690]/1000/(60*60*24)" office:value-type="time" office:time-value="PT07H30M07.461S" calcext:value-type="time">
            <text:p>07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5.02" calcext:value-type="float">
            <text:p>1815.02</text:p>
          </table:table-cell>
          <table:table-cell office:value-type="float" office:value="2216.32" calcext:value-type="float">
            <text:p>2216.32</text:p>
          </table:table-cell>
        </table:table-row>
        <table:table-row table:style-name="ro1">
          <table:table-cell office:value-type="float" office:value="27023461" calcext:value-type="float">
            <text:p>27023461</text:p>
          </table:table-cell>
          <table:table-cell table:formula="of:=[.A1691]/1000/(60*60*24)" office:value-type="time" office:time-value="PT07H30M23.461S" calcext:value-type="time">
            <text:p>07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6.06" calcext:value-type="float">
            <text:p>1816.06</text:p>
          </table:table-cell>
          <table:table-cell office:value-type="float" office:value="2217.54" calcext:value-type="float">
            <text:p>2217.54</text:p>
          </table:table-cell>
        </table:table-row>
        <table:table-row table:style-name="ro1">
          <table:table-cell office:value-type="float" office:value="27039461" calcext:value-type="float">
            <text:p>27039461</text:p>
          </table:table-cell>
          <table:table-cell table:formula="of:=[.A1692]/1000/(60*60*24)" office:value-type="time" office:time-value="PT07H30M39.461S" calcext:value-type="time">
            <text:p>07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17.1" calcext:value-type="float">
            <text:p>1817.1</text:p>
          </table:table-cell>
          <table:table-cell office:value-type="float" office:value="2218.77" calcext:value-type="float">
            <text:p>2218.77</text:p>
          </table:table-cell>
        </table:table-row>
        <table:table-row table:style-name="ro1">
          <table:table-cell office:value-type="float" office:value="27055461" calcext:value-type="float">
            <text:p>27055461</text:p>
          </table:table-cell>
          <table:table-cell table:formula="of:=[.A1693]/1000/(60*60*24)" office:value-type="time" office:time-value="PT07H30M55.461S" calcext:value-type="time">
            <text:p>07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818.14" calcext:value-type="float">
            <text:p>1818.14</text:p>
          </table:table-cell>
          <table:table-cell office:value-type="float" office:value="2219.99" calcext:value-type="float">
            <text:p>2219.99</text:p>
          </table:table-cell>
        </table:table-row>
        <table:table-row table:style-name="ro1">
          <table:table-cell office:value-type="float" office:value="27071461" calcext:value-type="float">
            <text:p>27071461</text:p>
          </table:table-cell>
          <table:table-cell table:formula="of:=[.A1694]/1000/(60*60*24)" office:value-type="time" office:time-value="PT07H31M11.461S" calcext:value-type="time">
            <text:p>07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19.18" calcext:value-type="float">
            <text:p>1819.18</text:p>
          </table:table-cell>
          <table:table-cell office:value-type="float" office:value="2221.22" calcext:value-type="float">
            <text:p>2221.22</text:p>
          </table:table-cell>
        </table:table-row>
        <table:table-row table:style-name="ro1">
          <table:table-cell office:value-type="float" office:value="27087461" calcext:value-type="float">
            <text:p>27087461</text:p>
          </table:table-cell>
          <table:table-cell table:formula="of:=[.A1695]/1000/(60*60*24)" office:value-type="time" office:time-value="PT07H31M27.461S" calcext:value-type="time">
            <text:p>07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0.22" calcext:value-type="float">
            <text:p>1820.22</text:p>
          </table:table-cell>
          <table:table-cell office:value-type="float" office:value="2222.45" calcext:value-type="float">
            <text:p>2222.45</text:p>
          </table:table-cell>
        </table:table-row>
        <table:table-row table:style-name="ro1">
          <table:table-cell office:value-type="float" office:value="27103461" calcext:value-type="float">
            <text:p>27103461</text:p>
          </table:table-cell>
          <table:table-cell table:formula="of:=[.A1696]/1000/(60*60*24)" office:value-type="time" office:time-value="PT07H31M43.461S" calcext:value-type="time">
            <text:p>07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1.26" calcext:value-type="float">
            <text:p>1821.26</text:p>
          </table:table-cell>
          <table:table-cell office:value-type="float" office:value="2223.67" calcext:value-type="float">
            <text:p>2223.67</text:p>
          </table:table-cell>
        </table:table-row>
        <table:table-row table:style-name="ro1">
          <table:table-cell office:value-type="float" office:value="27119461" calcext:value-type="float">
            <text:p>27119461</text:p>
          </table:table-cell>
          <table:table-cell table:formula="of:=[.A1697]/1000/(60*60*24)" office:value-type="time" office:time-value="PT07H31M59.461S" calcext:value-type="time">
            <text:p>07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2.3" calcext:value-type="float">
            <text:p>1822.3</text:p>
          </table:table-cell>
          <table:table-cell office:value-type="float" office:value="2224.9" calcext:value-type="float">
            <text:p>2224.9</text:p>
          </table:table-cell>
        </table:table-row>
        <table:table-row table:style-name="ro1">
          <table:table-cell office:value-type="float" office:value="27135461" calcext:value-type="float">
            <text:p>27135461</text:p>
          </table:table-cell>
          <table:table-cell table:formula="of:=[.A1698]/1000/(60*60*24)" office:value-type="time" office:time-value="PT07H32M15.461S" calcext:value-type="time">
            <text:p>07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823.33" calcext:value-type="float">
            <text:p>1823.33</text:p>
          </table:table-cell>
          <table:table-cell office:value-type="float" office:value="2226.12" calcext:value-type="float">
            <text:p>2226.12</text:p>
          </table:table-cell>
        </table:table-row>
        <table:table-row table:style-name="ro1">
          <table:table-cell office:value-type="float" office:value="27151461" calcext:value-type="float">
            <text:p>27151461</text:p>
          </table:table-cell>
          <table:table-cell table:formula="of:=[.A1699]/1000/(60*60*24)" office:value-type="time" office:time-value="PT07H32M31.461S" calcext:value-type="time">
            <text:p>07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4.37" calcext:value-type="float">
            <text:p>1824.37</text:p>
          </table:table-cell>
          <table:table-cell office:value-type="float" office:value="2227.35" calcext:value-type="float">
            <text:p>2227.35</text:p>
          </table:table-cell>
        </table:table-row>
        <table:table-row table:style-name="ro1">
          <table:table-cell office:value-type="float" office:value="27167461" calcext:value-type="float">
            <text:p>27167461</text:p>
          </table:table-cell>
          <table:table-cell table:formula="of:=[.A1700]/1000/(60*60*24)" office:value-type="time" office:time-value="PT07H32M47.461S" calcext:value-type="time">
            <text:p>07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5.41" calcext:value-type="float">
            <text:p>1825.41</text:p>
          </table:table-cell>
          <table:table-cell office:value-type="float" office:value="2228.58" calcext:value-type="float">
            <text:p>2228.58</text:p>
          </table:table-cell>
        </table:table-row>
        <table:table-row table:style-name="ro1">
          <table:table-cell office:value-type="float" office:value="27183461" calcext:value-type="float">
            <text:p>27183461</text:p>
          </table:table-cell>
          <table:table-cell table:formula="of:=[.A1701]/1000/(60*60*24)" office:value-type="time" office:time-value="PT07H33M03.461S" calcext:value-type="time">
            <text:p>07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6.45" calcext:value-type="float">
            <text:p>1826.45</text:p>
          </table:table-cell>
          <table:table-cell office:value-type="float" office:value="2229.8" calcext:value-type="float">
            <text:p>2229.8</text:p>
          </table:table-cell>
        </table:table-row>
        <table:table-row table:style-name="ro1">
          <table:table-cell office:value-type="float" office:value="27199461" calcext:value-type="float">
            <text:p>27199461</text:p>
          </table:table-cell>
          <table:table-cell table:formula="of:=[.A1702]/1000/(60*60*24)" office:value-type="time" office:time-value="PT07H33M19.461S" calcext:value-type="time">
            <text:p>07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7.49" calcext:value-type="float">
            <text:p>1827.49</text:p>
          </table:table-cell>
          <table:table-cell office:value-type="float" office:value="2231.02" calcext:value-type="float">
            <text:p>2231.02</text:p>
          </table:table-cell>
        </table:table-row>
        <table:table-row table:style-name="ro1">
          <table:table-cell office:value-type="float" office:value="27215461" calcext:value-type="float">
            <text:p>27215461</text:p>
          </table:table-cell>
          <table:table-cell table:formula="of:=[.A1703]/1000/(60*60*24)" office:value-type="time" office:time-value="PT07H33M35.461S" calcext:value-type="time">
            <text:p>07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828.53" calcext:value-type="float">
            <text:p>1828.53</text:p>
          </table:table-cell>
          <table:table-cell office:value-type="float" office:value="2232.25" calcext:value-type="float">
            <text:p>2232.25</text:p>
          </table:table-cell>
        </table:table-row>
        <table:table-row table:style-name="ro1">
          <table:table-cell office:value-type="float" office:value="27231461" calcext:value-type="float">
            <text:p>27231461</text:p>
          </table:table-cell>
          <table:table-cell table:formula="of:=[.A1704]/1000/(60*60*24)" office:value-type="time" office:time-value="PT07H33M51.461S" calcext:value-type="time">
            <text:p>07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29.57" calcext:value-type="float">
            <text:p>1829.57</text:p>
          </table:table-cell>
          <table:table-cell office:value-type="float" office:value="2233.47" calcext:value-type="float">
            <text:p>2233.47</text:p>
          </table:table-cell>
        </table:table-row>
        <table:table-row table:style-name="ro1">
          <table:table-cell office:value-type="float" office:value="27247461" calcext:value-type="float">
            <text:p>27247461</text:p>
          </table:table-cell>
          <table:table-cell table:formula="of:=[.A1705]/1000/(60*60*24)" office:value-type="time" office:time-value="PT07H34M07.461S" calcext:value-type="time">
            <text:p>07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30.61" calcext:value-type="float">
            <text:p>1830.61</text:p>
          </table:table-cell>
          <table:table-cell office:value-type="float" office:value="2234.69" calcext:value-type="float">
            <text:p>2234.69</text:p>
          </table:table-cell>
        </table:table-row>
        <table:table-row table:style-name="ro1">
          <table:table-cell office:value-type="float" office:value="27263461" calcext:value-type="float">
            <text:p>27263461</text:p>
          </table:table-cell>
          <table:table-cell table:formula="of:=[.A1706]/1000/(60*60*24)" office:value-type="time" office:time-value="PT07H34M23.461S" calcext:value-type="time">
            <text:p>07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831.64" calcext:value-type="float">
            <text:p>1831.64</text:p>
          </table:table-cell>
          <table:table-cell office:value-type="float" office:value="2235.91" calcext:value-type="float">
            <text:p>2235.91</text:p>
          </table:table-cell>
        </table:table-row>
        <table:table-row table:style-name="ro1">
          <table:table-cell office:value-type="float" office:value="27279461" calcext:value-type="float">
            <text:p>27279461</text:p>
          </table:table-cell>
          <table:table-cell table:formula="of:=[.A1707]/1000/(60*60*24)" office:value-type="time" office:time-value="PT07H34M39.461S" calcext:value-type="time">
            <text:p>07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832.68" calcext:value-type="float">
            <text:p>1832.68</text:p>
          </table:table-cell>
          <table:table-cell office:value-type="float" office:value="2237.13" calcext:value-type="float">
            <text:p>2237.13</text:p>
          </table:table-cell>
        </table:table-row>
        <table:table-row table:style-name="ro1">
          <table:table-cell office:value-type="float" office:value="27295461" calcext:value-type="float">
            <text:p>27295461</text:p>
          </table:table-cell>
          <table:table-cell table:formula="of:=[.A1708]/1000/(60*60*24)" office:value-type="time" office:time-value="PT07H34M55.461S" calcext:value-type="time">
            <text:p>07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33.72" calcext:value-type="float">
            <text:p>1833.72</text:p>
          </table:table-cell>
          <table:table-cell office:value-type="float" office:value="2238.36" calcext:value-type="float">
            <text:p>2238.36</text:p>
          </table:table-cell>
        </table:table-row>
        <table:table-row table:style-name="ro1">
          <table:table-cell office:value-type="float" office:value="27311461" calcext:value-type="float">
            <text:p>27311461</text:p>
          </table:table-cell>
          <table:table-cell table:formula="of:=[.A1709]/1000/(60*60*24)" office:value-type="time" office:time-value="PT07H35M11.461S" calcext:value-type="time">
            <text:p>07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834.76" calcext:value-type="float">
            <text:p>1834.76</text:p>
          </table:table-cell>
          <table:table-cell office:value-type="float" office:value="2239.58" calcext:value-type="float">
            <text:p>2239.58</text:p>
          </table:table-cell>
        </table:table-row>
        <table:table-row table:style-name="ro1">
          <table:table-cell office:value-type="float" office:value="27327461" calcext:value-type="float">
            <text:p>27327461</text:p>
          </table:table-cell>
          <table:table-cell table:formula="of:=[.A1710]/1000/(60*60*24)" office:value-type="time" office:time-value="PT07H35M27.461S" calcext:value-type="time">
            <text:p>07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35.8" calcext:value-type="float">
            <text:p>1835.8</text:p>
          </table:table-cell>
          <table:table-cell office:value-type="float" office:value="2240.8" calcext:value-type="float">
            <text:p>2240.8</text:p>
          </table:table-cell>
        </table:table-row>
        <table:table-row table:style-name="ro1">
          <table:table-cell office:value-type="float" office:value="27343461" calcext:value-type="float">
            <text:p>27343461</text:p>
          </table:table-cell>
          <table:table-cell table:formula="of:=[.A1711]/1000/(60*60*24)" office:value-type="time" office:time-value="PT07H35M43.461S" calcext:value-type="time">
            <text:p>07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36.83" calcext:value-type="float">
            <text:p>1836.83</text:p>
          </table:table-cell>
          <table:table-cell office:value-type="float" office:value="2242.02" calcext:value-type="float">
            <text:p>2242.02</text:p>
          </table:table-cell>
        </table:table-row>
        <table:table-row table:style-name="ro1">
          <table:table-cell office:value-type="float" office:value="27359461" calcext:value-type="float">
            <text:p>27359461</text:p>
          </table:table-cell>
          <table:table-cell table:formula="of:=[.A1712]/1000/(60*60*24)" office:value-type="time" office:time-value="PT07H35M59.461S" calcext:value-type="time">
            <text:p>07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37.87" calcext:value-type="float">
            <text:p>1837.87</text:p>
          </table:table-cell>
          <table:table-cell office:value-type="float" office:value="2243.24" calcext:value-type="float">
            <text:p>2243.24</text:p>
          </table:table-cell>
        </table:table-row>
        <table:table-row table:style-name="ro1">
          <table:table-cell office:value-type="float" office:value="27375461" calcext:value-type="float">
            <text:p>27375461</text:p>
          </table:table-cell>
          <table:table-cell table:formula="of:=[.A1713]/1000/(60*60*24)" office:value-type="time" office:time-value="PT07H36M15.461S" calcext:value-type="time">
            <text:p>07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838.91" calcext:value-type="float">
            <text:p>1838.91</text:p>
          </table:table-cell>
          <table:table-cell office:value-type="float" office:value="2244.46" calcext:value-type="float">
            <text:p>2244.46</text:p>
          </table:table-cell>
        </table:table-row>
        <table:table-row table:style-name="ro1">
          <table:table-cell office:value-type="float" office:value="27391461" calcext:value-type="float">
            <text:p>27391461</text:p>
          </table:table-cell>
          <table:table-cell table:formula="of:=[.A1714]/1000/(60*60*24)" office:value-type="time" office:time-value="PT07H36M31.461S" calcext:value-type="time">
            <text:p>07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839.95" calcext:value-type="float">
            <text:p>1839.95</text:p>
          </table:table-cell>
          <table:table-cell office:value-type="float" office:value="2245.68" calcext:value-type="float">
            <text:p>2245.68</text:p>
          </table:table-cell>
        </table:table-row>
        <table:table-row table:style-name="ro1">
          <table:table-cell office:value-type="float" office:value="27407461" calcext:value-type="float">
            <text:p>27407461</text:p>
          </table:table-cell>
          <table:table-cell table:formula="of:=[.A1715]/1000/(60*60*24)" office:value-type="time" office:time-value="PT07H36M47.461S" calcext:value-type="time">
            <text:p>07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40.98" calcext:value-type="float">
            <text:p>1840.98</text:p>
          </table:table-cell>
          <table:table-cell office:value-type="float" office:value="2246.9" calcext:value-type="float">
            <text:p>2246.9</text:p>
          </table:table-cell>
        </table:table-row>
        <table:table-row table:style-name="ro1">
          <table:table-cell office:value-type="float" office:value="27423461" calcext:value-type="float">
            <text:p>27423461</text:p>
          </table:table-cell>
          <table:table-cell table:formula="of:=[.A1716]/1000/(60*60*24)" office:value-type="time" office:time-value="PT07H37M03.461S" calcext:value-type="time">
            <text:p>07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42.02" calcext:value-type="float">
            <text:p>1842.02</text:p>
          </table:table-cell>
          <table:table-cell office:value-type="float" office:value="2248.12" calcext:value-type="float">
            <text:p>2248.12</text:p>
          </table:table-cell>
        </table:table-row>
        <table:table-row table:style-name="ro1">
          <table:table-cell office:value-type="float" office:value="27439461" calcext:value-type="float">
            <text:p>27439461</text:p>
          </table:table-cell>
          <table:table-cell table:formula="of:=[.A1717]/1000/(60*60*24)" office:value-type="time" office:time-value="PT07H37M19.461S" calcext:value-type="time">
            <text:p>07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43.06" calcext:value-type="float">
            <text:p>1843.06</text:p>
          </table:table-cell>
          <table:table-cell office:value-type="float" office:value="2249.33" calcext:value-type="float">
            <text:p>2249.33</text:p>
          </table:table-cell>
        </table:table-row>
        <table:table-row table:style-name="ro1">
          <table:table-cell office:value-type="float" office:value="27455461" calcext:value-type="float">
            <text:p>27455461</text:p>
          </table:table-cell>
          <table:table-cell table:formula="of:=[.A1718]/1000/(60*60*24)" office:value-type="time" office:time-value="PT07H37M35.461S" calcext:value-type="time">
            <text:p>07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44.1" calcext:value-type="float">
            <text:p>1844.1</text:p>
          </table:table-cell>
          <table:table-cell office:value-type="float" office:value="2250.55" calcext:value-type="float">
            <text:p>2250.55</text:p>
          </table:table-cell>
        </table:table-row>
        <table:table-row table:style-name="ro1">
          <table:table-cell office:value-type="float" office:value="27471461" calcext:value-type="float">
            <text:p>27471461</text:p>
          </table:table-cell>
          <table:table-cell table:formula="of:=[.A1719]/1000/(60*60*24)" office:value-type="time" office:time-value="PT07H37M51.461S" calcext:value-type="time">
            <text:p>07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45.13" calcext:value-type="float">
            <text:p>1845.13</text:p>
          </table:table-cell>
          <table:table-cell office:value-type="float" office:value="2251.77" calcext:value-type="float">
            <text:p>2251.77</text:p>
          </table:table-cell>
        </table:table-row>
        <table:table-row table:style-name="ro1">
          <table:table-cell office:value-type="float" office:value="27487461" calcext:value-type="float">
            <text:p>27487461</text:p>
          </table:table-cell>
          <table:table-cell table:formula="of:=[.A1720]/1000/(60*60*24)" office:value-type="time" office:time-value="PT07H38M07.461S" calcext:value-type="time">
            <text:p>07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46.17" calcext:value-type="float">
            <text:p>1846.17</text:p>
          </table:table-cell>
          <table:table-cell office:value-type="float" office:value="2252.99" calcext:value-type="float">
            <text:p>2252.99</text:p>
          </table:table-cell>
        </table:table-row>
        <table:table-row table:style-name="ro1">
          <table:table-cell office:value-type="float" office:value="27503461" calcext:value-type="float">
            <text:p>27503461</text:p>
          </table:table-cell>
          <table:table-cell table:formula="of:=[.A1721]/1000/(60*60*24)" office:value-type="time" office:time-value="PT07H38M23.461S" calcext:value-type="time">
            <text:p>07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47.21" calcext:value-type="float">
            <text:p>1847.21</text:p>
          </table:table-cell>
          <table:table-cell office:value-type="float" office:value="2254.21" calcext:value-type="float">
            <text:p>2254.21</text:p>
          </table:table-cell>
        </table:table-row>
        <table:table-row table:style-name="ro1">
          <table:table-cell office:value-type="float" office:value="27519461" calcext:value-type="float">
            <text:p>27519461</text:p>
          </table:table-cell>
          <table:table-cell table:formula="of:=[.A1722]/1000/(60*60*24)" office:value-type="time" office:time-value="PT07H38M39.461S" calcext:value-type="time">
            <text:p>07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848.24" calcext:value-type="float">
            <text:p>1848.24</text:p>
          </table:table-cell>
          <table:table-cell office:value-type="float" office:value="2255.43" calcext:value-type="float">
            <text:p>2255.43</text:p>
          </table:table-cell>
        </table:table-row>
        <table:table-row table:style-name="ro1">
          <table:table-cell office:value-type="float" office:value="27535461" calcext:value-type="float">
            <text:p>27535461</text:p>
          </table:table-cell>
          <table:table-cell table:formula="of:=[.A1723]/1000/(60*60*24)" office:value-type="time" office:time-value="PT07H38M55.461S" calcext:value-type="time">
            <text:p>07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849.28" calcext:value-type="float">
            <text:p>1849.28</text:p>
          </table:table-cell>
          <table:table-cell office:value-type="float" office:value="2256.65" calcext:value-type="float">
            <text:p>2256.65</text:p>
          </table:table-cell>
        </table:table-row>
        <table:table-row table:style-name="ro1">
          <table:table-cell office:value-type="float" office:value="27551461" calcext:value-type="float">
            <text:p>27551461</text:p>
          </table:table-cell>
          <table:table-cell table:formula="of:=[.A1724]/1000/(60*60*24)" office:value-type="time" office:time-value="PT07H39M11.461S" calcext:value-type="time">
            <text:p>07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0.32" calcext:value-type="float">
            <text:p>1850.32</text:p>
          </table:table-cell>
          <table:table-cell office:value-type="float" office:value="2257.87" calcext:value-type="float">
            <text:p>2257.87</text:p>
          </table:table-cell>
        </table:table-row>
        <table:table-row table:style-name="ro1">
          <table:table-cell office:value-type="float" office:value="27567461" calcext:value-type="float">
            <text:p>27567461</text:p>
          </table:table-cell>
          <table:table-cell table:formula="of:=[.A1725]/1000/(60*60*24)" office:value-type="time" office:time-value="PT07H39M27.461S" calcext:value-type="time">
            <text:p>07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1.35" calcext:value-type="float">
            <text:p>1851.35</text:p>
          </table:table-cell>
          <table:table-cell office:value-type="float" office:value="2259.09" calcext:value-type="float">
            <text:p>2259.09</text:p>
          </table:table-cell>
        </table:table-row>
        <table:table-row table:style-name="ro1">
          <table:table-cell office:value-type="float" office:value="27583461" calcext:value-type="float">
            <text:p>27583461</text:p>
          </table:table-cell>
          <table:table-cell table:formula="of:=[.A1726]/1000/(60*60*24)" office:value-type="time" office:time-value="PT07H39M43.461S" calcext:value-type="time">
            <text:p>07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2.39" calcext:value-type="float">
            <text:p>1852.39</text:p>
          </table:table-cell>
          <table:table-cell office:value-type="float" office:value="2260.31" calcext:value-type="float">
            <text:p>2260.31</text:p>
          </table:table-cell>
        </table:table-row>
        <table:table-row table:style-name="ro1">
          <table:table-cell office:value-type="float" office:value="27599461" calcext:value-type="float">
            <text:p>27599461</text:p>
          </table:table-cell>
          <table:table-cell table:formula="of:=[.A1727]/1000/(60*60*24)" office:value-type="time" office:time-value="PT07H39M59.461S" calcext:value-type="time">
            <text:p>07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3.43" calcext:value-type="float">
            <text:p>1853.43</text:p>
          </table:table-cell>
          <table:table-cell office:value-type="float" office:value="2261.52" calcext:value-type="float">
            <text:p>2261.52</text:p>
          </table:table-cell>
        </table:table-row>
        <table:table-row table:style-name="ro1">
          <table:table-cell office:value-type="float" office:value="27615461" calcext:value-type="float">
            <text:p>27615461</text:p>
          </table:table-cell>
          <table:table-cell table:formula="of:=[.A1728]/1000/(60*60*24)" office:value-type="time" office:time-value="PT07H40M15.461S" calcext:value-type="time">
            <text:p>07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4.46" calcext:value-type="float">
            <text:p>1854.46</text:p>
          </table:table-cell>
          <table:table-cell office:value-type="float" office:value="2262.74" calcext:value-type="float">
            <text:p>2262.74</text:p>
          </table:table-cell>
        </table:table-row>
        <table:table-row table:style-name="ro1">
          <table:table-cell office:value-type="float" office:value="27631461" calcext:value-type="float">
            <text:p>27631461</text:p>
          </table:table-cell>
          <table:table-cell table:formula="of:=[.A1729]/1000/(60*60*24)" office:value-type="time" office:time-value="PT07H40M31.461S" calcext:value-type="time">
            <text:p>07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855.5" calcext:value-type="float">
            <text:p>1855.5</text:p>
          </table:table-cell>
          <table:table-cell office:value-type="float" office:value="2263.96" calcext:value-type="float">
            <text:p>2263.96</text:p>
          </table:table-cell>
        </table:table-row>
        <table:table-row table:style-name="ro1">
          <table:table-cell office:value-type="float" office:value="27647461" calcext:value-type="float">
            <text:p>27647461</text:p>
          </table:table-cell>
          <table:table-cell table:formula="of:=[.A1730]/1000/(60*60*24)" office:value-type="time" office:time-value="PT07H40M47.461S" calcext:value-type="time">
            <text:p>07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56.54" calcext:value-type="float">
            <text:p>1856.54</text:p>
          </table:table-cell>
          <table:table-cell office:value-type="float" office:value="2265.18" calcext:value-type="float">
            <text:p>2265.18</text:p>
          </table:table-cell>
        </table:table-row>
        <table:table-row table:style-name="ro1">
          <table:table-cell office:value-type="float" office:value="27663461" calcext:value-type="float">
            <text:p>27663461</text:p>
          </table:table-cell>
          <table:table-cell table:formula="of:=[.A1731]/1000/(60*60*24)" office:value-type="time" office:time-value="PT07H41M03.461S" calcext:value-type="time">
            <text:p>07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57.57" calcext:value-type="float">
            <text:p>1857.57</text:p>
          </table:table-cell>
          <table:table-cell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27679461" calcext:value-type="float">
            <text:p>27679461</text:p>
          </table:table-cell>
          <table:table-cell table:formula="of:=[.A1732]/1000/(60*60*24)" office:value-type="time" office:time-value="PT07H41M19.461S" calcext:value-type="time">
            <text:p>07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58.61" calcext:value-type="float">
            <text:p>1858.61</text:p>
          </table:table-cell>
          <table:table-cell office:value-type="float" office:value="2267.62" calcext:value-type="float">
            <text:p>2267.62</text:p>
          </table:table-cell>
        </table:table-row>
        <table:table-row table:style-name="ro1">
          <table:table-cell office:value-type="float" office:value="27695461" calcext:value-type="float">
            <text:p>27695461</text:p>
          </table:table-cell>
          <table:table-cell table:formula="of:=[.A1733]/1000/(60*60*24)" office:value-type="time" office:time-value="PT07H41M35.461S" calcext:value-type="time">
            <text:p>07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859.64" calcext:value-type="float">
            <text:p>1859.64</text:p>
          </table:table-cell>
          <table:table-cell office:value-type="float" office:value="2268.83" calcext:value-type="float">
            <text:p>2268.83</text:p>
          </table:table-cell>
        </table:table-row>
        <table:table-row table:style-name="ro1">
          <table:table-cell office:value-type="float" office:value="27711461" calcext:value-type="float">
            <text:p>27711461</text:p>
          </table:table-cell>
          <table:table-cell table:formula="of:=[.A1734]/1000/(60*60*24)" office:value-type="time" office:time-value="PT07H41M51.461S" calcext:value-type="time">
            <text:p>07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60.68" calcext:value-type="float">
            <text:p>1860.68</text:p>
          </table:table-cell>
          <table:table-cell office:value-type="float" office:value="2270.05" calcext:value-type="float">
            <text:p>2270.05</text:p>
          </table:table-cell>
        </table:table-row>
        <table:table-row table:style-name="ro1">
          <table:table-cell office:value-type="float" office:value="27727461" calcext:value-type="float">
            <text:p>27727461</text:p>
          </table:table-cell>
          <table:table-cell table:formula="of:=[.A1735]/1000/(60*60*24)" office:value-type="time" office:time-value="PT07H42M07.461S" calcext:value-type="time">
            <text:p>07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61.71" calcext:value-type="float">
            <text:p>1861.71</text:p>
          </table:table-cell>
          <table:table-cell office:value-type="float" office:value="2271.27" calcext:value-type="float">
            <text:p>2271.27</text:p>
          </table:table-cell>
        </table:table-row>
        <table:table-row table:style-name="ro1">
          <table:table-cell office:value-type="float" office:value="27743461" calcext:value-type="float">
            <text:p>27743461</text:p>
          </table:table-cell>
          <table:table-cell table:formula="of:=[.A1736]/1000/(60*60*24)" office:value-type="time" office:time-value="PT07H42M23.461S" calcext:value-type="time">
            <text:p>07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2.75" calcext:value-type="float">
            <text:p>1862.75</text:p>
          </table:table-cell>
          <table:table-cell office:value-type="float" office:value="2272.49" calcext:value-type="float">
            <text:p>2272.49</text:p>
          </table:table-cell>
        </table:table-row>
        <table:table-row table:style-name="ro1">
          <table:table-cell office:value-type="float" office:value="27759461" calcext:value-type="float">
            <text:p>27759461</text:p>
          </table:table-cell>
          <table:table-cell table:formula="of:=[.A1737]/1000/(60*60*24)" office:value-type="time" office:time-value="PT07H42M39.461S" calcext:value-type="time">
            <text:p>07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63.78" calcext:value-type="float">
            <text:p>1863.78</text:p>
          </table:table-cell>
          <table:table-cell office:value-type="float" office:value="2273.7" calcext:value-type="float">
            <text:p>2273.7</text:p>
          </table:table-cell>
        </table:table-row>
        <table:table-row table:style-name="ro1">
          <table:table-cell office:value-type="float" office:value="27775461" calcext:value-type="float">
            <text:p>27775461</text:p>
          </table:table-cell>
          <table:table-cell table:formula="of:=[.A1738]/1000/(60*60*24)" office:value-type="time" office:time-value="PT07H42M55.461S" calcext:value-type="time">
            <text:p>07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864.82" calcext:value-type="float">
            <text:p>1864.82</text:p>
          </table:table-cell>
          <table:table-cell office:value-type="float" office:value="2274.92" calcext:value-type="float">
            <text:p>2274.92</text:p>
          </table:table-cell>
        </table:table-row>
        <table:table-row table:style-name="ro1">
          <table:table-cell office:value-type="float" office:value="27791461" calcext:value-type="float">
            <text:p>27791461</text:p>
          </table:table-cell>
          <table:table-cell table:formula="of:=[.A1739]/1000/(60*60*24)" office:value-type="time" office:time-value="PT07H43M11.461S" calcext:value-type="time">
            <text:p>07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65.85" calcext:value-type="float">
            <text:p>1865.85</text:p>
          </table:table-cell>
          <table:table-cell office:value-type="float" office:value="2276.14" calcext:value-type="float">
            <text:p>2276.14</text:p>
          </table:table-cell>
        </table:table-row>
        <table:table-row table:style-name="ro1">
          <table:table-cell office:value-type="float" office:value="27807460" calcext:value-type="float">
            <text:p>27807460</text:p>
          </table:table-cell>
          <table:table-cell table:formula="of:=[.A1740]/1000/(60*60*24)" office:value-type="time" office:time-value="PT07H43M27.46S" calcext:value-type="time">
            <text:p>07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1866.89" calcext:value-type="float">
            <text:p>1866.89</text:p>
          </table:table-cell>
          <table:table-cell office:value-type="float" office:value="2277.35" calcext:value-type="float">
            <text:p>2277.35</text:p>
          </table:table-cell>
        </table:table-row>
        <table:table-row table:style-name="ro1">
          <table:table-cell office:value-type="float" office:value="27823461" calcext:value-type="float">
            <text:p>27823461</text:p>
          </table:table-cell>
          <table:table-cell table:formula="of:=[.A1741]/1000/(60*60*24)" office:value-type="time" office:time-value="PT07H43M43.461S" calcext:value-type="time">
            <text:p>07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867.92" calcext:value-type="float">
            <text:p>1867.92</text:p>
          </table:table-cell>
          <table:table-cell office:value-type="float" office:value="2278.56" calcext:value-type="float">
            <text:p>2278.56</text:p>
          </table:table-cell>
        </table:table-row>
        <table:table-row table:style-name="ro1">
          <table:table-cell office:value-type="float" office:value="27839461" calcext:value-type="float">
            <text:p>27839461</text:p>
          </table:table-cell>
          <table:table-cell table:formula="of:=[.A1742]/1000/(60*60*24)" office:value-type="time" office:time-value="PT07H43M59.461S" calcext:value-type="time">
            <text:p>07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868.96" calcext:value-type="float">
            <text:p>1868.96</text:p>
          </table:table-cell>
          <table:table-cell office:value-type="float" office:value="2279.78" calcext:value-type="float">
            <text:p>2279.78</text:p>
          </table:table-cell>
        </table:table-row>
        <table:table-row table:style-name="ro1">
          <table:table-cell office:value-type="float" office:value="27855461" calcext:value-type="float">
            <text:p>27855461</text:p>
          </table:table-cell>
          <table:table-cell table:formula="of:=[.A1743]/1000/(60*60*24)" office:value-type="time" office:time-value="PT07H44M15.461S" calcext:value-type="time">
            <text:p>07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70" calcext:value-type="float">
            <text:p>1870</text:p>
          </table:table-cell>
          <table:table-cell office:value-type="float" office:value="2280.99" calcext:value-type="float">
            <text:p>2280.99</text:p>
          </table:table-cell>
        </table:table-row>
        <table:table-row table:style-name="ro1">
          <table:table-cell office:value-type="float" office:value="27871461" calcext:value-type="float">
            <text:p>27871461</text:p>
          </table:table-cell>
          <table:table-cell table:formula="of:=[.A1744]/1000/(60*60*24)" office:value-type="time" office:time-value="PT07H44M31.461S" calcext:value-type="time">
            <text:p>07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71.03" calcext:value-type="float">
            <text:p>1871.03</text:p>
          </table:table-cell>
          <table:table-cell office:value-type="float" office:value="2282.21" calcext:value-type="float">
            <text:p>2282.21</text:p>
          </table:table-cell>
        </table:table-row>
        <table:table-row table:style-name="ro1">
          <table:table-cell office:value-type="float" office:value="27887461" calcext:value-type="float">
            <text:p>27887461</text:p>
          </table:table-cell>
          <table:table-cell table:formula="of:=[.A1745]/1000/(60*60*24)" office:value-type="time" office:time-value="PT07H44M47.461S" calcext:value-type="time">
            <text:p>07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72.06" calcext:value-type="float">
            <text:p>1872.06</text:p>
          </table:table-cell>
          <table:table-cell office:value-type="float" office:value="2283.42" calcext:value-type="float">
            <text:p>2283.42</text:p>
          </table:table-cell>
        </table:table-row>
        <table:table-row table:style-name="ro1">
          <table:table-cell office:value-type="float" office:value="27903460" calcext:value-type="float">
            <text:p>27903460</text:p>
          </table:table-cell>
          <table:table-cell table:formula="of:=[.A1746]/1000/(60*60*24)" office:value-type="time" office:time-value="PT07H45M03.46S" calcext:value-type="time">
            <text:p>07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73.1" calcext:value-type="float">
            <text:p>1873.1</text:p>
          </table:table-cell>
          <table:table-cell office:value-type="float" office:value="2284.64" calcext:value-type="float">
            <text:p>2284.64</text:p>
          </table:table-cell>
        </table:table-row>
        <table:table-row table:style-name="ro1">
          <table:table-cell office:value-type="float" office:value="27919461" calcext:value-type="float">
            <text:p>27919461</text:p>
          </table:table-cell>
          <table:table-cell table:formula="of:=[.A1747]/1000/(60*60*24)" office:value-type="time" office:time-value="PT07H45M19.461S" calcext:value-type="time">
            <text:p>07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874.13" calcext:value-type="float">
            <text:p>1874.13</text:p>
          </table:table-cell>
          <table:table-cell office:value-type="float" office:value="2285.85" calcext:value-type="float">
            <text:p>2285.85</text:p>
          </table:table-cell>
        </table:table-row>
        <table:table-row table:style-name="ro1">
          <table:table-cell office:value-type="float" office:value="27935461" calcext:value-type="float">
            <text:p>27935461</text:p>
          </table:table-cell>
          <table:table-cell table:formula="of:=[.A1748]/1000/(60*60*24)" office:value-type="time" office:time-value="PT07H45M35.461S" calcext:value-type="time">
            <text:p>07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875.17" calcext:value-type="float">
            <text:p>1875.17</text:p>
          </table:table-cell>
          <table:table-cell office:value-type="float" office:value="2287.07" calcext:value-type="float">
            <text:p>2287.07</text:p>
          </table:table-cell>
        </table:table-row>
        <table:table-row table:style-name="ro1">
          <table:table-cell office:value-type="float" office:value="27951461" calcext:value-type="float">
            <text:p>27951461</text:p>
          </table:table-cell>
          <table:table-cell table:formula="of:=[.A1749]/1000/(60*60*24)" office:value-type="time" office:time-value="PT07H45M51.461S" calcext:value-type="time">
            <text:p>07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876.2" calcext:value-type="float">
            <text:p>1876.2</text:p>
          </table:table-cell>
          <table:table-cell office:value-type="float" office:value="2288.28" calcext:value-type="float">
            <text:p>2288.28</text:p>
          </table:table-cell>
        </table:table-row>
        <table:table-row table:style-name="ro1">
          <table:table-cell office:value-type="float" office:value="27967461" calcext:value-type="float">
            <text:p>27967461</text:p>
          </table:table-cell>
          <table:table-cell table:formula="of:=[.A1750]/1000/(60*60*24)" office:value-type="time" office:time-value="PT07H46M07.461S" calcext:value-type="time">
            <text:p>07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877.24" calcext:value-type="float">
            <text:p>1877.24</text:p>
          </table:table-cell>
          <table:table-cell office:value-type="float" office:value="2289.49" calcext:value-type="float">
            <text:p>2289.49</text:p>
          </table:table-cell>
        </table:table-row>
        <table:table-row table:style-name="ro1">
          <table:table-cell office:value-type="float" office:value="27983461" calcext:value-type="float">
            <text:p>27983461</text:p>
          </table:table-cell>
          <table:table-cell table:formula="of:=[.A1751]/1000/(60*60*24)" office:value-type="time" office:time-value="PT07H46M23.461S" calcext:value-type="time">
            <text:p>07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78.27" calcext:value-type="float">
            <text:p>1878.27</text:p>
          </table:table-cell>
          <table:table-cell office:value-type="float" office:value="2290.71" calcext:value-type="float">
            <text:p>2290.71</text:p>
          </table:table-cell>
        </table:table-row>
        <table:table-row table:style-name="ro1">
          <table:table-cell office:value-type="float" office:value="27999461" calcext:value-type="float">
            <text:p>27999461</text:p>
          </table:table-cell>
          <table:table-cell table:formula="of:=[.A1752]/1000/(60*60*24)" office:value-type="time" office:time-value="PT07H46M39.461S" calcext:value-type="time">
            <text:p>07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2291.92" calcext:value-type="float">
            <text:p>2291.92</text:p>
          </table:table-cell>
        </table:table-row>
        <table:table-row table:style-name="ro1">
          <table:table-cell office:value-type="float" office:value="28015461" calcext:value-type="float">
            <text:p>28015461</text:p>
          </table:table-cell>
          <table:table-cell table:formula="of:=[.A1753]/1000/(60*60*24)" office:value-type="time" office:time-value="PT07H46M55.461S" calcext:value-type="time">
            <text:p>07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80.34" calcext:value-type="float">
            <text:p>1880.34</text:p>
          </table:table-cell>
          <table:table-cell office:value-type="float" office:value="2293.13" calcext:value-type="float">
            <text:p>2293.13</text:p>
          </table:table-cell>
        </table:table-row>
        <table:table-row table:style-name="ro1">
          <table:table-cell office:value-type="float" office:value="28031461" calcext:value-type="float">
            <text:p>28031461</text:p>
          </table:table-cell>
          <table:table-cell table:formula="of:=[.A1754]/1000/(60*60*24)" office:value-type="time" office:time-value="PT07H47M11.461S" calcext:value-type="time">
            <text:p>07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1881.38" calcext:value-type="float">
            <text:p>1881.38</text:p>
          </table:table-cell>
          <table:table-cell office:value-type="float" office:value="2294.34" calcext:value-type="float">
            <text:p>2294.34</text:p>
          </table:table-cell>
        </table:table-row>
        <table:table-row table:style-name="ro1">
          <table:table-cell office:value-type="float" office:value="28047461" calcext:value-type="float">
            <text:p>28047461</text:p>
          </table:table-cell>
          <table:table-cell table:formula="of:=[.A1755]/1000/(60*60*24)" office:value-type="time" office:time-value="PT07H47M27.461S" calcext:value-type="time">
            <text:p>07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82.41" calcext:value-type="float">
            <text:p>1882.41</text:p>
          </table:table-cell>
          <table:table-cell office:value-type="float" office:value="2295.55" calcext:value-type="float">
            <text:p>2295.55</text:p>
          </table:table-cell>
        </table:table-row>
        <table:table-row table:style-name="ro1">
          <table:table-cell office:value-type="float" office:value="28063461" calcext:value-type="float">
            <text:p>28063461</text:p>
          </table:table-cell>
          <table:table-cell table:formula="of:=[.A1756]/1000/(60*60*24)" office:value-type="time" office:time-value="PT07H47M43.461S" calcext:value-type="time">
            <text:p>07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883.44" calcext:value-type="float">
            <text:p>1883.44</text:p>
          </table:table-cell>
          <table:table-cell office:value-type="float" office:value="2296.76" calcext:value-type="float">
            <text:p>2296.76</text:p>
          </table:table-cell>
        </table:table-row>
        <table:table-row table:style-name="ro1">
          <table:table-cell office:value-type="float" office:value="28079461" calcext:value-type="float">
            <text:p>28079461</text:p>
          </table:table-cell>
          <table:table-cell table:formula="of:=[.A1757]/1000/(60*60*24)" office:value-type="time" office:time-value="PT07H47M59.461S" calcext:value-type="time">
            <text:p>07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84.48" calcext:value-type="float">
            <text:p>1884.48</text:p>
          </table:table-cell>
          <table:table-cell office:value-type="float" office:value="2297.98" calcext:value-type="float">
            <text:p>2297.98</text:p>
          </table:table-cell>
        </table:table-row>
        <table:table-row table:style-name="ro1">
          <table:table-cell office:value-type="float" office:value="28095461" calcext:value-type="float">
            <text:p>28095461</text:p>
          </table:table-cell>
          <table:table-cell table:formula="of:=[.A1758]/1000/(60*60*24)" office:value-type="time" office:time-value="PT07H48M15.461S" calcext:value-type="time">
            <text:p>07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885.51" calcext:value-type="float">
            <text:p>1885.51</text:p>
          </table:table-cell>
          <table:table-cell office:value-type="float" office:value="2299.19" calcext:value-type="float">
            <text:p>2299.19</text:p>
          </table:table-cell>
        </table:table-row>
        <table:table-row table:style-name="ro1">
          <table:table-cell office:value-type="float" office:value="28111461" calcext:value-type="float">
            <text:p>28111461</text:p>
          </table:table-cell>
          <table:table-cell table:formula="of:=[.A1759]/1000/(60*60*24)" office:value-type="time" office:time-value="PT07H48M31.461S" calcext:value-type="time">
            <text:p>07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86.54" calcext:value-type="float">
            <text:p>1886.54</text:p>
          </table:table-cell>
          <table:table-cell office:value-type="float" office:value="2300.4" calcext:value-type="float">
            <text:p>2300.4</text:p>
          </table:table-cell>
        </table:table-row>
        <table:table-row table:style-name="ro1">
          <table:table-cell office:value-type="float" office:value="28127461" calcext:value-type="float">
            <text:p>28127461</text:p>
          </table:table-cell>
          <table:table-cell table:formula="of:=[.A1760]/1000/(60*60*24)" office:value-type="time" office:time-value="PT07H48M47.461S" calcext:value-type="time">
            <text:p>07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87.58" calcext:value-type="float">
            <text:p>1887.58</text:p>
          </table:table-cell>
          <table:table-cell office:value-type="float" office:value="2301.61" calcext:value-type="float">
            <text:p>2301.61</text:p>
          </table:table-cell>
        </table:table-row>
        <table:table-row table:style-name="ro1">
          <table:table-cell office:value-type="float" office:value="28143461" calcext:value-type="float">
            <text:p>28143461</text:p>
          </table:table-cell>
          <table:table-cell table:formula="of:=[.A1761]/1000/(60*60*24)" office:value-type="time" office:time-value="PT07H49M03.461S" calcext:value-type="time">
            <text:p>07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1888.61" calcext:value-type="float">
            <text:p>1888.61</text:p>
          </table:table-cell>
          <table:table-cell office:value-type="float" office:value="2302.82" calcext:value-type="float">
            <text:p>2302.82</text:p>
          </table:table-cell>
        </table:table-row>
        <table:table-row table:style-name="ro1">
          <table:table-cell office:value-type="float" office:value="28159461" calcext:value-type="float">
            <text:p>28159461</text:p>
          </table:table-cell>
          <table:table-cell table:formula="of:=[.A1762]/1000/(60*60*24)" office:value-type="time" office:time-value="PT07H49M19.461S" calcext:value-type="time">
            <text:p>07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89.64" calcext:value-type="float">
            <text:p>1889.64</text:p>
          </table:table-cell>
          <table:table-cell office:value-type="float" office:value="2304.03" calcext:value-type="float">
            <text:p>2304.03</text:p>
          </table:table-cell>
        </table:table-row>
        <table:table-row table:style-name="ro1">
          <table:table-cell office:value-type="float" office:value="28175461" calcext:value-type="float">
            <text:p>28175461</text:p>
          </table:table-cell>
          <table:table-cell table:formula="of:=[.A1763]/1000/(60*60*24)" office:value-type="time" office:time-value="PT07H49M35.461S" calcext:value-type="time">
            <text:p>07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90.68" calcext:value-type="float">
            <text:p>1890.68</text:p>
          </table:table-cell>
          <table:table-cell office:value-type="float" office:value="2305.24" calcext:value-type="float">
            <text:p>2305.24</text:p>
          </table:table-cell>
        </table:table-row>
        <table:table-row table:style-name="ro1">
          <table:table-cell office:value-type="float" office:value="28191461" calcext:value-type="float">
            <text:p>28191461</text:p>
          </table:table-cell>
          <table:table-cell table:formula="of:=[.A1764]/1000/(60*60*24)" office:value-type="time" office:time-value="PT07H49M51.461S" calcext:value-type="time">
            <text:p>07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91.71" calcext:value-type="float">
            <text:p>1891.71</text:p>
          </table:table-cell>
          <table:table-cell office:value-type="float" office:value="2306.45" calcext:value-type="float">
            <text:p>2306.45</text:p>
          </table:table-cell>
        </table:table-row>
        <table:table-row table:style-name="ro1">
          <table:table-cell office:value-type="float" office:value="28207461" calcext:value-type="float">
            <text:p>28207461</text:p>
          </table:table-cell>
          <table:table-cell table:formula="of:=[.A1765]/1000/(60*60*24)" office:value-type="time" office:time-value="PT07H50M07.461S" calcext:value-type="time">
            <text:p>07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92.74" calcext:value-type="float">
            <text:p>1892.74</text:p>
          </table:table-cell>
          <table:table-cell office:value-type="float" office:value="2307.66" calcext:value-type="float">
            <text:p>2307.66</text:p>
          </table:table-cell>
        </table:table-row>
        <table:table-row table:style-name="ro1">
          <table:table-cell office:value-type="float" office:value="28223461" calcext:value-type="float">
            <text:p>28223461</text:p>
          </table:table-cell>
          <table:table-cell table:formula="of:=[.A1766]/1000/(60*60*24)" office:value-type="time" office:time-value="PT07H50M23.461S" calcext:value-type="time">
            <text:p>07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93.78" calcext:value-type="float">
            <text:p>1893.78</text:p>
          </table:table-cell>
          <table:table-cell office:value-type="float" office:value="2308.87" calcext:value-type="float">
            <text:p>2308.87</text:p>
          </table:table-cell>
        </table:table-row>
        <table:table-row table:style-name="ro1">
          <table:table-cell office:value-type="float" office:value="28239461" calcext:value-type="float">
            <text:p>28239461</text:p>
          </table:table-cell>
          <table:table-cell table:formula="of:=[.A1767]/1000/(60*60*24)" office:value-type="time" office:time-value="PT07H50M39.461S" calcext:value-type="time">
            <text:p>07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894.81" calcext:value-type="float">
            <text:p>1894.81</text:p>
          </table:table-cell>
          <table:table-cell office:value-type="float" office:value="2310.08" calcext:value-type="float">
            <text:p>2310.08</text:p>
          </table:table-cell>
        </table:table-row>
        <table:table-row table:style-name="ro1">
          <table:table-cell office:value-type="float" office:value="28255461" calcext:value-type="float">
            <text:p>28255461</text:p>
          </table:table-cell>
          <table:table-cell table:formula="of:=[.A1768]/1000/(60*60*24)" office:value-type="time" office:time-value="PT07H50M55.461S" calcext:value-type="time">
            <text:p>07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95.84" calcext:value-type="float">
            <text:p>1895.84</text:p>
          </table:table-cell>
          <table:table-cell office:value-type="float" office:value="2311.3" calcext:value-type="float">
            <text:p>2311.3</text:p>
          </table:table-cell>
        </table:table-row>
        <table:table-row table:style-name="ro1">
          <table:table-cell office:value-type="float" office:value="28271461" calcext:value-type="float">
            <text:p>28271461</text:p>
          </table:table-cell>
          <table:table-cell table:formula="of:=[.A1769]/1000/(60*60*24)" office:value-type="time" office:time-value="PT07H51M11.461S" calcext:value-type="time">
            <text:p>07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96.87" calcext:value-type="float">
            <text:p>1896.87</text:p>
          </table:table-cell>
          <table:table-cell office:value-type="float" office:value="2312.51" calcext:value-type="float">
            <text:p>2312.51</text:p>
          </table:table-cell>
        </table:table-row>
        <table:table-row table:style-name="ro1">
          <table:table-cell office:value-type="float" office:value="28287461" calcext:value-type="float">
            <text:p>28287461</text:p>
          </table:table-cell>
          <table:table-cell table:formula="of:=[.A1770]/1000/(60*60*24)" office:value-type="time" office:time-value="PT07H51M27.461S" calcext:value-type="time">
            <text:p>07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97.91" calcext:value-type="float">
            <text:p>1897.91</text:p>
          </table:table-cell>
          <table:table-cell office:value-type="float" office:value="2313.72" calcext:value-type="float">
            <text:p>2313.72</text:p>
          </table:table-cell>
        </table:table-row>
        <table:table-row table:style-name="ro1">
          <table:table-cell office:value-type="float" office:value="28303461" calcext:value-type="float">
            <text:p>28303461</text:p>
          </table:table-cell>
          <table:table-cell table:formula="of:=[.A1771]/1000/(60*60*24)" office:value-type="time" office:time-value="PT07H51M43.461S" calcext:value-type="time">
            <text:p>07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98.94" calcext:value-type="float">
            <text:p>1898.94</text:p>
          </table:table-cell>
          <table:table-cell office:value-type="float" office:value="2314.92" calcext:value-type="float">
            <text:p>2314.92</text:p>
          </table:table-cell>
        </table:table-row>
        <table:table-row table:style-name="ro1">
          <table:table-cell office:value-type="float" office:value="28319461" calcext:value-type="float">
            <text:p>28319461</text:p>
          </table:table-cell>
          <table:table-cell table:formula="of:=[.A1772]/1000/(60*60*24)" office:value-type="time" office:time-value="PT07H51M59.461S" calcext:value-type="time">
            <text:p>07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99.97" calcext:value-type="float">
            <text:p>1899.97</text:p>
          </table:table-cell>
          <table:table-cell office:value-type="float" office:value="2316.13" calcext:value-type="float">
            <text:p>2316.13</text:p>
          </table:table-cell>
        </table:table-row>
        <table:table-row table:style-name="ro1">
          <table:table-cell office:value-type="float" office:value="28335461" calcext:value-type="float">
            <text:p>28335461</text:p>
          </table:table-cell>
          <table:table-cell table:formula="of:=[.A1773]/1000/(60*60*24)" office:value-type="time" office:time-value="PT07H52M15.461S" calcext:value-type="time">
            <text:p>07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1" calcext:value-type="float">
            <text:p>1901</text:p>
          </table:table-cell>
          <table:table-cell office:value-type="float" office:value="2317.34" calcext:value-type="float">
            <text:p>2317.34</text:p>
          </table:table-cell>
        </table:table-row>
        <table:table-row table:style-name="ro1">
          <table:table-cell office:value-type="float" office:value="28351461" calcext:value-type="float">
            <text:p>28351461</text:p>
          </table:table-cell>
          <table:table-cell table:formula="of:=[.A1774]/1000/(60*60*24)" office:value-type="time" office:time-value="PT07H52M31.461S" calcext:value-type="time">
            <text:p>07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902.03" calcext:value-type="float">
            <text:p>1902.03</text:p>
          </table:table-cell>
          <table:table-cell office:value-type="float" office:value="2318.55" calcext:value-type="float">
            <text:p>2318.55</text:p>
          </table:table-cell>
        </table:table-row>
        <table:table-row table:style-name="ro1">
          <table:table-cell office:value-type="float" office:value="28367461" calcext:value-type="float">
            <text:p>28367461</text:p>
          </table:table-cell>
          <table:table-cell table:formula="of:=[.A1775]/1000/(60*60*24)" office:value-type="time" office:time-value="PT07H52M47.461S" calcext:value-type="time">
            <text:p>07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3.07" calcext:value-type="float">
            <text:p>1903.07</text:p>
          </table:table-cell>
          <table:table-cell office:value-type="float" office:value="2319.76" calcext:value-type="float">
            <text:p>2319.76</text:p>
          </table:table-cell>
        </table:table-row>
        <table:table-row table:style-name="ro1">
          <table:table-cell office:value-type="float" office:value="28383461" calcext:value-type="float">
            <text:p>28383461</text:p>
          </table:table-cell>
          <table:table-cell table:formula="of:=[.A1776]/1000/(60*60*24)" office:value-type="time" office:time-value="PT07H53M03.461S" calcext:value-type="time">
            <text:p>07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04.1" calcext:value-type="float">
            <text:p>1904.1</text:p>
          </table:table-cell>
          <table:table-cell office:value-type="float" office:value="2320.96" calcext:value-type="float">
            <text:p>2320.96</text:p>
          </table:table-cell>
        </table:table-row>
        <table:table-row table:style-name="ro1">
          <table:table-cell office:value-type="float" office:value="28399461" calcext:value-type="float">
            <text:p>28399461</text:p>
          </table:table-cell>
          <table:table-cell table:formula="of:=[.A1777]/1000/(60*60*24)" office:value-type="time" office:time-value="PT07H53M19.461S" calcext:value-type="time">
            <text:p>07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5.13" calcext:value-type="float">
            <text:p>1905.13</text:p>
          </table:table-cell>
          <table:table-cell office:value-type="float" office:value="2322.17" calcext:value-type="float">
            <text:p>2322.17</text:p>
          </table:table-cell>
        </table:table-row>
        <table:table-row table:style-name="ro1">
          <table:table-cell office:value-type="float" office:value="28415460" calcext:value-type="float">
            <text:p>28415460</text:p>
          </table:table-cell>
          <table:table-cell table:formula="of:=[.A1778]/1000/(60*60*24)" office:value-type="time" office:time-value="PT07H53M35.46S" calcext:value-type="time">
            <text:p>07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6.16" calcext:value-type="float">
            <text:p>1906.16</text:p>
          </table:table-cell>
          <table:table-cell office:value-type="float" office:value="2323.37" calcext:value-type="float">
            <text:p>2323.37</text:p>
          </table:table-cell>
        </table:table-row>
        <table:table-row table:style-name="ro1">
          <table:table-cell office:value-type="float" office:value="28431461" calcext:value-type="float">
            <text:p>28431461</text:p>
          </table:table-cell>
          <table:table-cell table:formula="of:=[.A1779]/1000/(60*60*24)" office:value-type="time" office:time-value="PT07H53M51.461S" calcext:value-type="time">
            <text:p>07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7.19" calcext:value-type="float">
            <text:p>1907.19</text:p>
          </table:table-cell>
          <table:table-cell office:value-type="float" office:value="2324.58" calcext:value-type="float">
            <text:p>2324.58</text:p>
          </table:table-cell>
        </table:table-row>
        <table:table-row table:style-name="ro1">
          <table:table-cell office:value-type="float" office:value="28447461" calcext:value-type="float">
            <text:p>28447461</text:p>
          </table:table-cell>
          <table:table-cell table:formula="of:=[.A1780]/1000/(60*60*24)" office:value-type="time" office:time-value="PT07H54M07.461S" calcext:value-type="time">
            <text:p>07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08.22" calcext:value-type="float">
            <text:p>1908.22</text:p>
          </table:table-cell>
          <table:table-cell office:value-type="float" office:value="2325.79" calcext:value-type="float">
            <text:p>2325.79</text:p>
          </table:table-cell>
        </table:table-row>
        <table:table-row table:style-name="ro1">
          <table:table-cell office:value-type="float" office:value="28463461" calcext:value-type="float">
            <text:p>28463461</text:p>
          </table:table-cell>
          <table:table-cell table:formula="of:=[.A1781]/1000/(60*60*24)" office:value-type="time" office:time-value="PT07H54M23.461S" calcext:value-type="time">
            <text:p>07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909.25" calcext:value-type="float">
            <text:p>1909.25</text:p>
          </table:table-cell>
          <table:table-cell office:value-type="float" office:value="2326.99" calcext:value-type="float">
            <text:p>2326.99</text:p>
          </table:table-cell>
        </table:table-row>
        <table:table-row table:style-name="ro1">
          <table:table-cell office:value-type="float" office:value="28479461" calcext:value-type="float">
            <text:p>28479461</text:p>
          </table:table-cell>
          <table:table-cell table:formula="of:=[.A1782]/1000/(60*60*24)" office:value-type="time" office:time-value="PT07H54M39.461S" calcext:value-type="time">
            <text:p>07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10.29" calcext:value-type="float">
            <text:p>1910.29</text:p>
          </table:table-cell>
          <table:table-cell office:value-type="float" office:value="2328.2" calcext:value-type="float">
            <text:p>2328.2</text:p>
          </table:table-cell>
        </table:table-row>
        <table:table-row table:style-name="ro1">
          <table:table-cell office:value-type="float" office:value="28495461" calcext:value-type="float">
            <text:p>28495461</text:p>
          </table:table-cell>
          <table:table-cell table:formula="of:=[.A1783]/1000/(60*60*24)" office:value-type="time" office:time-value="PT07H54M55.461S" calcext:value-type="time">
            <text:p>07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11.32" calcext:value-type="float">
            <text:p>1911.32</text:p>
          </table:table-cell>
          <table:table-cell office:value-type="float" office:value="2329.41" calcext:value-type="float">
            <text:p>2329.41</text:p>
          </table:table-cell>
        </table:table-row>
        <table:table-row table:style-name="ro1">
          <table:table-cell office:value-type="float" office:value="28511461" calcext:value-type="float">
            <text:p>28511461</text:p>
          </table:table-cell>
          <table:table-cell table:formula="of:=[.A1784]/1000/(60*60*24)" office:value-type="time" office:time-value="PT07H55M11.461S" calcext:value-type="time">
            <text:p>07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912.35" calcext:value-type="float">
            <text:p>1912.35</text:p>
          </table:table-cell>
          <table:table-cell office:value-type="float" office:value="2330.61" calcext:value-type="float">
            <text:p>2330.61</text:p>
          </table:table-cell>
        </table:table-row>
        <table:table-row table:style-name="ro1">
          <table:table-cell office:value-type="float" office:value="28527461" calcext:value-type="float">
            <text:p>28527461</text:p>
          </table:table-cell>
          <table:table-cell table:formula="of:=[.A1785]/1000/(60*60*24)" office:value-type="time" office:time-value="PT07H55M27.461S" calcext:value-type="time">
            <text:p>07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13.38" calcext:value-type="float">
            <text:p>1913.38</text:p>
          </table:table-cell>
          <table:table-cell office:value-type="float" office:value="2331.81" calcext:value-type="float">
            <text:p>2331.81</text:p>
          </table:table-cell>
        </table:table-row>
        <table:table-row table:style-name="ro1">
          <table:table-cell office:value-type="float" office:value="28543461" calcext:value-type="float">
            <text:p>28543461</text:p>
          </table:table-cell>
          <table:table-cell table:formula="of:=[.A1786]/1000/(60*60*24)" office:value-type="time" office:time-value="PT07H55M43.461S" calcext:value-type="time">
            <text:p>07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14.41" calcext:value-type="float">
            <text:p>1914.41</text:p>
          </table:table-cell>
          <table:table-cell office:value-type="float" office:value="2333.02" calcext:value-type="float">
            <text:p>2333.02</text:p>
          </table:table-cell>
        </table:table-row>
        <table:table-row table:style-name="ro1">
          <table:table-cell office:value-type="float" office:value="28559461" calcext:value-type="float">
            <text:p>28559461</text:p>
          </table:table-cell>
          <table:table-cell table:formula="of:=[.A1787]/1000/(60*60*24)" office:value-type="time" office:time-value="PT07H55M59.461S" calcext:value-type="time">
            <text:p>07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1915.44" calcext:value-type="float">
            <text:p>1915.44</text:p>
          </table:table-cell>
          <table:table-cell office:value-type="float" office:value="2334.22" calcext:value-type="float">
            <text:p>2334.22</text:p>
          </table:table-cell>
        </table:table-row>
        <table:table-row table:style-name="ro1">
          <table:table-cell office:value-type="float" office:value="28575461" calcext:value-type="float">
            <text:p>28575461</text:p>
          </table:table-cell>
          <table:table-cell table:formula="of:=[.A1788]/1000/(60*60*24)" office:value-type="time" office:time-value="PT07H56M15.461S" calcext:value-type="time">
            <text:p>07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16.47" calcext:value-type="float">
            <text:p>1916.47</text:p>
          </table:table-cell>
          <table:table-cell office:value-type="float" office:value="2335.43" calcext:value-type="float">
            <text:p>2335.43</text:p>
          </table:table-cell>
        </table:table-row>
        <table:table-row table:style-name="ro1">
          <table:table-cell office:value-type="float" office:value="28591461" calcext:value-type="float">
            <text:p>28591461</text:p>
          </table:table-cell>
          <table:table-cell table:formula="of:=[.A1789]/1000/(60*60*24)" office:value-type="time" office:time-value="PT07H56M31.461S" calcext:value-type="time">
            <text:p>07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17.5" calcext:value-type="float">
            <text:p>1917.5</text:p>
          </table:table-cell>
          <table:table-cell office:value-type="float" office:value="2336.63" calcext:value-type="float">
            <text:p>2336.63</text:p>
          </table:table-cell>
        </table:table-row>
        <table:table-row table:style-name="ro1">
          <table:table-cell office:value-type="float" office:value="28607461" calcext:value-type="float">
            <text:p>28607461</text:p>
          </table:table-cell>
          <table:table-cell table:formula="of:=[.A1790]/1000/(60*60*24)" office:value-type="time" office:time-value="PT07H56M47.461S" calcext:value-type="time">
            <text:p>07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18.53" calcext:value-type="float">
            <text:p>1918.53</text:p>
          </table:table-cell>
          <table:table-cell office:value-type="float" office:value="2337.83" calcext:value-type="float">
            <text:p>2337.83</text:p>
          </table:table-cell>
        </table:table-row>
        <table:table-row table:style-name="ro1">
          <table:table-cell office:value-type="float" office:value="28623461" calcext:value-type="float">
            <text:p>28623461</text:p>
          </table:table-cell>
          <table:table-cell table:formula="of:=[.A1791]/1000/(60*60*24)" office:value-type="time" office:time-value="PT07H57M03.461S" calcext:value-type="time">
            <text:p>07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19.56" calcext:value-type="float">
            <text:p>1919.56</text:p>
          </table:table-cell>
          <table:table-cell office:value-type="float" office:value="2339.04" calcext:value-type="float">
            <text:p>2339.04</text:p>
          </table:table-cell>
        </table:table-row>
        <table:table-row table:style-name="ro1">
          <table:table-cell office:value-type="float" office:value="28639461" calcext:value-type="float">
            <text:p>28639461</text:p>
          </table:table-cell>
          <table:table-cell table:formula="of:=[.A1792]/1000/(60*60*24)" office:value-type="time" office:time-value="PT07H57M19.461S" calcext:value-type="time">
            <text:p>07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20.59" calcext:value-type="float">
            <text:p>1920.59</text:p>
          </table:table-cell>
          <table:table-cell office:value-type="float" office:value="2340.24" calcext:value-type="float">
            <text:p>2340.24</text:p>
          </table:table-cell>
        </table:table-row>
        <table:table-row table:style-name="ro1">
          <table:table-cell office:value-type="float" office:value="28655461" calcext:value-type="float">
            <text:p>28655461</text:p>
          </table:table-cell>
          <table:table-cell table:formula="of:=[.A1793]/1000/(60*60*24)" office:value-type="time" office:time-value="PT07H57M35.461S" calcext:value-type="time">
            <text:p>07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21.62" calcext:value-type="float">
            <text:p>1921.62</text:p>
          </table:table-cell>
          <table:table-cell office:value-type="float" office:value="2341.45" calcext:value-type="float">
            <text:p>2341.45</text:p>
          </table:table-cell>
        </table:table-row>
        <table:table-row table:style-name="ro1">
          <table:table-cell office:value-type="float" office:value="28671461" calcext:value-type="float">
            <text:p>28671461</text:p>
          </table:table-cell>
          <table:table-cell table:formula="of:=[.A1794]/1000/(60*60*24)" office:value-type="time" office:time-value="PT07H57M51.461S" calcext:value-type="time">
            <text:p>07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2.65" calcext:value-type="float">
            <text:p>1922.65</text:p>
          </table:table-cell>
          <table:table-cell office:value-type="float" office:value="2342.65" calcext:value-type="float">
            <text:p>2342.65</text:p>
          </table:table-cell>
        </table:table-row>
        <table:table-row table:style-name="ro1">
          <table:table-cell office:value-type="float" office:value="28687461" calcext:value-type="float">
            <text:p>28687461</text:p>
          </table:table-cell>
          <table:table-cell table:formula="of:=[.A1795]/1000/(60*60*24)" office:value-type="time" office:time-value="PT07H58M07.461S" calcext:value-type="time">
            <text:p>07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3.68" calcext:value-type="float">
            <text:p>1923.68</text:p>
          </table:table-cell>
          <table:table-cell office:value-type="float" office:value="2343.85" calcext:value-type="float">
            <text:p>2343.85</text:p>
          </table:table-cell>
        </table:table-row>
        <table:table-row table:style-name="ro1">
          <table:table-cell office:value-type="float" office:value="28703461" calcext:value-type="float">
            <text:p>28703461</text:p>
          </table:table-cell>
          <table:table-cell table:formula="of:=[.A1796]/1000/(60*60*24)" office:value-type="time" office:time-value="PT07H58M23.461S" calcext:value-type="time">
            <text:p>07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4.71" calcext:value-type="float">
            <text:p>1924.71</text:p>
          </table:table-cell>
          <table:table-cell office:value-type="float" office:value="2345.05" calcext:value-type="float">
            <text:p>2345.05</text:p>
          </table:table-cell>
        </table:table-row>
        <table:table-row table:style-name="ro1">
          <table:table-cell office:value-type="float" office:value="28719461" calcext:value-type="float">
            <text:p>28719461</text:p>
          </table:table-cell>
          <table:table-cell table:formula="of:=[.A1797]/1000/(60*60*24)" office:value-type="time" office:time-value="PT07H58M39.461S" calcext:value-type="time">
            <text:p>07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5.74" calcext:value-type="float">
            <text:p>1925.74</text:p>
          </table:table-cell>
          <table:table-cell office:value-type="float" office:value="2346.26" calcext:value-type="float">
            <text:p>2346.26</text:p>
          </table:table-cell>
        </table:table-row>
        <table:table-row table:style-name="ro1">
          <table:table-cell office:value-type="float" office:value="28735461" calcext:value-type="float">
            <text:p>28735461</text:p>
          </table:table-cell>
          <table:table-cell table:formula="of:=[.A1798]/1000/(60*60*24)" office:value-type="time" office:time-value="PT07H58M55.461S" calcext:value-type="time">
            <text:p>07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6.77" calcext:value-type="float">
            <text:p>1926.77</text:p>
          </table:table-cell>
          <table:table-cell office:value-type="float" office:value="2347.46" calcext:value-type="float">
            <text:p>2347.46</text:p>
          </table:table-cell>
        </table:table-row>
        <table:table-row table:style-name="ro1">
          <table:table-cell office:value-type="float" office:value="28751461" calcext:value-type="float">
            <text:p>28751461</text:p>
          </table:table-cell>
          <table:table-cell table:formula="of:=[.A1799]/1000/(60*60*24)" office:value-type="time" office:time-value="PT07H59M11.461S" calcext:value-type="time">
            <text:p>07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27.8" calcext:value-type="float">
            <text:p>1927.8</text:p>
          </table:table-cell>
          <table:table-cell office:value-type="float" office:value="2348.66" calcext:value-type="float">
            <text:p>2348.66</text:p>
          </table:table-cell>
        </table:table-row>
        <table:table-row table:style-name="ro1">
          <table:table-cell office:value-type="float" office:value="28767461" calcext:value-type="float">
            <text:p>28767461</text:p>
          </table:table-cell>
          <table:table-cell table:formula="of:=[.A1800]/1000/(60*60*24)" office:value-type="time" office:time-value="PT07H59M27.461S" calcext:value-type="time">
            <text:p>07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928.83" calcext:value-type="float">
            <text:p>1928.83</text:p>
          </table:table-cell>
          <table:table-cell office:value-type="float" office:value="2349.86" calcext:value-type="float">
            <text:p>2349.86</text:p>
          </table:table-cell>
        </table:table-row>
        <table:table-row table:style-name="ro1">
          <table:table-cell office:value-type="float" office:value="28783461" calcext:value-type="float">
            <text:p>28783461</text:p>
          </table:table-cell>
          <table:table-cell table:formula="of:=[.A1801]/1000/(60*60*24)" office:value-type="time" office:time-value="PT07H59M43.461S" calcext:value-type="time">
            <text:p>07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929.86" calcext:value-type="float">
            <text:p>1929.86</text:p>
          </table:table-cell>
          <table:table-cell office:value-type="float" office:value="2351.07" calcext:value-type="float">
            <text:p>2351.07</text:p>
          </table:table-cell>
        </table:table-row>
        <table:table-row table:style-name="ro1">
          <table:table-cell office:value-type="float" office:value="28799461" calcext:value-type="float">
            <text:p>28799461</text:p>
          </table:table-cell>
          <table:table-cell table:formula="of:=[.A1802]/1000/(60*60*24)" office:value-type="time" office:time-value="PT07H59M59.461S" calcext:value-type="time">
            <text:p>07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30.89" calcext:value-type="float">
            <text:p>1930.89</text:p>
          </table:table-cell>
          <table:table-cell office:value-type="float" office:value="2352.27" calcext:value-type="float">
            <text:p>2352.27</text:p>
          </table:table-cell>
        </table:table-row>
        <table:table-row table:style-name="ro1">
          <table:table-cell office:value-type="float" office:value="28815461" calcext:value-type="float">
            <text:p>28815461</text:p>
          </table:table-cell>
          <table:table-cell table:formula="of:=[.A1803]/1000/(60*60*24)" office:value-type="time" office:time-value="PT08H00M15.461S" calcext:value-type="time">
            <text:p>08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31.91" calcext:value-type="float">
            <text:p>1931.91</text:p>
          </table:table-cell>
          <table:table-cell office:value-type="float" office:value="2353.47" calcext:value-type="float">
            <text:p>2353.47</text:p>
          </table:table-cell>
        </table:table-row>
        <table:table-row table:style-name="ro1">
          <table:table-cell office:value-type="float" office:value="28831461" calcext:value-type="float">
            <text:p>28831461</text:p>
          </table:table-cell>
          <table:table-cell table:formula="of:=[.A1804]/1000/(60*60*24)" office:value-type="time" office:time-value="PT08H00M31.461S" calcext:value-type="time">
            <text:p>08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32.94" calcext:value-type="float">
            <text:p>1932.94</text:p>
          </table:table-cell>
          <table:table-cell office:value-type="float" office:value="2354.67" calcext:value-type="float">
            <text:p>2354.67</text:p>
          </table:table-cell>
        </table:table-row>
        <table:table-row table:style-name="ro1">
          <table:table-cell office:value-type="float" office:value="28847461" calcext:value-type="float">
            <text:p>28847461</text:p>
          </table:table-cell>
          <table:table-cell table:formula="of:=[.A1805]/1000/(60*60*24)" office:value-type="time" office:time-value="PT08H00M47.461S" calcext:value-type="time">
            <text:p>08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933.97" calcext:value-type="float">
            <text:p>1933.97</text:p>
          </table:table-cell>
          <table:table-cell office:value-type="float" office:value="2355.87" calcext:value-type="float">
            <text:p>2355.87</text:p>
          </table:table-cell>
        </table:table-row>
        <table:table-row table:style-name="ro1">
          <table:table-cell office:value-type="float" office:value="28863461" calcext:value-type="float">
            <text:p>28863461</text:p>
          </table:table-cell>
          <table:table-cell table:formula="of:=[.A1806]/1000/(60*60*24)" office:value-type="time" office:time-value="PT08H01M03.461S" calcext:value-type="time">
            <text:p>08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35" calcext:value-type="float">
            <text:p>1935</text:p>
          </table:table-cell>
          <table:table-cell office:value-type="float" office:value="2357.07" calcext:value-type="float">
            <text:p>2357.07</text:p>
          </table:table-cell>
        </table:table-row>
        <table:table-row table:style-name="ro1">
          <table:table-cell office:value-type="float" office:value="28879461" calcext:value-type="float">
            <text:p>28879461</text:p>
          </table:table-cell>
          <table:table-cell table:formula="of:=[.A1807]/1000/(60*60*24)" office:value-type="time" office:time-value="PT08H01M19.461S" calcext:value-type="time">
            <text:p>08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936.03" calcext:value-type="float">
            <text:p>1936.03</text:p>
          </table:table-cell>
          <table:table-cell office:value-type="float" office:value="2358.27" calcext:value-type="float">
            <text:p>2358.27</text:p>
          </table:table-cell>
        </table:table-row>
        <table:table-row table:style-name="ro1">
          <table:table-cell office:value-type="float" office:value="28895461" calcext:value-type="float">
            <text:p>28895461</text:p>
          </table:table-cell>
          <table:table-cell table:formula="of:=[.A1808]/1000/(60*60*24)" office:value-type="time" office:time-value="PT08H01M35.461S" calcext:value-type="time">
            <text:p>08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1937.06" calcext:value-type="float">
            <text:p>1937.06</text:p>
          </table:table-cell>
          <table:table-cell office:value-type="float" office:value="2359.47" calcext:value-type="float">
            <text:p>2359.47</text:p>
          </table:table-cell>
        </table:table-row>
        <table:table-row table:style-name="ro1">
          <table:table-cell office:value-type="float" office:value="28911461" calcext:value-type="float">
            <text:p>28911461</text:p>
          </table:table-cell>
          <table:table-cell table:formula="of:=[.A1809]/1000/(60*60*24)" office:value-type="time" office:time-value="PT08H01M51.461S" calcext:value-type="time">
            <text:p>08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938.09" calcext:value-type="float">
            <text:p>1938.09</text:p>
          </table:table-cell>
          <table:table-cell office:value-type="float" office:value="2360.66" calcext:value-type="float">
            <text:p>2360.66</text:p>
          </table:table-cell>
        </table:table-row>
        <table:table-row table:style-name="ro1">
          <table:table-cell office:value-type="float" office:value="28927461" calcext:value-type="float">
            <text:p>28927461</text:p>
          </table:table-cell>
          <table:table-cell table:formula="of:=[.A1810]/1000/(60*60*24)" office:value-type="time" office:time-value="PT08H02M07.461S" calcext:value-type="time">
            <text:p>08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939.12" calcext:value-type="float">
            <text:p>1939.12</text:p>
          </table:table-cell>
          <table:table-cell office:value-type="float" office:value="2361.86" calcext:value-type="float">
            <text:p>2361.86</text:p>
          </table:table-cell>
        </table:table-row>
        <table:table-row table:style-name="ro1">
          <table:table-cell office:value-type="float" office:value="28943461" calcext:value-type="float">
            <text:p>28943461</text:p>
          </table:table-cell>
          <table:table-cell table:formula="of:=[.A1811]/1000/(60*60*24)" office:value-type="time" office:time-value="PT08H02M23.461S" calcext:value-type="time">
            <text:p>08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940.15" calcext:value-type="float">
            <text:p>1940.15</text:p>
          </table:table-cell>
          <table:table-cell office:value-type="float" office:value="2363.06" calcext:value-type="float">
            <text:p>2363.06</text:p>
          </table:table-cell>
        </table:table-row>
        <table:table-row table:style-name="ro1">
          <table:table-cell office:value-type="float" office:value="28959461" calcext:value-type="float">
            <text:p>28959461</text:p>
          </table:table-cell>
          <table:table-cell table:formula="of:=[.A1812]/1000/(60*60*24)" office:value-type="time" office:time-value="PT08H02M39.461S" calcext:value-type="time">
            <text:p>08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941.17" calcext:value-type="float">
            <text:p>1941.17</text:p>
          </table:table-cell>
          <table:table-cell office:value-type="float" office:value="2364.26" calcext:value-type="float">
            <text:p>2364.26</text:p>
          </table:table-cell>
        </table:table-row>
        <table:table-row table:style-name="ro1">
          <table:table-cell office:value-type="float" office:value="28975461" calcext:value-type="float">
            <text:p>28975461</text:p>
          </table:table-cell>
          <table:table-cell table:formula="of:=[.A1813]/1000/(60*60*24)" office:value-type="time" office:time-value="PT08H02M55.461S" calcext:value-type="time">
            <text:p>08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942.2" calcext:value-type="float">
            <text:p>1942.2</text:p>
          </table:table-cell>
          <table:table-cell office:value-type="float" office:value="2365.46" calcext:value-type="float">
            <text:p>2365.46</text:p>
          </table:table-cell>
        </table:table-row>
        <table:table-row table:style-name="ro1">
          <table:table-cell office:value-type="float" office:value="28991461" calcext:value-type="float">
            <text:p>28991461</text:p>
          </table:table-cell>
          <table:table-cell table:formula="of:=[.A1814]/1000/(60*60*24)" office:value-type="time" office:time-value="PT08H03M11.461S" calcext:value-type="time">
            <text:p>08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43.23" calcext:value-type="float">
            <text:p>1943.23</text:p>
          </table:table-cell>
          <table:table-cell office:value-type="float" office:value="2366.66" calcext:value-type="float">
            <text:p>2366.66</text:p>
          </table:table-cell>
        </table:table-row>
        <table:table-row table:style-name="ro1">
          <table:table-cell office:value-type="float" office:value="29007461" calcext:value-type="float">
            <text:p>29007461</text:p>
          </table:table-cell>
          <table:table-cell table:formula="of:=[.A1815]/1000/(60*60*24)" office:value-type="time" office:time-value="PT08H03M27.461S" calcext:value-type="time">
            <text:p>08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944.26" calcext:value-type="float">
            <text:p>1944.26</text:p>
          </table:table-cell>
          <table:table-cell office:value-type="float" office:value="2367.85" calcext:value-type="float">
            <text:p>2367.85</text:p>
          </table:table-cell>
        </table:table-row>
        <table:table-row table:style-name="ro1">
          <table:table-cell office:value-type="float" office:value="29023461" calcext:value-type="float">
            <text:p>29023461</text:p>
          </table:table-cell>
          <table:table-cell table:formula="of:=[.A1816]/1000/(60*60*24)" office:value-type="time" office:time-value="PT08H03M43.461S" calcext:value-type="time">
            <text:p>08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945.28" calcext:value-type="float">
            <text:p>1945.28</text:p>
          </table:table-cell>
          <table:table-cell office:value-type="float" office:value="2369.05" calcext:value-type="float">
            <text:p>2369.05</text:p>
          </table:table-cell>
        </table:table-row>
        <table:table-row table:style-name="ro1">
          <table:table-cell office:value-type="float" office:value="29039461" calcext:value-type="float">
            <text:p>29039461</text:p>
          </table:table-cell>
          <table:table-cell table:formula="of:=[.A1817]/1000/(60*60*24)" office:value-type="time" office:time-value="PT08H03M59.461S" calcext:value-type="time">
            <text:p>08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946.31" calcext:value-type="float">
            <text:p>1946.31</text:p>
          </table:table-cell>
          <table:table-cell office:value-type="float" office:value="2370.25" calcext:value-type="float">
            <text:p>2370.25</text:p>
          </table:table-cell>
        </table:table-row>
        <table:table-row table:style-name="ro1">
          <table:table-cell office:value-type="float" office:value="29055461" calcext:value-type="float">
            <text:p>29055461</text:p>
          </table:table-cell>
          <table:table-cell table:formula="of:=[.A1818]/1000/(60*60*24)" office:value-type="time" office:time-value="PT08H04M15.461S" calcext:value-type="time">
            <text:p>08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947.34" calcext:value-type="float">
            <text:p>1947.34</text:p>
          </table:table-cell>
          <table:table-cell office:value-type="float" office:value="2371.45" calcext:value-type="float">
            <text:p>2371.45</text:p>
          </table:table-cell>
        </table:table-row>
        <table:table-row table:style-name="ro1">
          <table:table-cell office:value-type="float" office:value="29071461" calcext:value-type="float">
            <text:p>29071461</text:p>
          </table:table-cell>
          <table:table-cell table:formula="of:=[.A1819]/1000/(60*60*24)" office:value-type="time" office:time-value="PT08H04M31.461S" calcext:value-type="time">
            <text:p>08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948.37" calcext:value-type="float">
            <text:p>1948.37</text:p>
          </table:table-cell>
          <table:table-cell office:value-type="float" office:value="2372.65" calcext:value-type="float">
            <text:p>2372.65</text:p>
          </table:table-cell>
        </table:table-row>
        <table:table-row table:style-name="ro1">
          <table:table-cell office:value-type="float" office:value="29087461" calcext:value-type="float">
            <text:p>29087461</text:p>
          </table:table-cell>
          <table:table-cell table:formula="of:=[.A1820]/1000/(60*60*24)" office:value-type="time" office:time-value="PT08H04M47.461S" calcext:value-type="time">
            <text:p>08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949.39" calcext:value-type="float">
            <text:p>1949.39</text:p>
          </table:table-cell>
          <table:table-cell office:value-type="float" office:value="2373.84" calcext:value-type="float">
            <text:p>2373.84</text:p>
          </table:table-cell>
        </table:table-row>
        <table:table-row table:style-name="ro1">
          <table:table-cell office:value-type="float" office:value="29103461" calcext:value-type="float">
            <text:p>29103461</text:p>
          </table:table-cell>
          <table:table-cell table:formula="of:=[.A1821]/1000/(60*60*24)" office:value-type="time" office:time-value="PT08H05M03.461S" calcext:value-type="time">
            <text:p>08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" calcext:value-type="float">
            <text:p>231</text:p>
          </table:table-cell>
          <table:table-cell office:value-type="float" office:value="269.6" calcext:value-type="float">
            <text:p>269.6</text:p>
          </table:table-cell>
          <table:table-cell office:value-type="float" office:value="1950.42" calcext:value-type="float">
            <text:p>1950.42</text:p>
          </table:table-cell>
          <table:table-cell office:value-type="float" office:value="2375.04" calcext:value-type="float">
            <text:p>2375.04</text:p>
          </table:table-cell>
        </table:table-row>
        <table:table-row table:style-name="ro1">
          <table:table-cell office:value-type="float" office:value="29119461" calcext:value-type="float">
            <text:p>29119461</text:p>
          </table:table-cell>
          <table:table-cell table:formula="of:=[.A1822]/1000/(60*60*24)" office:value-type="time" office:time-value="PT08H05M19.461S" calcext:value-type="time">
            <text:p>08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51.45" calcext:value-type="float">
            <text:p>1951.45</text:p>
          </table:table-cell>
          <table:table-cell office:value-type="float" office:value="2376.24" calcext:value-type="float">
            <text:p>2376.24</text:p>
          </table:table-cell>
        </table:table-row>
        <table:table-row table:style-name="ro1">
          <table:table-cell office:value-type="float" office:value="29135461" calcext:value-type="float">
            <text:p>29135461</text:p>
          </table:table-cell>
          <table:table-cell table:formula="of:=[.A1823]/1000/(60*60*24)" office:value-type="time" office:time-value="PT08H05M35.461S" calcext:value-type="time">
            <text:p>08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952.47" calcext:value-type="float">
            <text:p>1952.47</text:p>
          </table:table-cell>
          <table:table-cell office:value-type="float" office:value="2377.44" calcext:value-type="float">
            <text:p>2377.44</text:p>
          </table:table-cell>
        </table:table-row>
        <table:table-row table:style-name="ro1">
          <table:table-cell office:value-type="float" office:value="29151461" calcext:value-type="float">
            <text:p>29151461</text:p>
          </table:table-cell>
          <table:table-cell table:formula="of:=[.A1824]/1000/(60*60*24)" office:value-type="time" office:time-value="PT08H05M51.461S" calcext:value-type="time">
            <text:p>08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53.5" calcext:value-type="float">
            <text:p>1953.5</text:p>
          </table:table-cell>
          <table:table-cell office:value-type="float" office:value="2378.63" calcext:value-type="float">
            <text:p>2378.63</text:p>
          </table:table-cell>
        </table:table-row>
        <table:table-row table:style-name="ro1">
          <table:table-cell office:value-type="float" office:value="29167461" calcext:value-type="float">
            <text:p>29167461</text:p>
          </table:table-cell>
          <table:table-cell table:formula="of:=[.A1825]/1000/(60*60*24)" office:value-type="time" office:time-value="PT08H06M07.461S" calcext:value-type="time">
            <text:p>08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54.53" calcext:value-type="float">
            <text:p>1954.53</text:p>
          </table:table-cell>
          <table:table-cell office:value-type="float" office:value="2379.83" calcext:value-type="float">
            <text:p>2379.83</text:p>
          </table:table-cell>
        </table:table-row>
        <table:table-row table:style-name="ro1">
          <table:table-cell office:value-type="float" office:value="29183461" calcext:value-type="float">
            <text:p>29183461</text:p>
          </table:table-cell>
          <table:table-cell table:formula="of:=[.A1826]/1000/(60*60*24)" office:value-type="time" office:time-value="PT08H06M23.461S" calcext:value-type="time">
            <text:p>08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955.56" calcext:value-type="float">
            <text:p>1955.56</text:p>
          </table:table-cell>
          <table:table-cell office:value-type="float" office:value="2381.02" calcext:value-type="float">
            <text:p>2381.02</text:p>
          </table:table-cell>
        </table:table-row>
        <table:table-row table:style-name="ro1">
          <table:table-cell office:value-type="float" office:value="29199461" calcext:value-type="float">
            <text:p>29199461</text:p>
          </table:table-cell>
          <table:table-cell table:formula="of:=[.A1827]/1000/(60*60*24)" office:value-type="time" office:time-value="PT08H06M39.461S" calcext:value-type="time">
            <text:p>08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56.58" calcext:value-type="float">
            <text:p>1956.58</text:p>
          </table:table-cell>
          <table:table-cell office:value-type="float" office:value="2382.22" calcext:value-type="float">
            <text:p>2382.22</text:p>
          </table:table-cell>
        </table:table-row>
        <table:table-row table:style-name="ro1">
          <table:table-cell office:value-type="float" office:value="29215461" calcext:value-type="float">
            <text:p>29215461</text:p>
          </table:table-cell>
          <table:table-cell table:formula="of:=[.A1828]/1000/(60*60*24)" office:value-type="time" office:time-value="PT08H06M55.461S" calcext:value-type="time">
            <text:p>08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57.61" calcext:value-type="float">
            <text:p>1957.61</text:p>
          </table:table-cell>
          <table:table-cell office:value-type="float" office:value="2383.41" calcext:value-type="float">
            <text:p>2383.41</text:p>
          </table:table-cell>
        </table:table-row>
        <table:table-row table:style-name="ro1">
          <table:table-cell office:value-type="float" office:value="29231461" calcext:value-type="float">
            <text:p>29231461</text:p>
          </table:table-cell>
          <table:table-cell table:formula="of:=[.A1829]/1000/(60*60*24)" office:value-type="time" office:time-value="PT08H07M11.461S" calcext:value-type="time">
            <text:p>08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58.63" calcext:value-type="float">
            <text:p>1958.63</text:p>
          </table:table-cell>
          <table:table-cell office:value-type="float" office:value="2384.61" calcext:value-type="float">
            <text:p>2384.61</text:p>
          </table:table-cell>
        </table:table-row>
        <table:table-row table:style-name="ro1">
          <table:table-cell office:value-type="float" office:value="29247461" calcext:value-type="float">
            <text:p>29247461</text:p>
          </table:table-cell>
          <table:table-cell table:formula="of:=[.A1830]/1000/(60*60*24)" office:value-type="time" office:time-value="PT08H07M27.461S" calcext:value-type="time">
            <text:p>08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959.66" calcext:value-type="float">
            <text:p>1959.66</text:p>
          </table:table-cell>
          <table:table-cell office:value-type="float" office:value="2385.8" calcext:value-type="float">
            <text:p>2385.8</text:p>
          </table:table-cell>
        </table:table-row>
        <table:table-row table:style-name="ro1">
          <table:table-cell office:value-type="float" office:value="29263461" calcext:value-type="float">
            <text:p>29263461</text:p>
          </table:table-cell>
          <table:table-cell table:formula="of:=[.A1831]/1000/(60*60*24)" office:value-type="time" office:time-value="PT08H07M43.461S" calcext:value-type="time">
            <text:p>08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60.68" calcext:value-type="float">
            <text:p>1960.68</text:p>
          </table:table-cell>
          <table:table-cell office:value-type="float" office:value="2386.99" calcext:value-type="float">
            <text:p>2386.99</text:p>
          </table:table-cell>
        </table:table-row>
        <table:table-row table:style-name="ro1">
          <table:table-cell office:value-type="float" office:value="29279461" calcext:value-type="float">
            <text:p>29279461</text:p>
          </table:table-cell>
          <table:table-cell table:formula="of:=[.A1832]/1000/(60*60*24)" office:value-type="time" office:time-value="PT08H07M59.461S" calcext:value-type="time">
            <text:p>08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61.71" calcext:value-type="float">
            <text:p>1961.71</text:p>
          </table:table-cell>
          <table:table-cell office:value-type="float" office:value="2388.18" calcext:value-type="float">
            <text:p>2388.18</text:p>
          </table:table-cell>
        </table:table-row>
        <table:table-row table:style-name="ro1">
          <table:table-cell office:value-type="float" office:value="29295461" calcext:value-type="float">
            <text:p>29295461</text:p>
          </table:table-cell>
          <table:table-cell table:formula="of:=[.A1833]/1000/(60*60*24)" office:value-type="time" office:time-value="PT08H08M15.461S" calcext:value-type="time">
            <text:p>08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62.74" calcext:value-type="float">
            <text:p>1962.74</text:p>
          </table:table-cell>
          <table:table-cell office:value-type="float" office:value="2389.38" calcext:value-type="float">
            <text:p>2389.38</text:p>
          </table:table-cell>
        </table:table-row>
        <table:table-row table:style-name="ro1">
          <table:table-cell office:value-type="float" office:value="29311461" calcext:value-type="float">
            <text:p>29311461</text:p>
          </table:table-cell>
          <table:table-cell table:formula="of:=[.A1834]/1000/(60*60*24)" office:value-type="time" office:time-value="PT08H08M31.461S" calcext:value-type="time">
            <text:p>08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63.76" calcext:value-type="float">
            <text:p>1963.76</text:p>
          </table:table-cell>
          <table:table-cell office:value-type="float" office:value="2390.57" calcext:value-type="float">
            <text:p>2390.57</text:p>
          </table:table-cell>
        </table:table-row>
        <table:table-row table:style-name="ro1">
          <table:table-cell office:value-type="float" office:value="29327461" calcext:value-type="float">
            <text:p>29327461</text:p>
          </table:table-cell>
          <table:table-cell table:formula="of:=[.A1835]/1000/(60*60*24)" office:value-type="time" office:time-value="PT08H08M47.461S" calcext:value-type="time">
            <text:p>08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964.79" calcext:value-type="float">
            <text:p>1964.79</text:p>
          </table:table-cell>
          <table:table-cell office:value-type="float" office:value="2391.76" calcext:value-type="float">
            <text:p>2391.76</text:p>
          </table:table-cell>
        </table:table-row>
        <table:table-row table:style-name="ro1">
          <table:table-cell office:value-type="float" office:value="29343461" calcext:value-type="float">
            <text:p>29343461</text:p>
          </table:table-cell>
          <table:table-cell table:formula="of:=[.A1836]/1000/(60*60*24)" office:value-type="time" office:time-value="PT08H09M03.461S" calcext:value-type="time">
            <text:p>08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965.81" calcext:value-type="float">
            <text:p>1965.81</text:p>
          </table:table-cell>
          <table:table-cell office:value-type="float" office:value="2392.95" calcext:value-type="float">
            <text:p>2392.95</text:p>
          </table:table-cell>
        </table:table-row>
        <table:table-row table:style-name="ro1">
          <table:table-cell office:value-type="float" office:value="29359461" calcext:value-type="float">
            <text:p>29359461</text:p>
          </table:table-cell>
          <table:table-cell table:formula="of:=[.A1837]/1000/(60*60*24)" office:value-type="time" office:time-value="PT08H09M19.461S" calcext:value-type="time">
            <text:p>08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66.84" calcext:value-type="float">
            <text:p>1966.84</text:p>
          </table:table-cell>
          <table:table-cell office:value-type="float" office:value="2394.14" calcext:value-type="float">
            <text:p>2394.14</text:p>
          </table:table-cell>
        </table:table-row>
        <table:table-row table:style-name="ro1">
          <table:table-cell office:value-type="float" office:value="29375461" calcext:value-type="float">
            <text:p>29375461</text:p>
          </table:table-cell>
          <table:table-cell table:formula="of:=[.A1838]/1000/(60*60*24)" office:value-type="time" office:time-value="PT08H09M35.461S" calcext:value-type="time">
            <text:p>08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67.86" calcext:value-type="float">
            <text:p>1967.86</text:p>
          </table:table-cell>
          <table:table-cell office:value-type="float" office:value="2395.33" calcext:value-type="float">
            <text:p>2395.33</text:p>
          </table:table-cell>
        </table:table-row>
        <table:table-row table:style-name="ro1">
          <table:table-cell office:value-type="float" office:value="29391461" calcext:value-type="float">
            <text:p>29391461</text:p>
          </table:table-cell>
          <table:table-cell table:formula="of:=[.A1839]/1000/(60*60*24)" office:value-type="time" office:time-value="PT08H09M51.461S" calcext:value-type="time">
            <text:p>08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68.89" calcext:value-type="float">
            <text:p>1968.89</text:p>
          </table:table-cell>
          <table:table-cell office:value-type="float" office:value="2396.52" calcext:value-type="float">
            <text:p>2396.52</text:p>
          </table:table-cell>
        </table:table-row>
        <table:table-row table:style-name="ro1">
          <table:table-cell office:value-type="float" office:value="29407461" calcext:value-type="float">
            <text:p>29407461</text:p>
          </table:table-cell>
          <table:table-cell table:formula="of:=[.A1840]/1000/(60*60*24)" office:value-type="time" office:time-value="PT08H10M07.461S" calcext:value-type="time">
            <text:p>08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69.91" calcext:value-type="float">
            <text:p>1969.91</text:p>
          </table:table-cell>
          <table:table-cell office:value-type="float" office:value="2397.72" calcext:value-type="float">
            <text:p>2397.72</text:p>
          </table:table-cell>
        </table:table-row>
        <table:table-row table:style-name="ro1">
          <table:table-cell office:value-type="float" office:value="29423461" calcext:value-type="float">
            <text:p>29423461</text:p>
          </table:table-cell>
          <table:table-cell table:formula="of:=[.A1841]/1000/(60*60*24)" office:value-type="time" office:time-value="PT08H10M23.461S" calcext:value-type="time">
            <text:p>08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1970.94" calcext:value-type="float">
            <text:p>1970.94</text:p>
          </table:table-cell>
          <table:table-cell office:value-type="float" office:value="2398.91" calcext:value-type="float">
            <text:p>2398.91</text:p>
          </table:table-cell>
        </table:table-row>
        <table:table-row table:style-name="ro1">
          <table:table-cell office:value-type="float" office:value="29439461" calcext:value-type="float">
            <text:p>29439461</text:p>
          </table:table-cell>
          <table:table-cell table:formula="of:=[.A1842]/1000/(60*60*24)" office:value-type="time" office:time-value="PT08H10M39.461S" calcext:value-type="time">
            <text:p>08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971.96" calcext:value-type="float">
            <text:p>1971.96</text:p>
          </table:table-cell>
          <table:table-cell office:value-type="float" office:value="2400.1" calcext:value-type="float">
            <text:p>2400.1</text:p>
          </table:table-cell>
        </table:table-row>
        <table:table-row table:style-name="ro1">
          <table:table-cell office:value-type="float" office:value="29455461" calcext:value-type="float">
            <text:p>29455461</text:p>
          </table:table-cell>
          <table:table-cell table:formula="of:=[.A1843]/1000/(60*60*24)" office:value-type="time" office:time-value="PT08H10M55.461S" calcext:value-type="time">
            <text:p>08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972.99" calcext:value-type="float">
            <text:p>1972.99</text:p>
          </table:table-cell>
          <table:table-cell office:value-type="float" office:value="2401.29" calcext:value-type="float">
            <text:p>2401.29</text:p>
          </table:table-cell>
        </table:table-row>
        <table:table-row table:style-name="ro1">
          <table:table-cell office:value-type="float" office:value="29471461" calcext:value-type="float">
            <text:p>29471461</text:p>
          </table:table-cell>
          <table:table-cell table:formula="of:=[.A1844]/1000/(60*60*24)" office:value-type="time" office:time-value="PT08H11M11.461S" calcext:value-type="time">
            <text:p>08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974.01" calcext:value-type="float">
            <text:p>1974.01</text:p>
          </table:table-cell>
          <table:table-cell office:value-type="float" office:value="2402.48" calcext:value-type="float">
            <text:p>2402.48</text:p>
          </table:table-cell>
        </table:table-row>
        <table:table-row table:style-name="ro1">
          <table:table-cell office:value-type="float" office:value="29487461" calcext:value-type="float">
            <text:p>29487461</text:p>
          </table:table-cell>
          <table:table-cell table:formula="of:=[.A1845]/1000/(60*60*24)" office:value-type="time" office:time-value="PT08H11M27.461S" calcext:value-type="time">
            <text:p>08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75.04" calcext:value-type="float">
            <text:p>1975.04</text:p>
          </table:table-cell>
          <table:table-cell office:value-type="float" office:value="2403.67" calcext:value-type="float">
            <text:p>2403.67</text:p>
          </table:table-cell>
        </table:table-row>
        <table:table-row table:style-name="ro1">
          <table:table-cell office:value-type="float" office:value="29503461" calcext:value-type="float">
            <text:p>29503461</text:p>
          </table:table-cell>
          <table:table-cell table:formula="of:=[.A1846]/1000/(60*60*24)" office:value-type="time" office:time-value="PT08H11M43.461S" calcext:value-type="time">
            <text:p>08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76.06" calcext:value-type="float">
            <text:p>1976.06</text:p>
          </table:table-cell>
          <table:table-cell office:value-type="float" office:value="2404.85" calcext:value-type="float">
            <text:p>2404.85</text:p>
          </table:table-cell>
        </table:table-row>
        <table:table-row table:style-name="ro1">
          <table:table-cell office:value-type="float" office:value="29519461" calcext:value-type="float">
            <text:p>29519461</text:p>
          </table:table-cell>
          <table:table-cell table:formula="of:=[.A1847]/1000/(60*60*24)" office:value-type="time" office:time-value="PT08H11M59.461S" calcext:value-type="time">
            <text:p>08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77.08" calcext:value-type="float">
            <text:p>1977.08</text:p>
          </table:table-cell>
          <table:table-cell office:value-type="float" office:value="2406.04" calcext:value-type="float">
            <text:p>2406.04</text:p>
          </table:table-cell>
        </table:table-row>
        <table:table-row table:style-name="ro1">
          <table:table-cell office:value-type="float" office:value="29535461" calcext:value-type="float">
            <text:p>29535461</text:p>
          </table:table-cell>
          <table:table-cell table:formula="of:=[.A1848]/1000/(60*60*24)" office:value-type="time" office:time-value="PT08H12M15.461S" calcext:value-type="time">
            <text:p>08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78.11" calcext:value-type="float">
            <text:p>1978.11</text:p>
          </table:table-cell>
          <table:table-cell office:value-type="float" office:value="2407.23" calcext:value-type="float">
            <text:p>2407.23</text:p>
          </table:table-cell>
        </table:table-row>
        <table:table-row table:style-name="ro1">
          <table:table-cell office:value-type="float" office:value="29551461" calcext:value-type="float">
            <text:p>29551461</text:p>
          </table:table-cell>
          <table:table-cell table:formula="of:=[.A1849]/1000/(60*60*24)" office:value-type="time" office:time-value="PT08H12M31.461S" calcext:value-type="time">
            <text:p>08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979.13" calcext:value-type="float">
            <text:p>1979.13</text:p>
          </table:table-cell>
          <table:table-cell office:value-type="float" office:value="2408.42" calcext:value-type="float">
            <text:p>2408.42</text:p>
          </table:table-cell>
        </table:table-row>
        <table:table-row table:style-name="ro1">
          <table:table-cell office:value-type="float" office:value="29567461" calcext:value-type="float">
            <text:p>29567461</text:p>
          </table:table-cell>
          <table:table-cell table:formula="of:=[.A1850]/1000/(60*60*24)" office:value-type="time" office:time-value="PT08H12M47.461S" calcext:value-type="time">
            <text:p>08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980.16" calcext:value-type="float">
            <text:p>1980.16</text:p>
          </table:table-cell>
          <table:table-cell office:value-type="float" office:value="2409.61" calcext:value-type="float">
            <text:p>2409.61</text:p>
          </table:table-cell>
        </table:table-row>
        <table:table-row table:style-name="ro1">
          <table:table-cell office:value-type="float" office:value="29583461" calcext:value-type="float">
            <text:p>29583461</text:p>
          </table:table-cell>
          <table:table-cell table:formula="of:=[.A1851]/1000/(60*60*24)" office:value-type="time" office:time-value="PT08H13M03.461S" calcext:value-type="time">
            <text:p>08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81.18" calcext:value-type="float">
            <text:p>1981.18</text:p>
          </table:table-cell>
          <table:table-cell office:value-type="float" office:value="2410.8" calcext:value-type="float">
            <text:p>2410.8</text:p>
          </table:table-cell>
        </table:table-row>
        <table:table-row table:style-name="ro1">
          <table:table-cell office:value-type="float" office:value="29599461" calcext:value-type="float">
            <text:p>29599461</text:p>
          </table:table-cell>
          <table:table-cell table:formula="of:=[.A1852]/1000/(60*60*24)" office:value-type="time" office:time-value="PT08H13M19.461S" calcext:value-type="time">
            <text:p>08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82.2" calcext:value-type="float">
            <text:p>1982.2</text:p>
          </table:table-cell>
          <table:table-cell office:value-type="float" office:value="2411.98" calcext:value-type="float">
            <text:p>2411.98</text:p>
          </table:table-cell>
        </table:table-row>
        <table:table-row table:style-name="ro1">
          <table:table-cell office:value-type="float" office:value="29615461" calcext:value-type="float">
            <text:p>29615461</text:p>
          </table:table-cell>
          <table:table-cell table:formula="of:=[.A1853]/1000/(60*60*24)" office:value-type="time" office:time-value="PT08H13M35.461S" calcext:value-type="time">
            <text:p>08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83.23" calcext:value-type="float">
            <text:p>1983.23</text:p>
          </table:table-cell>
          <table:table-cell office:value-type="float" office:value="2413.17" calcext:value-type="float">
            <text:p>2413.17</text:p>
          </table:table-cell>
        </table:table-row>
        <table:table-row table:style-name="ro1">
          <table:table-cell office:value-type="float" office:value="29631461" calcext:value-type="float">
            <text:p>29631461</text:p>
          </table:table-cell>
          <table:table-cell table:formula="of:=[.A1854]/1000/(60*60*24)" office:value-type="time" office:time-value="PT08H13M51.461S" calcext:value-type="time">
            <text:p>08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84.25" calcext:value-type="float">
            <text:p>1984.25</text:p>
          </table:table-cell>
          <table:table-cell office:value-type="float" office:value="2414.36" calcext:value-type="float">
            <text:p>2414.36</text:p>
          </table:table-cell>
        </table:table-row>
        <table:table-row table:style-name="ro1">
          <table:table-cell office:value-type="float" office:value="29647461" calcext:value-type="float">
            <text:p>29647461</text:p>
          </table:table-cell>
          <table:table-cell table:formula="of:=[.A1855]/1000/(60*60*24)" office:value-type="time" office:time-value="PT08H14M07.461S" calcext:value-type="time">
            <text:p>08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85.27" calcext:value-type="float">
            <text:p>1985.27</text:p>
          </table:table-cell>
          <table:table-cell office:value-type="float" office:value="2415.55" calcext:value-type="float">
            <text:p>2415.55</text:p>
          </table:table-cell>
        </table:table-row>
        <table:table-row table:style-name="ro1">
          <table:table-cell office:value-type="float" office:value="29663461" calcext:value-type="float">
            <text:p>29663461</text:p>
          </table:table-cell>
          <table:table-cell table:formula="of:=[.A1856]/1000/(60*60*24)" office:value-type="time" office:time-value="PT08H14M23.461S" calcext:value-type="time">
            <text:p>08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86.3" calcext:value-type="float">
            <text:p>1986.3</text:p>
          </table:table-cell>
          <table:table-cell office:value-type="float" office:value="2416.73" calcext:value-type="float">
            <text:p>2416.73</text:p>
          </table:table-cell>
        </table:table-row>
        <table:table-row table:style-name="ro1">
          <table:table-cell office:value-type="float" office:value="29679461" calcext:value-type="float">
            <text:p>29679461</text:p>
          </table:table-cell>
          <table:table-cell table:formula="of:=[.A1857]/1000/(60*60*24)" office:value-type="time" office:time-value="PT08H14M39.461S" calcext:value-type="time">
            <text:p>08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1987.32" calcext:value-type="float">
            <text:p>1987.32</text:p>
          </table:table-cell>
          <table:table-cell office:value-type="float" office:value="2417.92" calcext:value-type="float">
            <text:p>2417.92</text:p>
          </table:table-cell>
        </table:table-row>
        <table:table-row table:style-name="ro1">
          <table:table-cell office:value-type="float" office:value="29695461" calcext:value-type="float">
            <text:p>29695461</text:p>
          </table:table-cell>
          <table:table-cell table:formula="of:=[.A1858]/1000/(60*60*24)" office:value-type="time" office:time-value="PT08H14M55.461S" calcext:value-type="time">
            <text:p>08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88.34" calcext:value-type="float">
            <text:p>1988.34</text:p>
          </table:table-cell>
          <table:table-cell office:value-type="float" office:value="2419.1" calcext:value-type="float">
            <text:p>2419.1</text:p>
          </table:table-cell>
        </table:table-row>
        <table:table-row table:style-name="ro1">
          <table:table-cell office:value-type="float" office:value="29711461" calcext:value-type="float">
            <text:p>29711461</text:p>
          </table:table-cell>
          <table:table-cell table:formula="of:=[.A1859]/1000/(60*60*24)" office:value-type="time" office:time-value="PT08H15M11.461S" calcext:value-type="time">
            <text:p>08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89.36" calcext:value-type="float">
            <text:p>1989.36</text:p>
          </table:table-cell>
          <table:table-cell office:value-type="float" office:value="2420.28" calcext:value-type="float">
            <text:p>2420.28</text:p>
          </table:table-cell>
        </table:table-row>
        <table:table-row table:style-name="ro1">
          <table:table-cell office:value-type="float" office:value="29727461" calcext:value-type="float">
            <text:p>29727461</text:p>
          </table:table-cell>
          <table:table-cell table:formula="of:=[.A1860]/1000/(60*60*24)" office:value-type="time" office:time-value="PT08H15M27.461S" calcext:value-type="time">
            <text:p>08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90.39" calcext:value-type="float">
            <text:p>1990.39</text:p>
          </table:table-cell>
          <table:table-cell office:value-type="float" office:value="2421.47" calcext:value-type="float">
            <text:p>2421.47</text:p>
          </table:table-cell>
        </table:table-row>
        <table:table-row table:style-name="ro1">
          <table:table-cell office:value-type="float" office:value="29743461" calcext:value-type="float">
            <text:p>29743461</text:p>
          </table:table-cell>
          <table:table-cell table:formula="of:=[.A1861]/1000/(60*60*24)" office:value-type="time" office:time-value="PT08H15M43.461S" calcext:value-type="time">
            <text:p>08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91.41" calcext:value-type="float">
            <text:p>1991.41</text:p>
          </table:table-cell>
          <table:table-cell office:value-type="float" office:value="2422.65" calcext:value-type="float">
            <text:p>2422.65</text:p>
          </table:table-cell>
        </table:table-row>
        <table:table-row table:style-name="ro1">
          <table:table-cell office:value-type="float" office:value="29759461" calcext:value-type="float">
            <text:p>29759461</text:p>
          </table:table-cell>
          <table:table-cell table:formula="of:=[.A1862]/1000/(60*60*24)" office:value-type="time" office:time-value="PT08H15M59.461S" calcext:value-type="time">
            <text:p>08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92.43" calcext:value-type="float">
            <text:p>1992.43</text:p>
          </table:table-cell>
          <table:table-cell office:value-type="float" office:value="2423.84" calcext:value-type="float">
            <text:p>2423.84</text:p>
          </table:table-cell>
        </table:table-row>
        <table:table-row table:style-name="ro1">
          <table:table-cell office:value-type="float" office:value="29775460" calcext:value-type="float">
            <text:p>29775460</text:p>
          </table:table-cell>
          <table:table-cell table:formula="of:=[.A1863]/1000/(60*60*24)" office:value-type="time" office:time-value="PT08H16M15.46S" calcext:value-type="time">
            <text:p>08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93.45" calcext:value-type="float">
            <text:p>1993.45</text:p>
          </table:table-cell>
          <table:table-cell office:value-type="float" office:value="2425.02" calcext:value-type="float">
            <text:p>2425.02</text:p>
          </table:table-cell>
        </table:table-row>
        <table:table-row table:style-name="ro1">
          <table:table-cell office:value-type="float" office:value="29791461" calcext:value-type="float">
            <text:p>29791461</text:p>
          </table:table-cell>
          <table:table-cell table:formula="of:=[.A1864]/1000/(60*60*24)" office:value-type="time" office:time-value="PT08H16M31.461S" calcext:value-type="time">
            <text:p>08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994.47" calcext:value-type="float">
            <text:p>1994.47</text:p>
          </table:table-cell>
          <table:table-cell office:value-type="float" office:value="2426.2" calcext:value-type="float">
            <text:p>2426.2</text:p>
          </table:table-cell>
        </table:table-row>
        <table:table-row table:style-name="ro1">
          <table:table-cell office:value-type="float" office:value="29807461" calcext:value-type="float">
            <text:p>29807461</text:p>
          </table:table-cell>
          <table:table-cell table:formula="of:=[.A1865]/1000/(60*60*24)" office:value-type="time" office:time-value="PT08H16M47.461S" calcext:value-type="time">
            <text:p>08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995.5" calcext:value-type="float">
            <text:p>1995.5</text:p>
          </table:table-cell>
          <table:table-cell office:value-type="float" office:value="2427.38" calcext:value-type="float">
            <text:p>2427.38</text:p>
          </table:table-cell>
        </table:table-row>
        <table:table-row table:style-name="ro1">
          <table:table-cell office:value-type="float" office:value="29823461" calcext:value-type="float">
            <text:p>29823461</text:p>
          </table:table-cell>
          <table:table-cell table:formula="of:=[.A1866]/1000/(60*60*24)" office:value-type="time" office:time-value="PT08H17M03.461S" calcext:value-type="time">
            <text:p>08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96.52" calcext:value-type="float">
            <text:p>1996.52</text:p>
          </table:table-cell>
          <table:table-cell office:value-type="float" office:value="2428.57" calcext:value-type="float">
            <text:p>2428.57</text:p>
          </table:table-cell>
        </table:table-row>
        <table:table-row table:style-name="ro1">
          <table:table-cell office:value-type="float" office:value="29839461" calcext:value-type="float">
            <text:p>29839461</text:p>
          </table:table-cell>
          <table:table-cell table:formula="of:=[.A1867]/1000/(60*60*24)" office:value-type="time" office:time-value="PT08H17M19.461S" calcext:value-type="time">
            <text:p>08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97.54" calcext:value-type="float">
            <text:p>1997.54</text:p>
          </table:table-cell>
          <table:table-cell office:value-type="float" office:value="2429.75" calcext:value-type="float">
            <text:p>2429.75</text:p>
          </table:table-cell>
        </table:table-row>
        <table:table-row table:style-name="ro1">
          <table:table-cell office:value-type="float" office:value="29855461" calcext:value-type="float">
            <text:p>29855461</text:p>
          </table:table-cell>
          <table:table-cell table:formula="of:=[.A1868]/1000/(60*60*24)" office:value-type="time" office:time-value="PT08H17M35.461S" calcext:value-type="time">
            <text:p>08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98.56" calcext:value-type="float">
            <text:p>1998.56</text:p>
          </table:table-cell>
          <table:table-cell office:value-type="float" office:value="2430.93" calcext:value-type="float">
            <text:p>2430.93</text:p>
          </table:table-cell>
        </table:table-row>
        <table:table-row table:style-name="ro1">
          <table:table-cell office:value-type="float" office:value="29871461" calcext:value-type="float">
            <text:p>29871461</text:p>
          </table:table-cell>
          <table:table-cell table:formula="of:=[.A1869]/1000/(60*60*24)" office:value-type="time" office:time-value="PT08H17M51.461S" calcext:value-type="time">
            <text:p>08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99.58" calcext:value-type="float">
            <text:p>1999.58</text:p>
          </table:table-cell>
          <table:table-cell office:value-type="float" office:value="2432.12" calcext:value-type="float">
            <text:p>2432.12</text:p>
          </table:table-cell>
        </table:table-row>
        <table:table-row table:style-name="ro1">
          <table:table-cell office:value-type="float" office:value="29887461" calcext:value-type="float">
            <text:p>29887461</text:p>
          </table:table-cell>
          <table:table-cell table:formula="of:=[.A1870]/1000/(60*60*24)" office:value-type="time" office:time-value="PT08H18M07.461S" calcext:value-type="time">
            <text:p>08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00.6" calcext:value-type="float">
            <text:p>2000.6</text:p>
          </table:table-cell>
          <table:table-cell office:value-type="float" office:value="2433.3" calcext:value-type="float">
            <text:p>2433.3</text:p>
          </table:table-cell>
        </table:table-row>
        <table:table-row table:style-name="ro1">
          <table:table-cell office:value-type="float" office:value="29903461" calcext:value-type="float">
            <text:p>29903461</text:p>
          </table:table-cell>
          <table:table-cell table:formula="of:=[.A1871]/1000/(60*60*24)" office:value-type="time" office:time-value="PT08H18M23.461S" calcext:value-type="time">
            <text:p>08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001.62" calcext:value-type="float">
            <text:p>2001.62</text:p>
          </table:table-cell>
          <table:table-cell office:value-type="float" office:value="2434.48" calcext:value-type="float">
            <text:p>2434.48</text:p>
          </table:table-cell>
        </table:table-row>
        <table:table-row table:style-name="ro1">
          <table:table-cell office:value-type="float" office:value="29919461" calcext:value-type="float">
            <text:p>29919461</text:p>
          </table:table-cell>
          <table:table-cell table:formula="of:=[.A1872]/1000/(60*60*24)" office:value-type="time" office:time-value="PT08H18M39.461S" calcext:value-type="time">
            <text:p>08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1" calcext:value-type="float">
            <text:p>266.21</text:p>
          </table:table-cell>
          <table:table-cell office:value-type="float" office:value="2002.64" calcext:value-type="float">
            <text:p>2002.64</text:p>
          </table:table-cell>
          <table:table-cell office:value-type="float" office:value="2435.66" calcext:value-type="float">
            <text:p>2435.66</text:p>
          </table:table-cell>
        </table:table-row>
        <table:table-row table:style-name="ro1">
          <table:table-cell office:value-type="float" office:value="29935461" calcext:value-type="float">
            <text:p>29935461</text:p>
          </table:table-cell>
          <table:table-cell table:formula="of:=[.A1873]/1000/(60*60*24)" office:value-type="time" office:time-value="PT08H18M55.461S" calcext:value-type="time">
            <text:p>08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03.66" calcext:value-type="float">
            <text:p>2003.66</text:p>
          </table:table-cell>
          <table:table-cell office:value-type="float" office:value="2436.84" calcext:value-type="float">
            <text:p>2436.84</text:p>
          </table:table-cell>
        </table:table-row>
        <table:table-row table:style-name="ro1">
          <table:table-cell office:value-type="float" office:value="29951461" calcext:value-type="float">
            <text:p>29951461</text:p>
          </table:table-cell>
          <table:table-cell table:formula="of:=[.A1874]/1000/(60*60*24)" office:value-type="time" office:time-value="PT08H19M11.461S" calcext:value-type="time">
            <text:p>08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2004.68" calcext:value-type="float">
            <text:p>2004.68</text:p>
          </table:table-cell>
          <table:table-cell office:value-type="float" office:value="2438.02" calcext:value-type="float">
            <text:p>2438.02</text:p>
          </table:table-cell>
        </table:table-row>
        <table:table-row table:style-name="ro1">
          <table:table-cell office:value-type="float" office:value="29967461" calcext:value-type="float">
            <text:p>29967461</text:p>
          </table:table-cell>
          <table:table-cell table:formula="of:=[.A1875]/1000/(60*60*24)" office:value-type="time" office:time-value="PT08H19M27.461S" calcext:value-type="time">
            <text:p>08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05.7" calcext:value-type="float">
            <text:p>2005.7</text:p>
          </table:table-cell>
          <table:table-cell office:value-type="float" office:value="2439.2" calcext:value-type="float">
            <text:p>2439.2</text:p>
          </table:table-cell>
        </table:table-row>
        <table:table-row table:style-name="ro1">
          <table:table-cell office:value-type="float" office:value="29983461" calcext:value-type="float">
            <text:p>29983461</text:p>
          </table:table-cell>
          <table:table-cell table:formula="of:=[.A1876]/1000/(60*60*24)" office:value-type="time" office:time-value="PT08H19M43.461S" calcext:value-type="time">
            <text:p>08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2006.72" calcext:value-type="float">
            <text:p>2006.72</text:p>
          </table:table-cell>
          <table:table-cell office:value-type="float" office:value="2440.38" calcext:value-type="float">
            <text:p>2440.38</text:p>
          </table:table-cell>
        </table:table-row>
        <table:table-row table:style-name="ro1">
          <table:table-cell office:value-type="float" office:value="29999461" calcext:value-type="float">
            <text:p>29999461</text:p>
          </table:table-cell>
          <table:table-cell table:formula="of:=[.A1877]/1000/(60*60*24)" office:value-type="time" office:time-value="PT08H19M59.461S" calcext:value-type="time">
            <text:p>08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2007.74" calcext:value-type="float">
            <text:p>2007.74</text:p>
          </table:table-cell>
          <table:table-cell office:value-type="float" office:value="2441.56" calcext:value-type="float">
            <text:p>2441.56</text:p>
          </table:table-cell>
        </table:table-row>
        <table:table-row table:style-name="ro1">
          <table:table-cell office:value-type="float" office:value="30015461" calcext:value-type="float">
            <text:p>30015461</text:p>
          </table:table-cell>
          <table:table-cell table:formula="of:=[.A1878]/1000/(60*60*24)" office:value-type="time" office:time-value="PT08H20M15.461S" calcext:value-type="time">
            <text:p>08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08.76" calcext:value-type="float">
            <text:p>2008.76</text:p>
          </table:table-cell>
          <table:table-cell office:value-type="float" office:value="2442.74" calcext:value-type="float">
            <text:p>2442.74</text:p>
          </table:table-cell>
        </table:table-row>
        <table:table-row table:style-name="ro1">
          <table:table-cell office:value-type="float" office:value="30031461" calcext:value-type="float">
            <text:p>30031461</text:p>
          </table:table-cell>
          <table:table-cell table:formula="of:=[.A1879]/1000/(60*60*24)" office:value-type="time" office:time-value="PT08H20M31.461S" calcext:value-type="time">
            <text:p>08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09.78" calcext:value-type="float">
            <text:p>2009.78</text:p>
          </table:table-cell>
          <table:table-cell office:value-type="float" office:value="2443.92" calcext:value-type="float">
            <text:p>2443.92</text:p>
          </table:table-cell>
        </table:table-row>
        <table:table-row table:style-name="ro1">
          <table:table-cell office:value-type="float" office:value="30047461" calcext:value-type="float">
            <text:p>30047461</text:p>
          </table:table-cell>
          <table:table-cell table:formula="of:=[.A1880]/1000/(60*60*24)" office:value-type="time" office:time-value="PT08H20M47.461S" calcext:value-type="time">
            <text:p>08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010.8" calcext:value-type="float">
            <text:p>2010.8</text:p>
          </table:table-cell>
          <table:table-cell office:value-type="float" office:value="2445.1" calcext:value-type="float">
            <text:p>2445.1</text:p>
          </table:table-cell>
        </table:table-row>
        <table:table-row table:style-name="ro1">
          <table:table-cell office:value-type="float" office:value="30063461" calcext:value-type="float">
            <text:p>30063461</text:p>
          </table:table-cell>
          <table:table-cell table:formula="of:=[.A1881]/1000/(60*60*24)" office:value-type="time" office:time-value="PT08H21M03.461S" calcext:value-type="time">
            <text:p>08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011.82" calcext:value-type="float">
            <text:p>2011.82</text:p>
          </table:table-cell>
          <table:table-cell office:value-type="float" office:value="2446.27" calcext:value-type="float">
            <text:p>2446.27</text:p>
          </table:table-cell>
        </table:table-row>
        <table:table-row table:style-name="ro1">
          <table:table-cell office:value-type="float" office:value="30079461" calcext:value-type="float">
            <text:p>30079461</text:p>
          </table:table-cell>
          <table:table-cell table:formula="of:=[.A1882]/1000/(60*60*24)" office:value-type="time" office:time-value="PT08H21M19.461S" calcext:value-type="time">
            <text:p>08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12.84" calcext:value-type="float">
            <text:p>2012.84</text:p>
          </table:table-cell>
          <table:table-cell office:value-type="float" office:value="2447.45" calcext:value-type="float">
            <text:p>2447.45</text:p>
          </table:table-cell>
        </table:table-row>
        <table:table-row table:style-name="ro1">
          <table:table-cell office:value-type="float" office:value="30095461" calcext:value-type="float">
            <text:p>30095461</text:p>
          </table:table-cell>
          <table:table-cell table:formula="of:=[.A1883]/1000/(60*60*24)" office:value-type="time" office:time-value="PT08H21M35.461S" calcext:value-type="time">
            <text:p>08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13.86" calcext:value-type="float">
            <text:p>2013.86</text:p>
          </table:table-cell>
          <table:table-cell office:value-type="float" office:value="2448.63" calcext:value-type="float">
            <text:p>2448.63</text:p>
          </table:table-cell>
        </table:table-row>
        <table:table-row table:style-name="ro1">
          <table:table-cell office:value-type="float" office:value="30111461" calcext:value-type="float">
            <text:p>30111461</text:p>
          </table:table-cell>
          <table:table-cell table:formula="of:=[.A1884]/1000/(60*60*24)" office:value-type="time" office:time-value="PT08H21M51.461S" calcext:value-type="time">
            <text:p>08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14.88" calcext:value-type="float">
            <text:p>2014.88</text:p>
          </table:table-cell>
          <table:table-cell office:value-type="float" office:value="2449.8" calcext:value-type="float">
            <text:p>2449.8</text:p>
          </table:table-cell>
        </table:table-row>
        <table:table-row table:style-name="ro1">
          <table:table-cell office:value-type="float" office:value="30127461" calcext:value-type="float">
            <text:p>30127461</text:p>
          </table:table-cell>
          <table:table-cell table:formula="of:=[.A1885]/1000/(60*60*24)" office:value-type="time" office:time-value="PT08H22M07.461S" calcext:value-type="time">
            <text:p>08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2" calcext:value-type="float">
            <text:p>264.82</text:p>
          </table:table-cell>
          <table:table-cell office:value-type="float" office:value="2015.9" calcext:value-type="float">
            <text:p>2015.9</text:p>
          </table:table-cell>
          <table:table-cell office:value-type="float" office:value="2450.98" calcext:value-type="float">
            <text:p>2450.98</text:p>
          </table:table-cell>
        </table:table-row>
        <table:table-row table:style-name="ro1">
          <table:table-cell office:value-type="float" office:value="30143461" calcext:value-type="float">
            <text:p>30143461</text:p>
          </table:table-cell>
          <table:table-cell table:formula="of:=[.A1886]/1000/(60*60*24)" office:value-type="time" office:time-value="PT08H22M23.461S" calcext:value-type="time">
            <text:p>08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16.92" calcext:value-type="float">
            <text:p>2016.92</text:p>
          </table:table-cell>
          <table:table-cell office:value-type="float" office:value="2452.15" calcext:value-type="float">
            <text:p>2452.15</text:p>
          </table:table-cell>
        </table:table-row>
        <table:table-row table:style-name="ro1">
          <table:table-cell office:value-type="float" office:value="30159461" calcext:value-type="float">
            <text:p>30159461</text:p>
          </table:table-cell>
          <table:table-cell table:formula="of:=[.A1887]/1000/(60*60*24)" office:value-type="time" office:time-value="PT08H22M39.461S" calcext:value-type="time">
            <text:p>08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17.94" calcext:value-type="float">
            <text:p>2017.94</text:p>
          </table:table-cell>
          <table:table-cell office:value-type="float" office:value="2453.33" calcext:value-type="float">
            <text:p>2453.33</text:p>
          </table:table-cell>
        </table:table-row>
        <table:table-row table:style-name="ro1">
          <table:table-cell office:value-type="float" office:value="30175461" calcext:value-type="float">
            <text:p>30175461</text:p>
          </table:table-cell>
          <table:table-cell table:formula="of:=[.A1888]/1000/(60*60*24)" office:value-type="time" office:time-value="PT08H22M55.461S" calcext:value-type="time">
            <text:p>08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18.96" calcext:value-type="float">
            <text:p>2018.96</text:p>
          </table:table-cell>
          <table:table-cell office:value-type="float" office:value="2454.51" calcext:value-type="float">
            <text:p>2454.51</text:p>
          </table:table-cell>
        </table:table-row>
        <table:table-row table:style-name="ro1">
          <table:table-cell office:value-type="float" office:value="30191461" calcext:value-type="float">
            <text:p>30191461</text:p>
          </table:table-cell>
          <table:table-cell table:formula="of:=[.A1889]/1000/(60*60*24)" office:value-type="time" office:time-value="PT08H23M11.461S" calcext:value-type="time">
            <text:p>08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19.98" calcext:value-type="float">
            <text:p>2019.98</text:p>
          </table:table-cell>
          <table:table-cell office:value-type="float" office:value="2455.68" calcext:value-type="float">
            <text:p>2455.68</text:p>
          </table:table-cell>
        </table:table-row>
        <table:table-row table:style-name="ro1">
          <table:table-cell office:value-type="float" office:value="30207461" calcext:value-type="float">
            <text:p>30207461</text:p>
          </table:table-cell>
          <table:table-cell table:formula="of:=[.A1890]/1000/(60*60*24)" office:value-type="time" office:time-value="PT08H23M27.461S" calcext:value-type="time">
            <text:p>08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20.99" calcext:value-type="float">
            <text:p>2020.99</text:p>
          </table:table-cell>
          <table:table-cell office:value-type="float" office:value="2456.86" calcext:value-type="float">
            <text:p>2456.86</text:p>
          </table:table-cell>
        </table:table-row>
        <table:table-row table:style-name="ro1">
          <table:table-cell office:value-type="float" office:value="30223461" calcext:value-type="float">
            <text:p>30223461</text:p>
          </table:table-cell>
          <table:table-cell table:formula="of:=[.A1891]/1000/(60*60*24)" office:value-type="time" office:time-value="PT08H23M43.461S" calcext:value-type="time">
            <text:p>08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022.01" calcext:value-type="float">
            <text:p>2022.01</text:p>
          </table:table-cell>
          <table:table-cell office:value-type="float" office:value="2458.03" calcext:value-type="float">
            <text:p>2458.03</text:p>
          </table:table-cell>
        </table:table-row>
        <table:table-row table:style-name="ro1">
          <table:table-cell office:value-type="float" office:value="30239461" calcext:value-type="float">
            <text:p>30239461</text:p>
          </table:table-cell>
          <table:table-cell table:formula="of:=[.A1892]/1000/(60*60*24)" office:value-type="time" office:time-value="PT08H23M59.461S" calcext:value-type="time">
            <text:p>08:2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023.03" calcext:value-type="float">
            <text:p>2023.03</text:p>
          </table:table-cell>
          <table:table-cell office:value-type="float" office:value="2459.21" calcext:value-type="float">
            <text:p>2459.21</text:p>
          </table:table-cell>
        </table:table-row>
        <table:table-row table:style-name="ro1">
          <table:table-cell office:value-type="float" office:value="30255461" calcext:value-type="float">
            <text:p>30255461</text:p>
          </table:table-cell>
          <table:table-cell table:formula="of:=[.A1893]/1000/(60*60*24)" office:value-type="time" office:time-value="PT08H24M15.461S" calcext:value-type="time">
            <text:p>08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024.05" calcext:value-type="float">
            <text:p>2024.05</text:p>
          </table:table-cell>
          <table:table-cell office:value-type="float" office:value="2460.38" calcext:value-type="float">
            <text:p>2460.38</text:p>
          </table:table-cell>
        </table:table-row>
        <table:table-row table:style-name="ro1">
          <table:table-cell office:value-type="float" office:value="30271461" calcext:value-type="float">
            <text:p>30271461</text:p>
          </table:table-cell>
          <table:table-cell table:formula="of:=[.A1894]/1000/(60*60*24)" office:value-type="time" office:time-value="PT08H24M31.461S" calcext:value-type="time">
            <text:p>08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025.06" calcext:value-type="float">
            <text:p>2025.06</text:p>
          </table:table-cell>
          <table:table-cell office:value-type="float" office:value="2461.56" calcext:value-type="float">
            <text:p>2461.56</text:p>
          </table:table-cell>
        </table:table-row>
        <table:table-row table:style-name="ro1">
          <table:table-cell office:value-type="float" office:value="30287461" calcext:value-type="float">
            <text:p>30287461</text:p>
          </table:table-cell>
          <table:table-cell table:formula="of:=[.A1895]/1000/(60*60*24)" office:value-type="time" office:time-value="PT08H24M47.461S" calcext:value-type="time">
            <text:p>08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5" calcext:value-type="float">
            <text:p>263.55</text:p>
          </table:table-cell>
          <table:table-cell office:value-type="float" office:value="2026.08" calcext:value-type="float">
            <text:p>2026.08</text:p>
          </table:table-cell>
          <table:table-cell office:value-type="float" office:value="2462.73" calcext:value-type="float">
            <text:p>2462.73</text:p>
          </table:table-cell>
        </table:table-row>
        <table:table-row table:style-name="ro1">
          <table:table-cell office:value-type="float" office:value="30303461" calcext:value-type="float">
            <text:p>30303461</text:p>
          </table:table-cell>
          <table:table-cell table:formula="of:=[.A1896]/1000/(60*60*24)" office:value-type="time" office:time-value="PT08H25M03.461S" calcext:value-type="time">
            <text:p>08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027.1" calcext:value-type="float">
            <text:p>2027.1</text:p>
          </table:table-cell>
          <table:table-cell office:value-type="float" office:value="2463.9" calcext:value-type="float">
            <text:p>2463.9</text:p>
          </table:table-cell>
        </table:table-row>
        <table:table-row table:style-name="ro1">
          <table:table-cell office:value-type="float" office:value="30319461" calcext:value-type="float">
            <text:p>30319461</text:p>
          </table:table-cell>
          <table:table-cell table:formula="of:=[.A1897]/1000/(60*60*24)" office:value-type="time" office:time-value="PT08H25M19.461S" calcext:value-type="time">
            <text:p>08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028.12" calcext:value-type="float">
            <text:p>2028.12</text:p>
          </table:table-cell>
          <table:table-cell office:value-type="float" office:value="2465.08" calcext:value-type="float">
            <text:p>2465.08</text:p>
          </table:table-cell>
        </table:table-row>
        <table:table-row table:style-name="ro1">
          <table:table-cell office:value-type="float" office:value="30335461" calcext:value-type="float">
            <text:p>30335461</text:p>
          </table:table-cell>
          <table:table-cell table:formula="of:=[.A1898]/1000/(60*60*24)" office:value-type="time" office:time-value="PT08H25M35.461S" calcext:value-type="time">
            <text:p>08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29.13" calcext:value-type="float">
            <text:p>2029.13</text:p>
          </table:table-cell>
          <table:table-cell office:value-type="float" office:value="2466.25" calcext:value-type="float">
            <text:p>2466.25</text:p>
          </table:table-cell>
        </table:table-row>
        <table:table-row table:style-name="ro1">
          <table:table-cell office:value-type="float" office:value="30351461" calcext:value-type="float">
            <text:p>30351461</text:p>
          </table:table-cell>
          <table:table-cell table:formula="of:=[.A1899]/1000/(60*60*24)" office:value-type="time" office:time-value="PT08H25M51.461S" calcext:value-type="time">
            <text:p>08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030.15" calcext:value-type="float">
            <text:p>2030.15</text:p>
          </table:table-cell>
          <table:table-cell office:value-type="float" office:value="2467.43" calcext:value-type="float">
            <text:p>2467.43</text:p>
          </table:table-cell>
        </table:table-row>
        <table:table-row table:style-name="ro1">
          <table:table-cell office:value-type="float" office:value="30367461" calcext:value-type="float">
            <text:p>30367461</text:p>
          </table:table-cell>
          <table:table-cell table:formula="of:=[.A1900]/1000/(60*60*24)" office:value-type="time" office:time-value="PT08H26M07.461S" calcext:value-type="time">
            <text:p>08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3" calcext:value-type="float">
            <text:p>264.23</text:p>
          </table:table-cell>
          <table:table-cell office:value-type="float" office:value="2031.17" calcext:value-type="float">
            <text:p>2031.17</text:p>
          </table:table-cell>
          <table:table-cell office:value-type="float" office:value="2468.6" calcext:value-type="float">
            <text:p>2468.6</text:p>
          </table:table-cell>
        </table:table-row>
        <table:table-row table:style-name="ro1">
          <table:table-cell office:value-type="float" office:value="30383461" calcext:value-type="float">
            <text:p>30383461</text:p>
          </table:table-cell>
          <table:table-cell table:formula="of:=[.A1901]/1000/(60*60*24)" office:value-type="time" office:time-value="PT08H26M23.461S" calcext:value-type="time">
            <text:p>08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2032.18" calcext:value-type="float">
            <text:p>2032.18</text:p>
          </table:table-cell>
          <table:table-cell office:value-type="float" office:value="2469.77" calcext:value-type="float">
            <text:p>2469.77</text:p>
          </table:table-cell>
        </table:table-row>
        <table:table-row table:style-name="ro1">
          <table:table-cell office:value-type="float" office:value="30399461" calcext:value-type="float">
            <text:p>30399461</text:p>
          </table:table-cell>
          <table:table-cell table:formula="of:=[.A1902]/1000/(60*60*24)" office:value-type="time" office:time-value="PT08H26M39.461S" calcext:value-type="time">
            <text:p>08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33.2" calcext:value-type="float">
            <text:p>2033.2</text:p>
          </table:table-cell>
          <table:table-cell office:value-type="float" office:value="2470.94" calcext:value-type="float">
            <text:p>2470.94</text:p>
          </table:table-cell>
        </table:table-row>
        <table:table-row table:style-name="ro1">
          <table:table-cell office:value-type="float" office:value="30415461" calcext:value-type="float">
            <text:p>30415461</text:p>
          </table:table-cell>
          <table:table-cell table:formula="of:=[.A1903]/1000/(60*60*24)" office:value-type="time" office:time-value="PT08H26M55.461S" calcext:value-type="time">
            <text:p>08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4" calcext:value-type="float">
            <text:p>264</text:p>
          </table:table-cell>
          <table:table-cell office:value-type="float" office:value="2034.22" calcext:value-type="float">
            <text:p>2034.22</text:p>
          </table:table-cell>
          <table:table-cell office:value-type="float" office:value="2472.11" calcext:value-type="float">
            <text:p>2472.11</text:p>
          </table:table-cell>
        </table:table-row>
        <table:table-row table:style-name="ro1">
          <table:table-cell office:value-type="float" office:value="30431461" calcext:value-type="float">
            <text:p>30431461</text:p>
          </table:table-cell>
          <table:table-cell table:formula="of:=[.A1904]/1000/(60*60*24)" office:value-type="time" office:time-value="PT08H27M11.461S" calcext:value-type="time">
            <text:p>08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035.23" calcext:value-type="float">
            <text:p>2035.23</text:p>
          </table:table-cell>
          <table:table-cell office:value-type="float" office:value="2473.28" calcext:value-type="float">
            <text:p>2473.28</text:p>
          </table:table-cell>
        </table:table-row>
        <table:table-row table:style-name="ro1">
          <table:table-cell office:value-type="float" office:value="30447461" calcext:value-type="float">
            <text:p>30447461</text:p>
          </table:table-cell>
          <table:table-cell table:formula="of:=[.A1905]/1000/(60*60*24)" office:value-type="time" office:time-value="PT08H27M27.461S" calcext:value-type="time">
            <text:p>08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036.25" calcext:value-type="float">
            <text:p>2036.25</text:p>
          </table:table-cell>
          <table:table-cell office:value-type="float" office:value="2474.45" calcext:value-type="float">
            <text:p>2474.45</text:p>
          </table:table-cell>
        </table:table-row>
        <table:table-row table:style-name="ro1">
          <table:table-cell office:value-type="float" office:value="30463461" calcext:value-type="float">
            <text:p>30463461</text:p>
          </table:table-cell>
          <table:table-cell table:formula="of:=[.A1906]/1000/(60*60*24)" office:value-type="time" office:time-value="PT08H27M43.461S" calcext:value-type="time">
            <text:p>08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37.26" calcext:value-type="float">
            <text:p>2037.26</text:p>
          </table:table-cell>
          <table:table-cell office:value-type="float" office:value="2475.62" calcext:value-type="float">
            <text:p>2475.62</text:p>
          </table:table-cell>
        </table:table-row>
        <table:table-row table:style-name="ro1">
          <table:table-cell office:value-type="float" office:value="30479461" calcext:value-type="float">
            <text:p>30479461</text:p>
          </table:table-cell>
          <table:table-cell table:formula="of:=[.A1907]/1000/(60*60*24)" office:value-type="time" office:time-value="PT08H27M59.461S" calcext:value-type="time">
            <text:p>08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2038.28" calcext:value-type="float">
            <text:p>2038.28</text:p>
          </table:table-cell>
          <table:table-cell office:value-type="float" office:value="2476.78" calcext:value-type="float">
            <text:p>2476.78</text:p>
          </table:table-cell>
        </table:table-row>
        <table:table-row table:style-name="ro1">
          <table:table-cell office:value-type="float" office:value="30495461" calcext:value-type="float">
            <text:p>30495461</text:p>
          </table:table-cell>
          <table:table-cell table:formula="of:=[.A1908]/1000/(60*60*24)" office:value-type="time" office:time-value="PT08H28M15.461S" calcext:value-type="time">
            <text:p>08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39.29" calcext:value-type="float">
            <text:p>2039.29</text:p>
          </table:table-cell>
          <table:table-cell office:value-type="float" office:value="2477.95" calcext:value-type="float">
            <text:p>2477.95</text:p>
          </table:table-cell>
        </table:table-row>
        <table:table-row table:style-name="ro1">
          <table:table-cell office:value-type="float" office:value="30511461" calcext:value-type="float">
            <text:p>30511461</text:p>
          </table:table-cell>
          <table:table-cell table:formula="of:=[.A1909]/1000/(60*60*24)" office:value-type="time" office:time-value="PT08H28M31.461S" calcext:value-type="time">
            <text:p>08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40.31" calcext:value-type="float">
            <text:p>2040.31</text:p>
          </table:table-cell>
          <table:table-cell office:value-type="float" office:value="2479.12" calcext:value-type="float">
            <text:p>2479.12</text:p>
          </table:table-cell>
        </table:table-row>
        <table:table-row table:style-name="ro1">
          <table:table-cell office:value-type="float" office:value="30527461" calcext:value-type="float">
            <text:p>30527461</text:p>
          </table:table-cell>
          <table:table-cell table:formula="of:=[.A1910]/1000/(60*60*24)" office:value-type="time" office:time-value="PT08H28M47.461S" calcext:value-type="time">
            <text:p>08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41.33" calcext:value-type="float">
            <text:p>2041.33</text:p>
          </table:table-cell>
          <table:table-cell office:value-type="float" office:value="2480.29" calcext:value-type="float">
            <text:p>2480.29</text:p>
          </table:table-cell>
        </table:table-row>
        <table:table-row table:style-name="ro1">
          <table:table-cell office:value-type="float" office:value="30543461" calcext:value-type="float">
            <text:p>30543461</text:p>
          </table:table-cell>
          <table:table-cell table:formula="of:=[.A1911]/1000/(60*60*24)" office:value-type="time" office:time-value="PT08H29M03.461S" calcext:value-type="time">
            <text:p>08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42.34" calcext:value-type="float">
            <text:p>2042.34</text:p>
          </table:table-cell>
          <table:table-cell office:value-type="float" office:value="2481.46" calcext:value-type="float">
            <text:p>2481.46</text:p>
          </table:table-cell>
        </table:table-row>
        <table:table-row table:style-name="ro1">
          <table:table-cell office:value-type="float" office:value="30559461" calcext:value-type="float">
            <text:p>30559461</text:p>
          </table:table-cell>
          <table:table-cell table:formula="of:=[.A1912]/1000/(60*60*24)" office:value-type="time" office:time-value="PT08H29M19.461S" calcext:value-type="time">
            <text:p>08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43.36" calcext:value-type="float">
            <text:p>2043.36</text:p>
          </table:table-cell>
          <table:table-cell office:value-type="float" office:value="2482.62" calcext:value-type="float">
            <text:p>2482.62</text:p>
          </table:table-cell>
        </table:table-row>
        <table:table-row table:style-name="ro1">
          <table:table-cell office:value-type="float" office:value="30575461" calcext:value-type="float">
            <text:p>30575461</text:p>
          </table:table-cell>
          <table:table-cell table:formula="of:=[.A1913]/1000/(60*60*24)" office:value-type="time" office:time-value="PT08H29M35.461S" calcext:value-type="time">
            <text:p>08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44.37" calcext:value-type="float">
            <text:p>2044.37</text:p>
          </table:table-cell>
          <table:table-cell office:value-type="float" office:value="2483.79" calcext:value-type="float">
            <text:p>2483.79</text:p>
          </table:table-cell>
        </table:table-row>
        <table:table-row table:style-name="ro1">
          <table:table-cell office:value-type="float" office:value="30591461" calcext:value-type="float">
            <text:p>30591461</text:p>
          </table:table-cell>
          <table:table-cell table:formula="of:=[.A1914]/1000/(60*60*24)" office:value-type="time" office:time-value="PT08H29M51.461S" calcext:value-type="time">
            <text:p>08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045.39" calcext:value-type="float">
            <text:p>2045.39</text:p>
          </table:table-cell>
          <table:table-cell office:value-type="float" office:value="2484.96" calcext:value-type="float">
            <text:p>2484.96</text:p>
          </table:table-cell>
        </table:table-row>
        <table:table-row table:style-name="ro1">
          <table:table-cell office:value-type="float" office:value="30607461" calcext:value-type="float">
            <text:p>30607461</text:p>
          </table:table-cell>
          <table:table-cell table:formula="of:=[.A1915]/1000/(60*60*24)" office:value-type="time" office:time-value="PT08H30M07.461S" calcext:value-type="time">
            <text:p>08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046.4" calcext:value-type="float">
            <text:p>2046.4</text:p>
          </table:table-cell>
          <table:table-cell office:value-type="float" office:value="2486.13" calcext:value-type="float">
            <text:p>2486.13</text:p>
          </table:table-cell>
        </table:table-row>
        <table:table-row table:style-name="ro1">
          <table:table-cell office:value-type="float" office:value="30623461" calcext:value-type="float">
            <text:p>30623461</text:p>
          </table:table-cell>
          <table:table-cell table:formula="of:=[.A1916]/1000/(60*60*24)" office:value-type="time" office:time-value="PT08H30M23.461S" calcext:value-type="time">
            <text:p>08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047.41" calcext:value-type="float">
            <text:p>2047.41</text:p>
          </table:table-cell>
          <table:table-cell office:value-type="float" office:value="2487.29" calcext:value-type="float">
            <text:p>2487.29</text:p>
          </table:table-cell>
        </table:table-row>
        <table:table-row table:style-name="ro1">
          <table:table-cell office:value-type="float" office:value="30639461" calcext:value-type="float">
            <text:p>30639461</text:p>
          </table:table-cell>
          <table:table-cell table:formula="of:=[.A1917]/1000/(60*60*24)" office:value-type="time" office:time-value="PT08H30M39.461S" calcext:value-type="time">
            <text:p>08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48.43" calcext:value-type="float">
            <text:p>2048.43</text:p>
          </table:table-cell>
          <table:table-cell office:value-type="float" office:value="2488.46" calcext:value-type="float">
            <text:p>2488.46</text:p>
          </table:table-cell>
        </table:table-row>
        <table:table-row table:style-name="ro1">
          <table:table-cell office:value-type="float" office:value="30655461" calcext:value-type="float">
            <text:p>30655461</text:p>
          </table:table-cell>
          <table:table-cell table:formula="of:=[.A1918]/1000/(60*60*24)" office:value-type="time" office:time-value="PT08H30M55.461S" calcext:value-type="time">
            <text:p>08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2049.44" calcext:value-type="float">
            <text:p>2049.44</text:p>
          </table:table-cell>
          <table:table-cell office:value-type="float" office:value="2489.62" calcext:value-type="float">
            <text:p>2489.62</text:p>
          </table:table-cell>
        </table:table-row>
        <table:table-row table:style-name="ro1">
          <table:table-cell office:value-type="float" office:value="30671461" calcext:value-type="float">
            <text:p>30671461</text:p>
          </table:table-cell>
          <table:table-cell table:formula="of:=[.A1919]/1000/(60*60*24)" office:value-type="time" office:time-value="PT08H31M11.461S" calcext:value-type="time">
            <text:p>08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50.46" calcext:value-type="float">
            <text:p>2050.46</text:p>
          </table:table-cell>
          <table:table-cell office:value-type="float" office:value="2490.79" calcext:value-type="float">
            <text:p>2490.79</text:p>
          </table:table-cell>
        </table:table-row>
        <table:table-row table:style-name="ro1">
          <table:table-cell office:value-type="float" office:value="30687461" calcext:value-type="float">
            <text:p>30687461</text:p>
          </table:table-cell>
          <table:table-cell table:formula="of:=[.A1920]/1000/(60*60*24)" office:value-type="time" office:time-value="PT08H31M27.461S" calcext:value-type="time">
            <text:p>08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51.47" calcext:value-type="float">
            <text:p>2051.47</text:p>
          </table:table-cell>
          <table:table-cell office:value-type="float" office:value="2491.95" calcext:value-type="float">
            <text:p>2491.95</text:p>
          </table:table-cell>
        </table:table-row>
        <table:table-row table:style-name="ro1">
          <table:table-cell office:value-type="float" office:value="30703461" calcext:value-type="float">
            <text:p>30703461</text:p>
          </table:table-cell>
          <table:table-cell table:formula="of:=[.A1921]/1000/(60*60*24)" office:value-type="time" office:time-value="PT08H31M43.461S" calcext:value-type="time">
            <text:p>08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052.49" calcext:value-type="float">
            <text:p>2052.49</text:p>
          </table:table-cell>
          <table:table-cell office:value-type="float" office:value="2493.12" calcext:value-type="float">
            <text:p>2493.12</text:p>
          </table:table-cell>
        </table:table-row>
        <table:table-row table:style-name="ro1">
          <table:table-cell office:value-type="float" office:value="30719461" calcext:value-type="float">
            <text:p>30719461</text:p>
          </table:table-cell>
          <table:table-cell table:formula="of:=[.A1922]/1000/(60*60*24)" office:value-type="time" office:time-value="PT08H31M59.461S" calcext:value-type="time">
            <text:p>08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053.5" calcext:value-type="float">
            <text:p>2053.5</text:p>
          </table:table-cell>
          <table:table-cell office:value-type="float" office:value="2494.28" calcext:value-type="float">
            <text:p>2494.28</text:p>
          </table:table-cell>
        </table:table-row>
        <table:table-row table:style-name="ro1">
          <table:table-cell office:value-type="float" office:value="30735461" calcext:value-type="float">
            <text:p>30735461</text:p>
          </table:table-cell>
          <table:table-cell table:formula="of:=[.A1923]/1000/(60*60*24)" office:value-type="time" office:time-value="PT08H32M15.461S" calcext:value-type="time">
            <text:p>08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54.51" calcext:value-type="float">
            <text:p>2054.51</text:p>
          </table:table-cell>
          <table:table-cell office:value-type="float" office:value="2495.44" calcext:value-type="float">
            <text:p>2495.44</text:p>
          </table:table-cell>
        </table:table-row>
        <table:table-row table:style-name="ro1">
          <table:table-cell office:value-type="float" office:value="30751461" calcext:value-type="float">
            <text:p>30751461</text:p>
          </table:table-cell>
          <table:table-cell table:formula="of:=[.A1924]/1000/(60*60*24)" office:value-type="time" office:time-value="PT08H32M31.461S" calcext:value-type="time">
            <text:p>08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55.52" calcext:value-type="float">
            <text:p>2055.52</text:p>
          </table:table-cell>
          <table:table-cell office:value-type="float" office:value="2496.6" calcext:value-type="float">
            <text:p>2496.6</text:p>
          </table:table-cell>
        </table:table-row>
        <table:table-row table:style-name="ro1">
          <table:table-cell office:value-type="float" office:value="30767461" calcext:value-type="float">
            <text:p>30767461</text:p>
          </table:table-cell>
          <table:table-cell table:formula="of:=[.A1925]/1000/(60*60*24)" office:value-type="time" office:time-value="PT08H32M47.461S" calcext:value-type="time">
            <text:p>08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56.53" calcext:value-type="float">
            <text:p>2056.53</text:p>
          </table:table-cell>
          <table:table-cell office:value-type="float" office:value="2497.76" calcext:value-type="float">
            <text:p>2497.76</text:p>
          </table:table-cell>
        </table:table-row>
        <table:table-row table:style-name="ro1">
          <table:table-cell office:value-type="float" office:value="30783461" calcext:value-type="float">
            <text:p>30783461</text:p>
          </table:table-cell>
          <table:table-cell table:formula="of:=[.A1926]/1000/(60*60*24)" office:value-type="time" office:time-value="PT08H33M03.461S" calcext:value-type="time">
            <text:p>08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57.55" calcext:value-type="float">
            <text:p>2057.55</text:p>
          </table:table-cell>
          <table:table-cell office:value-type="float" office:value="2498.92" calcext:value-type="float">
            <text:p>2498.92</text:p>
          </table:table-cell>
        </table:table-row>
        <table:table-row table:style-name="ro1">
          <table:table-cell office:value-type="float" office:value="30799461" calcext:value-type="float">
            <text:p>30799461</text:p>
          </table:table-cell>
          <table:table-cell table:formula="of:=[.A1927]/1000/(60*60*24)" office:value-type="time" office:time-value="PT08H33M19.461S" calcext:value-type="time">
            <text:p>08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58.56" calcext:value-type="float">
            <text:p>2058.56</text:p>
          </table:table-cell>
          <table:table-cell office:value-type="float" office:value="2500.08" calcext:value-type="float">
            <text:p>2500.08</text:p>
          </table:table-cell>
        </table:table-row>
        <table:table-row table:style-name="ro1">
          <table:table-cell office:value-type="float" office:value="30815461" calcext:value-type="float">
            <text:p>30815461</text:p>
          </table:table-cell>
          <table:table-cell table:formula="of:=[.A1928]/1000/(60*60*24)" office:value-type="time" office:time-value="PT08H33M35.461S" calcext:value-type="time">
            <text:p>08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59.57" calcext:value-type="float">
            <text:p>2059.57</text:p>
          </table:table-cell>
          <table:table-cell office:value-type="float" office:value="2501.24" calcext:value-type="float">
            <text:p>2501.24</text:p>
          </table:table-cell>
        </table:table-row>
        <table:table-row table:style-name="ro1">
          <table:table-cell office:value-type="float" office:value="30831461" calcext:value-type="float">
            <text:p>30831461</text:p>
          </table:table-cell>
          <table:table-cell table:formula="of:=[.A1929]/1000/(60*60*24)" office:value-type="time" office:time-value="PT08H33M51.461S" calcext:value-type="time">
            <text:p>08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60.58" calcext:value-type="float">
            <text:p>2060.58</text:p>
          </table:table-cell>
          <table:table-cell office:value-type="float" office:value="2502.4" calcext:value-type="float">
            <text:p>2502.4</text:p>
          </table:table-cell>
        </table:table-row>
        <table:table-row table:style-name="ro1">
          <table:table-cell office:value-type="float" office:value="30847461" calcext:value-type="float">
            <text:p>30847461</text:p>
          </table:table-cell>
          <table:table-cell table:formula="of:=[.A1930]/1000/(60*60*24)" office:value-type="time" office:time-value="PT08H34M07.461S" calcext:value-type="time">
            <text:p>08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61.59" calcext:value-type="float">
            <text:p>2061.59</text:p>
          </table:table-cell>
          <table:table-cell office:value-type="float" office:value="2503.56" calcext:value-type="float">
            <text:p>2503.56</text:p>
          </table:table-cell>
        </table:table-row>
        <table:table-row table:style-name="ro1">
          <table:table-cell office:value-type="float" office:value="30863461" calcext:value-type="float">
            <text:p>30863461</text:p>
          </table:table-cell>
          <table:table-cell table:formula="of:=[.A1931]/1000/(60*60*24)" office:value-type="time" office:time-value="PT08H34M23.461S" calcext:value-type="time">
            <text:p>08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2062.6" calcext:value-type="float">
            <text:p>2062.6</text:p>
          </table:table-cell>
          <table:table-cell office:value-type="float" office:value="2504.72" calcext:value-type="float">
            <text:p>2504.72</text:p>
          </table:table-cell>
        </table:table-row>
        <table:table-row table:style-name="ro1">
          <table:table-cell office:value-type="float" office:value="30879461" calcext:value-type="float">
            <text:p>30879461</text:p>
          </table:table-cell>
          <table:table-cell table:formula="of:=[.A1932]/1000/(60*60*24)" office:value-type="time" office:time-value="PT08H34M39.461S" calcext:value-type="time">
            <text:p>08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63.62" calcext:value-type="float">
            <text:p>2063.62</text:p>
          </table:table-cell>
          <table:table-cell office:value-type="float" office:value="2505.88" calcext:value-type="float">
            <text:p>2505.88</text:p>
          </table:table-cell>
        </table:table-row>
        <table:table-row table:style-name="ro1">
          <table:table-cell office:value-type="float" office:value="30895461" calcext:value-type="float">
            <text:p>30895461</text:p>
          </table:table-cell>
          <table:table-cell table:formula="of:=[.A1933]/1000/(60*60*24)" office:value-type="time" office:time-value="PT08H34M55.461S" calcext:value-type="time">
            <text:p>08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64.63" calcext:value-type="float">
            <text:p>2064.63</text:p>
          </table:table-cell>
          <table:table-cell office:value-type="float" office:value="2507.04" calcext:value-type="float">
            <text:p>2507.04</text:p>
          </table:table-cell>
        </table:table-row>
        <table:table-row table:style-name="ro1">
          <table:table-cell office:value-type="float" office:value="30911461" calcext:value-type="float">
            <text:p>30911461</text:p>
          </table:table-cell>
          <table:table-cell table:formula="of:=[.A1934]/1000/(60*60*24)" office:value-type="time" office:time-value="PT08H35M11.461S" calcext:value-type="time">
            <text:p>08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65.64" calcext:value-type="float">
            <text:p>2065.64</text:p>
          </table:table-cell>
          <table:table-cell office:value-type="float" office:value="2508.2" calcext:value-type="float">
            <text:p>2508.2</text:p>
          </table:table-cell>
        </table:table-row>
        <table:table-row table:style-name="ro1">
          <table:table-cell office:value-type="float" office:value="30927461" calcext:value-type="float">
            <text:p>30927461</text:p>
          </table:table-cell>
          <table:table-cell table:formula="of:=[.A1935]/1000/(60*60*24)" office:value-type="time" office:time-value="PT08H35M27.461S" calcext:value-type="time">
            <text:p>08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66.65" calcext:value-type="float">
            <text:p>2066.65</text:p>
          </table:table-cell>
          <table:table-cell office:value-type="float" office:value="2509.36" calcext:value-type="float">
            <text:p>2509.36</text:p>
          </table:table-cell>
        </table:table-row>
        <table:table-row table:style-name="ro1">
          <table:table-cell office:value-type="float" office:value="30943461" calcext:value-type="float">
            <text:p>30943461</text:p>
          </table:table-cell>
          <table:table-cell table:formula="of:=[.A1936]/1000/(60*60*24)" office:value-type="time" office:time-value="PT08H35M43.461S" calcext:value-type="time">
            <text:p>08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67.66" calcext:value-type="float">
            <text:p>2067.66</text:p>
          </table:table-cell>
          <table:table-cell office:value-type="float" office:value="2510.52" calcext:value-type="float">
            <text:p>2510.52</text:p>
          </table:table-cell>
        </table:table-row>
        <table:table-row table:style-name="ro1">
          <table:table-cell office:value-type="float" office:value="30959461" calcext:value-type="float">
            <text:p>30959461</text:p>
          </table:table-cell>
          <table:table-cell table:formula="of:=[.A1937]/1000/(60*60*24)" office:value-type="time" office:time-value="PT08H35M59.461S" calcext:value-type="time">
            <text:p>08:3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68.67" calcext:value-type="float">
            <text:p>2068.67</text:p>
          </table:table-cell>
          <table:table-cell office:value-type="float" office:value="2511.68" calcext:value-type="float">
            <text:p>2511.68</text:p>
          </table:table-cell>
        </table:table-row>
        <table:table-row table:style-name="ro1">
          <table:table-cell office:value-type="float" office:value="30975461" calcext:value-type="float">
            <text:p>30975461</text:p>
          </table:table-cell>
          <table:table-cell table:formula="of:=[.A1938]/1000/(60*60*24)" office:value-type="time" office:time-value="PT08H36M15.461S" calcext:value-type="time">
            <text:p>08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69.68" calcext:value-type="float">
            <text:p>2069.68</text:p>
          </table:table-cell>
          <table:table-cell office:value-type="float" office:value="2512.83" calcext:value-type="float">
            <text:p>2512.83</text:p>
          </table:table-cell>
        </table:table-row>
        <table:table-row table:style-name="ro1">
          <table:table-cell office:value-type="float" office:value="30991461" calcext:value-type="float">
            <text:p>30991461</text:p>
          </table:table-cell>
          <table:table-cell table:formula="of:=[.A1939]/1000/(60*60*24)" office:value-type="time" office:time-value="PT08H36M31.461S" calcext:value-type="time">
            <text:p>08:3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070.69" calcext:value-type="float">
            <text:p>2070.69</text:p>
          </table:table-cell>
          <table:table-cell office:value-type="float" office:value="2513.99" calcext:value-type="float">
            <text:p>2513.99</text:p>
          </table:table-cell>
        </table:table-row>
        <table:table-row table:style-name="ro1">
          <table:table-cell office:value-type="float" office:value="31007461" calcext:value-type="float">
            <text:p>31007461</text:p>
          </table:table-cell>
          <table:table-cell table:formula="of:=[.A1940]/1000/(60*60*24)" office:value-type="time" office:time-value="PT08H36M47.461S" calcext:value-type="time">
            <text:p>08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71.71" calcext:value-type="float">
            <text:p>2071.71</text:p>
          </table:table-cell>
          <table:table-cell office:value-type="float" office:value="2515.15" calcext:value-type="float">
            <text:p>2515.15</text:p>
          </table:table-cell>
        </table:table-row>
        <table:table-row table:style-name="ro1">
          <table:table-cell office:value-type="float" office:value="31023461" calcext:value-type="float">
            <text:p>31023461</text:p>
          </table:table-cell>
          <table:table-cell table:formula="of:=[.A1941]/1000/(60*60*24)" office:value-type="time" office:time-value="PT08H37M03.461S" calcext:value-type="time">
            <text:p>08:3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072.72" calcext:value-type="float">
            <text:p>2072.72</text:p>
          </table:table-cell>
          <table:table-cell office:value-type="float" office:value="2516.3" calcext:value-type="float">
            <text:p>2516.3</text:p>
          </table:table-cell>
        </table:table-row>
        <table:table-row table:style-name="ro1">
          <table:table-cell office:value-type="float" office:value="31039461" calcext:value-type="float">
            <text:p>31039461</text:p>
          </table:table-cell>
          <table:table-cell table:formula="of:=[.A1942]/1000/(60*60*24)" office:value-type="time" office:time-value="PT08H37M19.461S" calcext:value-type="time">
            <text:p>08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1" calcext:value-type="float">
            <text:p>227.1</text:p>
          </table:table-cell>
          <table:table-cell office:value-type="float" office:value="260.42" calcext:value-type="float">
            <text:p>260.42</text:p>
          </table:table-cell>
          <table:table-cell office:value-type="float" office:value="2073.73" calcext:value-type="float">
            <text:p>2073.73</text:p>
          </table:table-cell>
          <table:table-cell office:value-type="float" office:value="2517.45" calcext:value-type="float">
            <text:p>2517.45</text:p>
          </table:table-cell>
        </table:table-row>
        <table:table-row table:style-name="ro1">
          <table:table-cell office:value-type="float" office:value="31055461" calcext:value-type="float">
            <text:p>31055461</text:p>
          </table:table-cell>
          <table:table-cell table:formula="of:=[.A1943]/1000/(60*60*24)" office:value-type="time" office:time-value="PT08H37M35.461S" calcext:value-type="time">
            <text:p>08:3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74.73" calcext:value-type="float">
            <text:p>2074.73</text:p>
          </table:table-cell>
          <table:table-cell office:value-type="float" office:value="2518.61" calcext:value-type="float">
            <text:p>2518.61</text:p>
          </table:table-cell>
        </table:table-row>
        <table:table-row table:style-name="ro1">
          <table:table-cell office:value-type="float" office:value="31071461" calcext:value-type="float">
            <text:p>31071461</text:p>
          </table:table-cell>
          <table:table-cell table:formula="of:=[.A1944]/1000/(60*60*24)" office:value-type="time" office:time-value="PT08H37M51.461S" calcext:value-type="time">
            <text:p>08:3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75.74" calcext:value-type="float">
            <text:p>2075.74</text:p>
          </table:table-cell>
          <table:table-cell office:value-type="float" office:value="2519.76" calcext:value-type="float">
            <text:p>2519.76</text:p>
          </table:table-cell>
        </table:table-row>
        <table:table-row table:style-name="ro1">
          <table:table-cell office:value-type="float" office:value="31087461" calcext:value-type="float">
            <text:p>31087461</text:p>
          </table:table-cell>
          <table:table-cell table:formula="of:=[.A1945]/1000/(60*60*24)" office:value-type="time" office:time-value="PT08H38M07.461S" calcext:value-type="time">
            <text:p>08:3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76.75" calcext:value-type="float">
            <text:p>2076.75</text:p>
          </table:table-cell>
          <table:table-cell office:value-type="float" office:value="2520.91" calcext:value-type="float">
            <text:p>2520.91</text:p>
          </table:table-cell>
        </table:table-row>
        <table:table-row table:style-name="ro1">
          <table:table-cell office:value-type="float" office:value="31103461" calcext:value-type="float">
            <text:p>31103461</text:p>
          </table:table-cell>
          <table:table-cell table:formula="of:=[.A1946]/1000/(60*60*24)" office:value-type="time" office:time-value="PT08H38M23.461S" calcext:value-type="time">
            <text:p>08:3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77.76" calcext:value-type="float">
            <text:p>2077.76</text:p>
          </table:table-cell>
          <table:table-cell office:value-type="float" office:value="2522.06" calcext:value-type="float">
            <text:p>2522.06</text:p>
          </table:table-cell>
        </table:table-row>
        <table:table-row table:style-name="ro1">
          <table:table-cell office:value-type="float" office:value="31119461" calcext:value-type="float">
            <text:p>31119461</text:p>
          </table:table-cell>
          <table:table-cell table:formula="of:=[.A1947]/1000/(60*60*24)" office:value-type="time" office:time-value="PT08H38M39.461S" calcext:value-type="time">
            <text:p>08:3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78.77" calcext:value-type="float">
            <text:p>2078.77</text:p>
          </table:table-cell>
          <table:table-cell office:value-type="float" office:value="2523.22" calcext:value-type="float">
            <text:p>2523.22</text:p>
          </table:table-cell>
        </table:table-row>
        <table:table-row table:style-name="ro1">
          <table:table-cell office:value-type="float" office:value="31135461" calcext:value-type="float">
            <text:p>31135461</text:p>
          </table:table-cell>
          <table:table-cell table:formula="of:=[.A1948]/1000/(60*60*24)" office:value-type="time" office:time-value="PT08H38M55.461S" calcext:value-type="time">
            <text:p>08:3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79.77" calcext:value-type="float">
            <text:p>2079.77</text:p>
          </table:table-cell>
          <table:table-cell office:value-type="float" office:value="2524.37" calcext:value-type="float">
            <text:p>2524.37</text:p>
          </table:table-cell>
        </table:table-row>
        <table:table-row table:style-name="ro1">
          <table:table-cell office:value-type="float" office:value="31151461" calcext:value-type="float">
            <text:p>31151461</text:p>
          </table:table-cell>
          <table:table-cell table:formula="of:=[.A1949]/1000/(60*60*24)" office:value-type="time" office:time-value="PT08H39M11.461S" calcext:value-type="time">
            <text:p>08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80.78" calcext:value-type="float">
            <text:p>2080.78</text:p>
          </table:table-cell>
          <table:table-cell office:value-type="float" office:value="2525.52" calcext:value-type="float">
            <text:p>2525.52</text:p>
          </table:table-cell>
        </table:table-row>
        <table:table-row table:style-name="ro1">
          <table:table-cell office:value-type="float" office:value="31167461" calcext:value-type="float">
            <text:p>31167461</text:p>
          </table:table-cell>
          <table:table-cell table:formula="of:=[.A1950]/1000/(60*60*24)" office:value-type="time" office:time-value="PT08H39M27.461S" calcext:value-type="time">
            <text:p>08:3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5" calcext:value-type="float">
            <text:p>259.05</text:p>
          </table:table-cell>
          <table:table-cell office:value-type="float" office:value="2081.79" calcext:value-type="float">
            <text:p>2081.79</text:p>
          </table:table-cell>
          <table:table-cell office:value-type="float" office:value="2526.67" calcext:value-type="float">
            <text:p>2526.67</text:p>
          </table:table-cell>
        </table:table-row>
        <table:table-row table:style-name="ro1">
          <table:table-cell office:value-type="float" office:value="31183461" calcext:value-type="float">
            <text:p>31183461</text:p>
          </table:table-cell>
          <table:table-cell table:formula="of:=[.A1951]/1000/(60*60*24)" office:value-type="time" office:time-value="PT08H39M43.461S" calcext:value-type="time">
            <text:p>08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82.8" calcext:value-type="float">
            <text:p>2082.8</text:p>
          </table:table-cell>
          <table:table-cell office:value-type="float" office:value="2527.82" calcext:value-type="float">
            <text:p>2527.82</text:p>
          </table:table-cell>
        </table:table-row>
        <table:table-row table:style-name="ro1">
          <table:table-cell office:value-type="float" office:value="31199461" calcext:value-type="float">
            <text:p>31199461</text:p>
          </table:table-cell>
          <table:table-cell table:formula="of:=[.A1952]/1000/(60*60*24)" office:value-type="time" office:time-value="PT08H39M59.461S" calcext:value-type="time">
            <text:p>08:3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83.81" calcext:value-type="float">
            <text:p>2083.81</text:p>
          </table:table-cell>
          <table:table-cell office:value-type="float" office:value="2528.98" calcext:value-type="float">
            <text:p>2528.98</text:p>
          </table:table-cell>
        </table:table-row>
        <table:table-row table:style-name="ro1">
          <table:table-cell office:value-type="float" office:value="31215461" calcext:value-type="float">
            <text:p>31215461</text:p>
          </table:table-cell>
          <table:table-cell table:formula="of:=[.A1953]/1000/(60*60*24)" office:value-type="time" office:time-value="PT08H40M15.461S" calcext:value-type="time">
            <text:p>08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2084.81" calcext:value-type="float">
            <text:p>2084.81</text:p>
          </table:table-cell>
          <table:table-cell office:value-type="float" office:value="2530.13" calcext:value-type="float">
            <text:p>2530.13</text:p>
          </table:table-cell>
        </table:table-row>
        <table:table-row table:style-name="ro1">
          <table:table-cell office:value-type="float" office:value="31231461" calcext:value-type="float">
            <text:p>31231461</text:p>
          </table:table-cell>
          <table:table-cell table:formula="of:=[.A1954]/1000/(60*60*24)" office:value-type="time" office:time-value="PT08H40M31.461S" calcext:value-type="time">
            <text:p>08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085.82" calcext:value-type="float">
            <text:p>2085.82</text:p>
          </table:table-cell>
          <table:table-cell office:value-type="float" office:value="2531.28" calcext:value-type="float">
            <text:p>2531.28</text:p>
          </table:table-cell>
        </table:table-row>
        <table:table-row table:style-name="ro1">
          <table:table-cell office:value-type="float" office:value="31247461" calcext:value-type="float">
            <text:p>31247461</text:p>
          </table:table-cell>
          <table:table-cell table:formula="of:=[.A1955]/1000/(60*60*24)" office:value-type="time" office:time-value="PT08H40M47.461S" calcext:value-type="time">
            <text:p>08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86.83" calcext:value-type="float">
            <text:p>2086.83</text:p>
          </table:table-cell>
          <table:table-cell office:value-type="float" office:value="2532.42" calcext:value-type="float">
            <text:p>2532.42</text:p>
          </table:table-cell>
        </table:table-row>
        <table:table-row table:style-name="ro1">
          <table:table-cell office:value-type="float" office:value="31263461" calcext:value-type="float">
            <text:p>31263461</text:p>
          </table:table-cell>
          <table:table-cell table:formula="of:=[.A1956]/1000/(60*60*24)" office:value-type="time" office:time-value="PT08H41M03.461S" calcext:value-type="time">
            <text:p>08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87.84" calcext:value-type="float">
            <text:p>2087.84</text:p>
          </table:table-cell>
          <table:table-cell office:value-type="float" office:value="2533.57" calcext:value-type="float">
            <text:p>2533.57</text:p>
          </table:table-cell>
        </table:table-row>
        <table:table-row table:style-name="ro1">
          <table:table-cell office:value-type="float" office:value="31279461" calcext:value-type="float">
            <text:p>31279461</text:p>
          </table:table-cell>
          <table:table-cell table:formula="of:=[.A1957]/1000/(60*60*24)" office:value-type="time" office:time-value="PT08H41M19.461S" calcext:value-type="time">
            <text:p>08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88.84" calcext:value-type="float">
            <text:p>2088.84</text:p>
          </table:table-cell>
          <table:table-cell office:value-type="float" office:value="2534.72" calcext:value-type="float">
            <text:p>2534.72</text:p>
          </table:table-cell>
        </table:table-row>
        <table:table-row table:style-name="ro1">
          <table:table-cell office:value-type="float" office:value="31295461" calcext:value-type="float">
            <text:p>31295461</text:p>
          </table:table-cell>
          <table:table-cell table:formula="of:=[.A1958]/1000/(60*60*24)" office:value-type="time" office:time-value="PT08H41M35.461S" calcext:value-type="time">
            <text:p>08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89.85" calcext:value-type="float">
            <text:p>2089.85</text:p>
          </table:table-cell>
          <table:table-cell office:value-type="float" office:value="2535.86" calcext:value-type="float">
            <text:p>2535.86</text:p>
          </table:table-cell>
        </table:table-row>
        <table:table-row table:style-name="ro1">
          <table:table-cell office:value-type="float" office:value="31311461" calcext:value-type="float">
            <text:p>31311461</text:p>
          </table:table-cell>
          <table:table-cell table:formula="of:=[.A1959]/1000/(60*60*24)" office:value-type="time" office:time-value="PT08H41M51.461S" calcext:value-type="time">
            <text:p>08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90.85" calcext:value-type="float">
            <text:p>2090.85</text:p>
          </table:table-cell>
          <table:table-cell office:value-type="float" office:value="2537.01" calcext:value-type="float">
            <text:p>2537.01</text:p>
          </table:table-cell>
        </table:table-row>
        <table:table-row table:style-name="ro1">
          <table:table-cell office:value-type="float" office:value="31327461" calcext:value-type="float">
            <text:p>31327461</text:p>
          </table:table-cell>
          <table:table-cell table:formula="of:=[.A1960]/1000/(60*60*24)" office:value-type="time" office:time-value="PT08H42M07.461S" calcext:value-type="time">
            <text:p>08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91.86" calcext:value-type="float">
            <text:p>2091.86</text:p>
          </table:table-cell>
          <table:table-cell office:value-type="float" office:value="2538.15" calcext:value-type="float">
            <text:p>2538.15</text:p>
          </table:table-cell>
        </table:table-row>
        <table:table-row table:style-name="ro1">
          <table:table-cell office:value-type="float" office:value="31343461" calcext:value-type="float">
            <text:p>31343461</text:p>
          </table:table-cell>
          <table:table-cell table:formula="of:=[.A1961]/1000/(60*60*24)" office:value-type="time" office:time-value="PT08H42M23.461S" calcext:value-type="time">
            <text:p>08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092.86" calcext:value-type="float">
            <text:p>2092.86</text:p>
          </table:table-cell>
          <table:table-cell office:value-type="float" office:value="2539.3" calcext:value-type="float">
            <text:p>2539.3</text:p>
          </table:table-cell>
        </table:table-row>
        <table:table-row table:style-name="ro1">
          <table:table-cell office:value-type="float" office:value="31359461" calcext:value-type="float">
            <text:p>31359461</text:p>
          </table:table-cell>
          <table:table-cell table:formula="of:=[.A1962]/1000/(60*60*24)" office:value-type="time" office:time-value="PT08H42M39.461S" calcext:value-type="time">
            <text:p>08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5" calcext:value-type="float">
            <text:p>257.55</text:p>
          </table:table-cell>
          <table:table-cell office:value-type="float" office:value="2093.87" calcext:value-type="float">
            <text:p>2093.87</text:p>
          </table:table-cell>
          <table:table-cell office:value-type="float" office:value="2540.44" calcext:value-type="float">
            <text:p>2540.44</text:p>
          </table:table-cell>
        </table:table-row>
        <table:table-row table:style-name="ro1">
          <table:table-cell office:value-type="float" office:value="31375461" calcext:value-type="float">
            <text:p>31375461</text:p>
          </table:table-cell>
          <table:table-cell table:formula="of:=[.A1963]/1000/(60*60*24)" office:value-type="time" office:time-value="PT08H42M55.461S" calcext:value-type="time">
            <text:p>08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3" calcext:value-type="float">
            <text:p>257.33</text:p>
          </table:table-cell>
          <table:table-cell office:value-type="float" office:value="2094.87" calcext:value-type="float">
            <text:p>2094.87</text:p>
          </table:table-cell>
          <table:table-cell office:value-type="float" office:value="2541.59" calcext:value-type="float">
            <text:p>2541.59</text:p>
          </table:table-cell>
        </table:table-row>
        <table:table-row table:style-name="ro1">
          <table:table-cell office:value-type="float" office:value="31391461" calcext:value-type="float">
            <text:p>31391461</text:p>
          </table:table-cell>
          <table:table-cell table:formula="of:=[.A1964]/1000/(60*60*24)" office:value-type="time" office:time-value="PT08H43M11.461S" calcext:value-type="time">
            <text:p>08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95.87" calcext:value-type="float">
            <text:p>2095.87</text:p>
          </table:table-cell>
          <table:table-cell office:value-type="float" office:value="2542.73" calcext:value-type="float">
            <text:p>2542.73</text:p>
          </table:table-cell>
        </table:table-row>
        <table:table-row table:style-name="ro1">
          <table:table-cell office:value-type="float" office:value="31407461" calcext:value-type="float">
            <text:p>31407461</text:p>
          </table:table-cell>
          <table:table-cell table:formula="of:=[.A1965]/1000/(60*60*24)" office:value-type="time" office:time-value="PT08H43M27.461S" calcext:value-type="time">
            <text:p>08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96.88" calcext:value-type="float">
            <text:p>2096.88</text:p>
          </table:table-cell>
          <table:table-cell office:value-type="float" office:value="2543.87" calcext:value-type="float">
            <text:p>2543.87</text:p>
          </table:table-cell>
        </table:table-row>
        <table:table-row table:style-name="ro1">
          <table:table-cell office:value-type="float" office:value="31423461" calcext:value-type="float">
            <text:p>31423461</text:p>
          </table:table-cell>
          <table:table-cell table:formula="of:=[.A1966]/1000/(60*60*24)" office:value-type="time" office:time-value="PT08H43M43.461S" calcext:value-type="time">
            <text:p>08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97.88" calcext:value-type="float">
            <text:p>2097.88</text:p>
          </table:table-cell>
          <table:table-cell office:value-type="float" office:value="2545.02" calcext:value-type="float">
            <text:p>2545.02</text:p>
          </table:table-cell>
        </table:table-row>
        <table:table-row table:style-name="ro1">
          <table:table-cell office:value-type="float" office:value="31439461" calcext:value-type="float">
            <text:p>31439461</text:p>
          </table:table-cell>
          <table:table-cell table:formula="of:=[.A1967]/1000/(60*60*24)" office:value-type="time" office:time-value="PT08H43M59.461S" calcext:value-type="time">
            <text:p>08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98.89" calcext:value-type="float">
            <text:p>2098.89</text:p>
          </table:table-cell>
          <table:table-cell office:value-type="float" office:value="2546.16" calcext:value-type="float">
            <text:p>2546.16</text:p>
          </table:table-cell>
        </table:table-row>
        <table:table-row table:style-name="ro1">
          <table:table-cell office:value-type="float" office:value="31455461" calcext:value-type="float">
            <text:p>31455461</text:p>
          </table:table-cell>
          <table:table-cell table:formula="of:=[.A1968]/1000/(60*60*24)" office:value-type="time" office:time-value="PT08H44M15.461S" calcext:value-type="time">
            <text:p>08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99.89" calcext:value-type="float">
            <text:p>2099.89</text:p>
          </table:table-cell>
          <table:table-cell office:value-type="float" office:value="2547.3" calcext:value-type="float">
            <text:p>2547.3</text:p>
          </table:table-cell>
        </table:table-row>
        <table:table-row table:style-name="ro1">
          <table:table-cell office:value-type="float" office:value="31471461" calcext:value-type="float">
            <text:p>31471461</text:p>
          </table:table-cell>
          <table:table-cell table:formula="of:=[.A1969]/1000/(60*60*24)" office:value-type="time" office:time-value="PT08H44M31.461S" calcext:value-type="time">
            <text:p>08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7" calcext:value-type="float">
            <text:p>256.97</text:p>
          </table:table-cell>
          <table:table-cell office:value-type="float" office:value="2100.89" calcext:value-type="float">
            <text:p>2100.89</text:p>
          </table:table-cell>
          <table:table-cell office:value-type="float" office:value="2548.44" calcext:value-type="float">
            <text:p>2548.44</text:p>
          </table:table-cell>
        </table:table-row>
        <table:table-row table:style-name="ro1">
          <table:table-cell office:value-type="float" office:value="31487461" calcext:value-type="float">
            <text:p>31487461</text:p>
          </table:table-cell>
          <table:table-cell table:formula="of:=[.A1970]/1000/(60*60*24)" office:value-type="time" office:time-value="PT08H44M47.461S" calcext:value-type="time">
            <text:p>08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101.9" calcext:value-type="float">
            <text:p>2101.9</text:p>
          </table:table-cell>
          <table:table-cell office:value-type="float" office:value="2549.58" calcext:value-type="float">
            <text:p>2549.58</text:p>
          </table:table-cell>
        </table:table-row>
        <table:table-row table:style-name="ro1">
          <table:table-cell office:value-type="float" office:value="31503461" calcext:value-type="float">
            <text:p>31503461</text:p>
          </table:table-cell>
          <table:table-cell table:formula="of:=[.A1971]/1000/(60*60*24)" office:value-type="time" office:time-value="PT08H45M03.461S" calcext:value-type="time">
            <text:p>08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02.9" calcext:value-type="float">
            <text:p>2102.9</text:p>
          </table:table-cell>
          <table:table-cell office:value-type="float" office:value="2550.71" calcext:value-type="float">
            <text:p>2550.71</text:p>
          </table:table-cell>
        </table:table-row>
        <table:table-row table:style-name="ro1">
          <table:table-cell office:value-type="float" office:value="31519461" calcext:value-type="float">
            <text:p>31519461</text:p>
          </table:table-cell>
          <table:table-cell table:formula="of:=[.A1972]/1000/(60*60*24)" office:value-type="time" office:time-value="PT08H45M19.461S" calcext:value-type="time">
            <text:p>08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03.9" calcext:value-type="float">
            <text:p>2103.9</text:p>
          </table:table-cell>
          <table:table-cell office:value-type="float" office:value="2551.85" calcext:value-type="float">
            <text:p>2551.85</text:p>
          </table:table-cell>
        </table:table-row>
        <table:table-row table:style-name="ro1">
          <table:table-cell office:value-type="float" office:value="31535461" calcext:value-type="float">
            <text:p>31535461</text:p>
          </table:table-cell>
          <table:table-cell table:formula="of:=[.A1973]/1000/(60*60*24)" office:value-type="time" office:time-value="PT08H45M35.461S" calcext:value-type="time">
            <text:p>08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4.91" calcext:value-type="float">
            <text:p>2104.91</text:p>
          </table:table-cell>
          <table:table-cell office:value-type="float" office:value="2552.99" calcext:value-type="float">
            <text:p>2552.99</text:p>
          </table:table-cell>
        </table:table-row>
        <table:table-row table:style-name="ro1">
          <table:table-cell office:value-type="float" office:value="31551461" calcext:value-type="float">
            <text:p>31551461</text:p>
          </table:table-cell>
          <table:table-cell table:formula="of:=[.A1974]/1000/(60*60*24)" office:value-type="time" office:time-value="PT08H45M51.461S" calcext:value-type="time">
            <text:p>08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5.91" calcext:value-type="float">
            <text:p>2105.91</text:p>
          </table:table-cell>
          <table:table-cell office:value-type="float" office:value="2554.13" calcext:value-type="float">
            <text:p>2554.13</text:p>
          </table:table-cell>
        </table:table-row>
        <table:table-row table:style-name="ro1">
          <table:table-cell office:value-type="float" office:value="31567461" calcext:value-type="float">
            <text:p>31567461</text:p>
          </table:table-cell>
          <table:table-cell table:formula="of:=[.A1975]/1000/(60*60*24)" office:value-type="time" office:time-value="PT08H46M07.461S" calcext:value-type="time">
            <text:p>08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06.91" calcext:value-type="float">
            <text:p>2106.91</text:p>
          </table:table-cell>
          <table:table-cell office:value-type="float" office:value="2555.26" calcext:value-type="float">
            <text:p>2555.26</text:p>
          </table:table-cell>
        </table:table-row>
        <table:table-row table:style-name="ro1">
          <table:table-cell office:value-type="float" office:value="31583461" calcext:value-type="float">
            <text:p>31583461</text:p>
          </table:table-cell>
          <table:table-cell table:formula="of:=[.A1976]/1000/(60*60*24)" office:value-type="time" office:time-value="PT08H46M23.461S" calcext:value-type="time">
            <text:p>08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07.91" calcext:value-type="float">
            <text:p>2107.91</text:p>
          </table:table-cell>
          <table:table-cell office:value-type="float" office:value="2556.4" calcext:value-type="float">
            <text:p>2556.4</text:p>
          </table:table-cell>
        </table:table-row>
        <table:table-row table:style-name="ro1">
          <table:table-cell office:value-type="float" office:value="31599461" calcext:value-type="float">
            <text:p>31599461</text:p>
          </table:table-cell>
          <table:table-cell table:formula="of:=[.A1977]/1000/(60*60*24)" office:value-type="time" office:time-value="PT08H46M39.461S" calcext:value-type="time">
            <text:p>08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08.91" calcext:value-type="float">
            <text:p>2108.91</text:p>
          </table:table-cell>
          <table:table-cell office:value-type="float" office:value="2557.54" calcext:value-type="float">
            <text:p>2557.54</text:p>
          </table:table-cell>
        </table:table-row>
        <table:table-row table:style-name="ro1">
          <table:table-cell office:value-type="float" office:value="31615461" calcext:value-type="float">
            <text:p>31615461</text:p>
          </table:table-cell>
          <table:table-cell table:formula="of:=[.A1978]/1000/(60*60*24)" office:value-type="time" office:time-value="PT08H46M55.461S" calcext:value-type="time">
            <text:p>08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09.91" calcext:value-type="float">
            <text:p>2109.91</text:p>
          </table:table-cell>
          <table:table-cell office:value-type="float" office:value="2558.67" calcext:value-type="float">
            <text:p>2558.67</text:p>
          </table:table-cell>
        </table:table-row>
        <table:table-row table:style-name="ro1">
          <table:table-cell office:value-type="float" office:value="31631461" calcext:value-type="float">
            <text:p>31631461</text:p>
          </table:table-cell>
          <table:table-cell table:formula="of:=[.A1979]/1000/(60*60*24)" office:value-type="time" office:time-value="PT08H47M11.461S" calcext:value-type="time">
            <text:p>08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2110.91" calcext:value-type="float">
            <text:p>2110.91</text:p>
          </table:table-cell>
          <table:table-cell office:value-type="float" office:value="2559.8" calcext:value-type="float">
            <text:p>2559.8</text:p>
          </table:table-cell>
        </table:table-row>
        <table:table-row table:style-name="ro1">
          <table:table-cell office:value-type="float" office:value="31647461" calcext:value-type="float">
            <text:p>31647461</text:p>
          </table:table-cell>
          <table:table-cell table:formula="of:=[.A1980]/1000/(60*60*24)" office:value-type="time" office:time-value="PT08H47M27.461S" calcext:value-type="time">
            <text:p>08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2111.91" calcext:value-type="float">
            <text:p>2111.91</text:p>
          </table:table-cell>
          <table:table-cell office:value-type="float" office:value="2560.93" calcext:value-type="float">
            <text:p>2560.93</text:p>
          </table:table-cell>
        </table:table-row>
        <table:table-row table:style-name="ro1">
          <table:table-cell office:value-type="float" office:value="31663461" calcext:value-type="float">
            <text:p>31663461</text:p>
          </table:table-cell>
          <table:table-cell table:formula="of:=[.A1981]/1000/(60*60*24)" office:value-type="time" office:time-value="PT08H47M43.461S" calcext:value-type="time">
            <text:p>08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2112.91" calcext:value-type="float">
            <text:p>2112.91</text:p>
          </table:table-cell>
          <table:table-cell office:value-type="float" office:value="2562.06" calcext:value-type="float">
            <text:p>2562.06</text:p>
          </table:table-cell>
        </table:table-row>
        <table:table-row table:style-name="ro1">
          <table:table-cell office:value-type="float" office:value="31679461" calcext:value-type="float">
            <text:p>31679461</text:p>
          </table:table-cell>
          <table:table-cell table:formula="of:=[.A1982]/1000/(60*60*24)" office:value-type="time" office:time-value="PT08H47M59.461S" calcext:value-type="time">
            <text:p>08:4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13.91" calcext:value-type="float">
            <text:p>2113.91</text:p>
          </table:table-cell>
          <table:table-cell office:value-type="float" office:value="2563.19" calcext:value-type="float">
            <text:p>2563.19</text:p>
          </table:table-cell>
        </table:table-row>
        <table:table-row table:style-name="ro1">
          <table:table-cell office:value-type="float" office:value="31695461" calcext:value-type="float">
            <text:p>31695461</text:p>
          </table:table-cell>
          <table:table-cell table:formula="of:=[.A1983]/1000/(60*60*24)" office:value-type="time" office:time-value="PT08H48M15.461S" calcext:value-type="time">
            <text:p>08:4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14.91" calcext:value-type="float">
            <text:p>2114.91</text:p>
          </table:table-cell>
          <table:table-cell office:value-type="float" office:value="2564.32" calcext:value-type="float">
            <text:p>2564.32</text:p>
          </table:table-cell>
        </table:table-row>
        <table:table-row table:style-name="ro1">
          <table:table-cell office:value-type="float" office:value="31711461" calcext:value-type="float">
            <text:p>31711461</text:p>
          </table:table-cell>
          <table:table-cell table:formula="of:=[.A1984]/1000/(60*60*24)" office:value-type="time" office:time-value="PT08H48M31.461S" calcext:value-type="time">
            <text:p>08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15.9" calcext:value-type="float">
            <text:p>2115.9</text:p>
          </table:table-cell>
          <table:table-cell office:value-type="float" office:value="2565.45" calcext:value-type="float">
            <text:p>2565.45</text:p>
          </table:table-cell>
        </table:table-row>
        <table:table-row table:style-name="ro1">
          <table:table-cell office:value-type="float" office:value="31727461" calcext:value-type="float">
            <text:p>31727461</text:p>
          </table:table-cell>
          <table:table-cell table:formula="of:=[.A1985]/1000/(60*60*24)" office:value-type="time" office:time-value="PT08H48M47.461S" calcext:value-type="time">
            <text:p>08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16.9" calcext:value-type="float">
            <text:p>2116.9</text:p>
          </table:table-cell>
          <table:table-cell office:value-type="float" office:value="2566.58" calcext:value-type="float">
            <text:p>2566.58</text:p>
          </table:table-cell>
        </table:table-row>
        <table:table-row table:style-name="ro1">
          <table:table-cell office:value-type="float" office:value="31743461" calcext:value-type="float">
            <text:p>31743461</text:p>
          </table:table-cell>
          <table:table-cell table:formula="of:=[.A1986]/1000/(60*60*24)" office:value-type="time" office:time-value="PT08H49M03.461S" calcext:value-type="time">
            <text:p>08:4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17.9" calcext:value-type="float">
            <text:p>2117.9</text:p>
          </table:table-cell>
          <table:table-cell office:value-type="float" office:value="2567.71" calcext:value-type="float">
            <text:p>2567.71</text:p>
          </table:table-cell>
        </table:table-row>
        <table:table-row table:style-name="ro1">
          <table:table-cell office:value-type="float" office:value="31759461" calcext:value-type="float">
            <text:p>31759461</text:p>
          </table:table-cell>
          <table:table-cell table:formula="of:=[.A1987]/1000/(60*60*24)" office:value-type="time" office:time-value="PT08H49M19.461S" calcext:value-type="time">
            <text:p>08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118.89" calcext:value-type="float">
            <text:p>2118.89</text:p>
          </table:table-cell>
          <table:table-cell office:value-type="float" office:value="2568.83" calcext:value-type="float">
            <text:p>2568.83</text:p>
          </table:table-cell>
        </table:table-row>
        <table:table-row table:style-name="ro1">
          <table:table-cell office:value-type="float" office:value="31775461" calcext:value-type="float">
            <text:p>31775461</text:p>
          </table:table-cell>
          <table:table-cell table:formula="of:=[.A1988]/1000/(60*60*24)" office:value-type="time" office:time-value="PT08H49M35.461S" calcext:value-type="time">
            <text:p>08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119.89" calcext:value-type="float">
            <text:p>2119.89</text:p>
          </table:table-cell>
          <table:table-cell office:value-type="float" office:value="2569.95" calcext:value-type="float">
            <text:p>2569.95</text:p>
          </table:table-cell>
        </table:table-row>
        <table:table-row table:style-name="ro1">
          <table:table-cell office:value-type="float" office:value="31791461" calcext:value-type="float">
            <text:p>31791461</text:p>
          </table:table-cell>
          <table:table-cell table:formula="of:=[.A1989]/1000/(60*60*24)" office:value-type="time" office:time-value="PT08H49M51.461S" calcext:value-type="time">
            <text:p>08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120.89" calcext:value-type="float">
            <text:p>2120.89</text:p>
          </table:table-cell>
          <table:table-cell office:value-type="float" office:value="2571.08" calcext:value-type="float">
            <text:p>2571.08</text:p>
          </table:table-cell>
        </table:table-row>
        <table:table-row table:style-name="ro1">
          <table:table-cell office:value-type="float" office:value="31807461" calcext:value-type="float">
            <text:p>31807461</text:p>
          </table:table-cell>
          <table:table-cell table:formula="of:=[.A1990]/1000/(60*60*24)" office:value-type="time" office:time-value="PT08H50M07.461S" calcext:value-type="time">
            <text:p>08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21.88" calcext:value-type="float">
            <text:p>2121.88</text:p>
          </table:table-cell>
          <table:table-cell office:value-type="float" office:value="2572.2" calcext:value-type="float">
            <text:p>2572.2</text:p>
          </table:table-cell>
        </table:table-row>
        <table:table-row table:style-name="ro1">
          <table:table-cell office:value-type="float" office:value="31823461" calcext:value-type="float">
            <text:p>31823461</text:p>
          </table:table-cell>
          <table:table-cell table:formula="of:=[.A1991]/1000/(60*60*24)" office:value-type="time" office:time-value="PT08H50M23.461S" calcext:value-type="time">
            <text:p>08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122.88" calcext:value-type="float">
            <text:p>2122.88</text:p>
          </table:table-cell>
          <table:table-cell office:value-type="float" office:value="2573.32" calcext:value-type="float">
            <text:p>2573.32</text:p>
          </table:table-cell>
        </table:table-row>
        <table:table-row table:style-name="ro1">
          <table:table-cell office:value-type="float" office:value="31839461" calcext:value-type="float">
            <text:p>31839461</text:p>
          </table:table-cell>
          <table:table-cell table:formula="of:=[.A1992]/1000/(60*60*24)" office:value-type="time" office:time-value="PT08H50M39.461S" calcext:value-type="time">
            <text:p>08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123.87" calcext:value-type="float">
            <text:p>2123.87</text:p>
          </table:table-cell>
          <table:table-cell office:value-type="float" office:value="2574.44" calcext:value-type="float">
            <text:p>2574.44</text:p>
          </table:table-cell>
        </table:table-row>
        <table:table-row table:style-name="ro1">
          <table:table-cell office:value-type="float" office:value="31855461" calcext:value-type="float">
            <text:p>31855461</text:p>
          </table:table-cell>
          <table:table-cell table:formula="of:=[.A1993]/1000/(60*60*24)" office:value-type="time" office:time-value="PT08H50M55.461S" calcext:value-type="time">
            <text:p>08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2124.86" calcext:value-type="float">
            <text:p>2124.86</text:p>
          </table:table-cell>
          <table:table-cell office:value-type="float" office:value="2575.56" calcext:value-type="float">
            <text:p>2575.56</text:p>
          </table:table-cell>
        </table:table-row>
        <table:table-row table:style-name="ro1">
          <table:table-cell office:value-type="float" office:value="31871461" calcext:value-type="float">
            <text:p>31871461</text:p>
          </table:table-cell>
          <table:table-cell table:formula="of:=[.A1994]/1000/(60*60*24)" office:value-type="time" office:time-value="PT08H51M11.461S" calcext:value-type="time">
            <text:p>08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125.86" calcext:value-type="float">
            <text:p>2125.86</text:p>
          </table:table-cell>
          <table:table-cell office:value-type="float" office:value="2576.67" calcext:value-type="float">
            <text:p>2576.67</text:p>
          </table:table-cell>
        </table:table-row>
        <table:table-row table:style-name="ro1">
          <table:table-cell office:value-type="float" office:value="31887461" calcext:value-type="float">
            <text:p>31887461</text:p>
          </table:table-cell>
          <table:table-cell table:formula="of:=[.A1995]/1000/(60*60*24)" office:value-type="time" office:time-value="PT08H51M27.461S" calcext:value-type="time">
            <text:p>08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126.85" calcext:value-type="float">
            <text:p>2126.85</text:p>
          </table:table-cell>
          <table:table-cell office:value-type="float" office:value="2577.79" calcext:value-type="float">
            <text:p>2577.79</text:p>
          </table:table-cell>
        </table:table-row>
        <table:table-row table:style-name="ro1">
          <table:table-cell office:value-type="float" office:value="31903461" calcext:value-type="float">
            <text:p>31903461</text:p>
          </table:table-cell>
          <table:table-cell table:formula="of:=[.A1996]/1000/(60*60*24)" office:value-type="time" office:time-value="PT08H51M43.461S" calcext:value-type="time">
            <text:p>08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127.84" calcext:value-type="float">
            <text:p>2127.84</text:p>
          </table:table-cell>
          <table:table-cell office:value-type="float" office:value="2578.9" calcext:value-type="float">
            <text:p>2578.9</text:p>
          </table:table-cell>
        </table:table-row>
        <table:table-row table:style-name="ro1">
          <table:table-cell office:value-type="float" office:value="31919461" calcext:value-type="float">
            <text:p>31919461</text:p>
          </table:table-cell>
          <table:table-cell table:formula="of:=[.A1997]/1000/(60*60*24)" office:value-type="time" office:time-value="PT08H51M59.461S" calcext:value-type="time">
            <text:p>08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28.83" calcext:value-type="float">
            <text:p>2128.83</text:p>
          </table:table-cell>
          <table:table-cell office:value-type="float" office:value="2580.01" calcext:value-type="float">
            <text:p>2580.01</text:p>
          </table:table-cell>
        </table:table-row>
        <table:table-row table:style-name="ro1">
          <table:table-cell office:value-type="float" office:value="31935461" calcext:value-type="float">
            <text:p>31935461</text:p>
          </table:table-cell>
          <table:table-cell table:formula="of:=[.A1998]/1000/(60*60*24)" office:value-type="time" office:time-value="PT08H52M15.461S" calcext:value-type="time">
            <text:p>08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129.82" calcext:value-type="float">
            <text:p>2129.82</text:p>
          </table:table-cell>
          <table:table-cell office:value-type="float" office:value="2581.12" calcext:value-type="float">
            <text:p>2581.12</text:p>
          </table:table-cell>
        </table:table-row>
        <table:table-row table:style-name="ro1">
          <table:table-cell office:value-type="float" office:value="31951461" calcext:value-type="float">
            <text:p>31951461</text:p>
          </table:table-cell>
          <table:table-cell table:formula="of:=[.A1999]/1000/(60*60*24)" office:value-type="time" office:time-value="PT08H52M31.461S" calcext:value-type="time">
            <text:p>08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130.81" calcext:value-type="float">
            <text:p>2130.81</text:p>
          </table:table-cell>
          <table:table-cell office:value-type="float" office:value="2582.22" calcext:value-type="float">
            <text:p>2582.22</text:p>
          </table:table-cell>
        </table:table-row>
        <table:table-row table:style-name="ro1">
          <table:table-cell office:value-type="float" office:value="31967461" calcext:value-type="float">
            <text:p>31967461</text:p>
          </table:table-cell>
          <table:table-cell table:formula="of:=[.A2000]/1000/(60*60*24)" office:value-type="time" office:time-value="PT08H52M47.461S" calcext:value-type="time">
            <text:p>08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131.79" calcext:value-type="float">
            <text:p>2131.79</text:p>
          </table:table-cell>
          <table:table-cell office:value-type="float" office:value="2583.32" calcext:value-type="float">
            <text:p>2583.32</text:p>
          </table:table-cell>
        </table:table-row>
        <table:table-row table:style-name="ro1">
          <table:table-cell office:value-type="float" office:value="31983461" calcext:value-type="float">
            <text:p>31983461</text:p>
          </table:table-cell>
          <table:table-cell table:formula="of:=[.A2001]/1000/(60*60*24)" office:value-type="time" office:time-value="PT08H53M03.461S" calcext:value-type="time">
            <text:p>08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132.78" calcext:value-type="float">
            <text:p>2132.78</text:p>
          </table:table-cell>
          <table:table-cell office:value-type="float" office:value="2584.42" calcext:value-type="float">
            <text:p>2584.42</text:p>
          </table:table-cell>
        </table:table-row>
        <table:table-row table:style-name="ro1">
          <table:table-cell office:value-type="float" office:value="31999461" calcext:value-type="float">
            <text:p>31999461</text:p>
          </table:table-cell>
          <table:table-cell table:formula="of:=[.A2002]/1000/(60*60*24)" office:value-type="time" office:time-value="PT08H53M19.461S" calcext:value-type="time">
            <text:p>08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133.76" calcext:value-type="float">
            <text:p>2133.76</text:p>
          </table:table-cell>
          <table:table-cell office:value-type="float" office:value="2585.52" calcext:value-type="float">
            <text:p>2585.52</text:p>
          </table:table-cell>
        </table:table-row>
        <table:table-row table:style-name="ro1">
          <table:table-cell office:value-type="float" office:value="32015461" calcext:value-type="float">
            <text:p>32015461</text:p>
          </table:table-cell>
          <table:table-cell table:formula="of:=[.A2003]/1000/(60*60*24)" office:value-type="time" office:time-value="PT08H53M35.461S" calcext:value-type="time">
            <text:p>08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134.74" calcext:value-type="float">
            <text:p>2134.74</text:p>
          </table:table-cell>
          <table:table-cell office:value-type="float" office:value="2586.61" calcext:value-type="float">
            <text:p>2586.61</text:p>
          </table:table-cell>
        </table:table-row>
        <table:table-row table:style-name="ro1">
          <table:table-cell office:value-type="float" office:value="32031461" calcext:value-type="float">
            <text:p>32031461</text:p>
          </table:table-cell>
          <table:table-cell table:formula="of:=[.A2004]/1000/(60*60*24)" office:value-type="time" office:time-value="PT08H53M51.461S" calcext:value-type="time">
            <text:p>08:53:51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135.72" calcext:value-type="float">
            <text:p>2135.72</text:p>
          </table:table-cell>
          <table:table-cell office:value-type="float" office:value="2587.69" calcext:value-type="float">
            <text:p>2587.69</text:p>
          </table:table-cell>
        </table:table-row>
        <table:table-row table:style-name="ro1">
          <table:table-cell office:value-type="float" office:value="32047461" calcext:value-type="float">
            <text:p>32047461</text:p>
          </table:table-cell>
          <table:table-cell table:formula="of:=[.A2005]/1000/(60*60*24)" office:value-type="time" office:time-value="PT08H54M07.461S" calcext:value-type="time">
            <text:p>08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136.69" calcext:value-type="float">
            <text:p>2136.69</text:p>
          </table:table-cell>
          <table:table-cell office:value-type="float" office:value="2588.75" calcext:value-type="float">
            <text:p>2588.75</text:p>
          </table:table-cell>
        </table:table-row>
        <table:table-row table:style-name="ro1">
          <table:table-cell office:value-type="float" office:value="32063461" calcext:value-type="float">
            <text:p>32063461</text:p>
          </table:table-cell>
          <table:table-cell table:formula="of:=[.A2006]/1000/(60*60*24)" office:value-type="time" office:time-value="PT08H54M23.461S" calcext:value-type="time">
            <text:p>08:54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7" calcext:value-type="float">
            <text:p>230.57</text:p>
          </table:table-cell>
          <table:table-cell office:value-type="float" office:value="2137.65" calcext:value-type="float">
            <text:p>2137.65</text:p>
          </table:table-cell>
          <table:table-cell office:value-type="float" office:value="2589.8" calcext:value-type="float">
            <text:p>2589.8</text:p>
          </table:table-cell>
        </table:table-row>
        <table:table-row table:style-name="ro1">
          <table:table-cell office:value-type="float" office:value="32079461" calcext:value-type="float">
            <text:p>32079461</text:p>
          </table:table-cell>
          <table:table-cell table:formula="of:=[.A2007]/1000/(60*60*24)" office:value-type="time" office:time-value="PT08H54M39.461S" calcext:value-type="time">
            <text:p>08:54:39</text:p>
          </table:table-cell>
          <table:table-cell office:value-type="float" office:value="1.02" calcext:value-type="float">
            <text:p>1.02</text:p>
          </table:table-cell>
          <table:table-cell office:value-type="float" office:value="203.5" calcext:value-type="float">
            <text:p>203.5</text:p>
          </table:table-cell>
          <table:table-cell office:value-type="float" office:value="208.46" calcext:value-type="float">
            <text:p>208.46</text:p>
          </table:table-cell>
          <table:table-cell office:value-type="float" office:value="2138.58" calcext:value-type="float">
            <text:p>2138.58</text:p>
          </table:table-cell>
          <table:table-cell office:value-type="float" office:value="2590.78" calcext:value-type="float">
            <text:p>2590.78</text:p>
          </table:table-cell>
        </table:table-row>
        <table:table-row table:style-name="ro1">
          <table:table-cell office:value-type="float" office:value="32084461" calcext:value-type="float">
            <text:p>32084461</text:p>
          </table:table-cell>
          <table:table-cell table:formula="of:=[.A2008]/1000/(60*60*24)" office:value-type="time" office:time-value="PT08H54M44.461S" calcext:value-type="time">
            <text:p>08:54:44</text:p>
          </table:table-cell>
          <table:table-cell office:value-type="float" office:value="1" calcext:value-type="float">
            <text:p>1</text:p>
          </table:table-cell>
          <table:table-cell office:value-type="float" office:value="198.8" calcext:value-type="float">
            <text:p>198.8</text:p>
          </table:table-cell>
          <table:table-cell office:value-type="float" office:value="197.98" calcext:value-type="float">
            <text:p>197.98</text:p>
          </table:table-cell>
          <table:table-cell office:value-type="float" office:value="2138.86" calcext:value-type="float">
            <text:p>2138.86</text:p>
          </table:table-cell>
          <table:table-cell office:value-type="float" office:value="2591.06" calcext:value-type="float">
            <text:p>2591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39:15.336000000</dc:date>
    <meta:editing-duration>PT7M1S</meta:editing-duration>
    <meta:editing-cycles>1</meta:editing-cycles>
    <meta:document-statistic meta:table-count="1" meta:cell-count="14056" meta:object-count="1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3cm" svg:height="15.195cm" xlink:href=".." xlink:type="simple" chart:class="chart:line" chart:style-name="ch1">
        <chart:title svg:x="10.798cm" svg:y="0.439cm" chart:style-name="ch2">
          <text:p>Conrad (ooc) @ 5 Ohm #2</text:p>
        </chart:title>
        <chart:legend chart:legend-position="end" svg:x="24.548cm" svg:y="7.298cm" style:legend-expansion="high" chart:style-name="ch3"/>
        <chart:plot-area chart:style-name="ch4" table:cell-range-address="LOGGER00.B1:LOGGER00.C2008" chart:data-source-has-labels="both" svg:x="0.54cm" svg:y="1.521cm" svg:width="23.468cm" svg:height="13.371cm">
          <chartooo:coordinate-region svg:x="1.452cm" svg:y="1.521cm" svg:width="22.556cm" svg:height="12.042cm"/>
          <chart:axis chart:dimension="x" chart:name="primary-x" chart:style-name="ch5" chartooo:axis-type="auto">
            <chartooo:date-scale/>
            <chart:categories table:cell-range-address="LOGGER00.B2:LOGGER00.B20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008" chart:label-cell-address="LOGGER00.C1:LOGGER00.C1" chart:class="chart:line">
            <chart:data-point chart:repeated="20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008</svg:desc>
                </draw:g>
              </table:table-cell>
              <table:table-cell office:value-type="float" office:value="1.36">
                <text:p>1.36</text:p>
                <draw:g>
                  <svg:desc>LOGGER00.C2:LOGGER00.C2008</svg:desc>
                </draw:g>
              </table:table-cell>
            </table:table-row>
            <table:table-row>
              <table:table-cell office:value-type="float" office:value="0.000178935185185185">
                <text:p>0.0001789351851851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364131944444444">
                <text:p>0.000364131944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54931712962963">
                <text:p>0.000549317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734502314814815">
                <text:p>0.00073450231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9196875">
                <text:p>0.00091968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10487268518519">
                <text:p>0.0011048726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29005787037037">
                <text:p>0.00129005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147524305555556">
                <text:p>0.001475243055555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66042824074074">
                <text:p>0.0016604282407407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84561342592593">
                <text:p>0.00184561342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03078703703704">
                <text:p>0.0020307870370370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2159837962963">
                <text:p>0.0022159837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40116898148148">
                <text:p>0.00240116898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58635416666667">
                <text:p>0.002586354166666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277153935185185">
                <text:p>0.0027715393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95672453703704">
                <text:p>0.00295672453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14190972222222">
                <text:p>0.0031419097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32709490740741">
                <text:p>0.0033270949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51228009259259">
                <text:p>0.0035122800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69746527777778">
                <text:p>0.0036974652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88265046296296">
                <text:p>0.0038826504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06783564814815">
                <text:p>0.0040678356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25302083333333">
                <text:p>0.0042530208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43820601851852">
                <text:p>0.0044382060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6233912037037">
                <text:p>0.0046233912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80857638888889">
                <text:p>0.0048085763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99376157407407">
                <text:p>0.0049937615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17894675925926">
                <text:p>0.00517894675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536413194444445">
                <text:p>0.0053641319444444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54931712962963">
                <text:p>0.0055493171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73450231481481">
                <text:p>0.00573450231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9196875">
                <text:p>0.00591968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10487268518519">
                <text:p>0.006104872685185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29005787037037">
                <text:p>0.006290057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47524305555556">
                <text:p>0.0064752430555555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66042824074074">
                <text:p>0.0066604282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84561342592593">
                <text:p>0.0068456134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03079861111111">
                <text:p>0.0070307986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2159837962963">
                <text:p>0.0072159837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40116898148148">
                <text:p>0.0074011689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58635416666667">
                <text:p>0.0075863541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77153935185185">
                <text:p>0.0077715393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795672453703704">
                <text:p>0.0079567245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14190972222222">
                <text:p>0.0081419097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32709490740741">
                <text:p>0.0083270949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51228009259259">
                <text:p>0.0085122800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69746527777778">
                <text:p>0.0086974652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88265046296296">
                <text:p>0.008882650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06783564814815">
                <text:p>0.0090678356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25302083333333">
                <text:p>0.0092530208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43820601851852">
                <text:p>0.009438206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6233912037037">
                <text:p>0.00962339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80857638888889">
                <text:p>0.009808576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99376157407407">
                <text:p>0.009993761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1789467592593">
                <text:p>0.0101789467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3641319444444">
                <text:p>0.0103641319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5493171296296">
                <text:p>0.0105493171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7345023148148">
                <text:p>0.0107345023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9196875">
                <text:p>0.01091968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1048726851852">
                <text:p>0.0111048726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2900578703704">
                <text:p>0.011290057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4752430555556">
                <text:p>0.011475243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16604282407407">
                <text:p>0.011660428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8456134259259">
                <text:p>0.011845613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0307986111111">
                <text:p>0.012030798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2159837962963">
                <text:p>0.01221598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4011689814815">
                <text:p>0.0124011689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5863541666667">
                <text:p>0.0125863541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7715393518519">
                <text:p>0.0127715393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956724537037">
                <text:p>0.0129567245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1419097222222">
                <text:p>0.013141909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3270949074074">
                <text:p>0.0133270949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5122800925926">
                <text:p>0.0135122800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6974537037037">
                <text:p>0.01369745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882650462963">
                <text:p>0.013882650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0678356481481">
                <text:p>0.014067835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2530208333333">
                <text:p>0.0142530208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4382060185185">
                <text:p>0.014438206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6233796296296">
                <text:p>0.01462337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8085648148148">
                <text:p>0.01480856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49937615740741">
                <text:p>0.01499376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789467592593">
                <text:p>0.01517894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3641319444444">
                <text:p>0.01536413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493171296296">
                <text:p>0.01554931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345023148148">
                <text:p>0.01573450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9196875">
                <text:p>0.0159196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048726851852">
                <text:p>0.01610487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00578703704">
                <text:p>0.01629005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752430555556">
                <text:p>0.01647524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6604282407407">
                <text:p>0.01666042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8456134259259">
                <text:p>0.01684561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030787037037">
                <text:p>0.01703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2159837962963">
                <text:p>0.01721598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4011689814815">
                <text:p>0.017401168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5863541666667">
                <text:p>0.017586354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7715393518519">
                <text:p>0.0177715393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956724537037">
                <text:p>0.01795672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1419097222222">
                <text:p>0.018141909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3270949074074">
                <text:p>0.018327094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5122800925926">
                <text:p>0.018512280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6974652777778">
                <text:p>0.018697465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882650462963">
                <text:p>0.018882650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0678356481481">
                <text:p>0.019067835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2530208333333">
                <text:p>0.01925302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4382060185185">
                <text:p>0.01943820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6233912037037">
                <text:p>0.01962339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98085763888889">
                <text:p>0.01980857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9937615740741">
                <text:p>0.01999376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1789467592593">
                <text:p>0.02017894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3641319444444">
                <text:p>0.02036413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5493171296296">
                <text:p>0.02054931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345023148148">
                <text:p>0.02073450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196875">
                <text:p>0.02091968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1048726851852">
                <text:p>0.02110487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900578703704">
                <text:p>0.02129005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752430555556">
                <text:p>0.02147524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6604282407407">
                <text:p>0.02166042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8456134259259">
                <text:p>0.02184561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0307986111111">
                <text:p>0.02203079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2159837962963">
                <text:p>0.02221598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4011574074074">
                <text:p>0.0224011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5863541666667">
                <text:p>0.02258635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7715393518519">
                <text:p>0.02277153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956724537037">
                <text:p>0.02295672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1419097222222">
                <text:p>0.02314190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3270949074074">
                <text:p>0.02332709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35122800925926">
                <text:p>0.0235122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6974652777778">
                <text:p>0.0236974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82650462963">
                <text:p>0.0238826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678356481481">
                <text:p>0.0240678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30208333333">
                <text:p>0.0242530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382060185185">
                <text:p>0.0244382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233912037037">
                <text:p>0.0246233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085763888889">
                <text:p>0.0248085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37615740741">
                <text:p>0.0249937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789467592593">
                <text:p>0.02517894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641319444444">
                <text:p>0.02536413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493171296296">
                <text:p>0.0255493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345023148148">
                <text:p>0.02573450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196875">
                <text:p>0.0259196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1048726851852">
                <text:p>0.02610487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900578703704">
                <text:p>0.02629005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752430555556">
                <text:p>0.02647524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604282407407">
                <text:p>0.02666042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56134259259">
                <text:p>0.02684561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307986111111">
                <text:p>0.02703079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159837962963">
                <text:p>0.0272159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4011689814815">
                <text:p>0.02740116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863541666667">
                <text:p>0.02758635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715393518518">
                <text:p>0.0277715393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56724537037">
                <text:p>0.02795672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418981481481">
                <text:p>0.02814189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270949074074">
                <text:p>0.02832709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122800925926">
                <text:p>0.0285122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6974652777778">
                <text:p>0.02869746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82650462963">
                <text:p>0.02888265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0678356481481">
                <text:p>0.02906783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2530208333333">
                <text:p>0.0292530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4382060185185">
                <text:p>0.02943820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6233912037037">
                <text:p>0.0296233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085763888889">
                <text:p>0.02980857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9937615740741">
                <text:p>0.02999376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1789467592593">
                <text:p>0.03017894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641319444444">
                <text:p>0.03036413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493171296296">
                <text:p>0.03054931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07345023148148">
                <text:p>0.0307345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196875">
                <text:p>0.030919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1048726851852">
                <text:p>0.03110487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900578703704">
                <text:p>0.03129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752314814815">
                <text:p>0.03147523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604282407407">
                <text:p>0.03166042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456134259259">
                <text:p>0.03184561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307986111111">
                <text:p>0.03203079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159837962963">
                <text:p>0.032215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4011689814815">
                <text:p>0.03240116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863541666667">
                <text:p>0.03258635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715393518518">
                <text:p>0.03277153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56724537037">
                <text:p>0.03295672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419097222222">
                <text:p>0.0331419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270949074074">
                <text:p>0.03332709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122800925926">
                <text:p>0.03351228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6974652777778">
                <text:p>0.03369746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82650462963">
                <text:p>0.03388265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678356481481">
                <text:p>0.03406783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2530208333333">
                <text:p>0.03425302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4382060185185">
                <text:p>0.03443820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6233912037037">
                <text:p>0.0346233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8085763888889">
                <text:p>0.03480857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9937615740741">
                <text:p>0.03499376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1789467592593">
                <text:p>0.0351789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3641319444444">
                <text:p>0.0353641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493171296296">
                <text:p>0.0355493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345023148148">
                <text:p>0.03573450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9196875">
                <text:p>0.0359196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1048726851852">
                <text:p>0.0361048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900578703704">
                <text:p>0.03629005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4752430555555">
                <text:p>0.0364752430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604282407407">
                <text:p>0.0366604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456134259259">
                <text:p>0.03684561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307986111111">
                <text:p>0.03703079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159837962963">
                <text:p>0.0372159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4011689814815">
                <text:p>0.0374011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863541666667">
                <text:p>0.0375863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715393518518">
                <text:p>0.037771539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56724537037">
                <text:p>0.03795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419097222222">
                <text:p>0.03814190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270949074074">
                <text:p>0.0383270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5122800925926">
                <text:p>0.03851228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6974652777778">
                <text:p>0.03869746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82650462963">
                <text:p>0.0388826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678356481481">
                <text:p>0.03906783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2530208333333">
                <text:p>0.03925302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4382060185185">
                <text:p>0.03943820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6233912037037">
                <text:p>0.0396233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085763888889">
                <text:p>0.03980857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37615740741">
                <text:p>0.0399937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789467592593">
                <text:p>0.0401789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641319444444">
                <text:p>0.04036413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493171296296">
                <text:p>0.04054931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345023148148">
                <text:p>0.04073450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196875">
                <text:p>0.0409196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1048726851852">
                <text:p>0.0411048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900578703704">
                <text:p>0.04129005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752430555556">
                <text:p>0.04147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604282407407">
                <text:p>0.04166042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456134259259">
                <text:p>0.04184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307986111111">
                <text:p>0.04203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159837962963">
                <text:p>0.0422159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4011689814815">
                <text:p>0.04240116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63541666667">
                <text:p>0.04258635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715393518518">
                <text:p>0.042771539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56724537037">
                <text:p>0.04295672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1419097222222">
                <text:p>0.04314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270949074074">
                <text:p>0.04332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122685185185">
                <text:p>0.04351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974652777778">
                <text:p>0.04369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82650462963">
                <text:p>0.04388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678356481481">
                <text:p>0.04406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530208333333">
                <text:p>0.04425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382060185185">
                <text:p>0.04443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233912037037">
                <text:p>0.04462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085763888889">
                <text:p>0.04480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937615740741">
                <text:p>0.04499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789467592593">
                <text:p>0.04517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41319444444">
                <text:p>0.04536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493171296296">
                <text:p>0.04554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345023148148">
                <text:p>0.04573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196875">
                <text:p>0.04591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48726851852">
                <text:p>0.04610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900462962963">
                <text:p>0.04629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752430555556">
                <text:p>0.04647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604282407407">
                <text:p>0.04666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456134259259">
                <text:p>0.04684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307986111111">
                <text:p>0.04703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159837962963">
                <text:p>0.04721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4011689814815">
                <text:p>0.04740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863541666667">
                <text:p>0.04758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715393518519">
                <text:p>0.0477715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56724537037">
                <text:p>0.04795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419097222222">
                <text:p>0.04814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270949074074">
                <text:p>0.04832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122800925926">
                <text:p>0.04851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974652777778">
                <text:p>0.04869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82650462963">
                <text:p>0.04888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678240740741">
                <text:p>0.04906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530208333333">
                <text:p>0.04925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382060185185">
                <text:p>0.04943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233912037037">
                <text:p>0.04962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085763888889">
                <text:p>0.04980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937615740741">
                <text:p>0.04999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89467592593">
                <text:p>0.05017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41319444444">
                <text:p>0.05036413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493171296296">
                <text:p>0.05054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345023148148">
                <text:p>0.05073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96875">
                <text:p>0.05091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48726851852">
                <text:p>0.05110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900578703704">
                <text:p>0.05129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752430555556">
                <text:p>0.05147524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604282407407">
                <text:p>0.05166042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456134259259">
                <text:p>0.05184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307986111111">
                <text:p>0.05203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59837962963">
                <text:p>0.05221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4011689814815">
                <text:p>0.05240116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63541666667">
                <text:p>0.05258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715393518519">
                <text:p>0.0527715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6724537037">
                <text:p>0.05295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19097222222">
                <text:p>0.0531419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70949074074">
                <text:p>0.05332709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22800925926">
                <text:p>0.0535122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74652777778">
                <text:p>0.05369746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82650462963">
                <text:p>0.0538826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78356481481">
                <text:p>0.0540678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530208333333">
                <text:p>0.05425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82060185185">
                <text:p>0.05443820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233912037037">
                <text:p>0.054623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85763888889">
                <text:p>0.05480857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937615740741">
                <text:p>0.05499376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89467592593">
                <text:p>0.05517894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641319444445">
                <text:p>0.0553641319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93171296296">
                <text:p>0.0555493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345023148148">
                <text:p>0.0557345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96875">
                <text:p>0.055919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1048726851852">
                <text:p>0.0561048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900578703704">
                <text:p>0.0562900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752430555556">
                <text:p>0.05647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6604282407408">
                <text:p>0.056660428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56134259259">
                <text:p>0.05684561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307986111111">
                <text:p>0.05703079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59837962963">
                <text:p>0.057215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4011689814815">
                <text:p>0.05740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5863541666667">
                <text:p>0.0575863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715393518519">
                <text:p>0.0577715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956724537037">
                <text:p>0.0579567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419097222222">
                <text:p>0.05814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3270949074074">
                <text:p>0.05832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5122685185185">
                <text:p>0.05851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6974652777778">
                <text:p>0.05869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882650462963">
                <text:p>0.05888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678356481482">
                <text:p>0.05906783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2530208333333">
                <text:p>0.05925302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82060185185">
                <text:p>0.05943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6233912037037">
                <text:p>0.05962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8085763888889">
                <text:p>0.05980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9937615740741">
                <text:p>0.05999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1789467592593">
                <text:p>0.06017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641319444445">
                <text:p>0.06036413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5493171296296">
                <text:p>0.06054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7345023148148">
                <text:p>0.06073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9196875">
                <text:p>0.06091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1048726851852">
                <text:p>0.06110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900578703704">
                <text:p>0.06129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4752430555556">
                <text:p>0.06147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6604282407407">
                <text:p>0.06166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456134259259">
                <text:p>0.06184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0307986111111">
                <text:p>0.06203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2159837962963">
                <text:p>0.06221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4011689814815">
                <text:p>0.06240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863541666667">
                <text:p>0.06258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7715393518519">
                <text:p>0.0627715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956724537037">
                <text:p>0.06295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1419097222222">
                <text:p>0.06314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3270949074074">
                <text:p>0.06332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5122800925926">
                <text:p>0.06351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6974652777778">
                <text:p>0.06369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882650462963">
                <text:p>0.06388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0678356481482">
                <text:p>0.06406783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530208333333">
                <text:p>0.06425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4382060185185">
                <text:p>0.0644382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6233912037037">
                <text:p>0.064623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8085763888889">
                <text:p>0.06480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9937615740741">
                <text:p>0.06499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1789467592593">
                <text:p>0.06517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3641319444444">
                <text:p>0.06536413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5493171296296">
                <text:p>0.06554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7345023148148">
                <text:p>0.06573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9196875">
                <text:p>0.06591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1048726851852">
                <text:p>0.06610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2900578703704">
                <text:p>0.06629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4752430555556">
                <text:p>0.06647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604282407407">
                <text:p>0.0666604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456134259259">
                <text:p>0.06684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307986111111">
                <text:p>0.0670307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159837962963">
                <text:p>0.067215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4011689814815">
                <text:p>0.0674011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5863425925926">
                <text:p>0.06758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7715393518519">
                <text:p>0.06777153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956724537037">
                <text:p>0.06795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419097222222">
                <text:p>0.0681419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270949074074">
                <text:p>0.06832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5122800925926">
                <text:p>0.06851228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6974652777778">
                <text:p>0.06869746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8826388888889">
                <text:p>0.068882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678356481482">
                <text:p>0.06906783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530208333333">
                <text:p>0.06925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4382060185185">
                <text:p>0.069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33912037037">
                <text:p>0.069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8085763888889">
                <text:p>0.06980857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9937615740741">
                <text:p>0.06999376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789467592593">
                <text:p>0.07017894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641319444445">
                <text:p>0.07036413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493171296296">
                <text:p>0.0705493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7345023148148">
                <text:p>0.07073450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196875">
                <text:p>0.07091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1048726851852">
                <text:p>0.07110487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2900578703704">
                <text:p>0.07129005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4752430555556">
                <text:p>0.0714752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6604282407408">
                <text:p>0.0716604282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456134259259">
                <text:p>0.07184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0307986111111">
                <text:p>0.072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159837962963">
                <text:p>0.07221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11689814815">
                <text:p>0.072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863541666667">
                <text:p>0.07258635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715393518518">
                <text:p>0.07277153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56724537037">
                <text:p>0.07295672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1419097222222">
                <text:p>0.073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270949074074">
                <text:p>0.07332709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5122800925926">
                <text:p>0.073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974652777778">
                <text:p>0.073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2650462963">
                <text:p>0.0738826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678356481481">
                <text:p>0.0740678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530208333333">
                <text:p>0.0742530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382060185185">
                <text:p>0.074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33912037037">
                <text:p>0.074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085763888889">
                <text:p>0.074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37615740741">
                <text:p>0.074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89467592593">
                <text:p>0.07517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41319444445">
                <text:p>0.07536413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493171296296">
                <text:p>0.07554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45023148148">
                <text:p>0.07573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196875">
                <text:p>0.075919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1048726851852">
                <text:p>0.07610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900578703704">
                <text:p>0.07629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752314814815">
                <text:p>0.07647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604282407408">
                <text:p>0.07666042824074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456134259259">
                <text:p>0.07684561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307986111111">
                <text:p>0.077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159837962963">
                <text:p>0.07721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4011689814815">
                <text:p>0.077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863541666667">
                <text:p>0.07758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715393518519">
                <text:p>0.07777153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6724537037">
                <text:p>0.07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19097222222">
                <text:p>0.078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270949074074">
                <text:p>0.07832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22800925926">
                <text:p>0.078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974652777778">
                <text:p>0.078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2650462963">
                <text:p>0.07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678356481481">
                <text:p>0.079067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30208333333">
                <text:p>0.07925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382060185185">
                <text:p>0.079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233912037037">
                <text:p>0.079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8085763888889">
                <text:p>0.079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937615740741">
                <text:p>0.079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789467592593">
                <text:p>0.08017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641319444444">
                <text:p>0.0803641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93171296296">
                <text:p>0.08054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345023148148">
                <text:p>0.08073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196875">
                <text:p>0.08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1048726851852">
                <text:p>0.08110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900578703704">
                <text:p>0.08129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752430555556">
                <text:p>0.0814752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604282407407">
                <text:p>0.0816604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456134259259">
                <text:p>0.08184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307986111111">
                <text:p>0.082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159837962963">
                <text:p>0.08221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4011689814815">
                <text:p>0.082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863541666667">
                <text:p>0.08258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715393518519">
                <text:p>0.08277153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56724537037">
                <text:p>0.08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419097222222">
                <text:p>0.083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270949074074">
                <text:p>0.08332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122800925926">
                <text:p>0.083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974652777778">
                <text:p>0.083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82650462963">
                <text:p>0.08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678356481481">
                <text:p>0.084067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530208333333">
                <text:p>0.08425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382060185185">
                <text:p>0.084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233912037037">
                <text:p>0.084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8085763888889">
                <text:p>0.084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937615740741">
                <text:p>0.084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789467592593">
                <text:p>0.08517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641319444444">
                <text:p>0.0853641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93171296296">
                <text:p>0.08554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345023148148">
                <text:p>0.08573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196875">
                <text:p>0.08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1048726851852">
                <text:p>0.08610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900578703704">
                <text:p>0.08629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752430555556">
                <text:p>0.0864752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604282407407">
                <text:p>0.0866604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456134259259">
                <text:p>0.08684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307986111111">
                <text:p>0.087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159722222222">
                <text:p>0.08721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4011689814815">
                <text:p>0.087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863541666667">
                <text:p>0.08758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715393518518">
                <text:p>0.08777153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56724537037">
                <text:p>0.08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419097222222">
                <text:p>0.088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270949074074">
                <text:p>0.08832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122800925926">
                <text:p>0.088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6974652777778">
                <text:p>0.088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82650462963">
                <text:p>0.08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678356481481">
                <text:p>0.089067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530208333333">
                <text:p>0.08925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382060185185">
                <text:p>0.089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233912037037">
                <text:p>0.089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8085763888889">
                <text:p>0.089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937615740741">
                <text:p>0.089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789467592593">
                <text:p>0.09017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641319444445">
                <text:p>0.09036413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493171296296">
                <text:p>0.09054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345023148148">
                <text:p>0.09073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196875">
                <text:p>0.09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1048726851852">
                <text:p>0.09110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900578703704">
                <text:p>0.09129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752430555556">
                <text:p>0.0914752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604282407407">
                <text:p>0.0916604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456134259259">
                <text:p>0.09184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307986111111">
                <text:p>0.092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2159837962963">
                <text:p>0.09221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4011689814815">
                <text:p>0.092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863541666667">
                <text:p>0.09258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715393518518">
                <text:p>0.09277153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56724537037">
                <text:p>0.09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1419097222222">
                <text:p>0.093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270949074074">
                <text:p>0.09332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122800925926">
                <text:p>0.093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974652777778">
                <text:p>0.093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82650462963">
                <text:p>0.09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678356481481">
                <text:p>0.094067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530208333333">
                <text:p>0.09425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382060185185">
                <text:p>0.094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233912037037">
                <text:p>0.094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8085763888889">
                <text:p>0.094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937615740741">
                <text:p>0.094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1789467592593">
                <text:p>0.0951789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641319444444">
                <text:p>0.0953641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493171296296">
                <text:p>0.09554931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345023148148">
                <text:p>0.09573450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9196875">
                <text:p>0.09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1048726851852">
                <text:p>0.0961048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900578703704">
                <text:p>0.09629005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752430555556">
                <text:p>0.0964752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604282407407">
                <text:p>0.0966604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456134259259">
                <text:p>0.09684561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307986111111">
                <text:p>0.0970307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159837962963">
                <text:p>0.097215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4011689814815">
                <text:p>0.0974011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5863541666667">
                <text:p>0.09758635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715393518518">
                <text:p>0.09777153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56724537037">
                <text:p>0.09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419097222222">
                <text:p>0.09814190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270949074074">
                <text:p>0.09832709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122800925926">
                <text:p>0.0985122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6974652777778">
                <text:p>0.0986974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82650462963">
                <text:p>0.09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678356481481">
                <text:p>0.0990678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530208333333">
                <text:p>0.0992530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382060185185">
                <text:p>0.0994382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233912037037">
                <text:p>0.099623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8085763888889">
                <text:p>0.0998085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937615740741">
                <text:p>0.0999937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8946759259">
                <text:p>0.100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64131944444">
                <text:p>0.100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4931712963">
                <text:p>0.100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34502314815">
                <text:p>0.100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196875">
                <text:p>0.10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104872685185">
                <text:p>0.10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9005787037">
                <text:p>0.101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75243055556">
                <text:p>0.101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60428240741">
                <text:p>0.101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45613425926">
                <text:p>0.10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30798611111">
                <text:p>0.102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15983796296">
                <text:p>0.102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401168981481">
                <text:p>0.102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86354166667">
                <text:p>0.10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71539351852">
                <text:p>0.102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56724537037">
                <text:p>0.10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41909722222">
                <text:p>0.103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27094907407">
                <text:p>0.103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12280092593">
                <text:p>0.10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697465277778">
                <text:p>0.103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82650462963">
                <text:p>0.10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67835648148">
                <text:p>0.104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53020833333">
                <text:p>0.104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38206018519">
                <text:p>0.104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23391203704">
                <text:p>0.104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808576388889">
                <text:p>0.10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93761574074">
                <text:p>0.104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78946759259">
                <text:p>0.105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64131944444">
                <text:p>0.105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4931712963">
                <text:p>0.105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34502314815">
                <text:p>0.105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196875">
                <text:p>0.10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104872685185">
                <text:p>0.106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9005787037">
                <text:p>0.106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75243055556">
                <text:p>0.106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60428240741">
                <text:p>0.106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45613425926">
                <text:p>0.106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30798611111">
                <text:p>0.10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15983796296">
                <text:p>0.107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401168981481">
                <text:p>0.107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86354166667">
                <text:p>0.107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71539351852">
                <text:p>0.107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56724537037">
                <text:p>0.10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41909722222">
                <text:p>0.108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27094907407">
                <text:p>0.108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12280092593">
                <text:p>0.108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97465277778">
                <text:p>0.108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82650462963">
                <text:p>0.10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67835648148">
                <text:p>0.109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53020833333">
                <text:p>0.109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38206018519">
                <text:p>0.109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23391203704">
                <text:p>0.109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08576388889">
                <text:p>0.109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93761574074">
                <text:p>0.109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78946759259">
                <text:p>0.110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64131944444">
                <text:p>0.110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931712963">
                <text:p>0.110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734502314815">
                <text:p>0.110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96875">
                <text:p>0.11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104872685185">
                <text:p>0.11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9005787037">
                <text:p>0.111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75243055556">
                <text:p>0.111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60428240741">
                <text:p>0.111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45613425926">
                <text:p>0.11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30798611111">
                <text:p>0.112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15983796296">
                <text:p>0.112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401168981481">
                <text:p>0.112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6354166667">
                <text:p>0.11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71539351852">
                <text:p>0.112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6724537037">
                <text:p>0.11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41909722222">
                <text:p>0.113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7094907407">
                <text:p>0.113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12280092593">
                <text:p>0.11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697465277778">
                <text:p>0.113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82650462963">
                <text:p>0.11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67835648148">
                <text:p>0.114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53020833333">
                <text:p>0.114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38206018519">
                <text:p>0.114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23391203704">
                <text:p>0.114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08576388889">
                <text:p>0.11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93761574074">
                <text:p>0.114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78946759259">
                <text:p>0.115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64131944444">
                <text:p>0.115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4931712963">
                <text:p>0.115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34502314815">
                <text:p>0.115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196875">
                <text:p>0.11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104872685185">
                <text:p>0.116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9005787037">
                <text:p>0.116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75243055556">
                <text:p>0.116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60428240741">
                <text:p>0.116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5613425926">
                <text:p>0.116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30798611111">
                <text:p>0.11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5983796296">
                <text:p>0.117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401168981481">
                <text:p>0.117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6354166667">
                <text:p>0.117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71539351852">
                <text:p>0.117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6724537037">
                <text:p>0.11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41909722222">
                <text:p>0.118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7094907407">
                <text:p>0.118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12280092593">
                <text:p>0.118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7465277778">
                <text:p>0.118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82650462963">
                <text:p>0.11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7835648148">
                <text:p>0.119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53020833333">
                <text:p>0.119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8206018519">
                <text:p>0.119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23391203704">
                <text:p>0.119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08576388889">
                <text:p>0.119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93761574074">
                <text:p>0.119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78946759259">
                <text:p>0.120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64131944444">
                <text:p>0.120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4931712963">
                <text:p>0.120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34502314815">
                <text:p>0.120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196875">
                <text:p>0.12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104872685185">
                <text:p>0.12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9005787037">
                <text:p>0.121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75243055556">
                <text:p>0.121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60428240741">
                <text:p>0.121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5613425926">
                <text:p>0.12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30798611111">
                <text:p>0.122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5972222222">
                <text:p>0.12221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401168981481">
                <text:p>0.122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6354166667">
                <text:p>0.12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71539351852">
                <text:p>0.122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6724537037">
                <text:p>0.12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41909722222">
                <text:p>0.123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7094907407">
                <text:p>0.123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12280092593">
                <text:p>0.12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7465277778">
                <text:p>0.123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82650462963">
                <text:p>0.12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7835648148">
                <text:p>0.124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53020833333">
                <text:p>0.124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8206018519">
                <text:p>0.124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23391203704">
                <text:p>0.124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08576388889">
                <text:p>0.12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93761574074">
                <text:p>0.124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78946759259">
                <text:p>0.125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64131944444">
                <text:p>0.125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4931712963">
                <text:p>0.125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34502314815">
                <text:p>0.125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196875">
                <text:p>0.12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104872685185">
                <text:p>0.126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9005787037">
                <text:p>0.126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75243055556">
                <text:p>0.126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60428240741">
                <text:p>0.126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5613425926">
                <text:p>0.126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30798611111">
                <text:p>0.12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5983796296">
                <text:p>0.127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401168981481">
                <text:p>0.127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6354166667">
                <text:p>0.127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71539351852">
                <text:p>0.127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6724537037">
                <text:p>0.12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41909722222">
                <text:p>0.128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7094907407">
                <text:p>0.128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12280092593">
                <text:p>0.128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7465277778">
                <text:p>0.128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82650462963">
                <text:p>0.12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7835648148">
                <text:p>0.129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53020833333">
                <text:p>0.129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8206018519">
                <text:p>0.129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23391203704">
                <text:p>0.129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08576388889">
                <text:p>0.129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93761574074">
                <text:p>0.129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78946759259">
                <text:p>0.130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64131944444">
                <text:p>0.130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4931712963">
                <text:p>0.130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34502314815">
                <text:p>0.130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96875">
                <text:p>0.13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104872685185">
                <text:p>0.13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9005787037">
                <text:p>0.131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75243055556">
                <text:p>0.131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60428240741">
                <text:p>0.131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5613425926">
                <text:p>0.13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30798611111">
                <text:p>0.132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5983796296">
                <text:p>0.132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401168981481">
                <text:p>0.132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6354166667">
                <text:p>0.13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71539351852">
                <text:p>0.132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6724537037">
                <text:p>0.13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41909722222">
                <text:p>0.133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7094907407">
                <text:p>0.133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12280092593">
                <text:p>0.13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7465277778">
                <text:p>0.133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82650462963">
                <text:p>0.133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7835648148">
                <text:p>0.134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53020833333">
                <text:p>0.134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8206018519">
                <text:p>0.134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23391203704">
                <text:p>0.134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8576388889">
                <text:p>0.13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93761574074">
                <text:p>0.134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8946759259">
                <text:p>0.135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64131944444">
                <text:p>0.135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931712963">
                <text:p>0.135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34502314815">
                <text:p>0.135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96875">
                <text:p>0.13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104872685185">
                <text:p>0.136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9005787037">
                <text:p>0.136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75243055556">
                <text:p>0.136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60428240741">
                <text:p>0.136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5613425926">
                <text:p>0.136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30798611111">
                <text:p>0.13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5983796296">
                <text:p>0.137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401168981481">
                <text:p>0.13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86342592593">
                <text:p>0.13758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71539351852">
                <text:p>0.13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56724537037">
                <text:p>0.137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41909722222">
                <text:p>0.138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7094907407">
                <text:p>0.138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12280092593">
                <text:p>0.138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7453703704">
                <text:p>0.138697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82650462963">
                <text:p>0.1388826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7835648148">
                <text:p>0.139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53020833333">
                <text:p>0.13925302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8206018518">
                <text:p>0.13943820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23391203704">
                <text:p>0.139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8576388889">
                <text:p>0.13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93761574074">
                <text:p>0.13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78946759259">
                <text:p>0.140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64131944444">
                <text:p>0.14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931712963">
                <text:p>0.140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34502314815">
                <text:p>0.1407345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96875">
                <text:p>0.140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104872685185">
                <text:p>0.14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9005787037">
                <text:p>0.141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75243055556">
                <text:p>0.14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60428240741">
                <text:p>0.14166042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5613425926">
                <text:p>0.14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30798611111">
                <text:p>0.14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15983796296">
                <text:p>0.142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401168981481">
                <text:p>0.1424011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6354166667">
                <text:p>0.14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71539351852">
                <text:p>0.1427715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6724537037">
                <text:p>0.1429567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41898148148">
                <text:p>0.143141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7094907407">
                <text:p>0.14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12280092593">
                <text:p>0.14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7465277778">
                <text:p>0.14369746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2650462963">
                <text:p>0.14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67835648148">
                <text:p>0.144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3020833333">
                <text:p>0.14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38206018519">
                <text:p>0.1444382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337962963">
                <text:p>0.1446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8576388889">
                <text:p>0.14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93761574074">
                <text:p>0.1449937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8946759259">
                <text:p>0.14517894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4131944444">
                <text:p>0.14536413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931712963">
                <text:p>0.1455493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4502314815">
                <text:p>0.14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9196875">
                <text:p>0.145919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4872685185">
                <text:p>0.14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9005787037">
                <text:p>0.14629005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5243055556">
                <text:p>0.146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60428240741">
                <text:p>0.14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45613425926">
                <text:p>0.146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30798611111">
                <text:p>0.14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5983796296">
                <text:p>0.14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401168981481">
                <text:p>0.14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86354166667">
                <text:p>0.14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71539351852">
                <text:p>0.14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56724537037">
                <text:p>0.14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41909722222">
                <text:p>0.1481419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7094907407">
                <text:p>0.1483270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2280092593">
                <text:p>0.148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7465277778">
                <text:p>0.14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82650462963">
                <text:p>0.14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67835648148">
                <text:p>0.14906783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3020833333">
                <text:p>0.14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38206018519">
                <text:p>0.14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23391203704">
                <text:p>0.149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8576388889">
                <text:p>0.14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93761574074">
                <text:p>0.14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78946759259">
                <text:p>0.15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64131944444">
                <text:p>0.15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4931712963">
                <text:p>0.15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34502314815">
                <text:p>0.15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196875">
                <text:p>0.15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104872685185">
                <text:p>0.151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9005787037">
                <text:p>0.15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75243055556">
                <text:p>0.15147524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0428240741">
                <text:p>0.15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45613425926">
                <text:p>0.1518456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30798611111">
                <text:p>0.15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15983796296">
                <text:p>0.1522159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401168981481">
                <text:p>0.15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86354166667">
                <text:p>0.1525863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1539351852">
                <text:p>0.15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56724537037">
                <text:p>0.15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41909722222">
                <text:p>0.15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27094907407">
                <text:p>0.15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12280092593">
                <text:p>0.15351228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7465277778">
                <text:p>0.15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82650462963">
                <text:p>0.15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67835648148">
                <text:p>0.15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53020833333">
                <text:p>0.15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38206018519">
                <text:p>0.154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23391203704">
                <text:p>0.1546233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08576388889">
                <text:p>0.1548085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3761574074">
                <text:p>0.15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78946759259">
                <text:p>0.15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64131944444">
                <text:p>0.15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4931712963">
                <text:p>0.15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34502314815">
                <text:p>0.15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96875">
                <text:p>0.15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104872685185">
                <text:p>0.15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9005787037">
                <text:p>0.15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75243055556">
                <text:p>0.15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60428240741">
                <text:p>0.15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45613425926">
                <text:p>0.15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30798611111">
                <text:p>0.15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215983796296">
                <text:p>0.15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401168981481">
                <text:p>0.15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86354166667">
                <text:p>0.15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71539351852">
                <text:p>0.15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56724537037">
                <text:p>0.15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41909722222">
                <text:p>0.15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27094907407">
                <text:p>0.15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512280092593">
                <text:p>0.15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97465277778">
                <text:p>0.15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82650462963">
                <text:p>0.15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67835648148">
                <text:p>0.15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53020833333">
                <text:p>0.15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38206018519">
                <text:p>0.15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23391203704">
                <text:p>0.159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808576388889">
                <text:p>0.15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93761574074">
                <text:p>0.15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178946759259">
                <text:p>0.16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364131944444">
                <text:p>0.16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54931712963">
                <text:p>0.16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34502314815">
                <text:p>0.16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196875">
                <text:p>0.16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104872685185">
                <text:p>0.1611048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005787037">
                <text:p>0.16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475243055556">
                <text:p>0.16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660428240741">
                <text:p>0.16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845613425926">
                <text:p>0.161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30798611111">
                <text:p>0.16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15983796296">
                <text:p>0.162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401168981481">
                <text:p>0.16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586354166667">
                <text:p>0.162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771539351852">
                <text:p>0.16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956724537037">
                <text:p>0.16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141909722222">
                <text:p>0.16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327094907407">
                <text:p>0.16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12280092593">
                <text:p>0.16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697465277778">
                <text:p>0.16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82650462963">
                <text:p>0.16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7835648148">
                <text:p>0.16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53020833333">
                <text:p>0.16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438206018519">
                <text:p>0.164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23391203704">
                <text:p>0.16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08576388889">
                <text:p>0.164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993761574074">
                <text:p>0.16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178946759259">
                <text:p>0.16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64131944444">
                <text:p>0.16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931712963">
                <text:p>0.16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34502314815">
                <text:p>0.16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96875">
                <text:p>0.16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104861111111">
                <text:p>0.166104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9005787037">
                <text:p>0.16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75243055556">
                <text:p>0.16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60428240741">
                <text:p>0.16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5613425926">
                <text:p>0.16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30798611111">
                <text:p>0.16703079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5983796296">
                <text:p>0.16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401168981481">
                <text:p>0.16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86354166667">
                <text:p>0.16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71539351852">
                <text:p>0.16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6724537037">
                <text:p>0.16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141909722222">
                <text:p>0.16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7094907407">
                <text:p>0.16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12280092593">
                <text:p>0.16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697465277778">
                <text:p>0.16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82650462963">
                <text:p>0.16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67835648148">
                <text:p>0.16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53020833333">
                <text:p>0.16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38206018519">
                <text:p>0.16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23391203704">
                <text:p>0.169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08576388889">
                <text:p>0.16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93761574074">
                <text:p>0.16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78946759259">
                <text:p>0.17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64131944444">
                <text:p>0.17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4931712963">
                <text:p>0.17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34502314815">
                <text:p>0.17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196875">
                <text:p>0.17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104872685185">
                <text:p>0.171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9005787037">
                <text:p>0.17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75243055556">
                <text:p>0.17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60428240741">
                <text:p>0.17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5613425926">
                <text:p>0.171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30798611111">
                <text:p>0.17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5983796296">
                <text:p>0.172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401168981481">
                <text:p>0.17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6354166667">
                <text:p>0.172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71539351852">
                <text:p>0.17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6724537037">
                <text:p>0.17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41909722222">
                <text:p>0.17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7094907407">
                <text:p>0.17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2280092593">
                <text:p>0.17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7465277778">
                <text:p>0.17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82638888889">
                <text:p>0.17388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67835648148">
                <text:p>0.17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3020833333">
                <text:p>0.17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38206018519">
                <text:p>0.174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3391203704">
                <text:p>0.17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08576388889">
                <text:p>0.174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3761574074">
                <text:p>0.17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78946759259">
                <text:p>0.17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4131944444">
                <text:p>0.17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4931712963">
                <text:p>0.17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34502314815">
                <text:p>0.17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196875">
                <text:p>0.17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4872685185">
                <text:p>0.17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9005787037">
                <text:p>0.17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75243055556">
                <text:p>0.17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60428240741">
                <text:p>0.17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5613425926">
                <text:p>0.17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30798611111">
                <text:p>0.17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5983796296">
                <text:p>0.17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401168981481">
                <text:p>0.17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6354166667">
                <text:p>0.17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71539351852">
                <text:p>0.17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6724537037">
                <text:p>0.17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41909722222">
                <text:p>0.17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7094907407">
                <text:p>0.17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12280092593">
                <text:p>0.17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7465277778">
                <text:p>0.17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82650462963">
                <text:p>0.17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67835648148">
                <text:p>0.17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53020833333">
                <text:p>0.17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8206018519">
                <text:p>0.17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23391203704">
                <text:p>0.179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8576388889">
                <text:p>0.17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3761574074">
                <text:p>0.17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8946759259">
                <text:p>0.18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4131944444">
                <text:p>0.18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931712963">
                <text:p>0.18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4502314815">
                <text:p>0.18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96875">
                <text:p>0.18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4872685185">
                <text:p>0.181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9005787037">
                <text:p>0.18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75243055556">
                <text:p>0.18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60428240741">
                <text:p>0.18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5613425926">
                <text:p>0.181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30798611111">
                <text:p>0.18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5972222222">
                <text:p>0.18221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401168981481">
                <text:p>0.18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6354166667">
                <text:p>0.182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71539351852">
                <text:p>0.18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6724537037">
                <text:p>0.18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41909722222">
                <text:p>0.18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7094907407">
                <text:p>0.18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2280092593">
                <text:p>0.18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7465277778">
                <text:p>0.18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82650462963">
                <text:p>0.18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7835648148">
                <text:p>0.18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53020833333">
                <text:p>0.18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8206018519">
                <text:p>0.184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23391203704">
                <text:p>0.18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08576388889">
                <text:p>0.184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93761574074">
                <text:p>0.18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78946759259">
                <text:p>0.18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64131944444">
                <text:p>0.18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4931712963">
                <text:p>0.18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34502314815">
                <text:p>0.18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196875">
                <text:p>0.18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104872685185">
                <text:p>0.18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9005787037">
                <text:p>0.18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75243055556">
                <text:p>0.18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60428240741">
                <text:p>0.18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5613425926">
                <text:p>0.18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30798611111">
                <text:p>0.18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5983796296">
                <text:p>0.18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401168981481">
                <text:p>0.18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6354166667">
                <text:p>0.18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71539351852">
                <text:p>0.18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6724537037">
                <text:p>0.18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141909722222">
                <text:p>0.18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7094907407">
                <text:p>0.18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12280092593">
                <text:p>0.18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697465277778">
                <text:p>0.18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82650462963">
                <text:p>0.18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7835648148">
                <text:p>0.18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253020833333">
                <text:p>0.18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38206018519">
                <text:p>0.18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623391203704">
                <text:p>0.189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808576388889">
                <text:p>0.18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993761574074">
                <text:p>0.18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178946759259">
                <text:p>0.19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364131944444">
                <text:p>0.19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54931712963">
                <text:p>0.19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734502314815">
                <text:p>0.19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9196875">
                <text:p>0.19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104872685185">
                <text:p>0.191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29005787037">
                <text:p>0.19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475243055556">
                <text:p>0.19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660428240741">
                <text:p>0.19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845613425926">
                <text:p>0.191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030798611111">
                <text:p>0.19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215972222222">
                <text:p>0.19221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401168981481">
                <text:p>0.19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586354166667">
                <text:p>0.192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771539351852">
                <text:p>0.19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956724537037">
                <text:p>0.19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141909722222">
                <text:p>0.19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327094907407">
                <text:p>0.19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512280092593">
                <text:p>0.19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697465277778">
                <text:p>0.19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882650462963">
                <text:p>0.19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067835648148">
                <text:p>0.19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53020833333">
                <text:p>0.19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438206018519">
                <text:p>0.194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623391203704">
                <text:p>0.19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808576388889">
                <text:p>0.194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993761574074">
                <text:p>0.19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178946759259">
                <text:p>0.19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364131944444">
                <text:p>0.19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54931712963">
                <text:p>0.19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734502314815">
                <text:p>0.19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9196875">
                <text:p>0.19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104872685185">
                <text:p>0.19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29005787037">
                <text:p>0.19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475243055556">
                <text:p>0.19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660428240741">
                <text:p>0.19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845613425926">
                <text:p>0.19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030798611111">
                <text:p>0.19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215983796296">
                <text:p>0.19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401168981481">
                <text:p>0.19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586354166667">
                <text:p>0.19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771539351852">
                <text:p>0.19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956724537037">
                <text:p>0.19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141909722222">
                <text:p>0.19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327094907407">
                <text:p>0.19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512280092593">
                <text:p>0.19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697465277778">
                <text:p>0.198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882650462963">
                <text:p>0.198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067835648148">
                <text:p>0.19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253020833333">
                <text:p>0.19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438206018519">
                <text:p>0.19943820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623391203704">
                <text:p>0.199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808576388889">
                <text:p>0.19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993761574074">
                <text:p>0.19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178946759259">
                <text:p>0.20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364131944444">
                <text:p>0.20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54931712963">
                <text:p>0.20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734502314815">
                <text:p>0.20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9196875">
                <text:p>0.200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104872685185">
                <text:p>0.201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29005787037">
                <text:p>0.20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475243055556">
                <text:p>0.20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660428240741">
                <text:p>0.20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845613425926">
                <text:p>0.20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30798611111">
                <text:p>0.202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215983796296">
                <text:p>0.202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401168981481">
                <text:p>0.20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586354166667">
                <text:p>0.202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771539351852">
                <text:p>0.20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956724537037">
                <text:p>0.202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141909722222">
                <text:p>0.20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327094907407">
                <text:p>0.20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512280092593">
                <text:p>0.20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697465277778">
                <text:p>0.20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882650462963">
                <text:p>0.20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067835648148">
                <text:p>0.20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253009259259">
                <text:p>0.204253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438206018518">
                <text:p>0.2044382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623391203704">
                <text:p>0.20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808576388889">
                <text:p>0.204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993761574074">
                <text:p>0.20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178946759259">
                <text:p>0.205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364131944444">
                <text:p>0.20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54931712963">
                <text:p>0.205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734502314815">
                <text:p>0.20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9196875">
                <text:p>0.2059196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104872685185">
                <text:p>0.20610487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29005787037">
                <text:p>0.20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475243055556">
                <text:p>0.206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660428240741">
                <text:p>0.206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845613425926">
                <text:p>0.206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030798611111">
                <text:p>0.20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215983796296">
                <text:p>0.2072159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401168981481">
                <text:p>0.20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586354166667">
                <text:p>0.20758635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771539351852">
                <text:p>0.207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956724537037">
                <text:p>0.2079567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141909722222">
                <text:p>0.208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327094907407">
                <text:p>0.20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2280092593">
                <text:p>0.20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7465277778">
                <text:p>0.20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82650462963">
                <text:p>0.20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67835648148">
                <text:p>0.209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253020833333">
                <text:p>0.20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438206018518">
                <text:p>0.20943820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623391203704">
                <text:p>0.20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08576388889">
                <text:p>0.20980857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993761574074">
                <text:p>0.209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178946759259">
                <text:p>0.21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4131944444">
                <text:p>0.210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54931712963">
                <text:p>0.2105493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734502314815">
                <text:p>0.21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9196875">
                <text:p>0.21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104872685185">
                <text:p>0.21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9005787037">
                <text:p>0.211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475243055556">
                <text:p>0.21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660428240741">
                <text:p>0.21166042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845613425926">
                <text:p>0.2118456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030798611111">
                <text:p>0.21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5983796296">
                <text:p>0.21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401168981481">
                <text:p>0.21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586354166667">
                <text:p>0.21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71539351852">
                <text:p>0.2127715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956724537037">
                <text:p>0.21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41909722222">
                <text:p>0.21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27094907407">
                <text:p>0.21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12280092593">
                <text:p>0.21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697465277778">
                <text:p>0.21369746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882650462963">
                <text:p>0.2138826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067835648148">
                <text:p>0.21406783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253020833333">
                <text:p>0.214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438206018518">
                <text:p>0.214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23391203704">
                <text:p>0.21462339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808576388889">
                <text:p>0.21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93761574074">
                <text:p>0.21499376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178946759259">
                <text:p>0.21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64131944444">
                <text:p>0.2153641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54931712963">
                <text:p>0.21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34502314815">
                <text:p>0.215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9196875">
                <text:p>0.21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104872685185">
                <text:p>0.21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9005787037">
                <text:p>0.21629005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475243055556">
                <text:p>0.21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60428240741">
                <text:p>0.21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5613425926">
                <text:p>0.21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30798611111">
                <text:p>0.2170307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215983796296">
                <text:p>0.21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401168981481">
                <text:p>0.217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586354166667">
                <text:p>0.21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71539351852">
                <text:p>0.21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56724537037">
                <text:p>0.21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41909722222">
                <text:p>0.21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7094907407">
                <text:p>0.218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512280092593">
                <text:p>0.218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697465277778">
                <text:p>0.21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82650462963">
                <text:p>0.21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67835648148">
                <text:p>0.21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53020833333">
                <text:p>0.2192530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438206018518">
                <text:p>0.219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23391203704">
                <text:p>0.21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08576388889">
                <text:p>0.21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93761574074">
                <text:p>0.21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78946759259">
                <text:p>0.22017894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364131944444">
                <text:p>0.220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4931712963">
                <text:p>0.22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34502314815">
                <text:p>0.22073450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9196875">
                <text:p>0.22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104872685185">
                <text:p>0.22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9005787037">
                <text:p>0.22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75243055556">
                <text:p>0.22147524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660428240741">
                <text:p>0.22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45613425926">
                <text:p>0.22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30798611111">
                <text:p>0.22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15983796296">
                <text:p>0.22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401168981481">
                <text:p>0.22240116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586354166667">
                <text:p>0.22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71539351852">
                <text:p>0.222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56724537037">
                <text:p>0.22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41909722222">
                <text:p>0.22314190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327094907407">
                <text:p>0.22332709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512280092593">
                <text:p>0.2235122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697465277778">
                <text:p>0.22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82650462963">
                <text:p>0.22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067835648148">
                <text:p>0.22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53020833333">
                <text:p>0.22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38206018519">
                <text:p>0.22443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23391203704">
                <text:p>0.22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808576388889">
                <text:p>0.22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993761574074">
                <text:p>0.224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78946759259">
                <text:p>0.22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64131944444">
                <text:p>0.22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4931712963">
                <text:p>0.22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34502314815">
                <text:p>0.225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196875">
                <text:p>0.22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104872685185">
                <text:p>0.22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9005787037">
                <text:p>0.22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75243055556">
                <text:p>0.22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60428240741">
                <text:p>0.22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45613425926">
                <text:p>0.22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30798611111">
                <text:p>0.227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215983796296">
                <text:p>0.22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401168981481">
                <text:p>0.227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586354166667">
                <text:p>0.22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771539351852">
                <text:p>0.22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56724537037">
                <text:p>0.22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41909722222">
                <text:p>0.22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327094907407">
                <text:p>0.22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512280092593">
                <text:p>0.22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697465277778">
                <text:p>0.22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82650462963">
                <text:p>0.22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67835648148">
                <text:p>0.22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53020833333">
                <text:p>0.229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38206018518">
                <text:p>0.229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623391203704">
                <text:p>0.22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808576388889">
                <text:p>0.22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93761574074">
                <text:p>0.22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78946759259">
                <text:p>0.23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6412037037">
                <text:p>0.2303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4931712963">
                <text:p>0.23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734502314815">
                <text:p>0.230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9196875">
                <text:p>0.23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104872685185">
                <text:p>0.23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29005787037">
                <text:p>0.23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475243055556">
                <text:p>0.231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660428240741">
                <text:p>0.23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45613425926">
                <text:p>0.23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030798611111">
                <text:p>0.23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15983796296">
                <text:p>0.23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401168981481">
                <text:p>0.232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586354166667">
                <text:p>0.23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771539351852">
                <text:p>0.232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956724537037">
                <text:p>0.23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41909722222">
                <text:p>0.23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27094907407">
                <text:p>0.23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512280092593">
                <text:p>0.233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697465277778">
                <text:p>0.23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82650462963">
                <text:p>0.23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67835648148">
                <text:p>0.23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53020833333">
                <text:p>0.23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38206018518">
                <text:p>0.234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623391203704">
                <text:p>0.23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808576388889">
                <text:p>0.23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993761574074">
                <text:p>0.234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78946759259">
                <text:p>0.23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364131944444">
                <text:p>0.23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4931712963">
                <text:p>0.23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34502314815">
                <text:p>0.235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9196875">
                <text:p>0.23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104872685185">
                <text:p>0.23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9005787037">
                <text:p>0.23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75243055556">
                <text:p>0.23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60428240741">
                <text:p>0.23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845613425926">
                <text:p>0.23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30798611111">
                <text:p>0.237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215983796296">
                <text:p>0.23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401168981481">
                <text:p>0.237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586354166667">
                <text:p>0.23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771539351852">
                <text:p>0.23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956724537037">
                <text:p>0.23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141909722222">
                <text:p>0.23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327094907407">
                <text:p>0.23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512280092593">
                <text:p>0.23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697465277778">
                <text:p>0.23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882650462963">
                <text:p>0.23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067835648148">
                <text:p>0.23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253020833333">
                <text:p>0.239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438206018518">
                <text:p>0.239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623391203704">
                <text:p>0.23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808576388889">
                <text:p>0.23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993761574074">
                <text:p>0.23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178946759259">
                <text:p>0.24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364131944444">
                <text:p>0.240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54931712963">
                <text:p>0.24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734502314815">
                <text:p>0.240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9196875">
                <text:p>0.24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104872685185">
                <text:p>0.24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29005787037">
                <text:p>0.24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475243055556">
                <text:p>0.241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660428240741">
                <text:p>0.24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845613425926">
                <text:p>0.24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030798611111">
                <text:p>0.24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215983796296">
                <text:p>0.24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401157407407">
                <text:p>0.24240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586354166667">
                <text:p>0.24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771539351852">
                <text:p>0.242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956724537037">
                <text:p>0.24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141909722222">
                <text:p>0.24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327094907407">
                <text:p>0.24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512280092593">
                <text:p>0.243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697465277778">
                <text:p>0.24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882650462963">
                <text:p>0.24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067835648148">
                <text:p>0.24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253020833333">
                <text:p>0.24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438206018518">
                <text:p>0.244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623391203704">
                <text:p>0.24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808576388889">
                <text:p>0.24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993761574074">
                <text:p>0.244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178946759259">
                <text:p>0.24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364131944444">
                <text:p>0.24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54931712963">
                <text:p>0.24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734502314815">
                <text:p>0.245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9196875">
                <text:p>0.24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104872685185">
                <text:p>0.24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29005787037">
                <text:p>0.24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475243055556">
                <text:p>0.24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660428240741">
                <text:p>0.24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845613425926">
                <text:p>0.24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030787037037">
                <text:p>0.24703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215983796296">
                <text:p>0.24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401168981481">
                <text:p>0.247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586354166667">
                <text:p>0.24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771539351852">
                <text:p>0.24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956724537037">
                <text:p>0.24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141909722222">
                <text:p>0.24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327094907407">
                <text:p>0.24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512280092593">
                <text:p>0.24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697465277778">
                <text:p>0.24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882650462963">
                <text:p>0.24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067835648148">
                <text:p>0.24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253020833333">
                <text:p>0.249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438206018519">
                <text:p>0.24943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623391203704">
                <text:p>0.24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808576388889">
                <text:p>0.24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993761574074">
                <text:p>0.24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178946759259">
                <text:p>0.25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364131944444">
                <text:p>0.250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54931712963">
                <text:p>0.25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734502314815">
                <text:p>0.250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9196875">
                <text:p>0.25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104872685185">
                <text:p>0.25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29005787037">
                <text:p>0.25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475243055556">
                <text:p>0.251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660428240741">
                <text:p>0.25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845613425926">
                <text:p>0.25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030798611111">
                <text:p>0.25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215983796296">
                <text:p>0.25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401168981481">
                <text:p>0.252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586354166667">
                <text:p>0.25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771539351852">
                <text:p>0.252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956724537037">
                <text:p>0.25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141909722222">
                <text:p>0.25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327094907407">
                <text:p>0.25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512280092593">
                <text:p>0.253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697465277778">
                <text:p>0.25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882650462963">
                <text:p>0.25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067835648148">
                <text:p>0.25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253020833333">
                <text:p>0.25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438206018518">
                <text:p>0.254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623391203704">
                <text:p>0.25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808576388889">
                <text:p>0.25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993761574074">
                <text:p>0.254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178946759259">
                <text:p>0.25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364131944444">
                <text:p>0.25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54931712963">
                <text:p>0.25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734502314815">
                <text:p>0.255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9196875">
                <text:p>0.25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104872685185">
                <text:p>0.25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29005787037">
                <text:p>0.25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475243055556">
                <text:p>0.25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660428240741">
                <text:p>0.25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845613425926">
                <text:p>0.25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030798611111">
                <text:p>0.257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215983796296">
                <text:p>0.25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401168981481">
                <text:p>0.257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586354166667">
                <text:p>0.25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771539351852">
                <text:p>0.25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956724537037">
                <text:p>0.25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141909722222">
                <text:p>0.25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327094907407">
                <text:p>0.25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512280092593">
                <text:p>0.25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697465277778">
                <text:p>0.25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882650462963">
                <text:p>0.25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067835648148">
                <text:p>0.25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253020833333">
                <text:p>0.259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438206018519">
                <text:p>0.25943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623391203704">
                <text:p>0.25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808576388889">
                <text:p>0.25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993761574074">
                <text:p>0.25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178946759259">
                <text:p>0.26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364131944444">
                <text:p>0.260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54931712963">
                <text:p>0.26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734502314815">
                <text:p>0.260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9196875">
                <text:p>0.260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104872685185">
                <text:p>0.26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29005787037">
                <text:p>0.26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475243055555">
                <text:p>0.26147524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660428240741">
                <text:p>0.26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845613425926">
                <text:p>0.26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030798611111">
                <text:p>0.26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215983796296">
                <text:p>0.26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401168981481">
                <text:p>0.262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586354166667">
                <text:p>0.26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771539351852">
                <text:p>0.262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956724537037">
                <text:p>0.262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141909722222">
                <text:p>0.26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327094907407">
                <text:p>0.26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512280092593">
                <text:p>0.263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697465277778">
                <text:p>0.26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882650462963">
                <text:p>0.26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067835648148">
                <text:p>0.26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253020833333">
                <text:p>0.26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438206018518">
                <text:p>0.2644382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623391203704">
                <text:p>0.26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808576388889">
                <text:p>0.264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993761574074">
                <text:p>0.264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178946759259">
                <text:p>0.26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364131944444">
                <text:p>0.26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54931712963">
                <text:p>0.265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734502314815">
                <text:p>0.265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9196875">
                <text:p>0.26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104872685185">
                <text:p>0.266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29005787037">
                <text:p>0.26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475243055556">
                <text:p>0.26647524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660428240741">
                <text:p>0.266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845613425926">
                <text:p>0.266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030798611111">
                <text:p>0.267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215983796296">
                <text:p>0.267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401168981481">
                <text:p>0.267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586354166667">
                <text:p>0.26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771539351852">
                <text:p>0.26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956724537037">
                <text:p>0.2679567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141909722222">
                <text:p>0.26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327094907407">
                <text:p>0.268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512280092593">
                <text:p>0.268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697465277778">
                <text:p>0.268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882650462963">
                <text:p>0.268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067835648148">
                <text:p>0.269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253020833333">
                <text:p>0.269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438206018519">
                <text:p>0.26943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623391203704">
                <text:p>0.269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808576388889">
                <text:p>0.26980857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993761574074">
                <text:p>0.26999376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178946759259">
                <text:p>0.270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364131944444">
                <text:p>0.270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54931712963">
                <text:p>0.2705493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734502314815">
                <text:p>0.27073450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9196875">
                <text:p>0.27091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104872685185">
                <text:p>0.27110487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29005787037">
                <text:p>0.271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475243055555">
                <text:p>0.27147524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660428240741">
                <text:p>0.27166042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845613425926">
                <text:p>0.27184561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030798611111">
                <text:p>0.27203079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215983796296">
                <text:p>0.2722159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401168981481">
                <text:p>0.27240116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586354166667">
                <text:p>0.272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771539351852">
                <text:p>0.272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956724537037">
                <text:p>0.272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141909722222">
                <text:p>0.273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327094907407">
                <text:p>0.27332709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512280092593">
                <text:p>0.27351228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697465277778">
                <text:p>0.27369746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882650462963">
                <text:p>0.2738826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067835648148">
                <text:p>0.27406783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253020833333">
                <text:p>0.27425302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438206018519">
                <text:p>0.27443820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623391203704">
                <text:p>0.27462339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808576388889">
                <text:p>0.27480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993761574074">
                <text:p>0.27499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178946759259">
                <text:p>0.27517894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364131944444">
                <text:p>0.2753641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54931712963">
                <text:p>0.275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734502314815">
                <text:p>0.27573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9196875">
                <text:p>0.275919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104872685185">
                <text:p>0.27610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29005787037">
                <text:p>0.2762900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475243055556">
                <text:p>0.276475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660428240741">
                <text:p>0.27666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845613425926">
                <text:p>0.27684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030798611111">
                <text:p>0.27703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215983796296">
                <text:p>0.27721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401168981481">
                <text:p>0.27740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586354166667">
                <text:p>0.2775863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771539351852">
                <text:p>0.27777153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956724537037">
                <text:p>0.277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141909722222">
                <text:p>0.27814190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327094907407">
                <text:p>0.27832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512280092593">
                <text:p>0.27851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697465277778">
                <text:p>0.27869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882650462963">
                <text:p>0.27888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067835648148">
                <text:p>0.27906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253020833333">
                <text:p>0.27925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438206018518">
                <text:p>0.27943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623391203704">
                <text:p>0.27962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808576388889">
                <text:p>0.27980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993761574074">
                <text:p>0.27999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178946759259">
                <text:p>0.28017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364131944444">
                <text:p>0.28036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54931712963">
                <text:p>0.280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734502314815">
                <text:p>0.28073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9196875">
                <text:p>0.28091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104872685185">
                <text:p>0.28110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29005787037">
                <text:p>0.28129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475243055555">
                <text:p>0.28147524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660428240741">
                <text:p>0.28166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845613425926">
                <text:p>0.28184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030798611111">
                <text:p>0.28203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215983796296">
                <text:p>0.28221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401168981481">
                <text:p>0.28240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586354166667">
                <text:p>0.28258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771539351852">
                <text:p>0.282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956724537037">
                <text:p>0.282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141909722222">
                <text:p>0.283141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327094907407">
                <text:p>0.28332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512280092593">
                <text:p>0.28351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697465277778">
                <text:p>0.28369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882650462963">
                <text:p>0.28388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067835648148">
                <text:p>0.28406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253020833333">
                <text:p>0.28425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438206018518">
                <text:p>0.28443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623391203704">
                <text:p>0.28462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808576388889">
                <text:p>0.28480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993761574074">
                <text:p>0.28499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178946759259">
                <text:p>0.28517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364131944444">
                <text:p>0.28536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54931712963">
                <text:p>0.285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734502314815">
                <text:p>0.28573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9196875">
                <text:p>0.28591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104872685185">
                <text:p>0.28610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29005787037">
                <text:p>0.28629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475243055556">
                <text:p>0.286475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660428240741">
                <text:p>0.28666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845613425926">
                <text:p>0.28684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030798611111">
                <text:p>0.28703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215983796296">
                <text:p>0.28721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401168981481">
                <text:p>0.28740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586354166667">
                <text:p>0.28758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771539351852">
                <text:p>0.287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956724537037">
                <text:p>0.287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141909722222">
                <text:p>0.288141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327094907407">
                <text:p>0.28832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512280092593">
                <text:p>0.28851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697465277778">
                <text:p>0.28869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882650462963">
                <text:p>0.28888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067835648148">
                <text:p>0.28906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253020833333">
                <text:p>0.28925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438206018518">
                <text:p>0.28943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623391203704">
                <text:p>0.28962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808576388889">
                <text:p>0.28980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993761574074">
                <text:p>0.28999376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178946759259">
                <text:p>0.29017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364131944444">
                <text:p>0.29036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54931712963">
                <text:p>0.290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734502314815">
                <text:p>0.29073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09196875">
                <text:p>0.29091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104872685185">
                <text:p>0.29110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29005787037">
                <text:p>0.29129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475243055556">
                <text:p>0.291475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660428240741">
                <text:p>0.29166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1845613425926">
                <text:p>0.29184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030798611111">
                <text:p>0.29203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215983796296">
                <text:p>0.29221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401168981481">
                <text:p>0.29240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586354166667">
                <text:p>0.29258635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771539351852">
                <text:p>0.292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2956724537037">
                <text:p>0.292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141909722222">
                <text:p>0.2931419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327094907407">
                <text:p>0.29332709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512280092593">
                <text:p>0.29351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697465277778">
                <text:p>0.29369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3882650462963">
                <text:p>0.2938826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067835648148">
                <text:p>0.29406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253020833333">
                <text:p>0.29425302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438206018518">
                <text:p>0.29443820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623391203704">
                <text:p>0.29462339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808576388889">
                <text:p>0.2948085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499375">
                <text:p>0.2949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178946759259">
                <text:p>0.29517894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364131944444">
                <text:p>0.29536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54931712963">
                <text:p>0.295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734502314815">
                <text:p>0.29573450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59196875">
                <text:p>0.295919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104872685185">
                <text:p>0.2961048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29005787037">
                <text:p>0.29629005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475243055556">
                <text:p>0.29647524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660428240741">
                <text:p>0.29666042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6845613425926">
                <text:p>0.29684561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7030798611111">
                <text:p>0.29703079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7215983796296">
                <text:p>0.2972159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7401168981481">
                <text:p>0.29740116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7586354166667">
                <text:p>0.297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71539351852">
                <text:p>0.297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7956724537037">
                <text:p>0.2979567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8141909722222">
                <text:p>0.29814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27094907407">
                <text:p>0.29832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512280092593">
                <text:p>0.29851228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8697465277778">
                <text:p>0.29869746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8882650462963">
                <text:p>0.29888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67835648148">
                <text:p>0.29906783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99253020833333">
                <text:p>0.29925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38206018518">
                <text:p>0.29943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23391203704">
                <text:p>0.29962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808576388889">
                <text:p>0.299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93761574074">
                <text:p>0.29999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78946759259">
                <text:p>0.300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64131944444">
                <text:p>0.30036413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054931712963">
                <text:p>0.30054931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0734502314815">
                <text:p>0.30073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196875">
                <text:p>0.30091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104872685185">
                <text:p>0.30110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9005787037">
                <text:p>0.30129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75243055556">
                <text:p>0.30147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60428240741">
                <text:p>0.30166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45613425926">
                <text:p>0.30184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030798611111">
                <text:p>0.30203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215983796296">
                <text:p>0.30221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401168981481">
                <text:p>0.30240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86354166667">
                <text:p>0.302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771539351852">
                <text:p>0.30277153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2956724537037">
                <text:p>0.30295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141909722222">
                <text:p>0.30314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27094907407">
                <text:p>0.30332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512280092593">
                <text:p>0.30351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697465277778">
                <text:p>0.30369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882650462963">
                <text:p>0.30388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67835648148">
                <text:p>0.30406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253020833333">
                <text:p>0.30425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438206018518">
                <text:p>0.30443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623391203704">
                <text:p>0.30462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808576388889">
                <text:p>0.304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993761574074">
                <text:p>0.30499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178946759259">
                <text:p>0.305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364131944444">
                <text:p>0.30536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54931712963">
                <text:p>0.30554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734502314815">
                <text:p>0.30573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9196875">
                <text:p>0.30591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104872685185">
                <text:p>0.30610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29005787037">
                <text:p>0.30629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475243055556">
                <text:p>0.30647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660428240741">
                <text:p>0.30666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845613425926">
                <text:p>0.30684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030798611111">
                <text:p>0.30703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215983796296">
                <text:p>0.30721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401168981481">
                <text:p>0.30740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586354166667">
                <text:p>0.307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771539351852">
                <text:p>0.30777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956724537037">
                <text:p>0.30795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141909722222">
                <text:p>0.30814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327094907407">
                <text:p>0.30832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512280092593">
                <text:p>0.30851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697465277778">
                <text:p>0.30869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882650462963">
                <text:p>0.30888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067835648148">
                <text:p>0.30906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253020833333">
                <text:p>0.30925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438206018518">
                <text:p>0.30943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623391203704">
                <text:p>0.30962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808576388889">
                <text:p>0.309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993761574074">
                <text:p>0.30999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178946759259">
                <text:p>0.310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364131944444">
                <text:p>0.31036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54931712963">
                <text:p>0.31054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734502314815">
                <text:p>0.31073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9196875">
                <text:p>0.31091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104872685185">
                <text:p>0.31110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29005787037">
                <text:p>0.31129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475243055556">
                <text:p>0.31147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660428240741">
                <text:p>0.31166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845613425926">
                <text:p>0.31184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030798611111">
                <text:p>0.31203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215983796296">
                <text:p>0.31221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401168981481">
                <text:p>0.31240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586354166667">
                <text:p>0.312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771539351852">
                <text:p>0.31277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956724537037">
                <text:p>0.31295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141909722222">
                <text:p>0.31314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327094907407">
                <text:p>0.31332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512280092593">
                <text:p>0.31351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697465277778">
                <text:p>0.31369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882650462963">
                <text:p>0.31388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067835648148">
                <text:p>0.31406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253020833333">
                <text:p>0.31425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438206018518">
                <text:p>0.31443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623391203704">
                <text:p>0.31462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808576388889">
                <text:p>0.314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4993761574074">
                <text:p>0.31499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178946759259">
                <text:p>0.315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364131944444">
                <text:p>0.31536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54931712963">
                <text:p>0.31554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734502314815">
                <text:p>0.31573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59196875">
                <text:p>0.31591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104872685185">
                <text:p>0.31610487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29005787037">
                <text:p>0.31629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475243055556">
                <text:p>0.31647524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660428240741">
                <text:p>0.31666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845613425926">
                <text:p>0.31684561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030798611111">
                <text:p>0.31703079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215983796296">
                <text:p>0.31721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401168981481">
                <text:p>0.31740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586354166667">
                <text:p>0.317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771539351852">
                <text:p>0.31777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956724537037">
                <text:p>0.3179567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141909722222">
                <text:p>0.3181419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327094907407">
                <text:p>0.31832709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512280092593">
                <text:p>0.31851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697465277778">
                <text:p>0.31869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882650462963">
                <text:p>0.3188826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067835648148">
                <text:p>0.31906783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253020833333">
                <text:p>0.3192530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438206018518">
                <text:p>0.31943820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623391203704">
                <text:p>0.31962339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808576388889">
                <text:p>0.319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993761574074">
                <text:p>0.3199937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178946759259">
                <text:p>0.320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364131944444">
                <text:p>0.32036413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54931712963">
                <text:p>0.32054931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734502314815">
                <text:p>0.32073450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9196875">
                <text:p>0.3209196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104872685185">
                <text:p>0.32110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9005787037">
                <text:p>0.32129005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475243055555">
                <text:p>0.32147524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660428240741">
                <text:p>0.32166042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845601851852">
                <text:p>0.32184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030798611111">
                <text:p>0.322030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215983796296">
                <text:p>0.32221598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401168981481">
                <text:p>0.32240116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586354166667">
                <text:p>0.3225863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771539351852">
                <text:p>0.3227715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956712962963">
                <text:p>0.32295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141909722222">
                <text:p>0.323141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327094907407">
                <text:p>0.323327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512280092593">
                <text:p>0.32351228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697465277778">
                <text:p>0.3236974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882650462963">
                <text:p>0.323882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067835648148">
                <text:p>0.324067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253020833333">
                <text:p>0.324253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438206018519">
                <text:p>0.324438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623391203704">
                <text:p>0.324623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808576388889">
                <text:p>0.32480857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993761574074">
                <text:p>0.324993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178946759259">
                <text:p>0.32517894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364131944444">
                <text:p>0.325364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54931712963">
                <text:p>0.325549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734502314815">
                <text:p>0.325734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59196875">
                <text:p>0.325919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104872685185">
                <text:p>0.32610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29005787037">
                <text:p>0.326290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475243055556">
                <text:p>0.326475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660428240741">
                <text:p>0.326660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6845613425926">
                <text:p>0.326845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030798611111">
                <text:p>0.327030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215983796296">
                <text:p>0.327215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401168981481">
                <text:p>0.327401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586354166667">
                <text:p>0.327586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771539351852">
                <text:p>0.327771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7956724537037">
                <text:p>0.327956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141909722222">
                <text:p>0.328141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327094907407">
                <text:p>0.328327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512280092593">
                <text:p>0.328512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697465277778">
                <text:p>0.328697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8882638888889">
                <text:p>0.32888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067835648148">
                <text:p>0.3290678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253020833333">
                <text:p>0.329253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438206018518">
                <text:p>0.32943820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623391203704">
                <text:p>0.329623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808576388889">
                <text:p>0.329808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9993761574074">
                <text:p>0.3299937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178946759259">
                <text:p>0.330178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364131944444">
                <text:p>0.330364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54931712963">
                <text:p>0.3305493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734502314815">
                <text:p>0.3307345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09196875">
                <text:p>0.330919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104872685185">
                <text:p>0.33110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29005787037">
                <text:p>0.331290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475243055556">
                <text:p>0.331475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660428240741">
                <text:p>0.331660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1845613425926">
                <text:p>0.331845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030798611111">
                <text:p>0.3320307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215983796296">
                <text:p>0.3322159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401168981481">
                <text:p>0.3324011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586354166667">
                <text:p>0.3325863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771539351852">
                <text:p>0.3327715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2956724537037">
                <text:p>0.3329567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141909722222">
                <text:p>0.3331419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327094907407">
                <text:p>0.3333270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512280092593">
                <text:p>0.3335122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697465277778">
                <text:p>0.3336974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3882650462963">
                <text:p>0.3338826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067835648148">
                <text:p>0.33406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253020833333">
                <text:p>0.3342530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438206018519">
                <text:p>0.3344382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623391203704">
                <text:p>0.3346233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808576388889">
                <text:p>0.3348085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4993761574074">
                <text:p>0.334993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178946759259">
                <text:p>0.3351789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364131944444">
                <text:p>0.3353641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54931712963">
                <text:p>0.33554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734502314815">
                <text:p>0.33573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9196875">
                <text:p>0.3359196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104872685185">
                <text:p>0.3361048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29005787037">
                <text:p>0.3362900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475243055556">
                <text:p>0.3364752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660428240741">
                <text:p>0.3366604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845613425926">
                <text:p>0.3368456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030798611111">
                <text:p>0.337030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215983796296">
                <text:p>0.337215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401168981481">
                <text:p>0.337401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586354166667">
                <text:p>0.337586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771539351852">
                <text:p>0.337771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7956724537037">
                <text:p>0.337956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141909722222">
                <text:p>0.338141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327094907407">
                <text:p>0.338327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512280092593">
                <text:p>0.338512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697465277778">
                <text:p>0.338697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8882650462963">
                <text:p>0.338882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067835648148">
                <text:p>0.33906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253020833333">
                <text:p>0.339253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438206018518">
                <text:p>0.339438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623391203704">
                <text:p>0.3396233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808576388889">
                <text:p>0.3398085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9993761574074">
                <text:p>0.3399937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178946759259">
                <text:p>0.340178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364131944444">
                <text:p>0.340364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54931712963">
                <text:p>0.34054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734502314815">
                <text:p>0.34073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09196875">
                <text:p>0.3409196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104872685185">
                <text:p>0.341104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29005787037">
                <text:p>0.341290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475243055556">
                <text:p>0.3414752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660428240741">
                <text:p>0.341660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1845613425926">
                <text:p>0.3418456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030798611111">
                <text:p>0.342030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215983796296">
                <text:p>0.342215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401168981481">
                <text:p>0.3424011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586354166667">
                <text:p>0.3425863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771539351852">
                <text:p>0.3427715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2956724537037">
                <text:p>0.3429567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141909722222">
                <text:p>0.3431419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327094907407">
                <text:p>0.3433270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512280092593">
                <text:p>0.3435122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697465277778">
                <text:p>0.3436974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3882650462963">
                <text:p>0.3438826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067835648148">
                <text:p>0.3440678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253020833333">
                <text:p>0.3442530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438206018518">
                <text:p>0.3444382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62337962963">
                <text:p>0.3446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4808576388889">
                <text:p>0.344808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993761574074">
                <text:p>0.344993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178946759259">
                <text:p>0.3451789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364131944444">
                <text:p>0.3453641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54931712963">
                <text:p>0.3455493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734502314815">
                <text:p>0.3457345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9196875">
                <text:p>0.345919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104872685185">
                <text:p>0.3461048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29005787037">
                <text:p>0.3462900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475243055556">
                <text:p>0.346475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660428240741">
                <text:p>0.3466604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845613425926">
                <text:p>0.346845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030798611111">
                <text:p>0.3470307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215983796296">
                <text:p>0.3472159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401168981481">
                <text:p>0.347401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586354166667">
                <text:p>0.347586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771539351852">
                <text:p>0.347771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956724537037">
                <text:p>0.347956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141909722222">
                <text:p>0.348141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327094907407">
                <text:p>0.3483270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512280092593">
                <text:p>0.348512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697465277778">
                <text:p>0.348697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8882650462963">
                <text:p>0.348882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067835648148">
                <text:p>0.3490678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253020833333">
                <text:p>0.349253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438206018518">
                <text:p>0.349438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623391203704">
                <text:p>0.349623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808576388889">
                <text:p>0.349808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9993761574074">
                <text:p>0.349993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178946759259">
                <text:p>0.350178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364131944444">
                <text:p>0.350364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54931712963">
                <text:p>0.350549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734502314815">
                <text:p>0.350734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09196875">
                <text:p>0.350919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104872685185">
                <text:p>0.351104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29005787037">
                <text:p>0.351290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475243055556">
                <text:p>0.351475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660428240741">
                <text:p>0.351660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1845613425926">
                <text:p>0.351845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030798611111">
                <text:p>0.352030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215983796296">
                <text:p>0.352215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401168981481">
                <text:p>0.352401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586354166667">
                <text:p>0.352586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771539351852">
                <text:p>0.352771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956724537037">
                <text:p>0.352956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141909722222">
                <text:p>0.353141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327094907407">
                <text:p>0.3533270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512280092593">
                <text:p>0.353512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697465277778">
                <text:p>0.3536974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882650462963">
                <text:p>0.353882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067835648148">
                <text:p>0.3540678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253020833333">
                <text:p>0.354253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438206018518">
                <text:p>0.35443820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623391203704">
                <text:p>0.3546233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808576388889">
                <text:p>0.3548085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993761574074">
                <text:p>0.3549937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178946759259">
                <text:p>0.3551789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364131944444">
                <text:p>0.3553641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54931712963">
                <text:p>0.3555493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734502314815">
                <text:p>0.3557345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9196875">
                <text:p>0.3559196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104872685185">
                <text:p>0.3561048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29005787037">
                <text:p>0.3562900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475243055556">
                <text:p>0.3564752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660428240741">
                <text:p>0.3566604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845613425926">
                <text:p>0.3568456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030798611111">
                <text:p>0.3570307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215983796296">
                <text:p>0.3572159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401168981481">
                <text:p>0.3574011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586354166667">
                <text:p>0.3575863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771539351852">
                <text:p>0.3577715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956724537037">
                <text:p>0.3579567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141909722222">
                <text:p>0.3581419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327094907407">
                <text:p>0.358327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512280092593">
                <text:p>0.3585122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697465277778">
                <text:p>0.358697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8882650462963">
                <text:p>0.3588826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067835648148">
                <text:p>0.3590678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253020833333">
                <text:p>0.3592530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438206018518">
                <text:p>0.35943820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623391203704">
                <text:p>0.3596233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808576388889">
                <text:p>0.3598085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9993761574074">
                <text:p>0.3599937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178946759259">
                <text:p>0.3601789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364131944444">
                <text:p>0.3603641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54931712963">
                <text:p>0.3605493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734502314815">
                <text:p>0.3607345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09196875">
                <text:p>0.3609196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104872685185">
                <text:p>0.36110487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29005787037">
                <text:p>0.3612900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475243055556">
                <text:p>0.3614752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660428240741">
                <text:p>0.3616604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1845613425926">
                <text:p>0.36184561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030798611111">
                <text:p>0.3620307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215983796296">
                <text:p>0.36221598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401168981481">
                <text:p>0.3624011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586354166667">
                <text:p>0.36258635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771539351852">
                <text:p>0.3627715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956724537037">
                <text:p>0.3629567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141909722222">
                <text:p>0.36314190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327094907407">
                <text:p>0.36332709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512280092593">
                <text:p>0.36351228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697465277778">
                <text:p>0.3636974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882650462963">
                <text:p>0.3638826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067835648148">
                <text:p>0.3640678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4253020833333">
                <text:p>0.36425302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438206018518">
                <text:p>0.36443820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4623391203704">
                <text:p>0.3646233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4808576388889">
                <text:p>0.3648085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4993761574074">
                <text:p>0.3649937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5178946759259">
                <text:p>0.3651789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5364131944444">
                <text:p>0.3653641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554931712963">
                <text:p>0.3655493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5734502314815">
                <text:p>0.3657345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59196875">
                <text:p>0.3659196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104872685185">
                <text:p>0.3661048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29005787037">
                <text:p>0.3662900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475243055556">
                <text:p>0.36647524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660428240741">
                <text:p>0.36666042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6845613425926">
                <text:p>0.3668456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030798611111">
                <text:p>0.3670307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215983796296">
                <text:p>0.3672159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401168981481">
                <text:p>0.36740116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586354166667">
                <text:p>0.36758635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771539351852">
                <text:p>0.36777153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7956724537037">
                <text:p>0.3679567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141909722222">
                <text:p>0.3681419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327094907407">
                <text:p>0.3683270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512280092593">
                <text:p>0.3685122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697465277778">
                <text:p>0.36869746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8882650462963">
                <text:p>0.3688826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067835648148">
                <text:p>0.36906783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253020833333">
                <text:p>0.36925302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438206018518">
                <text:p>0.36943820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623391203704">
                <text:p>0.36962339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808576388889">
                <text:p>0.36980857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9993761574074">
                <text:p>0.36999376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0178946759259">
                <text:p>0.37017894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364131944444">
                <text:p>0.37036413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54931712963">
                <text:p>0.3705493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0734502314815">
                <text:p>0.37073450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709196875">
                <text:p>0.37091968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104872685185">
                <text:p>0.37110487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129005787037">
                <text:p>0.3712900578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71347928240741">
                <text:p>0.3713479282407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